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2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1"/>
    <style:style style:name="ce2" style:family="table-cell" style:parent-style-name="Default" style:data-style-name="N3"/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graph (localhost)" table:style-name="ta1">
        <table:shapes>
          <draw:frame draw:z-index="0" draw:style-name="gr1" draw:text-style-name="P1" svg:width="891.92pt" svg:height="501.68pt" svg:x="311.24pt" svg:y="2.83pt">
            <draw:object draw:notify-on-update-of-ranges="'Timegraph (localhost)'.C1:'Timegraph (localhost)'.C1 'Timegraph (localhost)'.C2:'Timegraph (localhost)'.C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float" office:value="1.59131219400444E+018" calcext:value-type="float">
            <text:p>1.59131219400444E+018</text:p>
          </table:table-cell>
          <table:table-cell office:value-type="float" office:value="1.59131219400477E+018" calcext:value-type="float">
            <text:p>1.59131219400477E+018</text:p>
          </table:table-cell>
          <table:table-cell table:formula="of:=[.B2]-[.A2]" office:value-type="float" office:value="329984" calcext:value-type="float">
            <text:p>329984</text:p>
          </table:table-cell>
        </table:table-row>
        <table:table-row table:style-name="ro1">
          <table:table-cell office:value-type="float" office:value="1.59131219400463E+018" calcext:value-type="float">
            <text:p>1.59131219400463E+018</text:p>
          </table:table-cell>
          <table:table-cell office:value-type="float" office:value="1.59131219400485E+018" calcext:value-type="float">
            <text:p>1.59131219400485E+018</text:p>
          </table:table-cell>
          <table:table-cell table:formula="of:=[.B3]-[.A3]" office:value-type="float" office:value="219904" calcext:value-type="float">
            <text:p>219904</text:p>
          </table:table-cell>
        </table:table-row>
        <table:table-row table:style-name="ro1">
          <table:table-cell office:value-type="float" office:value="1.59131219400465E+018" calcext:value-type="float">
            <text:p>1.59131219400465E+018</text:p>
          </table:table-cell>
          <table:table-cell office:value-type="float" office:value="1.59131219400487E+018" calcext:value-type="float">
            <text:p>1.59131219400487E+018</text:p>
          </table:table-cell>
          <table:table-cell table:formula="of:=[.B4]-[.A4]" office:value-type="float" office:value="219904" calcext:value-type="float">
            <text:p>219904</text:p>
          </table:table-cell>
        </table:table-row>
        <table:table-row table:style-name="ro1">
          <table:table-cell office:value-type="float" office:value="1.59131219400467E+018" calcext:value-type="float">
            <text:p>1.59131219400467E+018</text:p>
          </table:table-cell>
          <table:table-cell office:value-type="float" office:value="1.59131219400488E+018" calcext:value-type="float">
            <text:p>1.59131219400488E+018</text:p>
          </table:table-cell>
          <table:table-cell table:formula="of:=[.B5]-[.A5]" office:value-type="float" office:value="209920" calcext:value-type="float">
            <text:p>209920</text:p>
          </table:table-cell>
        </table:table-row>
        <table:table-row table:style-name="ro1">
          <table:table-cell office:value-type="float" office:value="1.59131219400469E+018" calcext:value-type="float">
            <text:p>1.59131219400469E+018</text:p>
          </table:table-cell>
          <table:table-cell office:value-type="float" office:value="1.59131219400488E+018" calcext:value-type="float">
            <text:p>1.59131219400488E+018</text:p>
          </table:table-cell>
          <table:table-cell table:formula="of:=[.B6]-[.A6]" office:value-type="float" office:value="189952" calcext:value-type="float">
            <text:p>189952</text:p>
          </table:table-cell>
        </table:table-row>
        <table:table-row table:style-name="ro1">
          <table:table-cell office:value-type="float" office:value="1.59131219400471E+018" calcext:value-type="float">
            <text:p>1.59131219400471E+018</text:p>
          </table:table-cell>
          <table:table-cell office:value-type="float" office:value="1.59131219400489E+018" calcext:value-type="float">
            <text:p>1.59131219400489E+018</text:p>
          </table:table-cell>
          <table:table-cell table:formula="of:=[.B7]-[.A7]" office:value-type="float" office:value="180224" calcext:value-type="float">
            <text:p>180224</text:p>
          </table:table-cell>
        </table:table-row>
        <table:table-row table:style-name="ro1">
          <table:table-cell office:value-type="float" office:value="1.59131219400473E+018" calcext:value-type="float">
            <text:p>1.59131219400473E+018</text:p>
          </table:table-cell>
          <table:table-cell office:value-type="float" office:value="1.59131219400489E+018" calcext:value-type="float">
            <text:p>1.59131219400489E+018</text:p>
          </table:table-cell>
          <table:table-cell table:formula="of:=[.B8]-[.A8]" office:value-type="float" office:value="160256" calcext:value-type="float">
            <text:p>160256</text:p>
          </table:table-cell>
        </table:table-row>
        <table:table-row table:style-name="ro1">
          <table:table-cell office:value-type="float" office:value="1.59131219400476E+018" calcext:value-type="float">
            <text:p>1.59131219400476E+018</text:p>
          </table:table-cell>
          <table:table-cell office:value-type="float" office:value="1.5913121940049E+018" calcext:value-type="float">
            <text:p>1.5913121940049E+018</text:p>
          </table:table-cell>
          <table:table-cell table:formula="of:=[.B9]-[.A9]" office:value-type="float" office:value="140032" calcext:value-type="float">
            <text:p>140032</text:p>
          </table:table-cell>
        </table:table-row>
        <table:table-row table:style-name="ro1">
          <table:table-cell office:value-type="float" office:value="1.59131219400479E+018" calcext:value-type="float">
            <text:p>1.59131219400479E+018</text:p>
          </table:table-cell>
          <table:table-cell office:value-type="float" office:value="1.59131219400491E+018" calcext:value-type="float">
            <text:p>1.59131219400491E+018</text:p>
          </table:table-cell>
          <table:table-cell table:formula="of:=[.B10]-[.A10]" office:value-type="float" office:value="120320" calcext:value-type="float">
            <text:p>120320</text:p>
          </table:table-cell>
        </table:table-row>
        <table:table-row table:style-name="ro1">
          <table:table-cell office:value-type="float" office:value="1.59131219400482E+018" calcext:value-type="float">
            <text:p>1.59131219400482E+018</text:p>
          </table:table-cell>
          <table:table-cell office:value-type="float" office:value="1.59131219400491E+018" calcext:value-type="float">
            <text:p>1.59131219400491E+018</text:p>
          </table:table-cell>
          <table:table-cell table:formula="of:=[.B11]-[.A11]" office:value-type="float" office:value="90112" calcext:value-type="float">
            <text:p>90112</text:p>
          </table:table-cell>
        </table:table-row>
        <table:table-row table:style-name="ro1">
          <table:table-cell office:value-type="float" office:value="1.59131219400484E+018" calcext:value-type="float">
            <text:p>1.59131219400484E+018</text:p>
          </table:table-cell>
          <table:table-cell office:value-type="float" office:value="1.59131219400492E+018" calcext:value-type="float">
            <text:p>1.59131219400492E+018</text:p>
          </table:table-cell>
          <table:table-cell table:formula="of:=[.B12]-[.A12]" office:value-type="float" office:value="80128" calcext:value-type="float">
            <text:p>80128</text:p>
          </table:table-cell>
        </table:table-row>
        <table:table-row table:style-name="ro1">
          <table:table-cell office:value-type="float" office:value="1.59131219400486E+018" calcext:value-type="float">
            <text:p>1.59131219400486E+018</text:p>
          </table:table-cell>
          <table:table-cell office:value-type="float" office:value="1.59131219400492E+018" calcext:value-type="float">
            <text:p>1.59131219400492E+018</text:p>
          </table:table-cell>
          <table:table-cell table:formula="of:=[.B13]-[.A13]" office:value-type="float" office:value="60160" calcext:value-type="float">
            <text:p>60160</text:p>
          </table:table-cell>
        </table:table-row>
        <table:table-row table:style-name="ro1">
          <table:table-cell office:value-type="float" office:value="1.59131219400489E+018" calcext:value-type="float">
            <text:p>1.59131219400489E+018</text:p>
          </table:table-cell>
          <table:table-cell office:value-type="float" office:value="1.59131219400493E+018" calcext:value-type="float">
            <text:p>1.59131219400493E+018</text:p>
          </table:table-cell>
          <table:table-cell table:formula="of:=[.B14]-[.A14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491E+018" calcext:value-type="float">
            <text:p>1.59131219400491E+018</text:p>
          </table:table-cell>
          <table:table-cell office:value-type="float" office:value="1.59131219400493E+018" calcext:value-type="float">
            <text:p>1.59131219400493E+018</text:p>
          </table:table-cell>
          <table:table-cell table:formula="of:=[.B15]-[.A15]"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1.59131219400494E+018" calcext:value-type="float">
            <text:p>1.59131219400494E+018</text:p>
          </table:table-cell>
          <table:table-cell office:value-type="float" office:value="1.59131219400497E+018" calcext:value-type="float">
            <text:p>1.59131219400497E+018</text:p>
          </table:table-cell>
          <table:table-cell table:formula="of:=[.B16]-[.A16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0497E+018" calcext:value-type="float">
            <text:p>1.59131219400497E+018</text:p>
          </table:table-cell>
          <table:table-cell office:value-type="float" office:value="1.591312194005E+018" calcext:value-type="float">
            <text:p>1.591312194005E+018</text:p>
          </table:table-cell>
          <table:table-cell table:formula="of:=[.B17]-[.A17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05E+018" calcext:value-type="float">
            <text:p>1.591312194005E+018</text:p>
          </table:table-cell>
          <table:table-cell office:value-type="float" office:value="1.59131219400506E+018" calcext:value-type="float">
            <text:p>1.59131219400506E+018</text:p>
          </table:table-cell>
          <table:table-cell table:formula="of:=[.B18]-[.A18]" office:value-type="float" office:value="59904" calcext:value-type="float">
            <text:p>59904</text:p>
          </table:table-cell>
        </table:table-row>
        <table:table-row table:style-name="ro1">
          <table:table-cell office:value-type="float" office:value="1.59131219400502E+018" calcext:value-type="float">
            <text:p>1.59131219400502E+018</text:p>
          </table:table-cell>
          <table:table-cell office:value-type="float" office:value="1.59131219400508E+018" calcext:value-type="float">
            <text:p>1.59131219400508E+018</text:p>
          </table:table-cell>
          <table:table-cell table:formula="of:=[.B19]-[.A19]" office:value-type="float" office:value="59904" calcext:value-type="float">
            <text:p>59904</text:p>
          </table:table-cell>
        </table:table-row>
        <table:table-row table:style-name="ro1">
          <table:table-cell office:value-type="float" office:value="1.59131219400506E+018" calcext:value-type="float">
            <text:p>1.59131219400506E+018</text:p>
          </table:table-cell>
          <table:table-cell office:value-type="float" office:value="1.5913121940051E+018" calcext:value-type="float">
            <text:p>1.5913121940051E+018</text:p>
          </table:table-cell>
          <table:table-cell table:formula="of:=[.B20]-[.A20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0509E+018" calcext:value-type="float">
            <text:p>1.59131219400509E+018</text:p>
          </table:table-cell>
          <table:table-cell office:value-type="float" office:value="1.59131219400514E+018" calcext:value-type="float">
            <text:p>1.59131219400514E+018</text:p>
          </table:table-cell>
          <table:table-cell table:formula="of:=[.B21]-[.A21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0512E+018" calcext:value-type="float">
            <text:p>1.59131219400512E+018</text:p>
          </table:table-cell>
          <table:table-cell office:value-type="float" office:value="1.59131219400515E+018" calcext:value-type="float">
            <text:p>1.59131219400515E+018</text:p>
          </table:table-cell>
          <table:table-cell table:formula="of:=[.B22]-[.A22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514E+018" calcext:value-type="float">
            <text:p>1.59131219400514E+018</text:p>
          </table:table-cell>
          <table:table-cell office:value-type="float" office:value="1.59131219400517E+018" calcext:value-type="float">
            <text:p>1.59131219400517E+018</text:p>
          </table:table-cell>
          <table:table-cell table:formula="of:=[.B23]-[.A23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515E+018" calcext:value-type="float">
            <text:p>1.59131219400515E+018</text:p>
          </table:table-cell>
          <table:table-cell office:value-type="float" office:value="1.59131219400519E+018" calcext:value-type="float">
            <text:p>1.59131219400519E+018</text:p>
          </table:table-cell>
          <table:table-cell table:formula="of:=[.B24]-[.A24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518E+018" calcext:value-type="float">
            <text:p>1.59131219400518E+018</text:p>
          </table:table-cell>
          <table:table-cell office:value-type="float" office:value="1.5913121940052E+018" calcext:value-type="float">
            <text:p>1.5913121940052E+018</text:p>
          </table:table-cell>
          <table:table-cell table:formula="of:=[.B25]-[.A25]"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1.59131219400519E+018" calcext:value-type="float">
            <text:p>1.59131219400519E+018</text:p>
          </table:table-cell>
          <table:table-cell office:value-type="float" office:value="1.59131219400523E+018" calcext:value-type="float">
            <text:p>1.59131219400523E+018</text:p>
          </table:table-cell>
          <table:table-cell table:formula="of:=[.B26]-[.A26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522E+018" calcext:value-type="float">
            <text:p>1.59131219400522E+018</text:p>
          </table:table-cell>
          <table:table-cell office:value-type="float" office:value="1.59131219400525E+018" calcext:value-type="float">
            <text:p>1.59131219400525E+018</text:p>
          </table:table-cell>
          <table:table-cell table:formula="of:=[.B27]-[.A27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0524E+018" calcext:value-type="float">
            <text:p>1.59131219400524E+018</text:p>
          </table:table-cell>
          <table:table-cell office:value-type="float" office:value="1.59131219400528E+018" calcext:value-type="float">
            <text:p>1.59131219400528E+018</text:p>
          </table:table-cell>
          <table:table-cell table:formula="of:=[.B28]-[.A28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526E+018" calcext:value-type="float">
            <text:p>1.59131219400526E+018</text:p>
          </table:table-cell>
          <table:table-cell office:value-type="float" office:value="1.5913121940053E+018" calcext:value-type="float">
            <text:p>1.5913121940053E+018</text:p>
          </table:table-cell>
          <table:table-cell table:formula="of:=[.B29]-[.A29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0529E+018" calcext:value-type="float">
            <text:p>1.59131219400529E+018</text:p>
          </table:table-cell>
          <table:table-cell office:value-type="float" office:value="1.59131219400531E+018" calcext:value-type="float">
            <text:p>1.59131219400531E+018</text:p>
          </table:table-cell>
          <table:table-cell table:formula="of:=[.B30]-[.A30]"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1.5913121940053E+018" calcext:value-type="float">
            <text:p>1.5913121940053E+018</text:p>
          </table:table-cell>
          <table:table-cell office:value-type="float" office:value="1.59131219400534E+018" calcext:value-type="float">
            <text:p>1.59131219400534E+018</text:p>
          </table:table-cell>
          <table:table-cell table:formula="of:=[.B31]-[.A31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533E+018" calcext:value-type="float">
            <text:p>1.59131219400533E+018</text:p>
          </table:table-cell>
          <table:table-cell office:value-type="float" office:value="1.59131219400536E+018" calcext:value-type="float">
            <text:p>1.59131219400536E+018</text:p>
          </table:table-cell>
          <table:table-cell table:formula="of:=[.B32]-[.A32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0535E+018" calcext:value-type="float">
            <text:p>1.59131219400535E+018</text:p>
          </table:table-cell>
          <table:table-cell office:value-type="float" office:value="1.59131219400538E+018" calcext:value-type="float">
            <text:p>1.59131219400538E+018</text:p>
          </table:table-cell>
          <table:table-cell table:formula="of:=[.B33]-[.A33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0537E+018" calcext:value-type="float">
            <text:p>1.59131219400537E+018</text:p>
          </table:table-cell>
          <table:table-cell office:value-type="float" office:value="1.59131219400541E+018" calcext:value-type="float">
            <text:p>1.59131219400541E+018</text:p>
          </table:table-cell>
          <table:table-cell table:formula="of:=[.B34]-[.A34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539E+018" calcext:value-type="float">
            <text:p>1.59131219400539E+018</text:p>
          </table:table-cell>
          <table:table-cell office:value-type="float" office:value="1.59131219400542E+018" calcext:value-type="float">
            <text:p>1.59131219400542E+018</text:p>
          </table:table-cell>
          <table:table-cell table:formula="of:=[.B35]-[.A35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541E+018" calcext:value-type="float">
            <text:p>1.59131219400541E+018</text:p>
          </table:table-cell>
          <table:table-cell office:value-type="float" office:value="1.59131219400545E+018" calcext:value-type="float">
            <text:p>1.59131219400545E+018</text:p>
          </table:table-cell>
          <table:table-cell table:formula="of:=[.B36]-[.A36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544E+018" calcext:value-type="float">
            <text:p>1.59131219400544E+018</text:p>
          </table:table-cell>
          <table:table-cell office:value-type="float" office:value="1.59131219400547E+018" calcext:value-type="float">
            <text:p>1.59131219400547E+018</text:p>
          </table:table-cell>
          <table:table-cell table:formula="of:=[.B37]-[.A37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546E+018" calcext:value-type="float">
            <text:p>1.59131219400546E+018</text:p>
          </table:table-cell>
          <table:table-cell office:value-type="float" office:value="1.5913121940055E+018" calcext:value-type="float">
            <text:p>1.5913121940055E+018</text:p>
          </table:table-cell>
          <table:table-cell table:formula="of:=[.B38]-[.A38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549E+018" calcext:value-type="float">
            <text:p>1.59131219400549E+018</text:p>
          </table:table-cell>
          <table:table-cell office:value-type="float" office:value="1.59131219400552E+018" calcext:value-type="float">
            <text:p>1.59131219400552E+018</text:p>
          </table:table-cell>
          <table:table-cell table:formula="of:=[.B39]-[.A39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551E+018" calcext:value-type="float">
            <text:p>1.59131219400551E+018</text:p>
          </table:table-cell>
          <table:table-cell office:value-type="float" office:value="1.59131219400553E+018" calcext:value-type="float">
            <text:p>1.59131219400553E+018</text:p>
          </table:table-cell>
          <table:table-cell table:formula="of:=[.B40]-[.A40]"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1.59131219400553E+018" calcext:value-type="float">
            <text:p>1.59131219400553E+018</text:p>
          </table:table-cell>
          <table:table-cell office:value-type="float" office:value="1.59131219400556E+018" calcext:value-type="float">
            <text:p>1.59131219400556E+018</text:p>
          </table:table-cell>
          <table:table-cell table:formula="of:=[.B41]-[.A41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0555E+018" calcext:value-type="float">
            <text:p>1.59131219400555E+018</text:p>
          </table:table-cell>
          <table:table-cell office:value-type="float" office:value="1.59131219400559E+018" calcext:value-type="float">
            <text:p>1.59131219400559E+018</text:p>
          </table:table-cell>
          <table:table-cell table:formula="of:=[.B42]-[.A42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558E+018" calcext:value-type="float">
            <text:p>1.59131219400558E+018</text:p>
          </table:table-cell>
          <table:table-cell office:value-type="float" office:value="1.59131219400562E+018" calcext:value-type="float">
            <text:p>1.59131219400562E+018</text:p>
          </table:table-cell>
          <table:table-cell table:formula="of:=[.B43]-[.A43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0561E+018" calcext:value-type="float">
            <text:p>1.59131219400561E+018</text:p>
          </table:table-cell>
          <table:table-cell office:value-type="float" office:value="1.59131219400565E+018" calcext:value-type="float">
            <text:p>1.59131219400565E+018</text:p>
          </table:table-cell>
          <table:table-cell table:formula="of:=[.B44]-[.A44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0564E+018" calcext:value-type="float">
            <text:p>1.59131219400564E+018</text:p>
          </table:table-cell>
          <table:table-cell office:value-type="float" office:value="1.59131219400567E+018" calcext:value-type="float">
            <text:p>1.59131219400567E+018</text:p>
          </table:table-cell>
          <table:table-cell table:formula="of:=[.B45]-[.A45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0566E+018" calcext:value-type="float">
            <text:p>1.59131219400566E+018</text:p>
          </table:table-cell>
          <table:table-cell office:value-type="float" office:value="1.5913121940057E+018" calcext:value-type="float">
            <text:p>1.5913121940057E+018</text:p>
          </table:table-cell>
          <table:table-cell table:formula="of:=[.B46]-[.A46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569E+018" calcext:value-type="float">
            <text:p>1.59131219400569E+018</text:p>
          </table:table-cell>
          <table:table-cell office:value-type="float" office:value="1.59131219400572E+018" calcext:value-type="float">
            <text:p>1.59131219400572E+018</text:p>
          </table:table-cell>
          <table:table-cell table:formula="of:=[.B47]-[.A47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571E+018" calcext:value-type="float">
            <text:p>1.59131219400571E+018</text:p>
          </table:table-cell>
          <table:table-cell office:value-type="float" office:value="1.59131219400574E+018" calcext:value-type="float">
            <text:p>1.59131219400574E+018</text:p>
          </table:table-cell>
          <table:table-cell table:formula="of:=[.B48]-[.A48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573E+018" calcext:value-type="float">
            <text:p>1.59131219400573E+018</text:p>
          </table:table-cell>
          <table:table-cell office:value-type="float" office:value="1.59131219400576E+018" calcext:value-type="float">
            <text:p>1.59131219400576E+018</text:p>
          </table:table-cell>
          <table:table-cell table:formula="of:=[.B49]-[.A49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575E+018" calcext:value-type="float">
            <text:p>1.59131219400575E+018</text:p>
          </table:table-cell>
          <table:table-cell office:value-type="float" office:value="1.59131219400578E+018" calcext:value-type="float">
            <text:p>1.59131219400578E+018</text:p>
          </table:table-cell>
          <table:table-cell table:formula="of:=[.B50]-[.A50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577E+018" calcext:value-type="float">
            <text:p>1.59131219400577E+018</text:p>
          </table:table-cell>
          <table:table-cell office:value-type="float" office:value="1.59131219400581E+018" calcext:value-type="float">
            <text:p>1.59131219400581E+018</text:p>
          </table:table-cell>
          <table:table-cell table:formula="of:=[.B51]-[.A51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58E+018" calcext:value-type="float">
            <text:p>1.5913121940058E+018</text:p>
          </table:table-cell>
          <table:table-cell office:value-type="float" office:value="1.59131219400583E+018" calcext:value-type="float">
            <text:p>1.59131219400583E+018</text:p>
          </table:table-cell>
          <table:table-cell table:formula="of:=[.B52]-[.A52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0582E+018" calcext:value-type="float">
            <text:p>1.59131219400582E+018</text:p>
          </table:table-cell>
          <table:table-cell office:value-type="float" office:value="1.59131219400585E+018" calcext:value-type="float">
            <text:p>1.59131219400585E+018</text:p>
          </table:table-cell>
          <table:table-cell table:formula="of:=[.B53]-[.A53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0584E+018" calcext:value-type="float">
            <text:p>1.59131219400584E+018</text:p>
          </table:table-cell>
          <table:table-cell office:value-type="float" office:value="1.59131219400588E+018" calcext:value-type="float">
            <text:p>1.59131219400588E+018</text:p>
          </table:table-cell>
          <table:table-cell table:formula="of:=[.B54]-[.A54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586E+018" calcext:value-type="float">
            <text:p>1.59131219400586E+018</text:p>
          </table:table-cell>
          <table:table-cell office:value-type="float" office:value="1.59131219400589E+018" calcext:value-type="float">
            <text:p>1.59131219400589E+018</text:p>
          </table:table-cell>
          <table:table-cell table:formula="of:=[.B55]-[.A55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0588E+018" calcext:value-type="float">
            <text:p>1.59131219400588E+018</text:p>
          </table:table-cell>
          <table:table-cell office:value-type="float" office:value="1.59131219400591E+018" calcext:value-type="float">
            <text:p>1.59131219400591E+018</text:p>
          </table:table-cell>
          <table:table-cell table:formula="of:=[.B56]-[.A56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059E+018" calcext:value-type="float">
            <text:p>1.5913121940059E+018</text:p>
          </table:table-cell>
          <table:table-cell office:value-type="float" office:value="1.59131219400594E+018" calcext:value-type="float">
            <text:p>1.59131219400594E+018</text:p>
          </table:table-cell>
          <table:table-cell table:formula="of:=[.B57]-[.A57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593E+018" calcext:value-type="float">
            <text:p>1.59131219400593E+018</text:p>
          </table:table-cell>
          <table:table-cell office:value-type="float" office:value="1.59131219400596E+018" calcext:value-type="float">
            <text:p>1.59131219400596E+018</text:p>
          </table:table-cell>
          <table:table-cell table:formula="of:=[.B58]-[.A58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595E+018" calcext:value-type="float">
            <text:p>1.59131219400595E+018</text:p>
          </table:table-cell>
          <table:table-cell office:value-type="float" office:value="1.59131219400597E+018" calcext:value-type="float">
            <text:p>1.59131219400597E+018</text:p>
          </table:table-cell>
          <table:table-cell table:formula="of:=[.B59]-[.A59]"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1.59131219400597E+018" calcext:value-type="float">
            <text:p>1.59131219400597E+018</text:p>
          </table:table-cell>
          <table:table-cell office:value-type="float" office:value="1.591312194006E+018" calcext:value-type="float">
            <text:p>1.591312194006E+018</text:p>
          </table:table-cell>
          <table:table-cell table:formula="of:=[.B60]-[.A60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599E+018" calcext:value-type="float">
            <text:p>1.59131219400599E+018</text:p>
          </table:table-cell>
          <table:table-cell office:value-type="float" office:value="1.59131219400602E+018" calcext:value-type="float">
            <text:p>1.59131219400602E+018</text:p>
          </table:table-cell>
          <table:table-cell table:formula="of:=[.B61]-[.A61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0601E+018" calcext:value-type="float">
            <text:p>1.59131219400601E+018</text:p>
          </table:table-cell>
          <table:table-cell office:value-type="float" office:value="1.59131219400606E+018" calcext:value-type="float">
            <text:p>1.59131219400606E+018</text:p>
          </table:table-cell>
          <table:table-cell table:formula="of:=[.B62]-[.A62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0604E+018" calcext:value-type="float">
            <text:p>1.59131219400604E+018</text:p>
          </table:table-cell>
          <table:table-cell office:value-type="float" office:value="1.59131219400609E+018" calcext:value-type="float">
            <text:p>1.59131219400609E+018</text:p>
          </table:table-cell>
          <table:table-cell table:formula="of:=[.B63]-[.A63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0608E+018" calcext:value-type="float">
            <text:p>1.59131219400608E+018</text:p>
          </table:table-cell>
          <table:table-cell office:value-type="float" office:value="1.59131219400612E+018" calcext:value-type="float">
            <text:p>1.59131219400612E+018</text:p>
          </table:table-cell>
          <table:table-cell table:formula="of:=[.B64]-[.A64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611E+018" calcext:value-type="float">
            <text:p>1.59131219400611E+018</text:p>
          </table:table-cell>
          <table:table-cell office:value-type="float" office:value="1.59131219400614E+018" calcext:value-type="float">
            <text:p>1.59131219400614E+018</text:p>
          </table:table-cell>
          <table:table-cell table:formula="of:=[.B65]-[.A65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0613E+018" calcext:value-type="float">
            <text:p>1.59131219400613E+018</text:p>
          </table:table-cell>
          <table:table-cell office:value-type="float" office:value="1.59131219400617E+018" calcext:value-type="float">
            <text:p>1.59131219400617E+018</text:p>
          </table:table-cell>
          <table:table-cell table:formula="of:=[.B66]-[.A66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615E+018" calcext:value-type="float">
            <text:p>1.59131219400615E+018</text:p>
          </table:table-cell>
          <table:table-cell office:value-type="float" office:value="1.59131219400618E+018" calcext:value-type="float">
            <text:p>1.59131219400618E+018</text:p>
          </table:table-cell>
          <table:table-cell table:formula="of:=[.B67]-[.A67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0617E+018" calcext:value-type="float">
            <text:p>1.59131219400617E+018</text:p>
          </table:table-cell>
          <table:table-cell office:value-type="float" office:value="1.59131219400621E+018" calcext:value-type="float">
            <text:p>1.59131219400621E+018</text:p>
          </table:table-cell>
          <table:table-cell table:formula="of:=[.B68]-[.A68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62E+018" calcext:value-type="float">
            <text:p>1.5913121940062E+018</text:p>
          </table:table-cell>
          <table:table-cell office:value-type="float" office:value="1.59131219400623E+018" calcext:value-type="float">
            <text:p>1.59131219400623E+018</text:p>
          </table:table-cell>
          <table:table-cell table:formula="of:=[.B69]-[.A69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622E+018" calcext:value-type="float">
            <text:p>1.59131219400622E+018</text:p>
          </table:table-cell>
          <table:table-cell office:value-type="float" office:value="1.59131219400626E+018" calcext:value-type="float">
            <text:p>1.59131219400626E+018</text:p>
          </table:table-cell>
          <table:table-cell table:formula="of:=[.B70]-[.A70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624E+018" calcext:value-type="float">
            <text:p>1.59131219400624E+018</text:p>
          </table:table-cell>
          <table:table-cell office:value-type="float" office:value="1.59131219400627E+018" calcext:value-type="float">
            <text:p>1.59131219400627E+018</text:p>
          </table:table-cell>
          <table:table-cell table:formula="of:=[.B71]-[.A71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626E+018" calcext:value-type="float">
            <text:p>1.59131219400626E+018</text:p>
          </table:table-cell>
          <table:table-cell office:value-type="float" office:value="1.5913121940063E+018" calcext:value-type="float">
            <text:p>1.5913121940063E+018</text:p>
          </table:table-cell>
          <table:table-cell table:formula="of:=[.B72]-[.A72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629E+018" calcext:value-type="float">
            <text:p>1.59131219400629E+018</text:p>
          </table:table-cell>
          <table:table-cell office:value-type="float" office:value="1.59131219400632E+018" calcext:value-type="float">
            <text:p>1.59131219400632E+018</text:p>
          </table:table-cell>
          <table:table-cell table:formula="of:=[.B73]-[.A73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631E+018" calcext:value-type="float">
            <text:p>1.59131219400631E+018</text:p>
          </table:table-cell>
          <table:table-cell office:value-type="float" office:value="1.59131219400635E+018" calcext:value-type="float">
            <text:p>1.59131219400635E+018</text:p>
          </table:table-cell>
          <table:table-cell table:formula="of:=[.B74]-[.A74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634E+018" calcext:value-type="float">
            <text:p>1.59131219400634E+018</text:p>
          </table:table-cell>
          <table:table-cell office:value-type="float" office:value="1.59131219400637E+018" calcext:value-type="float">
            <text:p>1.59131219400637E+018</text:p>
          </table:table-cell>
          <table:table-cell table:formula="of:=[.B75]-[.A75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0636E+018" calcext:value-type="float">
            <text:p>1.59131219400636E+018</text:p>
          </table:table-cell>
          <table:table-cell office:value-type="float" office:value="1.59131219400639E+018" calcext:value-type="float">
            <text:p>1.59131219400639E+018</text:p>
          </table:table-cell>
          <table:table-cell table:formula="of:=[.B76]-[.A76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638E+018" calcext:value-type="float">
            <text:p>1.59131219400638E+018</text:p>
          </table:table-cell>
          <table:table-cell office:value-type="float" office:value="1.59131219400643E+018" calcext:value-type="float">
            <text:p>1.59131219400643E+018</text:p>
          </table:table-cell>
          <table:table-cell table:formula="of:=[.B77]-[.A77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0642E+018" calcext:value-type="float">
            <text:p>1.59131219400642E+018</text:p>
          </table:table-cell>
          <table:table-cell office:value-type="float" office:value="1.59131219400646E+018" calcext:value-type="float">
            <text:p>1.59131219400646E+018</text:p>
          </table:table-cell>
          <table:table-cell table:formula="of:=[.B78]-[.A78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645E+018" calcext:value-type="float">
            <text:p>1.59131219400645E+018</text:p>
          </table:table-cell>
          <table:table-cell office:value-type="float" office:value="1.5913121940065E+018" calcext:value-type="float">
            <text:p>1.5913121940065E+018</text:p>
          </table:table-cell>
          <table:table-cell table:formula="of:=[.B79]-[.A79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0649E+018" calcext:value-type="float">
            <text:p>1.59131219400649E+018</text:p>
          </table:table-cell>
          <table:table-cell office:value-type="float" office:value="1.59131219400653E+018" calcext:value-type="float">
            <text:p>1.59131219400653E+018</text:p>
          </table:table-cell>
          <table:table-cell table:formula="of:=[.B80]-[.A80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652E+018" calcext:value-type="float">
            <text:p>1.59131219400652E+018</text:p>
          </table:table-cell>
          <table:table-cell office:value-type="float" office:value="1.59131219400656E+018" calcext:value-type="float">
            <text:p>1.59131219400656E+018</text:p>
          </table:table-cell>
          <table:table-cell table:formula="of:=[.B81]-[.A81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655E+018" calcext:value-type="float">
            <text:p>1.59131219400655E+018</text:p>
          </table:table-cell>
          <table:table-cell office:value-type="float" office:value="1.5913121940066E+018" calcext:value-type="float">
            <text:p>1.5913121940066E+018</text:p>
          </table:table-cell>
          <table:table-cell table:formula="of:=[.B82]-[.A82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0658E+018" calcext:value-type="float">
            <text:p>1.59131219400658E+018</text:p>
          </table:table-cell>
          <table:table-cell office:value-type="float" office:value="1.59131219400662E+018" calcext:value-type="float">
            <text:p>1.59131219400662E+018</text:p>
          </table:table-cell>
          <table:table-cell table:formula="of:=[.B83]-[.A83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661E+018" calcext:value-type="float">
            <text:p>1.59131219400661E+018</text:p>
          </table:table-cell>
          <table:table-cell office:value-type="float" office:value="1.59131219400664E+018" calcext:value-type="float">
            <text:p>1.59131219400664E+018</text:p>
          </table:table-cell>
          <table:table-cell table:formula="of:=[.B84]-[.A84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663E+018" calcext:value-type="float">
            <text:p>1.59131219400663E+018</text:p>
          </table:table-cell>
          <table:table-cell office:value-type="float" office:value="1.59131219400666E+018" calcext:value-type="float">
            <text:p>1.59131219400666E+018</text:p>
          </table:table-cell>
          <table:table-cell table:formula="of:=[.B85]-[.A85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0665E+018" calcext:value-type="float">
            <text:p>1.59131219400665E+018</text:p>
          </table:table-cell>
          <table:table-cell office:value-type="float" office:value="1.59131219400669E+018" calcext:value-type="float">
            <text:p>1.59131219400669E+018</text:p>
          </table:table-cell>
          <table:table-cell table:formula="of:=[.B86]-[.A86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668E+018" calcext:value-type="float">
            <text:p>1.59131219400668E+018</text:p>
          </table:table-cell>
          <table:table-cell office:value-type="float" office:value="1.59131219400671E+018" calcext:value-type="float">
            <text:p>1.59131219400671E+018</text:p>
          </table:table-cell>
          <table:table-cell table:formula="of:=[.B87]-[.A87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067E+018" calcext:value-type="float">
            <text:p>1.5913121940067E+018</text:p>
          </table:table-cell>
          <table:table-cell office:value-type="float" office:value="1.59131219400673E+018" calcext:value-type="float">
            <text:p>1.59131219400673E+018</text:p>
          </table:table-cell>
          <table:table-cell table:formula="of:=[.B88]-[.A88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0672E+018" calcext:value-type="float">
            <text:p>1.59131219400672E+018</text:p>
          </table:table-cell>
          <table:table-cell office:value-type="float" office:value="1.59131219400675E+018" calcext:value-type="float">
            <text:p>1.59131219400675E+018</text:p>
          </table:table-cell>
          <table:table-cell table:formula="of:=[.B89]-[.A89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0674E+018" calcext:value-type="float">
            <text:p>1.59131219400674E+018</text:p>
          </table:table-cell>
          <table:table-cell office:value-type="float" office:value="1.59131219400677E+018" calcext:value-type="float">
            <text:p>1.59131219400677E+018</text:p>
          </table:table-cell>
          <table:table-cell table:formula="of:=[.B90]-[.A90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676E+018" calcext:value-type="float">
            <text:p>1.59131219400676E+018</text:p>
          </table:table-cell>
          <table:table-cell office:value-type="float" office:value="1.59131219400679E+018" calcext:value-type="float">
            <text:p>1.59131219400679E+018</text:p>
          </table:table-cell>
          <table:table-cell table:formula="of:=[.B91]-[.A91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0678E+018" calcext:value-type="float">
            <text:p>1.59131219400678E+018</text:p>
          </table:table-cell>
          <table:table-cell office:value-type="float" office:value="1.59131219400682E+018" calcext:value-type="float">
            <text:p>1.59131219400682E+018</text:p>
          </table:table-cell>
          <table:table-cell table:formula="of:=[.B92]-[.A92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68E+018" calcext:value-type="float">
            <text:p>1.5913121940068E+018</text:p>
          </table:table-cell>
          <table:table-cell office:value-type="float" office:value="1.59131219400684E+018" calcext:value-type="float">
            <text:p>1.59131219400684E+018</text:p>
          </table:table-cell>
          <table:table-cell table:formula="of:=[.B93]-[.A93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682E+018" calcext:value-type="float">
            <text:p>1.59131219400682E+018</text:p>
          </table:table-cell>
          <table:table-cell office:value-type="float" office:value="1.59131219400685E+018" calcext:value-type="float">
            <text:p>1.59131219400685E+018</text:p>
          </table:table-cell>
          <table:table-cell table:formula="of:=[.B94]-[.A94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684E+018" calcext:value-type="float">
            <text:p>1.59131219400684E+018</text:p>
          </table:table-cell>
          <table:table-cell office:value-type="float" office:value="1.59131219400688E+018" calcext:value-type="float">
            <text:p>1.59131219400688E+018</text:p>
          </table:table-cell>
          <table:table-cell table:formula="of:=[.B95]-[.A95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687E+018" calcext:value-type="float">
            <text:p>1.59131219400687E+018</text:p>
          </table:table-cell>
          <table:table-cell office:value-type="float" office:value="1.5913121940069E+018" calcext:value-type="float">
            <text:p>1.5913121940069E+018</text:p>
          </table:table-cell>
          <table:table-cell table:formula="of:=[.B96]-[.A96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0689E+018" calcext:value-type="float">
            <text:p>1.59131219400689E+018</text:p>
          </table:table-cell>
          <table:table-cell office:value-type="float" office:value="1.59131219400693E+018" calcext:value-type="float">
            <text:p>1.59131219400693E+018</text:p>
          </table:table-cell>
          <table:table-cell table:formula="of:=[.B97]-[.A97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691E+018" calcext:value-type="float">
            <text:p>1.59131219400691E+018</text:p>
          </table:table-cell>
          <table:table-cell office:value-type="float" office:value="1.59131219400694E+018" calcext:value-type="float">
            <text:p>1.59131219400694E+018</text:p>
          </table:table-cell>
          <table:table-cell table:formula="of:=[.B98]-[.A98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0693E+018" calcext:value-type="float">
            <text:p>1.59131219400693E+018</text:p>
          </table:table-cell>
          <table:table-cell office:value-type="float" office:value="1.59131219400697E+018" calcext:value-type="float">
            <text:p>1.59131219400697E+018</text:p>
          </table:table-cell>
          <table:table-cell table:formula="of:=[.B99]-[.A99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696E+018" calcext:value-type="float">
            <text:p>1.59131219400696E+018</text:p>
          </table:table-cell>
          <table:table-cell office:value-type="float" office:value="1.591312194007E+018" calcext:value-type="float">
            <text:p>1.591312194007E+018</text:p>
          </table:table-cell>
          <table:table-cell table:formula="of:=[.B100]-[.A100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699E+018" calcext:value-type="float">
            <text:p>1.59131219400699E+018</text:p>
          </table:table-cell>
          <table:table-cell office:value-type="float" office:value="1.59131219400702E+018" calcext:value-type="float">
            <text:p>1.59131219400702E+018</text:p>
          </table:table-cell>
          <table:table-cell table:formula="of:=[.B101]-[.A101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0701E+018" calcext:value-type="float">
            <text:p>1.59131219400701E+018</text:p>
          </table:table-cell>
          <table:table-cell office:value-type="float" office:value="1.59131219400705E+018" calcext:value-type="float">
            <text:p>1.59131219400705E+018</text:p>
          </table:table-cell>
          <table:table-cell table:formula="of:=[.B102]-[.A102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0703E+018" calcext:value-type="float">
            <text:p>1.59131219400703E+018</text:p>
          </table:table-cell>
          <table:table-cell office:value-type="float" office:value="1.59131219400708E+018" calcext:value-type="float">
            <text:p>1.59131219400708E+018</text:p>
          </table:table-cell>
          <table:table-cell table:formula="of:=[.B103]-[.A103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0707E+018" calcext:value-type="float">
            <text:p>1.59131219400707E+018</text:p>
          </table:table-cell>
          <table:table-cell office:value-type="float" office:value="1.59131219400711E+018" calcext:value-type="float">
            <text:p>1.59131219400711E+018</text:p>
          </table:table-cell>
          <table:table-cell table:formula="of:=[.B104]-[.A104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71E+018" calcext:value-type="float">
            <text:p>1.5913121940071E+018</text:p>
          </table:table-cell>
          <table:table-cell office:value-type="float" office:value="1.59131219400713E+018" calcext:value-type="float">
            <text:p>1.59131219400713E+018</text:p>
          </table:table-cell>
          <table:table-cell table:formula="of:=[.B105]-[.A105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712E+018" calcext:value-type="float">
            <text:p>1.59131219400712E+018</text:p>
          </table:table-cell>
          <table:table-cell office:value-type="float" office:value="1.59131219400716E+018" calcext:value-type="float">
            <text:p>1.59131219400716E+018</text:p>
          </table:table-cell>
          <table:table-cell table:formula="of:=[.B106]-[.A106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0715E+018" calcext:value-type="float">
            <text:p>1.59131219400715E+018</text:p>
          </table:table-cell>
          <table:table-cell office:value-type="float" office:value="1.59131219400718E+018" calcext:value-type="float">
            <text:p>1.59131219400718E+018</text:p>
          </table:table-cell>
          <table:table-cell table:formula="of:=[.B107]-[.A107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717E+018" calcext:value-type="float">
            <text:p>1.59131219400717E+018</text:p>
          </table:table-cell>
          <table:table-cell office:value-type="float" office:value="1.59131219400721E+018" calcext:value-type="float">
            <text:p>1.59131219400721E+018</text:p>
          </table:table-cell>
          <table:table-cell table:formula="of:=[.B108]-[.A108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0719E+018" calcext:value-type="float">
            <text:p>1.59131219400719E+018</text:p>
          </table:table-cell>
          <table:table-cell office:value-type="float" office:value="1.59131219400722E+018" calcext:value-type="float">
            <text:p>1.59131219400722E+018</text:p>
          </table:table-cell>
          <table:table-cell table:formula="of:=[.B109]-[.A109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0721E+018" calcext:value-type="float">
            <text:p>1.59131219400721E+018</text:p>
          </table:table-cell>
          <table:table-cell office:value-type="float" office:value="1.59131219400725E+018" calcext:value-type="float">
            <text:p>1.59131219400725E+018</text:p>
          </table:table-cell>
          <table:table-cell table:formula="of:=[.B110]-[.A110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724E+018" calcext:value-type="float">
            <text:p>1.59131219400724E+018</text:p>
          </table:table-cell>
          <table:table-cell office:value-type="float" office:value="1.59131219400727E+018" calcext:value-type="float">
            <text:p>1.59131219400727E+018</text:p>
          </table:table-cell>
          <table:table-cell table:formula="of:=[.B111]-[.A111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0726E+018" calcext:value-type="float">
            <text:p>1.59131219400726E+018</text:p>
          </table:table-cell>
          <table:table-cell office:value-type="float" office:value="1.5913121940073E+018" calcext:value-type="float">
            <text:p>1.5913121940073E+018</text:p>
          </table:table-cell>
          <table:table-cell table:formula="of:=[.B112]-[.A112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0729E+018" calcext:value-type="float">
            <text:p>1.59131219400729E+018</text:p>
          </table:table-cell>
          <table:table-cell office:value-type="float" office:value="1.59131219400732E+018" calcext:value-type="float">
            <text:p>1.59131219400732E+018</text:p>
          </table:table-cell>
          <table:table-cell table:formula="of:=[.B113]-[.A113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731E+018" calcext:value-type="float">
            <text:p>1.59131219400731E+018</text:p>
          </table:table-cell>
          <table:table-cell office:value-type="float" office:value="1.59131219400733E+018" calcext:value-type="float">
            <text:p>1.59131219400733E+018</text:p>
          </table:table-cell>
          <table:table-cell table:formula="of:=[.B114]-[.A114]"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1.59131219400732E+018" calcext:value-type="float">
            <text:p>1.59131219400732E+018</text:p>
          </table:table-cell>
          <table:table-cell office:value-type="float" office:value="1.59131219400736E+018" calcext:value-type="float">
            <text:p>1.59131219400736E+018</text:p>
          </table:table-cell>
          <table:table-cell table:formula="of:=[.B115]-[.A115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735E+018" calcext:value-type="float">
            <text:p>1.59131219400735E+018</text:p>
          </table:table-cell>
          <table:table-cell office:value-type="float" office:value="1.59131219400738E+018" calcext:value-type="float">
            <text:p>1.59131219400738E+018</text:p>
          </table:table-cell>
          <table:table-cell table:formula="of:=[.B116]-[.A116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737E+018" calcext:value-type="float">
            <text:p>1.59131219400737E+018</text:p>
          </table:table-cell>
          <table:table-cell office:value-type="float" office:value="1.5913121940074E+018" calcext:value-type="float">
            <text:p>1.5913121940074E+018</text:p>
          </table:table-cell>
          <table:table-cell table:formula="of:=[.B117]-[.A117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739E+018" calcext:value-type="float">
            <text:p>1.59131219400739E+018</text:p>
          </table:table-cell>
          <table:table-cell office:value-type="float" office:value="1.59131219400742E+018" calcext:value-type="float">
            <text:p>1.59131219400742E+018</text:p>
          </table:table-cell>
          <table:table-cell table:formula="of:=[.B118]-[.A118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741E+018" calcext:value-type="float">
            <text:p>1.59131219400741E+018</text:p>
          </table:table-cell>
          <table:table-cell office:value-type="float" office:value="1.59131219400744E+018" calcext:value-type="float">
            <text:p>1.59131219400744E+018</text:p>
          </table:table-cell>
          <table:table-cell table:formula="of:=[.B119]-[.A119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743E+018" calcext:value-type="float">
            <text:p>1.59131219400743E+018</text:p>
          </table:table-cell>
          <table:table-cell office:value-type="float" office:value="1.59131219400747E+018" calcext:value-type="float">
            <text:p>1.59131219400747E+018</text:p>
          </table:table-cell>
          <table:table-cell table:formula="of:=[.B120]-[.A120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746E+018" calcext:value-type="float">
            <text:p>1.59131219400746E+018</text:p>
          </table:table-cell>
          <table:table-cell office:value-type="float" office:value="1.59131219400749E+018" calcext:value-type="float">
            <text:p>1.59131219400749E+018</text:p>
          </table:table-cell>
          <table:table-cell table:formula="of:=[.B121]-[.A121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0748E+018" calcext:value-type="float">
            <text:p>1.59131219400748E+018</text:p>
          </table:table-cell>
          <table:table-cell office:value-type="float" office:value="1.59131219400751E+018" calcext:value-type="float">
            <text:p>1.59131219400751E+018</text:p>
          </table:table-cell>
          <table:table-cell table:formula="of:=[.B122]-[.A122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75E+018" calcext:value-type="float">
            <text:p>1.5913121940075E+018</text:p>
          </table:table-cell>
          <table:table-cell office:value-type="float" office:value="1.59131219400753E+018" calcext:value-type="float">
            <text:p>1.59131219400753E+018</text:p>
          </table:table-cell>
          <table:table-cell table:formula="of:=[.B123]-[.A123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752E+018" calcext:value-type="float">
            <text:p>1.59131219400752E+018</text:p>
          </table:table-cell>
          <table:table-cell office:value-type="float" office:value="1.59131219400756E+018" calcext:value-type="float">
            <text:p>1.59131219400756E+018</text:p>
          </table:table-cell>
          <table:table-cell table:formula="of:=[.B124]-[.A124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0755E+018" calcext:value-type="float">
            <text:p>1.59131219400755E+018</text:p>
          </table:table-cell>
          <table:table-cell office:value-type="float" office:value="1.59131219400758E+018" calcext:value-type="float">
            <text:p>1.59131219400758E+018</text:p>
          </table:table-cell>
          <table:table-cell table:formula="of:=[.B125]-[.A125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0757E+018" calcext:value-type="float">
            <text:p>1.59131219400757E+018</text:p>
          </table:table-cell>
          <table:table-cell office:value-type="float" office:value="1.5913121940076E+018" calcext:value-type="float">
            <text:p>1.5913121940076E+018</text:p>
          </table:table-cell>
          <table:table-cell table:formula="of:=[.B126]-[.A126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0759E+018" calcext:value-type="float">
            <text:p>1.59131219400759E+018</text:p>
          </table:table-cell>
          <table:table-cell office:value-type="float" office:value="1.59131219400762E+018" calcext:value-type="float">
            <text:p>1.59131219400762E+018</text:p>
          </table:table-cell>
          <table:table-cell table:formula="of:=[.B127]-[.A127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761E+018" calcext:value-type="float">
            <text:p>1.59131219400761E+018</text:p>
          </table:table-cell>
          <table:table-cell office:value-type="float" office:value="1.59131219400764E+018" calcext:value-type="float">
            <text:p>1.59131219400764E+018</text:p>
          </table:table-cell>
          <table:table-cell table:formula="of:=[.B128]-[.A128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763E+018" calcext:value-type="float">
            <text:p>1.59131219400763E+018</text:p>
          </table:table-cell>
          <table:table-cell office:value-type="float" office:value="1.59131219400767E+018" calcext:value-type="float">
            <text:p>1.59131219400767E+018</text:p>
          </table:table-cell>
          <table:table-cell table:formula="of:=[.B129]-[.A129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766E+018" calcext:value-type="float">
            <text:p>1.59131219400766E+018</text:p>
          </table:table-cell>
          <table:table-cell office:value-type="float" office:value="1.5913121940077E+018" calcext:value-type="float">
            <text:p>1.5913121940077E+018</text:p>
          </table:table-cell>
          <table:table-cell table:formula="of:=[.B130]-[.A130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769E+018" calcext:value-type="float">
            <text:p>1.59131219400769E+018</text:p>
          </table:table-cell>
          <table:table-cell office:value-type="float" office:value="1.59131219400772E+018" calcext:value-type="float">
            <text:p>1.59131219400772E+018</text:p>
          </table:table-cell>
          <table:table-cell table:formula="of:=[.B131]-[.A131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771E+018" calcext:value-type="float">
            <text:p>1.59131219400771E+018</text:p>
          </table:table-cell>
          <table:table-cell office:value-type="float" office:value="1.59131219400775E+018" calcext:value-type="float">
            <text:p>1.59131219400775E+018</text:p>
          </table:table-cell>
          <table:table-cell table:formula="of:=[.B132]-[.A132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0773E+018" calcext:value-type="float">
            <text:p>1.59131219400773E+018</text:p>
          </table:table-cell>
          <table:table-cell office:value-type="float" office:value="1.59131219400776E+018" calcext:value-type="float">
            <text:p>1.59131219400776E+018</text:p>
          </table:table-cell>
          <table:table-cell table:formula="of:=[.B133]-[.A133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0775E+018" calcext:value-type="float">
            <text:p>1.59131219400775E+018</text:p>
          </table:table-cell>
          <table:table-cell office:value-type="float" office:value="1.59131219400778E+018" calcext:value-type="float">
            <text:p>1.59131219400778E+018</text:p>
          </table:table-cell>
          <table:table-cell table:formula="of:=[.B134]-[.A134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0777E+018" calcext:value-type="float">
            <text:p>1.59131219400777E+018</text:p>
          </table:table-cell>
          <table:table-cell office:value-type="float" office:value="1.59131219400781E+018" calcext:value-type="float">
            <text:p>1.59131219400781E+018</text:p>
          </table:table-cell>
          <table:table-cell table:formula="of:=[.B135]-[.A135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78E+018" calcext:value-type="float">
            <text:p>1.5913121940078E+018</text:p>
          </table:table-cell>
          <table:table-cell office:value-type="float" office:value="1.59131219400783E+018" calcext:value-type="float">
            <text:p>1.59131219400783E+018</text:p>
          </table:table-cell>
          <table:table-cell table:formula="of:=[.B136]-[.A136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0782E+018" calcext:value-type="float">
            <text:p>1.59131219400782E+018</text:p>
          </table:table-cell>
          <table:table-cell office:value-type="float" office:value="1.59131219400785E+018" calcext:value-type="float">
            <text:p>1.59131219400785E+018</text:p>
          </table:table-cell>
          <table:table-cell table:formula="of:=[.B137]-[.A137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0784E+018" calcext:value-type="float">
            <text:p>1.59131219400784E+018</text:p>
          </table:table-cell>
          <table:table-cell office:value-type="float" office:value="1.59131219400788E+018" calcext:value-type="float">
            <text:p>1.59131219400788E+018</text:p>
          </table:table-cell>
          <table:table-cell table:formula="of:=[.B138]-[.A138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0787E+018" calcext:value-type="float">
            <text:p>1.59131219400787E+018</text:p>
          </table:table-cell>
          <table:table-cell office:value-type="float" office:value="1.5913121940079E+018" calcext:value-type="float">
            <text:p>1.5913121940079E+018</text:p>
          </table:table-cell>
          <table:table-cell table:formula="of:=[.B139]-[.A139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789E+018" calcext:value-type="float">
            <text:p>1.59131219400789E+018</text:p>
          </table:table-cell>
          <table:table-cell office:value-type="float" office:value="1.59131219400792E+018" calcext:value-type="float">
            <text:p>1.59131219400792E+018</text:p>
          </table:table-cell>
          <table:table-cell table:formula="of:=[.B140]-[.A140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0791E+018" calcext:value-type="float">
            <text:p>1.59131219400791E+018</text:p>
          </table:table-cell>
          <table:table-cell office:value-type="float" office:value="1.59131219400794E+018" calcext:value-type="float">
            <text:p>1.59131219400794E+018</text:p>
          </table:table-cell>
          <table:table-cell table:formula="of:=[.B141]-[.A141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793E+018" calcext:value-type="float">
            <text:p>1.59131219400793E+018</text:p>
          </table:table-cell>
          <table:table-cell office:value-type="float" office:value="1.59131219400797E+018" calcext:value-type="float">
            <text:p>1.59131219400797E+018</text:p>
          </table:table-cell>
          <table:table-cell table:formula="of:=[.B142]-[.A142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796E+018" calcext:value-type="float">
            <text:p>1.59131219400796E+018</text:p>
          </table:table-cell>
          <table:table-cell office:value-type="float" office:value="1.59131219400798E+018" calcext:value-type="float">
            <text:p>1.59131219400798E+018</text:p>
          </table:table-cell>
          <table:table-cell table:formula="of:=[.B143]-[.A143]"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1.59131219400798E+018" calcext:value-type="float">
            <text:p>1.59131219400798E+018</text:p>
          </table:table-cell>
          <table:table-cell office:value-type="float" office:value="1.59131219400801E+018" calcext:value-type="float">
            <text:p>1.59131219400801E+018</text:p>
          </table:table-cell>
          <table:table-cell table:formula="of:=[.B144]-[.A144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8E+018" calcext:value-type="float">
            <text:p>1.591312194008E+018</text:p>
          </table:table-cell>
          <table:table-cell office:value-type="float" office:value="1.59131219400803E+018" calcext:value-type="float">
            <text:p>1.59131219400803E+018</text:p>
          </table:table-cell>
          <table:table-cell table:formula="of:=[.B145]-[.A145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0802E+018" calcext:value-type="float">
            <text:p>1.59131219400802E+018</text:p>
          </table:table-cell>
          <table:table-cell office:value-type="float" office:value="1.5913121940081E+018" calcext:value-type="float">
            <text:p>1.5913121940081E+018</text:p>
          </table:table-cell>
          <table:table-cell table:formula="of:=[.B146]-[.A146]" office:value-type="float" office:value="79872" calcext:value-type="float">
            <text:p>79872</text:p>
          </table:table-cell>
        </table:table-row>
        <table:table-row table:style-name="ro1">
          <table:table-cell office:value-type="float" office:value="1.59131219400806E+018" calcext:value-type="float">
            <text:p>1.59131219400806E+018</text:p>
          </table:table-cell>
          <table:table-cell office:value-type="float" office:value="1.5913121940081E+018" calcext:value-type="float">
            <text:p>1.5913121940081E+018</text:p>
          </table:table-cell>
          <table:table-cell table:formula="of:=[.B147]-[.A147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808E+018" calcext:value-type="float">
            <text:p>1.59131219400808E+018</text:p>
          </table:table-cell>
          <table:table-cell office:value-type="float" office:value="1.59131219400813E+018" calcext:value-type="float">
            <text:p>1.59131219400813E+018</text:p>
          </table:table-cell>
          <table:table-cell table:formula="of:=[.B148]-[.A148]" office:value-type="float" office:value="49664" calcext:value-type="float">
            <text:p>49664</text:p>
          </table:table-cell>
        </table:table-row>
        <table:table-row table:style-name="ro1">
          <table:table-cell office:value-type="float" office:value="1.5913121940081E+018" calcext:value-type="float">
            <text:p>1.5913121940081E+018</text:p>
          </table:table-cell>
          <table:table-cell office:value-type="float" office:value="1.59131219400815E+018" calcext:value-type="float">
            <text:p>1.59131219400815E+018</text:p>
          </table:table-cell>
          <table:table-cell table:formula="of:=[.B149]-[.A149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0812E+018" calcext:value-type="float">
            <text:p>1.59131219400812E+018</text:p>
          </table:table-cell>
          <table:table-cell office:value-type="float" office:value="1.59131219400817E+018" calcext:value-type="float">
            <text:p>1.59131219400817E+018</text:p>
          </table:table-cell>
          <table:table-cell table:formula="of:=[.B150]-[.A150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0814E+018" calcext:value-type="float">
            <text:p>1.59131219400814E+018</text:p>
          </table:table-cell>
          <table:table-cell office:value-type="float" office:value="1.59131219400818E+018" calcext:value-type="float">
            <text:p>1.59131219400818E+018</text:p>
          </table:table-cell>
          <table:table-cell table:formula="of:=[.B151]-[.A151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816E+018" calcext:value-type="float">
            <text:p>1.59131219400816E+018</text:p>
          </table:table-cell>
          <table:table-cell office:value-type="float" office:value="1.5913121940082E+018" calcext:value-type="float">
            <text:p>1.5913121940082E+018</text:p>
          </table:table-cell>
          <table:table-cell table:formula="of:=[.B152]-[.A152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818E+018" calcext:value-type="float">
            <text:p>1.59131219400818E+018</text:p>
          </table:table-cell>
          <table:table-cell office:value-type="float" office:value="1.59131219400822E+018" calcext:value-type="float">
            <text:p>1.59131219400822E+018</text:p>
          </table:table-cell>
          <table:table-cell table:formula="of:=[.B153]-[.A153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82E+018" calcext:value-type="float">
            <text:p>1.5913121940082E+018</text:p>
          </table:table-cell>
          <table:table-cell office:value-type="float" office:value="1.59131219400824E+018" calcext:value-type="float">
            <text:p>1.59131219400824E+018</text:p>
          </table:table-cell>
          <table:table-cell table:formula="of:=[.B154]-[.A154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821E+018" calcext:value-type="float">
            <text:p>1.59131219400821E+018</text:p>
          </table:table-cell>
          <table:table-cell office:value-type="float" office:value="1.59131219400826E+018" calcext:value-type="float">
            <text:p>1.59131219400826E+018</text:p>
          </table:table-cell>
          <table:table-cell table:formula="of:=[.B155]-[.A155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0823E+018" calcext:value-type="float">
            <text:p>1.59131219400823E+018</text:p>
          </table:table-cell>
          <table:table-cell office:value-type="float" office:value="1.59131219400828E+018" calcext:value-type="float">
            <text:p>1.59131219400828E+018</text:p>
          </table:table-cell>
          <table:table-cell table:formula="of:=[.B156]-[.A156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0825E+018" calcext:value-type="float">
            <text:p>1.59131219400825E+018</text:p>
          </table:table-cell>
          <table:table-cell office:value-type="float" office:value="1.5913121940083E+018" calcext:value-type="float">
            <text:p>1.5913121940083E+018</text:p>
          </table:table-cell>
          <table:table-cell table:formula="of:=[.B157]-[.A157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0827E+018" calcext:value-type="float">
            <text:p>1.59131219400827E+018</text:p>
          </table:table-cell>
          <table:table-cell office:value-type="float" office:value="1.59131219400832E+018" calcext:value-type="float">
            <text:p>1.59131219400832E+018</text:p>
          </table:table-cell>
          <table:table-cell table:formula="of:=[.B158]-[.A158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0829E+018" calcext:value-type="float">
            <text:p>1.59131219400829E+018</text:p>
          </table:table-cell>
          <table:table-cell office:value-type="float" office:value="1.59131219400833E+018" calcext:value-type="float">
            <text:p>1.59131219400833E+018</text:p>
          </table:table-cell>
          <table:table-cell table:formula="of:=[.B159]-[.A159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0831E+018" calcext:value-type="float">
            <text:p>1.59131219400831E+018</text:p>
          </table:table-cell>
          <table:table-cell office:value-type="float" office:value="1.59131219400835E+018" calcext:value-type="float">
            <text:p>1.59131219400835E+018</text:p>
          </table:table-cell>
          <table:table-cell table:formula="of:=[.B160]-[.A160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0833E+018" calcext:value-type="float">
            <text:p>1.59131219400833E+018</text:p>
          </table:table-cell>
          <table:table-cell office:value-type="float" office:value="1.59131219400837E+018" calcext:value-type="float">
            <text:p>1.59131219400837E+018</text:p>
          </table:table-cell>
          <table:table-cell table:formula="of:=[.B161]-[.A161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834E+018" calcext:value-type="float">
            <text:p>1.59131219400834E+018</text:p>
          </table:table-cell>
          <table:table-cell office:value-type="float" office:value="1.59131219400839E+018" calcext:value-type="float">
            <text:p>1.59131219400839E+018</text:p>
          </table:table-cell>
          <table:table-cell table:formula="of:=[.B162]-[.A162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0836E+018" calcext:value-type="float">
            <text:p>1.59131219400836E+018</text:p>
          </table:table-cell>
          <table:table-cell office:value-type="float" office:value="1.59131219400841E+018" calcext:value-type="float">
            <text:p>1.59131219400841E+018</text:p>
          </table:table-cell>
          <table:table-cell table:formula="of:=[.B163]-[.A163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0838E+018" calcext:value-type="float">
            <text:p>1.59131219400838E+018</text:p>
          </table:table-cell>
          <table:table-cell office:value-type="float" office:value="1.59131219400843E+018" calcext:value-type="float">
            <text:p>1.59131219400843E+018</text:p>
          </table:table-cell>
          <table:table-cell table:formula="of:=[.B164]-[.A164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084E+018" calcext:value-type="float">
            <text:p>1.5913121940084E+018</text:p>
          </table:table-cell>
          <table:table-cell office:value-type="float" office:value="1.59131219400845E+018" calcext:value-type="float">
            <text:p>1.59131219400845E+018</text:p>
          </table:table-cell>
          <table:table-cell table:formula="of:=[.B165]-[.A165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0842E+018" calcext:value-type="float">
            <text:p>1.59131219400842E+018</text:p>
          </table:table-cell>
          <table:table-cell office:value-type="float" office:value="1.59131219400846E+018" calcext:value-type="float">
            <text:p>1.59131219400846E+018</text:p>
          </table:table-cell>
          <table:table-cell table:formula="of:=[.B166]-[.A166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0844E+018" calcext:value-type="float">
            <text:p>1.59131219400844E+018</text:p>
          </table:table-cell>
          <table:table-cell office:value-type="float" office:value="1.59131219400848E+018" calcext:value-type="float">
            <text:p>1.59131219400848E+018</text:p>
          </table:table-cell>
          <table:table-cell table:formula="of:=[.B167]-[.A167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846E+018" calcext:value-type="float">
            <text:p>1.59131219400846E+018</text:p>
          </table:table-cell>
          <table:table-cell office:value-type="float" office:value="1.5913121940085E+018" calcext:value-type="float">
            <text:p>1.5913121940085E+018</text:p>
          </table:table-cell>
          <table:table-cell table:formula="of:=[.B168]-[.A168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847E+018" calcext:value-type="float">
            <text:p>1.59131219400847E+018</text:p>
          </table:table-cell>
          <table:table-cell office:value-type="float" office:value="1.59131219400852E+018" calcext:value-type="float">
            <text:p>1.59131219400852E+018</text:p>
          </table:table-cell>
          <table:table-cell table:formula="of:=[.B169]-[.A169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0849E+018" calcext:value-type="float">
            <text:p>1.59131219400849E+018</text:p>
          </table:table-cell>
          <table:table-cell office:value-type="float" office:value="1.59131219400854E+018" calcext:value-type="float">
            <text:p>1.59131219400854E+018</text:p>
          </table:table-cell>
          <table:table-cell table:formula="of:=[.B170]-[.A170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0851E+018" calcext:value-type="float">
            <text:p>1.59131219400851E+018</text:p>
          </table:table-cell>
          <table:table-cell office:value-type="float" office:value="1.59131219400856E+018" calcext:value-type="float">
            <text:p>1.59131219400856E+018</text:p>
          </table:table-cell>
          <table:table-cell table:formula="of:=[.B171]-[.A171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0853E+018" calcext:value-type="float">
            <text:p>1.59131219400853E+018</text:p>
          </table:table-cell>
          <table:table-cell office:value-type="float" office:value="1.59131219400858E+018" calcext:value-type="float">
            <text:p>1.59131219400858E+018</text:p>
          </table:table-cell>
          <table:table-cell table:formula="of:=[.B172]-[.A172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0855E+018" calcext:value-type="float">
            <text:p>1.59131219400855E+018</text:p>
          </table:table-cell>
          <table:table-cell office:value-type="float" office:value="1.5913121940086E+018" calcext:value-type="float">
            <text:p>1.5913121940086E+018</text:p>
          </table:table-cell>
          <table:table-cell table:formula="of:=[.B173]-[.A173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0857E+018" calcext:value-type="float">
            <text:p>1.59131219400857E+018</text:p>
          </table:table-cell>
          <table:table-cell office:value-type="float" office:value="1.59131219400861E+018" calcext:value-type="float">
            <text:p>1.59131219400861E+018</text:p>
          </table:table-cell>
          <table:table-cell table:formula="of:=[.B174]-[.A174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859E+018" calcext:value-type="float">
            <text:p>1.59131219400859E+018</text:p>
          </table:table-cell>
          <table:table-cell office:value-type="float" office:value="1.59131219400863E+018" calcext:value-type="float">
            <text:p>1.59131219400863E+018</text:p>
          </table:table-cell>
          <table:table-cell table:formula="of:=[.B175]-[.A175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861E+018" calcext:value-type="float">
            <text:p>1.59131219400861E+018</text:p>
          </table:table-cell>
          <table:table-cell office:value-type="float" office:value="1.59131219400865E+018" calcext:value-type="float">
            <text:p>1.59131219400865E+018</text:p>
          </table:table-cell>
          <table:table-cell table:formula="of:=[.B176]-[.A176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0862E+018" calcext:value-type="float">
            <text:p>1.59131219400862E+018</text:p>
          </table:table-cell>
          <table:table-cell office:value-type="float" office:value="1.59131219400867E+018" calcext:value-type="float">
            <text:p>1.59131219400867E+018</text:p>
          </table:table-cell>
          <table:table-cell table:formula="of:=[.B177]-[.A177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0864E+018" calcext:value-type="float">
            <text:p>1.59131219400864E+018</text:p>
          </table:table-cell>
          <table:table-cell office:value-type="float" office:value="1.59131219400869E+018" calcext:value-type="float">
            <text:p>1.59131219400869E+018</text:p>
          </table:table-cell>
          <table:table-cell table:formula="of:=[.B178]-[.A178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0866E+018" calcext:value-type="float">
            <text:p>1.59131219400866E+018</text:p>
          </table:table-cell>
          <table:table-cell office:value-type="float" office:value="1.59131219400871E+018" calcext:value-type="float">
            <text:p>1.59131219400871E+018</text:p>
          </table:table-cell>
          <table:table-cell table:formula="of:=[.B179]-[.A179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0868E+018" calcext:value-type="float">
            <text:p>1.59131219400868E+018</text:p>
          </table:table-cell>
          <table:table-cell office:value-type="float" office:value="1.59131219400873E+018" calcext:value-type="float">
            <text:p>1.59131219400873E+018</text:p>
          </table:table-cell>
          <table:table-cell table:formula="of:=[.B180]-[.A180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087E+018" calcext:value-type="float">
            <text:p>1.5913121940087E+018</text:p>
          </table:table-cell>
          <table:table-cell office:value-type="float" office:value="1.59131219400874E+018" calcext:value-type="float">
            <text:p>1.59131219400874E+018</text:p>
          </table:table-cell>
          <table:table-cell table:formula="of:=[.B181]-[.A181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872E+018" calcext:value-type="float">
            <text:p>1.59131219400872E+018</text:p>
          </table:table-cell>
          <table:table-cell office:value-type="float" office:value="1.59131219400876E+018" calcext:value-type="float">
            <text:p>1.59131219400876E+018</text:p>
          </table:table-cell>
          <table:table-cell table:formula="of:=[.B182]-[.A182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874E+018" calcext:value-type="float">
            <text:p>1.59131219400874E+018</text:p>
          </table:table-cell>
          <table:table-cell office:value-type="float" office:value="1.59131219400878E+018" calcext:value-type="float">
            <text:p>1.59131219400878E+018</text:p>
          </table:table-cell>
          <table:table-cell table:formula="of:=[.B183]-[.A183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876E+018" calcext:value-type="float">
            <text:p>1.59131219400876E+018</text:p>
          </table:table-cell>
          <table:table-cell office:value-type="float" office:value="1.5913121940088E+018" calcext:value-type="float">
            <text:p>1.5913121940088E+018</text:p>
          </table:table-cell>
          <table:table-cell table:formula="of:=[.B184]-[.A184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877E+018" calcext:value-type="float">
            <text:p>1.59131219400877E+018</text:p>
          </table:table-cell>
          <table:table-cell office:value-type="float" office:value="1.59131219400882E+018" calcext:value-type="float">
            <text:p>1.59131219400882E+018</text:p>
          </table:table-cell>
          <table:table-cell table:formula="of:=[.B185]-[.A185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0879E+018" calcext:value-type="float">
            <text:p>1.59131219400879E+018</text:p>
          </table:table-cell>
          <table:table-cell office:value-type="float" office:value="1.59131219400884E+018" calcext:value-type="float">
            <text:p>1.59131219400884E+018</text:p>
          </table:table-cell>
          <table:table-cell table:formula="of:=[.B186]-[.A186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0881E+018" calcext:value-type="float">
            <text:p>1.59131219400881E+018</text:p>
          </table:table-cell>
          <table:table-cell office:value-type="float" office:value="1.59131219400886E+018" calcext:value-type="float">
            <text:p>1.59131219400886E+018</text:p>
          </table:table-cell>
          <table:table-cell table:formula="of:=[.B187]-[.A187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0883E+018" calcext:value-type="float">
            <text:p>1.59131219400883E+018</text:p>
          </table:table-cell>
          <table:table-cell office:value-type="float" office:value="1.59131219400887E+018" calcext:value-type="float">
            <text:p>1.59131219400887E+018</text:p>
          </table:table-cell>
          <table:table-cell table:formula="of:=[.B188]-[.A188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0885E+018" calcext:value-type="float">
            <text:p>1.59131219400885E+018</text:p>
          </table:table-cell>
          <table:table-cell office:value-type="float" office:value="1.59131219400889E+018" calcext:value-type="float">
            <text:p>1.59131219400889E+018</text:p>
          </table:table-cell>
          <table:table-cell table:formula="of:=[.B189]-[.A189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887E+018" calcext:value-type="float">
            <text:p>1.59131219400887E+018</text:p>
          </table:table-cell>
          <table:table-cell office:value-type="float" office:value="1.59131219400891E+018" calcext:value-type="float">
            <text:p>1.59131219400891E+018</text:p>
          </table:table-cell>
          <table:table-cell table:formula="of:=[.B190]-[.A190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889E+018" calcext:value-type="float">
            <text:p>1.59131219400889E+018</text:p>
          </table:table-cell>
          <table:table-cell office:value-type="float" office:value="1.59131219400893E+018" calcext:value-type="float">
            <text:p>1.59131219400893E+018</text:p>
          </table:table-cell>
          <table:table-cell table:formula="of:=[.B191]-[.A191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89E+018" calcext:value-type="float">
            <text:p>1.5913121940089E+018</text:p>
          </table:table-cell>
          <table:table-cell office:value-type="float" office:value="1.59131219400895E+018" calcext:value-type="float">
            <text:p>1.59131219400895E+018</text:p>
          </table:table-cell>
          <table:table-cell table:formula="of:=[.B192]-[.A192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0892E+018" calcext:value-type="float">
            <text:p>1.59131219400892E+018</text:p>
          </table:table-cell>
          <table:table-cell office:value-type="float" office:value="1.59131219400897E+018" calcext:value-type="float">
            <text:p>1.59131219400897E+018</text:p>
          </table:table-cell>
          <table:table-cell table:formula="of:=[.B193]-[.A193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0894E+018" calcext:value-type="float">
            <text:p>1.59131219400894E+018</text:p>
          </table:table-cell>
          <table:table-cell office:value-type="float" office:value="1.59131219400899E+018" calcext:value-type="float">
            <text:p>1.59131219400899E+018</text:p>
          </table:table-cell>
          <table:table-cell table:formula="of:=[.B194]-[.A194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0896E+018" calcext:value-type="float">
            <text:p>1.59131219400896E+018</text:p>
          </table:table-cell>
          <table:table-cell office:value-type="float" office:value="1.591312194009E+018" calcext:value-type="float">
            <text:p>1.591312194009E+018</text:p>
          </table:table-cell>
          <table:table-cell table:formula="of:=[.B195]-[.A195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0898E+018" calcext:value-type="float">
            <text:p>1.59131219400898E+018</text:p>
          </table:table-cell>
          <table:table-cell office:value-type="float" office:value="1.59131219400902E+018" calcext:value-type="float">
            <text:p>1.59131219400902E+018</text:p>
          </table:table-cell>
          <table:table-cell table:formula="of:=[.B196]-[.A196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9E+018" calcext:value-type="float">
            <text:p>1.591312194009E+018</text:p>
          </table:table-cell>
          <table:table-cell office:value-type="float" office:value="1.59131219400905E+018" calcext:value-type="float">
            <text:p>1.59131219400905E+018</text:p>
          </table:table-cell>
          <table:table-cell table:formula="of:=[.B197]-[.A197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0901E+018" calcext:value-type="float">
            <text:p>1.59131219400901E+018</text:p>
          </table:table-cell>
          <table:table-cell office:value-type="float" office:value="1.59131219400907E+018" calcext:value-type="float">
            <text:p>1.59131219400907E+018</text:p>
          </table:table-cell>
          <table:table-cell table:formula="of:=[.B198]-[.A198]" office:value-type="float" office:value="60160" calcext:value-type="float">
            <text:p>60160</text:p>
          </table:table-cell>
        </table:table-row>
        <table:table-row table:style-name="ro1">
          <table:table-cell office:value-type="float" office:value="1.59131219400903E+018" calcext:value-type="float">
            <text:p>1.59131219400903E+018</text:p>
          </table:table-cell>
          <table:table-cell office:value-type="float" office:value="1.59131219400908E+018" calcext:value-type="float">
            <text:p>1.59131219400908E+018</text:p>
          </table:table-cell>
          <table:table-cell table:formula="of:=[.B199]-[.A199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0907E+018" calcext:value-type="float">
            <text:p>1.59131219400907E+018</text:p>
          </table:table-cell>
          <table:table-cell office:value-type="float" office:value="1.5913121940091E+018" calcext:value-type="float">
            <text:p>1.5913121940091E+018</text:p>
          </table:table-cell>
          <table:table-cell table:formula="of:=[.B200]-[.A200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0909E+018" calcext:value-type="float">
            <text:p>1.59131219400909E+018</text:p>
          </table:table-cell>
          <table:table-cell office:value-type="float" office:value="1.59131219400913E+018" calcext:value-type="float">
            <text:p>1.59131219400913E+018</text:p>
          </table:table-cell>
          <table:table-cell table:formula="of:=[.B201]-[.A201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912E+018" calcext:value-type="float">
            <text:p>1.59131219400912E+018</text:p>
          </table:table-cell>
          <table:table-cell office:value-type="float" office:value="1.59131219400915E+018" calcext:value-type="float">
            <text:p>1.59131219400915E+018</text:p>
          </table:table-cell>
          <table:table-cell table:formula="of:=[.B202]-[.A202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0914E+018" calcext:value-type="float">
            <text:p>1.59131219400914E+018</text:p>
          </table:table-cell>
          <table:table-cell office:value-type="float" office:value="1.59131219400917E+018" calcext:value-type="float">
            <text:p>1.59131219400917E+018</text:p>
          </table:table-cell>
          <table:table-cell table:formula="of:=[.B203]-[.A203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0916E+018" calcext:value-type="float">
            <text:p>1.59131219400916E+018</text:p>
          </table:table-cell>
          <table:table-cell office:value-type="float" office:value="1.59131219400919E+018" calcext:value-type="float">
            <text:p>1.59131219400919E+018</text:p>
          </table:table-cell>
          <table:table-cell table:formula="of:=[.B204]-[.A204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0918E+018" calcext:value-type="float">
            <text:p>1.59131219400918E+018</text:p>
          </table:table-cell>
          <table:table-cell office:value-type="float" office:value="1.59131219400922E+018" calcext:value-type="float">
            <text:p>1.59131219400922E+018</text:p>
          </table:table-cell>
          <table:table-cell table:formula="of:=[.B205]-[.A205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921E+018" calcext:value-type="float">
            <text:p>1.59131219400921E+018</text:p>
          </table:table-cell>
          <table:table-cell office:value-type="float" office:value="1.59131219400931E+018" calcext:value-type="float">
            <text:p>1.59131219400931E+018</text:p>
          </table:table-cell>
          <table:table-cell table:formula="of:=[.B206]-[.A206]" office:value-type="float" office:value="100096" calcext:value-type="float">
            <text:p>100096</text:p>
          </table:table-cell>
        </table:table-row>
        <table:table-row table:style-name="ro1">
          <table:table-cell office:value-type="float" office:value="1.5913121940093E+018" calcext:value-type="float">
            <text:p>1.5913121940093E+018</text:p>
          </table:table-cell>
          <table:table-cell office:value-type="float" office:value="1.59131219400936E+018" calcext:value-type="float">
            <text:p>1.59131219400936E+018</text:p>
          </table:table-cell>
          <table:table-cell table:formula="of:=[.B207]-[.A207]" office:value-type="float" office:value="59904" calcext:value-type="float">
            <text:p>59904</text:p>
          </table:table-cell>
        </table:table-row>
        <table:table-row table:style-name="ro1">
          <table:table-cell office:value-type="float" office:value="1.59131219400933E+018" calcext:value-type="float">
            <text:p>1.59131219400933E+018</text:p>
          </table:table-cell>
          <table:table-cell office:value-type="float" office:value="1.5913121940094E+018" calcext:value-type="float">
            <text:p>1.5913121940094E+018</text:p>
          </table:table-cell>
          <table:table-cell table:formula="of:=[.B208]-[.A208]" office:value-type="float" office:value="70144" calcext:value-type="float">
            <text:p>70144</text:p>
          </table:table-cell>
        </table:table-row>
        <table:table-row table:style-name="ro1">
          <table:table-cell office:value-type="float" office:value="1.59131219400935E+018" calcext:value-type="float">
            <text:p>1.59131219400935E+018</text:p>
          </table:table-cell>
          <table:table-cell office:value-type="float" office:value="1.59131219400942E+018" calcext:value-type="float">
            <text:p>1.59131219400942E+018</text:p>
          </table:table-cell>
          <table:table-cell table:formula="of:=[.B209]-[.A209]" office:value-type="float" office:value="70144" calcext:value-type="float">
            <text:p>70144</text:p>
          </table:table-cell>
        </table:table-row>
        <table:table-row table:style-name="ro1">
          <table:table-cell office:value-type="float" office:value="1.59131219400937E+018" calcext:value-type="float">
            <text:p>1.59131219400937E+018</text:p>
          </table:table-cell>
          <table:table-cell office:value-type="float" office:value="1.59131219400945E+018" calcext:value-type="float">
            <text:p>1.59131219400945E+018</text:p>
          </table:table-cell>
          <table:table-cell table:formula="of:=[.B210]-[.A210]" office:value-type="float" office:value="80384" calcext:value-type="float">
            <text:p>80384</text:p>
          </table:table-cell>
        </table:table-row>
        <table:table-row table:style-name="ro1">
          <table:table-cell office:value-type="float" office:value="1.59131219400941E+018" calcext:value-type="float">
            <text:p>1.59131219400941E+018</text:p>
          </table:table-cell>
          <table:table-cell office:value-type="float" office:value="1.59131219400946E+018" calcext:value-type="float">
            <text:p>1.59131219400946E+018</text:p>
          </table:table-cell>
          <table:table-cell table:formula="of:=[.B211]-[.A211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0943E+018" calcext:value-type="float">
            <text:p>1.59131219400943E+018</text:p>
          </table:table-cell>
          <table:table-cell office:value-type="float" office:value="1.59131219400949E+018" calcext:value-type="float">
            <text:p>1.59131219400949E+018</text:p>
          </table:table-cell>
          <table:table-cell table:formula="of:=[.B212]-[.A212]" office:value-type="float" office:value="60160" calcext:value-type="float">
            <text:p>60160</text:p>
          </table:table-cell>
        </table:table-row>
        <table:table-row table:style-name="ro1">
          <table:table-cell office:value-type="float" office:value="1.59131219400946E+018" calcext:value-type="float">
            <text:p>1.59131219400946E+018</text:p>
          </table:table-cell>
          <table:table-cell office:value-type="float" office:value="1.59131219400952E+018" calcext:value-type="float">
            <text:p>1.59131219400952E+018</text:p>
          </table:table-cell>
          <table:table-cell table:formula="of:=[.B213]-[.A213]" office:value-type="float" office:value="59904" calcext:value-type="float">
            <text:p>59904</text:p>
          </table:table-cell>
        </table:table-row>
        <table:table-row table:style-name="ro1">
          <table:table-cell office:value-type="float" office:value="1.59131219400948E+018" calcext:value-type="float">
            <text:p>1.59131219400948E+018</text:p>
          </table:table-cell>
          <table:table-cell office:value-type="float" office:value="1.59131219400953E+018" calcext:value-type="float">
            <text:p>1.59131219400953E+018</text:p>
          </table:table-cell>
          <table:table-cell table:formula="of:=[.B214]-[.A214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095E+018" calcext:value-type="float">
            <text:p>1.5913121940095E+018</text:p>
          </table:table-cell>
          <table:table-cell office:value-type="float" office:value="1.59131219400955E+018" calcext:value-type="float">
            <text:p>1.59131219400955E+018</text:p>
          </table:table-cell>
          <table:table-cell table:formula="of:=[.B215]-[.A215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0952E+018" calcext:value-type="float">
            <text:p>1.59131219400952E+018</text:p>
          </table:table-cell>
          <table:table-cell office:value-type="float" office:value="1.59131219400956E+018" calcext:value-type="float">
            <text:p>1.59131219400956E+018</text:p>
          </table:table-cell>
          <table:table-cell table:formula="of:=[.B216]-[.A216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0954E+018" calcext:value-type="float">
            <text:p>1.59131219400954E+018</text:p>
          </table:table-cell>
          <table:table-cell office:value-type="float" office:value="1.59131219400959E+018" calcext:value-type="float">
            <text:p>1.59131219400959E+018</text:p>
          </table:table-cell>
          <table:table-cell table:formula="of:=[.B217]-[.A217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0956E+018" calcext:value-type="float">
            <text:p>1.59131219400956E+018</text:p>
          </table:table-cell>
          <table:table-cell office:value-type="float" office:value="1.5913121940096E+018" calcext:value-type="float">
            <text:p>1.5913121940096E+018</text:p>
          </table:table-cell>
          <table:table-cell table:formula="of:=[.B218]-[.A218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957E+018" calcext:value-type="float">
            <text:p>1.59131219400957E+018</text:p>
          </table:table-cell>
          <table:table-cell office:value-type="float" office:value="1.59131219400962E+018" calcext:value-type="float">
            <text:p>1.59131219400962E+018</text:p>
          </table:table-cell>
          <table:table-cell table:formula="of:=[.B219]-[.A219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0959E+018" calcext:value-type="float">
            <text:p>1.59131219400959E+018</text:p>
          </table:table-cell>
          <table:table-cell office:value-type="float" office:value="1.59131219400963E+018" calcext:value-type="float">
            <text:p>1.59131219400963E+018</text:p>
          </table:table-cell>
          <table:table-cell table:formula="of:=[.B220]-[.A220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961E+018" calcext:value-type="float">
            <text:p>1.59131219400961E+018</text:p>
          </table:table-cell>
          <table:table-cell office:value-type="float" office:value="1.59131219400966E+018" calcext:value-type="float">
            <text:p>1.59131219400966E+018</text:p>
          </table:table-cell>
          <table:table-cell table:formula="of:=[.B221]-[.A221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0963E+018" calcext:value-type="float">
            <text:p>1.59131219400963E+018</text:p>
          </table:table-cell>
          <table:table-cell office:value-type="float" office:value="1.59131219400969E+018" calcext:value-type="float">
            <text:p>1.59131219400969E+018</text:p>
          </table:table-cell>
          <table:table-cell table:formula="of:=[.B222]-[.A222]" office:value-type="float" office:value="59904" calcext:value-type="float">
            <text:p>59904</text:p>
          </table:table-cell>
        </table:table-row>
        <table:table-row table:style-name="ro1">
          <table:table-cell office:value-type="float" office:value="1.59131219400965E+018" calcext:value-type="float">
            <text:p>1.59131219400965E+018</text:p>
          </table:table-cell>
          <table:table-cell office:value-type="float" office:value="1.5913121940097E+018" calcext:value-type="float">
            <text:p>1.5913121940097E+018</text:p>
          </table:table-cell>
          <table:table-cell table:formula="of:=[.B223]-[.A223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0967E+018" calcext:value-type="float">
            <text:p>1.59131219400967E+018</text:p>
          </table:table-cell>
          <table:table-cell office:value-type="float" office:value="1.59131219400971E+018" calcext:value-type="float">
            <text:p>1.59131219400971E+018</text:p>
          </table:table-cell>
          <table:table-cell table:formula="of:=[.B224]-[.A224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969E+018" calcext:value-type="float">
            <text:p>1.59131219400969E+018</text:p>
          </table:table-cell>
          <table:table-cell office:value-type="float" office:value="1.59131219400973E+018" calcext:value-type="float">
            <text:p>1.59131219400973E+018</text:p>
          </table:table-cell>
          <table:table-cell table:formula="of:=[.B225]-[.A225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97E+018" calcext:value-type="float">
            <text:p>1.5913121940097E+018</text:p>
          </table:table-cell>
          <table:table-cell office:value-type="float" office:value="1.59131219400975E+018" calcext:value-type="float">
            <text:p>1.59131219400975E+018</text:p>
          </table:table-cell>
          <table:table-cell table:formula="of:=[.B226]-[.A226]" office:value-type="float" office:value="49664" calcext:value-type="float">
            <text:p>49664</text:p>
          </table:table-cell>
        </table:table-row>
        <table:table-row table:style-name="ro1">
          <table:table-cell office:value-type="float" office:value="1.59131219400972E+018" calcext:value-type="float">
            <text:p>1.59131219400972E+018</text:p>
          </table:table-cell>
          <table:table-cell office:value-type="float" office:value="1.59131219400977E+018" calcext:value-type="float">
            <text:p>1.59131219400977E+018</text:p>
          </table:table-cell>
          <table:table-cell table:formula="of:=[.B227]-[.A227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0974E+018" calcext:value-type="float">
            <text:p>1.59131219400974E+018</text:p>
          </table:table-cell>
          <table:table-cell office:value-type="float" office:value="1.59131219400979E+018" calcext:value-type="float">
            <text:p>1.59131219400979E+018</text:p>
          </table:table-cell>
          <table:table-cell table:formula="of:=[.B228]-[.A228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0976E+018" calcext:value-type="float">
            <text:p>1.59131219400976E+018</text:p>
          </table:table-cell>
          <table:table-cell office:value-type="float" office:value="1.59131219400981E+018" calcext:value-type="float">
            <text:p>1.59131219400981E+018</text:p>
          </table:table-cell>
          <table:table-cell table:formula="of:=[.B229]-[.A229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0978E+018" calcext:value-type="float">
            <text:p>1.59131219400978E+018</text:p>
          </table:table-cell>
          <table:table-cell office:value-type="float" office:value="1.59131219400983E+018" calcext:value-type="float">
            <text:p>1.59131219400983E+018</text:p>
          </table:table-cell>
          <table:table-cell table:formula="of:=[.B230]-[.A230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098E+018" calcext:value-type="float">
            <text:p>1.5913121940098E+018</text:p>
          </table:table-cell>
          <table:table-cell office:value-type="float" office:value="1.59131219400985E+018" calcext:value-type="float">
            <text:p>1.59131219400985E+018</text:p>
          </table:table-cell>
          <table:table-cell table:formula="of:=[.B231]-[.A231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0982E+018" calcext:value-type="float">
            <text:p>1.59131219400982E+018</text:p>
          </table:table-cell>
          <table:table-cell office:value-type="float" office:value="1.59131219400987E+018" calcext:value-type="float">
            <text:p>1.59131219400987E+018</text:p>
          </table:table-cell>
          <table:table-cell table:formula="of:=[.B232]-[.A232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0984E+018" calcext:value-type="float">
            <text:p>1.59131219400984E+018</text:p>
          </table:table-cell>
          <table:table-cell office:value-type="float" office:value="1.59131219400989E+018" calcext:value-type="float">
            <text:p>1.59131219400989E+018</text:p>
          </table:table-cell>
          <table:table-cell table:formula="of:=[.B233]-[.A233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0986E+018" calcext:value-type="float">
            <text:p>1.59131219400986E+018</text:p>
          </table:table-cell>
          <table:table-cell office:value-type="float" office:value="1.5913121940099E+018" calcext:value-type="float">
            <text:p>1.5913121940099E+018</text:p>
          </table:table-cell>
          <table:table-cell table:formula="of:=[.B234]-[.A234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988E+018" calcext:value-type="float">
            <text:p>1.59131219400988E+018</text:p>
          </table:table-cell>
          <table:table-cell office:value-type="float" office:value="1.59131219400992E+018" calcext:value-type="float">
            <text:p>1.59131219400992E+018</text:p>
          </table:table-cell>
          <table:table-cell table:formula="of:=[.B235]-[.A235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99E+018" calcext:value-type="float">
            <text:p>1.5913121940099E+018</text:p>
          </table:table-cell>
          <table:table-cell office:value-type="float" office:value="1.59131219400994E+018" calcext:value-type="float">
            <text:p>1.59131219400994E+018</text:p>
          </table:table-cell>
          <table:table-cell table:formula="of:=[.B236]-[.A236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0991E+018" calcext:value-type="float">
            <text:p>1.59131219400991E+018</text:p>
          </table:table-cell>
          <table:table-cell office:value-type="float" office:value="1.59131219400996E+018" calcext:value-type="float">
            <text:p>1.59131219400996E+018</text:p>
          </table:table-cell>
          <table:table-cell table:formula="of:=[.B237]-[.A237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0993E+018" calcext:value-type="float">
            <text:p>1.59131219400993E+018</text:p>
          </table:table-cell>
          <table:table-cell office:value-type="float" office:value="1.59131219400998E+018" calcext:value-type="float">
            <text:p>1.59131219400998E+018</text:p>
          </table:table-cell>
          <table:table-cell table:formula="of:=[.B238]-[.A238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0995E+018" calcext:value-type="float">
            <text:p>1.59131219400995E+018</text:p>
          </table:table-cell>
          <table:table-cell office:value-type="float" office:value="1.59131219401E+018" calcext:value-type="float">
            <text:p>1.59131219401E+018</text:p>
          </table:table-cell>
          <table:table-cell table:formula="of:=[.B239]-[.A239]" office:value-type="float" office:value="49664" calcext:value-type="float">
            <text:p>49664</text:p>
          </table:table-cell>
        </table:table-row>
        <table:table-row table:style-name="ro1">
          <table:table-cell office:value-type="float" office:value="1.59131219400997E+018" calcext:value-type="float">
            <text:p>1.59131219400997E+018</text:p>
          </table:table-cell>
          <table:table-cell office:value-type="float" office:value="1.59131219401002E+018" calcext:value-type="float">
            <text:p>1.59131219401002E+018</text:p>
          </table:table-cell>
          <table:table-cell table:formula="of:=[.B240]-[.A240]" office:value-type="float" office:value="49664" calcext:value-type="float">
            <text:p>49664</text:p>
          </table:table-cell>
        </table:table-row>
        <table:table-row table:style-name="ro1">
          <table:table-cell office:value-type="float" office:value="1.59131219400999E+018" calcext:value-type="float">
            <text:p>1.59131219400999E+018</text:p>
          </table:table-cell>
          <table:table-cell office:value-type="float" office:value="1.59131219401006E+018" calcext:value-type="float">
            <text:p>1.59131219401006E+018</text:p>
          </table:table-cell>
          <table:table-cell table:formula="of:=[.B241]-[.A241]" office:value-type="float" office:value="69632" calcext:value-type="float">
            <text:p>69632</text:p>
          </table:table-cell>
        </table:table-row>
        <table:table-row table:style-name="ro1">
          <table:table-cell office:value-type="float" office:value="1.59131219401001E+018" calcext:value-type="float">
            <text:p>1.59131219401001E+018</text:p>
          </table:table-cell>
          <table:table-cell office:value-type="float" office:value="1.59131219401007E+018" calcext:value-type="float">
            <text:p>1.59131219401007E+018</text:p>
          </table:table-cell>
          <table:table-cell table:formula="of:=[.B242]-[.A242]" office:value-type="float" office:value="59904" calcext:value-type="float">
            <text:p>59904</text:p>
          </table:table-cell>
        </table:table-row>
        <table:table-row table:style-name="ro1">
          <table:table-cell office:value-type="float" office:value="1.59131219401003E+018" calcext:value-type="float">
            <text:p>1.59131219401003E+018</text:p>
          </table:table-cell>
          <table:table-cell office:value-type="float" office:value="1.5913121940101E+018" calcext:value-type="float">
            <text:p>1.5913121940101E+018</text:p>
          </table:table-cell>
          <table:table-cell table:formula="of:=[.B243]-[.A243]" office:value-type="float" office:value="69888" calcext:value-type="float">
            <text:p>69888</text:p>
          </table:table-cell>
        </table:table-row>
        <table:table-row table:style-name="ro1">
          <table:table-cell office:value-type="float" office:value="1.59131219401007E+018" calcext:value-type="float">
            <text:p>1.59131219401007E+018</text:p>
          </table:table-cell>
          <table:table-cell office:value-type="float" office:value="1.59131219401013E+018" calcext:value-type="float">
            <text:p>1.59131219401013E+018</text:p>
          </table:table-cell>
          <table:table-cell table:formula="of:=[.B244]-[.A244]" office:value-type="float" office:value="59904" calcext:value-type="float">
            <text:p>59904</text:p>
          </table:table-cell>
        </table:table-row>
        <table:table-row table:style-name="ro1">
          <table:table-cell office:value-type="float" office:value="1.59131219401009E+018" calcext:value-type="float">
            <text:p>1.59131219401009E+018</text:p>
          </table:table-cell>
          <table:table-cell office:value-type="float" office:value="1.59131219401014E+018" calcext:value-type="float">
            <text:p>1.59131219401014E+018</text:p>
          </table:table-cell>
          <table:table-cell table:formula="of:=[.B245]-[.A245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1011E+018" calcext:value-type="float">
            <text:p>1.59131219401011E+018</text:p>
          </table:table-cell>
          <table:table-cell office:value-type="float" office:value="1.59131219401016E+018" calcext:value-type="float">
            <text:p>1.59131219401016E+018</text:p>
          </table:table-cell>
          <table:table-cell table:formula="of:=[.B246]-[.A246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1013E+018" calcext:value-type="float">
            <text:p>1.59131219401013E+018</text:p>
          </table:table-cell>
          <table:table-cell office:value-type="float" office:value="1.59131219401017E+018" calcext:value-type="float">
            <text:p>1.59131219401017E+018</text:p>
          </table:table-cell>
          <table:table-cell table:formula="of:=[.B247]-[.A247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015E+018" calcext:value-type="float">
            <text:p>1.59131219401015E+018</text:p>
          </table:table-cell>
          <table:table-cell office:value-type="float" office:value="1.59131219401019E+018" calcext:value-type="float">
            <text:p>1.59131219401019E+018</text:p>
          </table:table-cell>
          <table:table-cell table:formula="of:=[.B248]-[.A248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017E+018" calcext:value-type="float">
            <text:p>1.59131219401017E+018</text:p>
          </table:table-cell>
          <table:table-cell office:value-type="float" office:value="1.5913121940102E+018" calcext:value-type="float">
            <text:p>1.5913121940102E+018</text:p>
          </table:table-cell>
          <table:table-cell table:formula="of:=[.B249]-[.A249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018E+018" calcext:value-type="float">
            <text:p>1.59131219401018E+018</text:p>
          </table:table-cell>
          <table:table-cell office:value-type="float" office:value="1.59131219401023E+018" calcext:value-type="float">
            <text:p>1.59131219401023E+018</text:p>
          </table:table-cell>
          <table:table-cell table:formula="of:=[.B250]-[.A250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102E+018" calcext:value-type="float">
            <text:p>1.5913121940102E+018</text:p>
          </table:table-cell>
          <table:table-cell office:value-type="float" office:value="1.59131219401025E+018" calcext:value-type="float">
            <text:p>1.59131219401025E+018</text:p>
          </table:table-cell>
          <table:table-cell table:formula="of:=[.B251]-[.A251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1022E+018" calcext:value-type="float">
            <text:p>1.59131219401022E+018</text:p>
          </table:table-cell>
          <table:table-cell office:value-type="float" office:value="1.59131219401026E+018" calcext:value-type="float">
            <text:p>1.59131219401026E+018</text:p>
          </table:table-cell>
          <table:table-cell table:formula="of:=[.B252]-[.A252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024E+018" calcext:value-type="float">
            <text:p>1.59131219401024E+018</text:p>
          </table:table-cell>
          <table:table-cell office:value-type="float" office:value="1.59131219401028E+018" calcext:value-type="float">
            <text:p>1.59131219401028E+018</text:p>
          </table:table-cell>
          <table:table-cell table:formula="of:=[.B253]-[.A253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026E+018" calcext:value-type="float">
            <text:p>1.59131219401026E+018</text:p>
          </table:table-cell>
          <table:table-cell office:value-type="float" office:value="1.59131219401031E+018" calcext:value-type="float">
            <text:p>1.59131219401031E+018</text:p>
          </table:table-cell>
          <table:table-cell table:formula="of:=[.B254]-[.A254]" office:value-type="float" office:value="49664" calcext:value-type="float">
            <text:p>49664</text:p>
          </table:table-cell>
        </table:table-row>
        <table:table-row table:style-name="ro1">
          <table:table-cell office:value-type="float" office:value="1.59131219401028E+018" calcext:value-type="float">
            <text:p>1.59131219401028E+018</text:p>
          </table:table-cell>
          <table:table-cell office:value-type="float" office:value="1.59131219401032E+018" calcext:value-type="float">
            <text:p>1.59131219401032E+018</text:p>
          </table:table-cell>
          <table:table-cell table:formula="of:=[.B255]-[.A255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03E+018" calcext:value-type="float">
            <text:p>1.5913121940103E+018</text:p>
          </table:table-cell>
          <table:table-cell office:value-type="float" office:value="1.59131219401034E+018" calcext:value-type="float">
            <text:p>1.59131219401034E+018</text:p>
          </table:table-cell>
          <table:table-cell table:formula="of:=[.B256]-[.A256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032E+018" calcext:value-type="float">
            <text:p>1.59131219401032E+018</text:p>
          </table:table-cell>
          <table:table-cell office:value-type="float" office:value="1.59131219401037E+018" calcext:value-type="float">
            <text:p>1.59131219401037E+018</text:p>
          </table:table-cell>
          <table:table-cell table:formula="of:=[.B257]-[.A257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1033E+018" calcext:value-type="float">
            <text:p>1.59131219401033E+018</text:p>
          </table:table-cell>
          <table:table-cell office:value-type="float" office:value="1.59131219401038E+018" calcext:value-type="float">
            <text:p>1.59131219401038E+018</text:p>
          </table:table-cell>
          <table:table-cell table:formula="of:=[.B258]-[.A258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1035E+018" calcext:value-type="float">
            <text:p>1.59131219401035E+018</text:p>
          </table:table-cell>
          <table:table-cell office:value-type="float" office:value="1.5913121940104E+018" calcext:value-type="float">
            <text:p>1.5913121940104E+018</text:p>
          </table:table-cell>
          <table:table-cell table:formula="of:=[.B259]-[.A259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1037E+018" calcext:value-type="float">
            <text:p>1.59131219401037E+018</text:p>
          </table:table-cell>
          <table:table-cell office:value-type="float" office:value="1.59131219401041E+018" calcext:value-type="float">
            <text:p>1.59131219401041E+018</text:p>
          </table:table-cell>
          <table:table-cell table:formula="of:=[.B260]-[.A260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039E+018" calcext:value-type="float">
            <text:p>1.59131219401039E+018</text:p>
          </table:table-cell>
          <table:table-cell office:value-type="float" office:value="1.59131219401043E+018" calcext:value-type="float">
            <text:p>1.59131219401043E+018</text:p>
          </table:table-cell>
          <table:table-cell table:formula="of:=[.B261]-[.A261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041E+018" calcext:value-type="float">
            <text:p>1.59131219401041E+018</text:p>
          </table:table-cell>
          <table:table-cell office:value-type="float" office:value="1.59131219401044E+018" calcext:value-type="float">
            <text:p>1.59131219401044E+018</text:p>
          </table:table-cell>
          <table:table-cell table:formula="of:=[.B262]-[.A262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043E+018" calcext:value-type="float">
            <text:p>1.59131219401043E+018</text:p>
          </table:table-cell>
          <table:table-cell office:value-type="float" office:value="1.59131219401046E+018" calcext:value-type="float">
            <text:p>1.59131219401046E+018</text:p>
          </table:table-cell>
          <table:table-cell table:formula="of:=[.B263]-[.A263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045E+018" calcext:value-type="float">
            <text:p>1.59131219401045E+018</text:p>
          </table:table-cell>
          <table:table-cell office:value-type="float" office:value="1.59131219401049E+018" calcext:value-type="float">
            <text:p>1.59131219401049E+018</text:p>
          </table:table-cell>
          <table:table-cell table:formula="of:=[.B264]-[.A264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047E+018" calcext:value-type="float">
            <text:p>1.59131219401047E+018</text:p>
          </table:table-cell>
          <table:table-cell office:value-type="float" office:value="1.59131219401051E+018" calcext:value-type="float">
            <text:p>1.59131219401051E+018</text:p>
          </table:table-cell>
          <table:table-cell table:formula="of:=[.B265]-[.A265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048E+018" calcext:value-type="float">
            <text:p>1.59131219401048E+018</text:p>
          </table:table-cell>
          <table:table-cell office:value-type="float" office:value="1.59131219401052E+018" calcext:value-type="float">
            <text:p>1.59131219401052E+018</text:p>
          </table:table-cell>
          <table:table-cell table:formula="of:=[.B266]-[.A266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05E+018" calcext:value-type="float">
            <text:p>1.5913121940105E+018</text:p>
          </table:table-cell>
          <table:table-cell office:value-type="float" office:value="1.59131219401055E+018" calcext:value-type="float">
            <text:p>1.59131219401055E+018</text:p>
          </table:table-cell>
          <table:table-cell table:formula="of:=[.B267]-[.A267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1052E+018" calcext:value-type="float">
            <text:p>1.59131219401052E+018</text:p>
          </table:table-cell>
          <table:table-cell office:value-type="float" office:value="1.59131219401057E+018" calcext:value-type="float">
            <text:p>1.59131219401057E+018</text:p>
          </table:table-cell>
          <table:table-cell table:formula="of:=[.B268]-[.A268]" office:value-type="float" office:value="50432" calcext:value-type="float">
            <text:p>50432</text:p>
          </table:table-cell>
        </table:table-row>
        <table:table-row table:style-name="ro1">
          <table:table-cell office:value-type="float" office:value="1.59131219401054E+018" calcext:value-type="float">
            <text:p>1.59131219401054E+018</text:p>
          </table:table-cell>
          <table:table-cell office:value-type="float" office:value="1.59131219401058E+018" calcext:value-type="float">
            <text:p>1.59131219401058E+018</text:p>
          </table:table-cell>
          <table:table-cell table:formula="of:=[.B269]-[.A269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056E+018" calcext:value-type="float">
            <text:p>1.59131219401056E+018</text:p>
          </table:table-cell>
          <table:table-cell office:value-type="float" office:value="1.5913121940106E+018" calcext:value-type="float">
            <text:p>1.5913121940106E+018</text:p>
          </table:table-cell>
          <table:table-cell table:formula="of:=[.B270]-[.A270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058E+018" calcext:value-type="float">
            <text:p>1.59131219401058E+018</text:p>
          </table:table-cell>
          <table:table-cell office:value-type="float" office:value="1.59131219401062E+018" calcext:value-type="float">
            <text:p>1.59131219401062E+018</text:p>
          </table:table-cell>
          <table:table-cell table:formula="of:=[.B271]-[.A271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059E+018" calcext:value-type="float">
            <text:p>1.59131219401059E+018</text:p>
          </table:table-cell>
          <table:table-cell office:value-type="float" office:value="1.59131219401064E+018" calcext:value-type="float">
            <text:p>1.59131219401064E+018</text:p>
          </table:table-cell>
          <table:table-cell table:formula="of:=[.B272]-[.A272]" office:value-type="float" office:value="49664" calcext:value-type="float">
            <text:p>49664</text:p>
          </table:table-cell>
        </table:table-row>
        <table:table-row table:style-name="ro1">
          <table:table-cell office:value-type="float" office:value="1.59131219401061E+018" calcext:value-type="float">
            <text:p>1.59131219401061E+018</text:p>
          </table:table-cell>
          <table:table-cell office:value-type="float" office:value="1.59131219401067E+018" calcext:value-type="float">
            <text:p>1.59131219401067E+018</text:p>
          </table:table-cell>
          <table:table-cell table:formula="of:=[.B273]-[.A273]" office:value-type="float" office:value="59904" calcext:value-type="float">
            <text:p>59904</text:p>
          </table:table-cell>
        </table:table-row>
        <table:table-row table:style-name="ro1">
          <table:table-cell office:value-type="float" office:value="1.59131219401063E+018" calcext:value-type="float">
            <text:p>1.59131219401063E+018</text:p>
          </table:table-cell>
          <table:table-cell office:value-type="float" office:value="1.59131219401068E+018" calcext:value-type="float">
            <text:p>1.59131219401068E+018</text:p>
          </table:table-cell>
          <table:table-cell table:formula="of:=[.B274]-[.A274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1065E+018" calcext:value-type="float">
            <text:p>1.59131219401065E+018</text:p>
          </table:table-cell>
          <table:table-cell office:value-type="float" office:value="1.5913121940107E+018" calcext:value-type="float">
            <text:p>1.5913121940107E+018</text:p>
          </table:table-cell>
          <table:table-cell table:formula="of:=[.B275]-[.A275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1067E+018" calcext:value-type="float">
            <text:p>1.59131219401067E+018</text:p>
          </table:table-cell>
          <table:table-cell office:value-type="float" office:value="1.59131219401071E+018" calcext:value-type="float">
            <text:p>1.59131219401071E+018</text:p>
          </table:table-cell>
          <table:table-cell table:formula="of:=[.B276]-[.A276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068E+018" calcext:value-type="float">
            <text:p>1.59131219401068E+018</text:p>
          </table:table-cell>
          <table:table-cell office:value-type="float" office:value="1.59131219401074E+018" calcext:value-type="float">
            <text:p>1.59131219401074E+018</text:p>
          </table:table-cell>
          <table:table-cell table:formula="of:=[.B277]-[.A277]" office:value-type="float" office:value="59904" calcext:value-type="float">
            <text:p>59904</text:p>
          </table:table-cell>
        </table:table-row>
        <table:table-row table:style-name="ro1">
          <table:table-cell office:value-type="float" office:value="1.59131219401071E+018" calcext:value-type="float">
            <text:p>1.59131219401071E+018</text:p>
          </table:table-cell>
          <table:table-cell office:value-type="float" office:value="1.59131219401075E+018" calcext:value-type="float">
            <text:p>1.59131219401075E+018</text:p>
          </table:table-cell>
          <table:table-cell table:formula="of:=[.B278]-[.A278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074E+018" calcext:value-type="float">
            <text:p>1.59131219401074E+018</text:p>
          </table:table-cell>
          <table:table-cell office:value-type="float" office:value="1.5913121940108E+018" calcext:value-type="float">
            <text:p>1.5913121940108E+018</text:p>
          </table:table-cell>
          <table:table-cell table:formula="of:=[.B279]-[.A279]" office:value-type="float" office:value="60160" calcext:value-type="float">
            <text:p>60160</text:p>
          </table:table-cell>
        </table:table-row>
        <table:table-row table:style-name="ro1">
          <table:table-cell office:value-type="float" office:value="1.59131219401078E+018" calcext:value-type="float">
            <text:p>1.59131219401078E+018</text:p>
          </table:table-cell>
          <table:table-cell office:value-type="float" office:value="1.59131219401085E+018" calcext:value-type="float">
            <text:p>1.59131219401085E+018</text:p>
          </table:table-cell>
          <table:table-cell table:formula="of:=[.B280]-[.A280]" office:value-type="float" office:value="69888" calcext:value-type="float">
            <text:p>69888</text:p>
          </table:table-cell>
        </table:table-row>
        <table:table-row table:style-name="ro1">
          <table:table-cell office:value-type="float" office:value="1.59131219401082E+018" calcext:value-type="float">
            <text:p>1.59131219401082E+018</text:p>
          </table:table-cell>
          <table:table-cell office:value-type="float" office:value="1.59131219401088E+018" calcext:value-type="float">
            <text:p>1.59131219401088E+018</text:p>
          </table:table-cell>
          <table:table-cell table:formula="of:=[.B281]-[.A281]" office:value-type="float" office:value="59904" calcext:value-type="float">
            <text:p>59904</text:p>
          </table:table-cell>
        </table:table-row>
        <table:table-row table:style-name="ro1">
          <table:table-cell office:value-type="float" office:value="1.59131219401085E+018" calcext:value-type="float">
            <text:p>1.59131219401085E+018</text:p>
          </table:table-cell>
          <table:table-cell office:value-type="float" office:value="1.59131219401088E+018" calcext:value-type="float">
            <text:p>1.59131219401088E+018</text:p>
          </table:table-cell>
          <table:table-cell table:formula="of:=[.B282]-[.A282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086E+018" calcext:value-type="float">
            <text:p>1.59131219401086E+018</text:p>
          </table:table-cell>
          <table:table-cell office:value-type="float" office:value="1.59131219401091E+018" calcext:value-type="float">
            <text:p>1.59131219401091E+018</text:p>
          </table:table-cell>
          <table:table-cell table:formula="of:=[.B283]-[.A283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1088E+018" calcext:value-type="float">
            <text:p>1.59131219401088E+018</text:p>
          </table:table-cell>
          <table:table-cell office:value-type="float" office:value="1.59131219401093E+018" calcext:value-type="float">
            <text:p>1.59131219401093E+018</text:p>
          </table:table-cell>
          <table:table-cell table:formula="of:=[.B284]-[.A284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109E+018" calcext:value-type="float">
            <text:p>1.5913121940109E+018</text:p>
          </table:table-cell>
          <table:table-cell office:value-type="float" office:value="1.59131219401094E+018" calcext:value-type="float">
            <text:p>1.59131219401094E+018</text:p>
          </table:table-cell>
          <table:table-cell table:formula="of:=[.B285]-[.A285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092E+018" calcext:value-type="float">
            <text:p>1.59131219401092E+018</text:p>
          </table:table-cell>
          <table:table-cell office:value-type="float" office:value="1.59131219401097E+018" calcext:value-type="float">
            <text:p>1.59131219401097E+018</text:p>
          </table:table-cell>
          <table:table-cell table:formula="of:=[.B286]-[.A286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1094E+018" calcext:value-type="float">
            <text:p>1.59131219401094E+018</text:p>
          </table:table-cell>
          <table:table-cell office:value-type="float" office:value="1.591312194011E+018" calcext:value-type="float">
            <text:p>1.591312194011E+018</text:p>
          </table:table-cell>
          <table:table-cell table:formula="of:=[.B287]-[.A287]" office:value-type="float" office:value="59904" calcext:value-type="float">
            <text:p>59904</text:p>
          </table:table-cell>
        </table:table-row>
        <table:table-row table:style-name="ro1">
          <table:table-cell office:value-type="float" office:value="1.59131219401095E+018" calcext:value-type="float">
            <text:p>1.59131219401095E+018</text:p>
          </table:table-cell>
          <table:table-cell office:value-type="float" office:value="1.59131219401101E+018" calcext:value-type="float">
            <text:p>1.59131219401101E+018</text:p>
          </table:table-cell>
          <table:table-cell table:formula="of:=[.B288]-[.A288]" office:value-type="float" office:value="59904" calcext:value-type="float">
            <text:p>59904</text:p>
          </table:table-cell>
        </table:table-row>
        <table:table-row table:style-name="ro1">
          <table:table-cell office:value-type="float" office:value="1.59131219401098E+018" calcext:value-type="float">
            <text:p>1.59131219401098E+018</text:p>
          </table:table-cell>
          <table:table-cell office:value-type="float" office:value="1.59131219401103E+018" calcext:value-type="float">
            <text:p>1.59131219401103E+018</text:p>
          </table:table-cell>
          <table:table-cell table:formula="of:=[.B289]-[.A289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11E+018" calcext:value-type="float">
            <text:p>1.591312194011E+018</text:p>
          </table:table-cell>
          <table:table-cell office:value-type="float" office:value="1.59131219401107E+018" calcext:value-type="float">
            <text:p>1.59131219401107E+018</text:p>
          </table:table-cell>
          <table:table-cell table:formula="of:=[.B290]-[.A290]" office:value-type="float" office:value="70144" calcext:value-type="float">
            <text:p>70144</text:p>
          </table:table-cell>
        </table:table-row>
        <table:table-row table:style-name="ro1">
          <table:table-cell office:value-type="float" office:value="1.59131219401102E+018" calcext:value-type="float">
            <text:p>1.59131219401102E+018</text:p>
          </table:table-cell>
          <table:table-cell office:value-type="float" office:value="1.59131219401109E+018" calcext:value-type="float">
            <text:p>1.59131219401109E+018</text:p>
          </table:table-cell>
          <table:table-cell table:formula="of:=[.B291]-[.A291]" office:value-type="float" office:value="70144" calcext:value-type="float">
            <text:p>70144</text:p>
          </table:table-cell>
        </table:table-row>
        <table:table-row table:style-name="ro1">
          <table:table-cell office:value-type="float" office:value="1.59131219401106E+018" calcext:value-type="float">
            <text:p>1.59131219401106E+018</text:p>
          </table:table-cell>
          <table:table-cell office:value-type="float" office:value="1.59131219401111E+018" calcext:value-type="float">
            <text:p>1.59131219401111E+018</text:p>
          </table:table-cell>
          <table:table-cell table:formula="of:=[.B292]-[.A292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111E+018" calcext:value-type="float">
            <text:p>1.5913121940111E+018</text:p>
          </table:table-cell>
          <table:table-cell office:value-type="float" office:value="1.59131219401115E+018" calcext:value-type="float">
            <text:p>1.59131219401115E+018</text:p>
          </table:table-cell>
          <table:table-cell table:formula="of:=[.B293]-[.A293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1114E+018" calcext:value-type="float">
            <text:p>1.59131219401114E+018</text:p>
          </table:table-cell>
          <table:table-cell office:value-type="float" office:value="1.59131219401118E+018" calcext:value-type="float">
            <text:p>1.59131219401118E+018</text:p>
          </table:table-cell>
          <table:table-cell table:formula="of:=[.B294]-[.A294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117E+018" calcext:value-type="float">
            <text:p>1.59131219401117E+018</text:p>
          </table:table-cell>
          <table:table-cell office:value-type="float" office:value="1.59131219401122E+018" calcext:value-type="float">
            <text:p>1.59131219401122E+018</text:p>
          </table:table-cell>
          <table:table-cell table:formula="of:=[.B295]-[.A295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1121E+018" calcext:value-type="float">
            <text:p>1.59131219401121E+018</text:p>
          </table:table-cell>
          <table:table-cell office:value-type="float" office:value="1.59131219401126E+018" calcext:value-type="float">
            <text:p>1.59131219401126E+018</text:p>
          </table:table-cell>
          <table:table-cell table:formula="of:=[.B296]-[.A296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1125E+018" calcext:value-type="float">
            <text:p>1.59131219401125E+018</text:p>
          </table:table-cell>
          <table:table-cell office:value-type="float" office:value="1.59131219401129E+018" calcext:value-type="float">
            <text:p>1.59131219401129E+018</text:p>
          </table:table-cell>
          <table:table-cell table:formula="of:=[.B297]-[.A297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128E+018" calcext:value-type="float">
            <text:p>1.59131219401128E+018</text:p>
          </table:table-cell>
          <table:table-cell office:value-type="float" office:value="1.59131219401132E+018" calcext:value-type="float">
            <text:p>1.59131219401132E+018</text:p>
          </table:table-cell>
          <table:table-cell table:formula="of:=[.B298]-[.A298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131E+018" calcext:value-type="float">
            <text:p>1.59131219401131E+018</text:p>
          </table:table-cell>
          <table:table-cell office:value-type="float" office:value="1.59131219401136E+018" calcext:value-type="float">
            <text:p>1.59131219401136E+018</text:p>
          </table:table-cell>
          <table:table-cell table:formula="of:=[.B299]-[.A299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1135E+018" calcext:value-type="float">
            <text:p>1.59131219401135E+018</text:p>
          </table:table-cell>
          <table:table-cell office:value-type="float" office:value="1.59131219401138E+018" calcext:value-type="float">
            <text:p>1.59131219401138E+018</text:p>
          </table:table-cell>
          <table:table-cell table:formula="of:=[.B300]-[.A300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137E+018" calcext:value-type="float">
            <text:p>1.59131219401137E+018</text:p>
          </table:table-cell>
          <table:table-cell office:value-type="float" office:value="1.59131219401143E+018" calcext:value-type="float">
            <text:p>1.59131219401143E+018</text:p>
          </table:table-cell>
          <table:table-cell table:formula="of:=[.B301]-[.A301]" office:value-type="float" office:value="59904" calcext:value-type="float">
            <text:p>59904</text:p>
          </table:table-cell>
        </table:table-row>
        <table:table-row table:style-name="ro1">
          <table:table-cell office:value-type="float" office:value="1.59131219401139E+018" calcext:value-type="float">
            <text:p>1.59131219401139E+018</text:p>
          </table:table-cell>
          <table:table-cell office:value-type="float" office:value="1.59131219401145E+018" calcext:value-type="float">
            <text:p>1.59131219401145E+018</text:p>
          </table:table-cell>
          <table:table-cell table:formula="of:=[.B302]-[.A302]" office:value-type="float" office:value="59904" calcext:value-type="float">
            <text:p>59904</text:p>
          </table:table-cell>
        </table:table-row>
        <table:table-row table:style-name="ro1">
          <table:table-cell office:value-type="float" office:value="1.59131219401141E+018" calcext:value-type="float">
            <text:p>1.59131219401141E+018</text:p>
          </table:table-cell>
          <table:table-cell office:value-type="float" office:value="1.59131219401146E+018" calcext:value-type="float">
            <text:p>1.59131219401146E+018</text:p>
          </table:table-cell>
          <table:table-cell table:formula="of:=[.B303]-[.A303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1143E+018" calcext:value-type="float">
            <text:p>1.59131219401143E+018</text:p>
          </table:table-cell>
          <table:table-cell office:value-type="float" office:value="1.5913121940115E+018" calcext:value-type="float">
            <text:p>1.5913121940115E+018</text:p>
          </table:table-cell>
          <table:table-cell table:formula="of:=[.B304]-[.A304]" office:value-type="float" office:value="70144" calcext:value-type="float">
            <text:p>70144</text:p>
          </table:table-cell>
        </table:table-row>
        <table:table-row table:style-name="ro1">
          <table:table-cell office:value-type="float" office:value="1.59131219401145E+018" calcext:value-type="float">
            <text:p>1.59131219401145E+018</text:p>
          </table:table-cell>
          <table:table-cell office:value-type="float" office:value="1.59131219401152E+018" calcext:value-type="float">
            <text:p>1.59131219401152E+018</text:p>
          </table:table-cell>
          <table:table-cell table:formula="of:=[.B305]-[.A305]" office:value-type="float" office:value="70144" calcext:value-type="float">
            <text:p>70144</text:p>
          </table:table-cell>
        </table:table-row>
        <table:table-row table:style-name="ro1">
          <table:table-cell office:value-type="float" office:value="1.59131219401149E+018" calcext:value-type="float">
            <text:p>1.59131219401149E+018</text:p>
          </table:table-cell>
          <table:table-cell office:value-type="float" office:value="1.59131219401154E+018" calcext:value-type="float">
            <text:p>1.59131219401154E+018</text:p>
          </table:table-cell>
          <table:table-cell table:formula="of:=[.B306]-[.A306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1153E+018" calcext:value-type="float">
            <text:p>1.59131219401153E+018</text:p>
          </table:table-cell>
          <table:table-cell office:value-type="float" office:value="1.59131219401158E+018" calcext:value-type="float">
            <text:p>1.59131219401158E+018</text:p>
          </table:table-cell>
          <table:table-cell table:formula="of:=[.B307]-[.A307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1156E+018" calcext:value-type="float">
            <text:p>1.59131219401156E+018</text:p>
          </table:table-cell>
          <table:table-cell office:value-type="float" office:value="1.59131219401161E+018" calcext:value-type="float">
            <text:p>1.59131219401161E+018</text:p>
          </table:table-cell>
          <table:table-cell table:formula="of:=[.B308]-[.A308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116E+018" calcext:value-type="float">
            <text:p>1.5913121940116E+018</text:p>
          </table:table-cell>
          <table:table-cell office:value-type="float" office:value="1.59131219401165E+018" calcext:value-type="float">
            <text:p>1.59131219401165E+018</text:p>
          </table:table-cell>
          <table:table-cell table:formula="of:=[.B309]-[.A309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1163E+018" calcext:value-type="float">
            <text:p>1.59131219401163E+018</text:p>
          </table:table-cell>
          <table:table-cell office:value-type="float" office:value="1.59131219401168E+018" calcext:value-type="float">
            <text:p>1.59131219401168E+018</text:p>
          </table:table-cell>
          <table:table-cell table:formula="of:=[.B310]-[.A310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1165E+018" calcext:value-type="float">
            <text:p>1.59131219401165E+018</text:p>
          </table:table-cell>
          <table:table-cell office:value-type="float" office:value="1.5913121940117E+018" calcext:value-type="float">
            <text:p>1.5913121940117E+018</text:p>
          </table:table-cell>
          <table:table-cell table:formula="of:=[.B311]-[.A311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1167E+018" calcext:value-type="float">
            <text:p>1.59131219401167E+018</text:p>
          </table:table-cell>
          <table:table-cell office:value-type="float" office:value="1.59131219401172E+018" calcext:value-type="float">
            <text:p>1.59131219401172E+018</text:p>
          </table:table-cell>
          <table:table-cell table:formula="of:=[.B312]-[.A312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1169E+018" calcext:value-type="float">
            <text:p>1.59131219401169E+018</text:p>
          </table:table-cell>
          <table:table-cell office:value-type="float" office:value="1.59131219401174E+018" calcext:value-type="float">
            <text:p>1.59131219401174E+018</text:p>
          </table:table-cell>
          <table:table-cell table:formula="of:=[.B313]-[.A313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1171E+018" calcext:value-type="float">
            <text:p>1.59131219401171E+018</text:p>
          </table:table-cell>
          <table:table-cell office:value-type="float" office:value="1.59131219401176E+018" calcext:value-type="float">
            <text:p>1.59131219401176E+018</text:p>
          </table:table-cell>
          <table:table-cell table:formula="of:=[.B314]-[.A314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1173E+018" calcext:value-type="float">
            <text:p>1.59131219401173E+018</text:p>
          </table:table-cell>
          <table:table-cell office:value-type="float" office:value="1.59131219401177E+018" calcext:value-type="float">
            <text:p>1.59131219401177E+018</text:p>
          </table:table-cell>
          <table:table-cell table:formula="of:=[.B315]-[.A315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175E+018" calcext:value-type="float">
            <text:p>1.59131219401175E+018</text:p>
          </table:table-cell>
          <table:table-cell office:value-type="float" office:value="1.5913121940118E+018" calcext:value-type="float">
            <text:p>1.5913121940118E+018</text:p>
          </table:table-cell>
          <table:table-cell table:formula="of:=[.B316]-[.A316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1177E+018" calcext:value-type="float">
            <text:p>1.59131219401177E+018</text:p>
          </table:table-cell>
          <table:table-cell office:value-type="float" office:value="1.59131219401183E+018" calcext:value-type="float">
            <text:p>1.59131219401183E+018</text:p>
          </table:table-cell>
          <table:table-cell table:formula="of:=[.B317]-[.A317]" office:value-type="float" office:value="59904" calcext:value-type="float">
            <text:p>59904</text:p>
          </table:table-cell>
        </table:table-row>
        <table:table-row table:style-name="ro1">
          <table:table-cell office:value-type="float" office:value="1.5913121940118E+018" calcext:value-type="float">
            <text:p>1.5913121940118E+018</text:p>
          </table:table-cell>
          <table:table-cell office:value-type="float" office:value="1.59131219401185E+018" calcext:value-type="float">
            <text:p>1.59131219401185E+018</text:p>
          </table:table-cell>
          <table:table-cell table:formula="of:=[.B318]-[.A318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1182E+018" calcext:value-type="float">
            <text:p>1.59131219401182E+018</text:p>
          </table:table-cell>
          <table:table-cell office:value-type="float" office:value="1.59131219401186E+018" calcext:value-type="float">
            <text:p>1.59131219401186E+018</text:p>
          </table:table-cell>
          <table:table-cell table:formula="of:=[.B319]-[.A319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184E+018" calcext:value-type="float">
            <text:p>1.59131219401184E+018</text:p>
          </table:table-cell>
          <table:table-cell office:value-type="float" office:value="1.59131219401187E+018" calcext:value-type="float">
            <text:p>1.59131219401187E+018</text:p>
          </table:table-cell>
          <table:table-cell table:formula="of:=[.B320]-[.A320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186E+018" calcext:value-type="float">
            <text:p>1.59131219401186E+018</text:p>
          </table:table-cell>
          <table:table-cell office:value-type="float" office:value="1.59131219401189E+018" calcext:value-type="float">
            <text:p>1.59131219401189E+018</text:p>
          </table:table-cell>
          <table:table-cell table:formula="of:=[.B321]-[.A321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188E+018" calcext:value-type="float">
            <text:p>1.59131219401188E+018</text:p>
          </table:table-cell>
          <table:table-cell office:value-type="float" office:value="1.59131219401192E+018" calcext:value-type="float">
            <text:p>1.59131219401192E+018</text:p>
          </table:table-cell>
          <table:table-cell table:formula="of:=[.B322]-[.A322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191E+018" calcext:value-type="float">
            <text:p>1.59131219401191E+018</text:p>
          </table:table-cell>
          <table:table-cell office:value-type="float" office:value="1.59131219401194E+018" calcext:value-type="float">
            <text:p>1.59131219401194E+018</text:p>
          </table:table-cell>
          <table:table-cell table:formula="of:=[.B323]-[.A323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193E+018" calcext:value-type="float">
            <text:p>1.59131219401193E+018</text:p>
          </table:table-cell>
          <table:table-cell office:value-type="float" office:value="1.59131219401195E+018" calcext:value-type="float">
            <text:p>1.59131219401195E+018</text:p>
          </table:table-cell>
          <table:table-cell table:formula="of:=[.B324]-[.A324]"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1.59131219401195E+018" calcext:value-type="float">
            <text:p>1.59131219401195E+018</text:p>
          </table:table-cell>
          <table:table-cell office:value-type="float" office:value="1.59131219401198E+018" calcext:value-type="float">
            <text:p>1.59131219401198E+018</text:p>
          </table:table-cell>
          <table:table-cell table:formula="of:=[.B325]-[.A325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197E+018" calcext:value-type="float">
            <text:p>1.59131219401197E+018</text:p>
          </table:table-cell>
          <table:table-cell office:value-type="float" office:value="1.591312194012E+018" calcext:value-type="float">
            <text:p>1.591312194012E+018</text:p>
          </table:table-cell>
          <table:table-cell table:formula="of:=[.B326]-[.A326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199E+018" calcext:value-type="float">
            <text:p>1.59131219401199E+018</text:p>
          </table:table-cell>
          <table:table-cell office:value-type="float" office:value="1.59131219401202E+018" calcext:value-type="float">
            <text:p>1.59131219401202E+018</text:p>
          </table:table-cell>
          <table:table-cell table:formula="of:=[.B327]-[.A327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201E+018" calcext:value-type="float">
            <text:p>1.59131219401201E+018</text:p>
          </table:table-cell>
          <table:table-cell office:value-type="float" office:value="1.59131219401207E+018" calcext:value-type="float">
            <text:p>1.59131219401207E+018</text:p>
          </table:table-cell>
          <table:table-cell table:formula="of:=[.B328]-[.A328]" office:value-type="float" office:value="60416" calcext:value-type="float">
            <text:p>60416</text:p>
          </table:table-cell>
        </table:table-row>
        <table:table-row table:style-name="ro1">
          <table:table-cell office:value-type="float" office:value="1.59131219401204E+018" calcext:value-type="float">
            <text:p>1.59131219401204E+018</text:p>
          </table:table-cell>
          <table:table-cell office:value-type="float" office:value="1.59131219401209E+018" calcext:value-type="float">
            <text:p>1.59131219401209E+018</text:p>
          </table:table-cell>
          <table:table-cell table:formula="of:=[.B329]-[.A329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1207E+018" calcext:value-type="float">
            <text:p>1.59131219401207E+018</text:p>
          </table:table-cell>
          <table:table-cell office:value-type="float" office:value="1.5913121940121E+018" calcext:value-type="float">
            <text:p>1.5913121940121E+018</text:p>
          </table:table-cell>
          <table:table-cell table:formula="of:=[.B330]-[.A330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21E+018" calcext:value-type="float">
            <text:p>1.5913121940121E+018</text:p>
          </table:table-cell>
          <table:table-cell office:value-type="float" office:value="1.59131219401213E+018" calcext:value-type="float">
            <text:p>1.59131219401213E+018</text:p>
          </table:table-cell>
          <table:table-cell table:formula="of:=[.B331]-[.A331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212E+018" calcext:value-type="float">
            <text:p>1.59131219401212E+018</text:p>
          </table:table-cell>
          <table:table-cell office:value-type="float" office:value="1.59131219401215E+018" calcext:value-type="float">
            <text:p>1.59131219401215E+018</text:p>
          </table:table-cell>
          <table:table-cell table:formula="of:=[.B332]-[.A332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214E+018" calcext:value-type="float">
            <text:p>1.59131219401214E+018</text:p>
          </table:table-cell>
          <table:table-cell office:value-type="float" office:value="1.59131219401217E+018" calcext:value-type="float">
            <text:p>1.59131219401217E+018</text:p>
          </table:table-cell>
          <table:table-cell table:formula="of:=[.B333]-[.A333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216E+018" calcext:value-type="float">
            <text:p>1.59131219401216E+018</text:p>
          </table:table-cell>
          <table:table-cell office:value-type="float" office:value="1.5913121940122E+018" calcext:value-type="float">
            <text:p>1.5913121940122E+018</text:p>
          </table:table-cell>
          <table:table-cell table:formula="of:=[.B334]-[.A334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218E+018" calcext:value-type="float">
            <text:p>1.59131219401218E+018</text:p>
          </table:table-cell>
          <table:table-cell office:value-type="float" office:value="1.59131219401221E+018" calcext:value-type="float">
            <text:p>1.59131219401221E+018</text:p>
          </table:table-cell>
          <table:table-cell table:formula="of:=[.B335]-[.A335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22E+018" calcext:value-type="float">
            <text:p>1.5913121940122E+018</text:p>
          </table:table-cell>
          <table:table-cell office:value-type="float" office:value="1.59131219401223E+018" calcext:value-type="float">
            <text:p>1.59131219401223E+018</text:p>
          </table:table-cell>
          <table:table-cell table:formula="of:=[.B336]-[.A336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222E+018" calcext:value-type="float">
            <text:p>1.59131219401222E+018</text:p>
          </table:table-cell>
          <table:table-cell office:value-type="float" office:value="1.59131219401226E+018" calcext:value-type="float">
            <text:p>1.59131219401226E+018</text:p>
          </table:table-cell>
          <table:table-cell table:formula="of:=[.B337]-[.A337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225E+018" calcext:value-type="float">
            <text:p>1.59131219401225E+018</text:p>
          </table:table-cell>
          <table:table-cell office:value-type="float" office:value="1.59131219401228E+018" calcext:value-type="float">
            <text:p>1.59131219401228E+018</text:p>
          </table:table-cell>
          <table:table-cell table:formula="of:=[.B338]-[.A338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1227E+018" calcext:value-type="float">
            <text:p>1.59131219401227E+018</text:p>
          </table:table-cell>
          <table:table-cell office:value-type="float" office:value="1.59131219401231E+018" calcext:value-type="float">
            <text:p>1.59131219401231E+018</text:p>
          </table:table-cell>
          <table:table-cell table:formula="of:=[.B339]-[.A339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229E+018" calcext:value-type="float">
            <text:p>1.59131219401229E+018</text:p>
          </table:table-cell>
          <table:table-cell office:value-type="float" office:value="1.59131219401232E+018" calcext:value-type="float">
            <text:p>1.59131219401232E+018</text:p>
          </table:table-cell>
          <table:table-cell table:formula="of:=[.B340]-[.A340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231E+018" calcext:value-type="float">
            <text:p>1.59131219401231E+018</text:p>
          </table:table-cell>
          <table:table-cell office:value-type="float" office:value="1.59131219401234E+018" calcext:value-type="float">
            <text:p>1.59131219401234E+018</text:p>
          </table:table-cell>
          <table:table-cell table:formula="of:=[.B341]-[.A341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233E+018" calcext:value-type="float">
            <text:p>1.59131219401233E+018</text:p>
          </table:table-cell>
          <table:table-cell office:value-type="float" office:value="1.59131219401237E+018" calcext:value-type="float">
            <text:p>1.59131219401237E+018</text:p>
          </table:table-cell>
          <table:table-cell table:formula="of:=[.B342]-[.A342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236E+018" calcext:value-type="float">
            <text:p>1.59131219401236E+018</text:p>
          </table:table-cell>
          <table:table-cell office:value-type="float" office:value="1.59131219401238E+018" calcext:value-type="float">
            <text:p>1.59131219401238E+018</text:p>
          </table:table-cell>
          <table:table-cell table:formula="of:=[.B343]-[.A343]"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1.59131219401238E+018" calcext:value-type="float">
            <text:p>1.59131219401238E+018</text:p>
          </table:table-cell>
          <table:table-cell office:value-type="float" office:value="1.59131219401241E+018" calcext:value-type="float">
            <text:p>1.59131219401241E+018</text:p>
          </table:table-cell>
          <table:table-cell table:formula="of:=[.B344]-[.A344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24E+018" calcext:value-type="float">
            <text:p>1.5913121940124E+018</text:p>
          </table:table-cell>
          <table:table-cell office:value-type="float" office:value="1.59131219401243E+018" calcext:value-type="float">
            <text:p>1.59131219401243E+018</text:p>
          </table:table-cell>
          <table:table-cell table:formula="of:=[.B345]-[.A345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242E+018" calcext:value-type="float">
            <text:p>1.59131219401242E+018</text:p>
          </table:table-cell>
          <table:table-cell office:value-type="float" office:value="1.59131219401246E+018" calcext:value-type="float">
            <text:p>1.59131219401246E+018</text:p>
          </table:table-cell>
          <table:table-cell table:formula="of:=[.B346]-[.A346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244E+018" calcext:value-type="float">
            <text:p>1.59131219401244E+018</text:p>
          </table:table-cell>
          <table:table-cell office:value-type="float" office:value="1.59131219401249E+018" calcext:value-type="float">
            <text:p>1.59131219401249E+018</text:p>
          </table:table-cell>
          <table:table-cell table:formula="of:=[.B347]-[.A347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1246E+018" calcext:value-type="float">
            <text:p>1.59131219401246E+018</text:p>
          </table:table-cell>
          <table:table-cell office:value-type="float" office:value="1.5913121940125E+018" calcext:value-type="float">
            <text:p>1.5913121940125E+018</text:p>
          </table:table-cell>
          <table:table-cell table:formula="of:=[.B348]-[.A348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248E+018" calcext:value-type="float">
            <text:p>1.59131219401248E+018</text:p>
          </table:table-cell>
          <table:table-cell office:value-type="float" office:value="1.59131219401253E+018" calcext:value-type="float">
            <text:p>1.59131219401253E+018</text:p>
          </table:table-cell>
          <table:table-cell table:formula="of:=[.B349]-[.A349]" office:value-type="float" office:value="49664" calcext:value-type="float">
            <text:p>49664</text:p>
          </table:table-cell>
        </table:table-row>
        <table:table-row table:style-name="ro1">
          <table:table-cell office:value-type="float" office:value="1.5913121940125E+018" calcext:value-type="float">
            <text:p>1.5913121940125E+018</text:p>
          </table:table-cell>
          <table:table-cell office:value-type="float" office:value="1.59131219401254E+018" calcext:value-type="float">
            <text:p>1.59131219401254E+018</text:p>
          </table:table-cell>
          <table:table-cell table:formula="of:=[.B350]-[.A350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252E+018" calcext:value-type="float">
            <text:p>1.59131219401252E+018</text:p>
          </table:table-cell>
          <table:table-cell office:value-type="float" office:value="1.59131219401256E+018" calcext:value-type="float">
            <text:p>1.59131219401256E+018</text:p>
          </table:table-cell>
          <table:table-cell table:formula="of:=[.B351]-[.A351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254E+018" calcext:value-type="float">
            <text:p>1.59131219401254E+018</text:p>
          </table:table-cell>
          <table:table-cell office:value-type="float" office:value="1.59131219401258E+018" calcext:value-type="float">
            <text:p>1.59131219401258E+018</text:p>
          </table:table-cell>
          <table:table-cell table:formula="of:=[.B352]-[.A352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255E+018" calcext:value-type="float">
            <text:p>1.59131219401255E+018</text:p>
          </table:table-cell>
          <table:table-cell office:value-type="float" office:value="1.5913121940126E+018" calcext:value-type="float">
            <text:p>1.5913121940126E+018</text:p>
          </table:table-cell>
          <table:table-cell table:formula="of:=[.B353]-[.A353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1257E+018" calcext:value-type="float">
            <text:p>1.59131219401257E+018</text:p>
          </table:table-cell>
          <table:table-cell office:value-type="float" office:value="1.59131219401262E+018" calcext:value-type="float">
            <text:p>1.59131219401262E+018</text:p>
          </table:table-cell>
          <table:table-cell table:formula="of:=[.B354]-[.A354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1259E+018" calcext:value-type="float">
            <text:p>1.59131219401259E+018</text:p>
          </table:table-cell>
          <table:table-cell office:value-type="float" office:value="1.59131219401264E+018" calcext:value-type="float">
            <text:p>1.59131219401264E+018</text:p>
          </table:table-cell>
          <table:table-cell table:formula="of:=[.B355]-[.A355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1261E+018" calcext:value-type="float">
            <text:p>1.59131219401261E+018</text:p>
          </table:table-cell>
          <table:table-cell office:value-type="float" office:value="1.59131219401266E+018" calcext:value-type="float">
            <text:p>1.59131219401266E+018</text:p>
          </table:table-cell>
          <table:table-cell table:formula="of:=[.B356]-[.A356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1263E+018" calcext:value-type="float">
            <text:p>1.59131219401263E+018</text:p>
          </table:table-cell>
          <table:table-cell office:value-type="float" office:value="1.59131219401267E+018" calcext:value-type="float">
            <text:p>1.59131219401267E+018</text:p>
          </table:table-cell>
          <table:table-cell table:formula="of:=[.B357]-[.A357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265E+018" calcext:value-type="float">
            <text:p>1.59131219401265E+018</text:p>
          </table:table-cell>
          <table:table-cell office:value-type="float" office:value="1.5913121940127E+018" calcext:value-type="float">
            <text:p>1.5913121940127E+018</text:p>
          </table:table-cell>
          <table:table-cell table:formula="of:=[.B358]-[.A358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1267E+018" calcext:value-type="float">
            <text:p>1.59131219401267E+018</text:p>
          </table:table-cell>
          <table:table-cell office:value-type="float" office:value="1.59131219401271E+018" calcext:value-type="float">
            <text:p>1.59131219401271E+018</text:p>
          </table:table-cell>
          <table:table-cell table:formula="of:=[.B359]-[.A359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269E+018" calcext:value-type="float">
            <text:p>1.59131219401269E+018</text:p>
          </table:table-cell>
          <table:table-cell office:value-type="float" office:value="1.59131219401273E+018" calcext:value-type="float">
            <text:p>1.59131219401273E+018</text:p>
          </table:table-cell>
          <table:table-cell table:formula="of:=[.B360]-[.A360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271E+018" calcext:value-type="float">
            <text:p>1.59131219401271E+018</text:p>
          </table:table-cell>
          <table:table-cell office:value-type="float" office:value="1.59131219401274E+018" calcext:value-type="float">
            <text:p>1.59131219401274E+018</text:p>
          </table:table-cell>
          <table:table-cell table:formula="of:=[.B361]-[.A361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272E+018" calcext:value-type="float">
            <text:p>1.59131219401272E+018</text:p>
          </table:table-cell>
          <table:table-cell office:value-type="float" office:value="1.59131219401276E+018" calcext:value-type="float">
            <text:p>1.59131219401276E+018</text:p>
          </table:table-cell>
          <table:table-cell table:formula="of:=[.B362]-[.A362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274E+018" calcext:value-type="float">
            <text:p>1.59131219401274E+018</text:p>
          </table:table-cell>
          <table:table-cell office:value-type="float" office:value="1.59131219401279E+018" calcext:value-type="float">
            <text:p>1.59131219401279E+018</text:p>
          </table:table-cell>
          <table:table-cell table:formula="of:=[.B363]-[.A363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1278E+018" calcext:value-type="float">
            <text:p>1.59131219401278E+018</text:p>
          </table:table-cell>
          <table:table-cell office:value-type="float" office:value="1.59131219401283E+018" calcext:value-type="float">
            <text:p>1.59131219401283E+018</text:p>
          </table:table-cell>
          <table:table-cell table:formula="of:=[.B364]-[.A364]" office:value-type="float" office:value="50432" calcext:value-type="float">
            <text:p>50432</text:p>
          </table:table-cell>
        </table:table-row>
        <table:table-row table:style-name="ro1">
          <table:table-cell office:value-type="float" office:value="1.59131219401281E+018" calcext:value-type="float">
            <text:p>1.59131219401281E+018</text:p>
          </table:table-cell>
          <table:table-cell office:value-type="float" office:value="1.59131219401284E+018" calcext:value-type="float">
            <text:p>1.59131219401284E+018</text:p>
          </table:table-cell>
          <table:table-cell table:formula="of:=[.B365]-[.A365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283E+018" calcext:value-type="float">
            <text:p>1.59131219401283E+018</text:p>
          </table:table-cell>
          <table:table-cell office:value-type="float" office:value="1.59131219401287E+018" calcext:value-type="float">
            <text:p>1.59131219401287E+018</text:p>
          </table:table-cell>
          <table:table-cell table:formula="of:=[.B366]-[.A366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286E+018" calcext:value-type="float">
            <text:p>1.59131219401286E+018</text:p>
          </table:table-cell>
          <table:table-cell office:value-type="float" office:value="1.59131219401289E+018" calcext:value-type="float">
            <text:p>1.59131219401289E+018</text:p>
          </table:table-cell>
          <table:table-cell table:formula="of:=[.B367]-[.A367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288E+018" calcext:value-type="float">
            <text:p>1.59131219401288E+018</text:p>
          </table:table-cell>
          <table:table-cell office:value-type="float" office:value="1.59131219401291E+018" calcext:value-type="float">
            <text:p>1.59131219401291E+018</text:p>
          </table:table-cell>
          <table:table-cell table:formula="of:=[.B368]-[.A368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29E+018" calcext:value-type="float">
            <text:p>1.5913121940129E+018</text:p>
          </table:table-cell>
          <table:table-cell office:value-type="float" office:value="1.59131219401293E+018" calcext:value-type="float">
            <text:p>1.59131219401293E+018</text:p>
          </table:table-cell>
          <table:table-cell table:formula="of:=[.B369]-[.A369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292E+018" calcext:value-type="float">
            <text:p>1.59131219401292E+018</text:p>
          </table:table-cell>
          <table:table-cell office:value-type="float" office:value="1.59131219401295E+018" calcext:value-type="float">
            <text:p>1.59131219401295E+018</text:p>
          </table:table-cell>
          <table:table-cell table:formula="of:=[.B370]-[.A370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294E+018" calcext:value-type="float">
            <text:p>1.59131219401294E+018</text:p>
          </table:table-cell>
          <table:table-cell office:value-type="float" office:value="1.59131219401297E+018" calcext:value-type="float">
            <text:p>1.59131219401297E+018</text:p>
          </table:table-cell>
          <table:table-cell table:formula="of:=[.B371]-[.A371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296E+018" calcext:value-type="float">
            <text:p>1.59131219401296E+018</text:p>
          </table:table-cell>
          <table:table-cell office:value-type="float" office:value="1.59131219401299E+018" calcext:value-type="float">
            <text:p>1.59131219401299E+018</text:p>
          </table:table-cell>
          <table:table-cell table:formula="of:=[.B372]-[.A372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298E+018" calcext:value-type="float">
            <text:p>1.59131219401298E+018</text:p>
          </table:table-cell>
          <table:table-cell office:value-type="float" office:value="1.59131219401302E+018" calcext:value-type="float">
            <text:p>1.59131219401302E+018</text:p>
          </table:table-cell>
          <table:table-cell table:formula="of:=[.B373]-[.A373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3E+018" calcext:value-type="float">
            <text:p>1.591312194013E+018</text:p>
          </table:table-cell>
          <table:table-cell office:value-type="float" office:value="1.59131219401304E+018" calcext:value-type="float">
            <text:p>1.59131219401304E+018</text:p>
          </table:table-cell>
          <table:table-cell table:formula="of:=[.B374]-[.A374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302E+018" calcext:value-type="float">
            <text:p>1.59131219401302E+018</text:p>
          </table:table-cell>
          <table:table-cell office:value-type="float" office:value="1.59131219401307E+018" calcext:value-type="float">
            <text:p>1.59131219401307E+018</text:p>
          </table:table-cell>
          <table:table-cell table:formula="of:=[.B375]-[.A375]" office:value-type="float" office:value="49664" calcext:value-type="float">
            <text:p>49664</text:p>
          </table:table-cell>
        </table:table-row>
        <table:table-row table:style-name="ro1">
          <table:table-cell office:value-type="float" office:value="1.59131219401306E+018" calcext:value-type="float">
            <text:p>1.59131219401306E+018</text:p>
          </table:table-cell>
          <table:table-cell office:value-type="float" office:value="1.5913121940131E+018" calcext:value-type="float">
            <text:p>1.5913121940131E+018</text:p>
          </table:table-cell>
          <table:table-cell table:formula="of:=[.B376]-[.A376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309E+018" calcext:value-type="float">
            <text:p>1.59131219401309E+018</text:p>
          </table:table-cell>
          <table:table-cell office:value-type="float" office:value="1.59131219401313E+018" calcext:value-type="float">
            <text:p>1.59131219401313E+018</text:p>
          </table:table-cell>
          <table:table-cell table:formula="of:=[.B377]-[.A377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312E+018" calcext:value-type="float">
            <text:p>1.59131219401312E+018</text:p>
          </table:table-cell>
          <table:table-cell office:value-type="float" office:value="1.59131219401315E+018" calcext:value-type="float">
            <text:p>1.59131219401315E+018</text:p>
          </table:table-cell>
          <table:table-cell table:formula="of:=[.B378]-[.A378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314E+018" calcext:value-type="float">
            <text:p>1.59131219401314E+018</text:p>
          </table:table-cell>
          <table:table-cell office:value-type="float" office:value="1.59131219401317E+018" calcext:value-type="float">
            <text:p>1.59131219401317E+018</text:p>
          </table:table-cell>
          <table:table-cell table:formula="of:=[.B379]-[.A379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316E+018" calcext:value-type="float">
            <text:p>1.59131219401316E+018</text:p>
          </table:table-cell>
          <table:table-cell office:value-type="float" office:value="1.5913121940132E+018" calcext:value-type="float">
            <text:p>1.5913121940132E+018</text:p>
          </table:table-cell>
          <table:table-cell table:formula="of:=[.B380]-[.A380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318E+018" calcext:value-type="float">
            <text:p>1.59131219401318E+018</text:p>
          </table:table-cell>
          <table:table-cell office:value-type="float" office:value="1.59131219401323E+018" calcext:value-type="float">
            <text:p>1.59131219401323E+018</text:p>
          </table:table-cell>
          <table:table-cell table:formula="of:=[.B381]-[.A381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1322E+018" calcext:value-type="float">
            <text:p>1.59131219401322E+018</text:p>
          </table:table-cell>
          <table:table-cell office:value-type="float" office:value="1.59131219401326E+018" calcext:value-type="float">
            <text:p>1.59131219401326E+018</text:p>
          </table:table-cell>
          <table:table-cell table:formula="of:=[.B382]-[.A382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325E+018" calcext:value-type="float">
            <text:p>1.59131219401325E+018</text:p>
          </table:table-cell>
          <table:table-cell office:value-type="float" office:value="1.59131219401329E+018" calcext:value-type="float">
            <text:p>1.59131219401329E+018</text:p>
          </table:table-cell>
          <table:table-cell table:formula="of:=[.B383]-[.A383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328E+018" calcext:value-type="float">
            <text:p>1.59131219401328E+018</text:p>
          </table:table-cell>
          <table:table-cell office:value-type="float" office:value="1.59131219401331E+018" calcext:value-type="float">
            <text:p>1.59131219401331E+018</text:p>
          </table:table-cell>
          <table:table-cell table:formula="of:=[.B384]-[.A384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33E+018" calcext:value-type="float">
            <text:p>1.5913121940133E+018</text:p>
          </table:table-cell>
          <table:table-cell office:value-type="float" office:value="1.59131219401333E+018" calcext:value-type="float">
            <text:p>1.59131219401333E+018</text:p>
          </table:table-cell>
          <table:table-cell table:formula="of:=[.B385]-[.A385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332E+018" calcext:value-type="float">
            <text:p>1.59131219401332E+018</text:p>
          </table:table-cell>
          <table:table-cell office:value-type="float" office:value="1.59131219401336E+018" calcext:value-type="float">
            <text:p>1.59131219401336E+018</text:p>
          </table:table-cell>
          <table:table-cell table:formula="of:=[.B386]-[.A386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334E+018" calcext:value-type="float">
            <text:p>1.59131219401334E+018</text:p>
          </table:table-cell>
          <table:table-cell office:value-type="float" office:value="1.59131219401338E+018" calcext:value-type="float">
            <text:p>1.59131219401338E+018</text:p>
          </table:table-cell>
          <table:table-cell table:formula="of:=[.B387]-[.A387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336E+018" calcext:value-type="float">
            <text:p>1.59131219401336E+018</text:p>
          </table:table-cell>
          <table:table-cell office:value-type="float" office:value="1.5913121940134E+018" calcext:value-type="float">
            <text:p>1.5913121940134E+018</text:p>
          </table:table-cell>
          <table:table-cell table:formula="of:=[.B388]-[.A388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338E+018" calcext:value-type="float">
            <text:p>1.59131219401338E+018</text:p>
          </table:table-cell>
          <table:table-cell office:value-type="float" office:value="1.59131219401343E+018" calcext:value-type="float">
            <text:p>1.59131219401343E+018</text:p>
          </table:table-cell>
          <table:table-cell table:formula="of:=[.B389]-[.A389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134E+018" calcext:value-type="float">
            <text:p>1.5913121940134E+018</text:p>
          </table:table-cell>
          <table:table-cell office:value-type="float" office:value="1.59131219401346E+018" calcext:value-type="float">
            <text:p>1.59131219401346E+018</text:p>
          </table:table-cell>
          <table:table-cell table:formula="of:=[.B390]-[.A390]" office:value-type="float" office:value="59904" calcext:value-type="float">
            <text:p>59904</text:p>
          </table:table-cell>
        </table:table-row>
        <table:table-row table:style-name="ro1">
          <table:table-cell office:value-type="float" office:value="1.59131219401342E+018" calcext:value-type="float">
            <text:p>1.59131219401342E+018</text:p>
          </table:table-cell>
          <table:table-cell office:value-type="float" office:value="1.59131219401348E+018" calcext:value-type="float">
            <text:p>1.59131219401348E+018</text:p>
          </table:table-cell>
          <table:table-cell table:formula="of:=[.B391]-[.A391]" office:value-type="float" office:value="60160" calcext:value-type="float">
            <text:p>60160</text:p>
          </table:table-cell>
        </table:table-row>
        <table:table-row table:style-name="ro1">
          <table:table-cell office:value-type="float" office:value="1.59131219401345E+018" calcext:value-type="float">
            <text:p>1.59131219401345E+018</text:p>
          </table:table-cell>
          <table:table-cell office:value-type="float" office:value="1.59131219401349E+018" calcext:value-type="float">
            <text:p>1.59131219401349E+018</text:p>
          </table:table-cell>
          <table:table-cell table:formula="of:=[.B392]-[.A392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348E+018" calcext:value-type="float">
            <text:p>1.59131219401348E+018</text:p>
          </table:table-cell>
          <table:table-cell office:value-type="float" office:value="1.59131219401354E+018" calcext:value-type="float">
            <text:p>1.59131219401354E+018</text:p>
          </table:table-cell>
          <table:table-cell table:formula="of:=[.B393]-[.A393]" office:value-type="float" office:value="59904" calcext:value-type="float">
            <text:p>59904</text:p>
          </table:table-cell>
        </table:table-row>
        <table:table-row table:style-name="ro1">
          <table:table-cell office:value-type="float" office:value="1.59131219401352E+018" calcext:value-type="float">
            <text:p>1.59131219401352E+018</text:p>
          </table:table-cell>
          <table:table-cell office:value-type="float" office:value="1.59131219401357E+018" calcext:value-type="float">
            <text:p>1.59131219401357E+018</text:p>
          </table:table-cell>
          <table:table-cell table:formula="of:=[.B394]-[.A394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1355E+018" calcext:value-type="float">
            <text:p>1.59131219401355E+018</text:p>
          </table:table-cell>
          <table:table-cell office:value-type="float" office:value="1.59131219401359E+018" calcext:value-type="float">
            <text:p>1.59131219401359E+018</text:p>
          </table:table-cell>
          <table:table-cell table:formula="of:=[.B395]-[.A395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358E+018" calcext:value-type="float">
            <text:p>1.59131219401358E+018</text:p>
          </table:table-cell>
          <table:table-cell office:value-type="float" office:value="1.59131219401361E+018" calcext:value-type="float">
            <text:p>1.59131219401361E+018</text:p>
          </table:table-cell>
          <table:table-cell table:formula="of:=[.B396]-[.A396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36E+018" calcext:value-type="float">
            <text:p>1.5913121940136E+018</text:p>
          </table:table-cell>
          <table:table-cell office:value-type="float" office:value="1.59131219401363E+018" calcext:value-type="float">
            <text:p>1.59131219401363E+018</text:p>
          </table:table-cell>
          <table:table-cell table:formula="of:=[.B397]-[.A397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1362E+018" calcext:value-type="float">
            <text:p>1.59131219401362E+018</text:p>
          </table:table-cell>
          <table:table-cell office:value-type="float" office:value="1.59131219401365E+018" calcext:value-type="float">
            <text:p>1.59131219401365E+018</text:p>
          </table:table-cell>
          <table:table-cell table:formula="of:=[.B398]-[.A398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1363E+018" calcext:value-type="float">
            <text:p>1.59131219401363E+018</text:p>
          </table:table-cell>
          <table:table-cell office:value-type="float" office:value="1.59131219401368E+018" calcext:value-type="float">
            <text:p>1.59131219401368E+018</text:p>
          </table:table-cell>
          <table:table-cell table:formula="of:=[.B399]-[.A399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1365E+018" calcext:value-type="float">
            <text:p>1.59131219401365E+018</text:p>
          </table:table-cell>
          <table:table-cell office:value-type="float" office:value="1.59131219401369E+018" calcext:value-type="float">
            <text:p>1.59131219401369E+018</text:p>
          </table:table-cell>
          <table:table-cell table:formula="of:=[.B400]-[.A400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367E+018" calcext:value-type="float">
            <text:p>1.59131219401367E+018</text:p>
          </table:table-cell>
          <table:table-cell office:value-type="float" office:value="1.59131219401372E+018" calcext:value-type="float">
            <text:p>1.59131219401372E+018</text:p>
          </table:table-cell>
          <table:table-cell table:formula="of:=[.B401]-[.A401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1369E+018" calcext:value-type="float">
            <text:p>1.59131219401369E+018</text:p>
          </table:table-cell>
          <table:table-cell office:value-type="float" office:value="1.59131219401372E+018" calcext:value-type="float">
            <text:p>1.59131219401372E+018</text:p>
          </table:table-cell>
          <table:table-cell table:formula="of:=[.B402]-[.A402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371E+018" calcext:value-type="float">
            <text:p>1.59131219401371E+018</text:p>
          </table:table-cell>
          <table:table-cell office:value-type="float" office:value="1.59131219401374E+018" calcext:value-type="float">
            <text:p>1.59131219401374E+018</text:p>
          </table:table-cell>
          <table:table-cell table:formula="of:=[.B403]-[.A403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373E+018" calcext:value-type="float">
            <text:p>1.59131219401373E+018</text:p>
          </table:table-cell>
          <table:table-cell office:value-type="float" office:value="1.59131219401376E+018" calcext:value-type="float">
            <text:p>1.59131219401376E+018</text:p>
          </table:table-cell>
          <table:table-cell table:formula="of:=[.B404]-[.A404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375E+018" calcext:value-type="float">
            <text:p>1.59131219401375E+018</text:p>
          </table:table-cell>
          <table:table-cell office:value-type="float" office:value="1.59131219401379E+018" calcext:value-type="float">
            <text:p>1.59131219401379E+018</text:p>
          </table:table-cell>
          <table:table-cell table:formula="of:=[.B405]-[.A405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377E+018" calcext:value-type="float">
            <text:p>1.59131219401377E+018</text:p>
          </table:table-cell>
          <table:table-cell office:value-type="float" office:value="1.59131219401381E+018" calcext:value-type="float">
            <text:p>1.59131219401381E+018</text:p>
          </table:table-cell>
          <table:table-cell table:formula="of:=[.B406]-[.A406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379E+018" calcext:value-type="float">
            <text:p>1.59131219401379E+018</text:p>
          </table:table-cell>
          <table:table-cell office:value-type="float" office:value="1.59131219401382E+018" calcext:value-type="float">
            <text:p>1.59131219401382E+018</text:p>
          </table:table-cell>
          <table:table-cell table:formula="of:=[.B407]-[.A407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381E+018" calcext:value-type="float">
            <text:p>1.59131219401381E+018</text:p>
          </table:table-cell>
          <table:table-cell office:value-type="float" office:value="1.59131219401385E+018" calcext:value-type="float">
            <text:p>1.59131219401385E+018</text:p>
          </table:table-cell>
          <table:table-cell table:formula="of:=[.B408]-[.A408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384E+018" calcext:value-type="float">
            <text:p>1.59131219401384E+018</text:p>
          </table:table-cell>
          <table:table-cell office:value-type="float" office:value="1.59131219401387E+018" calcext:value-type="float">
            <text:p>1.59131219401387E+018</text:p>
          </table:table-cell>
          <table:table-cell table:formula="of:=[.B409]-[.A409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386E+018" calcext:value-type="float">
            <text:p>1.59131219401386E+018</text:p>
          </table:table-cell>
          <table:table-cell office:value-type="float" office:value="1.59131219401389E+018" calcext:value-type="float">
            <text:p>1.59131219401389E+018</text:p>
          </table:table-cell>
          <table:table-cell table:formula="of:=[.B410]-[.A410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388E+018" calcext:value-type="float">
            <text:p>1.59131219401388E+018</text:p>
          </table:table-cell>
          <table:table-cell office:value-type="float" office:value="1.59131219401399E+018" calcext:value-type="float">
            <text:p>1.59131219401399E+018</text:p>
          </table:table-cell>
          <table:table-cell table:formula="of:=[.B411]-[.A411]" office:value-type="float" office:value="110336" calcext:value-type="float">
            <text:p>110336</text:p>
          </table:table-cell>
        </table:table-row>
        <table:table-row table:style-name="ro1">
          <table:table-cell office:value-type="float" office:value="1.59131219401395E+018" calcext:value-type="float">
            <text:p>1.59131219401395E+018</text:p>
          </table:table-cell>
          <table:table-cell office:value-type="float" office:value="1.59131219401408E+018" calcext:value-type="float">
            <text:p>1.59131219401408E+018</text:p>
          </table:table-cell>
          <table:table-cell table:formula="of:=[.B412]-[.A412]" office:value-type="float" office:value="130048" calcext:value-type="float">
            <text:p>130048</text:p>
          </table:table-cell>
        </table:table-row>
        <table:table-row table:style-name="ro1">
          <table:table-cell office:value-type="float" office:value="1.59131219401397E+018" calcext:value-type="float">
            <text:p>1.59131219401397E+018</text:p>
          </table:table-cell>
          <table:table-cell office:value-type="float" office:value="1.59131219401409E+018" calcext:value-type="float">
            <text:p>1.59131219401409E+018</text:p>
          </table:table-cell>
          <table:table-cell table:formula="of:=[.B413]-[.A413]" office:value-type="float" office:value="119808" calcext:value-type="float">
            <text:p>119808</text:p>
          </table:table-cell>
        </table:table-row>
        <table:table-row table:style-name="ro1">
          <table:table-cell office:value-type="float" office:value="1.59131219401399E+018" calcext:value-type="float">
            <text:p>1.59131219401399E+018</text:p>
          </table:table-cell>
          <table:table-cell office:value-type="float" office:value="1.5913121940141E+018" calcext:value-type="float">
            <text:p>1.5913121940141E+018</text:p>
          </table:table-cell>
          <table:table-cell table:formula="of:=[.B414]-[.A414]" office:value-type="float" office:value="110080" calcext:value-type="float">
            <text:p>110080</text:p>
          </table:table-cell>
        </table:table-row>
        <table:table-row table:style-name="ro1">
          <table:table-cell office:value-type="float" office:value="1.59131219401401E+018" calcext:value-type="float">
            <text:p>1.59131219401401E+018</text:p>
          </table:table-cell>
          <table:table-cell office:value-type="float" office:value="1.5913121940141E+018" calcext:value-type="float">
            <text:p>1.5913121940141E+018</text:p>
          </table:table-cell>
          <table:table-cell table:formula="of:=[.B415]-[.A415]" office:value-type="float" office:value="90112" calcext:value-type="float">
            <text:p>90112</text:p>
          </table:table-cell>
        </table:table-row>
        <table:table-row table:style-name="ro1">
          <table:table-cell office:value-type="float" office:value="1.59131219401403E+018" calcext:value-type="float">
            <text:p>1.59131219401403E+018</text:p>
          </table:table-cell>
          <table:table-cell office:value-type="float" office:value="1.59131219401411E+018" calcext:value-type="float">
            <text:p>1.59131219401411E+018</text:p>
          </table:table-cell>
          <table:table-cell table:formula="of:=[.B416]-[.A416]" office:value-type="float" office:value="79872" calcext:value-type="float">
            <text:p>79872</text:p>
          </table:table-cell>
        </table:table-row>
        <table:table-row table:style-name="ro1">
          <table:table-cell office:value-type="float" office:value="1.59131219401406E+018" calcext:value-type="float">
            <text:p>1.59131219401406E+018</text:p>
          </table:table-cell>
          <table:table-cell office:value-type="float" office:value="1.59131219401412E+018" calcext:value-type="float">
            <text:p>1.59131219401412E+018</text:p>
          </table:table-cell>
          <table:table-cell table:formula="of:=[.B417]-[.A417]" office:value-type="float" office:value="60160" calcext:value-type="float">
            <text:p>60160</text:p>
          </table:table-cell>
        </table:table-row>
        <table:table-row table:style-name="ro1">
          <table:table-cell office:value-type="float" office:value="1.59131219401408E+018" calcext:value-type="float">
            <text:p>1.59131219401408E+018</text:p>
          </table:table-cell>
          <table:table-cell office:value-type="float" office:value="1.59131219401412E+018" calcext:value-type="float">
            <text:p>1.59131219401412E+018</text:p>
          </table:table-cell>
          <table:table-cell table:formula="of:=[.B418]-[.A418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41E+018" calcext:value-type="float">
            <text:p>1.5913121940141E+018</text:p>
          </table:table-cell>
          <table:table-cell office:value-type="float" office:value="1.59131219401415E+018" calcext:value-type="float">
            <text:p>1.59131219401415E+018</text:p>
          </table:table-cell>
          <table:table-cell table:formula="of:=[.B419]-[.A419]" office:value-type="float" office:value="49664" calcext:value-type="float">
            <text:p>49664</text:p>
          </table:table-cell>
        </table:table-row>
        <table:table-row table:style-name="ro1">
          <table:table-cell office:value-type="float" office:value="1.59131219401412E+018" calcext:value-type="float">
            <text:p>1.59131219401412E+018</text:p>
          </table:table-cell>
          <table:table-cell office:value-type="float" office:value="1.59131219401416E+018" calcext:value-type="float">
            <text:p>1.59131219401416E+018</text:p>
          </table:table-cell>
          <table:table-cell table:formula="of:=[.B420]-[.A420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413E+018" calcext:value-type="float">
            <text:p>1.59131219401413E+018</text:p>
          </table:table-cell>
          <table:table-cell office:value-type="float" office:value="1.59131219401417E+018" calcext:value-type="float">
            <text:p>1.59131219401417E+018</text:p>
          </table:table-cell>
          <table:table-cell table:formula="of:=[.B421]-[.A421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416E+018" calcext:value-type="float">
            <text:p>1.59131219401416E+018</text:p>
          </table:table-cell>
          <table:table-cell office:value-type="float" office:value="1.59131219401419E+018" calcext:value-type="float">
            <text:p>1.59131219401419E+018</text:p>
          </table:table-cell>
          <table:table-cell table:formula="of:=[.B422]-[.A422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1418E+018" calcext:value-type="float">
            <text:p>1.59131219401418E+018</text:p>
          </table:table-cell>
          <table:table-cell office:value-type="float" office:value="1.59131219401422E+018" calcext:value-type="float">
            <text:p>1.59131219401422E+018</text:p>
          </table:table-cell>
          <table:table-cell table:formula="of:=[.B423]-[.A423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421E+018" calcext:value-type="float">
            <text:p>1.59131219401421E+018</text:p>
          </table:table-cell>
          <table:table-cell office:value-type="float" office:value="1.59131219401424E+018" calcext:value-type="float">
            <text:p>1.59131219401424E+018</text:p>
          </table:table-cell>
          <table:table-cell table:formula="of:=[.B424]-[.A424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423E+018" calcext:value-type="float">
            <text:p>1.59131219401423E+018</text:p>
          </table:table-cell>
          <table:table-cell office:value-type="float" office:value="1.59131219401425E+018" calcext:value-type="float">
            <text:p>1.59131219401425E+018</text:p>
          </table:table-cell>
          <table:table-cell table:formula="of:=[.B425]-[.A425]"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1.59131219401425E+018" calcext:value-type="float">
            <text:p>1.59131219401425E+018</text:p>
          </table:table-cell>
          <table:table-cell office:value-type="float" office:value="1.59131219401428E+018" calcext:value-type="float">
            <text:p>1.59131219401428E+018</text:p>
          </table:table-cell>
          <table:table-cell table:formula="of:=[.B426]-[.A426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427E+018" calcext:value-type="float">
            <text:p>1.59131219401427E+018</text:p>
          </table:table-cell>
          <table:table-cell office:value-type="float" office:value="1.5913121940143E+018" calcext:value-type="float">
            <text:p>1.5913121940143E+018</text:p>
          </table:table-cell>
          <table:table-cell table:formula="of:=[.B427]-[.A427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429E+018" calcext:value-type="float">
            <text:p>1.59131219401429E+018</text:p>
          </table:table-cell>
          <table:table-cell office:value-type="float" office:value="1.59131219401432E+018" calcext:value-type="float">
            <text:p>1.59131219401432E+018</text:p>
          </table:table-cell>
          <table:table-cell table:formula="of:=[.B428]-[.A428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431E+018" calcext:value-type="float">
            <text:p>1.59131219401431E+018</text:p>
          </table:table-cell>
          <table:table-cell office:value-type="float" office:value="1.59131219401437E+018" calcext:value-type="float">
            <text:p>1.59131219401437E+018</text:p>
          </table:table-cell>
          <table:table-cell table:formula="of:=[.B429]-[.A429]" office:value-type="float" office:value="60160" calcext:value-type="float">
            <text:p>60160</text:p>
          </table:table-cell>
        </table:table-row>
        <table:table-row table:style-name="ro1">
          <table:table-cell office:value-type="float" office:value="1.59131219401433E+018" calcext:value-type="float">
            <text:p>1.59131219401433E+018</text:p>
          </table:table-cell>
          <table:table-cell office:value-type="float" office:value="1.59131219401439E+018" calcext:value-type="float">
            <text:p>1.59131219401439E+018</text:p>
          </table:table-cell>
          <table:table-cell table:formula="of:=[.B430]-[.A430]" office:value-type="float" office:value="59904" calcext:value-type="float">
            <text:p>59904</text:p>
          </table:table-cell>
        </table:table-row>
        <table:table-row table:style-name="ro1">
          <table:table-cell office:value-type="float" office:value="1.59131219401435E+018" calcext:value-type="float">
            <text:p>1.59131219401435E+018</text:p>
          </table:table-cell>
          <table:table-cell office:value-type="float" office:value="1.5913121940144E+018" calcext:value-type="float">
            <text:p>1.5913121940144E+018</text:p>
          </table:table-cell>
          <table:table-cell table:formula="of:=[.B431]-[.A431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1437E+018" calcext:value-type="float">
            <text:p>1.59131219401437E+018</text:p>
          </table:table-cell>
          <table:table-cell office:value-type="float" office:value="1.59131219401441E+018" calcext:value-type="float">
            <text:p>1.59131219401441E+018</text:p>
          </table:table-cell>
          <table:table-cell table:formula="of:=[.B432]-[.A432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439E+018" calcext:value-type="float">
            <text:p>1.59131219401439E+018</text:p>
          </table:table-cell>
          <table:table-cell office:value-type="float" office:value="1.59131219401443E+018" calcext:value-type="float">
            <text:p>1.59131219401443E+018</text:p>
          </table:table-cell>
          <table:table-cell table:formula="of:=[.B433]-[.A433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441E+018" calcext:value-type="float">
            <text:p>1.59131219401441E+018</text:p>
          </table:table-cell>
          <table:table-cell office:value-type="float" office:value="1.59131219401444E+018" calcext:value-type="float">
            <text:p>1.59131219401444E+018</text:p>
          </table:table-cell>
          <table:table-cell table:formula="of:=[.B434]-[.A434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1442E+018" calcext:value-type="float">
            <text:p>1.59131219401442E+018</text:p>
          </table:table-cell>
          <table:table-cell office:value-type="float" office:value="1.59131219401446E+018" calcext:value-type="float">
            <text:p>1.59131219401446E+018</text:p>
          </table:table-cell>
          <table:table-cell table:formula="of:=[.B435]-[.A435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444E+018" calcext:value-type="float">
            <text:p>1.59131219401444E+018</text:p>
          </table:table-cell>
          <table:table-cell office:value-type="float" office:value="1.59131219401447E+018" calcext:value-type="float">
            <text:p>1.59131219401447E+018</text:p>
          </table:table-cell>
          <table:table-cell table:formula="of:=[.B436]-[.A436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446E+018" calcext:value-type="float">
            <text:p>1.59131219401446E+018</text:p>
          </table:table-cell>
          <table:table-cell office:value-type="float" office:value="1.5913121940145E+018" calcext:value-type="float">
            <text:p>1.5913121940145E+018</text:p>
          </table:table-cell>
          <table:table-cell table:formula="of:=[.B437]-[.A437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449E+018" calcext:value-type="float">
            <text:p>1.59131219401449E+018</text:p>
          </table:table-cell>
          <table:table-cell office:value-type="float" office:value="1.59131219401452E+018" calcext:value-type="float">
            <text:p>1.59131219401452E+018</text:p>
          </table:table-cell>
          <table:table-cell table:formula="of:=[.B438]-[.A438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1451E+018" calcext:value-type="float">
            <text:p>1.59131219401451E+018</text:p>
          </table:table-cell>
          <table:table-cell office:value-type="float" office:value="1.59131219401454E+018" calcext:value-type="float">
            <text:p>1.59131219401454E+018</text:p>
          </table:table-cell>
          <table:table-cell table:formula="of:=[.B439]-[.A439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453E+018" calcext:value-type="float">
            <text:p>1.59131219401453E+018</text:p>
          </table:table-cell>
          <table:table-cell office:value-type="float" office:value="1.59131219401457E+018" calcext:value-type="float">
            <text:p>1.59131219401457E+018</text:p>
          </table:table-cell>
          <table:table-cell table:formula="of:=[.B440]-[.A440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455E+018" calcext:value-type="float">
            <text:p>1.59131219401455E+018</text:p>
          </table:table-cell>
          <table:table-cell office:value-type="float" office:value="1.59131219401459E+018" calcext:value-type="float">
            <text:p>1.59131219401459E+018</text:p>
          </table:table-cell>
          <table:table-cell table:formula="of:=[.B441]-[.A441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457E+018" calcext:value-type="float">
            <text:p>1.59131219401457E+018</text:p>
          </table:table-cell>
          <table:table-cell office:value-type="float" office:value="1.5913121940146E+018" calcext:value-type="float">
            <text:p>1.5913121940146E+018</text:p>
          </table:table-cell>
          <table:table-cell table:formula="of:=[.B442]-[.A442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459E+018" calcext:value-type="float">
            <text:p>1.59131219401459E+018</text:p>
          </table:table-cell>
          <table:table-cell office:value-type="float" office:value="1.59131219401463E+018" calcext:value-type="float">
            <text:p>1.59131219401463E+018</text:p>
          </table:table-cell>
          <table:table-cell table:formula="of:=[.B443]-[.A443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461E+018" calcext:value-type="float">
            <text:p>1.59131219401461E+018</text:p>
          </table:table-cell>
          <table:table-cell office:value-type="float" office:value="1.59131219401465E+018" calcext:value-type="float">
            <text:p>1.59131219401465E+018</text:p>
          </table:table-cell>
          <table:table-cell table:formula="of:=[.B444]-[.A444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464E+018" calcext:value-type="float">
            <text:p>1.59131219401464E+018</text:p>
          </table:table-cell>
          <table:table-cell office:value-type="float" office:value="1.59131219401466E+018" calcext:value-type="float">
            <text:p>1.59131219401466E+018</text:p>
          </table:table-cell>
          <table:table-cell table:formula="of:=[.B445]-[.A445]"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1.59131219401465E+018" calcext:value-type="float">
            <text:p>1.59131219401465E+018</text:p>
          </table:table-cell>
          <table:table-cell office:value-type="float" office:value="1.5913121940147E+018" calcext:value-type="float">
            <text:p>1.5913121940147E+018</text:p>
          </table:table-cell>
          <table:table-cell table:formula="of:=[.B446]-[.A446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1469E+018" calcext:value-type="float">
            <text:p>1.59131219401469E+018</text:p>
          </table:table-cell>
          <table:table-cell office:value-type="float" office:value="1.59131219401473E+018" calcext:value-type="float">
            <text:p>1.59131219401473E+018</text:p>
          </table:table-cell>
          <table:table-cell table:formula="of:=[.B447]-[.A447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472E+018" calcext:value-type="float">
            <text:p>1.59131219401472E+018</text:p>
          </table:table-cell>
          <table:table-cell office:value-type="float" office:value="1.59131219401477E+018" calcext:value-type="float">
            <text:p>1.59131219401477E+018</text:p>
          </table:table-cell>
          <table:table-cell table:formula="of:=[.B448]-[.A448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1475E+018" calcext:value-type="float">
            <text:p>1.59131219401475E+018</text:p>
          </table:table-cell>
          <table:table-cell office:value-type="float" office:value="1.59131219401478E+018" calcext:value-type="float">
            <text:p>1.59131219401478E+018</text:p>
          </table:table-cell>
          <table:table-cell table:formula="of:=[.B449]-[.A449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477E+018" calcext:value-type="float">
            <text:p>1.59131219401477E+018</text:p>
          </table:table-cell>
          <table:table-cell office:value-type="float" office:value="1.5913121940148E+018" calcext:value-type="float">
            <text:p>1.5913121940148E+018</text:p>
          </table:table-cell>
          <table:table-cell table:formula="of:=[.B450]-[.A450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479E+018" calcext:value-type="float">
            <text:p>1.59131219401479E+018</text:p>
          </table:table-cell>
          <table:table-cell office:value-type="float" office:value="1.59131219401483E+018" calcext:value-type="float">
            <text:p>1.59131219401483E+018</text:p>
          </table:table-cell>
          <table:table-cell table:formula="of:=[.B451]-[.A451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481E+018" calcext:value-type="float">
            <text:p>1.59131219401481E+018</text:p>
          </table:table-cell>
          <table:table-cell office:value-type="float" office:value="1.59131219401485E+018" calcext:value-type="float">
            <text:p>1.59131219401485E+018</text:p>
          </table:table-cell>
          <table:table-cell table:formula="of:=[.B452]-[.A452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484E+018" calcext:value-type="float">
            <text:p>1.59131219401484E+018</text:p>
          </table:table-cell>
          <table:table-cell office:value-type="float" office:value="1.59131219401486E+018" calcext:value-type="float">
            <text:p>1.59131219401486E+018</text:p>
          </table:table-cell>
          <table:table-cell table:formula="of:=[.B453]-[.A453]"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1.59131219401485E+018" calcext:value-type="float">
            <text:p>1.59131219401485E+018</text:p>
          </table:table-cell>
          <table:table-cell office:value-type="float" office:value="1.59131219401489E+018" calcext:value-type="float">
            <text:p>1.59131219401489E+018</text:p>
          </table:table-cell>
          <table:table-cell table:formula="of:=[.B454]-[.A454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488E+018" calcext:value-type="float">
            <text:p>1.59131219401488E+018</text:p>
          </table:table-cell>
          <table:table-cell office:value-type="float" office:value="1.59131219401491E+018" calcext:value-type="float">
            <text:p>1.59131219401491E+018</text:p>
          </table:table-cell>
          <table:table-cell table:formula="of:=[.B455]-[.A455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49E+018" calcext:value-type="float">
            <text:p>1.5913121940149E+018</text:p>
          </table:table-cell>
          <table:table-cell office:value-type="float" office:value="1.59131219401493E+018" calcext:value-type="float">
            <text:p>1.59131219401493E+018</text:p>
          </table:table-cell>
          <table:table-cell table:formula="of:=[.B456]-[.A456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492E+018" calcext:value-type="float">
            <text:p>1.59131219401492E+018</text:p>
          </table:table-cell>
          <table:table-cell office:value-type="float" office:value="1.59131219401495E+018" calcext:value-type="float">
            <text:p>1.59131219401495E+018</text:p>
          </table:table-cell>
          <table:table-cell table:formula="of:=[.B457]-[.A457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494E+018" calcext:value-type="float">
            <text:p>1.59131219401494E+018</text:p>
          </table:table-cell>
          <table:table-cell office:value-type="float" office:value="1.59131219401497E+018" calcext:value-type="float">
            <text:p>1.59131219401497E+018</text:p>
          </table:table-cell>
          <table:table-cell table:formula="of:=[.B458]-[.A458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496E+018" calcext:value-type="float">
            <text:p>1.59131219401496E+018</text:p>
          </table:table-cell>
          <table:table-cell office:value-type="float" office:value="1.59131219401499E+018" calcext:value-type="float">
            <text:p>1.59131219401499E+018</text:p>
          </table:table-cell>
          <table:table-cell table:formula="of:=[.B459]-[.A459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498E+018" calcext:value-type="float">
            <text:p>1.59131219401498E+018</text:p>
          </table:table-cell>
          <table:table-cell office:value-type="float" office:value="1.59131219401502E+018" calcext:value-type="float">
            <text:p>1.59131219401502E+018</text:p>
          </table:table-cell>
          <table:table-cell table:formula="of:=[.B460]-[.A460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5E+018" calcext:value-type="float">
            <text:p>1.591312194015E+018</text:p>
          </table:table-cell>
          <table:table-cell office:value-type="float" office:value="1.59131219401504E+018" calcext:value-type="float">
            <text:p>1.59131219401504E+018</text:p>
          </table:table-cell>
          <table:table-cell table:formula="of:=[.B461]-[.A461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503E+018" calcext:value-type="float">
            <text:p>1.59131219401503E+018</text:p>
          </table:table-cell>
          <table:table-cell office:value-type="float" office:value="1.59131219401507E+018" calcext:value-type="float">
            <text:p>1.59131219401507E+018</text:p>
          </table:table-cell>
          <table:table-cell table:formula="of:=[.B462]-[.A462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506E+018" calcext:value-type="float">
            <text:p>1.59131219401506E+018</text:p>
          </table:table-cell>
          <table:table-cell office:value-type="float" office:value="1.59131219401509E+018" calcext:value-type="float">
            <text:p>1.59131219401509E+018</text:p>
          </table:table-cell>
          <table:table-cell table:formula="of:=[.B463]-[.A463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508E+018" calcext:value-type="float">
            <text:p>1.59131219401508E+018</text:p>
          </table:table-cell>
          <table:table-cell office:value-type="float" office:value="1.59131219401511E+018" calcext:value-type="float">
            <text:p>1.59131219401511E+018</text:p>
          </table:table-cell>
          <table:table-cell table:formula="of:=[.B464]-[.A464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51E+018" calcext:value-type="float">
            <text:p>1.5913121940151E+018</text:p>
          </table:table-cell>
          <table:table-cell office:value-type="float" office:value="1.59131219401514E+018" calcext:value-type="float">
            <text:p>1.59131219401514E+018</text:p>
          </table:table-cell>
          <table:table-cell table:formula="of:=[.B465]-[.A465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513E+018" calcext:value-type="float">
            <text:p>1.59131219401513E+018</text:p>
          </table:table-cell>
          <table:table-cell office:value-type="float" office:value="1.59131219401516E+018" calcext:value-type="float">
            <text:p>1.59131219401516E+018</text:p>
          </table:table-cell>
          <table:table-cell table:formula="of:=[.B466]-[.A466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515E+018" calcext:value-type="float">
            <text:p>1.59131219401515E+018</text:p>
          </table:table-cell>
          <table:table-cell office:value-type="float" office:value="1.59131219401518E+018" calcext:value-type="float">
            <text:p>1.59131219401518E+018</text:p>
          </table:table-cell>
          <table:table-cell table:formula="of:=[.B467]-[.A467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517E+018" calcext:value-type="float">
            <text:p>1.59131219401517E+018</text:p>
          </table:table-cell>
          <table:table-cell office:value-type="float" office:value="1.59131219401521E+018" calcext:value-type="float">
            <text:p>1.59131219401521E+018</text:p>
          </table:table-cell>
          <table:table-cell table:formula="of:=[.B468]-[.A468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519E+018" calcext:value-type="float">
            <text:p>1.59131219401519E+018</text:p>
          </table:table-cell>
          <table:table-cell office:value-type="float" office:value="1.59131219401522E+018" calcext:value-type="float">
            <text:p>1.59131219401522E+018</text:p>
          </table:table-cell>
          <table:table-cell table:formula="of:=[.B469]-[.A469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521E+018" calcext:value-type="float">
            <text:p>1.59131219401521E+018</text:p>
          </table:table-cell>
          <table:table-cell office:value-type="float" office:value="1.59131219401524E+018" calcext:value-type="float">
            <text:p>1.59131219401524E+018</text:p>
          </table:table-cell>
          <table:table-cell table:formula="of:=[.B470]-[.A470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523E+018" calcext:value-type="float">
            <text:p>1.59131219401523E+018</text:p>
          </table:table-cell>
          <table:table-cell office:value-type="float" office:value="1.59131219401527E+018" calcext:value-type="float">
            <text:p>1.59131219401527E+018</text:p>
          </table:table-cell>
          <table:table-cell table:formula="of:=[.B471]-[.A471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525E+018" calcext:value-type="float">
            <text:p>1.59131219401525E+018</text:p>
          </table:table-cell>
          <table:table-cell office:value-type="float" office:value="1.59131219401528E+018" calcext:value-type="float">
            <text:p>1.59131219401528E+018</text:p>
          </table:table-cell>
          <table:table-cell table:formula="of:=[.B472]-[.A472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527E+018" calcext:value-type="float">
            <text:p>1.59131219401527E+018</text:p>
          </table:table-cell>
          <table:table-cell office:value-type="float" office:value="1.59131219401531E+018" calcext:value-type="float">
            <text:p>1.59131219401531E+018</text:p>
          </table:table-cell>
          <table:table-cell table:formula="of:=[.B473]-[.A473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53E+018" calcext:value-type="float">
            <text:p>1.5913121940153E+018</text:p>
          </table:table-cell>
          <table:table-cell office:value-type="float" office:value="1.59131219401533E+018" calcext:value-type="float">
            <text:p>1.59131219401533E+018</text:p>
          </table:table-cell>
          <table:table-cell table:formula="of:=[.B474]-[.A474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1532E+018" calcext:value-type="float">
            <text:p>1.59131219401532E+018</text:p>
          </table:table-cell>
          <table:table-cell office:value-type="float" office:value="1.59131219401535E+018" calcext:value-type="float">
            <text:p>1.59131219401535E+018</text:p>
          </table:table-cell>
          <table:table-cell table:formula="of:=[.B475]-[.A475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1534E+018" calcext:value-type="float">
            <text:p>1.59131219401534E+018</text:p>
          </table:table-cell>
          <table:table-cell office:value-type="float" office:value="1.59131219401537E+018" calcext:value-type="float">
            <text:p>1.59131219401537E+018</text:p>
          </table:table-cell>
          <table:table-cell table:formula="of:=[.B476]-[.A476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536E+018" calcext:value-type="float">
            <text:p>1.59131219401536E+018</text:p>
          </table:table-cell>
          <table:table-cell office:value-type="float" office:value="1.5913121940154E+018" calcext:value-type="float">
            <text:p>1.5913121940154E+018</text:p>
          </table:table-cell>
          <table:table-cell table:formula="of:=[.B477]-[.A477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539E+018" calcext:value-type="float">
            <text:p>1.59131219401539E+018</text:p>
          </table:table-cell>
          <table:table-cell office:value-type="float" office:value="1.59131219401541E+018" calcext:value-type="float">
            <text:p>1.59131219401541E+018</text:p>
          </table:table-cell>
          <table:table-cell table:formula="of:=[.B478]-[.A478]"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1.59131219401541E+018" calcext:value-type="float">
            <text:p>1.59131219401541E+018</text:p>
          </table:table-cell>
          <table:table-cell office:value-type="float" office:value="1.59131219401544E+018" calcext:value-type="float">
            <text:p>1.59131219401544E+018</text:p>
          </table:table-cell>
          <table:table-cell table:formula="of:=[.B479]-[.A479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543E+018" calcext:value-type="float">
            <text:p>1.59131219401543E+018</text:p>
          </table:table-cell>
          <table:table-cell office:value-type="float" office:value="1.59131219401546E+018" calcext:value-type="float">
            <text:p>1.59131219401546E+018</text:p>
          </table:table-cell>
          <table:table-cell table:formula="of:=[.B480]-[.A480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545E+018" calcext:value-type="float">
            <text:p>1.59131219401545E+018</text:p>
          </table:table-cell>
          <table:table-cell office:value-type="float" office:value="1.59131219401549E+018" calcext:value-type="float">
            <text:p>1.59131219401549E+018</text:p>
          </table:table-cell>
          <table:table-cell table:formula="of:=[.B481]-[.A481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547E+018" calcext:value-type="float">
            <text:p>1.59131219401547E+018</text:p>
          </table:table-cell>
          <table:table-cell office:value-type="float" office:value="1.5913121940155E+018" calcext:value-type="float">
            <text:p>1.5913121940155E+018</text:p>
          </table:table-cell>
          <table:table-cell table:formula="of:=[.B482]-[.A482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549E+018" calcext:value-type="float">
            <text:p>1.59131219401549E+018</text:p>
          </table:table-cell>
          <table:table-cell office:value-type="float" office:value="1.59131219401553E+018" calcext:value-type="float">
            <text:p>1.59131219401553E+018</text:p>
          </table:table-cell>
          <table:table-cell table:formula="of:=[.B483]-[.A483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552E+018" calcext:value-type="float">
            <text:p>1.59131219401552E+018</text:p>
          </table:table-cell>
          <table:table-cell office:value-type="float" office:value="1.59131219401555E+018" calcext:value-type="float">
            <text:p>1.59131219401555E+018</text:p>
          </table:table-cell>
          <table:table-cell table:formula="of:=[.B484]-[.A484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554E+018" calcext:value-type="float">
            <text:p>1.59131219401554E+018</text:p>
          </table:table-cell>
          <table:table-cell office:value-type="float" office:value="1.59131219401556E+018" calcext:value-type="float">
            <text:p>1.59131219401556E+018</text:p>
          </table:table-cell>
          <table:table-cell table:formula="of:=[.B485]-[.A485]"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1.59131219401556E+018" calcext:value-type="float">
            <text:p>1.59131219401556E+018</text:p>
          </table:table-cell>
          <table:table-cell office:value-type="float" office:value="1.59131219401559E+018" calcext:value-type="float">
            <text:p>1.59131219401559E+018</text:p>
          </table:table-cell>
          <table:table-cell table:formula="of:=[.B486]-[.A486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558E+018" calcext:value-type="float">
            <text:p>1.59131219401558E+018</text:p>
          </table:table-cell>
          <table:table-cell office:value-type="float" office:value="1.59131219401561E+018" calcext:value-type="float">
            <text:p>1.59131219401561E+018</text:p>
          </table:table-cell>
          <table:table-cell table:formula="of:=[.B487]-[.A487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56E+018" calcext:value-type="float">
            <text:p>1.5913121940156E+018</text:p>
          </table:table-cell>
          <table:table-cell office:value-type="float" office:value="1.59131219401563E+018" calcext:value-type="float">
            <text:p>1.59131219401563E+018</text:p>
          </table:table-cell>
          <table:table-cell table:formula="of:=[.B488]-[.A488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562E+018" calcext:value-type="float">
            <text:p>1.59131219401562E+018</text:p>
          </table:table-cell>
          <table:table-cell office:value-type="float" office:value="1.59131219401566E+018" calcext:value-type="float">
            <text:p>1.59131219401566E+018</text:p>
          </table:table-cell>
          <table:table-cell table:formula="of:=[.B489]-[.A489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564E+018" calcext:value-type="float">
            <text:p>1.59131219401564E+018</text:p>
          </table:table-cell>
          <table:table-cell office:value-type="float" office:value="1.59131219401568E+018" calcext:value-type="float">
            <text:p>1.59131219401568E+018</text:p>
          </table:table-cell>
          <table:table-cell table:formula="of:=[.B490]-[.A490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567E+018" calcext:value-type="float">
            <text:p>1.59131219401567E+018</text:p>
          </table:table-cell>
          <table:table-cell office:value-type="float" office:value="1.59131219401569E+018" calcext:value-type="float">
            <text:p>1.59131219401569E+018</text:p>
          </table:table-cell>
          <table:table-cell table:formula="of:=[.B491]-[.A491]"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1.59131219401569E+018" calcext:value-type="float">
            <text:p>1.59131219401569E+018</text:p>
          </table:table-cell>
          <table:table-cell office:value-type="float" office:value="1.59131219401572E+018" calcext:value-type="float">
            <text:p>1.59131219401572E+018</text:p>
          </table:table-cell>
          <table:table-cell table:formula="of:=[.B492]-[.A492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571E+018" calcext:value-type="float">
            <text:p>1.59131219401571E+018</text:p>
          </table:table-cell>
          <table:table-cell office:value-type="float" office:value="1.59131219401574E+018" calcext:value-type="float">
            <text:p>1.59131219401574E+018</text:p>
          </table:table-cell>
          <table:table-cell table:formula="of:=[.B493]-[.A493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573E+018" calcext:value-type="float">
            <text:p>1.59131219401573E+018</text:p>
          </table:table-cell>
          <table:table-cell office:value-type="float" office:value="1.59131219401576E+018" calcext:value-type="float">
            <text:p>1.59131219401576E+018</text:p>
          </table:table-cell>
          <table:table-cell table:formula="of:=[.B494]-[.A494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575E+018" calcext:value-type="float">
            <text:p>1.59131219401575E+018</text:p>
          </table:table-cell>
          <table:table-cell office:value-type="float" office:value="1.59131219401578E+018" calcext:value-type="float">
            <text:p>1.59131219401578E+018</text:p>
          </table:table-cell>
          <table:table-cell table:formula="of:=[.B495]-[.A495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577E+018" calcext:value-type="float">
            <text:p>1.59131219401577E+018</text:p>
          </table:table-cell>
          <table:table-cell office:value-type="float" office:value="1.5913121940158E+018" calcext:value-type="float">
            <text:p>1.5913121940158E+018</text:p>
          </table:table-cell>
          <table:table-cell table:formula="of:=[.B496]-[.A496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579E+018" calcext:value-type="float">
            <text:p>1.59131219401579E+018</text:p>
          </table:table-cell>
          <table:table-cell office:value-type="float" office:value="1.59131219401583E+018" calcext:value-type="float">
            <text:p>1.59131219401583E+018</text:p>
          </table:table-cell>
          <table:table-cell table:formula="of:=[.B497]-[.A497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581E+018" calcext:value-type="float">
            <text:p>1.59131219401581E+018</text:p>
          </table:table-cell>
          <table:table-cell office:value-type="float" office:value="1.59131219401584E+018" calcext:value-type="float">
            <text:p>1.59131219401584E+018</text:p>
          </table:table-cell>
          <table:table-cell table:formula="of:=[.B498]-[.A498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583E+018" calcext:value-type="float">
            <text:p>1.59131219401583E+018</text:p>
          </table:table-cell>
          <table:table-cell office:value-type="float" office:value="1.59131219401587E+018" calcext:value-type="float">
            <text:p>1.59131219401587E+018</text:p>
          </table:table-cell>
          <table:table-cell table:formula="of:=[.B499]-[.A499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586E+018" calcext:value-type="float">
            <text:p>1.59131219401586E+018</text:p>
          </table:table-cell>
          <table:table-cell office:value-type="float" office:value="1.59131219401589E+018" calcext:value-type="float">
            <text:p>1.59131219401589E+018</text:p>
          </table:table-cell>
          <table:table-cell table:formula="of:=[.B500]-[.A500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1588E+018" calcext:value-type="float">
            <text:p>1.59131219401588E+018</text:p>
          </table:table-cell>
          <table:table-cell office:value-type="float" office:value="1.59131219401591E+018" calcext:value-type="float">
            <text:p>1.59131219401591E+018</text:p>
          </table:table-cell>
          <table:table-cell table:formula="of:=[.B501]-[.A501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159E+018" calcext:value-type="float">
            <text:p>1.5913121940159E+018</text:p>
          </table:table-cell>
          <table:table-cell office:value-type="float" office:value="1.59131219401593E+018" calcext:value-type="float">
            <text:p>1.59131219401593E+018</text:p>
          </table:table-cell>
          <table:table-cell table:formula="of:=[.B502]-[.A502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592E+018" calcext:value-type="float">
            <text:p>1.59131219401592E+018</text:p>
          </table:table-cell>
          <table:table-cell office:value-type="float" office:value="1.59131219401596E+018" calcext:value-type="float">
            <text:p>1.59131219401596E+018</text:p>
          </table:table-cell>
          <table:table-cell table:formula="of:=[.B503]-[.A503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594E+018" calcext:value-type="float">
            <text:p>1.59131219401594E+018</text:p>
          </table:table-cell>
          <table:table-cell office:value-type="float" office:value="1.59131219401597E+018" calcext:value-type="float">
            <text:p>1.59131219401597E+018</text:p>
          </table:table-cell>
          <table:table-cell table:formula="of:=[.B504]-[.A504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596E+018" calcext:value-type="float">
            <text:p>1.59131219401596E+018</text:p>
          </table:table-cell>
          <table:table-cell office:value-type="float" office:value="1.591312194016E+018" calcext:value-type="float">
            <text:p>1.591312194016E+018</text:p>
          </table:table-cell>
          <table:table-cell table:formula="of:=[.B505]-[.A505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599E+018" calcext:value-type="float">
            <text:p>1.59131219401599E+018</text:p>
          </table:table-cell>
          <table:table-cell office:value-type="float" office:value="1.59131219401602E+018" calcext:value-type="float">
            <text:p>1.59131219401602E+018</text:p>
          </table:table-cell>
          <table:table-cell table:formula="of:=[.B506]-[.A506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601E+018" calcext:value-type="float">
            <text:p>1.59131219401601E+018</text:p>
          </table:table-cell>
          <table:table-cell office:value-type="float" office:value="1.59131219401606E+018" calcext:value-type="float">
            <text:p>1.59131219401606E+018</text:p>
          </table:table-cell>
          <table:table-cell table:formula="of:=[.B507]-[.A507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1603E+018" calcext:value-type="float">
            <text:p>1.59131219401603E+018</text:p>
          </table:table-cell>
          <table:table-cell office:value-type="float" office:value="1.59131219401608E+018" calcext:value-type="float">
            <text:p>1.59131219401608E+018</text:p>
          </table:table-cell>
          <table:table-cell table:formula="of:=[.B508]-[.A508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1607E+018" calcext:value-type="float">
            <text:p>1.59131219401607E+018</text:p>
          </table:table-cell>
          <table:table-cell office:value-type="float" office:value="1.59131219401611E+018" calcext:value-type="float">
            <text:p>1.59131219401611E+018</text:p>
          </table:table-cell>
          <table:table-cell table:formula="of:=[.B509]-[.A509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609E+018" calcext:value-type="float">
            <text:p>1.59131219401609E+018</text:p>
          </table:table-cell>
          <table:table-cell office:value-type="float" office:value="1.59131219401613E+018" calcext:value-type="float">
            <text:p>1.59131219401613E+018</text:p>
          </table:table-cell>
          <table:table-cell table:formula="of:=[.B510]-[.A510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612E+018" calcext:value-type="float">
            <text:p>1.59131219401612E+018</text:p>
          </table:table-cell>
          <table:table-cell office:value-type="float" office:value="1.59131219401614E+018" calcext:value-type="float">
            <text:p>1.59131219401614E+018</text:p>
          </table:table-cell>
          <table:table-cell table:formula="of:=[.B511]-[.A511]"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1.59131219401613E+018" calcext:value-type="float">
            <text:p>1.59131219401613E+018</text:p>
          </table:table-cell>
          <table:table-cell office:value-type="float" office:value="1.59131219401617E+018" calcext:value-type="float">
            <text:p>1.59131219401617E+018</text:p>
          </table:table-cell>
          <table:table-cell table:formula="of:=[.B512]-[.A512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616E+018" calcext:value-type="float">
            <text:p>1.59131219401616E+018</text:p>
          </table:table-cell>
          <table:table-cell office:value-type="float" office:value="1.59131219401619E+018" calcext:value-type="float">
            <text:p>1.59131219401619E+018</text:p>
          </table:table-cell>
          <table:table-cell table:formula="of:=[.B513]-[.A513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618E+018" calcext:value-type="float">
            <text:p>1.59131219401618E+018</text:p>
          </table:table-cell>
          <table:table-cell office:value-type="float" office:value="1.59131219401621E+018" calcext:value-type="float">
            <text:p>1.59131219401621E+018</text:p>
          </table:table-cell>
          <table:table-cell table:formula="of:=[.B514]-[.A514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62E+018" calcext:value-type="float">
            <text:p>1.5913121940162E+018</text:p>
          </table:table-cell>
          <table:table-cell office:value-type="float" office:value="1.59131219401623E+018" calcext:value-type="float">
            <text:p>1.59131219401623E+018</text:p>
          </table:table-cell>
          <table:table-cell table:formula="of:=[.B515]-[.A515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622E+018" calcext:value-type="float">
            <text:p>1.59131219401622E+018</text:p>
          </table:table-cell>
          <table:table-cell office:value-type="float" office:value="1.59131219401625E+018" calcext:value-type="float">
            <text:p>1.59131219401625E+018</text:p>
          </table:table-cell>
          <table:table-cell table:formula="of:=[.B516]-[.A516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624E+018" calcext:value-type="float">
            <text:p>1.59131219401624E+018</text:p>
          </table:table-cell>
          <table:table-cell office:value-type="float" office:value="1.59131219401628E+018" calcext:value-type="float">
            <text:p>1.59131219401628E+018</text:p>
          </table:table-cell>
          <table:table-cell table:formula="of:=[.B517]-[.A517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626E+018" calcext:value-type="float">
            <text:p>1.59131219401626E+018</text:p>
          </table:table-cell>
          <table:table-cell office:value-type="float" office:value="1.59131219401629E+018" calcext:value-type="float">
            <text:p>1.59131219401629E+018</text:p>
          </table:table-cell>
          <table:table-cell table:formula="of:=[.B518]-[.A518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628E+018" calcext:value-type="float">
            <text:p>1.59131219401628E+018</text:p>
          </table:table-cell>
          <table:table-cell office:value-type="float" office:value="1.59131219401632E+018" calcext:value-type="float">
            <text:p>1.59131219401632E+018</text:p>
          </table:table-cell>
          <table:table-cell table:formula="of:=[.B519]-[.A519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631E+018" calcext:value-type="float">
            <text:p>1.59131219401631E+018</text:p>
          </table:table-cell>
          <table:table-cell office:value-type="float" office:value="1.59131219401638E+018" calcext:value-type="float">
            <text:p>1.59131219401638E+018</text:p>
          </table:table-cell>
          <table:table-cell table:formula="of:=[.B520]-[.A520]" office:value-type="float" office:value="70144" calcext:value-type="float">
            <text:p>70144</text:p>
          </table:table-cell>
        </table:table-row>
        <table:table-row table:style-name="ro1">
          <table:table-cell office:value-type="float" office:value="1.59131219401637E+018" calcext:value-type="float">
            <text:p>1.59131219401637E+018</text:p>
          </table:table-cell>
          <table:table-cell office:value-type="float" office:value="1.59131219401642E+018" calcext:value-type="float">
            <text:p>1.59131219401642E+018</text:p>
          </table:table-cell>
          <table:table-cell table:formula="of:=[.B521]-[.A521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1641E+018" calcext:value-type="float">
            <text:p>1.59131219401641E+018</text:p>
          </table:table-cell>
          <table:table-cell office:value-type="float" office:value="1.59131219401645E+018" calcext:value-type="float">
            <text:p>1.59131219401645E+018</text:p>
          </table:table-cell>
          <table:table-cell table:formula="of:=[.B522]-[.A522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644E+018" calcext:value-type="float">
            <text:p>1.59131219401644E+018</text:p>
          </table:table-cell>
          <table:table-cell office:value-type="float" office:value="1.59131219401649E+018" calcext:value-type="float">
            <text:p>1.59131219401649E+018</text:p>
          </table:table-cell>
          <table:table-cell table:formula="of:=[.B523]-[.A523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1648E+018" calcext:value-type="float">
            <text:p>1.59131219401648E+018</text:p>
          </table:table-cell>
          <table:table-cell office:value-type="float" office:value="1.59131219401652E+018" calcext:value-type="float">
            <text:p>1.59131219401652E+018</text:p>
          </table:table-cell>
          <table:table-cell table:formula="of:=[.B524]-[.A524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651E+018" calcext:value-type="float">
            <text:p>1.59131219401651E+018</text:p>
          </table:table-cell>
          <table:table-cell office:value-type="float" office:value="1.59131219401654E+018" calcext:value-type="float">
            <text:p>1.59131219401654E+018</text:p>
          </table:table-cell>
          <table:table-cell table:formula="of:=[.B525]-[.A525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653E+018" calcext:value-type="float">
            <text:p>1.59131219401653E+018</text:p>
          </table:table-cell>
          <table:table-cell office:value-type="float" office:value="1.59131219401657E+018" calcext:value-type="float">
            <text:p>1.59131219401657E+018</text:p>
          </table:table-cell>
          <table:table-cell table:formula="of:=[.B526]-[.A526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656E+018" calcext:value-type="float">
            <text:p>1.59131219401656E+018</text:p>
          </table:table-cell>
          <table:table-cell office:value-type="float" office:value="1.59131219401659E+018" calcext:value-type="float">
            <text:p>1.59131219401659E+018</text:p>
          </table:table-cell>
          <table:table-cell table:formula="of:=[.B527]-[.A527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658E+018" calcext:value-type="float">
            <text:p>1.59131219401658E+018</text:p>
          </table:table-cell>
          <table:table-cell office:value-type="float" office:value="1.59131219401661E+018" calcext:value-type="float">
            <text:p>1.59131219401661E+018</text:p>
          </table:table-cell>
          <table:table-cell table:formula="of:=[.B528]-[.A528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66E+018" calcext:value-type="float">
            <text:p>1.5913121940166E+018</text:p>
          </table:table-cell>
          <table:table-cell office:value-type="float" office:value="1.59131219401663E+018" calcext:value-type="float">
            <text:p>1.59131219401663E+018</text:p>
          </table:table-cell>
          <table:table-cell table:formula="of:=[.B529]-[.A529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662E+018" calcext:value-type="float">
            <text:p>1.59131219401662E+018</text:p>
          </table:table-cell>
          <table:table-cell office:value-type="float" office:value="1.59131219401665E+018" calcext:value-type="float">
            <text:p>1.59131219401665E+018</text:p>
          </table:table-cell>
          <table:table-cell table:formula="of:=[.B530]-[.A530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664E+018" calcext:value-type="float">
            <text:p>1.59131219401664E+018</text:p>
          </table:table-cell>
          <table:table-cell office:value-type="float" office:value="1.59131219401667E+018" calcext:value-type="float">
            <text:p>1.59131219401667E+018</text:p>
          </table:table-cell>
          <table:table-cell table:formula="of:=[.B531]-[.A531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666E+018" calcext:value-type="float">
            <text:p>1.59131219401666E+018</text:p>
          </table:table-cell>
          <table:table-cell office:value-type="float" office:value="1.5913121940167E+018" calcext:value-type="float">
            <text:p>1.5913121940167E+018</text:p>
          </table:table-cell>
          <table:table-cell table:formula="of:=[.B532]-[.A532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668E+018" calcext:value-type="float">
            <text:p>1.59131219401668E+018</text:p>
          </table:table-cell>
          <table:table-cell office:value-type="float" office:value="1.59131219401672E+018" calcext:value-type="float">
            <text:p>1.59131219401672E+018</text:p>
          </table:table-cell>
          <table:table-cell table:formula="of:=[.B533]-[.A533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671E+018" calcext:value-type="float">
            <text:p>1.59131219401671E+018</text:p>
          </table:table-cell>
          <table:table-cell office:value-type="float" office:value="1.59131219401673E+018" calcext:value-type="float">
            <text:p>1.59131219401673E+018</text:p>
          </table:table-cell>
          <table:table-cell table:formula="of:=[.B534]-[.A534]"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1.59131219401672E+018" calcext:value-type="float">
            <text:p>1.59131219401672E+018</text:p>
          </table:table-cell>
          <table:table-cell office:value-type="float" office:value="1.59131219401676E+018" calcext:value-type="float">
            <text:p>1.59131219401676E+018</text:p>
          </table:table-cell>
          <table:table-cell table:formula="of:=[.B535]-[.A535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675E+018" calcext:value-type="float">
            <text:p>1.59131219401675E+018</text:p>
          </table:table-cell>
          <table:table-cell office:value-type="float" office:value="1.59131219401678E+018" calcext:value-type="float">
            <text:p>1.59131219401678E+018</text:p>
          </table:table-cell>
          <table:table-cell table:formula="of:=[.B536]-[.A536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677E+018" calcext:value-type="float">
            <text:p>1.59131219401677E+018</text:p>
          </table:table-cell>
          <table:table-cell office:value-type="float" office:value="1.5913121940168E+018" calcext:value-type="float">
            <text:p>1.5913121940168E+018</text:p>
          </table:table-cell>
          <table:table-cell table:formula="of:=[.B537]-[.A537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679E+018" calcext:value-type="float">
            <text:p>1.59131219401679E+018</text:p>
          </table:table-cell>
          <table:table-cell office:value-type="float" office:value="1.59131219401683E+018" calcext:value-type="float">
            <text:p>1.59131219401683E+018</text:p>
          </table:table-cell>
          <table:table-cell table:formula="of:=[.B538]-[.A538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681E+018" calcext:value-type="float">
            <text:p>1.59131219401681E+018</text:p>
          </table:table-cell>
          <table:table-cell office:value-type="float" office:value="1.59131219401684E+018" calcext:value-type="float">
            <text:p>1.59131219401684E+018</text:p>
          </table:table-cell>
          <table:table-cell table:formula="of:=[.B539]-[.A539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683E+018" calcext:value-type="float">
            <text:p>1.59131219401683E+018</text:p>
          </table:table-cell>
          <table:table-cell office:value-type="float" office:value="1.59131219401686E+018" calcext:value-type="float">
            <text:p>1.59131219401686E+018</text:p>
          </table:table-cell>
          <table:table-cell table:formula="of:=[.B540]-[.A540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685E+018" calcext:value-type="float">
            <text:p>1.59131219401685E+018</text:p>
          </table:table-cell>
          <table:table-cell office:value-type="float" office:value="1.59131219401689E+018" calcext:value-type="float">
            <text:p>1.59131219401689E+018</text:p>
          </table:table-cell>
          <table:table-cell table:formula="of:=[.B541]-[.A541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688E+018" calcext:value-type="float">
            <text:p>1.59131219401688E+018</text:p>
          </table:table-cell>
          <table:table-cell office:value-type="float" office:value="1.59131219401691E+018" calcext:value-type="float">
            <text:p>1.59131219401691E+018</text:p>
          </table:table-cell>
          <table:table-cell table:formula="of:=[.B542]-[.A542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69E+018" calcext:value-type="float">
            <text:p>1.5913121940169E+018</text:p>
          </table:table-cell>
          <table:table-cell office:value-type="float" office:value="1.59131219401693E+018" calcext:value-type="float">
            <text:p>1.59131219401693E+018</text:p>
          </table:table-cell>
          <table:table-cell table:formula="of:=[.B543]-[.A543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1692E+018" calcext:value-type="float">
            <text:p>1.59131219401692E+018</text:p>
          </table:table-cell>
          <table:table-cell office:value-type="float" office:value="1.59131219401695E+018" calcext:value-type="float">
            <text:p>1.59131219401695E+018</text:p>
          </table:table-cell>
          <table:table-cell table:formula="of:=[.B544]-[.A544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694E+018" calcext:value-type="float">
            <text:p>1.59131219401694E+018</text:p>
          </table:table-cell>
          <table:table-cell office:value-type="float" office:value="1.59131219401698E+018" calcext:value-type="float">
            <text:p>1.59131219401698E+018</text:p>
          </table:table-cell>
          <table:table-cell table:formula="of:=[.B545]-[.A545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697E+018" calcext:value-type="float">
            <text:p>1.59131219401697E+018</text:p>
          </table:table-cell>
          <table:table-cell office:value-type="float" office:value="1.59131219401699E+018" calcext:value-type="float">
            <text:p>1.59131219401699E+018</text:p>
          </table:table-cell>
          <table:table-cell table:formula="of:=[.B546]-[.A546]"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1.59131219401699E+018" calcext:value-type="float">
            <text:p>1.59131219401699E+018</text:p>
          </table:table-cell>
          <table:table-cell office:value-type="float" office:value="1.59131219401702E+018" calcext:value-type="float">
            <text:p>1.59131219401702E+018</text:p>
          </table:table-cell>
          <table:table-cell table:formula="of:=[.B547]-[.A547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701E+018" calcext:value-type="float">
            <text:p>1.59131219401701E+018</text:p>
          </table:table-cell>
          <table:table-cell office:value-type="float" office:value="1.59131219401705E+018" calcext:value-type="float">
            <text:p>1.59131219401705E+018</text:p>
          </table:table-cell>
          <table:table-cell table:formula="of:=[.B548]-[.A548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703E+018" calcext:value-type="float">
            <text:p>1.59131219401703E+018</text:p>
          </table:table-cell>
          <table:table-cell office:value-type="float" office:value="1.59131219401709E+018" calcext:value-type="float">
            <text:p>1.59131219401709E+018</text:p>
          </table:table-cell>
          <table:table-cell table:formula="of:=[.B549]-[.A549]" office:value-type="float" office:value="60160" calcext:value-type="float">
            <text:p>60160</text:p>
          </table:table-cell>
        </table:table-row>
        <table:table-row table:style-name="ro1">
          <table:table-cell office:value-type="float" office:value="1.59131219401707E+018" calcext:value-type="float">
            <text:p>1.59131219401707E+018</text:p>
          </table:table-cell>
          <table:table-cell office:value-type="float" office:value="1.59131219401711E+018" calcext:value-type="float">
            <text:p>1.59131219401711E+018</text:p>
          </table:table-cell>
          <table:table-cell table:formula="of:=[.B550]-[.A550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71E+018" calcext:value-type="float">
            <text:p>1.5913121940171E+018</text:p>
          </table:table-cell>
          <table:table-cell office:value-type="float" office:value="1.59131219401714E+018" calcext:value-type="float">
            <text:p>1.59131219401714E+018</text:p>
          </table:table-cell>
          <table:table-cell table:formula="of:=[.B551]-[.A551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712E+018" calcext:value-type="float">
            <text:p>1.59131219401712E+018</text:p>
          </table:table-cell>
          <table:table-cell office:value-type="float" office:value="1.59131219401715E+018" calcext:value-type="float">
            <text:p>1.59131219401715E+018</text:p>
          </table:table-cell>
          <table:table-cell table:formula="of:=[.B552]-[.A552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714E+018" calcext:value-type="float">
            <text:p>1.59131219401714E+018</text:p>
          </table:table-cell>
          <table:table-cell office:value-type="float" office:value="1.59131219401717E+018" calcext:value-type="float">
            <text:p>1.59131219401717E+018</text:p>
          </table:table-cell>
          <table:table-cell table:formula="of:=[.B553]-[.A553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716E+018" calcext:value-type="float">
            <text:p>1.59131219401716E+018</text:p>
          </table:table-cell>
          <table:table-cell office:value-type="float" office:value="1.5913121940172E+018" calcext:value-type="float">
            <text:p>1.5913121940172E+018</text:p>
          </table:table-cell>
          <table:table-cell table:formula="of:=[.B554]-[.A554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719E+018" calcext:value-type="float">
            <text:p>1.59131219401719E+018</text:p>
          </table:table-cell>
          <table:table-cell office:value-type="float" office:value="1.59131219401721E+018" calcext:value-type="float">
            <text:p>1.59131219401721E+018</text:p>
          </table:table-cell>
          <table:table-cell table:formula="of:=[.B555]-[.A555]"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1.59131219401721E+018" calcext:value-type="float">
            <text:p>1.59131219401721E+018</text:p>
          </table:table-cell>
          <table:table-cell office:value-type="float" office:value="1.59131219401724E+018" calcext:value-type="float">
            <text:p>1.59131219401724E+018</text:p>
          </table:table-cell>
          <table:table-cell table:formula="of:=[.B556]-[.A556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1723E+018" calcext:value-type="float">
            <text:p>1.59131219401723E+018</text:p>
          </table:table-cell>
          <table:table-cell office:value-type="float" office:value="1.59131219401726E+018" calcext:value-type="float">
            <text:p>1.59131219401726E+018</text:p>
          </table:table-cell>
          <table:table-cell table:formula="of:=[.B557]-[.A557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1725E+018" calcext:value-type="float">
            <text:p>1.59131219401725E+018</text:p>
          </table:table-cell>
          <table:table-cell office:value-type="float" office:value="1.59131219401728E+018" calcext:value-type="float">
            <text:p>1.59131219401728E+018</text:p>
          </table:table-cell>
          <table:table-cell table:formula="of:=[.B558]-[.A558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1727E+018" calcext:value-type="float">
            <text:p>1.59131219401727E+018</text:p>
          </table:table-cell>
          <table:table-cell office:value-type="float" office:value="1.59131219401731E+018" calcext:value-type="float">
            <text:p>1.59131219401731E+018</text:p>
          </table:table-cell>
          <table:table-cell table:formula="of:=[.B559]-[.A559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729E+018" calcext:value-type="float">
            <text:p>1.59131219401729E+018</text:p>
          </table:table-cell>
          <table:table-cell office:value-type="float" office:value="1.59131219401733E+018" calcext:value-type="float">
            <text:p>1.59131219401733E+018</text:p>
          </table:table-cell>
          <table:table-cell table:formula="of:=[.B560]-[.A560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731E+018" calcext:value-type="float">
            <text:p>1.59131219401731E+018</text:p>
          </table:table-cell>
          <table:table-cell office:value-type="float" office:value="1.59131219401734E+018" calcext:value-type="float">
            <text:p>1.59131219401734E+018</text:p>
          </table:table-cell>
          <table:table-cell table:formula="of:=[.B561]-[.A561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733E+018" calcext:value-type="float">
            <text:p>1.59131219401733E+018</text:p>
          </table:table-cell>
          <table:table-cell office:value-type="float" office:value="1.59131219401737E+018" calcext:value-type="float">
            <text:p>1.59131219401737E+018</text:p>
          </table:table-cell>
          <table:table-cell table:formula="of:=[.B562]-[.A562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736E+018" calcext:value-type="float">
            <text:p>1.59131219401736E+018</text:p>
          </table:table-cell>
          <table:table-cell office:value-type="float" office:value="1.59131219401739E+018" calcext:value-type="float">
            <text:p>1.59131219401739E+018</text:p>
          </table:table-cell>
          <table:table-cell table:formula="of:=[.B563]-[.A563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738E+018" calcext:value-type="float">
            <text:p>1.59131219401738E+018</text:p>
          </table:table-cell>
          <table:table-cell office:value-type="float" office:value="1.59131219401741E+018" calcext:value-type="float">
            <text:p>1.59131219401741E+018</text:p>
          </table:table-cell>
          <table:table-cell table:formula="of:=[.B564]-[.A564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74E+018" calcext:value-type="float">
            <text:p>1.5913121940174E+018</text:p>
          </table:table-cell>
          <table:table-cell office:value-type="float" office:value="1.59131219401743E+018" calcext:value-type="float">
            <text:p>1.59131219401743E+018</text:p>
          </table:table-cell>
          <table:table-cell table:formula="of:=[.B565]-[.A565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742E+018" calcext:value-type="float">
            <text:p>1.59131219401742E+018</text:p>
          </table:table-cell>
          <table:table-cell office:value-type="float" office:value="1.59131219401745E+018" calcext:value-type="float">
            <text:p>1.59131219401745E+018</text:p>
          </table:table-cell>
          <table:table-cell table:formula="of:=[.B566]-[.A566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744E+018" calcext:value-type="float">
            <text:p>1.59131219401744E+018</text:p>
          </table:table-cell>
          <table:table-cell office:value-type="float" office:value="1.59131219401748E+018" calcext:value-type="float">
            <text:p>1.59131219401748E+018</text:p>
          </table:table-cell>
          <table:table-cell table:formula="of:=[.B567]-[.A567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747E+018" calcext:value-type="float">
            <text:p>1.59131219401747E+018</text:p>
          </table:table-cell>
          <table:table-cell office:value-type="float" office:value="1.59131219401749E+018" calcext:value-type="float">
            <text:p>1.59131219401749E+018</text:p>
          </table:table-cell>
          <table:table-cell table:formula="of:=[.B568]-[.A568]"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1.59131219401749E+018" calcext:value-type="float">
            <text:p>1.59131219401749E+018</text:p>
          </table:table-cell>
          <table:table-cell office:value-type="float" office:value="1.59131219401752E+018" calcext:value-type="float">
            <text:p>1.59131219401752E+018</text:p>
          </table:table-cell>
          <table:table-cell table:formula="of:=[.B569]-[.A569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751E+018" calcext:value-type="float">
            <text:p>1.59131219401751E+018</text:p>
          </table:table-cell>
          <table:table-cell office:value-type="float" office:value="1.59131219401754E+018" calcext:value-type="float">
            <text:p>1.59131219401754E+018</text:p>
          </table:table-cell>
          <table:table-cell table:formula="of:=[.B570]-[.A570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753E+018" calcext:value-type="float">
            <text:p>1.59131219401753E+018</text:p>
          </table:table-cell>
          <table:table-cell office:value-type="float" office:value="1.59131219401757E+018" calcext:value-type="float">
            <text:p>1.59131219401757E+018</text:p>
          </table:table-cell>
          <table:table-cell table:formula="of:=[.B571]-[.A571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756E+018" calcext:value-type="float">
            <text:p>1.59131219401756E+018</text:p>
          </table:table-cell>
          <table:table-cell office:value-type="float" office:value="1.59131219401759E+018" calcext:value-type="float">
            <text:p>1.59131219401759E+018</text:p>
          </table:table-cell>
          <table:table-cell table:formula="of:=[.B572]-[.A572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758E+018" calcext:value-type="float">
            <text:p>1.59131219401758E+018</text:p>
          </table:table-cell>
          <table:table-cell office:value-type="float" office:value="1.5913121940176E+018" calcext:value-type="float">
            <text:p>1.5913121940176E+018</text:p>
          </table:table-cell>
          <table:table-cell table:formula="of:=[.B573]-[.A573]"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1.5913121940176E+018" calcext:value-type="float">
            <text:p>1.5913121940176E+018</text:p>
          </table:table-cell>
          <table:table-cell office:value-type="float" office:value="1.59131219401763E+018" calcext:value-type="float">
            <text:p>1.59131219401763E+018</text:p>
          </table:table-cell>
          <table:table-cell table:formula="of:=[.B574]-[.A574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762E+018" calcext:value-type="float">
            <text:p>1.59131219401762E+018</text:p>
          </table:table-cell>
          <table:table-cell office:value-type="float" office:value="1.59131219401765E+018" calcext:value-type="float">
            <text:p>1.59131219401765E+018</text:p>
          </table:table-cell>
          <table:table-cell table:formula="of:=[.B575]-[.A575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764E+018" calcext:value-type="float">
            <text:p>1.59131219401764E+018</text:p>
          </table:table-cell>
          <table:table-cell office:value-type="float" office:value="1.59131219401767E+018" calcext:value-type="float">
            <text:p>1.59131219401767E+018</text:p>
          </table:table-cell>
          <table:table-cell table:formula="of:=[.B576]-[.A576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766E+018" calcext:value-type="float">
            <text:p>1.59131219401766E+018</text:p>
          </table:table-cell>
          <table:table-cell office:value-type="float" office:value="1.5913121940177E+018" calcext:value-type="float">
            <text:p>1.5913121940177E+018</text:p>
          </table:table-cell>
          <table:table-cell table:formula="of:=[.B577]-[.A577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768E+018" calcext:value-type="float">
            <text:p>1.59131219401768E+018</text:p>
          </table:table-cell>
          <table:table-cell office:value-type="float" office:value="1.59131219401771E+018" calcext:value-type="float">
            <text:p>1.59131219401771E+018</text:p>
          </table:table-cell>
          <table:table-cell table:formula="of:=[.B578]-[.A578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77E+018" calcext:value-type="float">
            <text:p>1.5913121940177E+018</text:p>
          </table:table-cell>
          <table:table-cell office:value-type="float" office:value="1.59131219401773E+018" calcext:value-type="float">
            <text:p>1.59131219401773E+018</text:p>
          </table:table-cell>
          <table:table-cell table:formula="of:=[.B579]-[.A579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772E+018" calcext:value-type="float">
            <text:p>1.59131219401772E+018</text:p>
          </table:table-cell>
          <table:table-cell office:value-type="float" office:value="1.59131219401776E+018" calcext:value-type="float">
            <text:p>1.59131219401776E+018</text:p>
          </table:table-cell>
          <table:table-cell table:formula="of:=[.B580]-[.A580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775E+018" calcext:value-type="float">
            <text:p>1.59131219401775E+018</text:p>
          </table:table-cell>
          <table:table-cell office:value-type="float" office:value="1.59131219401778E+018" calcext:value-type="float">
            <text:p>1.59131219401778E+018</text:p>
          </table:table-cell>
          <table:table-cell table:formula="of:=[.B581]-[.A581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1777E+018" calcext:value-type="float">
            <text:p>1.59131219401777E+018</text:p>
          </table:table-cell>
          <table:table-cell office:value-type="float" office:value="1.59131219401779E+018" calcext:value-type="float">
            <text:p>1.59131219401779E+018</text:p>
          </table:table-cell>
          <table:table-cell table:formula="of:=[.B582]-[.A582]"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1.59131219401779E+018" calcext:value-type="float">
            <text:p>1.59131219401779E+018</text:p>
          </table:table-cell>
          <table:table-cell office:value-type="float" office:value="1.59131219401782E+018" calcext:value-type="float">
            <text:p>1.59131219401782E+018</text:p>
          </table:table-cell>
          <table:table-cell table:formula="of:=[.B583]-[.A583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1781E+018" calcext:value-type="float">
            <text:p>1.59131219401781E+018</text:p>
          </table:table-cell>
          <table:table-cell office:value-type="float" office:value="1.59131219401784E+018" calcext:value-type="float">
            <text:p>1.59131219401784E+018</text:p>
          </table:table-cell>
          <table:table-cell table:formula="of:=[.B584]-[.A584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1783E+018" calcext:value-type="float">
            <text:p>1.59131219401783E+018</text:p>
          </table:table-cell>
          <table:table-cell office:value-type="float" office:value="1.59131219401787E+018" calcext:value-type="float">
            <text:p>1.59131219401787E+018</text:p>
          </table:table-cell>
          <table:table-cell table:formula="of:=[.B585]-[.A585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785E+018" calcext:value-type="float">
            <text:p>1.59131219401785E+018</text:p>
          </table:table-cell>
          <table:table-cell office:value-type="float" office:value="1.59131219401788E+018" calcext:value-type="float">
            <text:p>1.59131219401788E+018</text:p>
          </table:table-cell>
          <table:table-cell table:formula="of:=[.B586]-[.A586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787E+018" calcext:value-type="float">
            <text:p>1.59131219401787E+018</text:p>
          </table:table-cell>
          <table:table-cell office:value-type="float" office:value="1.59131219401791E+018" calcext:value-type="float">
            <text:p>1.59131219401791E+018</text:p>
          </table:table-cell>
          <table:table-cell table:formula="of:=[.B587]-[.A587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79E+018" calcext:value-type="float">
            <text:p>1.5913121940179E+018</text:p>
          </table:table-cell>
          <table:table-cell office:value-type="float" office:value="1.59131219401793E+018" calcext:value-type="float">
            <text:p>1.59131219401793E+018</text:p>
          </table:table-cell>
          <table:table-cell table:formula="of:=[.B588]-[.A588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792E+018" calcext:value-type="float">
            <text:p>1.59131219401792E+018</text:p>
          </table:table-cell>
          <table:table-cell office:value-type="float" office:value="1.59131219401795E+018" calcext:value-type="float">
            <text:p>1.59131219401795E+018</text:p>
          </table:table-cell>
          <table:table-cell table:formula="of:=[.B589]-[.A589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794E+018" calcext:value-type="float">
            <text:p>1.59131219401794E+018</text:p>
          </table:table-cell>
          <table:table-cell office:value-type="float" office:value="1.59131219401797E+018" calcext:value-type="float">
            <text:p>1.59131219401797E+018</text:p>
          </table:table-cell>
          <table:table-cell table:formula="of:=[.B590]-[.A590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796E+018" calcext:value-type="float">
            <text:p>1.59131219401796E+018</text:p>
          </table:table-cell>
          <table:table-cell office:value-type="float" office:value="1.591312194018E+018" calcext:value-type="float">
            <text:p>1.591312194018E+018</text:p>
          </table:table-cell>
          <table:table-cell table:formula="of:=[.B591]-[.A591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799E+018" calcext:value-type="float">
            <text:p>1.59131219401799E+018</text:p>
          </table:table-cell>
          <table:table-cell office:value-type="float" office:value="1.59131219401802E+018" calcext:value-type="float">
            <text:p>1.59131219401802E+018</text:p>
          </table:table-cell>
          <table:table-cell table:formula="of:=[.B592]-[.A592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801E+018" calcext:value-type="float">
            <text:p>1.59131219401801E+018</text:p>
          </table:table-cell>
          <table:table-cell office:value-type="float" office:value="1.59131219401804E+018" calcext:value-type="float">
            <text:p>1.59131219401804E+018</text:p>
          </table:table-cell>
          <table:table-cell table:formula="of:=[.B593]-[.A593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803E+018" calcext:value-type="float">
            <text:p>1.59131219401803E+018</text:p>
          </table:table-cell>
          <table:table-cell office:value-type="float" office:value="1.59131219401808E+018" calcext:value-type="float">
            <text:p>1.59131219401808E+018</text:p>
          </table:table-cell>
          <table:table-cell table:formula="of:=[.B594]-[.A594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1807E+018" calcext:value-type="float">
            <text:p>1.59131219401807E+018</text:p>
          </table:table-cell>
          <table:table-cell office:value-type="float" office:value="1.5913121940181E+018" calcext:value-type="float">
            <text:p>1.5913121940181E+018</text:p>
          </table:table-cell>
          <table:table-cell table:formula="of:=[.B595]-[.A595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809E+018" calcext:value-type="float">
            <text:p>1.59131219401809E+018</text:p>
          </table:table-cell>
          <table:table-cell office:value-type="float" office:value="1.59131219401813E+018" calcext:value-type="float">
            <text:p>1.59131219401813E+018</text:p>
          </table:table-cell>
          <table:table-cell table:formula="of:=[.B596]-[.A596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812E+018" calcext:value-type="float">
            <text:p>1.59131219401812E+018</text:p>
          </table:table-cell>
          <table:table-cell office:value-type="float" office:value="1.59131219401815E+018" calcext:value-type="float">
            <text:p>1.59131219401815E+018</text:p>
          </table:table-cell>
          <table:table-cell table:formula="of:=[.B597]-[.A597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814E+018" calcext:value-type="float">
            <text:p>1.59131219401814E+018</text:p>
          </table:table-cell>
          <table:table-cell office:value-type="float" office:value="1.59131219401817E+018" calcext:value-type="float">
            <text:p>1.59131219401817E+018</text:p>
          </table:table-cell>
          <table:table-cell table:formula="of:=[.B598]-[.A598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816E+018" calcext:value-type="float">
            <text:p>1.59131219401816E+018</text:p>
          </table:table-cell>
          <table:table-cell office:value-type="float" office:value="1.5913121940182E+018" calcext:value-type="float">
            <text:p>1.5913121940182E+018</text:p>
          </table:table-cell>
          <table:table-cell table:formula="of:=[.B599]-[.A599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818E+018" calcext:value-type="float">
            <text:p>1.59131219401818E+018</text:p>
          </table:table-cell>
          <table:table-cell office:value-type="float" office:value="1.59131219401821E+018" calcext:value-type="float">
            <text:p>1.59131219401821E+018</text:p>
          </table:table-cell>
          <table:table-cell table:formula="of:=[.B600]-[.A600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82E+018" calcext:value-type="float">
            <text:p>1.5913121940182E+018</text:p>
          </table:table-cell>
          <table:table-cell office:value-type="float" office:value="1.59131219401823E+018" calcext:value-type="float">
            <text:p>1.59131219401823E+018</text:p>
          </table:table-cell>
          <table:table-cell table:formula="of:=[.B601]-[.A601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822E+018" calcext:value-type="float">
            <text:p>1.59131219401822E+018</text:p>
          </table:table-cell>
          <table:table-cell office:value-type="float" office:value="1.59131219401826E+018" calcext:value-type="float">
            <text:p>1.59131219401826E+018</text:p>
          </table:table-cell>
          <table:table-cell table:formula="of:=[.B602]-[.A602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825E+018" calcext:value-type="float">
            <text:p>1.59131219401825E+018</text:p>
          </table:table-cell>
          <table:table-cell office:value-type="float" office:value="1.59131219401828E+018" calcext:value-type="float">
            <text:p>1.59131219401828E+018</text:p>
          </table:table-cell>
          <table:table-cell table:formula="of:=[.B603]-[.A603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827E+018" calcext:value-type="float">
            <text:p>1.59131219401827E+018</text:p>
          </table:table-cell>
          <table:table-cell office:value-type="float" office:value="1.59131219401831E+018" calcext:value-type="float">
            <text:p>1.59131219401831E+018</text:p>
          </table:table-cell>
          <table:table-cell table:formula="of:=[.B604]-[.A604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829E+018" calcext:value-type="float">
            <text:p>1.59131219401829E+018</text:p>
          </table:table-cell>
          <table:table-cell office:value-type="float" office:value="1.59131219401832E+018" calcext:value-type="float">
            <text:p>1.59131219401832E+018</text:p>
          </table:table-cell>
          <table:table-cell table:formula="of:=[.B605]-[.A605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1831E+018" calcext:value-type="float">
            <text:p>1.59131219401831E+018</text:p>
          </table:table-cell>
          <table:table-cell office:value-type="float" office:value="1.59131219401834E+018" calcext:value-type="float">
            <text:p>1.59131219401834E+018</text:p>
          </table:table-cell>
          <table:table-cell table:formula="of:=[.B606]-[.A606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1833E+018" calcext:value-type="float">
            <text:p>1.59131219401833E+018</text:p>
          </table:table-cell>
          <table:table-cell office:value-type="float" office:value="1.59131219401837E+018" calcext:value-type="float">
            <text:p>1.59131219401837E+018</text:p>
          </table:table-cell>
          <table:table-cell table:formula="of:=[.B607]-[.A607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836E+018" calcext:value-type="float">
            <text:p>1.59131219401836E+018</text:p>
          </table:table-cell>
          <table:table-cell office:value-type="float" office:value="1.59131219401838E+018" calcext:value-type="float">
            <text:p>1.59131219401838E+018</text:p>
          </table:table-cell>
          <table:table-cell table:formula="of:=[.B608]-[.A608]"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1.59131219401838E+018" calcext:value-type="float">
            <text:p>1.59131219401838E+018</text:p>
          </table:table-cell>
          <table:table-cell office:value-type="float" office:value="1.59131219401841E+018" calcext:value-type="float">
            <text:p>1.59131219401841E+018</text:p>
          </table:table-cell>
          <table:table-cell table:formula="of:=[.B609]-[.A609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84E+018" calcext:value-type="float">
            <text:p>1.5913121940184E+018</text:p>
          </table:table-cell>
          <table:table-cell office:value-type="float" office:value="1.59131219401843E+018" calcext:value-type="float">
            <text:p>1.59131219401843E+018</text:p>
          </table:table-cell>
          <table:table-cell table:formula="of:=[.B610]-[.A610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842E+018" calcext:value-type="float">
            <text:p>1.59131219401842E+018</text:p>
          </table:table-cell>
          <table:table-cell office:value-type="float" office:value="1.59131219401846E+018" calcext:value-type="float">
            <text:p>1.59131219401846E+018</text:p>
          </table:table-cell>
          <table:table-cell table:formula="of:=[.B611]-[.A611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844E+018" calcext:value-type="float">
            <text:p>1.59131219401844E+018</text:p>
          </table:table-cell>
          <table:table-cell office:value-type="float" office:value="1.59131219401847E+018" calcext:value-type="float">
            <text:p>1.59131219401847E+018</text:p>
          </table:table-cell>
          <table:table-cell table:formula="of:=[.B612]-[.A612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847E+018" calcext:value-type="float">
            <text:p>1.59131219401847E+018</text:p>
          </table:table-cell>
          <table:table-cell office:value-type="float" office:value="1.5913121940185E+018" calcext:value-type="float">
            <text:p>1.5913121940185E+018</text:p>
          </table:table-cell>
          <table:table-cell table:formula="of:=[.B613]-[.A613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849E+018" calcext:value-type="float">
            <text:p>1.59131219401849E+018</text:p>
          </table:table-cell>
          <table:table-cell office:value-type="float" office:value="1.59131219401852E+018" calcext:value-type="float">
            <text:p>1.59131219401852E+018</text:p>
          </table:table-cell>
          <table:table-cell table:formula="of:=[.B614]-[.A614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851E+018" calcext:value-type="float">
            <text:p>1.59131219401851E+018</text:p>
          </table:table-cell>
          <table:table-cell office:value-type="float" office:value="1.59131219401854E+018" calcext:value-type="float">
            <text:p>1.59131219401854E+018</text:p>
          </table:table-cell>
          <table:table-cell table:formula="of:=[.B615]-[.A615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853E+018" calcext:value-type="float">
            <text:p>1.59131219401853E+018</text:p>
          </table:table-cell>
          <table:table-cell office:value-type="float" office:value="1.59131219401863E+018" calcext:value-type="float">
            <text:p>1.59131219401863E+018</text:p>
          </table:table-cell>
          <table:table-cell table:formula="of:=[.B616]-[.A616]" office:value-type="float" office:value="99840" calcext:value-type="float">
            <text:p>99840</text:p>
          </table:table-cell>
        </table:table-row>
        <table:table-row table:style-name="ro1">
          <table:table-cell office:value-type="float" office:value="1.59131219401859E+018" calcext:value-type="float">
            <text:p>1.59131219401859E+018</text:p>
          </table:table-cell>
          <table:table-cell office:value-type="float" office:value="1.59131219401868E+018" calcext:value-type="float">
            <text:p>1.59131219401868E+018</text:p>
          </table:table-cell>
          <table:table-cell table:formula="of:=[.B617]-[.A617]" office:value-type="float" office:value="90112" calcext:value-type="float">
            <text:p>90112</text:p>
          </table:table-cell>
        </table:table-row>
        <table:table-row table:style-name="ro1">
          <table:table-cell office:value-type="float" office:value="1.59131219401861E+018" calcext:value-type="float">
            <text:p>1.59131219401861E+018</text:p>
          </table:table-cell>
          <table:table-cell office:value-type="float" office:value="1.59131219401869E+018" calcext:value-type="float">
            <text:p>1.59131219401869E+018</text:p>
          </table:table-cell>
          <table:table-cell table:formula="of:=[.B618]-[.A618]" office:value-type="float" office:value="79872" calcext:value-type="float">
            <text:p>79872</text:p>
          </table:table-cell>
        </table:table-row>
        <table:table-row table:style-name="ro1">
          <table:table-cell office:value-type="float" office:value="1.59131219401863E+018" calcext:value-type="float">
            <text:p>1.59131219401863E+018</text:p>
          </table:table-cell>
          <table:table-cell office:value-type="float" office:value="1.5913121940187E+018" calcext:value-type="float">
            <text:p>1.5913121940187E+018</text:p>
          </table:table-cell>
          <table:table-cell table:formula="of:=[.B619]-[.A619]" office:value-type="float" office:value="70144" calcext:value-type="float">
            <text:p>70144</text:p>
          </table:table-cell>
        </table:table-row>
        <table:table-row table:style-name="ro1">
          <table:table-cell office:value-type="float" office:value="1.59131219401865E+018" calcext:value-type="float">
            <text:p>1.59131219401865E+018</text:p>
          </table:table-cell>
          <table:table-cell office:value-type="float" office:value="1.5913121940187E+018" calcext:value-type="float">
            <text:p>1.5913121940187E+018</text:p>
          </table:table-cell>
          <table:table-cell table:formula="of:=[.B620]-[.A620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1867E+018" calcext:value-type="float">
            <text:p>1.59131219401867E+018</text:p>
          </table:table-cell>
          <table:table-cell office:value-type="float" office:value="1.59131219401871E+018" calcext:value-type="float">
            <text:p>1.59131219401871E+018</text:p>
          </table:table-cell>
          <table:table-cell table:formula="of:=[.B621]-[.A621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869E+018" calcext:value-type="float">
            <text:p>1.59131219401869E+018</text:p>
          </table:table-cell>
          <table:table-cell office:value-type="float" office:value="1.59131219401873E+018" calcext:value-type="float">
            <text:p>1.59131219401873E+018</text:p>
          </table:table-cell>
          <table:table-cell table:formula="of:=[.B622]-[.A622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87E+018" calcext:value-type="float">
            <text:p>1.5913121940187E+018</text:p>
          </table:table-cell>
          <table:table-cell office:value-type="float" office:value="1.59131219401874E+018" calcext:value-type="float">
            <text:p>1.59131219401874E+018</text:p>
          </table:table-cell>
          <table:table-cell table:formula="of:=[.B623]-[.A623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872E+018" calcext:value-type="float">
            <text:p>1.59131219401872E+018</text:p>
          </table:table-cell>
          <table:table-cell office:value-type="float" office:value="1.59131219401875E+018" calcext:value-type="float">
            <text:p>1.59131219401875E+018</text:p>
          </table:table-cell>
          <table:table-cell table:formula="of:=[.B624]-[.A624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874E+018" calcext:value-type="float">
            <text:p>1.59131219401874E+018</text:p>
          </table:table-cell>
          <table:table-cell office:value-type="float" office:value="1.59131219401879E+018" calcext:value-type="float">
            <text:p>1.59131219401879E+018</text:p>
          </table:table-cell>
          <table:table-cell table:formula="of:=[.B625]-[.A625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1877E+018" calcext:value-type="float">
            <text:p>1.59131219401877E+018</text:p>
          </table:table-cell>
          <table:table-cell office:value-type="float" office:value="1.5913121940188E+018" calcext:value-type="float">
            <text:p>1.5913121940188E+018</text:p>
          </table:table-cell>
          <table:table-cell table:formula="of:=[.B626]-[.A626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879E+018" calcext:value-type="float">
            <text:p>1.59131219401879E+018</text:p>
          </table:table-cell>
          <table:table-cell office:value-type="float" office:value="1.59131219401882E+018" calcext:value-type="float">
            <text:p>1.59131219401882E+018</text:p>
          </table:table-cell>
          <table:table-cell table:formula="of:=[.B627]-[.A627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881E+018" calcext:value-type="float">
            <text:p>1.59131219401881E+018</text:p>
          </table:table-cell>
          <table:table-cell office:value-type="float" office:value="1.59131219401885E+018" calcext:value-type="float">
            <text:p>1.59131219401885E+018</text:p>
          </table:table-cell>
          <table:table-cell table:formula="of:=[.B628]-[.A628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883E+018" calcext:value-type="float">
            <text:p>1.59131219401883E+018</text:p>
          </table:table-cell>
          <table:table-cell office:value-type="float" office:value="1.59131219401887E+018" calcext:value-type="float">
            <text:p>1.59131219401887E+018</text:p>
          </table:table-cell>
          <table:table-cell table:formula="of:=[.B629]-[.A629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885E+018" calcext:value-type="float">
            <text:p>1.59131219401885E+018</text:p>
          </table:table-cell>
          <table:table-cell office:value-type="float" office:value="1.59131219401888E+018" calcext:value-type="float">
            <text:p>1.59131219401888E+018</text:p>
          </table:table-cell>
          <table:table-cell table:formula="of:=[.B630]-[.A630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887E+018" calcext:value-type="float">
            <text:p>1.59131219401887E+018</text:p>
          </table:table-cell>
          <table:table-cell office:value-type="float" office:value="1.59131219401891E+018" calcext:value-type="float">
            <text:p>1.59131219401891E+018</text:p>
          </table:table-cell>
          <table:table-cell table:formula="of:=[.B631]-[.A631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89E+018" calcext:value-type="float">
            <text:p>1.5913121940189E+018</text:p>
          </table:table-cell>
          <table:table-cell office:value-type="float" office:value="1.59131219401893E+018" calcext:value-type="float">
            <text:p>1.59131219401893E+018</text:p>
          </table:table-cell>
          <table:table-cell table:formula="of:=[.B632]-[.A632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892E+018" calcext:value-type="float">
            <text:p>1.59131219401892E+018</text:p>
          </table:table-cell>
          <table:table-cell office:value-type="float" office:value="1.59131219401895E+018" calcext:value-type="float">
            <text:p>1.59131219401895E+018</text:p>
          </table:table-cell>
          <table:table-cell table:formula="of:=[.B633]-[.A633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894E+018" calcext:value-type="float">
            <text:p>1.59131219401894E+018</text:p>
          </table:table-cell>
          <table:table-cell office:value-type="float" office:value="1.59131219401898E+018" calcext:value-type="float">
            <text:p>1.59131219401898E+018</text:p>
          </table:table-cell>
          <table:table-cell table:formula="of:=[.B634]-[.A634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896E+018" calcext:value-type="float">
            <text:p>1.59131219401896E+018</text:p>
          </table:table-cell>
          <table:table-cell office:value-type="float" office:value="1.59131219401899E+018" calcext:value-type="float">
            <text:p>1.59131219401899E+018</text:p>
          </table:table-cell>
          <table:table-cell table:formula="of:=[.B635]-[.A635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898E+018" calcext:value-type="float">
            <text:p>1.59131219401898E+018</text:p>
          </table:table-cell>
          <table:table-cell office:value-type="float" office:value="1.59131219401901E+018" calcext:value-type="float">
            <text:p>1.59131219401901E+018</text:p>
          </table:table-cell>
          <table:table-cell table:formula="of:=[.B636]-[.A636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9E+018" calcext:value-type="float">
            <text:p>1.591312194019E+018</text:p>
          </table:table-cell>
          <table:table-cell office:value-type="float" office:value="1.59131219401904E+018" calcext:value-type="float">
            <text:p>1.59131219401904E+018</text:p>
          </table:table-cell>
          <table:table-cell table:formula="of:=[.B637]-[.A637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902E+018" calcext:value-type="float">
            <text:p>1.59131219401902E+018</text:p>
          </table:table-cell>
          <table:table-cell office:value-type="float" office:value="1.59131219401908E+018" calcext:value-type="float">
            <text:p>1.59131219401908E+018</text:p>
          </table:table-cell>
          <table:table-cell table:formula="of:=[.B638]-[.A638]" office:value-type="float" office:value="59904" calcext:value-type="float">
            <text:p>59904</text:p>
          </table:table-cell>
        </table:table-row>
        <table:table-row table:style-name="ro1">
          <table:table-cell office:value-type="float" office:value="1.59131219401906E+018" calcext:value-type="float">
            <text:p>1.59131219401906E+018</text:p>
          </table:table-cell>
          <table:table-cell office:value-type="float" office:value="1.59131219401909E+018" calcext:value-type="float">
            <text:p>1.59131219401909E+018</text:p>
          </table:table-cell>
          <table:table-cell table:formula="of:=[.B639]-[.A639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908E+018" calcext:value-type="float">
            <text:p>1.59131219401908E+018</text:p>
          </table:table-cell>
          <table:table-cell office:value-type="float" office:value="1.59131219401911E+018" calcext:value-type="float">
            <text:p>1.59131219401911E+018</text:p>
          </table:table-cell>
          <table:table-cell table:formula="of:=[.B640]-[.A640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91E+018" calcext:value-type="float">
            <text:p>1.5913121940191E+018</text:p>
          </table:table-cell>
          <table:table-cell office:value-type="float" office:value="1.59131219401914E+018" calcext:value-type="float">
            <text:p>1.59131219401914E+018</text:p>
          </table:table-cell>
          <table:table-cell table:formula="of:=[.B641]-[.A641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913E+018" calcext:value-type="float">
            <text:p>1.59131219401913E+018</text:p>
          </table:table-cell>
          <table:table-cell office:value-type="float" office:value="1.59131219401916E+018" calcext:value-type="float">
            <text:p>1.59131219401916E+018</text:p>
          </table:table-cell>
          <table:table-cell table:formula="of:=[.B642]-[.A642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915E+018" calcext:value-type="float">
            <text:p>1.59131219401915E+018</text:p>
          </table:table-cell>
          <table:table-cell office:value-type="float" office:value="1.59131219401917E+018" calcext:value-type="float">
            <text:p>1.59131219401917E+018</text:p>
          </table:table-cell>
          <table:table-cell table:formula="of:=[.B643]-[.A643]"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1.59131219401917E+018" calcext:value-type="float">
            <text:p>1.59131219401917E+018</text:p>
          </table:table-cell>
          <table:table-cell office:value-type="float" office:value="1.5913121940192E+018" calcext:value-type="float">
            <text:p>1.5913121940192E+018</text:p>
          </table:table-cell>
          <table:table-cell table:formula="of:=[.B644]-[.A644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919E+018" calcext:value-type="float">
            <text:p>1.59131219401919E+018</text:p>
          </table:table-cell>
          <table:table-cell office:value-type="float" office:value="1.59131219401922E+018" calcext:value-type="float">
            <text:p>1.59131219401922E+018</text:p>
          </table:table-cell>
          <table:table-cell table:formula="of:=[.B645]-[.A645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921E+018" calcext:value-type="float">
            <text:p>1.59131219401921E+018</text:p>
          </table:table-cell>
          <table:table-cell office:value-type="float" office:value="1.59131219401924E+018" calcext:value-type="float">
            <text:p>1.59131219401924E+018</text:p>
          </table:table-cell>
          <table:table-cell table:formula="of:=[.B646]-[.A646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923E+018" calcext:value-type="float">
            <text:p>1.59131219401923E+018</text:p>
          </table:table-cell>
          <table:table-cell office:value-type="float" office:value="1.59131219401927E+018" calcext:value-type="float">
            <text:p>1.59131219401927E+018</text:p>
          </table:table-cell>
          <table:table-cell table:formula="of:=[.B647]-[.A647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1925E+018" calcext:value-type="float">
            <text:p>1.59131219401925E+018</text:p>
          </table:table-cell>
          <table:table-cell office:value-type="float" office:value="1.59131219401928E+018" calcext:value-type="float">
            <text:p>1.59131219401928E+018</text:p>
          </table:table-cell>
          <table:table-cell table:formula="of:=[.B648]-[.A648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1927E+018" calcext:value-type="float">
            <text:p>1.59131219401927E+018</text:p>
          </table:table-cell>
          <table:table-cell office:value-type="float" office:value="1.5913121940193E+018" calcext:value-type="float">
            <text:p>1.5913121940193E+018</text:p>
          </table:table-cell>
          <table:table-cell table:formula="of:=[.B649]-[.A649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929E+018" calcext:value-type="float">
            <text:p>1.59131219401929E+018</text:p>
          </table:table-cell>
          <table:table-cell office:value-type="float" office:value="1.59131219401933E+018" calcext:value-type="float">
            <text:p>1.59131219401933E+018</text:p>
          </table:table-cell>
          <table:table-cell table:formula="of:=[.B650]-[.A650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932E+018" calcext:value-type="float">
            <text:p>1.59131219401932E+018</text:p>
          </table:table-cell>
          <table:table-cell office:value-type="float" office:value="1.59131219401934E+018" calcext:value-type="float">
            <text:p>1.59131219401934E+018</text:p>
          </table:table-cell>
          <table:table-cell table:formula="of:=[.B651]-[.A651]"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1.59131219401934E+018" calcext:value-type="float">
            <text:p>1.59131219401934E+018</text:p>
          </table:table-cell>
          <table:table-cell office:value-type="float" office:value="1.59131219401937E+018" calcext:value-type="float">
            <text:p>1.59131219401937E+018</text:p>
          </table:table-cell>
          <table:table-cell table:formula="of:=[.B652]-[.A652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936E+018" calcext:value-type="float">
            <text:p>1.59131219401936E+018</text:p>
          </table:table-cell>
          <table:table-cell office:value-type="float" office:value="1.59131219401939E+018" calcext:value-type="float">
            <text:p>1.59131219401939E+018</text:p>
          </table:table-cell>
          <table:table-cell table:formula="of:=[.B653]-[.A653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1938E+018" calcext:value-type="float">
            <text:p>1.59131219401938E+018</text:p>
          </table:table-cell>
          <table:table-cell office:value-type="float" office:value="1.59131219401942E+018" calcext:value-type="float">
            <text:p>1.59131219401942E+018</text:p>
          </table:table-cell>
          <table:table-cell table:formula="of:=[.B654]-[.A654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1941E+018" calcext:value-type="float">
            <text:p>1.59131219401941E+018</text:p>
          </table:table-cell>
          <table:table-cell office:value-type="float" office:value="1.59131219401943E+018" calcext:value-type="float">
            <text:p>1.59131219401943E+018</text:p>
          </table:table-cell>
          <table:table-cell table:formula="of:=[.B655]-[.A655]"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1.59131219401943E+018" calcext:value-type="float">
            <text:p>1.59131219401943E+018</text:p>
          </table:table-cell>
          <table:table-cell office:value-type="float" office:value="1.59131219401985E+018" calcext:value-type="float">
            <text:p>1.59131219401985E+018</text:p>
          </table:table-cell>
          <table:table-cell table:formula="of:=[.B656]-[.A656]" office:value-type="float" office:value="419840" calcext:value-type="float">
            <text:p>419840</text:p>
          </table:table-cell>
        </table:table-row>
        <table:table-row table:style-name="ro1">
          <table:table-cell office:value-type="float" office:value="1.59131219401945E+018" calcext:value-type="float">
            <text:p>1.59131219401945E+018</text:p>
          </table:table-cell>
          <table:table-cell office:value-type="float" office:value="1.59131219401986E+018" calcext:value-type="float">
            <text:p>1.59131219401986E+018</text:p>
          </table:table-cell>
          <table:table-cell table:formula="of:=[.B657]-[.A657]" office:value-type="float" office:value="409856" calcext:value-type="float">
            <text:p>409856</text:p>
          </table:table-cell>
        </table:table-row>
        <table:table-row table:style-name="ro1">
          <table:table-cell office:value-type="float" office:value="1.59131219401947E+018" calcext:value-type="float">
            <text:p>1.59131219401947E+018</text:p>
          </table:table-cell>
          <table:table-cell office:value-type="float" office:value="1.59131219401987E+018" calcext:value-type="float">
            <text:p>1.59131219401987E+018</text:p>
          </table:table-cell>
          <table:table-cell table:formula="of:=[.B658]-[.A658]" office:value-type="float" office:value="399872" calcext:value-type="float">
            <text:p>399872</text:p>
          </table:table-cell>
        </table:table-row>
        <table:table-row table:style-name="ro1">
          <table:table-cell office:value-type="float" office:value="1.59131219401949E+018" calcext:value-type="float">
            <text:p>1.59131219401949E+018</text:p>
          </table:table-cell>
          <table:table-cell office:value-type="float" office:value="1.59131219401987E+018" calcext:value-type="float">
            <text:p>1.59131219401987E+018</text:p>
          </table:table-cell>
          <table:table-cell table:formula="of:=[.B659]-[.A659]" office:value-type="float" office:value="379904" calcext:value-type="float">
            <text:p>379904</text:p>
          </table:table-cell>
        </table:table-row>
        <table:table-row table:style-name="ro1">
          <table:table-cell office:value-type="float" office:value="1.5913121940195E+018" calcext:value-type="float">
            <text:p>1.5913121940195E+018</text:p>
          </table:table-cell>
          <table:table-cell office:value-type="float" office:value="1.59131219401988E+018" calcext:value-type="float">
            <text:p>1.59131219401988E+018</text:p>
          </table:table-cell>
          <table:table-cell table:formula="of:=[.B660]-[.A660]" office:value-type="float" office:value="380160" calcext:value-type="float">
            <text:p>380160</text:p>
          </table:table-cell>
        </table:table-row>
        <table:table-row table:style-name="ro1">
          <table:table-cell office:value-type="float" office:value="1.59131219401952E+018" calcext:value-type="float">
            <text:p>1.59131219401952E+018</text:p>
          </table:table-cell>
          <table:table-cell office:value-type="float" office:value="1.59131219401988E+018" calcext:value-type="float">
            <text:p>1.59131219401988E+018</text:p>
          </table:table-cell>
          <table:table-cell table:formula="of:=[.B661]-[.A661]" office:value-type="float" office:value="360192" calcext:value-type="float">
            <text:p>360192</text:p>
          </table:table-cell>
        </table:table-row>
        <table:table-row table:style-name="ro1">
          <table:table-cell office:value-type="float" office:value="1.59131219401954E+018" calcext:value-type="float">
            <text:p>1.59131219401954E+018</text:p>
          </table:table-cell>
          <table:table-cell office:value-type="float" office:value="1.59131219401989E+018" calcext:value-type="float">
            <text:p>1.59131219401989E+018</text:p>
          </table:table-cell>
          <table:table-cell table:formula="of:=[.B662]-[.A662]" office:value-type="float" office:value="349952" calcext:value-type="float">
            <text:p>349952</text:p>
          </table:table-cell>
        </table:table-row>
        <table:table-row table:style-name="ro1">
          <table:table-cell office:value-type="float" office:value="1.59131219401955E+018" calcext:value-type="float">
            <text:p>1.59131219401955E+018</text:p>
          </table:table-cell>
          <table:table-cell office:value-type="float" office:value="1.59131219401989E+018" calcext:value-type="float">
            <text:p>1.59131219401989E+018</text:p>
          </table:table-cell>
          <table:table-cell table:formula="of:=[.B663]-[.A663]" office:value-type="float" office:value="339968" calcext:value-type="float">
            <text:p>339968</text:p>
          </table:table-cell>
        </table:table-row>
        <table:table-row table:style-name="ro1">
          <table:table-cell office:value-type="float" office:value="1.59131219401957E+018" calcext:value-type="float">
            <text:p>1.59131219401957E+018</text:p>
          </table:table-cell>
          <table:table-cell office:value-type="float" office:value="1.5913121940199E+018" calcext:value-type="float">
            <text:p>1.5913121940199E+018</text:p>
          </table:table-cell>
          <table:table-cell table:formula="of:=[.B664]-[.A664]" office:value-type="float" office:value="329984" calcext:value-type="float">
            <text:p>329984</text:p>
          </table:table-cell>
        </table:table-row>
        <table:table-row table:style-name="ro1">
          <table:table-cell office:value-type="float" office:value="1.59131219401959E+018" calcext:value-type="float">
            <text:p>1.59131219401959E+018</text:p>
          </table:table-cell>
          <table:table-cell office:value-type="float" office:value="1.5913121940199E+018" calcext:value-type="float">
            <text:p>1.5913121940199E+018</text:p>
          </table:table-cell>
          <table:table-cell table:formula="of:=[.B665]-[.A665]" office:value-type="float" office:value="310016" calcext:value-type="float">
            <text:p>310016</text:p>
          </table:table-cell>
        </table:table-row>
        <table:table-row table:style-name="ro1">
          <table:table-cell office:value-type="float" office:value="1.59131219401961E+018" calcext:value-type="float">
            <text:p>1.59131219401961E+018</text:p>
          </table:table-cell>
          <table:table-cell office:value-type="float" office:value="1.59131219401991E+018" calcext:value-type="float">
            <text:p>1.59131219401991E+018</text:p>
          </table:table-cell>
          <table:table-cell table:formula="of:=[.B666]-[.A666]" office:value-type="float" office:value="299776" calcext:value-type="float">
            <text:p>299776</text:p>
          </table:table-cell>
        </table:table-row>
        <table:table-row table:style-name="ro1">
          <table:table-cell office:value-type="float" office:value="1.59131219401962E+018" calcext:value-type="float">
            <text:p>1.59131219401962E+018</text:p>
          </table:table-cell>
          <table:table-cell office:value-type="float" office:value="1.59131219401991E+018" calcext:value-type="float">
            <text:p>1.59131219401991E+018</text:p>
          </table:table-cell>
          <table:table-cell table:formula="of:=[.B667]-[.A667]" office:value-type="float" office:value="289792" calcext:value-type="float">
            <text:p>289792</text:p>
          </table:table-cell>
        </table:table-row>
        <table:table-row table:style-name="ro1">
          <table:table-cell office:value-type="float" office:value="1.59131219401964E+018" calcext:value-type="float">
            <text:p>1.59131219401964E+018</text:p>
          </table:table-cell>
          <table:table-cell office:value-type="float" office:value="1.59131219401992E+018" calcext:value-type="float">
            <text:p>1.59131219401992E+018</text:p>
          </table:table-cell>
          <table:table-cell table:formula="of:=[.B668]-[.A668]" office:value-type="float" office:value="279808" calcext:value-type="float">
            <text:p>279808</text:p>
          </table:table-cell>
        </table:table-row>
        <table:table-row table:style-name="ro1">
          <table:table-cell office:value-type="float" office:value="1.59131219401966E+018" calcext:value-type="float">
            <text:p>1.59131219401966E+018</text:p>
          </table:table-cell>
          <table:table-cell office:value-type="float" office:value="1.59131219401992E+018" calcext:value-type="float">
            <text:p>1.59131219401992E+018</text:p>
          </table:table-cell>
          <table:table-cell table:formula="of:=[.B669]-[.A669]" office:value-type="float" office:value="259840" calcext:value-type="float">
            <text:p>259840</text:p>
          </table:table-cell>
        </table:table-row>
        <table:table-row table:style-name="ro1">
          <table:table-cell office:value-type="float" office:value="1.59131219401968E+018" calcext:value-type="float">
            <text:p>1.59131219401968E+018</text:p>
          </table:table-cell>
          <table:table-cell office:value-type="float" office:value="1.59131219401993E+018" calcext:value-type="float">
            <text:p>1.59131219401993E+018</text:p>
          </table:table-cell>
          <table:table-cell table:formula="of:=[.B670]-[.A670]" office:value-type="float" office:value="249600" calcext:value-type="float">
            <text:p>249600</text:p>
          </table:table-cell>
        </table:table-row>
        <table:table-row table:style-name="ro1">
          <table:table-cell office:value-type="float" office:value="1.59131219401969E+018" calcext:value-type="float">
            <text:p>1.59131219401969E+018</text:p>
          </table:table-cell>
          <table:table-cell office:value-type="float" office:value="1.59131219401993E+018" calcext:value-type="float">
            <text:p>1.59131219401993E+018</text:p>
          </table:table-cell>
          <table:table-cell table:formula="of:=[.B671]-[.A671]" office:value-type="float" office:value="239872" calcext:value-type="float">
            <text:p>239872</text:p>
          </table:table-cell>
        </table:table-row>
        <table:table-row table:style-name="ro1">
          <table:table-cell office:value-type="float" office:value="1.59131219401971E+018" calcext:value-type="float">
            <text:p>1.59131219401971E+018</text:p>
          </table:table-cell>
          <table:table-cell office:value-type="float" office:value="1.59131219401994E+018" calcext:value-type="float">
            <text:p>1.59131219401994E+018</text:p>
          </table:table-cell>
          <table:table-cell table:formula="of:=[.B672]-[.A672]" office:value-type="float" office:value="229888" calcext:value-type="float">
            <text:p>229888</text:p>
          </table:table-cell>
        </table:table-row>
        <table:table-row table:style-name="ro1">
          <table:table-cell office:value-type="float" office:value="1.59131219401973E+018" calcext:value-type="float">
            <text:p>1.59131219401973E+018</text:p>
          </table:table-cell>
          <table:table-cell office:value-type="float" office:value="1.59131219402E+018" calcext:value-type="float">
            <text:p>1.59131219402E+018</text:p>
          </table:table-cell>
          <table:table-cell table:formula="of:=[.B673]-[.A673]" office:value-type="float" office:value="270080" calcext:value-type="float">
            <text:p>270080</text:p>
          </table:table-cell>
        </table:table-row>
        <table:table-row table:style-name="ro1">
          <table:table-cell office:value-type="float" office:value="1.59131219401974E+018" calcext:value-type="float">
            <text:p>1.59131219401974E+018</text:p>
          </table:table-cell>
          <table:table-cell office:value-type="float" office:value="1.59131219402E+018" calcext:value-type="float">
            <text:p>1.59131219402E+018</text:p>
          </table:table-cell>
          <table:table-cell table:formula="of:=[.B674]-[.A674]" office:value-type="float" office:value="259840" calcext:value-type="float">
            <text:p>259840</text:p>
          </table:table-cell>
        </table:table-row>
        <table:table-row table:style-name="ro1">
          <table:table-cell office:value-type="float" office:value="1.59131219401975E+018" calcext:value-type="float">
            <text:p>1.59131219401975E+018</text:p>
          </table:table-cell>
          <table:table-cell office:value-type="float" office:value="1.59131219402001E+018" calcext:value-type="float">
            <text:p>1.59131219402001E+018</text:p>
          </table:table-cell>
          <table:table-cell table:formula="of:=[.B675]-[.A675]" office:value-type="float" office:value="260352" calcext:value-type="float">
            <text:p>260352</text:p>
          </table:table-cell>
        </table:table-row>
        <table:table-row table:style-name="ro1">
          <table:table-cell office:value-type="float" office:value="1.59131219401976E+018" calcext:value-type="float">
            <text:p>1.59131219401976E+018</text:p>
          </table:table-cell>
          <table:table-cell office:value-type="float" office:value="1.59131219402001E+018" calcext:value-type="float">
            <text:p>1.59131219402001E+018</text:p>
          </table:table-cell>
          <table:table-cell table:formula="of:=[.B676]-[.A676]" office:value-type="float" office:value="250112" calcext:value-type="float">
            <text:p>250112</text:p>
          </table:table-cell>
        </table:table-row>
        <table:table-row table:style-name="ro1">
          <table:table-cell office:value-type="float" office:value="1.59131219401976E+018" calcext:value-type="float">
            <text:p>1.59131219401976E+018</text:p>
          </table:table-cell>
          <table:table-cell office:value-type="float" office:value="1.59131219402002E+018" calcext:value-type="float">
            <text:p>1.59131219402002E+018</text:p>
          </table:table-cell>
          <table:table-cell table:formula="of:=[.B677]-[.A677]" office:value-type="float" office:value="259840" calcext:value-type="float">
            <text:p>259840</text:p>
          </table:table-cell>
        </table:table-row>
        <table:table-row table:style-name="ro1">
          <table:table-cell office:value-type="float" office:value="1.59131219401976E+018" calcext:value-type="float">
            <text:p>1.59131219401976E+018</text:p>
          </table:table-cell>
          <table:table-cell office:value-type="float" office:value="1.59131219402002E+018" calcext:value-type="float">
            <text:p>1.59131219402002E+018</text:p>
          </table:table-cell>
          <table:table-cell table:formula="of:=[.B678]-[.A678]" office:value-type="float" office:value="259840" calcext:value-type="float">
            <text:p>259840</text:p>
          </table:table-cell>
        </table:table-row>
        <table:table-row table:style-name="ro1">
          <table:table-cell office:value-type="float" office:value="1.59131219401977E+018" calcext:value-type="float">
            <text:p>1.59131219401977E+018</text:p>
          </table:table-cell>
          <table:table-cell office:value-type="float" office:value="1.59131219402003E+018" calcext:value-type="float">
            <text:p>1.59131219402003E+018</text:p>
          </table:table-cell>
          <table:table-cell table:formula="of:=[.B679]-[.A679]" office:value-type="float" office:value="260352" calcext:value-type="float">
            <text:p>260352</text:p>
          </table:table-cell>
        </table:table-row>
        <table:table-row table:style-name="ro1">
          <table:table-cell office:value-type="float" office:value="1.59131219401977E+018" calcext:value-type="float">
            <text:p>1.59131219401977E+018</text:p>
          </table:table-cell>
          <table:table-cell office:value-type="float" office:value="1.59131219402003E+018" calcext:value-type="float">
            <text:p>1.59131219402003E+018</text:p>
          </table:table-cell>
          <table:table-cell table:formula="of:=[.B680]-[.A680]" office:value-type="float" office:value="260352" calcext:value-type="float">
            <text:p>260352</text:p>
          </table:table-cell>
        </table:table-row>
        <table:table-row table:style-name="ro1">
          <table:table-cell office:value-type="float" office:value="1.59131219401978E+018" calcext:value-type="float">
            <text:p>1.59131219401978E+018</text:p>
          </table:table-cell>
          <table:table-cell office:value-type="float" office:value="1.59131219402004E+018" calcext:value-type="float">
            <text:p>1.59131219402004E+018</text:p>
          </table:table-cell>
          <table:table-cell table:formula="of:=[.B681]-[.A681]" office:value-type="float" office:value="259840" calcext:value-type="float">
            <text:p>259840</text:p>
          </table:table-cell>
        </table:table-row>
        <table:table-row table:style-name="ro1">
          <table:table-cell office:value-type="float" office:value="1.59131219401978E+018" calcext:value-type="float">
            <text:p>1.59131219401978E+018</text:p>
          </table:table-cell>
          <table:table-cell office:value-type="float" office:value="1.59131219402006E+018" calcext:value-type="float">
            <text:p>1.59131219402006E+018</text:p>
          </table:table-cell>
          <table:table-cell table:formula="of:=[.B682]-[.A682]" office:value-type="float" office:value="279808" calcext:value-type="float">
            <text:p>279808</text:p>
          </table:table-cell>
        </table:table-row>
        <table:table-row table:style-name="ro1">
          <table:table-cell office:value-type="float" office:value="1.59131219401979E+018" calcext:value-type="float">
            <text:p>1.59131219401979E+018</text:p>
          </table:table-cell>
          <table:table-cell office:value-type="float" office:value="1.59131219402007E+018" calcext:value-type="float">
            <text:p>1.59131219402007E+018</text:p>
          </table:table-cell>
          <table:table-cell table:formula="of:=[.B683]-[.A683]" office:value-type="float" office:value="280320" calcext:value-type="float">
            <text:p>280320</text:p>
          </table:table-cell>
        </table:table-row>
        <table:table-row table:style-name="ro1">
          <table:table-cell office:value-type="float" office:value="1.59131219401979E+018" calcext:value-type="float">
            <text:p>1.59131219401979E+018</text:p>
          </table:table-cell>
          <table:table-cell office:value-type="float" office:value="1.59131219402008E+018" calcext:value-type="float">
            <text:p>1.59131219402008E+018</text:p>
          </table:table-cell>
          <table:table-cell table:formula="of:=[.B684]-[.A684]" office:value-type="float" office:value="290048" calcext:value-type="float">
            <text:p>290048</text:p>
          </table:table-cell>
        </table:table-row>
        <table:table-row table:style-name="ro1">
          <table:table-cell office:value-type="float" office:value="1.5913121940198E+018" calcext:value-type="float">
            <text:p>1.5913121940198E+018</text:p>
          </table:table-cell>
          <table:table-cell office:value-type="float" office:value="1.59131219402008E+018" calcext:value-type="float">
            <text:p>1.59131219402008E+018</text:p>
          </table:table-cell>
          <table:table-cell table:formula="of:=[.B685]-[.A685]" office:value-type="float" office:value="279808" calcext:value-type="float">
            <text:p>279808</text:p>
          </table:table-cell>
        </table:table-row>
        <table:table-row table:style-name="ro1">
          <table:table-cell office:value-type="float" office:value="1.5913121940198E+018" calcext:value-type="float">
            <text:p>1.5913121940198E+018</text:p>
          </table:table-cell>
          <table:table-cell office:value-type="float" office:value="1.59131219402008E+018" calcext:value-type="float">
            <text:p>1.59131219402008E+018</text:p>
          </table:table-cell>
          <table:table-cell table:formula="of:=[.B686]-[.A686]" office:value-type="float" office:value="279808" calcext:value-type="float">
            <text:p>279808</text:p>
          </table:table-cell>
        </table:table-row>
        <table:table-row table:style-name="ro1">
          <table:table-cell office:value-type="float" office:value="1.59131219401981E+018" calcext:value-type="float">
            <text:p>1.59131219401981E+018</text:p>
          </table:table-cell>
          <table:table-cell office:value-type="float" office:value="1.59131219402009E+018" calcext:value-type="float">
            <text:p>1.59131219402009E+018</text:p>
          </table:table-cell>
          <table:table-cell table:formula="of:=[.B687]-[.A687]" office:value-type="float" office:value="280320" calcext:value-type="float">
            <text:p>280320</text:p>
          </table:table-cell>
        </table:table-row>
        <table:table-row table:style-name="ro1">
          <table:table-cell office:value-type="float" office:value="1.59131219401981E+018" calcext:value-type="float">
            <text:p>1.59131219401981E+018</text:p>
          </table:table-cell>
          <table:table-cell office:value-type="float" office:value="1.59131219402009E+018" calcext:value-type="float">
            <text:p>1.59131219402009E+018</text:p>
          </table:table-cell>
          <table:table-cell table:formula="of:=[.B688]-[.A688]" office:value-type="float" office:value="280320" calcext:value-type="float">
            <text:p>280320</text:p>
          </table:table-cell>
        </table:table-row>
        <table:table-row table:style-name="ro1">
          <table:table-cell office:value-type="float" office:value="1.59131219401981E+018" calcext:value-type="float">
            <text:p>1.59131219401981E+018</text:p>
          </table:table-cell>
          <table:table-cell office:value-type="float" office:value="1.5913121940201E+018" calcext:value-type="float">
            <text:p>1.5913121940201E+018</text:p>
          </table:table-cell>
          <table:table-cell table:formula="of:=[.B689]-[.A689]" office:value-type="float" office:value="290304" calcext:value-type="float">
            <text:p>290304</text:p>
          </table:table-cell>
        </table:table-row>
        <table:table-row table:style-name="ro1">
          <table:table-cell office:value-type="float" office:value="1.59131219401982E+018" calcext:value-type="float">
            <text:p>1.59131219401982E+018</text:p>
          </table:table-cell>
          <table:table-cell office:value-type="float" office:value="1.5913121940201E+018" calcext:value-type="float">
            <text:p>1.5913121940201E+018</text:p>
          </table:table-cell>
          <table:table-cell table:formula="of:=[.B690]-[.A690]" office:value-type="float" office:value="280064" calcext:value-type="float">
            <text:p>280064</text:p>
          </table:table-cell>
        </table:table-row>
        <table:table-row table:style-name="ro1">
          <table:table-cell office:value-type="float" office:value="1.59131219401982E+018" calcext:value-type="float">
            <text:p>1.59131219401982E+018</text:p>
          </table:table-cell>
          <table:table-cell office:value-type="float" office:value="1.59131219402011E+018" calcext:value-type="float">
            <text:p>1.59131219402011E+018</text:p>
          </table:table-cell>
          <table:table-cell table:formula="of:=[.B691]-[.A691]" office:value-type="float" office:value="290048" calcext:value-type="float">
            <text:p>290048</text:p>
          </table:table-cell>
        </table:table-row>
        <table:table-row table:style-name="ro1">
          <table:table-cell office:value-type="float" office:value="1.59131219401983E+018" calcext:value-type="float">
            <text:p>1.59131219401983E+018</text:p>
          </table:table-cell>
          <table:table-cell office:value-type="float" office:value="1.59131219402011E+018" calcext:value-type="float">
            <text:p>1.59131219402011E+018</text:p>
          </table:table-cell>
          <table:table-cell table:formula="of:=[.B692]-[.A692]" office:value-type="float" office:value="280064" calcext:value-type="float">
            <text:p>280064</text:p>
          </table:table-cell>
        </table:table-row>
        <table:table-row table:style-name="ro1">
          <table:table-cell office:value-type="float" office:value="1.59131219401983E+018" calcext:value-type="float">
            <text:p>1.59131219401983E+018</text:p>
          </table:table-cell>
          <table:table-cell office:value-type="float" office:value="1.59131219402012E+018" calcext:value-type="float">
            <text:p>1.59131219402012E+018</text:p>
          </table:table-cell>
          <table:table-cell table:formula="of:=[.B693]-[.A693]" office:value-type="float" office:value="290048" calcext:value-type="float">
            <text:p>290048</text:p>
          </table:table-cell>
        </table:table-row>
        <table:table-row table:style-name="ro1">
          <table:table-cell office:value-type="float" office:value="1.59131219401984E+018" calcext:value-type="float">
            <text:p>1.59131219401984E+018</text:p>
          </table:table-cell>
          <table:table-cell office:value-type="float" office:value="1.59131219402012E+018" calcext:value-type="float">
            <text:p>1.59131219402012E+018</text:p>
          </table:table-cell>
          <table:table-cell table:formula="of:=[.B694]-[.A694]" office:value-type="float" office:value="280064" calcext:value-type="float">
            <text:p>280064</text:p>
          </table:table-cell>
        </table:table-row>
        <table:table-row table:style-name="ro1">
          <table:table-cell office:value-type="float" office:value="1.59131219401984E+018" calcext:value-type="float">
            <text:p>1.59131219401984E+018</text:p>
          </table:table-cell>
          <table:table-cell office:value-type="float" office:value="1.59131219402013E+018" calcext:value-type="float">
            <text:p>1.59131219402013E+018</text:p>
          </table:table-cell>
          <table:table-cell table:formula="of:=[.B695]-[.A695]" office:value-type="float" office:value="290048" calcext:value-type="float">
            <text:p>290048</text:p>
          </table:table-cell>
        </table:table-row>
        <table:table-row table:style-name="ro1">
          <table:table-cell office:value-type="float" office:value="1.59131219401985E+018" calcext:value-type="float">
            <text:p>1.59131219401985E+018</text:p>
          </table:table-cell>
          <table:table-cell office:value-type="float" office:value="1.59131219402013E+018" calcext:value-type="float">
            <text:p>1.59131219402013E+018</text:p>
          </table:table-cell>
          <table:table-cell table:formula="of:=[.B696]-[.A696]" office:value-type="float" office:value="280064" calcext:value-type="float">
            <text:p>280064</text:p>
          </table:table-cell>
        </table:table-row>
        <table:table-row table:style-name="ro1">
          <table:table-cell office:value-type="float" office:value="1.59131219401985E+018" calcext:value-type="float">
            <text:p>1.59131219401985E+018</text:p>
          </table:table-cell>
          <table:table-cell office:value-type="float" office:value="1.59131219402013E+018" calcext:value-type="float">
            <text:p>1.59131219402013E+018</text:p>
          </table:table-cell>
          <table:table-cell table:formula="of:=[.B697]-[.A697]" office:value-type="float" office:value="280064" calcext:value-type="float">
            <text:p>280064</text:p>
          </table:table-cell>
        </table:table-row>
        <table:table-row table:style-name="ro1">
          <table:table-cell office:value-type="float" office:value="1.59131219401985E+018" calcext:value-type="float">
            <text:p>1.59131219401985E+018</text:p>
          </table:table-cell>
          <table:table-cell office:value-type="float" office:value="1.59131219402014E+018" calcext:value-type="float">
            <text:p>1.59131219402014E+018</text:p>
          </table:table-cell>
          <table:table-cell table:formula="of:=[.B698]-[.A698]" office:value-type="float" office:value="290048" calcext:value-type="float">
            <text:p>290048</text:p>
          </table:table-cell>
        </table:table-row>
        <table:table-row table:style-name="ro1">
          <table:table-cell office:value-type="float" office:value="1.59131219401986E+018" calcext:value-type="float">
            <text:p>1.59131219401986E+018</text:p>
          </table:table-cell>
          <table:table-cell office:value-type="float" office:value="1.59131219402014E+018" calcext:value-type="float">
            <text:p>1.59131219402014E+018</text:p>
          </table:table-cell>
          <table:table-cell table:formula="of:=[.B699]-[.A699]" office:value-type="float" office:value="280064" calcext:value-type="float">
            <text:p>280064</text:p>
          </table:table-cell>
        </table:table-row>
        <table:table-row table:style-name="ro1">
          <table:table-cell office:value-type="float" office:value="1.59131219401986E+018" calcext:value-type="float">
            <text:p>1.59131219401986E+018</text:p>
          </table:table-cell>
          <table:table-cell office:value-type="float" office:value="1.59131219402015E+018" calcext:value-type="float">
            <text:p>1.59131219402015E+018</text:p>
          </table:table-cell>
          <table:table-cell table:formula="of:=[.B700]-[.A700]" office:value-type="float" office:value="290048" calcext:value-type="float">
            <text:p>290048</text:p>
          </table:table-cell>
        </table:table-row>
        <table:table-row table:style-name="ro1">
          <table:table-cell office:value-type="float" office:value="1.59131219401987E+018" calcext:value-type="float">
            <text:p>1.59131219401987E+018</text:p>
          </table:table-cell>
          <table:table-cell office:value-type="float" office:value="1.59131219402015E+018" calcext:value-type="float">
            <text:p>1.59131219402015E+018</text:p>
          </table:table-cell>
          <table:table-cell table:formula="of:=[.B701]-[.A701]" office:value-type="float" office:value="280064" calcext:value-type="float">
            <text:p>280064</text:p>
          </table:table-cell>
        </table:table-row>
        <table:table-row table:style-name="ro1">
          <table:table-cell office:value-type="float" office:value="1.59131219401987E+018" calcext:value-type="float">
            <text:p>1.59131219401987E+018</text:p>
          </table:table-cell>
          <table:table-cell office:value-type="float" office:value="1.59131219402016E+018" calcext:value-type="float">
            <text:p>1.59131219402016E+018</text:p>
          </table:table-cell>
          <table:table-cell table:formula="of:=[.B702]-[.A702]" office:value-type="float" office:value="290048" calcext:value-type="float">
            <text:p>290048</text:p>
          </table:table-cell>
        </table:table-row>
        <table:table-row table:style-name="ro1">
          <table:table-cell office:value-type="float" office:value="1.59131219401988E+018" calcext:value-type="float">
            <text:p>1.59131219401988E+018</text:p>
          </table:table-cell>
          <table:table-cell office:value-type="float" office:value="1.59131219402016E+018" calcext:value-type="float">
            <text:p>1.59131219402016E+018</text:p>
          </table:table-cell>
          <table:table-cell table:formula="of:=[.B703]-[.A703]" office:value-type="float" office:value="280064" calcext:value-type="float">
            <text:p>280064</text:p>
          </table:table-cell>
        </table:table-row>
        <table:table-row table:style-name="ro1">
          <table:table-cell office:value-type="float" office:value="1.59131219401988E+018" calcext:value-type="float">
            <text:p>1.59131219401988E+018</text:p>
          </table:table-cell>
          <table:table-cell office:value-type="float" office:value="1.59131219402017E+018" calcext:value-type="float">
            <text:p>1.59131219402017E+018</text:p>
          </table:table-cell>
          <table:table-cell table:formula="of:=[.B704]-[.A704]" office:value-type="float" office:value="290048" calcext:value-type="float">
            <text:p>290048</text:p>
          </table:table-cell>
        </table:table-row>
        <table:table-row table:style-name="ro1">
          <table:table-cell office:value-type="float" office:value="1.59131219401989E+018" calcext:value-type="float">
            <text:p>1.59131219401989E+018</text:p>
          </table:table-cell>
          <table:table-cell office:value-type="float" office:value="1.59131219402017E+018" calcext:value-type="float">
            <text:p>1.59131219402017E+018</text:p>
          </table:table-cell>
          <table:table-cell table:formula="of:=[.B705]-[.A705]" office:value-type="float" office:value="280064" calcext:value-type="float">
            <text:p>280064</text:p>
          </table:table-cell>
        </table:table-row>
        <table:table-row table:style-name="ro1">
          <table:table-cell office:value-type="float" office:value="1.59131219401989E+018" calcext:value-type="float">
            <text:p>1.59131219401989E+018</text:p>
          </table:table-cell>
          <table:table-cell office:value-type="float" office:value="1.59131219402018E+018" calcext:value-type="float">
            <text:p>1.59131219402018E+018</text:p>
          </table:table-cell>
          <table:table-cell table:formula="of:=[.B706]-[.A706]" office:value-type="float" office:value="290048" calcext:value-type="float">
            <text:p>290048</text:p>
          </table:table-cell>
        </table:table-row>
        <table:table-row table:style-name="ro1">
          <table:table-cell office:value-type="float" office:value="1.59131219401989E+018" calcext:value-type="float">
            <text:p>1.59131219401989E+018</text:p>
          </table:table-cell>
          <table:table-cell office:value-type="float" office:value="1.59131219402018E+018" calcext:value-type="float">
            <text:p>1.59131219402018E+018</text:p>
          </table:table-cell>
          <table:table-cell table:formula="of:=[.B707]-[.A707]" office:value-type="float" office:value="290048" calcext:value-type="float">
            <text:p>290048</text:p>
          </table:table-cell>
        </table:table-row>
        <table:table-row table:style-name="ro1">
          <table:table-cell office:value-type="float" office:value="1.5913121940199E+018" calcext:value-type="float">
            <text:p>1.5913121940199E+018</text:p>
          </table:table-cell>
          <table:table-cell office:value-type="float" office:value="1.59131219402019E+018" calcext:value-type="float">
            <text:p>1.59131219402019E+018</text:p>
          </table:table-cell>
          <table:table-cell table:formula="of:=[.B708]-[.A708]" office:value-type="float" office:value="290048" calcext:value-type="float">
            <text:p>290048</text:p>
          </table:table-cell>
        </table:table-row>
        <table:table-row table:style-name="ro1">
          <table:table-cell office:value-type="float" office:value="1.5913121940199E+018" calcext:value-type="float">
            <text:p>1.5913121940199E+018</text:p>
          </table:table-cell>
          <table:table-cell office:value-type="float" office:value="1.59131219402019E+018" calcext:value-type="float">
            <text:p>1.59131219402019E+018</text:p>
          </table:table-cell>
          <table:table-cell table:formula="of:=[.B709]-[.A709]" office:value-type="float" office:value="290048" calcext:value-type="float">
            <text:p>290048</text:p>
          </table:table-cell>
        </table:table-row>
        <table:table-row table:style-name="ro1">
          <table:table-cell office:value-type="float" office:value="1.59131219401991E+018" calcext:value-type="float">
            <text:p>1.59131219401991E+018</text:p>
          </table:table-cell>
          <table:table-cell office:value-type="float" office:value="1.59131219402019E+018" calcext:value-type="float">
            <text:p>1.59131219402019E+018</text:p>
          </table:table-cell>
          <table:table-cell table:formula="of:=[.B710]-[.A710]" office:value-type="float" office:value="280064" calcext:value-type="float">
            <text:p>280064</text:p>
          </table:table-cell>
        </table:table-row>
        <table:table-row table:style-name="ro1">
          <table:table-cell office:value-type="float" office:value="1.59131219401991E+018" calcext:value-type="float">
            <text:p>1.59131219401991E+018</text:p>
          </table:table-cell>
          <table:table-cell office:value-type="float" office:value="1.5913121940202E+018" calcext:value-type="float">
            <text:p>1.5913121940202E+018</text:p>
          </table:table-cell>
          <table:table-cell table:formula="of:=[.B711]-[.A711]" office:value-type="float" office:value="290048" calcext:value-type="float">
            <text:p>290048</text:p>
          </table:table-cell>
        </table:table-row>
        <table:table-row table:style-name="ro1">
          <table:table-cell office:value-type="float" office:value="1.59131219401992E+018" calcext:value-type="float">
            <text:p>1.59131219401992E+018</text:p>
          </table:table-cell>
          <table:table-cell office:value-type="float" office:value="1.5913121940202E+018" calcext:value-type="float">
            <text:p>1.5913121940202E+018</text:p>
          </table:table-cell>
          <table:table-cell table:formula="of:=[.B712]-[.A712]" office:value-type="float" office:value="280064" calcext:value-type="float">
            <text:p>280064</text:p>
          </table:table-cell>
        </table:table-row>
        <table:table-row table:style-name="ro1">
          <table:table-cell office:value-type="float" office:value="1.59131219401992E+018" calcext:value-type="float">
            <text:p>1.59131219401992E+018</text:p>
          </table:table-cell>
          <table:table-cell office:value-type="float" office:value="1.59131219402021E+018" calcext:value-type="float">
            <text:p>1.59131219402021E+018</text:p>
          </table:table-cell>
          <table:table-cell table:formula="of:=[.B713]-[.A713]" office:value-type="float" office:value="290048" calcext:value-type="float">
            <text:p>290048</text:p>
          </table:table-cell>
        </table:table-row>
        <table:table-row table:style-name="ro1">
          <table:table-cell office:value-type="float" office:value="1.59131219401993E+018" calcext:value-type="float">
            <text:p>1.59131219401993E+018</text:p>
          </table:table-cell>
          <table:table-cell office:value-type="float" office:value="1.59131219402021E+018" calcext:value-type="float">
            <text:p>1.59131219402021E+018</text:p>
          </table:table-cell>
          <table:table-cell table:formula="of:=[.B714]-[.A714]" office:value-type="float" office:value="280064" calcext:value-type="float">
            <text:p>280064</text:p>
          </table:table-cell>
        </table:table-row>
        <table:table-row table:style-name="ro1">
          <table:table-cell office:value-type="float" office:value="1.59131219401993E+018" calcext:value-type="float">
            <text:p>1.59131219401993E+018</text:p>
          </table:table-cell>
          <table:table-cell office:value-type="float" office:value="1.59131219402022E+018" calcext:value-type="float">
            <text:p>1.59131219402022E+018</text:p>
          </table:table-cell>
          <table:table-cell table:formula="of:=[.B715]-[.A715]" office:value-type="float" office:value="290048" calcext:value-type="float">
            <text:p>290048</text:p>
          </table:table-cell>
        </table:table-row>
        <table:table-row table:style-name="ro1">
          <table:table-cell office:value-type="float" office:value="1.59131219401994E+018" calcext:value-type="float">
            <text:p>1.59131219401994E+018</text:p>
          </table:table-cell>
          <table:table-cell office:value-type="float" office:value="1.59131219402022E+018" calcext:value-type="float">
            <text:p>1.59131219402022E+018</text:p>
          </table:table-cell>
          <table:table-cell table:formula="of:=[.B716]-[.A716]" office:value-type="float" office:value="280064" calcext:value-type="float">
            <text:p>280064</text:p>
          </table:table-cell>
        </table:table-row>
        <table:table-row table:style-name="ro1">
          <table:table-cell office:value-type="float" office:value="1.59131219401994E+018" calcext:value-type="float">
            <text:p>1.59131219401994E+018</text:p>
          </table:table-cell>
          <table:table-cell office:value-type="float" office:value="1.59131219402023E+018" calcext:value-type="float">
            <text:p>1.59131219402023E+018</text:p>
          </table:table-cell>
          <table:table-cell table:formula="of:=[.B717]-[.A717]" office:value-type="float" office:value="290048" calcext:value-type="float">
            <text:p>290048</text:p>
          </table:table-cell>
        </table:table-row>
        <table:table-row table:style-name="ro1">
          <table:table-cell office:value-type="float" office:value="1.59131219401994E+018" calcext:value-type="float">
            <text:p>1.59131219401994E+018</text:p>
          </table:table-cell>
          <table:table-cell office:value-type="float" office:value="1.59131219402023E+018" calcext:value-type="float">
            <text:p>1.59131219402023E+018</text:p>
          </table:table-cell>
          <table:table-cell table:formula="of:=[.B718]-[.A718]" office:value-type="float" office:value="290048" calcext:value-type="float">
            <text:p>290048</text:p>
          </table:table-cell>
        </table:table-row>
        <table:table-row table:style-name="ro1">
          <table:table-cell office:value-type="float" office:value="1.59131219401995E+018" calcext:value-type="float">
            <text:p>1.59131219401995E+018</text:p>
          </table:table-cell>
          <table:table-cell office:value-type="float" office:value="1.59131219402024E+018" calcext:value-type="float">
            <text:p>1.59131219402024E+018</text:p>
          </table:table-cell>
          <table:table-cell table:formula="of:=[.B719]-[.A719]" office:value-type="float" office:value="290048" calcext:value-type="float">
            <text:p>290048</text:p>
          </table:table-cell>
        </table:table-row>
        <table:table-row table:style-name="ro1">
          <table:table-cell office:value-type="float" office:value="1.59131219401995E+018" calcext:value-type="float">
            <text:p>1.59131219401995E+018</text:p>
          </table:table-cell>
          <table:table-cell office:value-type="float" office:value="1.59131219402024E+018" calcext:value-type="float">
            <text:p>1.59131219402024E+018</text:p>
          </table:table-cell>
          <table:table-cell table:formula="of:=[.B720]-[.A720]" office:value-type="float" office:value="290048" calcext:value-type="float">
            <text:p>290048</text:p>
          </table:table-cell>
        </table:table-row>
        <table:table-row table:style-name="ro1">
          <table:table-cell office:value-type="float" office:value="1.59131219401996E+018" calcext:value-type="float">
            <text:p>1.59131219401996E+018</text:p>
          </table:table-cell>
          <table:table-cell office:value-type="float" office:value="1.59131219402024E+018" calcext:value-type="float">
            <text:p>1.59131219402024E+018</text:p>
          </table:table-cell>
          <table:table-cell table:formula="of:=[.B721]-[.A721]" office:value-type="float" office:value="280320" calcext:value-type="float">
            <text:p>280320</text:p>
          </table:table-cell>
        </table:table-row>
        <table:table-row table:style-name="ro1">
          <table:table-cell office:value-type="float" office:value="1.59131219401996E+018" calcext:value-type="float">
            <text:p>1.59131219401996E+018</text:p>
          </table:table-cell>
          <table:table-cell office:value-type="float" office:value="1.59131219402025E+018" calcext:value-type="float">
            <text:p>1.59131219402025E+018</text:p>
          </table:table-cell>
          <table:table-cell table:formula="of:=[.B722]-[.A722]" office:value-type="float" office:value="290048" calcext:value-type="float">
            <text:p>290048</text:p>
          </table:table-cell>
        </table:table-row>
        <table:table-row table:style-name="ro1">
          <table:table-cell office:value-type="float" office:value="1.59131219402E+018" calcext:value-type="float">
            <text:p>1.59131219402E+018</text:p>
          </table:table-cell>
          <table:table-cell office:value-type="float" office:value="1.59131219402026E+018" calcext:value-type="float">
            <text:p>1.59131219402026E+018</text:p>
          </table:table-cell>
          <table:table-cell table:formula="of:=[.B723]-[.A723]" office:value-type="float" office:value="260096" calcext:value-type="float">
            <text:p>260096</text:p>
          </table:table-cell>
        </table:table-row>
        <table:table-row table:style-name="ro1">
          <table:table-cell office:value-type="float" office:value="1.59131219402002E+018" calcext:value-type="float">
            <text:p>1.59131219402002E+018</text:p>
          </table:table-cell>
          <table:table-cell office:value-type="float" office:value="1.59131219402026E+018" calcext:value-type="float">
            <text:p>1.59131219402026E+018</text:p>
          </table:table-cell>
          <table:table-cell table:formula="of:=[.B724]-[.A724]" office:value-type="float" office:value="240128" calcext:value-type="float">
            <text:p>240128</text:p>
          </table:table-cell>
        </table:table-row>
        <table:table-row table:style-name="ro1">
          <table:table-cell office:value-type="float" office:value="1.59131219402004E+018" calcext:value-type="float">
            <text:p>1.59131219402004E+018</text:p>
          </table:table-cell>
          <table:table-cell office:value-type="float" office:value="1.59131219402027E+018" calcext:value-type="float">
            <text:p>1.59131219402027E+018</text:p>
          </table:table-cell>
          <table:table-cell table:formula="of:=[.B725]-[.A725]" office:value-type="float" office:value="229888" calcext:value-type="float">
            <text:p>229888</text:p>
          </table:table-cell>
        </table:table-row>
        <table:table-row table:style-name="ro1">
          <table:table-cell office:value-type="float" office:value="1.59131219402008E+018" calcext:value-type="float">
            <text:p>1.59131219402008E+018</text:p>
          </table:table-cell>
          <table:table-cell office:value-type="float" office:value="1.59131219402027E+018" calcext:value-type="float">
            <text:p>1.59131219402027E+018</text:p>
          </table:table-cell>
          <table:table-cell table:formula="of:=[.B726]-[.A726]" office:value-type="float" office:value="189952" calcext:value-type="float">
            <text:p>189952</text:p>
          </table:table-cell>
        </table:table-row>
        <table:table-row table:style-name="ro1">
          <table:table-cell office:value-type="float" office:value="1.5913121940201E+018" calcext:value-type="float">
            <text:p>1.5913121940201E+018</text:p>
          </table:table-cell>
          <table:table-cell office:value-type="float" office:value="1.59131219402027E+018" calcext:value-type="float">
            <text:p>1.59131219402027E+018</text:p>
          </table:table-cell>
          <table:table-cell table:formula="of:=[.B727]-[.A727]" office:value-type="float" office:value="169728" calcext:value-type="float">
            <text:p>169728</text:p>
          </table:table-cell>
        </table:table-row>
        <table:table-row table:style-name="ro1">
          <table:table-cell office:value-type="float" office:value="1.59131219402012E+018" calcext:value-type="float">
            <text:p>1.59131219402012E+018</text:p>
          </table:table-cell>
          <table:table-cell office:value-type="float" office:value="1.59131219402028E+018" calcext:value-type="float">
            <text:p>1.59131219402028E+018</text:p>
          </table:table-cell>
          <table:table-cell table:formula="of:=[.B728]-[.A728]" office:value-type="float" office:value="160000" calcext:value-type="float">
            <text:p>160000</text:p>
          </table:table-cell>
        </table:table-row>
        <table:table-row table:style-name="ro1">
          <table:table-cell office:value-type="float" office:value="1.59131219402013E+018" calcext:value-type="float">
            <text:p>1.59131219402013E+018</text:p>
          </table:table-cell>
          <table:table-cell office:value-type="float" office:value="1.59131219402029E+018" calcext:value-type="float">
            <text:p>1.59131219402029E+018</text:p>
          </table:table-cell>
          <table:table-cell table:formula="of:=[.B729]-[.A729]" office:value-type="float" office:value="159744" calcext:value-type="float">
            <text:p>159744</text:p>
          </table:table-cell>
        </table:table-row>
        <table:table-row table:style-name="ro1">
          <table:table-cell office:value-type="float" office:value="1.59131219402015E+018" calcext:value-type="float">
            <text:p>1.59131219402015E+018</text:p>
          </table:table-cell>
          <table:table-cell office:value-type="float" office:value="1.59131219402029E+018" calcext:value-type="float">
            <text:p>1.59131219402029E+018</text:p>
          </table:table-cell>
          <table:table-cell table:formula="of:=[.B730]-[.A730]" office:value-type="float" office:value="139776" calcext:value-type="float">
            <text:p>139776</text:p>
          </table:table-cell>
        </table:table-row>
        <table:table-row table:style-name="ro1">
          <table:table-cell office:value-type="float" office:value="1.59131219402017E+018" calcext:value-type="float">
            <text:p>1.59131219402017E+018</text:p>
          </table:table-cell>
          <table:table-cell office:value-type="float" office:value="1.5913121940203E+018" calcext:value-type="float">
            <text:p>1.5913121940203E+018</text:p>
          </table:table-cell>
          <table:table-cell table:formula="of:=[.B731]-[.A731]" office:value-type="float" office:value="130048" calcext:value-type="float">
            <text:p>130048</text:p>
          </table:table-cell>
        </table:table-row>
        <table:table-row table:style-name="ro1">
          <table:table-cell office:value-type="float" office:value="1.59131219402018E+018" calcext:value-type="float">
            <text:p>1.59131219402018E+018</text:p>
          </table:table-cell>
          <table:table-cell office:value-type="float" office:value="1.5913121940203E+018" calcext:value-type="float">
            <text:p>1.5913121940203E+018</text:p>
          </table:table-cell>
          <table:table-cell table:formula="of:=[.B732]-[.A732]" office:value-type="float" office:value="120064" calcext:value-type="float">
            <text:p>120064</text:p>
          </table:table-cell>
        </table:table-row>
        <table:table-row table:style-name="ro1">
          <table:table-cell office:value-type="float" office:value="1.5913121940202E+018" calcext:value-type="float">
            <text:p>1.5913121940202E+018</text:p>
          </table:table-cell>
          <table:table-cell office:value-type="float" office:value="1.59131219402031E+018" calcext:value-type="float">
            <text:p>1.59131219402031E+018</text:p>
          </table:table-cell>
          <table:table-cell table:formula="of:=[.B733]-[.A733]" office:value-type="float" office:value="109824" calcext:value-type="float">
            <text:p>109824</text:p>
          </table:table-cell>
        </table:table-row>
        <table:table-row table:style-name="ro1">
          <table:table-cell office:value-type="float" office:value="1.59131219402022E+018" calcext:value-type="float">
            <text:p>1.59131219402022E+018</text:p>
          </table:table-cell>
          <table:table-cell office:value-type="float" office:value="1.59131219402031E+018" calcext:value-type="float">
            <text:p>1.59131219402031E+018</text:p>
          </table:table-cell>
          <table:table-cell table:formula="of:=[.B734]-[.A734]" office:value-type="float" office:value="89856" calcext:value-type="float">
            <text:p>89856</text:p>
          </table:table-cell>
        </table:table-row>
        <table:table-row table:style-name="ro1">
          <table:table-cell office:value-type="float" office:value="1.59131219402023E+018" calcext:value-type="float">
            <text:p>1.59131219402023E+018</text:p>
          </table:table-cell>
          <table:table-cell office:value-type="float" office:value="1.59131219402032E+018" calcext:value-type="float">
            <text:p>1.59131219402032E+018</text:p>
          </table:table-cell>
          <table:table-cell table:formula="of:=[.B735]-[.A735]" office:value-type="float" office:value="90112" calcext:value-type="float">
            <text:p>90112</text:p>
          </table:table-cell>
        </table:table-row>
        <table:table-row table:style-name="ro1">
          <table:table-cell office:value-type="float" office:value="1.59131219402025E+018" calcext:value-type="float">
            <text:p>1.59131219402025E+018</text:p>
          </table:table-cell>
          <table:table-cell office:value-type="float" office:value="1.59131219402032E+018" calcext:value-type="float">
            <text:p>1.59131219402032E+018</text:p>
          </table:table-cell>
          <table:table-cell table:formula="of:=[.B736]-[.A736]" office:value-type="float" office:value="70144" calcext:value-type="float">
            <text:p>70144</text:p>
          </table:table-cell>
        </table:table-row>
        <table:table-row table:style-name="ro1">
          <table:table-cell office:value-type="float" office:value="1.59131219402027E+018" calcext:value-type="float">
            <text:p>1.59131219402027E+018</text:p>
          </table:table-cell>
          <table:table-cell office:value-type="float" office:value="1.59131219402033E+018" calcext:value-type="float">
            <text:p>1.59131219402033E+018</text:p>
          </table:table-cell>
          <table:table-cell table:formula="of:=[.B737]-[.A737]" office:value-type="float" office:value="60160" calcext:value-type="float">
            <text:p>60160</text:p>
          </table:table-cell>
        </table:table-row>
        <table:table-row table:style-name="ro1">
          <table:table-cell office:value-type="float" office:value="1.59131219402029E+018" calcext:value-type="float">
            <text:p>1.59131219402029E+018</text:p>
          </table:table-cell>
          <table:table-cell office:value-type="float" office:value="1.59131219402033E+018" calcext:value-type="float">
            <text:p>1.59131219402033E+018</text:p>
          </table:table-cell>
          <table:table-cell table:formula="of:=[.B738]-[.A738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203E+018" calcext:value-type="float">
            <text:p>1.5913121940203E+018</text:p>
          </table:table-cell>
          <table:table-cell office:value-type="float" office:value="1.59131219402038E+018" calcext:value-type="float">
            <text:p>1.59131219402038E+018</text:p>
          </table:table-cell>
          <table:table-cell table:formula="of:=[.B739]-[.A739]" office:value-type="float" office:value="80128" calcext:value-type="float">
            <text:p>80128</text:p>
          </table:table-cell>
        </table:table-row>
        <table:table-row table:style-name="ro1">
          <table:table-cell office:value-type="float" office:value="1.59131219402032E+018" calcext:value-type="float">
            <text:p>1.59131219402032E+018</text:p>
          </table:table-cell>
          <table:table-cell office:value-type="float" office:value="1.59131219402039E+018" calcext:value-type="float">
            <text:p>1.59131219402039E+018</text:p>
          </table:table-cell>
          <table:table-cell table:formula="of:=[.B740]-[.A740]" office:value-type="float" office:value="70144" calcext:value-type="float">
            <text:p>70144</text:p>
          </table:table-cell>
        </table:table-row>
        <table:table-row table:style-name="ro1">
          <table:table-cell office:value-type="float" office:value="1.59131219402033E+018" calcext:value-type="float">
            <text:p>1.59131219402033E+018</text:p>
          </table:table-cell>
          <table:table-cell office:value-type="float" office:value="1.59131219402039E+018" calcext:value-type="float">
            <text:p>1.59131219402039E+018</text:p>
          </table:table-cell>
          <table:table-cell table:formula="of:=[.B741]-[.A741]" office:value-type="float" office:value="60160" calcext:value-type="float">
            <text:p>60160</text:p>
          </table:table-cell>
        </table:table-row>
        <table:table-row table:style-name="ro1">
          <table:table-cell office:value-type="float" office:value="1.59131219402033E+018" calcext:value-type="float">
            <text:p>1.59131219402033E+018</text:p>
          </table:table-cell>
          <table:table-cell office:value-type="float" office:value="1.59131219402039E+018" calcext:value-type="float">
            <text:p>1.59131219402039E+018</text:p>
          </table:table-cell>
          <table:table-cell table:formula="of:=[.B742]-[.A742]" office:value-type="float" office:value="60160" calcext:value-type="float">
            <text:p>60160</text:p>
          </table:table-cell>
        </table:table-row>
        <table:table-row table:style-name="ro1">
          <table:table-cell office:value-type="float" office:value="1.59131219402033E+018" calcext:value-type="float">
            <text:p>1.59131219402033E+018</text:p>
          </table:table-cell>
          <table:table-cell office:value-type="float" office:value="1.5913121940204E+018" calcext:value-type="float">
            <text:p>1.5913121940204E+018</text:p>
          </table:table-cell>
          <table:table-cell table:formula="of:=[.B743]-[.A743]" office:value-type="float" office:value="70144" calcext:value-type="float">
            <text:p>70144</text:p>
          </table:table-cell>
        </table:table-row>
        <table:table-row table:style-name="ro1">
          <table:table-cell office:value-type="float" office:value="1.59131219402034E+018" calcext:value-type="float">
            <text:p>1.59131219402034E+018</text:p>
          </table:table-cell>
          <table:table-cell office:value-type="float" office:value="1.5913121940204E+018" calcext:value-type="float">
            <text:p>1.5913121940204E+018</text:p>
          </table:table-cell>
          <table:table-cell table:formula="of:=[.B744]-[.A744]" office:value-type="float" office:value="60160" calcext:value-type="float">
            <text:p>60160</text:p>
          </table:table-cell>
        </table:table-row>
        <table:table-row table:style-name="ro1">
          <table:table-cell office:value-type="float" office:value="1.59131219402034E+018" calcext:value-type="float">
            <text:p>1.59131219402034E+018</text:p>
          </table:table-cell>
          <table:table-cell office:value-type="float" office:value="1.59131219402041E+018" calcext:value-type="float">
            <text:p>1.59131219402041E+018</text:p>
          </table:table-cell>
          <table:table-cell table:formula="of:=[.B745]-[.A745]" office:value-type="float" office:value="70144" calcext:value-type="float">
            <text:p>70144</text:p>
          </table:table-cell>
        </table:table-row>
        <table:table-row table:style-name="ro1">
          <table:table-cell office:value-type="float" office:value="1.59131219402035E+018" calcext:value-type="float">
            <text:p>1.59131219402035E+018</text:p>
          </table:table-cell>
          <table:table-cell office:value-type="float" office:value="1.59131219402041E+018" calcext:value-type="float">
            <text:p>1.59131219402041E+018</text:p>
          </table:table-cell>
          <table:table-cell table:formula="of:=[.B746]-[.A746]" office:value-type="float" office:value="60160" calcext:value-type="float">
            <text:p>60160</text:p>
          </table:table-cell>
        </table:table-row>
        <table:table-row table:style-name="ro1">
          <table:table-cell office:value-type="float" office:value="1.59131219402039E+018" calcext:value-type="float">
            <text:p>1.59131219402039E+018</text:p>
          </table:table-cell>
          <table:table-cell office:value-type="float" office:value="1.59131219402043E+018" calcext:value-type="float">
            <text:p>1.59131219402043E+018</text:p>
          </table:table-cell>
          <table:table-cell table:formula="of:=[.B747]-[.A747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04E+018" calcext:value-type="float">
            <text:p>1.5913121940204E+018</text:p>
          </table:table-cell>
          <table:table-cell office:value-type="float" office:value="1.59131219402044E+018" calcext:value-type="float">
            <text:p>1.59131219402044E+018</text:p>
          </table:table-cell>
          <table:table-cell table:formula="of:=[.B748]-[.A748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042E+018" calcext:value-type="float">
            <text:p>1.59131219402042E+018</text:p>
          </table:table-cell>
          <table:table-cell office:value-type="float" office:value="1.59131219402045E+018" calcext:value-type="float">
            <text:p>1.59131219402045E+018</text:p>
          </table:table-cell>
          <table:table-cell table:formula="of:=[.B749]-[.A749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044E+018" calcext:value-type="float">
            <text:p>1.59131219402044E+018</text:p>
          </table:table-cell>
          <table:table-cell office:value-type="float" office:value="1.59131219402048E+018" calcext:value-type="float">
            <text:p>1.59131219402048E+018</text:p>
          </table:table-cell>
          <table:table-cell table:formula="of:=[.B750]-[.A750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047E+018" calcext:value-type="float">
            <text:p>1.59131219402047E+018</text:p>
          </table:table-cell>
          <table:table-cell office:value-type="float" office:value="1.5913121940205E+018" calcext:value-type="float">
            <text:p>1.5913121940205E+018</text:p>
          </table:table-cell>
          <table:table-cell table:formula="of:=[.B751]-[.A751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049E+018" calcext:value-type="float">
            <text:p>1.59131219402049E+018</text:p>
          </table:table-cell>
          <table:table-cell office:value-type="float" office:value="1.59131219402053E+018" calcext:value-type="float">
            <text:p>1.59131219402053E+018</text:p>
          </table:table-cell>
          <table:table-cell table:formula="of:=[.B752]-[.A752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2052E+018" calcext:value-type="float">
            <text:p>1.59131219402052E+018</text:p>
          </table:table-cell>
          <table:table-cell office:value-type="float" office:value="1.59131219402055E+018" calcext:value-type="float">
            <text:p>1.59131219402055E+018</text:p>
          </table:table-cell>
          <table:table-cell table:formula="of:=[.B753]-[.A753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054E+018" calcext:value-type="float">
            <text:p>1.59131219402054E+018</text:p>
          </table:table-cell>
          <table:table-cell office:value-type="float" office:value="1.59131219402057E+018" calcext:value-type="float">
            <text:p>1.59131219402057E+018</text:p>
          </table:table-cell>
          <table:table-cell table:formula="of:=[.B754]-[.A754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056E+018" calcext:value-type="float">
            <text:p>1.59131219402056E+018</text:p>
          </table:table-cell>
          <table:table-cell office:value-type="float" office:value="1.59131219402059E+018" calcext:value-type="float">
            <text:p>1.59131219402059E+018</text:p>
          </table:table-cell>
          <table:table-cell table:formula="of:=[.B755]-[.A755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058E+018" calcext:value-type="float">
            <text:p>1.59131219402058E+018</text:p>
          </table:table-cell>
          <table:table-cell office:value-type="float" office:value="1.59131219402062E+018" calcext:value-type="float">
            <text:p>1.59131219402062E+018</text:p>
          </table:table-cell>
          <table:table-cell table:formula="of:=[.B756]-[.A756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061E+018" calcext:value-type="float">
            <text:p>1.59131219402061E+018</text:p>
          </table:table-cell>
          <table:table-cell office:value-type="float" office:value="1.59131219402064E+018" calcext:value-type="float">
            <text:p>1.59131219402064E+018</text:p>
          </table:table-cell>
          <table:table-cell table:formula="of:=[.B757]-[.A757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2063E+018" calcext:value-type="float">
            <text:p>1.59131219402063E+018</text:p>
          </table:table-cell>
          <table:table-cell office:value-type="float" office:value="1.59131219402067E+018" calcext:value-type="float">
            <text:p>1.59131219402067E+018</text:p>
          </table:table-cell>
          <table:table-cell table:formula="of:=[.B758]-[.A758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065E+018" calcext:value-type="float">
            <text:p>1.59131219402065E+018</text:p>
          </table:table-cell>
          <table:table-cell office:value-type="float" office:value="1.59131219402068E+018" calcext:value-type="float">
            <text:p>1.59131219402068E+018</text:p>
          </table:table-cell>
          <table:table-cell table:formula="of:=[.B759]-[.A759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067E+018" calcext:value-type="float">
            <text:p>1.59131219402067E+018</text:p>
          </table:table-cell>
          <table:table-cell office:value-type="float" office:value="1.5913121940207E+018" calcext:value-type="float">
            <text:p>1.5913121940207E+018</text:p>
          </table:table-cell>
          <table:table-cell table:formula="of:=[.B760]-[.A760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069E+018" calcext:value-type="float">
            <text:p>1.59131219402069E+018</text:p>
          </table:table-cell>
          <table:table-cell office:value-type="float" office:value="1.59131219402073E+018" calcext:value-type="float">
            <text:p>1.59131219402073E+018</text:p>
          </table:table-cell>
          <table:table-cell table:formula="of:=[.B761]-[.A761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2071E+018" calcext:value-type="float">
            <text:p>1.59131219402071E+018</text:p>
          </table:table-cell>
          <table:table-cell office:value-type="float" office:value="1.59131219402076E+018" calcext:value-type="float">
            <text:p>1.59131219402076E+018</text:p>
          </table:table-cell>
          <table:table-cell table:formula="of:=[.B762]-[.A762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2073E+018" calcext:value-type="float">
            <text:p>1.59131219402073E+018</text:p>
          </table:table-cell>
          <table:table-cell office:value-type="float" office:value="1.59131219402077E+018" calcext:value-type="float">
            <text:p>1.59131219402077E+018</text:p>
          </table:table-cell>
          <table:table-cell table:formula="of:=[.B763]-[.A763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075E+018" calcext:value-type="float">
            <text:p>1.59131219402075E+018</text:p>
          </table:table-cell>
          <table:table-cell office:value-type="float" office:value="1.59131219402079E+018" calcext:value-type="float">
            <text:p>1.59131219402079E+018</text:p>
          </table:table-cell>
          <table:table-cell table:formula="of:=[.B764]-[.A764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077E+018" calcext:value-type="float">
            <text:p>1.59131219402077E+018</text:p>
          </table:table-cell>
          <table:table-cell office:value-type="float" office:value="1.59131219402081E+018" calcext:value-type="float">
            <text:p>1.59131219402081E+018</text:p>
          </table:table-cell>
          <table:table-cell table:formula="of:=[.B765]-[.A765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078E+018" calcext:value-type="float">
            <text:p>1.59131219402078E+018</text:p>
          </table:table-cell>
          <table:table-cell office:value-type="float" office:value="1.59131219402083E+018" calcext:value-type="float">
            <text:p>1.59131219402083E+018</text:p>
          </table:table-cell>
          <table:table-cell table:formula="of:=[.B766]-[.A766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208E+018" calcext:value-type="float">
            <text:p>1.5913121940208E+018</text:p>
          </table:table-cell>
          <table:table-cell office:value-type="float" office:value="1.59131219402085E+018" calcext:value-type="float">
            <text:p>1.59131219402085E+018</text:p>
          </table:table-cell>
          <table:table-cell table:formula="of:=[.B767]-[.A767]" office:value-type="float" office:value="49664" calcext:value-type="float">
            <text:p>49664</text:p>
          </table:table-cell>
        </table:table-row>
        <table:table-row table:style-name="ro1">
          <table:table-cell office:value-type="float" office:value="1.59131219402082E+018" calcext:value-type="float">
            <text:p>1.59131219402082E+018</text:p>
          </table:table-cell>
          <table:table-cell office:value-type="float" office:value="1.59131219402087E+018" calcext:value-type="float">
            <text:p>1.59131219402087E+018</text:p>
          </table:table-cell>
          <table:table-cell table:formula="of:=[.B768]-[.A768]" office:value-type="float" office:value="49664" calcext:value-type="float">
            <text:p>49664</text:p>
          </table:table-cell>
        </table:table-row>
        <table:table-row table:style-name="ro1">
          <table:table-cell office:value-type="float" office:value="1.59131219402084E+018" calcext:value-type="float">
            <text:p>1.59131219402084E+018</text:p>
          </table:table-cell>
          <table:table-cell office:value-type="float" office:value="1.59131219402089E+018" calcext:value-type="float">
            <text:p>1.59131219402089E+018</text:p>
          </table:table-cell>
          <table:table-cell table:formula="of:=[.B769]-[.A769]" office:value-type="float" office:value="49664" calcext:value-type="float">
            <text:p>49664</text:p>
          </table:table-cell>
        </table:table-row>
        <table:table-row table:style-name="ro1">
          <table:table-cell office:value-type="float" office:value="1.59131219402086E+018" calcext:value-type="float">
            <text:p>1.59131219402086E+018</text:p>
          </table:table-cell>
          <table:table-cell office:value-type="float" office:value="1.59131219402091E+018" calcext:value-type="float">
            <text:p>1.59131219402091E+018</text:p>
          </table:table-cell>
          <table:table-cell table:formula="of:=[.B770]-[.A770]" office:value-type="float" office:value="49664" calcext:value-type="float">
            <text:p>49664</text:p>
          </table:table-cell>
        </table:table-row>
        <table:table-row table:style-name="ro1">
          <table:table-cell office:value-type="float" office:value="1.59131219402088E+018" calcext:value-type="float">
            <text:p>1.59131219402088E+018</text:p>
          </table:table-cell>
          <table:table-cell office:value-type="float" office:value="1.59131219402093E+018" calcext:value-type="float">
            <text:p>1.59131219402093E+018</text:p>
          </table:table-cell>
          <table:table-cell table:formula="of:=[.B771]-[.A771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209E+018" calcext:value-type="float">
            <text:p>1.5913121940209E+018</text:p>
          </table:table-cell>
          <table:table-cell office:value-type="float" office:value="1.59131219402095E+018" calcext:value-type="float">
            <text:p>1.59131219402095E+018</text:p>
          </table:table-cell>
          <table:table-cell table:formula="of:=[.B772]-[.A772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2092E+018" calcext:value-type="float">
            <text:p>1.59131219402092E+018</text:p>
          </table:table-cell>
          <table:table-cell office:value-type="float" office:value="1.59131219402096E+018" calcext:value-type="float">
            <text:p>1.59131219402096E+018</text:p>
          </table:table-cell>
          <table:table-cell table:formula="of:=[.B773]-[.A773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094E+018" calcext:value-type="float">
            <text:p>1.59131219402094E+018</text:p>
          </table:table-cell>
          <table:table-cell office:value-type="float" office:value="1.59131219402098E+018" calcext:value-type="float">
            <text:p>1.59131219402098E+018</text:p>
          </table:table-cell>
          <table:table-cell table:formula="of:=[.B774]-[.A774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096E+018" calcext:value-type="float">
            <text:p>1.59131219402096E+018</text:p>
          </table:table-cell>
          <table:table-cell office:value-type="float" office:value="1.591312194021E+018" calcext:value-type="float">
            <text:p>1.591312194021E+018</text:p>
          </table:table-cell>
          <table:table-cell table:formula="of:=[.B775]-[.A775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098E+018" calcext:value-type="float">
            <text:p>1.59131219402098E+018</text:p>
          </table:table-cell>
          <table:table-cell office:value-type="float" office:value="1.59131219402102E+018" calcext:value-type="float">
            <text:p>1.59131219402102E+018</text:p>
          </table:table-cell>
          <table:table-cell table:formula="of:=[.B776]-[.A776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099E+018" calcext:value-type="float">
            <text:p>1.59131219402099E+018</text:p>
          </table:table-cell>
          <table:table-cell office:value-type="float" office:value="1.59131219402108E+018" calcext:value-type="float">
            <text:p>1.59131219402108E+018</text:p>
          </table:table-cell>
          <table:table-cell table:formula="of:=[.B777]-[.A777]" office:value-type="float" office:value="89856" calcext:value-type="float">
            <text:p>89856</text:p>
          </table:table-cell>
        </table:table-row>
        <table:table-row table:style-name="ro1">
          <table:table-cell office:value-type="float" office:value="1.59131219402101E+018" calcext:value-type="float">
            <text:p>1.59131219402101E+018</text:p>
          </table:table-cell>
          <table:table-cell office:value-type="float" office:value="1.59131219402109E+018" calcext:value-type="float">
            <text:p>1.59131219402109E+018</text:p>
          </table:table-cell>
          <table:table-cell table:formula="of:=[.B778]-[.A778]" office:value-type="float" office:value="80128" calcext:value-type="float">
            <text:p>80128</text:p>
          </table:table-cell>
        </table:table-row>
        <table:table-row table:style-name="ro1">
          <table:table-cell office:value-type="float" office:value="1.59131219402103E+018" calcext:value-type="float">
            <text:p>1.59131219402103E+018</text:p>
          </table:table-cell>
          <table:table-cell office:value-type="float" office:value="1.59131219402109E+018" calcext:value-type="float">
            <text:p>1.59131219402109E+018</text:p>
          </table:table-cell>
          <table:table-cell table:formula="of:=[.B779]-[.A779]" office:value-type="float" office:value="60160" calcext:value-type="float">
            <text:p>60160</text:p>
          </table:table-cell>
        </table:table-row>
        <table:table-row table:style-name="ro1">
          <table:table-cell office:value-type="float" office:value="1.59131219402107E+018" calcext:value-type="float">
            <text:p>1.59131219402107E+018</text:p>
          </table:table-cell>
          <table:table-cell office:value-type="float" office:value="1.59131219402111E+018" calcext:value-type="float">
            <text:p>1.59131219402111E+018</text:p>
          </table:table-cell>
          <table:table-cell table:formula="of:=[.B780]-[.A780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109E+018" calcext:value-type="float">
            <text:p>1.59131219402109E+018</text:p>
          </table:table-cell>
          <table:table-cell office:value-type="float" office:value="1.59131219402115E+018" calcext:value-type="float">
            <text:p>1.59131219402115E+018</text:p>
          </table:table-cell>
          <table:table-cell table:formula="of:=[.B781]-[.A781]" office:value-type="float" office:value="60160" calcext:value-type="float">
            <text:p>60160</text:p>
          </table:table-cell>
        </table:table-row>
        <table:table-row table:style-name="ro1">
          <table:table-cell office:value-type="float" office:value="1.59131219402113E+018" calcext:value-type="float">
            <text:p>1.59131219402113E+018</text:p>
          </table:table-cell>
          <table:table-cell office:value-type="float" office:value="1.59131219402117E+018" calcext:value-type="float">
            <text:p>1.59131219402117E+018</text:p>
          </table:table-cell>
          <table:table-cell table:formula="of:=[.B782]-[.A782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2116E+018" calcext:value-type="float">
            <text:p>1.59131219402116E+018</text:p>
          </table:table-cell>
          <table:table-cell office:value-type="float" office:value="1.5913121940212E+018" calcext:value-type="float">
            <text:p>1.5913121940212E+018</text:p>
          </table:table-cell>
          <table:table-cell table:formula="of:=[.B783]-[.A783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2119E+018" calcext:value-type="float">
            <text:p>1.59131219402119E+018</text:p>
          </table:table-cell>
          <table:table-cell office:value-type="float" office:value="1.59131219402123E+018" calcext:value-type="float">
            <text:p>1.59131219402123E+018</text:p>
          </table:table-cell>
          <table:table-cell table:formula="of:=[.B784]-[.A784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122E+018" calcext:value-type="float">
            <text:p>1.59131219402122E+018</text:p>
          </table:table-cell>
          <table:table-cell office:value-type="float" office:value="1.59131219402128E+018" calcext:value-type="float">
            <text:p>1.59131219402128E+018</text:p>
          </table:table-cell>
          <table:table-cell table:formula="of:=[.B785]-[.A785]" office:value-type="float" office:value="59904" calcext:value-type="float">
            <text:p>59904</text:p>
          </table:table-cell>
        </table:table-row>
        <table:table-row table:style-name="ro1">
          <table:table-cell office:value-type="float" office:value="1.59131219402126E+018" calcext:value-type="float">
            <text:p>1.59131219402126E+018</text:p>
          </table:table-cell>
          <table:table-cell office:value-type="float" office:value="1.59131219402131E+018" calcext:value-type="float">
            <text:p>1.59131219402131E+018</text:p>
          </table:table-cell>
          <table:table-cell table:formula="of:=[.B786]-[.A786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2128E+018" calcext:value-type="float">
            <text:p>1.59131219402128E+018</text:p>
          </table:table-cell>
          <table:table-cell office:value-type="float" office:value="1.59131219402132E+018" calcext:value-type="float">
            <text:p>1.59131219402132E+018</text:p>
          </table:table-cell>
          <table:table-cell table:formula="of:=[.B787]-[.A787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13E+018" calcext:value-type="float">
            <text:p>1.5913121940213E+018</text:p>
          </table:table-cell>
          <table:table-cell office:value-type="float" office:value="1.59131219402135E+018" calcext:value-type="float">
            <text:p>1.59131219402135E+018</text:p>
          </table:table-cell>
          <table:table-cell table:formula="of:=[.B788]-[.A788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2132E+018" calcext:value-type="float">
            <text:p>1.59131219402132E+018</text:p>
          </table:table-cell>
          <table:table-cell office:value-type="float" office:value="1.59131219402136E+018" calcext:value-type="float">
            <text:p>1.59131219402136E+018</text:p>
          </table:table-cell>
          <table:table-cell table:formula="of:=[.B789]-[.A789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2134E+018" calcext:value-type="float">
            <text:p>1.59131219402134E+018</text:p>
          </table:table-cell>
          <table:table-cell office:value-type="float" office:value="1.59131219402139E+018" calcext:value-type="float">
            <text:p>1.59131219402139E+018</text:p>
          </table:table-cell>
          <table:table-cell table:formula="of:=[.B790]-[.A790]" office:value-type="float" office:value="49664" calcext:value-type="float">
            <text:p>49664</text:p>
          </table:table-cell>
        </table:table-row>
        <table:table-row table:style-name="ro1">
          <table:table-cell office:value-type="float" office:value="1.59131219402136E+018" calcext:value-type="float">
            <text:p>1.59131219402136E+018</text:p>
          </table:table-cell>
          <table:table-cell office:value-type="float" office:value="1.5913121940214E+018" calcext:value-type="float">
            <text:p>1.5913121940214E+018</text:p>
          </table:table-cell>
          <table:table-cell table:formula="of:=[.B791]-[.A791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138E+018" calcext:value-type="float">
            <text:p>1.59131219402138E+018</text:p>
          </table:table-cell>
          <table:table-cell office:value-type="float" office:value="1.59131219402142E+018" calcext:value-type="float">
            <text:p>1.59131219402142E+018</text:p>
          </table:table-cell>
          <table:table-cell table:formula="of:=[.B792]-[.A792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14E+018" calcext:value-type="float">
            <text:p>1.5913121940214E+018</text:p>
          </table:table-cell>
          <table:table-cell office:value-type="float" office:value="1.59131219402144E+018" calcext:value-type="float">
            <text:p>1.59131219402144E+018</text:p>
          </table:table-cell>
          <table:table-cell table:formula="of:=[.B793]-[.A793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141E+018" calcext:value-type="float">
            <text:p>1.59131219402141E+018</text:p>
          </table:table-cell>
          <table:table-cell office:value-type="float" office:value="1.59131219402146E+018" calcext:value-type="float">
            <text:p>1.59131219402146E+018</text:p>
          </table:table-cell>
          <table:table-cell table:formula="of:=[.B794]-[.A794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2143E+018" calcext:value-type="float">
            <text:p>1.59131219402143E+018</text:p>
          </table:table-cell>
          <table:table-cell office:value-type="float" office:value="1.59131219402148E+018" calcext:value-type="float">
            <text:p>1.59131219402148E+018</text:p>
          </table:table-cell>
          <table:table-cell table:formula="of:=[.B795]-[.A795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2145E+018" calcext:value-type="float">
            <text:p>1.59131219402145E+018</text:p>
          </table:table-cell>
          <table:table-cell office:value-type="float" office:value="1.5913121940215E+018" calcext:value-type="float">
            <text:p>1.5913121940215E+018</text:p>
          </table:table-cell>
          <table:table-cell table:formula="of:=[.B796]-[.A796]" office:value-type="float" office:value="50432" calcext:value-type="float">
            <text:p>50432</text:p>
          </table:table-cell>
        </table:table-row>
        <table:table-row table:style-name="ro1">
          <table:table-cell office:value-type="float" office:value="1.59131219402147E+018" calcext:value-type="float">
            <text:p>1.59131219402147E+018</text:p>
          </table:table-cell>
          <table:table-cell office:value-type="float" office:value="1.59131219402151E+018" calcext:value-type="float">
            <text:p>1.59131219402151E+018</text:p>
          </table:table-cell>
          <table:table-cell table:formula="of:=[.B797]-[.A797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2149E+018" calcext:value-type="float">
            <text:p>1.59131219402149E+018</text:p>
          </table:table-cell>
          <table:table-cell office:value-type="float" office:value="1.59131219402153E+018" calcext:value-type="float">
            <text:p>1.59131219402153E+018</text:p>
          </table:table-cell>
          <table:table-cell table:formula="of:=[.B798]-[.A798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2151E+018" calcext:value-type="float">
            <text:p>1.59131219402151E+018</text:p>
          </table:table-cell>
          <table:table-cell office:value-type="float" office:value="1.59131219402155E+018" calcext:value-type="float">
            <text:p>1.59131219402155E+018</text:p>
          </table:table-cell>
          <table:table-cell table:formula="of:=[.B799]-[.A799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152E+018" calcext:value-type="float">
            <text:p>1.59131219402152E+018</text:p>
          </table:table-cell>
          <table:table-cell office:value-type="float" office:value="1.59131219402157E+018" calcext:value-type="float">
            <text:p>1.59131219402157E+018</text:p>
          </table:table-cell>
          <table:table-cell table:formula="of:=[.B800]-[.A800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2154E+018" calcext:value-type="float">
            <text:p>1.59131219402154E+018</text:p>
          </table:table-cell>
          <table:table-cell office:value-type="float" office:value="1.59131219402161E+018" calcext:value-type="float">
            <text:p>1.59131219402161E+018</text:p>
          </table:table-cell>
          <table:table-cell table:formula="of:=[.B801]-[.A801]" office:value-type="float" office:value="69888" calcext:value-type="float">
            <text:p>69888</text:p>
          </table:table-cell>
        </table:table-row>
        <table:table-row table:style-name="ro1">
          <table:table-cell office:value-type="float" office:value="1.5913121940216E+018" calcext:value-type="float">
            <text:p>1.5913121940216E+018</text:p>
          </table:table-cell>
          <table:table-cell office:value-type="float" office:value="1.59131219402166E+018" calcext:value-type="float">
            <text:p>1.59131219402166E+018</text:p>
          </table:table-cell>
          <table:table-cell table:formula="of:=[.B802]-[.A802]" office:value-type="float" office:value="59904" calcext:value-type="float">
            <text:p>59904</text:p>
          </table:table-cell>
        </table:table-row>
        <table:table-row table:style-name="ro1">
          <table:table-cell office:value-type="float" office:value="1.59131219402165E+018" calcext:value-type="float">
            <text:p>1.59131219402165E+018</text:p>
          </table:table-cell>
          <table:table-cell office:value-type="float" office:value="1.5913121940217E+018" calcext:value-type="float">
            <text:p>1.5913121940217E+018</text:p>
          </table:table-cell>
          <table:table-cell table:formula="of:=[.B803]-[.A803]" office:value-type="float" office:value="49664" calcext:value-type="float">
            <text:p>49664</text:p>
          </table:table-cell>
        </table:table-row>
        <table:table-row table:style-name="ro1">
          <table:table-cell office:value-type="float" office:value="1.59131219402169E+018" calcext:value-type="float">
            <text:p>1.59131219402169E+018</text:p>
          </table:table-cell>
          <table:table-cell office:value-type="float" office:value="1.59131219402173E+018" calcext:value-type="float">
            <text:p>1.59131219402173E+018</text:p>
          </table:table-cell>
          <table:table-cell table:formula="of:=[.B804]-[.A804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172E+018" calcext:value-type="float">
            <text:p>1.59131219402172E+018</text:p>
          </table:table-cell>
          <table:table-cell office:value-type="float" office:value="1.59131219402175E+018" calcext:value-type="float">
            <text:p>1.59131219402175E+018</text:p>
          </table:table-cell>
          <table:table-cell table:formula="of:=[.B805]-[.A805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174E+018" calcext:value-type="float">
            <text:p>1.59131219402174E+018</text:p>
          </table:table-cell>
          <table:table-cell office:value-type="float" office:value="1.59131219402177E+018" calcext:value-type="float">
            <text:p>1.59131219402177E+018</text:p>
          </table:table-cell>
          <table:table-cell table:formula="of:=[.B806]-[.A806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176E+018" calcext:value-type="float">
            <text:p>1.59131219402176E+018</text:p>
          </table:table-cell>
          <table:table-cell office:value-type="float" office:value="1.5913121940218E+018" calcext:value-type="float">
            <text:p>1.5913121940218E+018</text:p>
          </table:table-cell>
          <table:table-cell table:formula="of:=[.B807]-[.A807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178E+018" calcext:value-type="float">
            <text:p>1.59131219402178E+018</text:p>
          </table:table-cell>
          <table:table-cell office:value-type="float" office:value="1.59131219402182E+018" calcext:value-type="float">
            <text:p>1.59131219402182E+018</text:p>
          </table:table-cell>
          <table:table-cell table:formula="of:=[.B808]-[.A808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181E+018" calcext:value-type="float">
            <text:p>1.59131219402181E+018</text:p>
          </table:table-cell>
          <table:table-cell office:value-type="float" office:value="1.59131219402183E+018" calcext:value-type="float">
            <text:p>1.59131219402183E+018</text:p>
          </table:table-cell>
          <table:table-cell table:formula="of:=[.B809]-[.A809]"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1.59131219402183E+018" calcext:value-type="float">
            <text:p>1.59131219402183E+018</text:p>
          </table:table-cell>
          <table:table-cell office:value-type="float" office:value="1.59131219402186E+018" calcext:value-type="float">
            <text:p>1.59131219402186E+018</text:p>
          </table:table-cell>
          <table:table-cell table:formula="of:=[.B810]-[.A810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185E+018" calcext:value-type="float">
            <text:p>1.59131219402185E+018</text:p>
          </table:table-cell>
          <table:table-cell office:value-type="float" office:value="1.59131219402188E+018" calcext:value-type="float">
            <text:p>1.59131219402188E+018</text:p>
          </table:table-cell>
          <table:table-cell table:formula="of:=[.B811]-[.A811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187E+018" calcext:value-type="float">
            <text:p>1.59131219402187E+018</text:p>
          </table:table-cell>
          <table:table-cell office:value-type="float" office:value="1.5913121940219E+018" calcext:value-type="float">
            <text:p>1.5913121940219E+018</text:p>
          </table:table-cell>
          <table:table-cell table:formula="of:=[.B812]-[.A812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189E+018" calcext:value-type="float">
            <text:p>1.59131219402189E+018</text:p>
          </table:table-cell>
          <table:table-cell office:value-type="float" office:value="1.59131219402193E+018" calcext:value-type="float">
            <text:p>1.59131219402193E+018</text:p>
          </table:table-cell>
          <table:table-cell table:formula="of:=[.B813]-[.A813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191E+018" calcext:value-type="float">
            <text:p>1.59131219402191E+018</text:p>
          </table:table-cell>
          <table:table-cell office:value-type="float" office:value="1.59131219402196E+018" calcext:value-type="float">
            <text:p>1.59131219402196E+018</text:p>
          </table:table-cell>
          <table:table-cell table:formula="of:=[.B814]-[.A814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2195E+018" calcext:value-type="float">
            <text:p>1.59131219402195E+018</text:p>
          </table:table-cell>
          <table:table-cell office:value-type="float" office:value="1.591312194022E+018" calcext:value-type="float">
            <text:p>1.591312194022E+018</text:p>
          </table:table-cell>
          <table:table-cell table:formula="of:=[.B815]-[.A815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2199E+018" calcext:value-type="float">
            <text:p>1.59131219402199E+018</text:p>
          </table:table-cell>
          <table:table-cell office:value-type="float" office:value="1.59131219402202E+018" calcext:value-type="float">
            <text:p>1.59131219402202E+018</text:p>
          </table:table-cell>
          <table:table-cell table:formula="of:=[.B816]-[.A816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201E+018" calcext:value-type="float">
            <text:p>1.59131219402201E+018</text:p>
          </table:table-cell>
          <table:table-cell office:value-type="float" office:value="1.59131219402208E+018" calcext:value-type="float">
            <text:p>1.59131219402208E+018</text:p>
          </table:table-cell>
          <table:table-cell table:formula="of:=[.B817]-[.A817]" office:value-type="float" office:value="70144" calcext:value-type="float">
            <text:p>70144</text:p>
          </table:table-cell>
        </table:table-row>
        <table:table-row table:style-name="ro1">
          <table:table-cell office:value-type="float" office:value="1.59131219402205E+018" calcext:value-type="float">
            <text:p>1.59131219402205E+018</text:p>
          </table:table-cell>
          <table:table-cell office:value-type="float" office:value="1.5913121940221E+018" calcext:value-type="float">
            <text:p>1.5913121940221E+018</text:p>
          </table:table-cell>
          <table:table-cell table:formula="of:=[.B818]-[.A818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2209E+018" calcext:value-type="float">
            <text:p>1.59131219402209E+018</text:p>
          </table:table-cell>
          <table:table-cell office:value-type="float" office:value="1.59131219402213E+018" calcext:value-type="float">
            <text:p>1.59131219402213E+018</text:p>
          </table:table-cell>
          <table:table-cell table:formula="of:=[.B819]-[.A819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212E+018" calcext:value-type="float">
            <text:p>1.59131219402212E+018</text:p>
          </table:table-cell>
          <table:table-cell office:value-type="float" office:value="1.59131219402215E+018" calcext:value-type="float">
            <text:p>1.59131219402215E+018</text:p>
          </table:table-cell>
          <table:table-cell table:formula="of:=[.B820]-[.A820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214E+018" calcext:value-type="float">
            <text:p>1.59131219402214E+018</text:p>
          </table:table-cell>
          <table:table-cell office:value-type="float" office:value="1.59131219402223E+018" calcext:value-type="float">
            <text:p>1.59131219402223E+018</text:p>
          </table:table-cell>
          <table:table-cell table:formula="of:=[.B821]-[.A821]" office:value-type="float" office:value="90112" calcext:value-type="float">
            <text:p>90112</text:p>
          </table:table-cell>
        </table:table-row>
        <table:table-row table:style-name="ro1">
          <table:table-cell office:value-type="float" office:value="1.5913121940222E+018" calcext:value-type="float">
            <text:p>1.5913121940222E+018</text:p>
          </table:table-cell>
          <table:table-cell office:value-type="float" office:value="1.5913121940223E+018" calcext:value-type="float">
            <text:p>1.5913121940223E+018</text:p>
          </table:table-cell>
          <table:table-cell table:formula="of:=[.B822]-[.A822]" office:value-type="float" office:value="100352" calcext:value-type="float">
            <text:p>100352</text:p>
          </table:table-cell>
        </table:table-row>
        <table:table-row table:style-name="ro1">
          <table:table-cell office:value-type="float" office:value="1.59131219402222E+018" calcext:value-type="float">
            <text:p>1.59131219402222E+018</text:p>
          </table:table-cell>
          <table:table-cell office:value-type="float" office:value="1.5913121940223E+018" calcext:value-type="float">
            <text:p>1.5913121940223E+018</text:p>
          </table:table-cell>
          <table:table-cell table:formula="of:=[.B823]-[.A823]" office:value-type="float" office:value="80128" calcext:value-type="float">
            <text:p>80128</text:p>
          </table:table-cell>
        </table:table-row>
        <table:table-row table:style-name="ro1">
          <table:table-cell office:value-type="float" office:value="1.59131219402224E+018" calcext:value-type="float">
            <text:p>1.59131219402224E+018</text:p>
          </table:table-cell>
          <table:table-cell office:value-type="float" office:value="1.59131219402231E+018" calcext:value-type="float">
            <text:p>1.59131219402231E+018</text:p>
          </table:table-cell>
          <table:table-cell table:formula="of:=[.B824]-[.A824]" office:value-type="float" office:value="70144" calcext:value-type="float">
            <text:p>70144</text:p>
          </table:table-cell>
        </table:table-row>
        <table:table-row table:style-name="ro1">
          <table:table-cell office:value-type="float" office:value="1.59131219402226E+018" calcext:value-type="float">
            <text:p>1.59131219402226E+018</text:p>
          </table:table-cell>
          <table:table-cell office:value-type="float" office:value="1.59131219402231E+018" calcext:value-type="float">
            <text:p>1.59131219402231E+018</text:p>
          </table:table-cell>
          <table:table-cell table:formula="of:=[.B825]-[.A825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2228E+018" calcext:value-type="float">
            <text:p>1.59131219402228E+018</text:p>
          </table:table-cell>
          <table:table-cell office:value-type="float" office:value="1.59131219402232E+018" calcext:value-type="float">
            <text:p>1.59131219402232E+018</text:p>
          </table:table-cell>
          <table:table-cell table:formula="of:=[.B826]-[.A826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2229E+018" calcext:value-type="float">
            <text:p>1.59131219402229E+018</text:p>
          </table:table-cell>
          <table:table-cell office:value-type="float" office:value="1.59131219402234E+018" calcext:value-type="float">
            <text:p>1.59131219402234E+018</text:p>
          </table:table-cell>
          <table:table-cell table:formula="of:=[.B827]-[.A827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2231E+018" calcext:value-type="float">
            <text:p>1.59131219402231E+018</text:p>
          </table:table-cell>
          <table:table-cell office:value-type="float" office:value="1.59131219402235E+018" calcext:value-type="float">
            <text:p>1.59131219402235E+018</text:p>
          </table:table-cell>
          <table:table-cell table:formula="of:=[.B828]-[.A828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233E+018" calcext:value-type="float">
            <text:p>1.59131219402233E+018</text:p>
          </table:table-cell>
          <table:table-cell office:value-type="float" office:value="1.59131219402236E+018" calcext:value-type="float">
            <text:p>1.59131219402236E+018</text:p>
          </table:table-cell>
          <table:table-cell table:formula="of:=[.B829]-[.A829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235E+018" calcext:value-type="float">
            <text:p>1.59131219402235E+018</text:p>
          </table:table-cell>
          <table:table-cell office:value-type="float" office:value="1.59131219402238E+018" calcext:value-type="float">
            <text:p>1.59131219402238E+018</text:p>
          </table:table-cell>
          <table:table-cell table:formula="of:=[.B830]-[.A830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237E+018" calcext:value-type="float">
            <text:p>1.59131219402237E+018</text:p>
          </table:table-cell>
          <table:table-cell office:value-type="float" office:value="1.59131219402241E+018" calcext:value-type="float">
            <text:p>1.59131219402241E+018</text:p>
          </table:table-cell>
          <table:table-cell table:formula="of:=[.B831]-[.A831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24E+018" calcext:value-type="float">
            <text:p>1.5913121940224E+018</text:p>
          </table:table-cell>
          <table:table-cell office:value-type="float" office:value="1.59131219402243E+018" calcext:value-type="float">
            <text:p>1.59131219402243E+018</text:p>
          </table:table-cell>
          <table:table-cell table:formula="of:=[.B832]-[.A832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242E+018" calcext:value-type="float">
            <text:p>1.59131219402242E+018</text:p>
          </table:table-cell>
          <table:table-cell office:value-type="float" office:value="1.59131219402245E+018" calcext:value-type="float">
            <text:p>1.59131219402245E+018</text:p>
          </table:table-cell>
          <table:table-cell table:formula="of:=[.B833]-[.A833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244E+018" calcext:value-type="float">
            <text:p>1.59131219402244E+018</text:p>
          </table:table-cell>
          <table:table-cell office:value-type="float" office:value="1.59131219402247E+018" calcext:value-type="float">
            <text:p>1.59131219402247E+018</text:p>
          </table:table-cell>
          <table:table-cell table:formula="of:=[.B834]-[.A834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246E+018" calcext:value-type="float">
            <text:p>1.59131219402246E+018</text:p>
          </table:table-cell>
          <table:table-cell office:value-type="float" office:value="1.59131219402249E+018" calcext:value-type="float">
            <text:p>1.59131219402249E+018</text:p>
          </table:table-cell>
          <table:table-cell table:formula="of:=[.B835]-[.A835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2248E+018" calcext:value-type="float">
            <text:p>1.59131219402248E+018</text:p>
          </table:table-cell>
          <table:table-cell office:value-type="float" office:value="1.59131219402252E+018" calcext:value-type="float">
            <text:p>1.59131219402252E+018</text:p>
          </table:table-cell>
          <table:table-cell table:formula="of:=[.B836]-[.A836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251E+018" calcext:value-type="float">
            <text:p>1.59131219402251E+018</text:p>
          </table:table-cell>
          <table:table-cell office:value-type="float" office:value="1.59131219402254E+018" calcext:value-type="float">
            <text:p>1.59131219402254E+018</text:p>
          </table:table-cell>
          <table:table-cell table:formula="of:=[.B837]-[.A837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253E+018" calcext:value-type="float">
            <text:p>1.59131219402253E+018</text:p>
          </table:table-cell>
          <table:table-cell office:value-type="float" office:value="1.59131219402256E+018" calcext:value-type="float">
            <text:p>1.59131219402256E+018</text:p>
          </table:table-cell>
          <table:table-cell table:formula="of:=[.B838]-[.A838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255E+018" calcext:value-type="float">
            <text:p>1.59131219402255E+018</text:p>
          </table:table-cell>
          <table:table-cell office:value-type="float" office:value="1.59131219402258E+018" calcext:value-type="float">
            <text:p>1.59131219402258E+018</text:p>
          </table:table-cell>
          <table:table-cell table:formula="of:=[.B839]-[.A839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257E+018" calcext:value-type="float">
            <text:p>1.59131219402257E+018</text:p>
          </table:table-cell>
          <table:table-cell office:value-type="float" office:value="1.5913121940226E+018" calcext:value-type="float">
            <text:p>1.5913121940226E+018</text:p>
          </table:table-cell>
          <table:table-cell table:formula="of:=[.B840]-[.A840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259E+018" calcext:value-type="float">
            <text:p>1.59131219402259E+018</text:p>
          </table:table-cell>
          <table:table-cell office:value-type="float" office:value="1.59131219402262E+018" calcext:value-type="float">
            <text:p>1.59131219402262E+018</text:p>
          </table:table-cell>
          <table:table-cell table:formula="of:=[.B841]-[.A841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261E+018" calcext:value-type="float">
            <text:p>1.59131219402261E+018</text:p>
          </table:table-cell>
          <table:table-cell office:value-type="float" office:value="1.59131219402265E+018" calcext:value-type="float">
            <text:p>1.59131219402265E+018</text:p>
          </table:table-cell>
          <table:table-cell table:formula="of:=[.B842]-[.A842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2263E+018" calcext:value-type="float">
            <text:p>1.59131219402263E+018</text:p>
          </table:table-cell>
          <table:table-cell office:value-type="float" office:value="1.59131219402267E+018" calcext:value-type="float">
            <text:p>1.59131219402267E+018</text:p>
          </table:table-cell>
          <table:table-cell table:formula="of:=[.B843]-[.A843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265E+018" calcext:value-type="float">
            <text:p>1.59131219402265E+018</text:p>
          </table:table-cell>
          <table:table-cell office:value-type="float" office:value="1.59131219402268E+018" calcext:value-type="float">
            <text:p>1.59131219402268E+018</text:p>
          </table:table-cell>
          <table:table-cell table:formula="of:=[.B844]-[.A844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267E+018" calcext:value-type="float">
            <text:p>1.59131219402267E+018</text:p>
          </table:table-cell>
          <table:table-cell office:value-type="float" office:value="1.59131219402271E+018" calcext:value-type="float">
            <text:p>1.59131219402271E+018</text:p>
          </table:table-cell>
          <table:table-cell table:formula="of:=[.B845]-[.A845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27E+018" calcext:value-type="float">
            <text:p>1.5913121940227E+018</text:p>
          </table:table-cell>
          <table:table-cell office:value-type="float" office:value="1.59131219402273E+018" calcext:value-type="float">
            <text:p>1.59131219402273E+018</text:p>
          </table:table-cell>
          <table:table-cell table:formula="of:=[.B846]-[.A846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272E+018" calcext:value-type="float">
            <text:p>1.59131219402272E+018</text:p>
          </table:table-cell>
          <table:table-cell office:value-type="float" office:value="1.59131219402275E+018" calcext:value-type="float">
            <text:p>1.59131219402275E+018</text:p>
          </table:table-cell>
          <table:table-cell table:formula="of:=[.B847]-[.A847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274E+018" calcext:value-type="float">
            <text:p>1.59131219402274E+018</text:p>
          </table:table-cell>
          <table:table-cell office:value-type="float" office:value="1.59131219402278E+018" calcext:value-type="float">
            <text:p>1.59131219402278E+018</text:p>
          </table:table-cell>
          <table:table-cell table:formula="of:=[.B848]-[.A848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276E+018" calcext:value-type="float">
            <text:p>1.59131219402276E+018</text:p>
          </table:table-cell>
          <table:table-cell office:value-type="float" office:value="1.59131219402279E+018" calcext:value-type="float">
            <text:p>1.59131219402279E+018</text:p>
          </table:table-cell>
          <table:table-cell table:formula="of:=[.B849]-[.A849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278E+018" calcext:value-type="float">
            <text:p>1.59131219402278E+018</text:p>
          </table:table-cell>
          <table:table-cell office:value-type="float" office:value="1.59131219402281E+018" calcext:value-type="float">
            <text:p>1.59131219402281E+018</text:p>
          </table:table-cell>
          <table:table-cell table:formula="of:=[.B850]-[.A850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28E+018" calcext:value-type="float">
            <text:p>1.5913121940228E+018</text:p>
          </table:table-cell>
          <table:table-cell office:value-type="float" office:value="1.59131219402284E+018" calcext:value-type="float">
            <text:p>1.59131219402284E+018</text:p>
          </table:table-cell>
          <table:table-cell table:formula="of:=[.B851]-[.A851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283E+018" calcext:value-type="float">
            <text:p>1.59131219402283E+018</text:p>
          </table:table-cell>
          <table:table-cell office:value-type="float" office:value="1.59131219402286E+018" calcext:value-type="float">
            <text:p>1.59131219402286E+018</text:p>
          </table:table-cell>
          <table:table-cell table:formula="of:=[.B852]-[.A852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2285E+018" calcext:value-type="float">
            <text:p>1.59131219402285E+018</text:p>
          </table:table-cell>
          <table:table-cell office:value-type="float" office:value="1.59131219402287E+018" calcext:value-type="float">
            <text:p>1.59131219402287E+018</text:p>
          </table:table-cell>
          <table:table-cell table:formula="of:=[.B853]-[.A853]"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1.59131219402287E+018" calcext:value-type="float">
            <text:p>1.59131219402287E+018</text:p>
          </table:table-cell>
          <table:table-cell office:value-type="float" office:value="1.5913121940229E+018" calcext:value-type="float">
            <text:p>1.5913121940229E+018</text:p>
          </table:table-cell>
          <table:table-cell table:formula="of:=[.B854]-[.A854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289E+018" calcext:value-type="float">
            <text:p>1.59131219402289E+018</text:p>
          </table:table-cell>
          <table:table-cell office:value-type="float" office:value="1.59131219402292E+018" calcext:value-type="float">
            <text:p>1.59131219402292E+018</text:p>
          </table:table-cell>
          <table:table-cell table:formula="of:=[.B855]-[.A855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291E+018" calcext:value-type="float">
            <text:p>1.59131219402291E+018</text:p>
          </table:table-cell>
          <table:table-cell office:value-type="float" office:value="1.59131219402294E+018" calcext:value-type="float">
            <text:p>1.59131219402294E+018</text:p>
          </table:table-cell>
          <table:table-cell table:formula="of:=[.B856]-[.A856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293E+018" calcext:value-type="float">
            <text:p>1.59131219402293E+018</text:p>
          </table:table-cell>
          <table:table-cell office:value-type="float" office:value="1.59131219402297E+018" calcext:value-type="float">
            <text:p>1.59131219402297E+018</text:p>
          </table:table-cell>
          <table:table-cell table:formula="of:=[.B857]-[.A857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295E+018" calcext:value-type="float">
            <text:p>1.59131219402295E+018</text:p>
          </table:table-cell>
          <table:table-cell office:value-type="float" office:value="1.59131219402298E+018" calcext:value-type="float">
            <text:p>1.59131219402298E+018</text:p>
          </table:table-cell>
          <table:table-cell table:formula="of:=[.B858]-[.A858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297E+018" calcext:value-type="float">
            <text:p>1.59131219402297E+018</text:p>
          </table:table-cell>
          <table:table-cell office:value-type="float" office:value="1.59131219402301E+018" calcext:value-type="float">
            <text:p>1.59131219402301E+018</text:p>
          </table:table-cell>
          <table:table-cell table:formula="of:=[.B859]-[.A859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23E+018" calcext:value-type="float">
            <text:p>1.591312194023E+018</text:p>
          </table:table-cell>
          <table:table-cell office:value-type="float" office:value="1.59131219402303E+018" calcext:value-type="float">
            <text:p>1.59131219402303E+018</text:p>
          </table:table-cell>
          <table:table-cell table:formula="of:=[.B860]-[.A860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302E+018" calcext:value-type="float">
            <text:p>1.59131219402302E+018</text:p>
          </table:table-cell>
          <table:table-cell office:value-type="float" office:value="1.59131219402307E+018" calcext:value-type="float">
            <text:p>1.59131219402307E+018</text:p>
          </table:table-cell>
          <table:table-cell table:formula="of:=[.B861]-[.A861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2305E+018" calcext:value-type="float">
            <text:p>1.59131219402305E+018</text:p>
          </table:table-cell>
          <table:table-cell office:value-type="float" office:value="1.59131219402309E+018" calcext:value-type="float">
            <text:p>1.59131219402309E+018</text:p>
          </table:table-cell>
          <table:table-cell table:formula="of:=[.B862]-[.A862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308E+018" calcext:value-type="float">
            <text:p>1.59131219402308E+018</text:p>
          </table:table-cell>
          <table:table-cell office:value-type="float" office:value="1.59131219402312E+018" calcext:value-type="float">
            <text:p>1.59131219402312E+018</text:p>
          </table:table-cell>
          <table:table-cell table:formula="of:=[.B863]-[.A863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311E+018" calcext:value-type="float">
            <text:p>1.59131219402311E+018</text:p>
          </table:table-cell>
          <table:table-cell office:value-type="float" office:value="1.59131219402314E+018" calcext:value-type="float">
            <text:p>1.59131219402314E+018</text:p>
          </table:table-cell>
          <table:table-cell table:formula="of:=[.B864]-[.A864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313E+018" calcext:value-type="float">
            <text:p>1.59131219402313E+018</text:p>
          </table:table-cell>
          <table:table-cell office:value-type="float" office:value="1.59131219402317E+018" calcext:value-type="float">
            <text:p>1.59131219402317E+018</text:p>
          </table:table-cell>
          <table:table-cell table:formula="of:=[.B865]-[.A865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2315E+018" calcext:value-type="float">
            <text:p>1.59131219402315E+018</text:p>
          </table:table-cell>
          <table:table-cell office:value-type="float" office:value="1.59131219402318E+018" calcext:value-type="float">
            <text:p>1.59131219402318E+018</text:p>
          </table:table-cell>
          <table:table-cell table:formula="of:=[.B866]-[.A866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317E+018" calcext:value-type="float">
            <text:p>1.59131219402317E+018</text:p>
          </table:table-cell>
          <table:table-cell office:value-type="float" office:value="1.59131219402321E+018" calcext:value-type="float">
            <text:p>1.59131219402321E+018</text:p>
          </table:table-cell>
          <table:table-cell table:formula="of:=[.B867]-[.A867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32E+018" calcext:value-type="float">
            <text:p>1.5913121940232E+018</text:p>
          </table:table-cell>
          <table:table-cell office:value-type="float" office:value="1.59131219402323E+018" calcext:value-type="float">
            <text:p>1.59131219402323E+018</text:p>
          </table:table-cell>
          <table:table-cell table:formula="of:=[.B868]-[.A868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322E+018" calcext:value-type="float">
            <text:p>1.59131219402322E+018</text:p>
          </table:table-cell>
          <table:table-cell office:value-type="float" office:value="1.59131219402325E+018" calcext:value-type="float">
            <text:p>1.59131219402325E+018</text:p>
          </table:table-cell>
          <table:table-cell table:formula="of:=[.B869]-[.A869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324E+018" calcext:value-type="float">
            <text:p>1.59131219402324E+018</text:p>
          </table:table-cell>
          <table:table-cell office:value-type="float" office:value="1.59131219402327E+018" calcext:value-type="float">
            <text:p>1.59131219402327E+018</text:p>
          </table:table-cell>
          <table:table-cell table:formula="of:=[.B870]-[.A870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326E+018" calcext:value-type="float">
            <text:p>1.59131219402326E+018</text:p>
          </table:table-cell>
          <table:table-cell office:value-type="float" office:value="1.5913121940233E+018" calcext:value-type="float">
            <text:p>1.5913121940233E+018</text:p>
          </table:table-cell>
          <table:table-cell table:formula="of:=[.B871]-[.A871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329E+018" calcext:value-type="float">
            <text:p>1.59131219402329E+018</text:p>
          </table:table-cell>
          <table:table-cell office:value-type="float" office:value="1.59131219402332E+018" calcext:value-type="float">
            <text:p>1.59131219402332E+018</text:p>
          </table:table-cell>
          <table:table-cell table:formula="of:=[.B872]-[.A872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2331E+018" calcext:value-type="float">
            <text:p>1.59131219402331E+018</text:p>
          </table:table-cell>
          <table:table-cell office:value-type="float" office:value="1.59131219402334E+018" calcext:value-type="float">
            <text:p>1.59131219402334E+018</text:p>
          </table:table-cell>
          <table:table-cell table:formula="of:=[.B873]-[.A873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2333E+018" calcext:value-type="float">
            <text:p>1.59131219402333E+018</text:p>
          </table:table-cell>
          <table:table-cell office:value-type="float" office:value="1.59131219402336E+018" calcext:value-type="float">
            <text:p>1.59131219402336E+018</text:p>
          </table:table-cell>
          <table:table-cell table:formula="of:=[.B874]-[.A874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335E+018" calcext:value-type="float">
            <text:p>1.59131219402335E+018</text:p>
          </table:table-cell>
          <table:table-cell office:value-type="float" office:value="1.59131219402339E+018" calcext:value-type="float">
            <text:p>1.59131219402339E+018</text:p>
          </table:table-cell>
          <table:table-cell table:formula="of:=[.B875]-[.A875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2338E+018" calcext:value-type="float">
            <text:p>1.59131219402338E+018</text:p>
          </table:table-cell>
          <table:table-cell office:value-type="float" office:value="1.59131219402341E+018" calcext:value-type="float">
            <text:p>1.59131219402341E+018</text:p>
          </table:table-cell>
          <table:table-cell table:formula="of:=[.B876]-[.A876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34E+018" calcext:value-type="float">
            <text:p>1.5913121940234E+018</text:p>
          </table:table-cell>
          <table:table-cell office:value-type="float" office:value="1.59131219402343E+018" calcext:value-type="float">
            <text:p>1.59131219402343E+018</text:p>
          </table:table-cell>
          <table:table-cell table:formula="of:=[.B877]-[.A877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342E+018" calcext:value-type="float">
            <text:p>1.59131219402342E+018</text:p>
          </table:table-cell>
          <table:table-cell office:value-type="float" office:value="1.59131219402345E+018" calcext:value-type="float">
            <text:p>1.59131219402345E+018</text:p>
          </table:table-cell>
          <table:table-cell table:formula="of:=[.B878]-[.A878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344E+018" calcext:value-type="float">
            <text:p>1.59131219402344E+018</text:p>
          </table:table-cell>
          <table:table-cell office:value-type="float" office:value="1.59131219402348E+018" calcext:value-type="float">
            <text:p>1.59131219402348E+018</text:p>
          </table:table-cell>
          <table:table-cell table:formula="of:=[.B879]-[.A879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347E+018" calcext:value-type="float">
            <text:p>1.59131219402347E+018</text:p>
          </table:table-cell>
          <table:table-cell office:value-type="float" office:value="1.59131219402349E+018" calcext:value-type="float">
            <text:p>1.59131219402349E+018</text:p>
          </table:table-cell>
          <table:table-cell table:formula="of:=[.B880]-[.A880]"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1.59131219402349E+018" calcext:value-type="float">
            <text:p>1.59131219402349E+018</text:p>
          </table:table-cell>
          <table:table-cell office:value-type="float" office:value="1.59131219402352E+018" calcext:value-type="float">
            <text:p>1.59131219402352E+018</text:p>
          </table:table-cell>
          <table:table-cell table:formula="of:=[.B881]-[.A881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351E+018" calcext:value-type="float">
            <text:p>1.59131219402351E+018</text:p>
          </table:table-cell>
          <table:table-cell office:value-type="float" office:value="1.59131219402354E+018" calcext:value-type="float">
            <text:p>1.59131219402354E+018</text:p>
          </table:table-cell>
          <table:table-cell table:formula="of:=[.B882]-[.A882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353E+018" calcext:value-type="float">
            <text:p>1.59131219402353E+018</text:p>
          </table:table-cell>
          <table:table-cell office:value-type="float" office:value="1.59131219402357E+018" calcext:value-type="float">
            <text:p>1.59131219402357E+018</text:p>
          </table:table-cell>
          <table:table-cell table:formula="of:=[.B883]-[.A883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355E+018" calcext:value-type="float">
            <text:p>1.59131219402355E+018</text:p>
          </table:table-cell>
          <table:table-cell office:value-type="float" office:value="1.59131219402358E+018" calcext:value-type="float">
            <text:p>1.59131219402358E+018</text:p>
          </table:table-cell>
          <table:table-cell table:formula="of:=[.B884]-[.A884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357E+018" calcext:value-type="float">
            <text:p>1.59131219402357E+018</text:p>
          </table:table-cell>
          <table:table-cell office:value-type="float" office:value="1.59131219402361E+018" calcext:value-type="float">
            <text:p>1.59131219402361E+018</text:p>
          </table:table-cell>
          <table:table-cell table:formula="of:=[.B885]-[.A885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36E+018" calcext:value-type="float">
            <text:p>1.5913121940236E+018</text:p>
          </table:table-cell>
          <table:table-cell office:value-type="float" office:value="1.59131219402363E+018" calcext:value-type="float">
            <text:p>1.59131219402363E+018</text:p>
          </table:table-cell>
          <table:table-cell table:formula="of:=[.B886]-[.A886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2362E+018" calcext:value-type="float">
            <text:p>1.59131219402362E+018</text:p>
          </table:table-cell>
          <table:table-cell office:value-type="float" office:value="1.59131219402365E+018" calcext:value-type="float">
            <text:p>1.59131219402365E+018</text:p>
          </table:table-cell>
          <table:table-cell table:formula="of:=[.B887]-[.A887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2364E+018" calcext:value-type="float">
            <text:p>1.59131219402364E+018</text:p>
          </table:table-cell>
          <table:table-cell office:value-type="float" office:value="1.59131219402367E+018" calcext:value-type="float">
            <text:p>1.59131219402367E+018</text:p>
          </table:table-cell>
          <table:table-cell table:formula="of:=[.B888]-[.A888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2366E+018" calcext:value-type="float">
            <text:p>1.59131219402366E+018</text:p>
          </table:table-cell>
          <table:table-cell office:value-type="float" office:value="1.5913121940237E+018" calcext:value-type="float">
            <text:p>1.5913121940237E+018</text:p>
          </table:table-cell>
          <table:table-cell table:formula="of:=[.B889]-[.A889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369E+018" calcext:value-type="float">
            <text:p>1.59131219402369E+018</text:p>
          </table:table-cell>
          <table:table-cell office:value-type="float" office:value="1.59131219402372E+018" calcext:value-type="float">
            <text:p>1.59131219402372E+018</text:p>
          </table:table-cell>
          <table:table-cell table:formula="of:=[.B890]-[.A890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371E+018" calcext:value-type="float">
            <text:p>1.59131219402371E+018</text:p>
          </table:table-cell>
          <table:table-cell office:value-type="float" office:value="1.59131219402374E+018" calcext:value-type="float">
            <text:p>1.59131219402374E+018</text:p>
          </table:table-cell>
          <table:table-cell table:formula="of:=[.B891]-[.A891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373E+018" calcext:value-type="float">
            <text:p>1.59131219402373E+018</text:p>
          </table:table-cell>
          <table:table-cell office:value-type="float" office:value="1.59131219402376E+018" calcext:value-type="float">
            <text:p>1.59131219402376E+018</text:p>
          </table:table-cell>
          <table:table-cell table:formula="of:=[.B892]-[.A892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375E+018" calcext:value-type="float">
            <text:p>1.59131219402375E+018</text:p>
          </table:table-cell>
          <table:table-cell office:value-type="float" office:value="1.59131219402379E+018" calcext:value-type="float">
            <text:p>1.59131219402379E+018</text:p>
          </table:table-cell>
          <table:table-cell table:formula="of:=[.B893]-[.A893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2378E+018" calcext:value-type="float">
            <text:p>1.59131219402378E+018</text:p>
          </table:table-cell>
          <table:table-cell office:value-type="float" office:value="1.59131219402381E+018" calcext:value-type="float">
            <text:p>1.59131219402381E+018</text:p>
          </table:table-cell>
          <table:table-cell table:formula="of:=[.B894]-[.A894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38E+018" calcext:value-type="float">
            <text:p>1.5913121940238E+018</text:p>
          </table:table-cell>
          <table:table-cell office:value-type="float" office:value="1.59131219402383E+018" calcext:value-type="float">
            <text:p>1.59131219402383E+018</text:p>
          </table:table-cell>
          <table:table-cell table:formula="of:=[.B895]-[.A895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382E+018" calcext:value-type="float">
            <text:p>1.59131219402382E+018</text:p>
          </table:table-cell>
          <table:table-cell office:value-type="float" office:value="1.59131219402386E+018" calcext:value-type="float">
            <text:p>1.59131219402386E+018</text:p>
          </table:table-cell>
          <table:table-cell table:formula="of:=[.B896]-[.A896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385E+018" calcext:value-type="float">
            <text:p>1.59131219402385E+018</text:p>
          </table:table-cell>
          <table:table-cell office:value-type="float" office:value="1.59131219402388E+018" calcext:value-type="float">
            <text:p>1.59131219402388E+018</text:p>
          </table:table-cell>
          <table:table-cell table:formula="of:=[.B897]-[.A897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2387E+018" calcext:value-type="float">
            <text:p>1.59131219402387E+018</text:p>
          </table:table-cell>
          <table:table-cell office:value-type="float" office:value="1.5913121940239E+018" calcext:value-type="float">
            <text:p>1.5913121940239E+018</text:p>
          </table:table-cell>
          <table:table-cell table:formula="of:=[.B898]-[.A898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2389E+018" calcext:value-type="float">
            <text:p>1.59131219402389E+018</text:p>
          </table:table-cell>
          <table:table-cell office:value-type="float" office:value="1.59131219402392E+018" calcext:value-type="float">
            <text:p>1.59131219402392E+018</text:p>
          </table:table-cell>
          <table:table-cell table:formula="of:=[.B899]-[.A899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2391E+018" calcext:value-type="float">
            <text:p>1.59131219402391E+018</text:p>
          </table:table-cell>
          <table:table-cell office:value-type="float" office:value="1.59131219402395E+018" calcext:value-type="float">
            <text:p>1.59131219402395E+018</text:p>
          </table:table-cell>
          <table:table-cell table:formula="of:=[.B900]-[.A900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394E+018" calcext:value-type="float">
            <text:p>1.59131219402394E+018</text:p>
          </table:table-cell>
          <table:table-cell office:value-type="float" office:value="1.59131219402396E+018" calcext:value-type="float">
            <text:p>1.59131219402396E+018</text:p>
          </table:table-cell>
          <table:table-cell table:formula="of:=[.B901]-[.A901]"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1.59131219402396E+018" calcext:value-type="float">
            <text:p>1.59131219402396E+018</text:p>
          </table:table-cell>
          <table:table-cell office:value-type="float" office:value="1.59131219402399E+018" calcext:value-type="float">
            <text:p>1.59131219402399E+018</text:p>
          </table:table-cell>
          <table:table-cell table:formula="of:=[.B902]-[.A902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398E+018" calcext:value-type="float">
            <text:p>1.59131219402398E+018</text:p>
          </table:table-cell>
          <table:table-cell office:value-type="float" office:value="1.59131219402401E+018" calcext:value-type="float">
            <text:p>1.59131219402401E+018</text:p>
          </table:table-cell>
          <table:table-cell table:formula="of:=[.B903]-[.A903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4E+018" calcext:value-type="float">
            <text:p>1.591312194024E+018</text:p>
          </table:table-cell>
          <table:table-cell office:value-type="float" office:value="1.59131219402404E+018" calcext:value-type="float">
            <text:p>1.59131219402404E+018</text:p>
          </table:table-cell>
          <table:table-cell table:formula="of:=[.B904]-[.A904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403E+018" calcext:value-type="float">
            <text:p>1.59131219402403E+018</text:p>
          </table:table-cell>
          <table:table-cell office:value-type="float" office:value="1.59131219402407E+018" calcext:value-type="float">
            <text:p>1.59131219402407E+018</text:p>
          </table:table-cell>
          <table:table-cell table:formula="of:=[.B905]-[.A905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406E+018" calcext:value-type="float">
            <text:p>1.59131219402406E+018</text:p>
          </table:table-cell>
          <table:table-cell office:value-type="float" office:value="1.59131219402409E+018" calcext:value-type="float">
            <text:p>1.59131219402409E+018</text:p>
          </table:table-cell>
          <table:table-cell table:formula="of:=[.B906]-[.A906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408E+018" calcext:value-type="float">
            <text:p>1.59131219402408E+018</text:p>
          </table:table-cell>
          <table:table-cell office:value-type="float" office:value="1.59131219402412E+018" calcext:value-type="float">
            <text:p>1.59131219402412E+018</text:p>
          </table:table-cell>
          <table:table-cell table:formula="of:=[.B907]-[.A907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2411E+018" calcext:value-type="float">
            <text:p>1.59131219402411E+018</text:p>
          </table:table-cell>
          <table:table-cell office:value-type="float" office:value="1.59131219402414E+018" calcext:value-type="float">
            <text:p>1.59131219402414E+018</text:p>
          </table:table-cell>
          <table:table-cell table:formula="of:=[.B908]-[.A908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413E+018" calcext:value-type="float">
            <text:p>1.59131219402413E+018</text:p>
          </table:table-cell>
          <table:table-cell office:value-type="float" office:value="1.59131219402416E+018" calcext:value-type="float">
            <text:p>1.59131219402416E+018</text:p>
          </table:table-cell>
          <table:table-cell table:formula="of:=[.B909]-[.A909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415E+018" calcext:value-type="float">
            <text:p>1.59131219402415E+018</text:p>
          </table:table-cell>
          <table:table-cell office:value-type="float" office:value="1.59131219402419E+018" calcext:value-type="float">
            <text:p>1.59131219402419E+018</text:p>
          </table:table-cell>
          <table:table-cell table:formula="of:=[.B910]-[.A910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418E+018" calcext:value-type="float">
            <text:p>1.59131219402418E+018</text:p>
          </table:table-cell>
          <table:table-cell office:value-type="float" office:value="1.59131219402421E+018" calcext:value-type="float">
            <text:p>1.59131219402421E+018</text:p>
          </table:table-cell>
          <table:table-cell table:formula="of:=[.B911]-[.A911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242E+018" calcext:value-type="float">
            <text:p>1.5913121940242E+018</text:p>
          </table:table-cell>
          <table:table-cell office:value-type="float" office:value="1.59131219402423E+018" calcext:value-type="float">
            <text:p>1.59131219402423E+018</text:p>
          </table:table-cell>
          <table:table-cell table:formula="of:=[.B912]-[.A912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2422E+018" calcext:value-type="float">
            <text:p>1.59131219402422E+018</text:p>
          </table:table-cell>
          <table:table-cell office:value-type="float" office:value="1.59131219402425E+018" calcext:value-type="float">
            <text:p>1.59131219402425E+018</text:p>
          </table:table-cell>
          <table:table-cell table:formula="of:=[.B913]-[.A913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2424E+018" calcext:value-type="float">
            <text:p>1.59131219402424E+018</text:p>
          </table:table-cell>
          <table:table-cell office:value-type="float" office:value="1.59131219402428E+018" calcext:value-type="float">
            <text:p>1.59131219402428E+018</text:p>
          </table:table-cell>
          <table:table-cell table:formula="of:=[.B914]-[.A914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427E+018" calcext:value-type="float">
            <text:p>1.59131219402427E+018</text:p>
          </table:table-cell>
          <table:table-cell office:value-type="float" office:value="1.5913121940243E+018" calcext:value-type="float">
            <text:p>1.5913121940243E+018</text:p>
          </table:table-cell>
          <table:table-cell table:formula="of:=[.B915]-[.A915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429E+018" calcext:value-type="float">
            <text:p>1.59131219402429E+018</text:p>
          </table:table-cell>
          <table:table-cell office:value-type="float" office:value="1.59131219402432E+018" calcext:value-type="float">
            <text:p>1.59131219402432E+018</text:p>
          </table:table-cell>
          <table:table-cell table:formula="of:=[.B916]-[.A916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431E+018" calcext:value-type="float">
            <text:p>1.59131219402431E+018</text:p>
          </table:table-cell>
          <table:table-cell office:value-type="float" office:value="1.59131219402434E+018" calcext:value-type="float">
            <text:p>1.59131219402434E+018</text:p>
          </table:table-cell>
          <table:table-cell table:formula="of:=[.B917]-[.A917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433E+018" calcext:value-type="float">
            <text:p>1.59131219402433E+018</text:p>
          </table:table-cell>
          <table:table-cell office:value-type="float" office:value="1.59131219402437E+018" calcext:value-type="float">
            <text:p>1.59131219402437E+018</text:p>
          </table:table-cell>
          <table:table-cell table:formula="of:=[.B918]-[.A918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435E+018" calcext:value-type="float">
            <text:p>1.59131219402435E+018</text:p>
          </table:table-cell>
          <table:table-cell office:value-type="float" office:value="1.59131219402438E+018" calcext:value-type="float">
            <text:p>1.59131219402438E+018</text:p>
          </table:table-cell>
          <table:table-cell table:formula="of:=[.B919]-[.A919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438E+018" calcext:value-type="float">
            <text:p>1.59131219402438E+018</text:p>
          </table:table-cell>
          <table:table-cell office:value-type="float" office:value="1.59131219402441E+018" calcext:value-type="float">
            <text:p>1.59131219402441E+018</text:p>
          </table:table-cell>
          <table:table-cell table:formula="of:=[.B920]-[.A920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44E+018" calcext:value-type="float">
            <text:p>1.5913121940244E+018</text:p>
          </table:table-cell>
          <table:table-cell office:value-type="float" office:value="1.59131219402443E+018" calcext:value-type="float">
            <text:p>1.59131219402443E+018</text:p>
          </table:table-cell>
          <table:table-cell table:formula="of:=[.B921]-[.A921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442E+018" calcext:value-type="float">
            <text:p>1.59131219402442E+018</text:p>
          </table:table-cell>
          <table:table-cell office:value-type="float" office:value="1.59131219402446E+018" calcext:value-type="float">
            <text:p>1.59131219402446E+018</text:p>
          </table:table-cell>
          <table:table-cell table:formula="of:=[.B922]-[.A922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444E+018" calcext:value-type="float">
            <text:p>1.59131219402444E+018</text:p>
          </table:table-cell>
          <table:table-cell office:value-type="float" office:value="1.59131219402447E+018" calcext:value-type="float">
            <text:p>1.59131219402447E+018</text:p>
          </table:table-cell>
          <table:table-cell table:formula="of:=[.B923]-[.A923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447E+018" calcext:value-type="float">
            <text:p>1.59131219402447E+018</text:p>
          </table:table-cell>
          <table:table-cell office:value-type="float" office:value="1.5913121940245E+018" calcext:value-type="float">
            <text:p>1.5913121940245E+018</text:p>
          </table:table-cell>
          <table:table-cell table:formula="of:=[.B924]-[.A924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449E+018" calcext:value-type="float">
            <text:p>1.59131219402449E+018</text:p>
          </table:table-cell>
          <table:table-cell office:value-type="float" office:value="1.59131219402452E+018" calcext:value-type="float">
            <text:p>1.59131219402452E+018</text:p>
          </table:table-cell>
          <table:table-cell table:formula="of:=[.B925]-[.A925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451E+018" calcext:value-type="float">
            <text:p>1.59131219402451E+018</text:p>
          </table:table-cell>
          <table:table-cell office:value-type="float" office:value="1.59131219402455E+018" calcext:value-type="float">
            <text:p>1.59131219402455E+018</text:p>
          </table:table-cell>
          <table:table-cell table:formula="of:=[.B926]-[.A926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2453E+018" calcext:value-type="float">
            <text:p>1.59131219402453E+018</text:p>
          </table:table-cell>
          <table:table-cell office:value-type="float" office:value="1.59131219402456E+018" calcext:value-type="float">
            <text:p>1.59131219402456E+018</text:p>
          </table:table-cell>
          <table:table-cell table:formula="of:=[.B927]-[.A927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455E+018" calcext:value-type="float">
            <text:p>1.59131219402455E+018</text:p>
          </table:table-cell>
          <table:table-cell office:value-type="float" office:value="1.59131219402458E+018" calcext:value-type="float">
            <text:p>1.59131219402458E+018</text:p>
          </table:table-cell>
          <table:table-cell table:formula="of:=[.B928]-[.A928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457E+018" calcext:value-type="float">
            <text:p>1.59131219402457E+018</text:p>
          </table:table-cell>
          <table:table-cell office:value-type="float" office:value="1.59131219402461E+018" calcext:value-type="float">
            <text:p>1.59131219402461E+018</text:p>
          </table:table-cell>
          <table:table-cell table:formula="of:=[.B929]-[.A929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46E+018" calcext:value-type="float">
            <text:p>1.5913121940246E+018</text:p>
          </table:table-cell>
          <table:table-cell office:value-type="float" office:value="1.59131219402463E+018" calcext:value-type="float">
            <text:p>1.59131219402463E+018</text:p>
          </table:table-cell>
          <table:table-cell table:formula="of:=[.B930]-[.A930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462E+018" calcext:value-type="float">
            <text:p>1.59131219402462E+018</text:p>
          </table:table-cell>
          <table:table-cell office:value-type="float" office:value="1.59131219402465E+018" calcext:value-type="float">
            <text:p>1.59131219402465E+018</text:p>
          </table:table-cell>
          <table:table-cell table:formula="of:=[.B931]-[.A931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464E+018" calcext:value-type="float">
            <text:p>1.59131219402464E+018</text:p>
          </table:table-cell>
          <table:table-cell office:value-type="float" office:value="1.59131219402467E+018" calcext:value-type="float">
            <text:p>1.59131219402467E+018</text:p>
          </table:table-cell>
          <table:table-cell table:formula="of:=[.B932]-[.A932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466E+018" calcext:value-type="float">
            <text:p>1.59131219402466E+018</text:p>
          </table:table-cell>
          <table:table-cell office:value-type="float" office:value="1.5913121940247E+018" calcext:value-type="float">
            <text:p>1.5913121940247E+018</text:p>
          </table:table-cell>
          <table:table-cell table:formula="of:=[.B933]-[.A933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2469E+018" calcext:value-type="float">
            <text:p>1.59131219402469E+018</text:p>
          </table:table-cell>
          <table:table-cell office:value-type="float" office:value="1.59131219402472E+018" calcext:value-type="float">
            <text:p>1.59131219402472E+018</text:p>
          </table:table-cell>
          <table:table-cell table:formula="of:=[.B934]-[.A934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471E+018" calcext:value-type="float">
            <text:p>1.59131219402471E+018</text:p>
          </table:table-cell>
          <table:table-cell office:value-type="float" office:value="1.59131219402474E+018" calcext:value-type="float">
            <text:p>1.59131219402474E+018</text:p>
          </table:table-cell>
          <table:table-cell table:formula="of:=[.B935]-[.A935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473E+018" calcext:value-type="float">
            <text:p>1.59131219402473E+018</text:p>
          </table:table-cell>
          <table:table-cell office:value-type="float" office:value="1.59131219402476E+018" calcext:value-type="float">
            <text:p>1.59131219402476E+018</text:p>
          </table:table-cell>
          <table:table-cell table:formula="of:=[.B936]-[.A936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475E+018" calcext:value-type="float">
            <text:p>1.59131219402475E+018</text:p>
          </table:table-cell>
          <table:table-cell office:value-type="float" office:value="1.59131219402479E+018" calcext:value-type="float">
            <text:p>1.59131219402479E+018</text:p>
          </table:table-cell>
          <table:table-cell table:formula="of:=[.B937]-[.A937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477E+018" calcext:value-type="float">
            <text:p>1.59131219402477E+018</text:p>
          </table:table-cell>
          <table:table-cell office:value-type="float" office:value="1.5913121940248E+018" calcext:value-type="float">
            <text:p>1.5913121940248E+018</text:p>
          </table:table-cell>
          <table:table-cell table:formula="of:=[.B938]-[.A938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48E+018" calcext:value-type="float">
            <text:p>1.5913121940248E+018</text:p>
          </table:table-cell>
          <table:table-cell office:value-type="float" office:value="1.59131219402483E+018" calcext:value-type="float">
            <text:p>1.59131219402483E+018</text:p>
          </table:table-cell>
          <table:table-cell table:formula="of:=[.B939]-[.A939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482E+018" calcext:value-type="float">
            <text:p>1.59131219402482E+018</text:p>
          </table:table-cell>
          <table:table-cell office:value-type="float" office:value="1.59131219402485E+018" calcext:value-type="float">
            <text:p>1.59131219402485E+018</text:p>
          </table:table-cell>
          <table:table-cell table:formula="of:=[.B940]-[.A940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484E+018" calcext:value-type="float">
            <text:p>1.59131219402484E+018</text:p>
          </table:table-cell>
          <table:table-cell office:value-type="float" office:value="1.59131219402488E+018" calcext:value-type="float">
            <text:p>1.59131219402488E+018</text:p>
          </table:table-cell>
          <table:table-cell table:formula="of:=[.B941]-[.A941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2486E+018" calcext:value-type="float">
            <text:p>1.59131219402486E+018</text:p>
          </table:table-cell>
          <table:table-cell office:value-type="float" office:value="1.59131219402489E+018" calcext:value-type="float">
            <text:p>1.59131219402489E+018</text:p>
          </table:table-cell>
          <table:table-cell table:formula="of:=[.B942]-[.A942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488E+018" calcext:value-type="float">
            <text:p>1.59131219402488E+018</text:p>
          </table:table-cell>
          <table:table-cell office:value-type="float" office:value="1.59131219402492E+018" calcext:value-type="float">
            <text:p>1.59131219402492E+018</text:p>
          </table:table-cell>
          <table:table-cell table:formula="of:=[.B943]-[.A943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491E+018" calcext:value-type="float">
            <text:p>1.59131219402491E+018</text:p>
          </table:table-cell>
          <table:table-cell office:value-type="float" office:value="1.59131219402494E+018" calcext:value-type="float">
            <text:p>1.59131219402494E+018</text:p>
          </table:table-cell>
          <table:table-cell table:formula="of:=[.B944]-[.A944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493E+018" calcext:value-type="float">
            <text:p>1.59131219402493E+018</text:p>
          </table:table-cell>
          <table:table-cell office:value-type="float" office:value="1.59131219402496E+018" calcext:value-type="float">
            <text:p>1.59131219402496E+018</text:p>
          </table:table-cell>
          <table:table-cell table:formula="of:=[.B945]-[.A945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495E+018" calcext:value-type="float">
            <text:p>1.59131219402495E+018</text:p>
          </table:table-cell>
          <table:table-cell office:value-type="float" office:value="1.59131219402498E+018" calcext:value-type="float">
            <text:p>1.59131219402498E+018</text:p>
          </table:table-cell>
          <table:table-cell table:formula="of:=[.B946]-[.A946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497E+018" calcext:value-type="float">
            <text:p>1.59131219402497E+018</text:p>
          </table:table-cell>
          <table:table-cell office:value-type="float" office:value="1.59131219402501E+018" calcext:value-type="float">
            <text:p>1.59131219402501E+018</text:p>
          </table:table-cell>
          <table:table-cell table:formula="of:=[.B947]-[.A947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5E+018" calcext:value-type="float">
            <text:p>1.591312194025E+018</text:p>
          </table:table-cell>
          <table:table-cell office:value-type="float" office:value="1.59131219402504E+018" calcext:value-type="float">
            <text:p>1.59131219402504E+018</text:p>
          </table:table-cell>
          <table:table-cell table:formula="of:=[.B948]-[.A948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502E+018" calcext:value-type="float">
            <text:p>1.59131219402502E+018</text:p>
          </table:table-cell>
          <table:table-cell office:value-type="float" office:value="1.59131219402507E+018" calcext:value-type="float">
            <text:p>1.59131219402507E+018</text:p>
          </table:table-cell>
          <table:table-cell table:formula="of:=[.B949]-[.A949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2506E+018" calcext:value-type="float">
            <text:p>1.59131219402506E+018</text:p>
          </table:table-cell>
          <table:table-cell office:value-type="float" office:value="1.5913121940251E+018" calcext:value-type="float">
            <text:p>1.5913121940251E+018</text:p>
          </table:table-cell>
          <table:table-cell table:formula="of:=[.B950]-[.A950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2509E+018" calcext:value-type="float">
            <text:p>1.59131219402509E+018</text:p>
          </table:table-cell>
          <table:table-cell office:value-type="float" office:value="1.59131219402512E+018" calcext:value-type="float">
            <text:p>1.59131219402512E+018</text:p>
          </table:table-cell>
          <table:table-cell table:formula="of:=[.B951]-[.A951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511E+018" calcext:value-type="float">
            <text:p>1.59131219402511E+018</text:p>
          </table:table-cell>
          <table:table-cell office:value-type="float" office:value="1.59131219402514E+018" calcext:value-type="float">
            <text:p>1.59131219402514E+018</text:p>
          </table:table-cell>
          <table:table-cell table:formula="of:=[.B952]-[.A952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513E+018" calcext:value-type="float">
            <text:p>1.59131219402513E+018</text:p>
          </table:table-cell>
          <table:table-cell office:value-type="float" office:value="1.59131219402517E+018" calcext:value-type="float">
            <text:p>1.59131219402517E+018</text:p>
          </table:table-cell>
          <table:table-cell table:formula="of:=[.B953]-[.A953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516E+018" calcext:value-type="float">
            <text:p>1.59131219402516E+018</text:p>
          </table:table-cell>
          <table:table-cell office:value-type="float" office:value="1.59131219402519E+018" calcext:value-type="float">
            <text:p>1.59131219402519E+018</text:p>
          </table:table-cell>
          <table:table-cell table:formula="of:=[.B954]-[.A954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518E+018" calcext:value-type="float">
            <text:p>1.59131219402518E+018</text:p>
          </table:table-cell>
          <table:table-cell office:value-type="float" office:value="1.59131219402521E+018" calcext:value-type="float">
            <text:p>1.59131219402521E+018</text:p>
          </table:table-cell>
          <table:table-cell table:formula="of:=[.B955]-[.A955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52E+018" calcext:value-type="float">
            <text:p>1.5913121940252E+018</text:p>
          </table:table-cell>
          <table:table-cell office:value-type="float" office:value="1.59131219402523E+018" calcext:value-type="float">
            <text:p>1.59131219402523E+018</text:p>
          </table:table-cell>
          <table:table-cell table:formula="of:=[.B956]-[.A956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522E+018" calcext:value-type="float">
            <text:p>1.59131219402522E+018</text:p>
          </table:table-cell>
          <table:table-cell office:value-type="float" office:value="1.59131219402526E+018" calcext:value-type="float">
            <text:p>1.59131219402526E+018</text:p>
          </table:table-cell>
          <table:table-cell table:formula="of:=[.B957]-[.A957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2525E+018" calcext:value-type="float">
            <text:p>1.59131219402525E+018</text:p>
          </table:table-cell>
          <table:table-cell office:value-type="float" office:value="1.59131219402528E+018" calcext:value-type="float">
            <text:p>1.59131219402528E+018</text:p>
          </table:table-cell>
          <table:table-cell table:formula="of:=[.B958]-[.A958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527E+018" calcext:value-type="float">
            <text:p>1.59131219402527E+018</text:p>
          </table:table-cell>
          <table:table-cell office:value-type="float" office:value="1.59131219402531E+018" calcext:value-type="float">
            <text:p>1.59131219402531E+018</text:p>
          </table:table-cell>
          <table:table-cell table:formula="of:=[.B959]-[.A959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529E+018" calcext:value-type="float">
            <text:p>1.59131219402529E+018</text:p>
          </table:table-cell>
          <table:table-cell office:value-type="float" office:value="1.59131219402532E+018" calcext:value-type="float">
            <text:p>1.59131219402532E+018</text:p>
          </table:table-cell>
          <table:table-cell table:formula="of:=[.B960]-[.A960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531E+018" calcext:value-type="float">
            <text:p>1.59131219402531E+018</text:p>
          </table:table-cell>
          <table:table-cell office:value-type="float" office:value="1.59131219402535E+018" calcext:value-type="float">
            <text:p>1.59131219402535E+018</text:p>
          </table:table-cell>
          <table:table-cell table:formula="of:=[.B961]-[.A961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534E+018" calcext:value-type="float">
            <text:p>1.59131219402534E+018</text:p>
          </table:table-cell>
          <table:table-cell office:value-type="float" office:value="1.59131219402538E+018" calcext:value-type="float">
            <text:p>1.59131219402538E+018</text:p>
          </table:table-cell>
          <table:table-cell table:formula="of:=[.B962]-[.A962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536E+018" calcext:value-type="float">
            <text:p>1.59131219402536E+018</text:p>
          </table:table-cell>
          <table:table-cell office:value-type="float" office:value="1.59131219402539E+018" calcext:value-type="float">
            <text:p>1.59131219402539E+018</text:p>
          </table:table-cell>
          <table:table-cell table:formula="of:=[.B963]-[.A963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538E+018" calcext:value-type="float">
            <text:p>1.59131219402538E+018</text:p>
          </table:table-cell>
          <table:table-cell office:value-type="float" office:value="1.59131219402542E+018" calcext:value-type="float">
            <text:p>1.59131219402542E+018</text:p>
          </table:table-cell>
          <table:table-cell table:formula="of:=[.B964]-[.A964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541E+018" calcext:value-type="float">
            <text:p>1.59131219402541E+018</text:p>
          </table:table-cell>
          <table:table-cell office:value-type="float" office:value="1.59131219402544E+018" calcext:value-type="float">
            <text:p>1.59131219402544E+018</text:p>
          </table:table-cell>
          <table:table-cell table:formula="of:=[.B965]-[.A965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543E+018" calcext:value-type="float">
            <text:p>1.59131219402543E+018</text:p>
          </table:table-cell>
          <table:table-cell office:value-type="float" office:value="1.59131219402546E+018" calcext:value-type="float">
            <text:p>1.59131219402546E+018</text:p>
          </table:table-cell>
          <table:table-cell table:formula="of:=[.B966]-[.A966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545E+018" calcext:value-type="float">
            <text:p>1.59131219402545E+018</text:p>
          </table:table-cell>
          <table:table-cell office:value-type="float" office:value="1.59131219402548E+018" calcext:value-type="float">
            <text:p>1.59131219402548E+018</text:p>
          </table:table-cell>
          <table:table-cell table:formula="of:=[.B967]-[.A967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547E+018" calcext:value-type="float">
            <text:p>1.59131219402547E+018</text:p>
          </table:table-cell>
          <table:table-cell office:value-type="float" office:value="1.59131219402551E+018" calcext:value-type="float">
            <text:p>1.59131219402551E+018</text:p>
          </table:table-cell>
          <table:table-cell table:formula="of:=[.B968]-[.A968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255E+018" calcext:value-type="float">
            <text:p>1.5913121940255E+018</text:p>
          </table:table-cell>
          <table:table-cell office:value-type="float" office:value="1.59131219402553E+018" calcext:value-type="float">
            <text:p>1.59131219402553E+018</text:p>
          </table:table-cell>
          <table:table-cell table:formula="of:=[.B969]-[.A969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552E+018" calcext:value-type="float">
            <text:p>1.59131219402552E+018</text:p>
          </table:table-cell>
          <table:table-cell office:value-type="float" office:value="1.59131219402558E+018" calcext:value-type="float">
            <text:p>1.59131219402558E+018</text:p>
          </table:table-cell>
          <table:table-cell table:formula="of:=[.B970]-[.A970]" office:value-type="float" office:value="59904" calcext:value-type="float">
            <text:p>59904</text:p>
          </table:table-cell>
        </table:table-row>
        <table:table-row table:style-name="ro1">
          <table:table-cell office:value-type="float" office:value="1.59131219402554E+018" calcext:value-type="float">
            <text:p>1.59131219402554E+018</text:p>
          </table:table-cell>
          <table:table-cell office:value-type="float" office:value="1.59131219402559E+018" calcext:value-type="float">
            <text:p>1.59131219402559E+018</text:p>
          </table:table-cell>
          <table:table-cell table:formula="of:=[.B971]-[.A971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2555E+018" calcext:value-type="float">
            <text:p>1.59131219402555E+018</text:p>
          </table:table-cell>
          <table:table-cell office:value-type="float" office:value="1.5913121940256E+018" calcext:value-type="float">
            <text:p>1.5913121940256E+018</text:p>
          </table:table-cell>
          <table:table-cell table:formula="of:=[.B972]-[.A972]" office:value-type="float" office:value="49664" calcext:value-type="float">
            <text:p>49664</text:p>
          </table:table-cell>
        </table:table-row>
        <table:table-row table:style-name="ro1">
          <table:table-cell office:value-type="float" office:value="1.59131219402557E+018" calcext:value-type="float">
            <text:p>1.59131219402557E+018</text:p>
          </table:table-cell>
          <table:table-cell office:value-type="float" office:value="1.59131219402562E+018" calcext:value-type="float">
            <text:p>1.59131219402562E+018</text:p>
          </table:table-cell>
          <table:table-cell table:formula="of:=[.B973]-[.A973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256E+018" calcext:value-type="float">
            <text:p>1.5913121940256E+018</text:p>
          </table:table-cell>
          <table:table-cell office:value-type="float" office:value="1.59131219402564E+018" calcext:value-type="float">
            <text:p>1.59131219402564E+018</text:p>
          </table:table-cell>
          <table:table-cell table:formula="of:=[.B974]-[.A974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2564E+018" calcext:value-type="float">
            <text:p>1.59131219402564E+018</text:p>
          </table:table-cell>
          <table:table-cell office:value-type="float" office:value="1.59131219402569E+018" calcext:value-type="float">
            <text:p>1.59131219402569E+018</text:p>
          </table:table-cell>
          <table:table-cell table:formula="of:=[.B975]-[.A975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2567E+018" calcext:value-type="float">
            <text:p>1.59131219402567E+018</text:p>
          </table:table-cell>
          <table:table-cell office:value-type="float" office:value="1.59131219402574E+018" calcext:value-type="float">
            <text:p>1.59131219402574E+018</text:p>
          </table:table-cell>
          <table:table-cell table:formula="of:=[.B976]-[.A976]" office:value-type="float" office:value="69888" calcext:value-type="float">
            <text:p>69888</text:p>
          </table:table-cell>
        </table:table-row>
        <table:table-row table:style-name="ro1">
          <table:table-cell office:value-type="float" office:value="1.59131219402573E+018" calcext:value-type="float">
            <text:p>1.59131219402573E+018</text:p>
          </table:table-cell>
          <table:table-cell office:value-type="float" office:value="1.59131219402578E+018" calcext:value-type="float">
            <text:p>1.59131219402578E+018</text:p>
          </table:table-cell>
          <table:table-cell table:formula="of:=[.B977]-[.A977]" office:value-type="float" office:value="49920" calcext:value-type="float">
            <text:p>49920</text:p>
          </table:table-cell>
        </table:table-row>
        <table:table-row table:style-name="ro1">
          <table:table-cell office:value-type="float" office:value="1.59131219402577E+018" calcext:value-type="float">
            <text:p>1.59131219402577E+018</text:p>
          </table:table-cell>
          <table:table-cell office:value-type="float" office:value="1.59131219402582E+018" calcext:value-type="float">
            <text:p>1.59131219402582E+018</text:p>
          </table:table-cell>
          <table:table-cell table:formula="of:=[.B978]-[.A978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2581E+018" calcext:value-type="float">
            <text:p>1.59131219402581E+018</text:p>
          </table:table-cell>
          <table:table-cell office:value-type="float" office:value="1.59131219402585E+018" calcext:value-type="float">
            <text:p>1.59131219402585E+018</text:p>
          </table:table-cell>
          <table:table-cell table:formula="of:=[.B979]-[.A979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584E+018" calcext:value-type="float">
            <text:p>1.59131219402584E+018</text:p>
          </table:table-cell>
          <table:table-cell office:value-type="float" office:value="1.59131219402589E+018" calcext:value-type="float">
            <text:p>1.59131219402589E+018</text:p>
          </table:table-cell>
          <table:table-cell table:formula="of:=[.B980]-[.A980]" office:value-type="float" office:value="49664" calcext:value-type="float">
            <text:p>49664</text:p>
          </table:table-cell>
        </table:table-row>
        <table:table-row table:style-name="ro1">
          <table:table-cell office:value-type="float" office:value="1.59131219402587E+018" calcext:value-type="float">
            <text:p>1.59131219402587E+018</text:p>
          </table:table-cell>
          <table:table-cell office:value-type="float" office:value="1.5913121940259E+018" calcext:value-type="float">
            <text:p>1.5913121940259E+018</text:p>
          </table:table-cell>
          <table:table-cell table:formula="of:=[.B981]-[.A981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589E+018" calcext:value-type="float">
            <text:p>1.59131219402589E+018</text:p>
          </table:table-cell>
          <table:table-cell office:value-type="float" office:value="1.59131219402596E+018" calcext:value-type="float">
            <text:p>1.59131219402596E+018</text:p>
          </table:table-cell>
          <table:table-cell table:formula="of:=[.B982]-[.A982]" office:value-type="float" office:value="70144" calcext:value-type="float">
            <text:p>70144</text:p>
          </table:table-cell>
        </table:table-row>
        <table:table-row table:style-name="ro1">
          <table:table-cell office:value-type="float" office:value="1.59131219402595E+018" calcext:value-type="float">
            <text:p>1.59131219402595E+018</text:p>
          </table:table-cell>
          <table:table-cell office:value-type="float" office:value="1.59131219402601E+018" calcext:value-type="float">
            <text:p>1.59131219402601E+018</text:p>
          </table:table-cell>
          <table:table-cell table:formula="of:=[.B983]-[.A983]" office:value-type="float" office:value="60160" calcext:value-type="float">
            <text:p>60160</text:p>
          </table:table-cell>
        </table:table-row>
        <table:table-row table:style-name="ro1">
          <table:table-cell office:value-type="float" office:value="1.591312194026E+018" calcext:value-type="float">
            <text:p>1.591312194026E+018</text:p>
          </table:table-cell>
          <table:table-cell office:value-type="float" office:value="1.59131219402607E+018" calcext:value-type="float">
            <text:p>1.59131219402607E+018</text:p>
          </table:table-cell>
          <table:table-cell table:formula="of:=[.B984]-[.A984]" office:value-type="float" office:value="70400" calcext:value-type="float">
            <text:p>70400</text:p>
          </table:table-cell>
        </table:table-row>
        <table:table-row table:style-name="ro1">
          <table:table-cell office:value-type="float" office:value="1.59131219402606E+018" calcext:value-type="float">
            <text:p>1.59131219402606E+018</text:p>
          </table:table-cell>
          <table:table-cell office:value-type="float" office:value="1.59131219402611E+018" calcext:value-type="float">
            <text:p>1.59131219402611E+018</text:p>
          </table:table-cell>
          <table:table-cell table:formula="of:=[.B985]-[.A985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261E+018" calcext:value-type="float">
            <text:p>1.5913121940261E+018</text:p>
          </table:table-cell>
          <table:table-cell office:value-type="float" office:value="1.59131219402614E+018" calcext:value-type="float">
            <text:p>1.59131219402614E+018</text:p>
          </table:table-cell>
          <table:table-cell table:formula="of:=[.B986]-[.A986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612E+018" calcext:value-type="float">
            <text:p>1.59131219402612E+018</text:p>
          </table:table-cell>
          <table:table-cell office:value-type="float" office:value="1.59131219402617E+018" calcext:value-type="float">
            <text:p>1.59131219402617E+018</text:p>
          </table:table-cell>
          <table:table-cell table:formula="of:=[.B987]-[.A987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2614E+018" calcext:value-type="float">
            <text:p>1.59131219402614E+018</text:p>
          </table:table-cell>
          <table:table-cell office:value-type="float" office:value="1.59131219402618E+018" calcext:value-type="float">
            <text:p>1.59131219402618E+018</text:p>
          </table:table-cell>
          <table:table-cell table:formula="of:=[.B988]-[.A988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616E+018" calcext:value-type="float">
            <text:p>1.59131219402616E+018</text:p>
          </table:table-cell>
          <table:table-cell office:value-type="float" office:value="1.59131219402621E+018" calcext:value-type="float">
            <text:p>1.59131219402621E+018</text:p>
          </table:table-cell>
          <table:table-cell table:formula="of:=[.B989]-[.A989]"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1.59131219402618E+018" calcext:value-type="float">
            <text:p>1.59131219402618E+018</text:p>
          </table:table-cell>
          <table:table-cell office:value-type="float" office:value="1.59131219402622E+018" calcext:value-type="float">
            <text:p>1.59131219402622E+018</text:p>
          </table:table-cell>
          <table:table-cell table:formula="of:=[.B990]-[.A990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2619E+018" calcext:value-type="float">
            <text:p>1.59131219402619E+018</text:p>
          </table:table-cell>
          <table:table-cell office:value-type="float" office:value="1.59131219402623E+018" calcext:value-type="float">
            <text:p>1.59131219402623E+018</text:p>
          </table:table-cell>
          <table:table-cell table:formula="of:=[.B991]-[.A991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621E+018" calcext:value-type="float">
            <text:p>1.59131219402621E+018</text:p>
          </table:table-cell>
          <table:table-cell office:value-type="float" office:value="1.59131219402625E+018" calcext:value-type="float">
            <text:p>1.59131219402625E+018</text:p>
          </table:table-cell>
          <table:table-cell table:formula="of:=[.B992]-[.A992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623E+018" calcext:value-type="float">
            <text:p>1.59131219402623E+018</text:p>
          </table:table-cell>
          <table:table-cell office:value-type="float" office:value="1.59131219402626E+018" calcext:value-type="float">
            <text:p>1.59131219402626E+018</text:p>
          </table:table-cell>
          <table:table-cell table:formula="of:=[.B993]-[.A993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625E+018" calcext:value-type="float">
            <text:p>1.59131219402625E+018</text:p>
          </table:table-cell>
          <table:table-cell office:value-type="float" office:value="1.59131219402629E+018" calcext:value-type="float">
            <text:p>1.59131219402629E+018</text:p>
          </table:table-cell>
          <table:table-cell table:formula="of:=[.B994]-[.A994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628E+018" calcext:value-type="float">
            <text:p>1.59131219402628E+018</text:p>
          </table:table-cell>
          <table:table-cell office:value-type="float" office:value="1.59131219402631E+018" calcext:value-type="float">
            <text:p>1.59131219402631E+018</text:p>
          </table:table-cell>
          <table:table-cell table:formula="of:=[.B995]-[.A995]"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.5913121940263E+018" calcext:value-type="float">
            <text:p>1.5913121940263E+018</text:p>
          </table:table-cell>
          <table:table-cell office:value-type="float" office:value="1.59131219402634E+018" calcext:value-type="float">
            <text:p>1.59131219402634E+018</text:p>
          </table:table-cell>
          <table:table-cell table:formula="of:=[.B996]-[.A996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2632E+018" calcext:value-type="float">
            <text:p>1.59131219402632E+018</text:p>
          </table:table-cell>
          <table:table-cell office:value-type="float" office:value="1.59131219402636E+018" calcext:value-type="float">
            <text:p>1.59131219402636E+018</text:p>
          </table:table-cell>
          <table:table-cell table:formula="of:=[.B997]-[.A997]"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1.59131219402634E+018" calcext:value-type="float">
            <text:p>1.59131219402634E+018</text:p>
          </table:table-cell>
          <table:table-cell office:value-type="float" office:value="1.59131219402637E+018" calcext:value-type="float">
            <text:p>1.59131219402637E+018</text:p>
          </table:table-cell>
          <table:table-cell table:formula="of:=[.B998]-[.A998]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.59131219402636E+018" calcext:value-type="float">
            <text:p>1.59131219402636E+018</text:p>
          </table:table-cell>
          <table:table-cell office:value-type="float" office:value="1.5913121940264E+018" calcext:value-type="float">
            <text:p>1.5913121940264E+018</text:p>
          </table:table-cell>
          <table:table-cell table:formula="of:=[.B999]-[.A999]" office:value-type="float" office:value="39936" calcext:value-type="float">
            <text:p>39936</text:p>
          </table:table-cell>
        </table:table-row>
        <table:table-row table:style-name="ro1">
          <table:table-cell office:value-type="float" office:value="1.59131219402639E+018" calcext:value-type="float">
            <text:p>1.59131219402639E+018</text:p>
          </table:table-cell>
          <table:table-cell office:value-type="float" office:value="1.59131219402642E+018" calcext:value-type="float">
            <text:p>1.59131219402642E+018</text:p>
          </table:table-cell>
          <table:table-cell table:formula="of:=[.B1000]-[.A1000]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.59131219402641E+018" calcext:value-type="float">
            <text:p>1.59131219402641E+018</text:p>
          </table:table-cell>
          <table:table-cell office:value-type="float" office:value="1.59131219402645E+018" calcext:value-type="float">
            <text:p>1.59131219402645E+018</text:p>
          </table:table-cell>
          <table:table-cell table:formula="of:=[.B1001]-[.A1001]" office:value-type="float" office:value="39936" calcext:value-type="float">
            <text:p>39936</text:p>
          </table:table-cell>
        </table:table-row>
      </table:table>
      <table:table table:name="Timegraph (wifi)" table:style-name="ta1">
        <table:shapes>
          <draw:frame draw:z-index="0" draw:style-name="gr1" draw:text-style-name="P1" svg:width="956.55pt" svg:height="538.04pt" svg:x="318.7pt" svg:y="2.83pt">
            <draw:object draw:notify-on-update-of-ranges="'Timegraph (wifi)'.C1:'Timegraph (wifi)'.C1 'Timegraph (wifi)'.C2:'Timegraph (wifi)'.C10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float" office:value="1.59148056159855E+018" calcext:value-type="float">
            <text:p>1.59148056159855E+018</text:p>
          </table:table-cell>
          <table:table-cell office:value-type="float" office:value="1.59148056908175E+018" calcext:value-type="float">
            <text:p>1.59148056908175E+018</text:p>
          </table:table-cell>
          <table:table-cell table:formula="of:=[.B2]-[.A2]" office:value-type="float" office:value="7483200000" calcext:value-type="float">
            <text:p>7483200000</text:p>
          </table:table-cell>
        </table:table-row>
        <table:table-row table:style-name="ro1">
          <table:table-cell office:value-type="float" office:value="1.5914805615987E+018" calcext:value-type="float">
            <text:p>1.5914805615987E+018</text:p>
          </table:table-cell>
          <table:table-cell office:value-type="float" office:value="1.59148056908184E+018" calcext:value-type="float">
            <text:p>1.59148056908184E+018</text:p>
          </table:table-cell>
          <table:table-cell table:formula="of:=[.B3]-[.A3]" office:value-type="float" office:value="7483140096" calcext:value-type="float">
            <text:p>7483140096</text:p>
          </table:table-cell>
        </table:table-row>
        <table:table-row table:style-name="ro1">
          <table:table-cell office:value-type="float" office:value="1.59148056159871E+018" calcext:value-type="float">
            <text:p>1.59148056159871E+018</text:p>
          </table:table-cell>
          <table:table-cell office:value-type="float" office:value="1.59148056908184E+018" calcext:value-type="float">
            <text:p>1.59148056908184E+018</text:p>
          </table:table-cell>
          <table:table-cell table:formula="of:=[.B4]-[.A4]" office:value-type="float" office:value="7483130112" calcext:value-type="float">
            <text:p>7483130112</text:p>
          </table:table-cell>
        </table:table-row>
        <table:table-row table:style-name="ro1">
          <table:table-cell office:value-type="float" office:value="1.59148056159874E+018" calcext:value-type="float">
            <text:p>1.59148056159874E+018</text:p>
          </table:table-cell>
          <table:table-cell office:value-type="float" office:value="1.59148056908325E+018" calcext:value-type="float">
            <text:p>1.59148056908325E+018</text:p>
          </table:table-cell>
          <table:table-cell table:formula="of:=[.B5]-[.A5]" office:value-type="float" office:value="7484510208" calcext:value-type="float">
            <text:p>7484510208</text:p>
          </table:table-cell>
        </table:table-row>
        <table:table-row table:style-name="ro1">
          <table:table-cell office:value-type="float" office:value="1.59148056159874E+018" calcext:value-type="float">
            <text:p>1.59148056159874E+018</text:p>
          </table:table-cell>
          <table:table-cell office:value-type="float" office:value="1.59148056908328E+018" calcext:value-type="float">
            <text:p>1.59148056908328E+018</text:p>
          </table:table-cell>
          <table:table-cell table:formula="of:=[.B6]-[.A6]" office:value-type="float" office:value="7484539904" calcext:value-type="float">
            <text:p>7484539904</text:p>
          </table:table-cell>
        </table:table-row>
        <table:table-row table:style-name="ro1">
          <table:table-cell office:value-type="float" office:value="1.59148056159875E+018" calcext:value-type="float">
            <text:p>1.59148056159875E+018</text:p>
          </table:table-cell>
          <table:table-cell office:value-type="float" office:value="1.59148056908328E+018" calcext:value-type="float">
            <text:p>1.59148056908328E+018</text:p>
          </table:table-cell>
          <table:table-cell table:formula="of:=[.B7]-[.A7]" office:value-type="float" office:value="7484529920" calcext:value-type="float">
            <text:p>7484529920</text:p>
          </table:table-cell>
        </table:table-row>
        <table:table-row table:style-name="ro1">
          <table:table-cell office:value-type="float" office:value="1.59148056159875E+018" calcext:value-type="float">
            <text:p>1.59148056159875E+018</text:p>
          </table:table-cell>
          <table:table-cell office:value-type="float" office:value="1.59148056908329E+018" calcext:value-type="float">
            <text:p>1.59148056908329E+018</text:p>
          </table:table-cell>
          <table:table-cell table:formula="of:=[.B8]-[.A8]" office:value-type="float" office:value="7484540160" calcext:value-type="float">
            <text:p>7484540160</text:p>
          </table:table-cell>
        </table:table-row>
        <table:table-row table:style-name="ro1">
          <table:table-cell office:value-type="float" office:value="1.59148056159876E+018" calcext:value-type="float">
            <text:p>1.59148056159876E+018</text:p>
          </table:table-cell>
          <table:table-cell office:value-type="float" office:value="1.59148056908329E+018" calcext:value-type="float">
            <text:p>1.59148056908329E+018</text:p>
          </table:table-cell>
          <table:table-cell table:formula="of:=[.B9]-[.A9]" office:value-type="float" office:value="7484530176" calcext:value-type="float">
            <text:p>7484530176</text:p>
          </table:table-cell>
        </table:table-row>
        <table:table-row table:style-name="ro1">
          <table:table-cell office:value-type="float" office:value="1.59148056159877E+018" calcext:value-type="float">
            <text:p>1.59148056159877E+018</text:p>
          </table:table-cell>
          <table:table-cell office:value-type="float" office:value="1.59148056908329E+018" calcext:value-type="float">
            <text:p>1.59148056908329E+018</text:p>
          </table:table-cell>
          <table:table-cell table:formula="of:=[.B10]-[.A10]" office:value-type="float" office:value="7484520192" calcext:value-type="float">
            <text:p>7484520192</text:p>
          </table:table-cell>
        </table:table-row>
        <table:table-row table:style-name="ro1">
          <table:table-cell office:value-type="float" office:value="1.59148056159877E+018" calcext:value-type="float">
            <text:p>1.59148056159877E+018</text:p>
          </table:table-cell>
          <table:table-cell office:value-type="float" office:value="1.5914805690833E+018" calcext:value-type="float">
            <text:p>1.5914805690833E+018</text:p>
          </table:table-cell>
          <table:table-cell table:formula="of:=[.B11]-[.A11]" office:value-type="float" office:value="7484530176" calcext:value-type="float">
            <text:p>7484530176</text:p>
          </table:table-cell>
        </table:table-row>
        <table:table-row table:style-name="ro1">
          <table:table-cell office:value-type="float" office:value="1.59148056159878E+018" calcext:value-type="float">
            <text:p>1.59148056159878E+018</text:p>
          </table:table-cell>
          <table:table-cell office:value-type="float" office:value="1.5914805690833E+018" calcext:value-type="float">
            <text:p>1.5914805690833E+018</text:p>
          </table:table-cell>
          <table:table-cell table:formula="of:=[.B12]-[.A12]" office:value-type="float" office:value="7484519936" calcext:value-type="float">
            <text:p>7484519936</text:p>
          </table:table-cell>
        </table:table-row>
        <table:table-row table:style-name="ro1">
          <table:table-cell office:value-type="float" office:value="1.59148056159878E+018" calcext:value-type="float">
            <text:p>1.59148056159878E+018</text:p>
          </table:table-cell>
          <table:table-cell office:value-type="float" office:value="1.5914805690833E+018" calcext:value-type="float">
            <text:p>1.5914805690833E+018</text:p>
          </table:table-cell>
          <table:table-cell table:formula="of:=[.B13]-[.A13]" office:value-type="float" office:value="7484519936" calcext:value-type="float">
            <text:p>7484519936</text:p>
          </table:table-cell>
        </table:table-row>
        <table:table-row table:style-name="ro1">
          <table:table-cell office:value-type="float" office:value="1.59148056159879E+018" calcext:value-type="float">
            <text:p>1.59148056159879E+018</text:p>
          </table:table-cell>
          <table:table-cell office:value-type="float" office:value="1.59148056908331E+018" calcext:value-type="float">
            <text:p>1.59148056908331E+018</text:p>
          </table:table-cell>
          <table:table-cell table:formula="of:=[.B14]-[.A14]" office:value-type="float" office:value="7484520192" calcext:value-type="float">
            <text:p>7484520192</text:p>
          </table:table-cell>
        </table:table-row>
        <table:table-row table:style-name="ro1">
          <table:table-cell office:value-type="float" office:value="1.59148056159879E+018" calcext:value-type="float">
            <text:p>1.59148056159879E+018</text:p>
          </table:table-cell>
          <table:table-cell office:value-type="float" office:value="1.59148056908331E+018" calcext:value-type="float">
            <text:p>1.59148056908331E+018</text:p>
          </table:table-cell>
          <table:table-cell table:formula="of:=[.B15]-[.A15]" office:value-type="float" office:value="7484520192" calcext:value-type="float">
            <text:p>7484520192</text:p>
          </table:table-cell>
        </table:table-row>
        <table:table-row table:style-name="ro1">
          <table:table-cell office:value-type="float" office:value="1.5914805615988E+018" calcext:value-type="float">
            <text:p>1.5914805615988E+018</text:p>
          </table:table-cell>
          <table:table-cell office:value-type="float" office:value="1.59148056908331E+018" calcext:value-type="float">
            <text:p>1.59148056908331E+018</text:p>
          </table:table-cell>
          <table:table-cell table:formula="of:=[.B16]-[.A16]" office:value-type="float" office:value="7484509952" calcext:value-type="float">
            <text:p>7484509952</text:p>
          </table:table-cell>
        </table:table-row>
        <table:table-row table:style-name="ro1">
          <table:table-cell office:value-type="float" office:value="1.5914805615988E+018" calcext:value-type="float">
            <text:p>1.5914805615988E+018</text:p>
          </table:table-cell>
          <table:table-cell office:value-type="float" office:value="1.59148056908332E+018" calcext:value-type="float">
            <text:p>1.59148056908332E+018</text:p>
          </table:table-cell>
          <table:table-cell table:formula="of:=[.B17]-[.A17]" office:value-type="float" office:value="7484519936" calcext:value-type="float">
            <text:p>7484519936</text:p>
          </table:table-cell>
        </table:table-row>
        <table:table-row table:style-name="ro1">
          <table:table-cell office:value-type="float" office:value="1.59148056159881E+018" calcext:value-type="float">
            <text:p>1.59148056159881E+018</text:p>
          </table:table-cell>
          <table:table-cell office:value-type="float" office:value="1.59148056908332E+018" calcext:value-type="float">
            <text:p>1.59148056908332E+018</text:p>
          </table:table-cell>
          <table:table-cell table:formula="of:=[.B18]-[.A18]" office:value-type="float" office:value="7484510208" calcext:value-type="float">
            <text:p>7484510208</text:p>
          </table:table-cell>
        </table:table-row>
        <table:table-row table:style-name="ro1">
          <table:table-cell office:value-type="float" office:value="1.59148056159881E+018" calcext:value-type="float">
            <text:p>1.59148056159881E+018</text:p>
          </table:table-cell>
          <table:table-cell office:value-type="float" office:value="1.59148056908333E+018" calcext:value-type="float">
            <text:p>1.59148056908333E+018</text:p>
          </table:table-cell>
          <table:table-cell table:formula="of:=[.B19]-[.A19]" office:value-type="float" office:value="7484520192" calcext:value-type="float">
            <text:p>7484520192</text:p>
          </table:table-cell>
        </table:table-row>
        <table:table-row table:style-name="ro1">
          <table:table-cell office:value-type="float" office:value="1.59148056159882E+018" calcext:value-type="float">
            <text:p>1.59148056159882E+018</text:p>
          </table:table-cell>
          <table:table-cell office:value-type="float" office:value="1.59148056908333E+018" calcext:value-type="float">
            <text:p>1.59148056908333E+018</text:p>
          </table:table-cell>
          <table:table-cell table:formula="of:=[.B20]-[.A20]" office:value-type="float" office:value="7484509952" calcext:value-type="float">
            <text:p>7484509952</text:p>
          </table:table-cell>
        </table:table-row>
        <table:table-row table:style-name="ro1">
          <table:table-cell office:value-type="float" office:value="1.59148056159882E+018" calcext:value-type="float">
            <text:p>1.59148056159882E+018</text:p>
          </table:table-cell>
          <table:table-cell office:value-type="float" office:value="1.59148056908333E+018" calcext:value-type="float">
            <text:p>1.59148056908333E+018</text:p>
          </table:table-cell>
          <table:table-cell table:formula="of:=[.B21]-[.A21]" office:value-type="float" office:value="7484509952" calcext:value-type="float">
            <text:p>7484509952</text:p>
          </table:table-cell>
        </table:table-row>
        <table:table-row table:style-name="ro1">
          <table:table-cell office:value-type="float" office:value="1.59148056159883E+018" calcext:value-type="float">
            <text:p>1.59148056159883E+018</text:p>
          </table:table-cell>
          <table:table-cell office:value-type="float" office:value="1.59148056908334E+018" calcext:value-type="float">
            <text:p>1.59148056908334E+018</text:p>
          </table:table-cell>
          <table:table-cell table:formula="of:=[.B22]-[.A22]" office:value-type="float" office:value="7484510208" calcext:value-type="float">
            <text:p>7484510208</text:p>
          </table:table-cell>
        </table:table-row>
        <table:table-row table:style-name="ro1">
          <table:table-cell office:value-type="float" office:value="1.59148056159883E+018" calcext:value-type="float">
            <text:p>1.59148056159883E+018</text:p>
          </table:table-cell>
          <table:table-cell office:value-type="float" office:value="1.59148056908334E+018" calcext:value-type="float">
            <text:p>1.59148056908334E+018</text:p>
          </table:table-cell>
          <table:table-cell table:formula="of:=[.B23]-[.A23]" office:value-type="float" office:value="7484510208" calcext:value-type="float">
            <text:p>7484510208</text:p>
          </table:table-cell>
        </table:table-row>
        <table:table-row table:style-name="ro1">
          <table:table-cell office:value-type="float" office:value="1.59148056159884E+018" calcext:value-type="float">
            <text:p>1.59148056159884E+018</text:p>
          </table:table-cell>
          <table:table-cell office:value-type="float" office:value="1.59148056908334E+018" calcext:value-type="float">
            <text:p>1.59148056908334E+018</text:p>
          </table:table-cell>
          <table:table-cell table:formula="of:=[.B24]-[.A24]" office:value-type="float" office:value="7484499968" calcext:value-type="float">
            <text:p>7484499968</text:p>
          </table:table-cell>
        </table:table-row>
        <table:table-row table:style-name="ro1">
          <table:table-cell office:value-type="float" office:value="1.59148056159884E+018" calcext:value-type="float">
            <text:p>1.59148056159884E+018</text:p>
          </table:table-cell>
          <table:table-cell office:value-type="float" office:value="1.59148056908335E+018" calcext:value-type="float">
            <text:p>1.59148056908335E+018</text:p>
          </table:table-cell>
          <table:table-cell table:formula="of:=[.B25]-[.A25]" office:value-type="float" office:value="7484509952" calcext:value-type="float">
            <text:p>7484509952</text:p>
          </table:table-cell>
        </table:table-row>
        <table:table-row table:style-name="ro1">
          <table:table-cell office:value-type="float" office:value="1.59148056159885E+018" calcext:value-type="float">
            <text:p>1.59148056159885E+018</text:p>
          </table:table-cell>
          <table:table-cell office:value-type="float" office:value="1.59148056908335E+018" calcext:value-type="float">
            <text:p>1.59148056908335E+018</text:p>
          </table:table-cell>
          <table:table-cell table:formula="of:=[.B26]-[.A26]" office:value-type="float" office:value="7484500224" calcext:value-type="float">
            <text:p>7484500224</text:p>
          </table:table-cell>
        </table:table-row>
        <table:table-row table:style-name="ro1">
          <table:table-cell office:value-type="float" office:value="1.59148056159885E+018" calcext:value-type="float">
            <text:p>1.59148056159885E+018</text:p>
          </table:table-cell>
          <table:table-cell office:value-type="float" office:value="1.59148056908336E+018" calcext:value-type="float">
            <text:p>1.59148056908336E+018</text:p>
          </table:table-cell>
          <table:table-cell table:formula="of:=[.B27]-[.A27]" office:value-type="float" office:value="7484510208" calcext:value-type="float">
            <text:p>7484510208</text:p>
          </table:table-cell>
        </table:table-row>
        <table:table-row table:style-name="ro1">
          <table:table-cell office:value-type="float" office:value="1.59148056159886E+018" calcext:value-type="float">
            <text:p>1.59148056159886E+018</text:p>
          </table:table-cell>
          <table:table-cell office:value-type="float" office:value="1.59148056908336E+018" calcext:value-type="float">
            <text:p>1.59148056908336E+018</text:p>
          </table:table-cell>
          <table:table-cell table:formula="of:=[.B28]-[.A28]" office:value-type="float" office:value="7484499968" calcext:value-type="float">
            <text:p>7484499968</text:p>
          </table:table-cell>
        </table:table-row>
        <table:table-row table:style-name="ro1">
          <table:table-cell office:value-type="float" office:value="1.59148056159886E+018" calcext:value-type="float">
            <text:p>1.59148056159886E+018</text:p>
          </table:table-cell>
          <table:table-cell office:value-type="float" office:value="1.59148056908336E+018" calcext:value-type="float">
            <text:p>1.59148056908336E+018</text:p>
          </table:table-cell>
          <table:table-cell table:formula="of:=[.B29]-[.A29]" office:value-type="float" office:value="7484499968" calcext:value-type="float">
            <text:p>7484499968</text:p>
          </table:table-cell>
        </table:table-row>
        <table:table-row table:style-name="ro1">
          <table:table-cell office:value-type="float" office:value="1.59148056159887E+018" calcext:value-type="float">
            <text:p>1.59148056159887E+018</text:p>
          </table:table-cell>
          <table:table-cell office:value-type="float" office:value="1.59148056908337E+018" calcext:value-type="float">
            <text:p>1.59148056908337E+018</text:p>
          </table:table-cell>
          <table:table-cell table:formula="of:=[.B30]-[.A30]" office:value-type="float" office:value="7484500224" calcext:value-type="float">
            <text:p>7484500224</text:p>
          </table:table-cell>
        </table:table-row>
        <table:table-row table:style-name="ro1">
          <table:table-cell office:value-type="float" office:value="1.59148056159887E+018" calcext:value-type="float">
            <text:p>1.59148056159887E+018</text:p>
          </table:table-cell>
          <table:table-cell office:value-type="float" office:value="1.59148056908337E+018" calcext:value-type="float">
            <text:p>1.59148056908337E+018</text:p>
          </table:table-cell>
          <table:table-cell table:formula="of:=[.B31]-[.A31]" office:value-type="float" office:value="7484500224" calcext:value-type="float">
            <text:p>7484500224</text:p>
          </table:table-cell>
        </table:table-row>
        <table:table-row table:style-name="ro1">
          <table:table-cell office:value-type="float" office:value="1.59148056159888E+018" calcext:value-type="float">
            <text:p>1.59148056159888E+018</text:p>
          </table:table-cell>
          <table:table-cell office:value-type="float" office:value="1.59148056908337E+018" calcext:value-type="float">
            <text:p>1.59148056908337E+018</text:p>
          </table:table-cell>
          <table:table-cell table:formula="of:=[.B32]-[.A32]" office:value-type="float" office:value="7484489984" calcext:value-type="float">
            <text:p>7484489984</text:p>
          </table:table-cell>
        </table:table-row>
        <table:table-row table:style-name="ro1">
          <table:table-cell office:value-type="float" office:value="1.59148056159888E+018" calcext:value-type="float">
            <text:p>1.59148056159888E+018</text:p>
          </table:table-cell>
          <table:table-cell office:value-type="float" office:value="1.59148056908338E+018" calcext:value-type="float">
            <text:p>1.59148056908338E+018</text:p>
          </table:table-cell>
          <table:table-cell table:formula="of:=[.B33]-[.A33]" office:value-type="float" office:value="7484499968" calcext:value-type="float">
            <text:p>7484499968</text:p>
          </table:table-cell>
        </table:table-row>
        <table:table-row table:style-name="ro1">
          <table:table-cell office:value-type="float" office:value="1.59148056159889E+018" calcext:value-type="float">
            <text:p>1.59148056159889E+018</text:p>
          </table:table-cell>
          <table:table-cell office:value-type="float" office:value="1.59148056908338E+018" calcext:value-type="float">
            <text:p>1.59148056908338E+018</text:p>
          </table:table-cell>
          <table:table-cell table:formula="of:=[.B34]-[.A34]" office:value-type="float" office:value="7484490240" calcext:value-type="float">
            <text:p>7484490240</text:p>
          </table:table-cell>
        </table:table-row>
        <table:table-row table:style-name="ro1">
          <table:table-cell office:value-type="float" office:value="1.59148056159889E+018" calcext:value-type="float">
            <text:p>1.59148056159889E+018</text:p>
          </table:table-cell>
          <table:table-cell office:value-type="float" office:value="1.59148056908338E+018" calcext:value-type="float">
            <text:p>1.59148056908338E+018</text:p>
          </table:table-cell>
          <table:table-cell table:formula="of:=[.B35]-[.A35]" office:value-type="float" office:value="7484490240" calcext:value-type="float">
            <text:p>7484490240</text:p>
          </table:table-cell>
        </table:table-row>
        <table:table-row table:style-name="ro1">
          <table:table-cell office:value-type="float" office:value="1.5914805615989E+018" calcext:value-type="float">
            <text:p>1.5914805615989E+018</text:p>
          </table:table-cell>
          <table:table-cell office:value-type="float" office:value="1.59148056908339E+018" calcext:value-type="float">
            <text:p>1.59148056908339E+018</text:p>
          </table:table-cell>
          <table:table-cell table:formula="of:=[.B36]-[.A36]" office:value-type="float" office:value="7484489984" calcext:value-type="float">
            <text:p>7484489984</text:p>
          </table:table-cell>
        </table:table-row>
        <table:table-row table:style-name="ro1">
          <table:table-cell office:value-type="float" office:value="1.5914805615989E+018" calcext:value-type="float">
            <text:p>1.5914805615989E+018</text:p>
          </table:table-cell>
          <table:table-cell office:value-type="float" office:value="1.59148056908339E+018" calcext:value-type="float">
            <text:p>1.59148056908339E+018</text:p>
          </table:table-cell>
          <table:table-cell table:formula="of:=[.B37]-[.A37]" office:value-type="float" office:value="7484489984" calcext:value-type="float">
            <text:p>7484489984</text:p>
          </table:table-cell>
        </table:table-row>
        <table:table-row table:style-name="ro1">
          <table:table-cell office:value-type="float" office:value="1.59148056159891E+018" calcext:value-type="float">
            <text:p>1.59148056159891E+018</text:p>
          </table:table-cell>
          <table:table-cell office:value-type="float" office:value="1.5914805690834E+018" calcext:value-type="float">
            <text:p>1.5914805690834E+018</text:p>
          </table:table-cell>
          <table:table-cell table:formula="of:=[.B38]-[.A38]" office:value-type="float" office:value="7484489984" calcext:value-type="float">
            <text:p>7484489984</text:p>
          </table:table-cell>
        </table:table-row>
        <table:table-row table:style-name="ro1">
          <table:table-cell office:value-type="float" office:value="1.59148056159891E+018" calcext:value-type="float">
            <text:p>1.59148056159891E+018</text:p>
          </table:table-cell>
          <table:table-cell office:value-type="float" office:value="1.5914805690834E+018" calcext:value-type="float">
            <text:p>1.5914805690834E+018</text:p>
          </table:table-cell>
          <table:table-cell table:formula="of:=[.B39]-[.A39]" office:value-type="float" office:value="7484489984" calcext:value-type="float">
            <text:p>7484489984</text:p>
          </table:table-cell>
        </table:table-row>
        <table:table-row table:style-name="ro1">
          <table:table-cell office:value-type="float" office:value="1.59148056159892E+018" calcext:value-type="float">
            <text:p>1.59148056159892E+018</text:p>
          </table:table-cell>
          <table:table-cell office:value-type="float" office:value="1.5914805690834E+018" calcext:value-type="float">
            <text:p>1.5914805690834E+018</text:p>
          </table:table-cell>
          <table:table-cell table:formula="of:=[.B40]-[.A40]" office:value-type="float" office:value="7484480000" calcext:value-type="float">
            <text:p>7484480000</text:p>
          </table:table-cell>
        </table:table-row>
        <table:table-row table:style-name="ro1">
          <table:table-cell office:value-type="float" office:value="1.59148056159892E+018" calcext:value-type="float">
            <text:p>1.59148056159892E+018</text:p>
          </table:table-cell>
          <table:table-cell office:value-type="float" office:value="1.59148056908341E+018" calcext:value-type="float">
            <text:p>1.59148056908341E+018</text:p>
          </table:table-cell>
          <table:table-cell table:formula="of:=[.B41]-[.A41]" office:value-type="float" office:value="7484489984" calcext:value-type="float">
            <text:p>7484489984</text:p>
          </table:table-cell>
        </table:table-row>
        <table:table-row table:style-name="ro1">
          <table:table-cell office:value-type="float" office:value="1.59148056159893E+018" calcext:value-type="float">
            <text:p>1.59148056159893E+018</text:p>
          </table:table-cell>
          <table:table-cell office:value-type="float" office:value="1.59148056908341E+018" calcext:value-type="float">
            <text:p>1.59148056908341E+018</text:p>
          </table:table-cell>
          <table:table-cell table:formula="of:=[.B42]-[.A42]" office:value-type="float" office:value="7484480000" calcext:value-type="float">
            <text:p>7484480000</text:p>
          </table:table-cell>
        </table:table-row>
        <table:table-row table:style-name="ro1">
          <table:table-cell office:value-type="float" office:value="1.59148056159893E+018" calcext:value-type="float">
            <text:p>1.59148056159893E+018</text:p>
          </table:table-cell>
          <table:table-cell office:value-type="float" office:value="1.59148056908341E+018" calcext:value-type="float">
            <text:p>1.59148056908341E+018</text:p>
          </table:table-cell>
          <table:table-cell table:formula="of:=[.B43]-[.A43]" office:value-type="float" office:value="7484480000" calcext:value-type="float">
            <text:p>7484480000</text:p>
          </table:table-cell>
        </table:table-row>
        <table:table-row table:style-name="ro1">
          <table:table-cell office:value-type="float" office:value="1.59148056159894E+018" calcext:value-type="float">
            <text:p>1.59148056159894E+018</text:p>
          </table:table-cell>
          <table:table-cell office:value-type="float" office:value="1.59148056908342E+018" calcext:value-type="float">
            <text:p>1.59148056908342E+018</text:p>
          </table:table-cell>
          <table:table-cell table:formula="of:=[.B44]-[.A44]" office:value-type="float" office:value="7484480000" calcext:value-type="float">
            <text:p>7484480000</text:p>
          </table:table-cell>
        </table:table-row>
        <table:table-row table:style-name="ro1">
          <table:table-cell office:value-type="float" office:value="1.59148056159894E+018" calcext:value-type="float">
            <text:p>1.59148056159894E+018</text:p>
          </table:table-cell>
          <table:table-cell office:value-type="float" office:value="1.59148056908342E+018" calcext:value-type="float">
            <text:p>1.59148056908342E+018</text:p>
          </table:table-cell>
          <table:table-cell table:formula="of:=[.B45]-[.A45]" office:value-type="float" office:value="7484480000" calcext:value-type="float">
            <text:p>7484480000</text:p>
          </table:table-cell>
        </table:table-row>
        <table:table-row table:style-name="ro1">
          <table:table-cell office:value-type="float" office:value="1.59148056159895E+018" calcext:value-type="float">
            <text:p>1.59148056159895E+018</text:p>
          </table:table-cell>
          <table:table-cell office:value-type="float" office:value="1.59148056908342E+018" calcext:value-type="float">
            <text:p>1.59148056908342E+018</text:p>
          </table:table-cell>
          <table:table-cell table:formula="of:=[.B46]-[.A46]" office:value-type="float" office:value="7484469760" calcext:value-type="float">
            <text:p>7484469760</text:p>
          </table:table-cell>
        </table:table-row>
        <table:table-row table:style-name="ro1">
          <table:table-cell office:value-type="float" office:value="1.59148056159895E+018" calcext:value-type="float">
            <text:p>1.59148056159895E+018</text:p>
          </table:table-cell>
          <table:table-cell office:value-type="float" office:value="1.59148056908343E+018" calcext:value-type="float">
            <text:p>1.59148056908343E+018</text:p>
          </table:table-cell>
          <table:table-cell table:formula="of:=[.B47]-[.A47]" office:value-type="float" office:value="7484479744" calcext:value-type="float">
            <text:p>7484479744</text:p>
          </table:table-cell>
        </table:table-row>
        <table:table-row table:style-name="ro1">
          <table:table-cell office:value-type="float" office:value="1.59148056159896E+018" calcext:value-type="float">
            <text:p>1.59148056159896E+018</text:p>
          </table:table-cell>
          <table:table-cell office:value-type="float" office:value="1.59148056908343E+018" calcext:value-type="float">
            <text:p>1.59148056908343E+018</text:p>
          </table:table-cell>
          <table:table-cell table:formula="of:=[.B48]-[.A48]" office:value-type="float" office:value="7484469760" calcext:value-type="float">
            <text:p>7484469760</text:p>
          </table:table-cell>
        </table:table-row>
        <table:table-row table:style-name="ro1">
          <table:table-cell office:value-type="float" office:value="1.59148056159896E+018" calcext:value-type="float">
            <text:p>1.59148056159896E+018</text:p>
          </table:table-cell>
          <table:table-cell office:value-type="float" office:value="1.59148056908344E+018" calcext:value-type="float">
            <text:p>1.59148056908344E+018</text:p>
          </table:table-cell>
          <table:table-cell table:formula="of:=[.B49]-[.A49]" office:value-type="float" office:value="7484480000" calcext:value-type="float">
            <text:p>7484480000</text:p>
          </table:table-cell>
        </table:table-row>
        <table:table-row table:style-name="ro1">
          <table:table-cell office:value-type="float" office:value="1.59148056159897E+018" calcext:value-type="float">
            <text:p>1.59148056159897E+018</text:p>
          </table:table-cell>
          <table:table-cell office:value-type="float" office:value="1.59148056908344E+018" calcext:value-type="float">
            <text:p>1.59148056908344E+018</text:p>
          </table:table-cell>
          <table:table-cell table:formula="of:=[.B50]-[.A50]" office:value-type="float" office:value="7484470016" calcext:value-type="float">
            <text:p>7484470016</text:p>
          </table:table-cell>
        </table:table-row>
        <table:table-row table:style-name="ro1">
          <table:table-cell office:value-type="float" office:value="1.59148056159897E+018" calcext:value-type="float">
            <text:p>1.59148056159897E+018</text:p>
          </table:table-cell>
          <table:table-cell office:value-type="float" office:value="1.59148056908344E+018" calcext:value-type="float">
            <text:p>1.59148056908344E+018</text:p>
          </table:table-cell>
          <table:table-cell table:formula="of:=[.B51]-[.A51]" office:value-type="float" office:value="7484470016" calcext:value-type="float">
            <text:p>7484470016</text:p>
          </table:table-cell>
        </table:table-row>
        <table:table-row table:style-name="ro1">
          <table:table-cell office:value-type="float" office:value="1.59148056159898E+018" calcext:value-type="float">
            <text:p>1.59148056159898E+018</text:p>
          </table:table-cell>
          <table:table-cell office:value-type="float" office:value="1.59148056908345E+018" calcext:value-type="float">
            <text:p>1.59148056908345E+018</text:p>
          </table:table-cell>
          <table:table-cell table:formula="of:=[.B52]-[.A52]" office:value-type="float" office:value="7484469760" calcext:value-type="float">
            <text:p>7484469760</text:p>
          </table:table-cell>
        </table:table-row>
        <table:table-row table:style-name="ro1">
          <table:table-cell office:value-type="float" office:value="1.59148056159899E+018" calcext:value-type="float">
            <text:p>1.59148056159899E+018</text:p>
          </table:table-cell>
          <table:table-cell office:value-type="float" office:value="1.59148056908345E+018" calcext:value-type="float">
            <text:p>1.59148056908345E+018</text:p>
          </table:table-cell>
          <table:table-cell table:formula="of:=[.B53]-[.A53]" office:value-type="float" office:value="7484459776" calcext:value-type="float">
            <text:p>7484459776</text:p>
          </table:table-cell>
        </table:table-row>
        <table:table-row table:style-name="ro1">
          <table:table-cell office:value-type="float" office:value="1.59148056159899E+018" calcext:value-type="float">
            <text:p>1.59148056159899E+018</text:p>
          </table:table-cell>
          <table:table-cell office:value-type="float" office:value="1.59148056908345E+018" calcext:value-type="float">
            <text:p>1.59148056908345E+018</text:p>
          </table:table-cell>
          <table:table-cell table:formula="of:=[.B54]-[.A54]" office:value-type="float" office:value="7484459776" calcext:value-type="float">
            <text:p>7484459776</text:p>
          </table:table-cell>
        </table:table-row>
        <table:table-row table:style-name="ro1">
          <table:table-cell office:value-type="float" office:value="1.591480561599E+018" calcext:value-type="float">
            <text:p>1.591480561599E+018</text:p>
          </table:table-cell>
          <table:table-cell office:value-type="float" office:value="1.59148056908346E+018" calcext:value-type="float">
            <text:p>1.59148056908346E+018</text:p>
          </table:table-cell>
          <table:table-cell table:formula="of:=[.B55]-[.A55]" office:value-type="float" office:value="7484460032" calcext:value-type="float">
            <text:p>7484460032</text:p>
          </table:table-cell>
        </table:table-row>
        <table:table-row table:style-name="ro1">
          <table:table-cell office:value-type="float" office:value="1.591480561599E+018" calcext:value-type="float">
            <text:p>1.591480561599E+018</text:p>
          </table:table-cell>
          <table:table-cell office:value-type="float" office:value="1.59148056908346E+018" calcext:value-type="float">
            <text:p>1.59148056908346E+018</text:p>
          </table:table-cell>
          <table:table-cell table:formula="of:=[.B56]-[.A56]" office:value-type="float" office:value="7484460032" calcext:value-type="float">
            <text:p>7484460032</text:p>
          </table:table-cell>
        </table:table-row>
        <table:table-row table:style-name="ro1">
          <table:table-cell office:value-type="float" office:value="1.59148056159901E+018" calcext:value-type="float">
            <text:p>1.59148056159901E+018</text:p>
          </table:table-cell>
          <table:table-cell office:value-type="float" office:value="1.59148056908347E+018" calcext:value-type="float">
            <text:p>1.59148056908347E+018</text:p>
          </table:table-cell>
          <table:table-cell table:formula="of:=[.B57]-[.A57]" office:value-type="float" office:value="7484459776" calcext:value-type="float">
            <text:p>7484459776</text:p>
          </table:table-cell>
        </table:table-row>
        <table:table-row table:style-name="ro1">
          <table:table-cell office:value-type="float" office:value="1.59148056159901E+018" calcext:value-type="float">
            <text:p>1.59148056159901E+018</text:p>
          </table:table-cell>
          <table:table-cell office:value-type="float" office:value="1.59148056908347E+018" calcext:value-type="float">
            <text:p>1.59148056908347E+018</text:p>
          </table:table-cell>
          <table:table-cell table:formula="of:=[.B58]-[.A58]" office:value-type="float" office:value="7484459776" calcext:value-type="float">
            <text:p>7484459776</text:p>
          </table:table-cell>
        </table:table-row>
        <table:table-row table:style-name="ro1">
          <table:table-cell office:value-type="float" office:value="1.59148056159902E+018" calcext:value-type="float">
            <text:p>1.59148056159902E+018</text:p>
          </table:table-cell>
          <table:table-cell office:value-type="float" office:value="1.59148056908347E+018" calcext:value-type="float">
            <text:p>1.59148056908347E+018</text:p>
          </table:table-cell>
          <table:table-cell table:formula="of:=[.B59]-[.A59]" office:value-type="float" office:value="7484449792" calcext:value-type="float">
            <text:p>7484449792</text:p>
          </table:table-cell>
        </table:table-row>
        <table:table-row table:style-name="ro1">
          <table:table-cell office:value-type="float" office:value="1.59148056159902E+018" calcext:value-type="float">
            <text:p>1.59148056159902E+018</text:p>
          </table:table-cell>
          <table:table-cell office:value-type="float" office:value="1.59148056908348E+018" calcext:value-type="float">
            <text:p>1.59148056908348E+018</text:p>
          </table:table-cell>
          <table:table-cell table:formula="of:=[.B60]-[.A60]" office:value-type="float" office:value="7484460032" calcext:value-type="float">
            <text:p>7484460032</text:p>
          </table:table-cell>
        </table:table-row>
        <table:table-row table:style-name="ro1">
          <table:table-cell office:value-type="float" office:value="1.59148056159903E+018" calcext:value-type="float">
            <text:p>1.59148056159903E+018</text:p>
          </table:table-cell>
          <table:table-cell office:value-type="float" office:value="1.59148056908348E+018" calcext:value-type="float">
            <text:p>1.59148056908348E+018</text:p>
          </table:table-cell>
          <table:table-cell table:formula="of:=[.B61]-[.A61]" office:value-type="float" office:value="7484450048" calcext:value-type="float">
            <text:p>7484450048</text:p>
          </table:table-cell>
        </table:table-row>
        <table:table-row table:style-name="ro1">
          <table:table-cell office:value-type="float" office:value="1.59148056159903E+018" calcext:value-type="float">
            <text:p>1.59148056159903E+018</text:p>
          </table:table-cell>
          <table:table-cell office:value-type="float" office:value="1.59148056908348E+018" calcext:value-type="float">
            <text:p>1.59148056908348E+018</text:p>
          </table:table-cell>
          <table:table-cell table:formula="of:=[.B62]-[.A62]" office:value-type="float" office:value="7484450048" calcext:value-type="float">
            <text:p>7484450048</text:p>
          </table:table-cell>
        </table:table-row>
        <table:table-row table:style-name="ro1">
          <table:table-cell office:value-type="float" office:value="1.59148056159904E+018" calcext:value-type="float">
            <text:p>1.59148056159904E+018</text:p>
          </table:table-cell>
          <table:table-cell office:value-type="float" office:value="1.59148056908349E+018" calcext:value-type="float">
            <text:p>1.59148056908349E+018</text:p>
          </table:table-cell>
          <table:table-cell table:formula="of:=[.B63]-[.A63]" office:value-type="float" office:value="7484449792" calcext:value-type="float">
            <text:p>7484449792</text:p>
          </table:table-cell>
        </table:table-row>
        <table:table-row table:style-name="ro1">
          <table:table-cell office:value-type="float" office:value="1.59148056159904E+018" calcext:value-type="float">
            <text:p>1.59148056159904E+018</text:p>
          </table:table-cell>
          <table:table-cell office:value-type="float" office:value="1.59148056908349E+018" calcext:value-type="float">
            <text:p>1.59148056908349E+018</text:p>
          </table:table-cell>
          <table:table-cell table:formula="of:=[.B64]-[.A64]" office:value-type="float" office:value="7484449792" calcext:value-type="float">
            <text:p>7484449792</text:p>
          </table:table-cell>
        </table:table-row>
        <table:table-row table:style-name="ro1">
          <table:table-cell office:value-type="float" office:value="1.59148056159905E+018" calcext:value-type="float">
            <text:p>1.59148056159905E+018</text:p>
          </table:table-cell>
          <table:table-cell office:value-type="float" office:value="1.59148056908349E+018" calcext:value-type="float">
            <text:p>1.59148056908349E+018</text:p>
          </table:table-cell>
          <table:table-cell table:formula="of:=[.B65]-[.A65]" office:value-type="float" office:value="7484439552" calcext:value-type="float">
            <text:p>7484439552</text:p>
          </table:table-cell>
        </table:table-row>
        <table:table-row table:style-name="ro1">
          <table:table-cell office:value-type="float" office:value="1.59148056159905E+018" calcext:value-type="float">
            <text:p>1.59148056159905E+018</text:p>
          </table:table-cell>
          <table:table-cell office:value-type="float" office:value="1.5914805690835E+018" calcext:value-type="float">
            <text:p>1.5914805690835E+018</text:p>
          </table:table-cell>
          <table:table-cell table:formula="of:=[.B66]-[.A66]" office:value-type="float" office:value="7484449792" calcext:value-type="float">
            <text:p>7484449792</text:p>
          </table:table-cell>
        </table:table-row>
        <table:table-row table:style-name="ro1">
          <table:table-cell office:value-type="float" office:value="1.59148056159906E+018" calcext:value-type="float">
            <text:p>1.59148056159906E+018</text:p>
          </table:table-cell>
          <table:table-cell office:value-type="float" office:value="1.5914805690835E+018" calcext:value-type="float">
            <text:p>1.5914805690835E+018</text:p>
          </table:table-cell>
          <table:table-cell table:formula="of:=[.B67]-[.A67]" office:value-type="float" office:value="7484440064" calcext:value-type="float">
            <text:p>7484440064</text:p>
          </table:table-cell>
        </table:table-row>
        <table:table-row table:style-name="ro1">
          <table:table-cell office:value-type="float" office:value="1.59148056159906E+018" calcext:value-type="float">
            <text:p>1.59148056159906E+018</text:p>
          </table:table-cell>
          <table:table-cell office:value-type="float" office:value="1.59148056908351E+018" calcext:value-type="float">
            <text:p>1.59148056908351E+018</text:p>
          </table:table-cell>
          <table:table-cell table:formula="of:=[.B68]-[.A68]" office:value-type="float" office:value="7484449792" calcext:value-type="float">
            <text:p>7484449792</text:p>
          </table:table-cell>
        </table:table-row>
        <table:table-row table:style-name="ro1">
          <table:table-cell office:value-type="float" office:value="1.59148056159907E+018" calcext:value-type="float">
            <text:p>1.59148056159907E+018</text:p>
          </table:table-cell>
          <table:table-cell office:value-type="float" office:value="1.59148056908351E+018" calcext:value-type="float">
            <text:p>1.59148056908351E+018</text:p>
          </table:table-cell>
          <table:table-cell table:formula="of:=[.B69]-[.A69]" office:value-type="float" office:value="7484439552" calcext:value-type="float">
            <text:p>7484439552</text:p>
          </table:table-cell>
        </table:table-row>
        <table:table-row table:style-name="ro1">
          <table:table-cell office:value-type="float" office:value="1.59148056159907E+018" calcext:value-type="float">
            <text:p>1.59148056159907E+018</text:p>
          </table:table-cell>
          <table:table-cell office:value-type="float" office:value="1.59148056908351E+018" calcext:value-type="float">
            <text:p>1.59148056908351E+018</text:p>
          </table:table-cell>
          <table:table-cell table:formula="of:=[.B70]-[.A70]" office:value-type="float" office:value="7484439552" calcext:value-type="float">
            <text:p>7484439552</text:p>
          </table:table-cell>
        </table:table-row>
        <table:table-row table:style-name="ro1">
          <table:table-cell office:value-type="float" office:value="1.59148056159908E+018" calcext:value-type="float">
            <text:p>1.59148056159908E+018</text:p>
          </table:table-cell>
          <table:table-cell office:value-type="float" office:value="1.59148056908352E+018" calcext:value-type="float">
            <text:p>1.59148056908352E+018</text:p>
          </table:table-cell>
          <table:table-cell table:formula="of:=[.B71]-[.A71]" office:value-type="float" office:value="7484440064" calcext:value-type="float">
            <text:p>7484440064</text:p>
          </table:table-cell>
        </table:table-row>
        <table:table-row table:style-name="ro1">
          <table:table-cell office:value-type="float" office:value="1.59148056159908E+018" calcext:value-type="float">
            <text:p>1.59148056159908E+018</text:p>
          </table:table-cell>
          <table:table-cell office:value-type="float" office:value="1.59148056908352E+018" calcext:value-type="float">
            <text:p>1.59148056908352E+018</text:p>
          </table:table-cell>
          <table:table-cell table:formula="of:=[.B72]-[.A72]" office:value-type="float" office:value="7484440064" calcext:value-type="float">
            <text:p>7484440064</text:p>
          </table:table-cell>
        </table:table-row>
        <table:table-row table:style-name="ro1">
          <table:table-cell office:value-type="float" office:value="1.59148056159909E+018" calcext:value-type="float">
            <text:p>1.59148056159909E+018</text:p>
          </table:table-cell>
          <table:table-cell office:value-type="float" office:value="1.59148056908352E+018" calcext:value-type="float">
            <text:p>1.59148056908352E+018</text:p>
          </table:table-cell>
          <table:table-cell table:formula="of:=[.B73]-[.A73]" office:value-type="float" office:value="7484429824" calcext:value-type="float">
            <text:p>7484429824</text:p>
          </table:table-cell>
        </table:table-row>
        <table:table-row table:style-name="ro1">
          <table:table-cell office:value-type="float" office:value="1.59148056159909E+018" calcext:value-type="float">
            <text:p>1.59148056159909E+018</text:p>
          </table:table-cell>
          <table:table-cell office:value-type="float" office:value="1.59148056908353E+018" calcext:value-type="float">
            <text:p>1.59148056908353E+018</text:p>
          </table:table-cell>
          <table:table-cell table:formula="of:=[.B74]-[.A74]" office:value-type="float" office:value="7484439808" calcext:value-type="float">
            <text:p>7484439808</text:p>
          </table:table-cell>
        </table:table-row>
        <table:table-row table:style-name="ro1">
          <table:table-cell office:value-type="float" office:value="1.5914805615991E+018" calcext:value-type="float">
            <text:p>1.5914805615991E+018</text:p>
          </table:table-cell>
          <table:table-cell office:value-type="float" office:value="1.59148056908353E+018" calcext:value-type="float">
            <text:p>1.59148056908353E+018</text:p>
          </table:table-cell>
          <table:table-cell table:formula="of:=[.B75]-[.A75]" office:value-type="float" office:value="7484430080" calcext:value-type="float">
            <text:p>7484430080</text:p>
          </table:table-cell>
        </table:table-row>
        <table:table-row table:style-name="ro1">
          <table:table-cell office:value-type="float" office:value="1.5914805615991E+018" calcext:value-type="float">
            <text:p>1.5914805615991E+018</text:p>
          </table:table-cell>
          <table:table-cell office:value-type="float" office:value="1.59148056908354E+018" calcext:value-type="float">
            <text:p>1.59148056908354E+018</text:p>
          </table:table-cell>
          <table:table-cell table:formula="of:=[.B76]-[.A76]" office:value-type="float" office:value="7484440064" calcext:value-type="float">
            <text:p>7484440064</text:p>
          </table:table-cell>
        </table:table-row>
        <table:table-row table:style-name="ro1">
          <table:table-cell office:value-type="float" office:value="1.59148056159911E+018" calcext:value-type="float">
            <text:p>1.59148056159911E+018</text:p>
          </table:table-cell>
          <table:table-cell office:value-type="float" office:value="1.59148056908354E+018" calcext:value-type="float">
            <text:p>1.59148056908354E+018</text:p>
          </table:table-cell>
          <table:table-cell table:formula="of:=[.B77]-[.A77]" office:value-type="float" office:value="7484429824" calcext:value-type="float">
            <text:p>7484429824</text:p>
          </table:table-cell>
        </table:table-row>
        <table:table-row table:style-name="ro1">
          <table:table-cell office:value-type="float" office:value="1.59148056159911E+018" calcext:value-type="float">
            <text:p>1.59148056159911E+018</text:p>
          </table:table-cell>
          <table:table-cell office:value-type="float" office:value="1.59148056908354E+018" calcext:value-type="float">
            <text:p>1.59148056908354E+018</text:p>
          </table:table-cell>
          <table:table-cell table:formula="of:=[.B78]-[.A78]" office:value-type="float" office:value="7484429824" calcext:value-type="float">
            <text:p>7484429824</text:p>
          </table:table-cell>
        </table:table-row>
        <table:table-row table:style-name="ro1">
          <table:table-cell office:value-type="float" office:value="1.59148056159912E+018" calcext:value-type="float">
            <text:p>1.59148056159912E+018</text:p>
          </table:table-cell>
          <table:table-cell office:value-type="float" office:value="1.59148056908355E+018" calcext:value-type="float">
            <text:p>1.59148056908355E+018</text:p>
          </table:table-cell>
          <table:table-cell table:formula="of:=[.B79]-[.A79]" office:value-type="float" office:value="7484430080" calcext:value-type="float">
            <text:p>7484430080</text:p>
          </table:table-cell>
        </table:table-row>
        <table:table-row table:style-name="ro1">
          <table:table-cell office:value-type="float" office:value="1.59148056159912E+018" calcext:value-type="float">
            <text:p>1.59148056159912E+018</text:p>
          </table:table-cell>
          <table:table-cell office:value-type="float" office:value="1.59148056908355E+018" calcext:value-type="float">
            <text:p>1.59148056908355E+018</text:p>
          </table:table-cell>
          <table:table-cell table:formula="of:=[.B80]-[.A80]" office:value-type="float" office:value="7484430080" calcext:value-type="float">
            <text:p>7484430080</text:p>
          </table:table-cell>
        </table:table-row>
        <table:table-row table:style-name="ro1">
          <table:table-cell office:value-type="float" office:value="1.59148056159913E+018" calcext:value-type="float">
            <text:p>1.59148056159913E+018</text:p>
          </table:table-cell>
          <table:table-cell office:value-type="float" office:value="1.59148056908355E+018" calcext:value-type="float">
            <text:p>1.59148056908355E+018</text:p>
          </table:table-cell>
          <table:table-cell table:formula="of:=[.B81]-[.A81]" office:value-type="float" office:value="7484419840" calcext:value-type="float">
            <text:p>7484419840</text:p>
          </table:table-cell>
        </table:table-row>
        <table:table-row table:style-name="ro1">
          <table:table-cell office:value-type="float" office:value="1.59148056159913E+018" calcext:value-type="float">
            <text:p>1.59148056159913E+018</text:p>
          </table:table-cell>
          <table:table-cell office:value-type="float" office:value="1.59148056908356E+018" calcext:value-type="float">
            <text:p>1.59148056908356E+018</text:p>
          </table:table-cell>
          <table:table-cell table:formula="of:=[.B82]-[.A82]" office:value-type="float" office:value="7484429824" calcext:value-type="float">
            <text:p>7484429824</text:p>
          </table:table-cell>
        </table:table-row>
        <table:table-row table:style-name="ro1">
          <table:table-cell office:value-type="float" office:value="1.59148056159914E+018" calcext:value-type="float">
            <text:p>1.59148056159914E+018</text:p>
          </table:table-cell>
          <table:table-cell office:value-type="float" office:value="1.59148056908356E+018" calcext:value-type="float">
            <text:p>1.59148056908356E+018</text:p>
          </table:table-cell>
          <table:table-cell table:formula="of:=[.B83]-[.A83]" office:value-type="float" office:value="7484420096" calcext:value-type="float">
            <text:p>7484420096</text:p>
          </table:table-cell>
        </table:table-row>
        <table:table-row table:style-name="ro1">
          <table:table-cell office:value-type="float" office:value="1.59148056159914E+018" calcext:value-type="float">
            <text:p>1.59148056159914E+018</text:p>
          </table:table-cell>
          <table:table-cell office:value-type="float" office:value="1.59148056908357E+018" calcext:value-type="float">
            <text:p>1.59148056908357E+018</text:p>
          </table:table-cell>
          <table:table-cell table:formula="of:=[.B84]-[.A84]" office:value-type="float" office:value="7484430336" calcext:value-type="float">
            <text:p>7484430336</text:p>
          </table:table-cell>
        </table:table-row>
        <table:table-row table:style-name="ro1">
          <table:table-cell office:value-type="float" office:value="1.59148056159915E+018" calcext:value-type="float">
            <text:p>1.59148056159915E+018</text:p>
          </table:table-cell>
          <table:table-cell office:value-type="float" office:value="1.59148056908357E+018" calcext:value-type="float">
            <text:p>1.59148056908357E+018</text:p>
          </table:table-cell>
          <table:table-cell table:formula="of:=[.B85]-[.A85]" office:value-type="float" office:value="7484420096" calcext:value-type="float">
            <text:p>7484420096</text:p>
          </table:table-cell>
        </table:table-row>
        <table:table-row table:style-name="ro1">
          <table:table-cell office:value-type="float" office:value="1.59148056159915E+018" calcext:value-type="float">
            <text:p>1.59148056159915E+018</text:p>
          </table:table-cell>
          <table:table-cell office:value-type="float" office:value="1.59148056908357E+018" calcext:value-type="float">
            <text:p>1.59148056908357E+018</text:p>
          </table:table-cell>
          <table:table-cell table:formula="of:=[.B86]-[.A86]" office:value-type="float" office:value="7484420096" calcext:value-type="float">
            <text:p>7484420096</text:p>
          </table:table-cell>
        </table:table-row>
        <table:table-row table:style-name="ro1">
          <table:table-cell office:value-type="float" office:value="1.59148056159916E+018" calcext:value-type="float">
            <text:p>1.59148056159916E+018</text:p>
          </table:table-cell>
          <table:table-cell office:value-type="float" office:value="1.59148056908358E+018" calcext:value-type="float">
            <text:p>1.59148056908358E+018</text:p>
          </table:table-cell>
          <table:table-cell table:formula="of:=[.B87]-[.A87]" office:value-type="float" office:value="7484420352" calcext:value-type="float">
            <text:p>7484420352</text:p>
          </table:table-cell>
        </table:table-row>
        <table:table-row table:style-name="ro1">
          <table:table-cell office:value-type="float" office:value="1.59148056159916E+018" calcext:value-type="float">
            <text:p>1.59148056159916E+018</text:p>
          </table:table-cell>
          <table:table-cell office:value-type="float" office:value="1.59148056908358E+018" calcext:value-type="float">
            <text:p>1.59148056908358E+018</text:p>
          </table:table-cell>
          <table:table-cell table:formula="of:=[.B88]-[.A88]" office:value-type="float" office:value="7484420352" calcext:value-type="float">
            <text:p>7484420352</text:p>
          </table:table-cell>
        </table:table-row>
        <table:table-row table:style-name="ro1">
          <table:table-cell office:value-type="float" office:value="1.59148056159917E+018" calcext:value-type="float">
            <text:p>1.59148056159917E+018</text:p>
          </table:table-cell>
          <table:table-cell office:value-type="float" office:value="1.59148056908358E+018" calcext:value-type="float">
            <text:p>1.59148056908358E+018</text:p>
          </table:table-cell>
          <table:table-cell table:formula="of:=[.B89]-[.A89]" office:value-type="float" office:value="7484410112" calcext:value-type="float">
            <text:p>7484410112</text:p>
          </table:table-cell>
        </table:table-row>
        <table:table-row table:style-name="ro1">
          <table:table-cell office:value-type="float" office:value="1.59148056159917E+018" calcext:value-type="float">
            <text:p>1.59148056159917E+018</text:p>
          </table:table-cell>
          <table:table-cell office:value-type="float" office:value="1.59148056908359E+018" calcext:value-type="float">
            <text:p>1.59148056908359E+018</text:p>
          </table:table-cell>
          <table:table-cell table:formula="of:=[.B90]-[.A90]" office:value-type="float" office:value="7484420096" calcext:value-type="float">
            <text:p>7484420096</text:p>
          </table:table-cell>
        </table:table-row>
        <table:table-row table:style-name="ro1">
          <table:table-cell office:value-type="float" office:value="1.59148056159918E+018" calcext:value-type="float">
            <text:p>1.59148056159918E+018</text:p>
          </table:table-cell>
          <table:table-cell office:value-type="float" office:value="1.59148056908359E+018" calcext:value-type="float">
            <text:p>1.59148056908359E+018</text:p>
          </table:table-cell>
          <table:table-cell table:formula="of:=[.B91]-[.A91]" office:value-type="float" office:value="7484410112" calcext:value-type="float">
            <text:p>7484410112</text:p>
          </table:table-cell>
        </table:table-row>
        <table:table-row table:style-name="ro1">
          <table:table-cell office:value-type="float" office:value="1.59148056159918E+018" calcext:value-type="float">
            <text:p>1.59148056159918E+018</text:p>
          </table:table-cell>
          <table:table-cell office:value-type="float" office:value="1.59148056908359E+018" calcext:value-type="float">
            <text:p>1.59148056908359E+018</text:p>
          </table:table-cell>
          <table:table-cell table:formula="of:=[.B92]-[.A92]" office:value-type="float" office:value="7484410112" calcext:value-type="float">
            <text:p>7484410112</text:p>
          </table:table-cell>
        </table:table-row>
        <table:table-row table:style-name="ro1">
          <table:table-cell office:value-type="float" office:value="1.59148056159919E+018" calcext:value-type="float">
            <text:p>1.59148056159919E+018</text:p>
          </table:table-cell>
          <table:table-cell office:value-type="float" office:value="1.5914805690836E+018" calcext:value-type="float">
            <text:p>1.5914805690836E+018</text:p>
          </table:table-cell>
          <table:table-cell table:formula="of:=[.B93]-[.A93]" office:value-type="float" office:value="7484410112" calcext:value-type="float">
            <text:p>7484410112</text:p>
          </table:table-cell>
        </table:table-row>
        <table:table-row table:style-name="ro1">
          <table:table-cell office:value-type="float" office:value="1.59148056159919E+018" calcext:value-type="float">
            <text:p>1.59148056159919E+018</text:p>
          </table:table-cell>
          <table:table-cell office:value-type="float" office:value="1.5914805690836E+018" calcext:value-type="float">
            <text:p>1.5914805690836E+018</text:p>
          </table:table-cell>
          <table:table-cell table:formula="of:=[.B94]-[.A94]" office:value-type="float" office:value="7484410112" calcext:value-type="float">
            <text:p>7484410112</text:p>
          </table:table-cell>
        </table:table-row>
        <table:table-row table:style-name="ro1">
          <table:table-cell office:value-type="float" office:value="1.5914805615992E+018" calcext:value-type="float">
            <text:p>1.5914805615992E+018</text:p>
          </table:table-cell>
          <table:table-cell office:value-type="float" office:value="1.59148056908361E+018" calcext:value-type="float">
            <text:p>1.59148056908361E+018</text:p>
          </table:table-cell>
          <table:table-cell table:formula="of:=[.B95]-[.A95]" office:value-type="float" office:value="7484410112" calcext:value-type="float">
            <text:p>7484410112</text:p>
          </table:table-cell>
        </table:table-row>
        <table:table-row table:style-name="ro1">
          <table:table-cell office:value-type="float" office:value="1.5914805615992E+018" calcext:value-type="float">
            <text:p>1.5914805615992E+018</text:p>
          </table:table-cell>
          <table:table-cell office:value-type="float" office:value="1.59148056908361E+018" calcext:value-type="float">
            <text:p>1.59148056908361E+018</text:p>
          </table:table-cell>
          <table:table-cell table:formula="of:=[.B96]-[.A96]" office:value-type="float" office:value="7484410112" calcext:value-type="float">
            <text:p>7484410112</text:p>
          </table:table-cell>
        </table:table-row>
        <table:table-row table:style-name="ro1">
          <table:table-cell office:value-type="float" office:value="1.59148056159921E+018" calcext:value-type="float">
            <text:p>1.59148056159921E+018</text:p>
          </table:table-cell>
          <table:table-cell office:value-type="float" office:value="1.59148056908361E+018" calcext:value-type="float">
            <text:p>1.59148056908361E+018</text:p>
          </table:table-cell>
          <table:table-cell table:formula="of:=[.B97]-[.A97]" office:value-type="float" office:value="7484400128" calcext:value-type="float">
            <text:p>7484400128</text:p>
          </table:table-cell>
        </table:table-row>
        <table:table-row table:style-name="ro1">
          <table:table-cell office:value-type="float" office:value="1.59148056159921E+018" calcext:value-type="float">
            <text:p>1.59148056159921E+018</text:p>
          </table:table-cell>
          <table:table-cell office:value-type="float" office:value="1.59148056908362E+018" calcext:value-type="float">
            <text:p>1.59148056908362E+018</text:p>
          </table:table-cell>
          <table:table-cell table:formula="of:=[.B98]-[.A98]" office:value-type="float" office:value="7484410112" calcext:value-type="float">
            <text:p>7484410112</text:p>
          </table:table-cell>
        </table:table-row>
        <table:table-row table:style-name="ro1">
          <table:table-cell office:value-type="float" office:value="1.59148056159922E+018" calcext:value-type="float">
            <text:p>1.59148056159922E+018</text:p>
          </table:table-cell>
          <table:table-cell office:value-type="float" office:value="1.59148056908362E+018" calcext:value-type="float">
            <text:p>1.59148056908362E+018</text:p>
          </table:table-cell>
          <table:table-cell table:formula="of:=[.B99]-[.A99]" office:value-type="float" office:value="7484400128" calcext:value-type="float">
            <text:p>7484400128</text:p>
          </table:table-cell>
        </table:table-row>
        <table:table-row table:style-name="ro1">
          <table:table-cell office:value-type="float" office:value="1.59148056159922E+018" calcext:value-type="float">
            <text:p>1.59148056159922E+018</text:p>
          </table:table-cell>
          <table:table-cell office:value-type="float" office:value="1.59148056908363E+018" calcext:value-type="float">
            <text:p>1.59148056908363E+018</text:p>
          </table:table-cell>
          <table:table-cell table:formula="of:=[.B100]-[.A100]" office:value-type="float" office:value="7484410112" calcext:value-type="float">
            <text:p>7484410112</text:p>
          </table:table-cell>
        </table:table-row>
        <table:table-row table:style-name="ro1">
          <table:table-cell office:value-type="float" office:value="1.59148056159923E+018" calcext:value-type="float">
            <text:p>1.59148056159923E+018</text:p>
          </table:table-cell>
          <table:table-cell office:value-type="float" office:value="1.59148056908363E+018" calcext:value-type="float">
            <text:p>1.59148056908363E+018</text:p>
          </table:table-cell>
          <table:table-cell table:formula="of:=[.B101]-[.A101]" office:value-type="float" office:value="7484400128" calcext:value-type="float">
            <text:p>7484400128</text:p>
          </table:table-cell>
        </table:table-row>
        <table:table-row table:style-name="ro1">
          <table:table-cell office:value-type="float" office:value="1.59148056159923E+018" calcext:value-type="float">
            <text:p>1.59148056159923E+018</text:p>
          </table:table-cell>
          <table:table-cell office:value-type="float" office:value="1.59148056908363E+018" calcext:value-type="float">
            <text:p>1.59148056908363E+018</text:p>
          </table:table-cell>
          <table:table-cell table:formula="of:=[.B102]-[.A102]" office:value-type="float" office:value="7484400128" calcext:value-type="float">
            <text:p>7484400128</text:p>
          </table:table-cell>
        </table:table-row>
        <table:table-row table:style-name="ro1">
          <table:table-cell office:value-type="float" office:value="1.59148056159924E+018" calcext:value-type="float">
            <text:p>1.59148056159924E+018</text:p>
          </table:table-cell>
          <table:table-cell office:value-type="float" office:value="1.59148056908364E+018" calcext:value-type="float">
            <text:p>1.59148056908364E+018</text:p>
          </table:table-cell>
          <table:table-cell table:formula="of:=[.B103]-[.A103]" office:value-type="float" office:value="7484400128" calcext:value-type="float">
            <text:p>7484400128</text:p>
          </table:table-cell>
        </table:table-row>
        <table:table-row table:style-name="ro1">
          <table:table-cell office:value-type="float" office:value="1.59148056159924E+018" calcext:value-type="float">
            <text:p>1.59148056159924E+018</text:p>
          </table:table-cell>
          <table:table-cell office:value-type="float" office:value="1.59148056908364E+018" calcext:value-type="float">
            <text:p>1.59148056908364E+018</text:p>
          </table:table-cell>
          <table:table-cell table:formula="of:=[.B104]-[.A104]" office:value-type="float" office:value="7484400128" calcext:value-type="float">
            <text:p>7484400128</text:p>
          </table:table-cell>
        </table:table-row>
        <table:table-row table:style-name="ro1">
          <table:table-cell office:value-type="float" office:value="1.59148056159925E+018" calcext:value-type="float">
            <text:p>1.59148056159925E+018</text:p>
          </table:table-cell>
          <table:table-cell office:value-type="float" office:value="1.59148056908365E+018" calcext:value-type="float">
            <text:p>1.59148056908365E+018</text:p>
          </table:table-cell>
          <table:table-cell table:formula="of:=[.B105]-[.A105]" office:value-type="float" office:value="7484400128" calcext:value-type="float">
            <text:p>7484400128</text:p>
          </table:table-cell>
        </table:table-row>
        <table:table-row table:style-name="ro1">
          <table:table-cell office:value-type="float" office:value="1.59148056159925E+018" calcext:value-type="float">
            <text:p>1.59148056159925E+018</text:p>
          </table:table-cell>
          <table:table-cell office:value-type="float" office:value="1.59148056908365E+018" calcext:value-type="float">
            <text:p>1.59148056908365E+018</text:p>
          </table:table-cell>
          <table:table-cell table:formula="of:=[.B106]-[.A106]" office:value-type="float" office:value="7484400128" calcext:value-type="float">
            <text:p>7484400128</text:p>
          </table:table-cell>
        </table:table-row>
        <table:table-row table:style-name="ro1">
          <table:table-cell office:value-type="float" office:value="1.59148056159926E+018" calcext:value-type="float">
            <text:p>1.59148056159926E+018</text:p>
          </table:table-cell>
          <table:table-cell office:value-type="float" office:value="1.59148056908365E+018" calcext:value-type="float">
            <text:p>1.59148056908365E+018</text:p>
          </table:table-cell>
          <table:table-cell table:formula="of:=[.B107]-[.A107]" office:value-type="float" office:value="7484390144" calcext:value-type="float">
            <text:p>7484390144</text:p>
          </table:table-cell>
        </table:table-row>
        <table:table-row table:style-name="ro1">
          <table:table-cell office:value-type="float" office:value="1.59148056159926E+018" calcext:value-type="float">
            <text:p>1.59148056159926E+018</text:p>
          </table:table-cell>
          <table:table-cell office:value-type="float" office:value="1.59148056908366E+018" calcext:value-type="float">
            <text:p>1.59148056908366E+018</text:p>
          </table:table-cell>
          <table:table-cell table:formula="of:=[.B108]-[.A108]" office:value-type="float" office:value="7484400128" calcext:value-type="float">
            <text:p>7484400128</text:p>
          </table:table-cell>
        </table:table-row>
        <table:table-row table:style-name="ro1">
          <table:table-cell office:value-type="float" office:value="1.59148056159927E+018" calcext:value-type="float">
            <text:p>1.59148056159927E+018</text:p>
          </table:table-cell>
          <table:table-cell office:value-type="float" office:value="1.59148056908366E+018" calcext:value-type="float">
            <text:p>1.59148056908366E+018</text:p>
          </table:table-cell>
          <table:table-cell table:formula="of:=[.B109]-[.A109]" office:value-type="float" office:value="7484390144" calcext:value-type="float">
            <text:p>7484390144</text:p>
          </table:table-cell>
        </table:table-row>
        <table:table-row table:style-name="ro1">
          <table:table-cell office:value-type="float" office:value="1.59148056159927E+018" calcext:value-type="float">
            <text:p>1.59148056159927E+018</text:p>
          </table:table-cell>
          <table:table-cell office:value-type="float" office:value="1.59148056908367E+018" calcext:value-type="float">
            <text:p>1.59148056908367E+018</text:p>
          </table:table-cell>
          <table:table-cell table:formula="of:=[.B110]-[.A110]" office:value-type="float" office:value="7484400128" calcext:value-type="float">
            <text:p>7484400128</text:p>
          </table:table-cell>
        </table:table-row>
        <table:table-row table:style-name="ro1">
          <table:table-cell office:value-type="float" office:value="1.59148056159928E+018" calcext:value-type="float">
            <text:p>1.59148056159928E+018</text:p>
          </table:table-cell>
          <table:table-cell office:value-type="float" office:value="1.59148056908367E+018" calcext:value-type="float">
            <text:p>1.59148056908367E+018</text:p>
          </table:table-cell>
          <table:table-cell table:formula="of:=[.B111]-[.A111]" office:value-type="float" office:value="7484390144" calcext:value-type="float">
            <text:p>7484390144</text:p>
          </table:table-cell>
        </table:table-row>
        <table:table-row table:style-name="ro1">
          <table:table-cell office:value-type="float" office:value="1.59148056159928E+018" calcext:value-type="float">
            <text:p>1.59148056159928E+018</text:p>
          </table:table-cell>
          <table:table-cell office:value-type="float" office:value="1.59148056908367E+018" calcext:value-type="float">
            <text:p>1.59148056908367E+018</text:p>
          </table:table-cell>
          <table:table-cell table:formula="of:=[.B112]-[.A112]" office:value-type="float" office:value="7484390144" calcext:value-type="float">
            <text:p>7484390144</text:p>
          </table:table-cell>
        </table:table-row>
        <table:table-row table:style-name="ro1">
          <table:table-cell office:value-type="float" office:value="1.59148056159929E+018" calcext:value-type="float">
            <text:p>1.59148056159929E+018</text:p>
          </table:table-cell>
          <table:table-cell office:value-type="float" office:value="1.59148056908368E+018" calcext:value-type="float">
            <text:p>1.59148056908368E+018</text:p>
          </table:table-cell>
          <table:table-cell table:formula="of:=[.B113]-[.A113]" office:value-type="float" office:value="7484390144" calcext:value-type="float">
            <text:p>7484390144</text:p>
          </table:table-cell>
        </table:table-row>
        <table:table-row table:style-name="ro1">
          <table:table-cell office:value-type="float" office:value="1.59148056159929E+018" calcext:value-type="float">
            <text:p>1.59148056159929E+018</text:p>
          </table:table-cell>
          <table:table-cell office:value-type="float" office:value="1.59148056908368E+018" calcext:value-type="float">
            <text:p>1.59148056908368E+018</text:p>
          </table:table-cell>
          <table:table-cell table:formula="of:=[.B114]-[.A114]" office:value-type="float" office:value="7484390144" calcext:value-type="float">
            <text:p>7484390144</text:p>
          </table:table-cell>
        </table:table-row>
        <table:table-row table:style-name="ro1">
          <table:table-cell office:value-type="float" office:value="1.5914805615993E+018" calcext:value-type="float">
            <text:p>1.5914805615993E+018</text:p>
          </table:table-cell>
          <table:table-cell office:value-type="float" office:value="1.59148056908368E+018" calcext:value-type="float">
            <text:p>1.59148056908368E+018</text:p>
          </table:table-cell>
          <table:table-cell table:formula="of:=[.B115]-[.A115]" office:value-type="float" office:value="7484379904" calcext:value-type="float">
            <text:p>7484379904</text:p>
          </table:table-cell>
        </table:table-row>
        <table:table-row table:style-name="ro1">
          <table:table-cell office:value-type="float" office:value="1.5914805615993E+018" calcext:value-type="float">
            <text:p>1.5914805615993E+018</text:p>
          </table:table-cell>
          <table:table-cell office:value-type="float" office:value="1.59148056908369E+018" calcext:value-type="float">
            <text:p>1.59148056908369E+018</text:p>
          </table:table-cell>
          <table:table-cell table:formula="of:=[.B116]-[.A116]" office:value-type="float" office:value="7484389888" calcext:value-type="float">
            <text:p>7484389888</text:p>
          </table:table-cell>
        </table:table-row>
        <table:table-row table:style-name="ro1">
          <table:table-cell office:value-type="float" office:value="1.59148056159931E+018" calcext:value-type="float">
            <text:p>1.59148056159931E+018</text:p>
          </table:table-cell>
          <table:table-cell office:value-type="float" office:value="1.59148056908369E+018" calcext:value-type="float">
            <text:p>1.59148056908369E+018</text:p>
          </table:table-cell>
          <table:table-cell table:formula="of:=[.B117]-[.A117]" office:value-type="float" office:value="7484380160" calcext:value-type="float">
            <text:p>7484380160</text:p>
          </table:table-cell>
        </table:table-row>
        <table:table-row table:style-name="ro1">
          <table:table-cell office:value-type="float" office:value="1.59148056159931E+018" calcext:value-type="float">
            <text:p>1.59148056159931E+018</text:p>
          </table:table-cell>
          <table:table-cell office:value-type="float" office:value="1.5914805690837E+018" calcext:value-type="float">
            <text:p>1.5914805690837E+018</text:p>
          </table:table-cell>
          <table:table-cell table:formula="of:=[.B118]-[.A118]" office:value-type="float" office:value="7484390144" calcext:value-type="float">
            <text:p>7484390144</text:p>
          </table:table-cell>
        </table:table-row>
        <table:table-row table:style-name="ro1">
          <table:table-cell office:value-type="float" office:value="1.59148056159932E+018" calcext:value-type="float">
            <text:p>1.59148056159932E+018</text:p>
          </table:table-cell>
          <table:table-cell office:value-type="float" office:value="1.5914805690837E+018" calcext:value-type="float">
            <text:p>1.5914805690837E+018</text:p>
          </table:table-cell>
          <table:table-cell table:formula="of:=[.B119]-[.A119]" office:value-type="float" office:value="7484379904" calcext:value-type="float">
            <text:p>7484379904</text:p>
          </table:table-cell>
        </table:table-row>
        <table:table-row table:style-name="ro1">
          <table:table-cell office:value-type="float" office:value="1.59148056159932E+018" calcext:value-type="float">
            <text:p>1.59148056159932E+018</text:p>
          </table:table-cell>
          <table:table-cell office:value-type="float" office:value="1.5914805690837E+018" calcext:value-type="float">
            <text:p>1.5914805690837E+018</text:p>
          </table:table-cell>
          <table:table-cell table:formula="of:=[.B120]-[.A120]" office:value-type="float" office:value="7484379904" calcext:value-type="float">
            <text:p>7484379904</text:p>
          </table:table-cell>
        </table:table-row>
        <table:table-row table:style-name="ro1">
          <table:table-cell office:value-type="float" office:value="1.59148056159933E+018" calcext:value-type="float">
            <text:p>1.59148056159933E+018</text:p>
          </table:table-cell>
          <table:table-cell office:value-type="float" office:value="1.59148056908371E+018" calcext:value-type="float">
            <text:p>1.59148056908371E+018</text:p>
          </table:table-cell>
          <table:table-cell table:formula="of:=[.B121]-[.A121]" office:value-type="float" office:value="7484380160" calcext:value-type="float">
            <text:p>7484380160</text:p>
          </table:table-cell>
        </table:table-row>
        <table:table-row table:style-name="ro1">
          <table:table-cell office:value-type="float" office:value="1.59148056159933E+018" calcext:value-type="float">
            <text:p>1.59148056159933E+018</text:p>
          </table:table-cell>
          <table:table-cell office:value-type="float" office:value="1.59148056908371E+018" calcext:value-type="float">
            <text:p>1.59148056908371E+018</text:p>
          </table:table-cell>
          <table:table-cell table:formula="of:=[.B122]-[.A122]" office:value-type="float" office:value="7484380160" calcext:value-type="float">
            <text:p>7484380160</text:p>
          </table:table-cell>
        </table:table-row>
        <table:table-row table:style-name="ro1">
          <table:table-cell office:value-type="float" office:value="1.59148056159934E+018" calcext:value-type="float">
            <text:p>1.59148056159934E+018</text:p>
          </table:table-cell>
          <table:table-cell office:value-type="float" office:value="1.59148056908371E+018" calcext:value-type="float">
            <text:p>1.59148056908371E+018</text:p>
          </table:table-cell>
          <table:table-cell table:formula="of:=[.B123]-[.A123]" office:value-type="float" office:value="7484370176" calcext:value-type="float">
            <text:p>7484370176</text:p>
          </table:table-cell>
        </table:table-row>
        <table:table-row table:style-name="ro1">
          <table:table-cell office:value-type="float" office:value="1.59148056159934E+018" calcext:value-type="float">
            <text:p>1.59148056159934E+018</text:p>
          </table:table-cell>
          <table:table-cell office:value-type="float" office:value="1.59148056908372E+018" calcext:value-type="float">
            <text:p>1.59148056908372E+018</text:p>
          </table:table-cell>
          <table:table-cell table:formula="of:=[.B124]-[.A124]" office:value-type="float" office:value="7484379904" calcext:value-type="float">
            <text:p>7484379904</text:p>
          </table:table-cell>
        </table:table-row>
        <table:table-row table:style-name="ro1">
          <table:table-cell office:value-type="float" office:value="1.59148056159935E+018" calcext:value-type="float">
            <text:p>1.59148056159935E+018</text:p>
          </table:table-cell>
          <table:table-cell office:value-type="float" office:value="1.59148056908372E+018" calcext:value-type="float">
            <text:p>1.59148056908372E+018</text:p>
          </table:table-cell>
          <table:table-cell table:formula="of:=[.B125]-[.A125]" office:value-type="float" office:value="7484369920" calcext:value-type="float">
            <text:p>7484369920</text:p>
          </table:table-cell>
        </table:table-row>
        <table:table-row table:style-name="ro1">
          <table:table-cell office:value-type="float" office:value="1.59148056159935E+018" calcext:value-type="float">
            <text:p>1.59148056159935E+018</text:p>
          </table:table-cell>
          <table:table-cell office:value-type="float" office:value="1.59148056908372E+018" calcext:value-type="float">
            <text:p>1.59148056908372E+018</text:p>
          </table:table-cell>
          <table:table-cell table:formula="of:=[.B126]-[.A126]" office:value-type="float" office:value="7484369920" calcext:value-type="float">
            <text:p>7484369920</text:p>
          </table:table-cell>
        </table:table-row>
        <table:table-row table:style-name="ro1">
          <table:table-cell office:value-type="float" office:value="1.59148056159936E+018" calcext:value-type="float">
            <text:p>1.59148056159936E+018</text:p>
          </table:table-cell>
          <table:table-cell office:value-type="float" office:value="1.59148056908373E+018" calcext:value-type="float">
            <text:p>1.59148056908373E+018</text:p>
          </table:table-cell>
          <table:table-cell table:formula="of:=[.B127]-[.A127]" office:value-type="float" office:value="7484369920" calcext:value-type="float">
            <text:p>7484369920</text:p>
          </table:table-cell>
        </table:table-row>
        <table:table-row table:style-name="ro1">
          <table:table-cell office:value-type="float" office:value="1.59148056159936E+018" calcext:value-type="float">
            <text:p>1.59148056159936E+018</text:p>
          </table:table-cell>
          <table:table-cell office:value-type="float" office:value="1.59148056908373E+018" calcext:value-type="float">
            <text:p>1.59148056908373E+018</text:p>
          </table:table-cell>
          <table:table-cell table:formula="of:=[.B128]-[.A128]" office:value-type="float" office:value="7484369920" calcext:value-type="float">
            <text:p>7484369920</text:p>
          </table:table-cell>
        </table:table-row>
        <table:table-row table:style-name="ro1">
          <table:table-cell office:value-type="float" office:value="1.59148056159937E+018" calcext:value-type="float">
            <text:p>1.59148056159937E+018</text:p>
          </table:table-cell>
          <table:table-cell office:value-type="float" office:value="1.59148056908374E+018" calcext:value-type="float">
            <text:p>1.59148056908374E+018</text:p>
          </table:table-cell>
          <table:table-cell table:formula="of:=[.B129]-[.A129]" office:value-type="float" office:value="7484369920" calcext:value-type="float">
            <text:p>7484369920</text:p>
          </table:table-cell>
        </table:table-row>
        <table:table-row table:style-name="ro1">
          <table:table-cell office:value-type="float" office:value="1.59148056159937E+018" calcext:value-type="float">
            <text:p>1.59148056159937E+018</text:p>
          </table:table-cell>
          <table:table-cell office:value-type="float" office:value="1.59148056908374E+018" calcext:value-type="float">
            <text:p>1.59148056908374E+018</text:p>
          </table:table-cell>
          <table:table-cell table:formula="of:=[.B130]-[.A130]" office:value-type="float" office:value="7484369920" calcext:value-type="float">
            <text:p>7484369920</text:p>
          </table:table-cell>
        </table:table-row>
        <table:table-row table:style-name="ro1">
          <table:table-cell office:value-type="float" office:value="1.59148056159938E+018" calcext:value-type="float">
            <text:p>1.59148056159938E+018</text:p>
          </table:table-cell>
          <table:table-cell office:value-type="float" office:value="1.59148056908374E+018" calcext:value-type="float">
            <text:p>1.59148056908374E+018</text:p>
          </table:table-cell>
          <table:table-cell table:formula="of:=[.B131]-[.A131]" office:value-type="float" office:value="7484359680" calcext:value-type="float">
            <text:p>7484359680</text:p>
          </table:table-cell>
        </table:table-row>
        <table:table-row table:style-name="ro1">
          <table:table-cell office:value-type="float" office:value="1.59148056159938E+018" calcext:value-type="float">
            <text:p>1.59148056159938E+018</text:p>
          </table:table-cell>
          <table:table-cell office:value-type="float" office:value="1.59148056908375E+018" calcext:value-type="float">
            <text:p>1.59148056908375E+018</text:p>
          </table:table-cell>
          <table:table-cell table:formula="of:=[.B132]-[.A132]" office:value-type="float" office:value="7484369920" calcext:value-type="float">
            <text:p>7484369920</text:p>
          </table:table-cell>
        </table:table-row>
        <table:table-row table:style-name="ro1">
          <table:table-cell office:value-type="float" office:value="1.59148056159939E+018" calcext:value-type="float">
            <text:p>1.59148056159939E+018</text:p>
          </table:table-cell>
          <table:table-cell office:value-type="float" office:value="1.59148056908375E+018" calcext:value-type="float">
            <text:p>1.59148056908375E+018</text:p>
          </table:table-cell>
          <table:table-cell table:formula="of:=[.B133]-[.A133]" office:value-type="float" office:value="7484360192" calcext:value-type="float">
            <text:p>7484360192</text:p>
          </table:table-cell>
        </table:table-row>
        <table:table-row table:style-name="ro1">
          <table:table-cell office:value-type="float" office:value="1.59148056159939E+018" calcext:value-type="float">
            <text:p>1.59148056159939E+018</text:p>
          </table:table-cell>
          <table:table-cell office:value-type="float" office:value="1.59148056908375E+018" calcext:value-type="float">
            <text:p>1.59148056908375E+018</text:p>
          </table:table-cell>
          <table:table-cell table:formula="of:=[.B134]-[.A134]" office:value-type="float" office:value="7484360192" calcext:value-type="float">
            <text:p>7484360192</text:p>
          </table:table-cell>
        </table:table-row>
        <table:table-row table:style-name="ro1">
          <table:table-cell office:value-type="float" office:value="1.5914805615994E+018" calcext:value-type="float">
            <text:p>1.5914805615994E+018</text:p>
          </table:table-cell>
          <table:table-cell office:value-type="float" office:value="1.59148056908376E+018" calcext:value-type="float">
            <text:p>1.59148056908376E+018</text:p>
          </table:table-cell>
          <table:table-cell table:formula="of:=[.B135]-[.A135]" office:value-type="float" office:value="7484359680" calcext:value-type="float">
            <text:p>7484359680</text:p>
          </table:table-cell>
        </table:table-row>
        <table:table-row table:style-name="ro1">
          <table:table-cell office:value-type="float" office:value="1.5914805615994E+018" calcext:value-type="float">
            <text:p>1.5914805615994E+018</text:p>
          </table:table-cell>
          <table:table-cell office:value-type="float" office:value="1.59148056908376E+018" calcext:value-type="float">
            <text:p>1.59148056908376E+018</text:p>
          </table:table-cell>
          <table:table-cell table:formula="of:=[.B136]-[.A136]" office:value-type="float" office:value="7484359680" calcext:value-type="float">
            <text:p>7484359680</text:p>
          </table:table-cell>
        </table:table-row>
        <table:table-row table:style-name="ro1">
          <table:table-cell office:value-type="float" office:value="1.59148056159941E+018" calcext:value-type="float">
            <text:p>1.59148056159941E+018</text:p>
          </table:table-cell>
          <table:table-cell office:value-type="float" office:value="1.59148056908377E+018" calcext:value-type="float">
            <text:p>1.59148056908377E+018</text:p>
          </table:table-cell>
          <table:table-cell table:formula="of:=[.B137]-[.A137]" office:value-type="float" office:value="7484360192" calcext:value-type="float">
            <text:p>7484360192</text:p>
          </table:table-cell>
        </table:table-row>
        <table:table-row table:style-name="ro1">
          <table:table-cell office:value-type="float" office:value="1.59148056159941E+018" calcext:value-type="float">
            <text:p>1.59148056159941E+018</text:p>
          </table:table-cell>
          <table:table-cell office:value-type="float" office:value="1.59148056908377E+018" calcext:value-type="float">
            <text:p>1.59148056908377E+018</text:p>
          </table:table-cell>
          <table:table-cell table:formula="of:=[.B138]-[.A138]" office:value-type="float" office:value="7484360192" calcext:value-type="float">
            <text:p>7484360192</text:p>
          </table:table-cell>
        </table:table-row>
        <table:table-row table:style-name="ro1">
          <table:table-cell office:value-type="float" office:value="1.59148056159942E+018" calcext:value-type="float">
            <text:p>1.59148056159942E+018</text:p>
          </table:table-cell>
          <table:table-cell office:value-type="float" office:value="1.59148056908377E+018" calcext:value-type="float">
            <text:p>1.59148056908377E+018</text:p>
          </table:table-cell>
          <table:table-cell table:formula="of:=[.B139]-[.A139]" office:value-type="float" office:value="7484349952" calcext:value-type="float">
            <text:p>7484349952</text:p>
          </table:table-cell>
        </table:table-row>
        <table:table-row table:style-name="ro1">
          <table:table-cell office:value-type="float" office:value="1.59148056159942E+018" calcext:value-type="float">
            <text:p>1.59148056159942E+018</text:p>
          </table:table-cell>
          <table:table-cell office:value-type="float" office:value="1.59148056908378E+018" calcext:value-type="float">
            <text:p>1.59148056908378E+018</text:p>
          </table:table-cell>
          <table:table-cell table:formula="of:=[.B140]-[.A140]" office:value-type="float" office:value="7484359680" calcext:value-type="float">
            <text:p>7484359680</text:p>
          </table:table-cell>
        </table:table-row>
        <table:table-row table:style-name="ro1">
          <table:table-cell office:value-type="float" office:value="1.59148056159943E+018" calcext:value-type="float">
            <text:p>1.59148056159943E+018</text:p>
          </table:table-cell>
          <table:table-cell office:value-type="float" office:value="1.59148056908378E+018" calcext:value-type="float">
            <text:p>1.59148056908378E+018</text:p>
          </table:table-cell>
          <table:table-cell table:formula="of:=[.B141]-[.A141]" office:value-type="float" office:value="7484349952" calcext:value-type="float">
            <text:p>7484349952</text:p>
          </table:table-cell>
        </table:table-row>
        <table:table-row table:style-name="ro1">
          <table:table-cell office:value-type="float" office:value="1.59148056159943E+018" calcext:value-type="float">
            <text:p>1.59148056159943E+018</text:p>
          </table:table-cell>
          <table:table-cell office:value-type="float" office:value="1.59148056908378E+018" calcext:value-type="float">
            <text:p>1.59148056908378E+018</text:p>
          </table:table-cell>
          <table:table-cell table:formula="of:=[.B142]-[.A142]" office:value-type="float" office:value="7484349952" calcext:value-type="float">
            <text:p>7484349952</text:p>
          </table:table-cell>
        </table:table-row>
        <table:table-row table:style-name="ro1">
          <table:table-cell office:value-type="float" office:value="1.59148056159944E+018" calcext:value-type="float">
            <text:p>1.59148056159944E+018</text:p>
          </table:table-cell>
          <table:table-cell office:value-type="float" office:value="1.59148056908379E+018" calcext:value-type="float">
            <text:p>1.59148056908379E+018</text:p>
          </table:table-cell>
          <table:table-cell table:formula="of:=[.B143]-[.A143]" office:value-type="float" office:value="7484349952" calcext:value-type="float">
            <text:p>7484349952</text:p>
          </table:table-cell>
        </table:table-row>
        <table:table-row table:style-name="ro1">
          <table:table-cell office:value-type="float" office:value="1.59148056159944E+018" calcext:value-type="float">
            <text:p>1.59148056159944E+018</text:p>
          </table:table-cell>
          <table:table-cell office:value-type="float" office:value="1.59148056908379E+018" calcext:value-type="float">
            <text:p>1.59148056908379E+018</text:p>
          </table:table-cell>
          <table:table-cell table:formula="of:=[.B144]-[.A144]" office:value-type="float" office:value="7484349952" calcext:value-type="float">
            <text:p>7484349952</text:p>
          </table:table-cell>
        </table:table-row>
        <table:table-row table:style-name="ro1">
          <table:table-cell office:value-type="float" office:value="1.59148056159945E+018" calcext:value-type="float">
            <text:p>1.59148056159945E+018</text:p>
          </table:table-cell>
          <table:table-cell office:value-type="float" office:value="1.59148056908379E+018" calcext:value-type="float">
            <text:p>1.59148056908379E+018</text:p>
          </table:table-cell>
          <table:table-cell table:formula="of:=[.B145]-[.A145]" office:value-type="float" office:value="7484340224" calcext:value-type="float">
            <text:p>7484340224</text:p>
          </table:table-cell>
        </table:table-row>
        <table:table-row table:style-name="ro1">
          <table:table-cell office:value-type="float" office:value="1.59148056159945E+018" calcext:value-type="float">
            <text:p>1.59148056159945E+018</text:p>
          </table:table-cell>
          <table:table-cell office:value-type="float" office:value="1.5914805690838E+018" calcext:value-type="float">
            <text:p>1.5914805690838E+018</text:p>
          </table:table-cell>
          <table:table-cell table:formula="of:=[.B146]-[.A146]" office:value-type="float" office:value="7484349952" calcext:value-type="float">
            <text:p>7484349952</text:p>
          </table:table-cell>
        </table:table-row>
        <table:table-row table:style-name="ro1">
          <table:table-cell office:value-type="float" office:value="1.59148056159946E+018" calcext:value-type="float">
            <text:p>1.59148056159946E+018</text:p>
          </table:table-cell>
          <table:table-cell office:value-type="float" office:value="1.5914805690838E+018" calcext:value-type="float">
            <text:p>1.5914805690838E+018</text:p>
          </table:table-cell>
          <table:table-cell table:formula="of:=[.B147]-[.A147]" office:value-type="float" office:value="7484339712" calcext:value-type="float">
            <text:p>7484339712</text:p>
          </table:table-cell>
        </table:table-row>
        <table:table-row table:style-name="ro1">
          <table:table-cell office:value-type="float" office:value="1.59148056159946E+018" calcext:value-type="float">
            <text:p>1.59148056159946E+018</text:p>
          </table:table-cell>
          <table:table-cell office:value-type="float" office:value="1.59148056908381E+018" calcext:value-type="float">
            <text:p>1.59148056908381E+018</text:p>
          </table:table-cell>
          <table:table-cell table:formula="of:=[.B148]-[.A148]" office:value-type="float" office:value="7484349952" calcext:value-type="float">
            <text:p>7484349952</text:p>
          </table:table-cell>
        </table:table-row>
        <table:table-row table:style-name="ro1">
          <table:table-cell office:value-type="float" office:value="1.59148056159947E+018" calcext:value-type="float">
            <text:p>1.59148056159947E+018</text:p>
          </table:table-cell>
          <table:table-cell office:value-type="float" office:value="1.59148056908381E+018" calcext:value-type="float">
            <text:p>1.59148056908381E+018</text:p>
          </table:table-cell>
          <table:table-cell table:formula="of:=[.B149]-[.A149]" office:value-type="float" office:value="7484339968" calcext:value-type="float">
            <text:p>7484339968</text:p>
          </table:table-cell>
        </table:table-row>
        <table:table-row table:style-name="ro1">
          <table:table-cell office:value-type="float" office:value="1.59148056159947E+018" calcext:value-type="float">
            <text:p>1.59148056159947E+018</text:p>
          </table:table-cell>
          <table:table-cell office:value-type="float" office:value="1.59148056908381E+018" calcext:value-type="float">
            <text:p>1.59148056908381E+018</text:p>
          </table:table-cell>
          <table:table-cell table:formula="of:=[.B150]-[.A150]" office:value-type="float" office:value="7484339968" calcext:value-type="float">
            <text:p>7484339968</text:p>
          </table:table-cell>
        </table:table-row>
        <table:table-row table:style-name="ro1">
          <table:table-cell office:value-type="float" office:value="1.59148056159948E+018" calcext:value-type="float">
            <text:p>1.59148056159948E+018</text:p>
          </table:table-cell>
          <table:table-cell office:value-type="float" office:value="1.59148056908382E+018" calcext:value-type="float">
            <text:p>1.59148056908382E+018</text:p>
          </table:table-cell>
          <table:table-cell table:formula="of:=[.B151]-[.A151]" office:value-type="float" office:value="7484339712" calcext:value-type="float">
            <text:p>7484339712</text:p>
          </table:table-cell>
        </table:table-row>
        <table:table-row table:style-name="ro1">
          <table:table-cell office:value-type="float" office:value="1.59148056159948E+018" calcext:value-type="float">
            <text:p>1.59148056159948E+018</text:p>
          </table:table-cell>
          <table:table-cell office:value-type="float" office:value="1.59148056908382E+018" calcext:value-type="float">
            <text:p>1.59148056908382E+018</text:p>
          </table:table-cell>
          <table:table-cell table:formula="of:=[.B152]-[.A152]" office:value-type="float" office:value="7484339712" calcext:value-type="float">
            <text:p>7484339712</text:p>
          </table:table-cell>
        </table:table-row>
        <table:table-row table:style-name="ro1">
          <table:table-cell office:value-type="float" office:value="1.59148056159949E+018" calcext:value-type="float">
            <text:p>1.59148056159949E+018</text:p>
          </table:table-cell>
          <table:table-cell office:value-type="float" office:value="1.59148056908382E+018" calcext:value-type="float">
            <text:p>1.59148056908382E+018</text:p>
          </table:table-cell>
          <table:table-cell table:formula="of:=[.B153]-[.A153]" office:value-type="float" office:value="7484329728" calcext:value-type="float">
            <text:p>7484329728</text:p>
          </table:table-cell>
        </table:table-row>
        <table:table-row table:style-name="ro1">
          <table:table-cell office:value-type="float" office:value="1.59148056159949E+018" calcext:value-type="float">
            <text:p>1.59148056159949E+018</text:p>
          </table:table-cell>
          <table:table-cell office:value-type="float" office:value="1.59148056908383E+018" calcext:value-type="float">
            <text:p>1.59148056908383E+018</text:p>
          </table:table-cell>
          <table:table-cell table:formula="of:=[.B154]-[.A154]" office:value-type="float" office:value="7484339968" calcext:value-type="float">
            <text:p>7484339968</text:p>
          </table:table-cell>
        </table:table-row>
        <table:table-row table:style-name="ro1">
          <table:table-cell office:value-type="float" office:value="1.5914805615995E+018" calcext:value-type="float">
            <text:p>1.5914805615995E+018</text:p>
          </table:table-cell>
          <table:table-cell office:value-type="float" office:value="1.59148056908383E+018" calcext:value-type="float">
            <text:p>1.59148056908383E+018</text:p>
          </table:table-cell>
          <table:table-cell table:formula="of:=[.B155]-[.A155]" office:value-type="float" office:value="7484329984" calcext:value-type="float">
            <text:p>7484329984</text:p>
          </table:table-cell>
        </table:table-row>
        <table:table-row table:style-name="ro1">
          <table:table-cell office:value-type="float" office:value="1.5914805615995E+018" calcext:value-type="float">
            <text:p>1.5914805615995E+018</text:p>
          </table:table-cell>
          <table:table-cell office:value-type="float" office:value="1.59148056908383E+018" calcext:value-type="float">
            <text:p>1.59148056908383E+018</text:p>
          </table:table-cell>
          <table:table-cell table:formula="of:=[.B156]-[.A156]" office:value-type="float" office:value="7484329984" calcext:value-type="float">
            <text:p>7484329984</text:p>
          </table:table-cell>
        </table:table-row>
        <table:table-row table:style-name="ro1">
          <table:table-cell office:value-type="float" office:value="1.59148056159951E+018" calcext:value-type="float">
            <text:p>1.59148056159951E+018</text:p>
          </table:table-cell>
          <table:table-cell office:value-type="float" office:value="1.59148056908384E+018" calcext:value-type="float">
            <text:p>1.59148056908384E+018</text:p>
          </table:table-cell>
          <table:table-cell table:formula="of:=[.B157]-[.A157]" office:value-type="float" office:value="7484329728" calcext:value-type="float">
            <text:p>7484329728</text:p>
          </table:table-cell>
        </table:table-row>
        <table:table-row table:style-name="ro1">
          <table:table-cell office:value-type="float" office:value="1.59148056159951E+018" calcext:value-type="float">
            <text:p>1.59148056159951E+018</text:p>
          </table:table-cell>
          <table:table-cell office:value-type="float" office:value="1.59148056908384E+018" calcext:value-type="float">
            <text:p>1.59148056908384E+018</text:p>
          </table:table-cell>
          <table:table-cell table:formula="of:=[.B158]-[.A158]" office:value-type="float" office:value="7484329728" calcext:value-type="float">
            <text:p>7484329728</text:p>
          </table:table-cell>
        </table:table-row>
        <table:table-row table:style-name="ro1">
          <table:table-cell office:value-type="float" office:value="1.59148056159952E+018" calcext:value-type="float">
            <text:p>1.59148056159952E+018</text:p>
          </table:table-cell>
          <table:table-cell office:value-type="float" office:value="1.59148056908385E+018" calcext:value-type="float">
            <text:p>1.59148056908385E+018</text:p>
          </table:table-cell>
          <table:table-cell table:formula="of:=[.B159]-[.A159]" office:value-type="float" office:value="7484329984" calcext:value-type="float">
            <text:p>7484329984</text:p>
          </table:table-cell>
        </table:table-row>
        <table:table-row table:style-name="ro1">
          <table:table-cell office:value-type="float" office:value="1.59148056159952E+018" calcext:value-type="float">
            <text:p>1.59148056159952E+018</text:p>
          </table:table-cell>
          <table:table-cell office:value-type="float" office:value="1.59148056908385E+018" calcext:value-type="float">
            <text:p>1.59148056908385E+018</text:p>
          </table:table-cell>
          <table:table-cell table:formula="of:=[.B160]-[.A160]" office:value-type="float" office:value="7484329984" calcext:value-type="float">
            <text:p>7484329984</text:p>
          </table:table-cell>
        </table:table-row>
        <table:table-row table:style-name="ro1">
          <table:table-cell office:value-type="float" office:value="1.59148056159953E+018" calcext:value-type="float">
            <text:p>1.59148056159953E+018</text:p>
          </table:table-cell>
          <table:table-cell office:value-type="float" office:value="1.59148056908385E+018" calcext:value-type="float">
            <text:p>1.59148056908385E+018</text:p>
          </table:table-cell>
          <table:table-cell table:formula="of:=[.B161]-[.A161]" office:value-type="float" office:value="7484320000" calcext:value-type="float">
            <text:p>7484320000</text:p>
          </table:table-cell>
        </table:table-row>
        <table:table-row table:style-name="ro1">
          <table:table-cell office:value-type="float" office:value="1.59148056159953E+018" calcext:value-type="float">
            <text:p>1.59148056159953E+018</text:p>
          </table:table-cell>
          <table:table-cell office:value-type="float" office:value="1.59148056908386E+018" calcext:value-type="float">
            <text:p>1.59148056908386E+018</text:p>
          </table:table-cell>
          <table:table-cell table:formula="of:=[.B162]-[.A162]" office:value-type="float" office:value="7484329984" calcext:value-type="float">
            <text:p>7484329984</text:p>
          </table:table-cell>
        </table:table-row>
        <table:table-row table:style-name="ro1">
          <table:table-cell office:value-type="float" office:value="1.59148056159954E+018" calcext:value-type="float">
            <text:p>1.59148056159954E+018</text:p>
          </table:table-cell>
          <table:table-cell office:value-type="float" office:value="1.59148056908386E+018" calcext:value-type="float">
            <text:p>1.59148056908386E+018</text:p>
          </table:table-cell>
          <table:table-cell table:formula="of:=[.B163]-[.A163]" office:value-type="float" office:value="7484320000" calcext:value-type="float">
            <text:p>7484320000</text:p>
          </table:table-cell>
        </table:table-row>
        <table:table-row table:style-name="ro1">
          <table:table-cell office:value-type="float" office:value="1.59148056159954E+018" calcext:value-type="float">
            <text:p>1.59148056159954E+018</text:p>
          </table:table-cell>
          <table:table-cell office:value-type="float" office:value="1.59148056908386E+018" calcext:value-type="float">
            <text:p>1.59148056908386E+018</text:p>
          </table:table-cell>
          <table:table-cell table:formula="of:=[.B164]-[.A164]" office:value-type="float" office:value="7484320000" calcext:value-type="float">
            <text:p>7484320000</text:p>
          </table:table-cell>
        </table:table-row>
        <table:table-row table:style-name="ro1">
          <table:table-cell office:value-type="float" office:value="1.59148056159955E+018" calcext:value-type="float">
            <text:p>1.59148056159955E+018</text:p>
          </table:table-cell>
          <table:table-cell office:value-type="float" office:value="1.59148056908387E+018" calcext:value-type="float">
            <text:p>1.59148056908387E+018</text:p>
          </table:table-cell>
          <table:table-cell table:formula="of:=[.B165]-[.A165]" office:value-type="float" office:value="7484320000" calcext:value-type="float">
            <text:p>7484320000</text:p>
          </table:table-cell>
        </table:table-row>
        <table:table-row table:style-name="ro1">
          <table:table-cell office:value-type="float" office:value="1.59148056159955E+018" calcext:value-type="float">
            <text:p>1.59148056159955E+018</text:p>
          </table:table-cell>
          <table:table-cell office:value-type="float" office:value="1.59148056908387E+018" calcext:value-type="float">
            <text:p>1.59148056908387E+018</text:p>
          </table:table-cell>
          <table:table-cell table:formula="of:=[.B166]-[.A166]" office:value-type="float" office:value="7484320000" calcext:value-type="float">
            <text:p>7484320000</text:p>
          </table:table-cell>
        </table:table-row>
        <table:table-row table:style-name="ro1">
          <table:table-cell office:value-type="float" office:value="1.59148056159956E+018" calcext:value-type="float">
            <text:p>1.59148056159956E+018</text:p>
          </table:table-cell>
          <table:table-cell office:value-type="float" office:value="1.59148056908388E+018" calcext:value-type="float">
            <text:p>1.59148056908388E+018</text:p>
          </table:table-cell>
          <table:table-cell table:formula="of:=[.B167]-[.A167]" office:value-type="float" office:value="7484320000" calcext:value-type="float">
            <text:p>7484320000</text:p>
          </table:table-cell>
        </table:table-row>
        <table:table-row table:style-name="ro1">
          <table:table-cell office:value-type="float" office:value="1.59148056159957E+018" calcext:value-type="float">
            <text:p>1.59148056159957E+018</text:p>
          </table:table-cell>
          <table:table-cell office:value-type="float" office:value="1.59148056908388E+018" calcext:value-type="float">
            <text:p>1.59148056908388E+018</text:p>
          </table:table-cell>
          <table:table-cell table:formula="of:=[.B168]-[.A168]" office:value-type="float" office:value="7484310016" calcext:value-type="float">
            <text:p>7484310016</text:p>
          </table:table-cell>
        </table:table-row>
        <table:table-row table:style-name="ro1">
          <table:table-cell office:value-type="float" office:value="1.59148056159957E+018" calcext:value-type="float">
            <text:p>1.59148056159957E+018</text:p>
          </table:table-cell>
          <table:table-cell office:value-type="float" office:value="1.59148056908388E+018" calcext:value-type="float">
            <text:p>1.59148056908388E+018</text:p>
          </table:table-cell>
          <table:table-cell table:formula="of:=[.B169]-[.A169]" office:value-type="float" office:value="7484310016" calcext:value-type="float">
            <text:p>7484310016</text:p>
          </table:table-cell>
        </table:table-row>
        <table:table-row table:style-name="ro1">
          <table:table-cell office:value-type="float" office:value="1.59148056159958E+018" calcext:value-type="float">
            <text:p>1.59148056159958E+018</text:p>
          </table:table-cell>
          <table:table-cell office:value-type="float" office:value="1.59148056908389E+018" calcext:value-type="float">
            <text:p>1.59148056908389E+018</text:p>
          </table:table-cell>
          <table:table-cell table:formula="of:=[.B170]-[.A170]" office:value-type="float" office:value="7484310016" calcext:value-type="float">
            <text:p>7484310016</text:p>
          </table:table-cell>
        </table:table-row>
        <table:table-row table:style-name="ro1">
          <table:table-cell office:value-type="float" office:value="1.59148056159958E+018" calcext:value-type="float">
            <text:p>1.59148056159958E+018</text:p>
          </table:table-cell>
          <table:table-cell office:value-type="float" office:value="1.59148056908389E+018" calcext:value-type="float">
            <text:p>1.59148056908389E+018</text:p>
          </table:table-cell>
          <table:table-cell table:formula="of:=[.B171]-[.A171]" office:value-type="float" office:value="7484310016" calcext:value-type="float">
            <text:p>7484310016</text:p>
          </table:table-cell>
        </table:table-row>
        <table:table-row table:style-name="ro1">
          <table:table-cell office:value-type="float" office:value="1.59148056159959E+018" calcext:value-type="float">
            <text:p>1.59148056159959E+018</text:p>
          </table:table-cell>
          <table:table-cell office:value-type="float" office:value="1.59148056908389E+018" calcext:value-type="float">
            <text:p>1.59148056908389E+018</text:p>
          </table:table-cell>
          <table:table-cell table:formula="of:=[.B172]-[.A172]" office:value-type="float" office:value="7484300032" calcext:value-type="float">
            <text:p>7484300032</text:p>
          </table:table-cell>
        </table:table-row>
        <table:table-row table:style-name="ro1">
          <table:table-cell office:value-type="float" office:value="1.59148056159959E+018" calcext:value-type="float">
            <text:p>1.59148056159959E+018</text:p>
          </table:table-cell>
          <table:table-cell office:value-type="float" office:value="1.5914805690839E+018" calcext:value-type="float">
            <text:p>1.5914805690839E+018</text:p>
          </table:table-cell>
          <table:table-cell table:formula="of:=[.B173]-[.A173]" office:value-type="float" office:value="7484310016" calcext:value-type="float">
            <text:p>7484310016</text:p>
          </table:table-cell>
        </table:table-row>
        <table:table-row table:style-name="ro1">
          <table:table-cell office:value-type="float" office:value="1.5914805615996E+018" calcext:value-type="float">
            <text:p>1.5914805615996E+018</text:p>
          </table:table-cell>
          <table:table-cell office:value-type="float" office:value="1.5914805690839E+018" calcext:value-type="float">
            <text:p>1.5914805690839E+018</text:p>
          </table:table-cell>
          <table:table-cell table:formula="of:=[.B174]-[.A174]" office:value-type="float" office:value="7484300032" calcext:value-type="float">
            <text:p>7484300032</text:p>
          </table:table-cell>
        </table:table-row>
        <table:table-row table:style-name="ro1">
          <table:table-cell office:value-type="float" office:value="1.5914805615996E+018" calcext:value-type="float">
            <text:p>1.5914805615996E+018</text:p>
          </table:table-cell>
          <table:table-cell office:value-type="float" office:value="1.5914805690839E+018" calcext:value-type="float">
            <text:p>1.5914805690839E+018</text:p>
          </table:table-cell>
          <table:table-cell table:formula="of:=[.B175]-[.A175]" office:value-type="float" office:value="7484300032" calcext:value-type="float">
            <text:p>7484300032</text:p>
          </table:table-cell>
        </table:table-row>
        <table:table-row table:style-name="ro1">
          <table:table-cell office:value-type="float" office:value="1.59148056159961E+018" calcext:value-type="float">
            <text:p>1.59148056159961E+018</text:p>
          </table:table-cell>
          <table:table-cell office:value-type="float" office:value="1.59148056908391E+018" calcext:value-type="float">
            <text:p>1.59148056908391E+018</text:p>
          </table:table-cell>
          <table:table-cell table:formula="of:=[.B176]-[.A176]" office:value-type="float" office:value="7484299776" calcext:value-type="float">
            <text:p>7484299776</text:p>
          </table:table-cell>
        </table:table-row>
        <table:table-row table:style-name="ro1">
          <table:table-cell office:value-type="float" office:value="1.59148056159961E+018" calcext:value-type="float">
            <text:p>1.59148056159961E+018</text:p>
          </table:table-cell>
          <table:table-cell office:value-type="float" office:value="1.59148056908391E+018" calcext:value-type="float">
            <text:p>1.59148056908391E+018</text:p>
          </table:table-cell>
          <table:table-cell table:formula="of:=[.B177]-[.A177]" office:value-type="float" office:value="7484299776" calcext:value-type="float">
            <text:p>7484299776</text:p>
          </table:table-cell>
        </table:table-row>
        <table:table-row table:style-name="ro1">
          <table:table-cell office:value-type="float" office:value="1.59148056159962E+018" calcext:value-type="float">
            <text:p>1.59148056159962E+018</text:p>
          </table:table-cell>
          <table:table-cell office:value-type="float" office:value="1.59148056908391E+018" calcext:value-type="float">
            <text:p>1.59148056908391E+018</text:p>
          </table:table-cell>
          <table:table-cell table:formula="of:=[.B178]-[.A178]" office:value-type="float" office:value="7484290048" calcext:value-type="float">
            <text:p>7484290048</text:p>
          </table:table-cell>
        </table:table-row>
        <table:table-row table:style-name="ro1">
          <table:table-cell office:value-type="float" office:value="1.59148056159962E+018" calcext:value-type="float">
            <text:p>1.59148056159962E+018</text:p>
          </table:table-cell>
          <table:table-cell office:value-type="float" office:value="1.59148056908392E+018" calcext:value-type="float">
            <text:p>1.59148056908392E+018</text:p>
          </table:table-cell>
          <table:table-cell table:formula="of:=[.B179]-[.A179]" office:value-type="float" office:value="7484300032" calcext:value-type="float">
            <text:p>7484300032</text:p>
          </table:table-cell>
        </table:table-row>
        <table:table-row table:style-name="ro1">
          <table:table-cell office:value-type="float" office:value="1.59148056159963E+018" calcext:value-type="float">
            <text:p>1.59148056159963E+018</text:p>
          </table:table-cell>
          <table:table-cell office:value-type="float" office:value="1.59148056908392E+018" calcext:value-type="float">
            <text:p>1.59148056908392E+018</text:p>
          </table:table-cell>
          <table:table-cell table:formula="of:=[.B180]-[.A180]" office:value-type="float" office:value="7484289792" calcext:value-type="float">
            <text:p>7484289792</text:p>
          </table:table-cell>
        </table:table-row>
        <table:table-row table:style-name="ro1">
          <table:table-cell office:value-type="float" office:value="1.59148056159963E+018" calcext:value-type="float">
            <text:p>1.59148056159963E+018</text:p>
          </table:table-cell>
          <table:table-cell office:value-type="float" office:value="1.59148056908393E+018" calcext:value-type="float">
            <text:p>1.59148056908393E+018</text:p>
          </table:table-cell>
          <table:table-cell table:formula="of:=[.B181]-[.A181]" office:value-type="float" office:value="7484300032" calcext:value-type="float">
            <text:p>7484300032</text:p>
          </table:table-cell>
        </table:table-row>
        <table:table-row table:style-name="ro1">
          <table:table-cell office:value-type="float" office:value="1.59148056159964E+018" calcext:value-type="float">
            <text:p>1.59148056159964E+018</text:p>
          </table:table-cell>
          <table:table-cell office:value-type="float" office:value="1.59148056908393E+018" calcext:value-type="float">
            <text:p>1.59148056908393E+018</text:p>
          </table:table-cell>
          <table:table-cell table:formula="of:=[.B182]-[.A182]" office:value-type="float" office:value="7484290304" calcext:value-type="float">
            <text:p>7484290304</text:p>
          </table:table-cell>
        </table:table-row>
        <table:table-row table:style-name="ro1">
          <table:table-cell office:value-type="float" office:value="1.59148056159964E+018" calcext:value-type="float">
            <text:p>1.59148056159964E+018</text:p>
          </table:table-cell>
          <table:table-cell office:value-type="float" office:value="1.59148056908393E+018" calcext:value-type="float">
            <text:p>1.59148056908393E+018</text:p>
          </table:table-cell>
          <table:table-cell table:formula="of:=[.B183]-[.A183]" office:value-type="float" office:value="7484290304" calcext:value-type="float">
            <text:p>7484290304</text:p>
          </table:table-cell>
        </table:table-row>
        <table:table-row table:style-name="ro1">
          <table:table-cell office:value-type="float" office:value="1.59148056159965E+018" calcext:value-type="float">
            <text:p>1.59148056159965E+018</text:p>
          </table:table-cell>
          <table:table-cell office:value-type="float" office:value="1.59148056908394E+018" calcext:value-type="float">
            <text:p>1.59148056908394E+018</text:p>
          </table:table-cell>
          <table:table-cell table:formula="of:=[.B184]-[.A184]" office:value-type="float" office:value="7484290048" calcext:value-type="float">
            <text:p>7484290048</text:p>
          </table:table-cell>
        </table:table-row>
        <table:table-row table:style-name="ro1">
          <table:table-cell office:value-type="float" office:value="1.59148056159965E+018" calcext:value-type="float">
            <text:p>1.59148056159965E+018</text:p>
          </table:table-cell>
          <table:table-cell office:value-type="float" office:value="1.59148056908394E+018" calcext:value-type="float">
            <text:p>1.59148056908394E+018</text:p>
          </table:table-cell>
          <table:table-cell table:formula="of:=[.B185]-[.A185]" office:value-type="float" office:value="7484290048" calcext:value-type="float">
            <text:p>7484290048</text:p>
          </table:table-cell>
        </table:table-row>
        <table:table-row table:style-name="ro1">
          <table:table-cell office:value-type="float" office:value="1.59148056159966E+018" calcext:value-type="float">
            <text:p>1.59148056159966E+018</text:p>
          </table:table-cell>
          <table:table-cell office:value-type="float" office:value="1.59148056908394E+018" calcext:value-type="float">
            <text:p>1.59148056908394E+018</text:p>
          </table:table-cell>
          <table:table-cell table:formula="of:=[.B186]-[.A186]" office:value-type="float" office:value="7484280320" calcext:value-type="float">
            <text:p>7484280320</text:p>
          </table:table-cell>
        </table:table-row>
        <table:table-row table:style-name="ro1">
          <table:table-cell office:value-type="float" office:value="1.59148056159969E+018" calcext:value-type="float">
            <text:p>1.59148056159969E+018</text:p>
          </table:table-cell>
          <table:table-cell office:value-type="float" office:value="1.59148056908395E+018" calcext:value-type="float">
            <text:p>1.59148056908395E+018</text:p>
          </table:table-cell>
          <table:table-cell table:formula="of:=[.B187]-[.A187]" office:value-type="float" office:value="7484260096" calcext:value-type="float">
            <text:p>7484260096</text:p>
          </table:table-cell>
        </table:table-row>
        <table:table-row table:style-name="ro1">
          <table:table-cell office:value-type="float" office:value="1.5914805615997E+018" calcext:value-type="float">
            <text:p>1.5914805615997E+018</text:p>
          </table:table-cell>
          <table:table-cell office:value-type="float" office:value="1.59148056908395E+018" calcext:value-type="float">
            <text:p>1.59148056908395E+018</text:p>
          </table:table-cell>
          <table:table-cell table:formula="of:=[.B188]-[.A188]" office:value-type="float" office:value="7484250112" calcext:value-type="float">
            <text:p>7484250112</text:p>
          </table:table-cell>
        </table:table-row>
        <table:table-row table:style-name="ro1">
          <table:table-cell office:value-type="float" office:value="1.5914805615997E+018" calcext:value-type="float">
            <text:p>1.5914805615997E+018</text:p>
          </table:table-cell>
          <table:table-cell office:value-type="float" office:value="1.59148056908396E+018" calcext:value-type="float">
            <text:p>1.59148056908396E+018</text:p>
          </table:table-cell>
          <table:table-cell table:formula="of:=[.B189]-[.A189]" office:value-type="float" office:value="7484260096" calcext:value-type="float">
            <text:p>7484260096</text:p>
          </table:table-cell>
        </table:table-row>
        <table:table-row table:style-name="ro1">
          <table:table-cell office:value-type="float" office:value="1.59148056159971E+018" calcext:value-type="float">
            <text:p>1.59148056159971E+018</text:p>
          </table:table-cell>
          <table:table-cell office:value-type="float" office:value="1.59148056908396E+018" calcext:value-type="float">
            <text:p>1.59148056908396E+018</text:p>
          </table:table-cell>
          <table:table-cell table:formula="of:=[.B190]-[.A190]" office:value-type="float" office:value="7484250112" calcext:value-type="float">
            <text:p>7484250112</text:p>
          </table:table-cell>
        </table:table-row>
        <table:table-row table:style-name="ro1">
          <table:table-cell office:value-type="float" office:value="1.59148056159971E+018" calcext:value-type="float">
            <text:p>1.59148056159971E+018</text:p>
          </table:table-cell>
          <table:table-cell office:value-type="float" office:value="1.59148056908396E+018" calcext:value-type="float">
            <text:p>1.59148056908396E+018</text:p>
          </table:table-cell>
          <table:table-cell table:formula="of:=[.B191]-[.A191]" office:value-type="float" office:value="7484250112" calcext:value-type="float">
            <text:p>7484250112</text:p>
          </table:table-cell>
        </table:table-row>
        <table:table-row table:style-name="ro1">
          <table:table-cell office:value-type="float" office:value="1.59148056159972E+018" calcext:value-type="float">
            <text:p>1.59148056159972E+018</text:p>
          </table:table-cell>
          <table:table-cell office:value-type="float" office:value="1.59148056908397E+018" calcext:value-type="float">
            <text:p>1.59148056908397E+018</text:p>
          </table:table-cell>
          <table:table-cell table:formula="of:=[.B192]-[.A192]" office:value-type="float" office:value="7484250112" calcext:value-type="float">
            <text:p>7484250112</text:p>
          </table:table-cell>
        </table:table-row>
        <table:table-row table:style-name="ro1">
          <table:table-cell office:value-type="float" office:value="1.59148056159972E+018" calcext:value-type="float">
            <text:p>1.59148056159972E+018</text:p>
          </table:table-cell>
          <table:table-cell office:value-type="float" office:value="1.59148056908397E+018" calcext:value-type="float">
            <text:p>1.59148056908397E+018</text:p>
          </table:table-cell>
          <table:table-cell table:formula="of:=[.B193]-[.A193]" office:value-type="float" office:value="7484250112" calcext:value-type="float">
            <text:p>7484250112</text:p>
          </table:table-cell>
        </table:table-row>
        <table:table-row table:style-name="ro1">
          <table:table-cell office:value-type="float" office:value="1.59148056159973E+018" calcext:value-type="float">
            <text:p>1.59148056159973E+018</text:p>
          </table:table-cell>
          <table:table-cell office:value-type="float" office:value="1.59148056908397E+018" calcext:value-type="float">
            <text:p>1.59148056908397E+018</text:p>
          </table:table-cell>
          <table:table-cell table:formula="of:=[.B194]-[.A194]" office:value-type="float" office:value="7484239872" calcext:value-type="float">
            <text:p>7484239872</text:p>
          </table:table-cell>
        </table:table-row>
        <table:table-row table:style-name="ro1">
          <table:table-cell office:value-type="float" office:value="1.59148056159973E+018" calcext:value-type="float">
            <text:p>1.59148056159973E+018</text:p>
          </table:table-cell>
          <table:table-cell office:value-type="float" office:value="1.59148056908398E+018" calcext:value-type="float">
            <text:p>1.59148056908398E+018</text:p>
          </table:table-cell>
          <table:table-cell table:formula="of:=[.B195]-[.A195]" office:value-type="float" office:value="7484249856" calcext:value-type="float">
            <text:p>7484249856</text:p>
          </table:table-cell>
        </table:table-row>
        <table:table-row table:style-name="ro1">
          <table:table-cell office:value-type="float" office:value="1.59148056159974E+018" calcext:value-type="float">
            <text:p>1.59148056159974E+018</text:p>
          </table:table-cell>
          <table:table-cell office:value-type="float" office:value="1.59148056908398E+018" calcext:value-type="float">
            <text:p>1.59148056908398E+018</text:p>
          </table:table-cell>
          <table:table-cell table:formula="of:=[.B196]-[.A196]" office:value-type="float" office:value="7484239872" calcext:value-type="float">
            <text:p>7484239872</text:p>
          </table:table-cell>
        </table:table-row>
        <table:table-row table:style-name="ro1">
          <table:table-cell office:value-type="float" office:value="1.59148056159974E+018" calcext:value-type="float">
            <text:p>1.59148056159974E+018</text:p>
          </table:table-cell>
          <table:table-cell office:value-type="float" office:value="1.59148056908398E+018" calcext:value-type="float">
            <text:p>1.59148056908398E+018</text:p>
          </table:table-cell>
          <table:table-cell table:formula="of:=[.B197]-[.A197]" office:value-type="float" office:value="7484239872" calcext:value-type="float">
            <text:p>7484239872</text:p>
          </table:table-cell>
        </table:table-row>
        <table:table-row table:style-name="ro1">
          <table:table-cell office:value-type="float" office:value="1.59148056159975E+018" calcext:value-type="float">
            <text:p>1.59148056159975E+018</text:p>
          </table:table-cell>
          <table:table-cell office:value-type="float" office:value="1.59148056908399E+018" calcext:value-type="float">
            <text:p>1.59148056908399E+018</text:p>
          </table:table-cell>
          <table:table-cell table:formula="of:=[.B198]-[.A198]" office:value-type="float" office:value="7484239872" calcext:value-type="float">
            <text:p>7484239872</text:p>
          </table:table-cell>
        </table:table-row>
        <table:table-row table:style-name="ro1">
          <table:table-cell office:value-type="float" office:value="1.59148056159975E+018" calcext:value-type="float">
            <text:p>1.59148056159975E+018</text:p>
          </table:table-cell>
          <table:table-cell office:value-type="float" office:value="1.59148056908399E+018" calcext:value-type="float">
            <text:p>1.59148056908399E+018</text:p>
          </table:table-cell>
          <table:table-cell table:formula="of:=[.B199]-[.A199]" office:value-type="float" office:value="7484239872" calcext:value-type="float">
            <text:p>7484239872</text:p>
          </table:table-cell>
        </table:table-row>
        <table:table-row table:style-name="ro1">
          <table:table-cell office:value-type="float" office:value="1.59148056159976E+018" calcext:value-type="float">
            <text:p>1.59148056159976E+018</text:p>
          </table:table-cell>
          <table:table-cell office:value-type="float" office:value="1.59148056908399E+018" calcext:value-type="float">
            <text:p>1.59148056908399E+018</text:p>
          </table:table-cell>
          <table:table-cell table:formula="of:=[.B200]-[.A200]" office:value-type="float" office:value="7484229888" calcext:value-type="float">
            <text:p>7484229888</text:p>
          </table:table-cell>
        </table:table-row>
        <table:table-row table:style-name="ro1">
          <table:table-cell office:value-type="float" office:value="1.59148056159976E+018" calcext:value-type="float">
            <text:p>1.59148056159976E+018</text:p>
          </table:table-cell>
          <table:table-cell office:value-type="float" office:value="1.591480569084E+018" calcext:value-type="float">
            <text:p>1.591480569084E+018</text:p>
          </table:table-cell>
          <table:table-cell table:formula="of:=[.B201]-[.A201]" office:value-type="float" office:value="7484240128" calcext:value-type="float">
            <text:p>7484240128</text:p>
          </table:table-cell>
        </table:table-row>
        <table:table-row table:style-name="ro1">
          <table:table-cell office:value-type="float" office:value="1.59148056159977E+018" calcext:value-type="float">
            <text:p>1.59148056159977E+018</text:p>
          </table:table-cell>
          <table:table-cell office:value-type="float" office:value="1.591480569084E+018" calcext:value-type="float">
            <text:p>1.591480569084E+018</text:p>
          </table:table-cell>
          <table:table-cell table:formula="of:=[.B202]-[.A202]" office:value-type="float" office:value="7484230144" calcext:value-type="float">
            <text:p>7484230144</text:p>
          </table:table-cell>
        </table:table-row>
        <table:table-row table:style-name="ro1">
          <table:table-cell office:value-type="float" office:value="1.59148056159977E+018" calcext:value-type="float">
            <text:p>1.59148056159977E+018</text:p>
          </table:table-cell>
          <table:table-cell office:value-type="float" office:value="1.59148056908401E+018" calcext:value-type="float">
            <text:p>1.59148056908401E+018</text:p>
          </table:table-cell>
          <table:table-cell table:formula="of:=[.B203]-[.A203]" office:value-type="float" office:value="7484239872" calcext:value-type="float">
            <text:p>7484239872</text:p>
          </table:table-cell>
        </table:table-row>
        <table:table-row table:style-name="ro1">
          <table:table-cell office:value-type="float" office:value="1.59148056159978E+018" calcext:value-type="float">
            <text:p>1.59148056159978E+018</text:p>
          </table:table-cell>
          <table:table-cell office:value-type="float" office:value="1.59148056908401E+018" calcext:value-type="float">
            <text:p>1.59148056908401E+018</text:p>
          </table:table-cell>
          <table:table-cell table:formula="of:=[.B204]-[.A204]" office:value-type="float" office:value="7484229888" calcext:value-type="float">
            <text:p>7484229888</text:p>
          </table:table-cell>
        </table:table-row>
        <table:table-row table:style-name="ro1">
          <table:table-cell office:value-type="float" office:value="1.59148056159978E+018" calcext:value-type="float">
            <text:p>1.59148056159978E+018</text:p>
          </table:table-cell>
          <table:table-cell office:value-type="float" office:value="1.59148056908401E+018" calcext:value-type="float">
            <text:p>1.59148056908401E+018</text:p>
          </table:table-cell>
          <table:table-cell table:formula="of:=[.B205]-[.A205]" office:value-type="float" office:value="7484229888" calcext:value-type="float">
            <text:p>7484229888</text:p>
          </table:table-cell>
        </table:table-row>
        <table:table-row table:style-name="ro1">
          <table:table-cell office:value-type="float" office:value="1.59148056159979E+018" calcext:value-type="float">
            <text:p>1.59148056159979E+018</text:p>
          </table:table-cell>
          <table:table-cell office:value-type="float" office:value="1.59148056908402E+018" calcext:value-type="float">
            <text:p>1.59148056908402E+018</text:p>
          </table:table-cell>
          <table:table-cell table:formula="of:=[.B206]-[.A206]" office:value-type="float" office:value="7484230144" calcext:value-type="float">
            <text:p>7484230144</text:p>
          </table:table-cell>
        </table:table-row>
        <table:table-row table:style-name="ro1">
          <table:table-cell office:value-type="float" office:value="1.59148056159988E+018" calcext:value-type="float">
            <text:p>1.59148056159988E+018</text:p>
          </table:table-cell>
          <table:table-cell office:value-type="float" office:value="1.59148056908409E+018" calcext:value-type="float">
            <text:p>1.59148056908409E+018</text:p>
          </table:table-cell>
          <table:table-cell table:formula="of:=[.B207]-[.A207]" office:value-type="float" office:value="7484209664" calcext:value-type="float">
            <text:p>7484209664</text:p>
          </table:table-cell>
        </table:table-row>
        <table:table-row table:style-name="ro1">
          <table:table-cell office:value-type="float" office:value="1.59148056159988E+018" calcext:value-type="float">
            <text:p>1.59148056159988E+018</text:p>
          </table:table-cell>
          <table:table-cell office:value-type="float" office:value="1.5914805690841E+018" calcext:value-type="float">
            <text:p>1.5914805690841E+018</text:p>
          </table:table-cell>
          <table:table-cell table:formula="of:=[.B208]-[.A208]" office:value-type="float" office:value="7484219904" calcext:value-type="float">
            <text:p>7484219904</text:p>
          </table:table-cell>
        </table:table-row>
        <table:table-row table:style-name="ro1">
          <table:table-cell office:value-type="float" office:value="1.59148056159989E+018" calcext:value-type="float">
            <text:p>1.59148056159989E+018</text:p>
          </table:table-cell>
          <table:table-cell office:value-type="float" office:value="1.5914805690841E+018" calcext:value-type="float">
            <text:p>1.5914805690841E+018</text:p>
          </table:table-cell>
          <table:table-cell table:formula="of:=[.B209]-[.A209]" office:value-type="float" office:value="7484210176" calcext:value-type="float">
            <text:p>7484210176</text:p>
          </table:table-cell>
        </table:table-row>
        <table:table-row table:style-name="ro1">
          <table:table-cell office:value-type="float" office:value="1.59148056159989E+018" calcext:value-type="float">
            <text:p>1.59148056159989E+018</text:p>
          </table:table-cell>
          <table:table-cell office:value-type="float" office:value="1.59148056908411E+018" calcext:value-type="float">
            <text:p>1.59148056908411E+018</text:p>
          </table:table-cell>
          <table:table-cell table:formula="of:=[.B210]-[.A210]" office:value-type="float" office:value="7484219904" calcext:value-type="float">
            <text:p>7484219904</text:p>
          </table:table-cell>
        </table:table-row>
        <table:table-row table:style-name="ro1">
          <table:table-cell office:value-type="float" office:value="1.5914805615999E+018" calcext:value-type="float">
            <text:p>1.5914805615999E+018</text:p>
          </table:table-cell>
          <table:table-cell office:value-type="float" office:value="1.59148056908411E+018" calcext:value-type="float">
            <text:p>1.59148056908411E+018</text:p>
          </table:table-cell>
          <table:table-cell table:formula="of:=[.B211]-[.A211]" office:value-type="float" office:value="7484209664" calcext:value-type="float">
            <text:p>7484209664</text:p>
          </table:table-cell>
        </table:table-row>
        <table:table-row table:style-name="ro1">
          <table:table-cell office:value-type="float" office:value="1.5914805615999E+018" calcext:value-type="float">
            <text:p>1.5914805615999E+018</text:p>
          </table:table-cell>
          <table:table-cell office:value-type="float" office:value="1.59148056908411E+018" calcext:value-type="float">
            <text:p>1.59148056908411E+018</text:p>
          </table:table-cell>
          <table:table-cell table:formula="of:=[.B212]-[.A212]" office:value-type="float" office:value="7484209664" calcext:value-type="float">
            <text:p>7484209664</text:p>
          </table:table-cell>
        </table:table-row>
        <table:table-row table:style-name="ro1">
          <table:table-cell office:value-type="float" office:value="1.59148056159991E+018" calcext:value-type="float">
            <text:p>1.59148056159991E+018</text:p>
          </table:table-cell>
          <table:table-cell office:value-type="float" office:value="1.59148056908412E+018" calcext:value-type="float">
            <text:p>1.59148056908412E+018</text:p>
          </table:table-cell>
          <table:table-cell table:formula="of:=[.B213]-[.A213]" office:value-type="float" office:value="7484210176" calcext:value-type="float">
            <text:p>7484210176</text:p>
          </table:table-cell>
        </table:table-row>
        <table:table-row table:style-name="ro1">
          <table:table-cell office:value-type="float" office:value="1.59148056159991E+018" calcext:value-type="float">
            <text:p>1.59148056159991E+018</text:p>
          </table:table-cell>
          <table:table-cell office:value-type="float" office:value="1.59148056908412E+018" calcext:value-type="float">
            <text:p>1.59148056908412E+018</text:p>
          </table:table-cell>
          <table:table-cell table:formula="of:=[.B214]-[.A214]" office:value-type="float" office:value="7484210176" calcext:value-type="float">
            <text:p>7484210176</text:p>
          </table:table-cell>
        </table:table-row>
        <table:table-row table:style-name="ro1">
          <table:table-cell office:value-type="float" office:value="1.59148056159992E+018" calcext:value-type="float">
            <text:p>1.59148056159992E+018</text:p>
          </table:table-cell>
          <table:table-cell office:value-type="float" office:value="1.59148056908412E+018" calcext:value-type="float">
            <text:p>1.59148056908412E+018</text:p>
          </table:table-cell>
          <table:table-cell table:formula="of:=[.B215]-[.A215]" office:value-type="float" office:value="7484199936" calcext:value-type="float">
            <text:p>7484199936</text:p>
          </table:table-cell>
        </table:table-row>
        <table:table-row table:style-name="ro1">
          <table:table-cell office:value-type="float" office:value="1.59148056159992E+018" calcext:value-type="float">
            <text:p>1.59148056159992E+018</text:p>
          </table:table-cell>
          <table:table-cell office:value-type="float" office:value="1.59148056908413E+018" calcext:value-type="float">
            <text:p>1.59148056908413E+018</text:p>
          </table:table-cell>
          <table:table-cell table:formula="of:=[.B216]-[.A216]" office:value-type="float" office:value="7484209920" calcext:value-type="float">
            <text:p>7484209920</text:p>
          </table:table-cell>
        </table:table-row>
        <table:table-row table:style-name="ro1">
          <table:table-cell office:value-type="float" office:value="1.59148056159993E+018" calcext:value-type="float">
            <text:p>1.59148056159993E+018</text:p>
          </table:table-cell>
          <table:table-cell office:value-type="float" office:value="1.59148056908413E+018" calcext:value-type="float">
            <text:p>1.59148056908413E+018</text:p>
          </table:table-cell>
          <table:table-cell table:formula="of:=[.B217]-[.A217]" office:value-type="float" office:value="7484200192" calcext:value-type="float">
            <text:p>7484200192</text:p>
          </table:table-cell>
        </table:table-row>
        <table:table-row table:style-name="ro1">
          <table:table-cell office:value-type="float" office:value="1.59148056159993E+018" calcext:value-type="float">
            <text:p>1.59148056159993E+018</text:p>
          </table:table-cell>
          <table:table-cell office:value-type="float" office:value="1.59148056908413E+018" calcext:value-type="float">
            <text:p>1.59148056908413E+018</text:p>
          </table:table-cell>
          <table:table-cell table:formula="of:=[.B218]-[.A218]" office:value-type="float" office:value="7484200192" calcext:value-type="float">
            <text:p>7484200192</text:p>
          </table:table-cell>
        </table:table-row>
        <table:table-row table:style-name="ro1">
          <table:table-cell office:value-type="float" office:value="1.59148056159994E+018" calcext:value-type="float">
            <text:p>1.59148056159994E+018</text:p>
          </table:table-cell>
          <table:table-cell office:value-type="float" office:value="1.59148056908414E+018" calcext:value-type="float">
            <text:p>1.59148056908414E+018</text:p>
          </table:table-cell>
          <table:table-cell table:formula="of:=[.B219]-[.A219]" office:value-type="float" office:value="7484199936" calcext:value-type="float">
            <text:p>7484199936</text:p>
          </table:table-cell>
        </table:table-row>
        <table:table-row table:style-name="ro1">
          <table:table-cell office:value-type="float" office:value="1.59148056159994E+018" calcext:value-type="float">
            <text:p>1.59148056159994E+018</text:p>
          </table:table-cell>
          <table:table-cell office:value-type="float" office:value="1.59148056908414E+018" calcext:value-type="float">
            <text:p>1.59148056908414E+018</text:p>
          </table:table-cell>
          <table:table-cell table:formula="of:=[.B220]-[.A220]" office:value-type="float" office:value="7484199936" calcext:value-type="float">
            <text:p>7484199936</text:p>
          </table:table-cell>
        </table:table-row>
        <table:table-row table:style-name="ro1">
          <table:table-cell office:value-type="float" office:value="1.59148056159995E+018" calcext:value-type="float">
            <text:p>1.59148056159995E+018</text:p>
          </table:table-cell>
          <table:table-cell office:value-type="float" office:value="1.59148056908415E+018" calcext:value-type="float">
            <text:p>1.59148056908415E+018</text:p>
          </table:table-cell>
          <table:table-cell table:formula="of:=[.B221]-[.A221]" office:value-type="float" office:value="7484200192" calcext:value-type="float">
            <text:p>7484200192</text:p>
          </table:table-cell>
        </table:table-row>
        <table:table-row table:style-name="ro1">
          <table:table-cell office:value-type="float" office:value="1.59148056159995E+018" calcext:value-type="float">
            <text:p>1.59148056159995E+018</text:p>
          </table:table-cell>
          <table:table-cell office:value-type="float" office:value="1.59148056908415E+018" calcext:value-type="float">
            <text:p>1.59148056908415E+018</text:p>
          </table:table-cell>
          <table:table-cell table:formula="of:=[.B222]-[.A222]" office:value-type="float" office:value="7484200192" calcext:value-type="float">
            <text:p>7484200192</text:p>
          </table:table-cell>
        </table:table-row>
        <table:table-row table:style-name="ro1">
          <table:table-cell office:value-type="float" office:value="1.59148056159996E+018" calcext:value-type="float">
            <text:p>1.59148056159996E+018</text:p>
          </table:table-cell>
          <table:table-cell office:value-type="float" office:value="1.59148056908415E+018" calcext:value-type="float">
            <text:p>1.59148056908415E+018</text:p>
          </table:table-cell>
          <table:table-cell table:formula="of:=[.B223]-[.A223]" office:value-type="float" office:value="7484189952" calcext:value-type="float">
            <text:p>7484189952</text:p>
          </table:table-cell>
        </table:table-row>
        <table:table-row table:style-name="ro1">
          <table:table-cell office:value-type="float" office:value="1.59148056159996E+018" calcext:value-type="float">
            <text:p>1.59148056159996E+018</text:p>
          </table:table-cell>
          <table:table-cell office:value-type="float" office:value="1.59148056908416E+018" calcext:value-type="float">
            <text:p>1.59148056908416E+018</text:p>
          </table:table-cell>
          <table:table-cell table:formula="of:=[.B224]-[.A224]" office:value-type="float" office:value="7484199936" calcext:value-type="float">
            <text:p>7484199936</text:p>
          </table:table-cell>
        </table:table-row>
        <table:table-row table:style-name="ro1">
          <table:table-cell office:value-type="float" office:value="1.59148056159997E+018" calcext:value-type="float">
            <text:p>1.59148056159997E+018</text:p>
          </table:table-cell>
          <table:table-cell office:value-type="float" office:value="1.59148056908416E+018" calcext:value-type="float">
            <text:p>1.59148056908416E+018</text:p>
          </table:table-cell>
          <table:table-cell table:formula="of:=[.B225]-[.A225]" office:value-type="float" office:value="7484190208" calcext:value-type="float">
            <text:p>7484190208</text:p>
          </table:table-cell>
        </table:table-row>
        <table:table-row table:style-name="ro1">
          <table:table-cell office:value-type="float" office:value="1.59148056159998E+018" calcext:value-type="float">
            <text:p>1.59148056159998E+018</text:p>
          </table:table-cell>
          <table:table-cell office:value-type="float" office:value="1.59148056908416E+018" calcext:value-type="float">
            <text:p>1.59148056908416E+018</text:p>
          </table:table-cell>
          <table:table-cell table:formula="of:=[.B226]-[.A226]" office:value-type="float" office:value="7484179968" calcext:value-type="float">
            <text:p>7484179968</text:p>
          </table:table-cell>
        </table:table-row>
        <table:table-row table:style-name="ro1">
          <table:table-cell office:value-type="float" office:value="1.59148056159998E+018" calcext:value-type="float">
            <text:p>1.59148056159998E+018</text:p>
          </table:table-cell>
          <table:table-cell office:value-type="float" office:value="1.59148056908417E+018" calcext:value-type="float">
            <text:p>1.59148056908417E+018</text:p>
          </table:table-cell>
          <table:table-cell table:formula="of:=[.B227]-[.A227]" office:value-type="float" office:value="7484189952" calcext:value-type="float">
            <text:p>7484189952</text:p>
          </table:table-cell>
        </table:table-row>
        <table:table-row table:style-name="ro1">
          <table:table-cell office:value-type="float" office:value="1.59148056159999E+018" calcext:value-type="float">
            <text:p>1.59148056159999E+018</text:p>
          </table:table-cell>
          <table:table-cell office:value-type="float" office:value="1.59148056908417E+018" calcext:value-type="float">
            <text:p>1.59148056908417E+018</text:p>
          </table:table-cell>
          <table:table-cell table:formula="of:=[.B228]-[.A228]" office:value-type="float" office:value="7484180224" calcext:value-type="float">
            <text:p>7484180224</text:p>
          </table:table-cell>
        </table:table-row>
        <table:table-row table:style-name="ro1">
          <table:table-cell office:value-type="float" office:value="1.59148056159999E+018" calcext:value-type="float">
            <text:p>1.59148056159999E+018</text:p>
          </table:table-cell>
          <table:table-cell office:value-type="float" office:value="1.59148056908418E+018" calcext:value-type="float">
            <text:p>1.59148056908418E+018</text:p>
          </table:table-cell>
          <table:table-cell table:formula="of:=[.B229]-[.A229]" office:value-type="float" office:value="7484190208" calcext:value-type="float">
            <text:p>7484190208</text:p>
          </table:table-cell>
        </table:table-row>
        <table:table-row table:style-name="ro1">
          <table:table-cell office:value-type="float" office:value="1.5914805616E+018" calcext:value-type="float">
            <text:p>1.5914805616E+018</text:p>
          </table:table-cell>
          <table:table-cell office:value-type="float" office:value="1.59148056908418E+018" calcext:value-type="float">
            <text:p>1.59148056908418E+018</text:p>
          </table:table-cell>
          <table:table-cell table:formula="of:=[.B230]-[.A230]" office:value-type="float" office:value="7484179968" calcext:value-type="float">
            <text:p>7484179968</text:p>
          </table:table-cell>
        </table:table-row>
        <table:table-row table:style-name="ro1">
          <table:table-cell office:value-type="float" office:value="1.5914805616E+018" calcext:value-type="float">
            <text:p>1.5914805616E+018</text:p>
          </table:table-cell>
          <table:table-cell office:value-type="float" office:value="1.59148056908418E+018" calcext:value-type="float">
            <text:p>1.59148056908418E+018</text:p>
          </table:table-cell>
          <table:table-cell table:formula="of:=[.B231]-[.A231]" office:value-type="float" office:value="7484179968" calcext:value-type="float">
            <text:p>7484179968</text:p>
          </table:table-cell>
        </table:table-row>
        <table:table-row table:style-name="ro1">
          <table:table-cell office:value-type="float" office:value="1.59148056160001E+018" calcext:value-type="float">
            <text:p>1.59148056160001E+018</text:p>
          </table:table-cell>
          <table:table-cell office:value-type="float" office:value="1.59148056908419E+018" calcext:value-type="float">
            <text:p>1.59148056908419E+018</text:p>
          </table:table-cell>
          <table:table-cell table:formula="of:=[.B232]-[.A232]" office:value-type="float" office:value="7484180224" calcext:value-type="float">
            <text:p>7484180224</text:p>
          </table:table-cell>
        </table:table-row>
        <table:table-row table:style-name="ro1">
          <table:table-cell office:value-type="float" office:value="1.59148056160001E+018" calcext:value-type="float">
            <text:p>1.59148056160001E+018</text:p>
          </table:table-cell>
          <table:table-cell office:value-type="float" office:value="1.59148056908419E+018" calcext:value-type="float">
            <text:p>1.59148056908419E+018</text:p>
          </table:table-cell>
          <table:table-cell table:formula="of:=[.B233]-[.A233]" office:value-type="float" office:value="7484180224" calcext:value-type="float">
            <text:p>7484180224</text:p>
          </table:table-cell>
        </table:table-row>
        <table:table-row table:style-name="ro1">
          <table:table-cell office:value-type="float" office:value="1.59148056160002E+018" calcext:value-type="float">
            <text:p>1.59148056160002E+018</text:p>
          </table:table-cell>
          <table:table-cell office:value-type="float" office:value="1.59148056908419E+018" calcext:value-type="float">
            <text:p>1.59148056908419E+018</text:p>
          </table:table-cell>
          <table:table-cell table:formula="of:=[.B234]-[.A234]" office:value-type="float" office:value="7484169984" calcext:value-type="float">
            <text:p>7484169984</text:p>
          </table:table-cell>
        </table:table-row>
        <table:table-row table:style-name="ro1">
          <table:table-cell office:value-type="float" office:value="1.59148056160002E+018" calcext:value-type="float">
            <text:p>1.59148056160002E+018</text:p>
          </table:table-cell>
          <table:table-cell office:value-type="float" office:value="1.5914805690842E+018" calcext:value-type="float">
            <text:p>1.5914805690842E+018</text:p>
          </table:table-cell>
          <table:table-cell table:formula="of:=[.B235]-[.A235]" office:value-type="float" office:value="7484179968" calcext:value-type="float">
            <text:p>7484179968</text:p>
          </table:table-cell>
        </table:table-row>
        <table:table-row table:style-name="ro1">
          <table:table-cell office:value-type="float" office:value="1.59148056160003E+018" calcext:value-type="float">
            <text:p>1.59148056160003E+018</text:p>
          </table:table-cell>
          <table:table-cell office:value-type="float" office:value="1.5914805690842E+018" calcext:value-type="float">
            <text:p>1.5914805690842E+018</text:p>
          </table:table-cell>
          <table:table-cell table:formula="of:=[.B236]-[.A236]" office:value-type="float" office:value="7484169984" calcext:value-type="float">
            <text:p>7484169984</text:p>
          </table:table-cell>
        </table:table-row>
        <table:table-row table:style-name="ro1">
          <table:table-cell office:value-type="float" office:value="1.59148056160003E+018" calcext:value-type="float">
            <text:p>1.59148056160003E+018</text:p>
          </table:table-cell>
          <table:table-cell office:value-type="float" office:value="1.5914805690842E+018" calcext:value-type="float">
            <text:p>1.5914805690842E+018</text:p>
          </table:table-cell>
          <table:table-cell table:formula="of:=[.B237]-[.A237]" office:value-type="float" office:value="7484169984" calcext:value-type="float">
            <text:p>7484169984</text:p>
          </table:table-cell>
        </table:table-row>
        <table:table-row table:style-name="ro1">
          <table:table-cell office:value-type="float" office:value="1.59148056160004E+018" calcext:value-type="float">
            <text:p>1.59148056160004E+018</text:p>
          </table:table-cell>
          <table:table-cell office:value-type="float" office:value="1.59148056908421E+018" calcext:value-type="float">
            <text:p>1.59148056908421E+018</text:p>
          </table:table-cell>
          <table:table-cell table:formula="of:=[.B238]-[.A238]" office:value-type="float" office:value="7484169984" calcext:value-type="float">
            <text:p>7484169984</text:p>
          </table:table-cell>
        </table:table-row>
        <table:table-row table:style-name="ro1">
          <table:table-cell office:value-type="float" office:value="1.59148056160004E+018" calcext:value-type="float">
            <text:p>1.59148056160004E+018</text:p>
          </table:table-cell>
          <table:table-cell office:value-type="float" office:value="1.59148056908421E+018" calcext:value-type="float">
            <text:p>1.59148056908421E+018</text:p>
          </table:table-cell>
          <table:table-cell table:formula="of:=[.B239]-[.A239]" office:value-type="float" office:value="7484169984" calcext:value-type="float">
            <text:p>7484169984</text:p>
          </table:table-cell>
        </table:table-row>
        <table:table-row table:style-name="ro1">
          <table:table-cell office:value-type="float" office:value="1.59148056160005E+018" calcext:value-type="float">
            <text:p>1.59148056160005E+018</text:p>
          </table:table-cell>
          <table:table-cell office:value-type="float" office:value="1.59148056908421E+018" calcext:value-type="float">
            <text:p>1.59148056908421E+018</text:p>
          </table:table-cell>
          <table:table-cell table:formula="of:=[.B240]-[.A240]" office:value-type="float" office:value="7484160000" calcext:value-type="float">
            <text:p>7484160000</text:p>
          </table:table-cell>
        </table:table-row>
        <table:table-row table:style-name="ro1">
          <table:table-cell office:value-type="float" office:value="1.59148056160005E+018" calcext:value-type="float">
            <text:p>1.59148056160005E+018</text:p>
          </table:table-cell>
          <table:table-cell office:value-type="float" office:value="1.59148056908422E+018" calcext:value-type="float">
            <text:p>1.59148056908422E+018</text:p>
          </table:table-cell>
          <table:table-cell table:formula="of:=[.B241]-[.A241]" office:value-type="float" office:value="7484169984" calcext:value-type="float">
            <text:p>7484169984</text:p>
          </table:table-cell>
        </table:table-row>
        <table:table-row table:style-name="ro1">
          <table:table-cell office:value-type="float" office:value="1.59148056160006E+018" calcext:value-type="float">
            <text:p>1.59148056160006E+018</text:p>
          </table:table-cell>
          <table:table-cell office:value-type="float" office:value="1.59148056908422E+018" calcext:value-type="float">
            <text:p>1.59148056908422E+018</text:p>
          </table:table-cell>
          <table:table-cell table:formula="of:=[.B242]-[.A242]" office:value-type="float" office:value="7484160000" calcext:value-type="float">
            <text:p>7484160000</text:p>
          </table:table-cell>
        </table:table-row>
        <table:table-row table:style-name="ro1">
          <table:table-cell office:value-type="float" office:value="1.59148056160006E+018" calcext:value-type="float">
            <text:p>1.59148056160006E+018</text:p>
          </table:table-cell>
          <table:table-cell office:value-type="float" office:value="1.59148056908423E+018" calcext:value-type="float">
            <text:p>1.59148056908423E+018</text:p>
          </table:table-cell>
          <table:table-cell table:formula="of:=[.B243]-[.A243]" office:value-type="float" office:value="7484169984" calcext:value-type="float">
            <text:p>7484169984</text:p>
          </table:table-cell>
        </table:table-row>
        <table:table-row table:style-name="ro1">
          <table:table-cell office:value-type="float" office:value="1.59148056160007E+018" calcext:value-type="float">
            <text:p>1.59148056160007E+018</text:p>
          </table:table-cell>
          <table:table-cell office:value-type="float" office:value="1.59148056908423E+018" calcext:value-type="float">
            <text:p>1.59148056908423E+018</text:p>
          </table:table-cell>
          <table:table-cell table:formula="of:=[.B244]-[.A244]" office:value-type="float" office:value="7484160000" calcext:value-type="float">
            <text:p>7484160000</text:p>
          </table:table-cell>
        </table:table-row>
        <table:table-row table:style-name="ro1">
          <table:table-cell office:value-type="float" office:value="1.5914805616001E+018" calcext:value-type="float">
            <text:p>1.5914805616001E+018</text:p>
          </table:table-cell>
          <table:table-cell office:value-type="float" office:value="1.59148056908423E+018" calcext:value-type="float">
            <text:p>1.59148056908423E+018</text:p>
          </table:table-cell>
          <table:table-cell table:formula="of:=[.B245]-[.A245]" office:value-type="float" office:value="7484129792" calcext:value-type="float">
            <text:p>7484129792</text:p>
          </table:table-cell>
        </table:table-row>
        <table:table-row table:style-name="ro1">
          <table:table-cell office:value-type="float" office:value="1.59148056160011E+018" calcext:value-type="float">
            <text:p>1.59148056160011E+018</text:p>
          </table:table-cell>
          <table:table-cell office:value-type="float" office:value="1.59148056908424E+018" calcext:value-type="float">
            <text:p>1.59148056908424E+018</text:p>
          </table:table-cell>
          <table:table-cell table:formula="of:=[.B246]-[.A246]" office:value-type="float" office:value="7484129792" calcext:value-type="float">
            <text:p>7484129792</text:p>
          </table:table-cell>
        </table:table-row>
        <table:table-row table:style-name="ro1">
          <table:table-cell office:value-type="float" office:value="1.59148056160012E+018" calcext:value-type="float">
            <text:p>1.59148056160012E+018</text:p>
          </table:table-cell>
          <table:table-cell office:value-type="float" office:value="1.59148056908424E+018" calcext:value-type="float">
            <text:p>1.59148056908424E+018</text:p>
          </table:table-cell>
          <table:table-cell table:formula="of:=[.B247]-[.A247]" office:value-type="float" office:value="7484119808" calcext:value-type="float">
            <text:p>7484119808</text:p>
          </table:table-cell>
        </table:table-row>
        <table:table-row table:style-name="ro1">
          <table:table-cell office:value-type="float" office:value="1.59148056160012E+018" calcext:value-type="float">
            <text:p>1.59148056160012E+018</text:p>
          </table:table-cell>
          <table:table-cell office:value-type="float" office:value="1.59148056908424E+018" calcext:value-type="float">
            <text:p>1.59148056908424E+018</text:p>
          </table:table-cell>
          <table:table-cell table:formula="of:=[.B248]-[.A248]" office:value-type="float" office:value="7484119808" calcext:value-type="float">
            <text:p>7484119808</text:p>
          </table:table-cell>
        </table:table-row>
        <table:table-row table:style-name="ro1">
          <table:table-cell office:value-type="float" office:value="1.59148056160013E+018" calcext:value-type="float">
            <text:p>1.59148056160013E+018</text:p>
          </table:table-cell>
          <table:table-cell office:value-type="float" office:value="1.59148056908425E+018" calcext:value-type="float">
            <text:p>1.59148056908425E+018</text:p>
          </table:table-cell>
          <table:table-cell table:formula="of:=[.B249]-[.A249]" office:value-type="float" office:value="7484119808" calcext:value-type="float">
            <text:p>7484119808</text:p>
          </table:table-cell>
        </table:table-row>
        <table:table-row table:style-name="ro1">
          <table:table-cell office:value-type="float" office:value="1.59148056160013E+018" calcext:value-type="float">
            <text:p>1.59148056160013E+018</text:p>
          </table:table-cell>
          <table:table-cell office:value-type="float" office:value="1.59148056908425E+018" calcext:value-type="float">
            <text:p>1.59148056908425E+018</text:p>
          </table:table-cell>
          <table:table-cell table:formula="of:=[.B250]-[.A250]" office:value-type="float" office:value="7484119808" calcext:value-type="float">
            <text:p>7484119808</text:p>
          </table:table-cell>
        </table:table-row>
        <table:table-row table:style-name="ro1">
          <table:table-cell office:value-type="float" office:value="1.59148056160014E+018" calcext:value-type="float">
            <text:p>1.59148056160014E+018</text:p>
          </table:table-cell>
          <table:table-cell office:value-type="float" office:value="1.59148056908426E+018" calcext:value-type="float">
            <text:p>1.59148056908426E+018</text:p>
          </table:table-cell>
          <table:table-cell table:formula="of:=[.B251]-[.A251]" office:value-type="float" office:value="7484119808" calcext:value-type="float">
            <text:p>7484119808</text:p>
          </table:table-cell>
        </table:table-row>
        <table:table-row table:style-name="ro1">
          <table:table-cell office:value-type="float" office:value="1.59148056160014E+018" calcext:value-type="float">
            <text:p>1.59148056160014E+018</text:p>
          </table:table-cell>
          <table:table-cell office:value-type="float" office:value="1.59148056908426E+018" calcext:value-type="float">
            <text:p>1.59148056908426E+018</text:p>
          </table:table-cell>
          <table:table-cell table:formula="of:=[.B252]-[.A252]" office:value-type="float" office:value="7484119808" calcext:value-type="float">
            <text:p>7484119808</text:p>
          </table:table-cell>
        </table:table-row>
        <table:table-row table:style-name="ro1">
          <table:table-cell office:value-type="float" office:value="1.59148056160015E+018" calcext:value-type="float">
            <text:p>1.59148056160015E+018</text:p>
          </table:table-cell>
          <table:table-cell office:value-type="float" office:value="1.59148056908426E+018" calcext:value-type="float">
            <text:p>1.59148056908426E+018</text:p>
          </table:table-cell>
          <table:table-cell table:formula="of:=[.B253]-[.A253]" office:value-type="float" office:value="7484109824" calcext:value-type="float">
            <text:p>7484109824</text:p>
          </table:table-cell>
        </table:table-row>
        <table:table-row table:style-name="ro1">
          <table:table-cell office:value-type="float" office:value="1.59148056160015E+018" calcext:value-type="float">
            <text:p>1.59148056160015E+018</text:p>
          </table:table-cell>
          <table:table-cell office:value-type="float" office:value="1.59148056908427E+018" calcext:value-type="float">
            <text:p>1.59148056908427E+018</text:p>
          </table:table-cell>
          <table:table-cell table:formula="of:=[.B254]-[.A254]" office:value-type="float" office:value="7484120064" calcext:value-type="float">
            <text:p>7484120064</text:p>
          </table:table-cell>
        </table:table-row>
        <table:table-row table:style-name="ro1">
          <table:table-cell office:value-type="float" office:value="1.59148056160016E+018" calcext:value-type="float">
            <text:p>1.59148056160016E+018</text:p>
          </table:table-cell>
          <table:table-cell office:value-type="float" office:value="1.59148056908427E+018" calcext:value-type="float">
            <text:p>1.59148056908427E+018</text:p>
          </table:table-cell>
          <table:table-cell table:formula="of:=[.B255]-[.A255]" office:value-type="float" office:value="7484110080" calcext:value-type="float">
            <text:p>7484110080</text:p>
          </table:table-cell>
        </table:table-row>
        <table:table-row table:style-name="ro1">
          <table:table-cell office:value-type="float" office:value="1.59148056160016E+018" calcext:value-type="float">
            <text:p>1.59148056160016E+018</text:p>
          </table:table-cell>
          <table:table-cell office:value-type="float" office:value="1.59148056908427E+018" calcext:value-type="float">
            <text:p>1.59148056908427E+018</text:p>
          </table:table-cell>
          <table:table-cell table:formula="of:=[.B256]-[.A256]" office:value-type="float" office:value="7484110080" calcext:value-type="float">
            <text:p>7484110080</text:p>
          </table:table-cell>
        </table:table-row>
        <table:table-row table:style-name="ro1">
          <table:table-cell office:value-type="float" office:value="1.59148056160017E+018" calcext:value-type="float">
            <text:p>1.59148056160017E+018</text:p>
          </table:table-cell>
          <table:table-cell office:value-type="float" office:value="1.59148056908428E+018" calcext:value-type="float">
            <text:p>1.59148056908428E+018</text:p>
          </table:table-cell>
          <table:table-cell table:formula="of:=[.B257]-[.A257]" office:value-type="float" office:value="7484109568" calcext:value-type="float">
            <text:p>7484109568</text:p>
          </table:table-cell>
        </table:table-row>
        <table:table-row table:style-name="ro1">
          <table:table-cell office:value-type="float" office:value="1.59148056160017E+018" calcext:value-type="float">
            <text:p>1.59148056160017E+018</text:p>
          </table:table-cell>
          <table:table-cell office:value-type="float" office:value="1.59148056908428E+018" calcext:value-type="float">
            <text:p>1.59148056908428E+018</text:p>
          </table:table-cell>
          <table:table-cell table:formula="of:=[.B258]-[.A258]" office:value-type="float" office:value="7484109568" calcext:value-type="float">
            <text:p>7484109568</text:p>
          </table:table-cell>
        </table:table-row>
        <table:table-row table:style-name="ro1">
          <table:table-cell office:value-type="float" office:value="1.59148056160018E+018" calcext:value-type="float">
            <text:p>1.59148056160018E+018</text:p>
          </table:table-cell>
          <table:table-cell office:value-type="float" office:value="1.59148056908428E+018" calcext:value-type="float">
            <text:p>1.59148056908428E+018</text:p>
          </table:table-cell>
          <table:table-cell table:formula="of:=[.B259]-[.A259]" office:value-type="float" office:value="7484099840" calcext:value-type="float">
            <text:p>7484099840</text:p>
          </table:table-cell>
        </table:table-row>
        <table:table-row table:style-name="ro1">
          <table:table-cell office:value-type="float" office:value="1.59148056160018E+018" calcext:value-type="float">
            <text:p>1.59148056160018E+018</text:p>
          </table:table-cell>
          <table:table-cell office:value-type="float" office:value="1.59148056908429E+018" calcext:value-type="float">
            <text:p>1.59148056908429E+018</text:p>
          </table:table-cell>
          <table:table-cell table:formula="of:=[.B260]-[.A260]" office:value-type="float" office:value="7484110080" calcext:value-type="float">
            <text:p>7484110080</text:p>
          </table:table-cell>
        </table:table-row>
        <table:table-row table:style-name="ro1">
          <table:table-cell office:value-type="float" office:value="1.59148056160019E+018" calcext:value-type="float">
            <text:p>1.59148056160019E+018</text:p>
          </table:table-cell>
          <table:table-cell office:value-type="float" office:value="1.59148056908429E+018" calcext:value-type="float">
            <text:p>1.59148056908429E+018</text:p>
          </table:table-cell>
          <table:table-cell table:formula="of:=[.B261]-[.A261]" office:value-type="float" office:value="7484099840" calcext:value-type="float">
            <text:p>7484099840</text:p>
          </table:table-cell>
        </table:table-row>
        <table:table-row table:style-name="ro1">
          <table:table-cell office:value-type="float" office:value="1.59148056160019E+018" calcext:value-type="float">
            <text:p>1.59148056160019E+018</text:p>
          </table:table-cell>
          <table:table-cell office:value-type="float" office:value="1.5914805690843E+018" calcext:value-type="float">
            <text:p>1.5914805690843E+018</text:p>
          </table:table-cell>
          <table:table-cell table:formula="of:=[.B262]-[.A262]" office:value-type="float" office:value="7484109824" calcext:value-type="float">
            <text:p>7484109824</text:p>
          </table:table-cell>
        </table:table-row>
        <table:table-row table:style-name="ro1">
          <table:table-cell office:value-type="float" office:value="1.5914805616002E+018" calcext:value-type="float">
            <text:p>1.5914805616002E+018</text:p>
          </table:table-cell>
          <table:table-cell office:value-type="float" office:value="1.5914805690843E+018" calcext:value-type="float">
            <text:p>1.5914805690843E+018</text:p>
          </table:table-cell>
          <table:table-cell table:formula="of:=[.B263]-[.A263]" office:value-type="float" office:value="7484100096" calcext:value-type="float">
            <text:p>7484100096</text:p>
          </table:table-cell>
        </table:table-row>
        <table:table-row table:style-name="ro1">
          <table:table-cell office:value-type="float" office:value="1.5914805616002E+018" calcext:value-type="float">
            <text:p>1.5914805616002E+018</text:p>
          </table:table-cell>
          <table:table-cell office:value-type="float" office:value="1.5914805690843E+018" calcext:value-type="float">
            <text:p>1.5914805690843E+018</text:p>
          </table:table-cell>
          <table:table-cell table:formula="of:=[.B264]-[.A264]" office:value-type="float" office:value="7484100096" calcext:value-type="float">
            <text:p>7484100096</text:p>
          </table:table-cell>
        </table:table-row>
        <table:table-row table:style-name="ro1">
          <table:table-cell office:value-type="float" office:value="1.59148056160021E+018" calcext:value-type="float">
            <text:p>1.59148056160021E+018</text:p>
          </table:table-cell>
          <table:table-cell office:value-type="float" office:value="1.59148056908431E+018" calcext:value-type="float">
            <text:p>1.59148056908431E+018</text:p>
          </table:table-cell>
          <table:table-cell table:formula="of:=[.B265]-[.A265]" office:value-type="float" office:value="7484099840" calcext:value-type="float">
            <text:p>7484099840</text:p>
          </table:table-cell>
        </table:table-row>
        <table:table-row table:style-name="ro1">
          <table:table-cell office:value-type="float" office:value="1.59148056160021E+018" calcext:value-type="float">
            <text:p>1.59148056160021E+018</text:p>
          </table:table-cell>
          <table:table-cell office:value-type="float" office:value="1.59148056908431E+018" calcext:value-type="float">
            <text:p>1.59148056908431E+018</text:p>
          </table:table-cell>
          <table:table-cell table:formula="of:=[.B266]-[.A266]" office:value-type="float" office:value="7484099840" calcext:value-type="float">
            <text:p>7484099840</text:p>
          </table:table-cell>
        </table:table-row>
        <table:table-row table:style-name="ro1">
          <table:table-cell office:value-type="float" office:value="1.59148056160022E+018" calcext:value-type="float">
            <text:p>1.59148056160022E+018</text:p>
          </table:table-cell>
          <table:table-cell office:value-type="float" office:value="1.59148056908431E+018" calcext:value-type="float">
            <text:p>1.59148056908431E+018</text:p>
          </table:table-cell>
          <table:table-cell table:formula="of:=[.B267]-[.A267]" office:value-type="float" office:value="7484090112" calcext:value-type="float">
            <text:p>7484090112</text:p>
          </table:table-cell>
        </table:table-row>
        <table:table-row table:style-name="ro1">
          <table:table-cell office:value-type="float" office:value="1.59148056160022E+018" calcext:value-type="float">
            <text:p>1.59148056160022E+018</text:p>
          </table:table-cell>
          <table:table-cell office:value-type="float" office:value="1.59148056908432E+018" calcext:value-type="float">
            <text:p>1.59148056908432E+018</text:p>
          </table:table-cell>
          <table:table-cell table:formula="of:=[.B268]-[.A268]" office:value-type="float" office:value="7484100096" calcext:value-type="float">
            <text:p>7484100096</text:p>
          </table:table-cell>
        </table:table-row>
        <table:table-row table:style-name="ro1">
          <table:table-cell office:value-type="float" office:value="1.59148056160023E+018" calcext:value-type="float">
            <text:p>1.59148056160023E+018</text:p>
          </table:table-cell>
          <table:table-cell office:value-type="float" office:value="1.59148056908432E+018" calcext:value-type="float">
            <text:p>1.59148056908432E+018</text:p>
          </table:table-cell>
          <table:table-cell table:formula="of:=[.B269]-[.A269]" office:value-type="float" office:value="7484089856" calcext:value-type="float">
            <text:p>7484089856</text:p>
          </table:table-cell>
        </table:table-row>
        <table:table-row table:style-name="ro1">
          <table:table-cell office:value-type="float" office:value="1.59148056160023E+018" calcext:value-type="float">
            <text:p>1.59148056160023E+018</text:p>
          </table:table-cell>
          <table:table-cell office:value-type="float" office:value="1.59148056908432E+018" calcext:value-type="float">
            <text:p>1.59148056908432E+018</text:p>
          </table:table-cell>
          <table:table-cell table:formula="of:=[.B270]-[.A270]" office:value-type="float" office:value="7484089856" calcext:value-type="float">
            <text:p>7484089856</text:p>
          </table:table-cell>
        </table:table-row>
        <table:table-row table:style-name="ro1">
          <table:table-cell office:value-type="float" office:value="1.59148056160024E+018" calcext:value-type="float">
            <text:p>1.59148056160024E+018</text:p>
          </table:table-cell>
          <table:table-cell office:value-type="float" office:value="1.59148056908433E+018" calcext:value-type="float">
            <text:p>1.59148056908433E+018</text:p>
          </table:table-cell>
          <table:table-cell table:formula="of:=[.B271]-[.A271]" office:value-type="float" office:value="7484090112" calcext:value-type="float">
            <text:p>7484090112</text:p>
          </table:table-cell>
        </table:table-row>
        <table:table-row table:style-name="ro1">
          <table:table-cell office:value-type="float" office:value="1.59148056160024E+018" calcext:value-type="float">
            <text:p>1.59148056160024E+018</text:p>
          </table:table-cell>
          <table:table-cell office:value-type="float" office:value="1.59148056908433E+018" calcext:value-type="float">
            <text:p>1.59148056908433E+018</text:p>
          </table:table-cell>
          <table:table-cell table:formula="of:=[.B272]-[.A272]" office:value-type="float" office:value="7484090112" calcext:value-type="float">
            <text:p>7484090112</text:p>
          </table:table-cell>
        </table:table-row>
        <table:table-row table:style-name="ro1">
          <table:table-cell office:value-type="float" office:value="1.59148056160025E+018" calcext:value-type="float">
            <text:p>1.59148056160025E+018</text:p>
          </table:table-cell>
          <table:table-cell office:value-type="float" office:value="1.59148056908434E+018" calcext:value-type="float">
            <text:p>1.59148056908434E+018</text:p>
          </table:table-cell>
          <table:table-cell table:formula="of:=[.B273]-[.A273]" office:value-type="float" office:value="7484089856" calcext:value-type="float">
            <text:p>7484089856</text:p>
          </table:table-cell>
        </table:table-row>
        <table:table-row table:style-name="ro1">
          <table:table-cell office:value-type="float" office:value="1.59148056160025E+018" calcext:value-type="float">
            <text:p>1.59148056160025E+018</text:p>
          </table:table-cell>
          <table:table-cell office:value-type="float" office:value="1.59148056908434E+018" calcext:value-type="float">
            <text:p>1.59148056908434E+018</text:p>
          </table:table-cell>
          <table:table-cell table:formula="of:=[.B274]-[.A274]" office:value-type="float" office:value="7484089856" calcext:value-type="float">
            <text:p>7484089856</text:p>
          </table:table-cell>
        </table:table-row>
        <table:table-row table:style-name="ro1">
          <table:table-cell office:value-type="float" office:value="1.59148056160026E+018" calcext:value-type="float">
            <text:p>1.59148056160026E+018</text:p>
          </table:table-cell>
          <table:table-cell office:value-type="float" office:value="1.59148056908434E+018" calcext:value-type="float">
            <text:p>1.59148056908434E+018</text:p>
          </table:table-cell>
          <table:table-cell table:formula="of:=[.B275]-[.A275]" office:value-type="float" office:value="7484080128" calcext:value-type="float">
            <text:p>7484080128</text:p>
          </table:table-cell>
        </table:table-row>
        <table:table-row table:style-name="ro1">
          <table:table-cell office:value-type="float" office:value="1.59148056160026E+018" calcext:value-type="float">
            <text:p>1.59148056160026E+018</text:p>
          </table:table-cell>
          <table:table-cell office:value-type="float" office:value="1.59148056908435E+018" calcext:value-type="float">
            <text:p>1.59148056908435E+018</text:p>
          </table:table-cell>
          <table:table-cell table:formula="of:=[.B276]-[.A276]" office:value-type="float" office:value="7484090368" calcext:value-type="float">
            <text:p>7484090368</text:p>
          </table:table-cell>
        </table:table-row>
        <table:table-row table:style-name="ro1">
          <table:table-cell office:value-type="float" office:value="1.59148056160027E+018" calcext:value-type="float">
            <text:p>1.59148056160027E+018</text:p>
          </table:table-cell>
          <table:table-cell office:value-type="float" office:value="1.59148056908435E+018" calcext:value-type="float">
            <text:p>1.59148056908435E+018</text:p>
          </table:table-cell>
          <table:table-cell table:formula="of:=[.B277]-[.A277]" office:value-type="float" office:value="7484080128" calcext:value-type="float">
            <text:p>7484080128</text:p>
          </table:table-cell>
        </table:table-row>
        <table:table-row table:style-name="ro1">
          <table:table-cell office:value-type="float" office:value="1.59148056160027E+018" calcext:value-type="float">
            <text:p>1.59148056160027E+018</text:p>
          </table:table-cell>
          <table:table-cell office:value-type="float" office:value="1.59148056908435E+018" calcext:value-type="float">
            <text:p>1.59148056908435E+018</text:p>
          </table:table-cell>
          <table:table-cell table:formula="of:=[.B278]-[.A278]" office:value-type="float" office:value="7484080128" calcext:value-type="float">
            <text:p>7484080128</text:p>
          </table:table-cell>
        </table:table-row>
        <table:table-row table:style-name="ro1">
          <table:table-cell office:value-type="float" office:value="1.59148056160028E+018" calcext:value-type="float">
            <text:p>1.59148056160028E+018</text:p>
          </table:table-cell>
          <table:table-cell office:value-type="float" office:value="1.59148056908436E+018" calcext:value-type="float">
            <text:p>1.59148056908436E+018</text:p>
          </table:table-cell>
          <table:table-cell table:formula="of:=[.B279]-[.A279]" office:value-type="float" office:value="7484080128" calcext:value-type="float">
            <text:p>7484080128</text:p>
          </table:table-cell>
        </table:table-row>
        <table:table-row table:style-name="ro1">
          <table:table-cell office:value-type="float" office:value="1.59148056160028E+018" calcext:value-type="float">
            <text:p>1.59148056160028E+018</text:p>
          </table:table-cell>
          <table:table-cell office:value-type="float" office:value="1.59148056908436E+018" calcext:value-type="float">
            <text:p>1.59148056908436E+018</text:p>
          </table:table-cell>
          <table:table-cell table:formula="of:=[.B280]-[.A280]" office:value-type="float" office:value="7484080128" calcext:value-type="float">
            <text:p>7484080128</text:p>
          </table:table-cell>
        </table:table-row>
        <table:table-row table:style-name="ro1">
          <table:table-cell office:value-type="float" office:value="1.59148056160029E+018" calcext:value-type="float">
            <text:p>1.59148056160029E+018</text:p>
          </table:table-cell>
          <table:table-cell office:value-type="float" office:value="1.59148056908436E+018" calcext:value-type="float">
            <text:p>1.59148056908436E+018</text:p>
          </table:table-cell>
          <table:table-cell table:formula="of:=[.B281]-[.A281]" office:value-type="float" office:value="7484069888" calcext:value-type="float">
            <text:p>7484069888</text:p>
          </table:table-cell>
        </table:table-row>
        <table:table-row table:style-name="ro1">
          <table:table-cell office:value-type="float" office:value="1.59148056160029E+018" calcext:value-type="float">
            <text:p>1.59148056160029E+018</text:p>
          </table:table-cell>
          <table:table-cell office:value-type="float" office:value="1.59148056908437E+018" calcext:value-type="float">
            <text:p>1.59148056908437E+018</text:p>
          </table:table-cell>
          <table:table-cell table:formula="of:=[.B282]-[.A282]" office:value-type="float" office:value="7484080128" calcext:value-type="float">
            <text:p>7484080128</text:p>
          </table:table-cell>
        </table:table-row>
        <table:table-row table:style-name="ro1">
          <table:table-cell office:value-type="float" office:value="1.5914805616003E+018" calcext:value-type="float">
            <text:p>1.5914805616003E+018</text:p>
          </table:table-cell>
          <table:table-cell office:value-type="float" office:value="1.59148056908437E+018" calcext:value-type="float">
            <text:p>1.59148056908437E+018</text:p>
          </table:table-cell>
          <table:table-cell table:formula="of:=[.B283]-[.A283]" office:value-type="float" office:value="7484070144" calcext:value-type="float">
            <text:p>7484070144</text:p>
          </table:table-cell>
        </table:table-row>
        <table:table-row table:style-name="ro1">
          <table:table-cell office:value-type="float" office:value="1.5914805616003E+018" calcext:value-type="float">
            <text:p>1.5914805616003E+018</text:p>
          </table:table-cell>
          <table:table-cell office:value-type="float" office:value="1.59148056908438E+018" calcext:value-type="float">
            <text:p>1.59148056908438E+018</text:p>
          </table:table-cell>
          <table:table-cell table:formula="of:=[.B284]-[.A284]" office:value-type="float" office:value="7484079872" calcext:value-type="float">
            <text:p>7484079872</text:p>
          </table:table-cell>
        </table:table-row>
        <table:table-row table:style-name="ro1">
          <table:table-cell office:value-type="float" office:value="1.59148056160031E+018" calcext:value-type="float">
            <text:p>1.59148056160031E+018</text:p>
          </table:table-cell>
          <table:table-cell office:value-type="float" office:value="1.59148056908438E+018" calcext:value-type="float">
            <text:p>1.59148056908438E+018</text:p>
          </table:table-cell>
          <table:table-cell table:formula="of:=[.B285]-[.A285]" office:value-type="float" office:value="7484069888" calcext:value-type="float">
            <text:p>7484069888</text:p>
          </table:table-cell>
        </table:table-row>
        <table:table-row table:style-name="ro1">
          <table:table-cell office:value-type="float" office:value="1.59148056160031E+018" calcext:value-type="float">
            <text:p>1.59148056160031E+018</text:p>
          </table:table-cell>
          <table:table-cell office:value-type="float" office:value="1.59148056908438E+018" calcext:value-type="float">
            <text:p>1.59148056908438E+018</text:p>
          </table:table-cell>
          <table:table-cell table:formula="of:=[.B286]-[.A286]" office:value-type="float" office:value="7484069888" calcext:value-type="float">
            <text:p>7484069888</text:p>
          </table:table-cell>
        </table:table-row>
        <table:table-row table:style-name="ro1">
          <table:table-cell office:value-type="float" office:value="1.59148056160032E+018" calcext:value-type="float">
            <text:p>1.59148056160032E+018</text:p>
          </table:table-cell>
          <table:table-cell office:value-type="float" office:value="1.59148056908439E+018" calcext:value-type="float">
            <text:p>1.59148056908439E+018</text:p>
          </table:table-cell>
          <table:table-cell table:formula="of:=[.B287]-[.A287]" office:value-type="float" office:value="7484070144" calcext:value-type="float">
            <text:p>7484070144</text:p>
          </table:table-cell>
        </table:table-row>
        <table:table-row table:style-name="ro1">
          <table:table-cell office:value-type="float" office:value="1.59148056160032E+018" calcext:value-type="float">
            <text:p>1.59148056160032E+018</text:p>
          </table:table-cell>
          <table:table-cell office:value-type="float" office:value="1.59148056908439E+018" calcext:value-type="float">
            <text:p>1.59148056908439E+018</text:p>
          </table:table-cell>
          <table:table-cell table:formula="of:=[.B288]-[.A288]" office:value-type="float" office:value="7484070144" calcext:value-type="float">
            <text:p>7484070144</text:p>
          </table:table-cell>
        </table:table-row>
        <table:table-row table:style-name="ro1">
          <table:table-cell office:value-type="float" office:value="1.59148056160033E+018" calcext:value-type="float">
            <text:p>1.59148056160033E+018</text:p>
          </table:table-cell>
          <table:table-cell office:value-type="float" office:value="1.59148056908439E+018" calcext:value-type="float">
            <text:p>1.59148056908439E+018</text:p>
          </table:table-cell>
          <table:table-cell table:formula="of:=[.B289]-[.A289]" office:value-type="float" office:value="7484060160" calcext:value-type="float">
            <text:p>7484060160</text:p>
          </table:table-cell>
        </table:table-row>
        <table:table-row table:style-name="ro1">
          <table:table-cell office:value-type="float" office:value="1.59148056160034E+018" calcext:value-type="float">
            <text:p>1.59148056160034E+018</text:p>
          </table:table-cell>
          <table:table-cell office:value-type="float" office:value="1.5914805690844E+018" calcext:value-type="float">
            <text:p>1.5914805690844E+018</text:p>
          </table:table-cell>
          <table:table-cell table:formula="of:=[.B290]-[.A290]" office:value-type="float" office:value="7484060160" calcext:value-type="float">
            <text:p>7484060160</text:p>
          </table:table-cell>
        </table:table-row>
        <table:table-row table:style-name="ro1">
          <table:table-cell office:value-type="float" office:value="1.59148056160034E+018" calcext:value-type="float">
            <text:p>1.59148056160034E+018</text:p>
          </table:table-cell>
          <table:table-cell office:value-type="float" office:value="1.5914805690844E+018" calcext:value-type="float">
            <text:p>1.5914805690844E+018</text:p>
          </table:table-cell>
          <table:table-cell table:formula="of:=[.B291]-[.A291]" office:value-type="float" office:value="7484060160" calcext:value-type="float">
            <text:p>7484060160</text:p>
          </table:table-cell>
        </table:table-row>
        <table:table-row table:style-name="ro1">
          <table:table-cell office:value-type="float" office:value="1.59148056160035E+018" calcext:value-type="float">
            <text:p>1.59148056160035E+018</text:p>
          </table:table-cell>
          <table:table-cell office:value-type="float" office:value="1.59148056908441E+018" calcext:value-type="float">
            <text:p>1.59148056908441E+018</text:p>
          </table:table-cell>
          <table:table-cell table:formula="of:=[.B292]-[.A292]" office:value-type="float" office:value="7484060160" calcext:value-type="float">
            <text:p>7484060160</text:p>
          </table:table-cell>
        </table:table-row>
        <table:table-row table:style-name="ro1">
          <table:table-cell office:value-type="float" office:value="1.59148056160035E+018" calcext:value-type="float">
            <text:p>1.59148056160035E+018</text:p>
          </table:table-cell>
          <table:table-cell office:value-type="float" office:value="1.59148056908441E+018" calcext:value-type="float">
            <text:p>1.59148056908441E+018</text:p>
          </table:table-cell>
          <table:table-cell table:formula="of:=[.B293]-[.A293]" office:value-type="float" office:value="7484060160" calcext:value-type="float">
            <text:p>7484060160</text:p>
          </table:table-cell>
        </table:table-row>
        <table:table-row table:style-name="ro1">
          <table:table-cell office:value-type="float" office:value="1.59148056160035E+018" calcext:value-type="float">
            <text:p>1.59148056160035E+018</text:p>
          </table:table-cell>
          <table:table-cell office:value-type="float" office:value="1.59148056908441E+018" calcext:value-type="float">
            <text:p>1.59148056908441E+018</text:p>
          </table:table-cell>
          <table:table-cell table:formula="of:=[.B294]-[.A294]" office:value-type="float" office:value="7484060160" calcext:value-type="float">
            <text:p>7484060160</text:p>
          </table:table-cell>
        </table:table-row>
        <table:table-row table:style-name="ro1">
          <table:table-cell office:value-type="float" office:value="1.59148056160036E+018" calcext:value-type="float">
            <text:p>1.59148056160036E+018</text:p>
          </table:table-cell>
          <table:table-cell office:value-type="float" office:value="1.59148056908442E+018" calcext:value-type="float">
            <text:p>1.59148056908442E+018</text:p>
          </table:table-cell>
          <table:table-cell table:formula="of:=[.B295]-[.A295]" office:value-type="float" office:value="7484060160" calcext:value-type="float">
            <text:p>7484060160</text:p>
          </table:table-cell>
        </table:table-row>
        <table:table-row table:style-name="ro1">
          <table:table-cell office:value-type="float" office:value="1.59148056160037E+018" calcext:value-type="float">
            <text:p>1.59148056160037E+018</text:p>
          </table:table-cell>
          <table:table-cell office:value-type="float" office:value="1.59148056908442E+018" calcext:value-type="float">
            <text:p>1.59148056908442E+018</text:p>
          </table:table-cell>
          <table:table-cell table:formula="of:=[.B296]-[.A296]" office:value-type="float" office:value="7484050176" calcext:value-type="float">
            <text:p>7484050176</text:p>
          </table:table-cell>
        </table:table-row>
        <table:table-row table:style-name="ro1">
          <table:table-cell office:value-type="float" office:value="1.59148056160037E+018" calcext:value-type="float">
            <text:p>1.59148056160037E+018</text:p>
          </table:table-cell>
          <table:table-cell office:value-type="float" office:value="1.59148056908442E+018" calcext:value-type="float">
            <text:p>1.59148056908442E+018</text:p>
          </table:table-cell>
          <table:table-cell table:formula="of:=[.B297]-[.A297]" office:value-type="float" office:value="7484050176" calcext:value-type="float">
            <text:p>7484050176</text:p>
          </table:table-cell>
        </table:table-row>
        <table:table-row table:style-name="ro1">
          <table:table-cell office:value-type="float" office:value="1.59148056160038E+018" calcext:value-type="float">
            <text:p>1.59148056160038E+018</text:p>
          </table:table-cell>
          <table:table-cell office:value-type="float" office:value="1.59148056908443E+018" calcext:value-type="float">
            <text:p>1.59148056908443E+018</text:p>
          </table:table-cell>
          <table:table-cell table:formula="of:=[.B298]-[.A298]" office:value-type="float" office:value="7484050176" calcext:value-type="float">
            <text:p>7484050176</text:p>
          </table:table-cell>
        </table:table-row>
        <table:table-row table:style-name="ro1">
          <table:table-cell office:value-type="float" office:value="1.59148056160038E+018" calcext:value-type="float">
            <text:p>1.59148056160038E+018</text:p>
          </table:table-cell>
          <table:table-cell office:value-type="float" office:value="1.59148056908443E+018" calcext:value-type="float">
            <text:p>1.59148056908443E+018</text:p>
          </table:table-cell>
          <table:table-cell table:formula="of:=[.B299]-[.A299]" office:value-type="float" office:value="7484050176" calcext:value-type="float">
            <text:p>7484050176</text:p>
          </table:table-cell>
        </table:table-row>
        <table:table-row table:style-name="ro1">
          <table:table-cell office:value-type="float" office:value="1.59148056160039E+018" calcext:value-type="float">
            <text:p>1.59148056160039E+018</text:p>
          </table:table-cell>
          <table:table-cell office:value-type="float" office:value="1.59148056908444E+018" calcext:value-type="float">
            <text:p>1.59148056908444E+018</text:p>
          </table:table-cell>
          <table:table-cell table:formula="of:=[.B300]-[.A300]" office:value-type="float" office:value="7484050176" calcext:value-type="float">
            <text:p>7484050176</text:p>
          </table:table-cell>
        </table:table-row>
        <table:table-row table:style-name="ro1">
          <table:table-cell office:value-type="float" office:value="1.59148056160039E+018" calcext:value-type="float">
            <text:p>1.59148056160039E+018</text:p>
          </table:table-cell>
          <table:table-cell office:value-type="float" office:value="1.59148056908444E+018" calcext:value-type="float">
            <text:p>1.59148056908444E+018</text:p>
          </table:table-cell>
          <table:table-cell table:formula="of:=[.B301]-[.A301]" office:value-type="float" office:value="7484050176" calcext:value-type="float">
            <text:p>7484050176</text:p>
          </table:table-cell>
        </table:table-row>
        <table:table-row table:style-name="ro1">
          <table:table-cell office:value-type="float" office:value="1.5914805616004E+018" calcext:value-type="float">
            <text:p>1.5914805616004E+018</text:p>
          </table:table-cell>
          <table:table-cell office:value-type="float" office:value="1.59148056908445E+018" calcext:value-type="float">
            <text:p>1.59148056908445E+018</text:p>
          </table:table-cell>
          <table:table-cell table:formula="of:=[.B302]-[.A302]" office:value-type="float" office:value="7484050176" calcext:value-type="float">
            <text:p>7484050176</text:p>
          </table:table-cell>
        </table:table-row>
        <table:table-row table:style-name="ro1">
          <table:table-cell office:value-type="float" office:value="1.5914805616004E+018" calcext:value-type="float">
            <text:p>1.5914805616004E+018</text:p>
          </table:table-cell>
          <table:table-cell office:value-type="float" office:value="1.59148056908445E+018" calcext:value-type="float">
            <text:p>1.59148056908445E+018</text:p>
          </table:table-cell>
          <table:table-cell table:formula="of:=[.B303]-[.A303]" office:value-type="float" office:value="7484050176" calcext:value-type="float">
            <text:p>7484050176</text:p>
          </table:table-cell>
        </table:table-row>
        <table:table-row table:style-name="ro1">
          <table:table-cell office:value-type="float" office:value="1.59148056160041E+018" calcext:value-type="float">
            <text:p>1.59148056160041E+018</text:p>
          </table:table-cell>
          <table:table-cell office:value-type="float" office:value="1.59148056908446E+018" calcext:value-type="float">
            <text:p>1.59148056908446E+018</text:p>
          </table:table-cell>
          <table:table-cell table:formula="of:=[.B304]-[.A304]" office:value-type="float" office:value="7484050176" calcext:value-type="float">
            <text:p>7484050176</text:p>
          </table:table-cell>
        </table:table-row>
        <table:table-row table:style-name="ro1">
          <table:table-cell office:value-type="float" office:value="1.59148056160041E+018" calcext:value-type="float">
            <text:p>1.59148056160041E+018</text:p>
          </table:table-cell>
          <table:table-cell office:value-type="float" office:value="1.59148056908446E+018" calcext:value-type="float">
            <text:p>1.59148056908446E+018</text:p>
          </table:table-cell>
          <table:table-cell table:formula="of:=[.B305]-[.A305]" office:value-type="float" office:value="7484050176" calcext:value-type="float">
            <text:p>7484050176</text:p>
          </table:table-cell>
        </table:table-row>
        <table:table-row table:style-name="ro1">
          <table:table-cell office:value-type="float" office:value="1.59148056160042E+018" calcext:value-type="float">
            <text:p>1.59148056160042E+018</text:p>
          </table:table-cell>
          <table:table-cell office:value-type="float" office:value="1.59148056908447E+018" calcext:value-type="float">
            <text:p>1.59148056908447E+018</text:p>
          </table:table-cell>
          <table:table-cell table:formula="of:=[.B306]-[.A306]" office:value-type="float" office:value="7484050176" calcext:value-type="float">
            <text:p>7484050176</text:p>
          </table:table-cell>
        </table:table-row>
        <table:table-row table:style-name="ro1">
          <table:table-cell office:value-type="float" office:value="1.59148056160042E+018" calcext:value-type="float">
            <text:p>1.59148056160042E+018</text:p>
          </table:table-cell>
          <table:table-cell office:value-type="float" office:value="1.59148056908449E+018" calcext:value-type="float">
            <text:p>1.59148056908449E+018</text:p>
          </table:table-cell>
          <table:table-cell table:formula="of:=[.B307]-[.A307]" office:value-type="float" office:value="7484070144" calcext:value-type="float">
            <text:p>7484070144</text:p>
          </table:table-cell>
        </table:table-row>
        <table:table-row table:style-name="ro1">
          <table:table-cell office:value-type="float" office:value="1.59148056160043E+018" calcext:value-type="float">
            <text:p>1.59148056160043E+018</text:p>
          </table:table-cell>
          <table:table-cell office:value-type="float" office:value="1.5914805690845E+018" calcext:value-type="float">
            <text:p>1.5914805690845E+018</text:p>
          </table:table-cell>
          <table:table-cell table:formula="of:=[.B308]-[.A308]" office:value-type="float" office:value="7484070144" calcext:value-type="float">
            <text:p>7484070144</text:p>
          </table:table-cell>
        </table:table-row>
        <table:table-row table:style-name="ro1">
          <table:table-cell office:value-type="float" office:value="1.59148056160043E+018" calcext:value-type="float">
            <text:p>1.59148056160043E+018</text:p>
          </table:table-cell>
          <table:table-cell office:value-type="float" office:value="1.5914805690845E+018" calcext:value-type="float">
            <text:p>1.5914805690845E+018</text:p>
          </table:table-cell>
          <table:table-cell table:formula="of:=[.B309]-[.A309]" office:value-type="float" office:value="7484070144" calcext:value-type="float">
            <text:p>7484070144</text:p>
          </table:table-cell>
        </table:table-row>
        <table:table-row table:style-name="ro1">
          <table:table-cell office:value-type="float" office:value="1.59148056160044E+018" calcext:value-type="float">
            <text:p>1.59148056160044E+018</text:p>
          </table:table-cell>
          <table:table-cell office:value-type="float" office:value="1.59148056908451E+018" calcext:value-type="float">
            <text:p>1.59148056908451E+018</text:p>
          </table:table-cell>
          <table:table-cell table:formula="of:=[.B310]-[.A310]" office:value-type="float" office:value="7484069888" calcext:value-type="float">
            <text:p>7484069888</text:p>
          </table:table-cell>
        </table:table-row>
        <table:table-row table:style-name="ro1">
          <table:table-cell office:value-type="float" office:value="1.59148056160044E+018" calcext:value-type="float">
            <text:p>1.59148056160044E+018</text:p>
          </table:table-cell>
          <table:table-cell office:value-type="float" office:value="1.59148056908451E+018" calcext:value-type="float">
            <text:p>1.59148056908451E+018</text:p>
          </table:table-cell>
          <table:table-cell table:formula="of:=[.B311]-[.A311]" office:value-type="float" office:value="7484069888" calcext:value-type="float">
            <text:p>7484069888</text:p>
          </table:table-cell>
        </table:table-row>
        <table:table-row table:style-name="ro1">
          <table:table-cell office:value-type="float" office:value="1.59148056160045E+018" calcext:value-type="float">
            <text:p>1.59148056160045E+018</text:p>
          </table:table-cell>
          <table:table-cell office:value-type="float" office:value="1.59148056908452E+018" calcext:value-type="float">
            <text:p>1.59148056908452E+018</text:p>
          </table:table-cell>
          <table:table-cell table:formula="of:=[.B312]-[.A312]" office:value-type="float" office:value="7484069888" calcext:value-type="float">
            <text:p>7484069888</text:p>
          </table:table-cell>
        </table:table-row>
        <table:table-row table:style-name="ro1">
          <table:table-cell office:value-type="float" office:value="1.59148056160045E+018" calcext:value-type="float">
            <text:p>1.59148056160045E+018</text:p>
          </table:table-cell>
          <table:table-cell office:value-type="float" office:value="1.59148056908452E+018" calcext:value-type="float">
            <text:p>1.59148056908452E+018</text:p>
          </table:table-cell>
          <table:table-cell table:formula="of:=[.B313]-[.A313]" office:value-type="float" office:value="7484069888" calcext:value-type="float">
            <text:p>7484069888</text:p>
          </table:table-cell>
        </table:table-row>
        <table:table-row table:style-name="ro1">
          <table:table-cell office:value-type="float" office:value="1.59148056160046E+018" calcext:value-type="float">
            <text:p>1.59148056160046E+018</text:p>
          </table:table-cell>
          <table:table-cell office:value-type="float" office:value="1.59148056908453E+018" calcext:value-type="float">
            <text:p>1.59148056908453E+018</text:p>
          </table:table-cell>
          <table:table-cell table:formula="of:=[.B314]-[.A314]" office:value-type="float" office:value="7484069888" calcext:value-type="float">
            <text:p>7484069888</text:p>
          </table:table-cell>
        </table:table-row>
        <table:table-row table:style-name="ro1">
          <table:table-cell office:value-type="float" office:value="1.59148056160046E+018" calcext:value-type="float">
            <text:p>1.59148056160046E+018</text:p>
          </table:table-cell>
          <table:table-cell office:value-type="float" office:value="1.59148056908453E+018" calcext:value-type="float">
            <text:p>1.59148056908453E+018</text:p>
          </table:table-cell>
          <table:table-cell table:formula="of:=[.B315]-[.A315]" office:value-type="float" office:value="7484069888" calcext:value-type="float">
            <text:p>7484069888</text:p>
          </table:table-cell>
        </table:table-row>
        <table:table-row table:style-name="ro1">
          <table:table-cell office:value-type="float" office:value="1.59148056160047E+018" calcext:value-type="float">
            <text:p>1.59148056160047E+018</text:p>
          </table:table-cell>
          <table:table-cell office:value-type="float" office:value="1.59148056908453E+018" calcext:value-type="float">
            <text:p>1.59148056908453E+018</text:p>
          </table:table-cell>
          <table:table-cell table:formula="of:=[.B316]-[.A316]" office:value-type="float" office:value="7484059904" calcext:value-type="float">
            <text:p>7484059904</text:p>
          </table:table-cell>
        </table:table-row>
        <table:table-row table:style-name="ro1">
          <table:table-cell office:value-type="float" office:value="1.59148056160047E+018" calcext:value-type="float">
            <text:p>1.59148056160047E+018</text:p>
          </table:table-cell>
          <table:table-cell office:value-type="float" office:value="1.59148056908454E+018" calcext:value-type="float">
            <text:p>1.59148056908454E+018</text:p>
          </table:table-cell>
          <table:table-cell table:formula="of:=[.B317]-[.A317]" office:value-type="float" office:value="7484070144" calcext:value-type="float">
            <text:p>7484070144</text:p>
          </table:table-cell>
        </table:table-row>
        <table:table-row table:style-name="ro1">
          <table:table-cell office:value-type="float" office:value="1.59148056160048E+018" calcext:value-type="float">
            <text:p>1.59148056160048E+018</text:p>
          </table:table-cell>
          <table:table-cell office:value-type="float" office:value="1.59148056908454E+018" calcext:value-type="float">
            <text:p>1.59148056908454E+018</text:p>
          </table:table-cell>
          <table:table-cell table:formula="of:=[.B318]-[.A318]" office:value-type="float" office:value="7484060160" calcext:value-type="float">
            <text:p>7484060160</text:p>
          </table:table-cell>
        </table:table-row>
        <table:table-row table:style-name="ro1">
          <table:table-cell office:value-type="float" office:value="1.59148056160048E+018" calcext:value-type="float">
            <text:p>1.59148056160048E+018</text:p>
          </table:table-cell>
          <table:table-cell office:value-type="float" office:value="1.59148056908454E+018" calcext:value-type="float">
            <text:p>1.59148056908454E+018</text:p>
          </table:table-cell>
          <table:table-cell table:formula="of:=[.B319]-[.A319]" office:value-type="float" office:value="7484060160" calcext:value-type="float">
            <text:p>7484060160</text:p>
          </table:table-cell>
        </table:table-row>
        <table:table-row table:style-name="ro1">
          <table:table-cell office:value-type="float" office:value="1.59148056160049E+018" calcext:value-type="float">
            <text:p>1.59148056160049E+018</text:p>
          </table:table-cell>
          <table:table-cell office:value-type="float" office:value="1.59148056908455E+018" calcext:value-type="float">
            <text:p>1.59148056908455E+018</text:p>
          </table:table-cell>
          <table:table-cell table:formula="of:=[.B320]-[.A320]" office:value-type="float" office:value="7484059904" calcext:value-type="float">
            <text:p>7484059904</text:p>
          </table:table-cell>
        </table:table-row>
        <table:table-row table:style-name="ro1">
          <table:table-cell office:value-type="float" office:value="1.59148056160049E+018" calcext:value-type="float">
            <text:p>1.59148056160049E+018</text:p>
          </table:table-cell>
          <table:table-cell office:value-type="float" office:value="1.59148056908455E+018" calcext:value-type="float">
            <text:p>1.59148056908455E+018</text:p>
          </table:table-cell>
          <table:table-cell table:formula="of:=[.B321]-[.A321]" office:value-type="float" office:value="7484059904" calcext:value-type="float">
            <text:p>7484059904</text:p>
          </table:table-cell>
        </table:table-row>
        <table:table-row table:style-name="ro1">
          <table:table-cell office:value-type="float" office:value="1.5914805616005E+018" calcext:value-type="float">
            <text:p>1.5914805616005E+018</text:p>
          </table:table-cell>
          <table:table-cell office:value-type="float" office:value="1.59148056908455E+018" calcext:value-type="float">
            <text:p>1.59148056908455E+018</text:p>
          </table:table-cell>
          <table:table-cell table:formula="of:=[.B322]-[.A322]" office:value-type="float" office:value="7484049664" calcext:value-type="float">
            <text:p>7484049664</text:p>
          </table:table-cell>
        </table:table-row>
        <table:table-row table:style-name="ro1">
          <table:table-cell office:value-type="float" office:value="1.5914805616005E+018" calcext:value-type="float">
            <text:p>1.5914805616005E+018</text:p>
          </table:table-cell>
          <table:table-cell office:value-type="float" office:value="1.59148056908456E+018" calcext:value-type="float">
            <text:p>1.59148056908456E+018</text:p>
          </table:table-cell>
          <table:table-cell table:formula="of:=[.B323]-[.A323]" office:value-type="float" office:value="7484059904" calcext:value-type="float">
            <text:p>7484059904</text:p>
          </table:table-cell>
        </table:table-row>
        <table:table-row table:style-name="ro1">
          <table:table-cell office:value-type="float" office:value="1.59148056160051E+018" calcext:value-type="float">
            <text:p>1.59148056160051E+018</text:p>
          </table:table-cell>
          <table:table-cell office:value-type="float" office:value="1.59148056908456E+018" calcext:value-type="float">
            <text:p>1.59148056908456E+018</text:p>
          </table:table-cell>
          <table:table-cell table:formula="of:=[.B324]-[.A324]" office:value-type="float" office:value="7484050176" calcext:value-type="float">
            <text:p>7484050176</text:p>
          </table:table-cell>
        </table:table-row>
        <table:table-row table:style-name="ro1">
          <table:table-cell office:value-type="float" office:value="1.59148056160051E+018" calcext:value-type="float">
            <text:p>1.59148056160051E+018</text:p>
          </table:table-cell>
          <table:table-cell office:value-type="float" office:value="1.59148056908457E+018" calcext:value-type="float">
            <text:p>1.59148056908457E+018</text:p>
          </table:table-cell>
          <table:table-cell table:formula="of:=[.B325]-[.A325]" office:value-type="float" office:value="7484059904" calcext:value-type="float">
            <text:p>7484059904</text:p>
          </table:table-cell>
        </table:table-row>
        <table:table-row table:style-name="ro1">
          <table:table-cell office:value-type="float" office:value="1.59148056160052E+018" calcext:value-type="float">
            <text:p>1.59148056160052E+018</text:p>
          </table:table-cell>
          <table:table-cell office:value-type="float" office:value="1.59148056908457E+018" calcext:value-type="float">
            <text:p>1.59148056908457E+018</text:p>
          </table:table-cell>
          <table:table-cell table:formula="of:=[.B326]-[.A326]" office:value-type="float" office:value="7484049664" calcext:value-type="float">
            <text:p>7484049664</text:p>
          </table:table-cell>
        </table:table-row>
        <table:table-row table:style-name="ro1">
          <table:table-cell office:value-type="float" office:value="1.59148056160052E+018" calcext:value-type="float">
            <text:p>1.59148056160052E+018</text:p>
          </table:table-cell>
          <table:table-cell office:value-type="float" office:value="1.59148056908457E+018" calcext:value-type="float">
            <text:p>1.59148056908457E+018</text:p>
          </table:table-cell>
          <table:table-cell table:formula="of:=[.B327]-[.A327]" office:value-type="float" office:value="7484049664" calcext:value-type="float">
            <text:p>7484049664</text:p>
          </table:table-cell>
        </table:table-row>
        <table:table-row table:style-name="ro1">
          <table:table-cell office:value-type="float" office:value="1.59148056160053E+018" calcext:value-type="float">
            <text:p>1.59148056160053E+018</text:p>
          </table:table-cell>
          <table:table-cell office:value-type="float" office:value="1.59148056908458E+018" calcext:value-type="float">
            <text:p>1.59148056908458E+018</text:p>
          </table:table-cell>
          <table:table-cell table:formula="of:=[.B328]-[.A328]" office:value-type="float" office:value="7484050176" calcext:value-type="float">
            <text:p>7484050176</text:p>
          </table:table-cell>
        </table:table-row>
        <table:table-row table:style-name="ro1">
          <table:table-cell office:value-type="float" office:value="1.59148056160053E+018" calcext:value-type="float">
            <text:p>1.59148056160053E+018</text:p>
          </table:table-cell>
          <table:table-cell office:value-type="float" office:value="1.59148056908458E+018" calcext:value-type="float">
            <text:p>1.59148056908458E+018</text:p>
          </table:table-cell>
          <table:table-cell table:formula="of:=[.B329]-[.A329]" office:value-type="float" office:value="7484050176" calcext:value-type="float">
            <text:p>7484050176</text:p>
          </table:table-cell>
        </table:table-row>
        <table:table-row table:style-name="ro1">
          <table:table-cell office:value-type="float" office:value="1.59148056160054E+018" calcext:value-type="float">
            <text:p>1.59148056160054E+018</text:p>
          </table:table-cell>
          <table:table-cell office:value-type="float" office:value="1.59148056908458E+018" calcext:value-type="float">
            <text:p>1.59148056908458E+018</text:p>
          </table:table-cell>
          <table:table-cell table:formula="of:=[.B330]-[.A330]" office:value-type="float" office:value="7484039936" calcext:value-type="float">
            <text:p>7484039936</text:p>
          </table:table-cell>
        </table:table-row>
        <table:table-row table:style-name="ro1">
          <table:table-cell office:value-type="float" office:value="1.59148056160054E+018" calcext:value-type="float">
            <text:p>1.59148056160054E+018</text:p>
          </table:table-cell>
          <table:table-cell office:value-type="float" office:value="1.59148056908459E+018" calcext:value-type="float">
            <text:p>1.59148056908459E+018</text:p>
          </table:table-cell>
          <table:table-cell table:formula="of:=[.B331]-[.A331]" office:value-type="float" office:value="7484049664" calcext:value-type="float">
            <text:p>7484049664</text:p>
          </table:table-cell>
        </table:table-row>
        <table:table-row table:style-name="ro1">
          <table:table-cell office:value-type="float" office:value="1.59148056160055E+018" calcext:value-type="float">
            <text:p>1.59148056160055E+018</text:p>
          </table:table-cell>
          <table:table-cell office:value-type="float" office:value="1.59148056908459E+018" calcext:value-type="float">
            <text:p>1.59148056908459E+018</text:p>
          </table:table-cell>
          <table:table-cell table:formula="of:=[.B332]-[.A332]" office:value-type="float" office:value="7484039936" calcext:value-type="float">
            <text:p>7484039936</text:p>
          </table:table-cell>
        </table:table-row>
        <table:table-row table:style-name="ro1">
          <table:table-cell office:value-type="float" office:value="1.59148056160055E+018" calcext:value-type="float">
            <text:p>1.59148056160055E+018</text:p>
          </table:table-cell>
          <table:table-cell office:value-type="float" office:value="1.5914805690846E+018" calcext:value-type="float">
            <text:p>1.5914805690846E+018</text:p>
          </table:table-cell>
          <table:table-cell table:formula="of:=[.B333]-[.A333]" office:value-type="float" office:value="7484050176" calcext:value-type="float">
            <text:p>7484050176</text:p>
          </table:table-cell>
        </table:table-row>
        <table:table-row table:style-name="ro1">
          <table:table-cell office:value-type="float" office:value="1.59148056160056E+018" calcext:value-type="float">
            <text:p>1.59148056160056E+018</text:p>
          </table:table-cell>
          <table:table-cell office:value-type="float" office:value="1.5914805690846E+018" calcext:value-type="float">
            <text:p>1.5914805690846E+018</text:p>
          </table:table-cell>
          <table:table-cell table:formula="of:=[.B334]-[.A334]" office:value-type="float" office:value="7484039936" calcext:value-type="float">
            <text:p>7484039936</text:p>
          </table:table-cell>
        </table:table-row>
        <table:table-row table:style-name="ro1">
          <table:table-cell office:value-type="float" office:value="1.59148056160062E+018" calcext:value-type="float">
            <text:p>1.59148056160062E+018</text:p>
          </table:table-cell>
          <table:table-cell office:value-type="float" office:value="1.5914805690846E+018" calcext:value-type="float">
            <text:p>1.5914805690846E+018</text:p>
          </table:table-cell>
          <table:table-cell table:formula="of:=[.B335]-[.A335]" office:value-type="float" office:value="7483980032" calcext:value-type="float">
            <text:p>7483980032</text:p>
          </table:table-cell>
        </table:table-row>
        <table:table-row table:style-name="ro1">
          <table:table-cell office:value-type="float" office:value="1.59148056160062E+018" calcext:value-type="float">
            <text:p>1.59148056160062E+018</text:p>
          </table:table-cell>
          <table:table-cell office:value-type="float" office:value="1.59148056908461E+018" calcext:value-type="float">
            <text:p>1.59148056908461E+018</text:p>
          </table:table-cell>
          <table:table-cell table:formula="of:=[.B336]-[.A336]" office:value-type="float" office:value="7483989760" calcext:value-type="float">
            <text:p>7483989760</text:p>
          </table:table-cell>
        </table:table-row>
        <table:table-row table:style-name="ro1">
          <table:table-cell office:value-type="float" office:value="1.59148056160063E+018" calcext:value-type="float">
            <text:p>1.59148056160063E+018</text:p>
          </table:table-cell>
          <table:table-cell office:value-type="float" office:value="1.59148056908461E+018" calcext:value-type="float">
            <text:p>1.59148056908461E+018</text:p>
          </table:table-cell>
          <table:table-cell table:formula="of:=[.B337]-[.A337]" office:value-type="float" office:value="7483979776" calcext:value-type="float">
            <text:p>7483979776</text:p>
          </table:table-cell>
        </table:table-row>
        <table:table-row table:style-name="ro1">
          <table:table-cell office:value-type="float" office:value="1.59148056160063E+018" calcext:value-type="float">
            <text:p>1.59148056160063E+018</text:p>
          </table:table-cell>
          <table:table-cell office:value-type="float" office:value="1.59148056908461E+018" calcext:value-type="float">
            <text:p>1.59148056908461E+018</text:p>
          </table:table-cell>
          <table:table-cell table:formula="of:=[.B338]-[.A338]" office:value-type="float" office:value="7483979776" calcext:value-type="float">
            <text:p>7483979776</text:p>
          </table:table-cell>
        </table:table-row>
        <table:table-row table:style-name="ro1">
          <table:table-cell office:value-type="float" office:value="1.59148056160064E+018" calcext:value-type="float">
            <text:p>1.59148056160064E+018</text:p>
          </table:table-cell>
          <table:table-cell office:value-type="float" office:value="1.59148056908462E+018" calcext:value-type="float">
            <text:p>1.59148056908462E+018</text:p>
          </table:table-cell>
          <table:table-cell table:formula="of:=[.B339]-[.A339]" office:value-type="float" office:value="7483980032" calcext:value-type="float">
            <text:p>7483980032</text:p>
          </table:table-cell>
        </table:table-row>
        <table:table-row table:style-name="ro1">
          <table:table-cell office:value-type="float" office:value="1.59148056160064E+018" calcext:value-type="float">
            <text:p>1.59148056160064E+018</text:p>
          </table:table-cell>
          <table:table-cell office:value-type="float" office:value="1.59148056908462E+018" calcext:value-type="float">
            <text:p>1.59148056908462E+018</text:p>
          </table:table-cell>
          <table:table-cell table:formula="of:=[.B340]-[.A340]" office:value-type="float" office:value="7483980032" calcext:value-type="float">
            <text:p>7483980032</text:p>
          </table:table-cell>
        </table:table-row>
        <table:table-row table:style-name="ro1">
          <table:table-cell office:value-type="float" office:value="1.59148056160065E+018" calcext:value-type="float">
            <text:p>1.59148056160065E+018</text:p>
          </table:table-cell>
          <table:table-cell office:value-type="float" office:value="1.59148056908462E+018" calcext:value-type="float">
            <text:p>1.59148056908462E+018</text:p>
          </table:table-cell>
          <table:table-cell table:formula="of:=[.B341]-[.A341]" office:value-type="float" office:value="7483970048" calcext:value-type="float">
            <text:p>7483970048</text:p>
          </table:table-cell>
        </table:table-row>
        <table:table-row table:style-name="ro1">
          <table:table-cell office:value-type="float" office:value="1.59148056160065E+018" calcext:value-type="float">
            <text:p>1.59148056160065E+018</text:p>
          </table:table-cell>
          <table:table-cell office:value-type="float" office:value="1.59148056908463E+018" calcext:value-type="float">
            <text:p>1.59148056908463E+018</text:p>
          </table:table-cell>
          <table:table-cell table:formula="of:=[.B342]-[.A342]" office:value-type="float" office:value="7483979776" calcext:value-type="float">
            <text:p>7483979776</text:p>
          </table:table-cell>
        </table:table-row>
        <table:table-row table:style-name="ro1">
          <table:table-cell office:value-type="float" office:value="1.59148056160066E+018" calcext:value-type="float">
            <text:p>1.59148056160066E+018</text:p>
          </table:table-cell>
          <table:table-cell office:value-type="float" office:value="1.59148056908463E+018" calcext:value-type="float">
            <text:p>1.59148056908463E+018</text:p>
          </table:table-cell>
          <table:table-cell table:formula="of:=[.B343]-[.A343]" office:value-type="float" office:value="7483969792" calcext:value-type="float">
            <text:p>7483969792</text:p>
          </table:table-cell>
        </table:table-row>
        <table:table-row table:style-name="ro1">
          <table:table-cell office:value-type="float" office:value="1.59148056160066E+018" calcext:value-type="float">
            <text:p>1.59148056160066E+018</text:p>
          </table:table-cell>
          <table:table-cell office:value-type="float" office:value="1.59148056908464E+018" calcext:value-type="float">
            <text:p>1.59148056908464E+018</text:p>
          </table:table-cell>
          <table:table-cell table:formula="of:=[.B344]-[.A344]" office:value-type="float" office:value="7483980032" calcext:value-type="float">
            <text:p>7483980032</text:p>
          </table:table-cell>
        </table:table-row>
        <table:table-row table:style-name="ro1">
          <table:table-cell office:value-type="float" office:value="1.59148056160069E+018" calcext:value-type="float">
            <text:p>1.59148056160069E+018</text:p>
          </table:table-cell>
          <table:table-cell office:value-type="float" office:value="1.59148056908464E+018" calcext:value-type="float">
            <text:p>1.59148056908464E+018</text:p>
          </table:table-cell>
          <table:table-cell table:formula="of:=[.B345]-[.A345]" office:value-type="float" office:value="7483950080" calcext:value-type="float">
            <text:p>7483950080</text:p>
          </table:table-cell>
        </table:table-row>
        <table:table-row table:style-name="ro1">
          <table:table-cell office:value-type="float" office:value="1.59148056160069E+018" calcext:value-type="float">
            <text:p>1.59148056160069E+018</text:p>
          </table:table-cell>
          <table:table-cell office:value-type="float" office:value="1.59148056908464E+018" calcext:value-type="float">
            <text:p>1.59148056908464E+018</text:p>
          </table:table-cell>
          <table:table-cell table:formula="of:=[.B346]-[.A346]" office:value-type="float" office:value="7483950080" calcext:value-type="float">
            <text:p>7483950080</text:p>
          </table:table-cell>
        </table:table-row>
        <table:table-row table:style-name="ro1">
          <table:table-cell office:value-type="float" office:value="1.5914805616007E+018" calcext:value-type="float">
            <text:p>1.5914805616007E+018</text:p>
          </table:table-cell>
          <table:table-cell office:value-type="float" office:value="1.59148056908465E+018" calcext:value-type="float">
            <text:p>1.59148056908465E+018</text:p>
          </table:table-cell>
          <table:table-cell table:formula="of:=[.B347]-[.A347]" office:value-type="float" office:value="7483949824" calcext:value-type="float">
            <text:p>7483949824</text:p>
          </table:table-cell>
        </table:table-row>
        <table:table-row table:style-name="ro1">
          <table:table-cell office:value-type="float" office:value="1.5914805616007E+018" calcext:value-type="float">
            <text:p>1.5914805616007E+018</text:p>
          </table:table-cell>
          <table:table-cell office:value-type="float" office:value="1.59148056908465E+018" calcext:value-type="float">
            <text:p>1.59148056908465E+018</text:p>
          </table:table-cell>
          <table:table-cell table:formula="of:=[.B348]-[.A348]" office:value-type="float" office:value="7483949824" calcext:value-type="float">
            <text:p>7483949824</text:p>
          </table:table-cell>
        </table:table-row>
        <table:table-row table:style-name="ro1">
          <table:table-cell office:value-type="float" office:value="1.59148056160071E+018" calcext:value-type="float">
            <text:p>1.59148056160071E+018</text:p>
          </table:table-cell>
          <table:table-cell office:value-type="float" office:value="1.59148056908465E+018" calcext:value-type="float">
            <text:p>1.59148056908465E+018</text:p>
          </table:table-cell>
          <table:table-cell table:formula="of:=[.B349]-[.A349]" office:value-type="float" office:value="7483939584" calcext:value-type="float">
            <text:p>7483939584</text:p>
          </table:table-cell>
        </table:table-row>
        <table:table-row table:style-name="ro1">
          <table:table-cell office:value-type="float" office:value="1.59148056160071E+018" calcext:value-type="float">
            <text:p>1.59148056160071E+018</text:p>
          </table:table-cell>
          <table:table-cell office:value-type="float" office:value="1.59148056908466E+018" calcext:value-type="float">
            <text:p>1.59148056908466E+018</text:p>
          </table:table-cell>
          <table:table-cell table:formula="of:=[.B350]-[.A350]" office:value-type="float" office:value="7483949824" calcext:value-type="float">
            <text:p>7483949824</text:p>
          </table:table-cell>
        </table:table-row>
        <table:table-row table:style-name="ro1">
          <table:table-cell office:value-type="float" office:value="1.59148056160072E+018" calcext:value-type="float">
            <text:p>1.59148056160072E+018</text:p>
          </table:table-cell>
          <table:table-cell office:value-type="float" office:value="1.59148056908466E+018" calcext:value-type="float">
            <text:p>1.59148056908466E+018</text:p>
          </table:table-cell>
          <table:table-cell table:formula="of:=[.B351]-[.A351]" office:value-type="float" office:value="7483940096" calcext:value-type="float">
            <text:p>7483940096</text:p>
          </table:table-cell>
        </table:table-row>
        <table:table-row table:style-name="ro1">
          <table:table-cell office:value-type="float" office:value="1.59148056160072E+018" calcext:value-type="float">
            <text:p>1.59148056160072E+018</text:p>
          </table:table-cell>
          <table:table-cell office:value-type="float" office:value="1.59148056908467E+018" calcext:value-type="float">
            <text:p>1.59148056908467E+018</text:p>
          </table:table-cell>
          <table:table-cell table:formula="of:=[.B352]-[.A352]" office:value-type="float" office:value="7483950080" calcext:value-type="float">
            <text:p>7483950080</text:p>
          </table:table-cell>
        </table:table-row>
        <table:table-row table:style-name="ro1">
          <table:table-cell office:value-type="float" office:value="1.59148056160073E+018" calcext:value-type="float">
            <text:p>1.59148056160073E+018</text:p>
          </table:table-cell>
          <table:table-cell office:value-type="float" office:value="1.59148056908467E+018" calcext:value-type="float">
            <text:p>1.59148056908467E+018</text:p>
          </table:table-cell>
          <table:table-cell table:formula="of:=[.B353]-[.A353]" office:value-type="float" office:value="7483939840" calcext:value-type="float">
            <text:p>7483939840</text:p>
          </table:table-cell>
        </table:table-row>
        <table:table-row table:style-name="ro1">
          <table:table-cell office:value-type="float" office:value="1.59148056160073E+018" calcext:value-type="float">
            <text:p>1.59148056160073E+018</text:p>
          </table:table-cell>
          <table:table-cell office:value-type="float" office:value="1.59148056908467E+018" calcext:value-type="float">
            <text:p>1.59148056908467E+018</text:p>
          </table:table-cell>
          <table:table-cell table:formula="of:=[.B354]-[.A354]" office:value-type="float" office:value="7483939840" calcext:value-type="float">
            <text:p>7483939840</text:p>
          </table:table-cell>
        </table:table-row>
        <table:table-row table:style-name="ro1">
          <table:table-cell office:value-type="float" office:value="1.59148056160074E+018" calcext:value-type="float">
            <text:p>1.59148056160074E+018</text:p>
          </table:table-cell>
          <table:table-cell office:value-type="float" office:value="1.59148056908468E+018" calcext:value-type="float">
            <text:p>1.59148056908468E+018</text:p>
          </table:table-cell>
          <table:table-cell table:formula="of:=[.B355]-[.A355]" office:value-type="float" office:value="7483940096" calcext:value-type="float">
            <text:p>7483940096</text:p>
          </table:table-cell>
        </table:table-row>
        <table:table-row table:style-name="ro1">
          <table:table-cell office:value-type="float" office:value="1.59148056160074E+018" calcext:value-type="float">
            <text:p>1.59148056160074E+018</text:p>
          </table:table-cell>
          <table:table-cell office:value-type="float" office:value="1.59148056908468E+018" calcext:value-type="float">
            <text:p>1.59148056908468E+018</text:p>
          </table:table-cell>
          <table:table-cell table:formula="of:=[.B356]-[.A356]" office:value-type="float" office:value="7483940096" calcext:value-type="float">
            <text:p>7483940096</text:p>
          </table:table-cell>
        </table:table-row>
        <table:table-row table:style-name="ro1">
          <table:table-cell office:value-type="float" office:value="1.59148056160075E+018" calcext:value-type="float">
            <text:p>1.59148056160075E+018</text:p>
          </table:table-cell>
          <table:table-cell office:value-type="float" office:value="1.59148056908468E+018" calcext:value-type="float">
            <text:p>1.59148056908468E+018</text:p>
          </table:table-cell>
          <table:table-cell table:formula="of:=[.B357]-[.A357]" office:value-type="float" office:value="7483929856" calcext:value-type="float">
            <text:p>7483929856</text:p>
          </table:table-cell>
        </table:table-row>
        <table:table-row table:style-name="ro1">
          <table:table-cell office:value-type="float" office:value="1.59148056160075E+018" calcext:value-type="float">
            <text:p>1.59148056160075E+018</text:p>
          </table:table-cell>
          <table:table-cell office:value-type="float" office:value="1.59148056908469E+018" calcext:value-type="float">
            <text:p>1.59148056908469E+018</text:p>
          </table:table-cell>
          <table:table-cell table:formula="of:=[.B358]-[.A358]" office:value-type="float" office:value="7483939840" calcext:value-type="float">
            <text:p>7483939840</text:p>
          </table:table-cell>
        </table:table-row>
        <table:table-row table:style-name="ro1">
          <table:table-cell office:value-type="float" office:value="1.59148056160076E+018" calcext:value-type="float">
            <text:p>1.59148056160076E+018</text:p>
          </table:table-cell>
          <table:table-cell office:value-type="float" office:value="1.59148056908469E+018" calcext:value-type="float">
            <text:p>1.59148056908469E+018</text:p>
          </table:table-cell>
          <table:table-cell table:formula="of:=[.B359]-[.A359]" office:value-type="float" office:value="7483930112" calcext:value-type="float">
            <text:p>7483930112</text:p>
          </table:table-cell>
        </table:table-row>
        <table:table-row table:style-name="ro1">
          <table:table-cell office:value-type="float" office:value="1.59148056160076E+018" calcext:value-type="float">
            <text:p>1.59148056160076E+018</text:p>
          </table:table-cell>
          <table:table-cell office:value-type="float" office:value="1.59148056908469E+018" calcext:value-type="float">
            <text:p>1.59148056908469E+018</text:p>
          </table:table-cell>
          <table:table-cell table:formula="of:=[.B360]-[.A360]" office:value-type="float" office:value="7483930112" calcext:value-type="float">
            <text:p>7483930112</text:p>
          </table:table-cell>
        </table:table-row>
        <table:table-row table:style-name="ro1">
          <table:table-cell office:value-type="float" office:value="1.59148056160077E+018" calcext:value-type="float">
            <text:p>1.59148056160077E+018</text:p>
          </table:table-cell>
          <table:table-cell office:value-type="float" office:value="1.5914805690847E+018" calcext:value-type="float">
            <text:p>1.5914805690847E+018</text:p>
          </table:table-cell>
          <table:table-cell table:formula="of:=[.B361]-[.A361]" office:value-type="float" office:value="7483930112" calcext:value-type="float">
            <text:p>7483930112</text:p>
          </table:table-cell>
        </table:table-row>
        <table:table-row table:style-name="ro1">
          <table:table-cell office:value-type="float" office:value="1.59148056160077E+018" calcext:value-type="float">
            <text:p>1.59148056160077E+018</text:p>
          </table:table-cell>
          <table:table-cell office:value-type="float" office:value="1.5914805690847E+018" calcext:value-type="float">
            <text:p>1.5914805690847E+018</text:p>
          </table:table-cell>
          <table:table-cell table:formula="of:=[.B362]-[.A362]" office:value-type="float" office:value="7483930112" calcext:value-type="float">
            <text:p>7483930112</text:p>
          </table:table-cell>
        </table:table-row>
        <table:table-row table:style-name="ro1">
          <table:table-cell office:value-type="float" office:value="1.59148056160078E+018" calcext:value-type="float">
            <text:p>1.59148056160078E+018</text:p>
          </table:table-cell>
          <table:table-cell office:value-type="float" office:value="1.59148056908471E+018" calcext:value-type="float">
            <text:p>1.59148056908471E+018</text:p>
          </table:table-cell>
          <table:table-cell table:formula="of:=[.B363]-[.A363]" office:value-type="float" office:value="7483930368" calcext:value-type="float">
            <text:p>7483930368</text:p>
          </table:table-cell>
        </table:table-row>
        <table:table-row table:style-name="ro1">
          <table:table-cell office:value-type="float" office:value="1.59148056160079E+018" calcext:value-type="float">
            <text:p>1.59148056160079E+018</text:p>
          </table:table-cell>
          <table:table-cell office:value-type="float" office:value="1.59148056908471E+018" calcext:value-type="float">
            <text:p>1.59148056908471E+018</text:p>
          </table:table-cell>
          <table:table-cell table:formula="of:=[.B364]-[.A364]" office:value-type="float" office:value="7483920128" calcext:value-type="float">
            <text:p>7483920128</text:p>
          </table:table-cell>
        </table:table-row>
        <table:table-row table:style-name="ro1">
          <table:table-cell office:value-type="float" office:value="1.59148056160079E+018" calcext:value-type="float">
            <text:p>1.59148056160079E+018</text:p>
          </table:table-cell>
          <table:table-cell office:value-type="float" office:value="1.59148056908471E+018" calcext:value-type="float">
            <text:p>1.59148056908471E+018</text:p>
          </table:table-cell>
          <table:table-cell table:formula="of:=[.B365]-[.A365]" office:value-type="float" office:value="7483920128" calcext:value-type="float">
            <text:p>7483920128</text:p>
          </table:table-cell>
        </table:table-row>
        <table:table-row table:style-name="ro1">
          <table:table-cell office:value-type="float" office:value="1.5914805616008E+018" calcext:value-type="float">
            <text:p>1.5914805616008E+018</text:p>
          </table:table-cell>
          <table:table-cell office:value-type="float" office:value="1.59148056908472E+018" calcext:value-type="float">
            <text:p>1.59148056908472E+018</text:p>
          </table:table-cell>
          <table:table-cell table:formula="of:=[.B366]-[.A366]" office:value-type="float" office:value="7483920384" calcext:value-type="float">
            <text:p>7483920384</text:p>
          </table:table-cell>
        </table:table-row>
        <table:table-row table:style-name="ro1">
          <table:table-cell office:value-type="float" office:value="1.5914805616008E+018" calcext:value-type="float">
            <text:p>1.5914805616008E+018</text:p>
          </table:table-cell>
          <table:table-cell office:value-type="float" office:value="1.59148056908472E+018" calcext:value-type="float">
            <text:p>1.59148056908472E+018</text:p>
          </table:table-cell>
          <table:table-cell table:formula="of:=[.B367]-[.A367]" office:value-type="float" office:value="7483920384" calcext:value-type="float">
            <text:p>7483920384</text:p>
          </table:table-cell>
        </table:table-row>
        <table:table-row table:style-name="ro1">
          <table:table-cell office:value-type="float" office:value="1.59148056160081E+018" calcext:value-type="float">
            <text:p>1.59148056160081E+018</text:p>
          </table:table-cell>
          <table:table-cell office:value-type="float" office:value="1.59148056908472E+018" calcext:value-type="float">
            <text:p>1.59148056908472E+018</text:p>
          </table:table-cell>
          <table:table-cell table:formula="of:=[.B368]-[.A368]" office:value-type="float" office:value="7483910144" calcext:value-type="float">
            <text:p>7483910144</text:p>
          </table:table-cell>
        </table:table-row>
        <table:table-row table:style-name="ro1">
          <table:table-cell office:value-type="float" office:value="1.59148056160081E+018" calcext:value-type="float">
            <text:p>1.59148056160081E+018</text:p>
          </table:table-cell>
          <table:table-cell office:value-type="float" office:value="1.59148056908473E+018" calcext:value-type="float">
            <text:p>1.59148056908473E+018</text:p>
          </table:table-cell>
          <table:table-cell table:formula="of:=[.B369]-[.A369]" office:value-type="float" office:value="7483920128" calcext:value-type="float">
            <text:p>7483920128</text:p>
          </table:table-cell>
        </table:table-row>
        <table:table-row table:style-name="ro1">
          <table:table-cell office:value-type="float" office:value="1.59148056160082E+018" calcext:value-type="float">
            <text:p>1.59148056160082E+018</text:p>
          </table:table-cell>
          <table:table-cell office:value-type="float" office:value="1.59148056908473E+018" calcext:value-type="float">
            <text:p>1.59148056908473E+018</text:p>
          </table:table-cell>
          <table:table-cell table:formula="of:=[.B370]-[.A370]" office:value-type="float" office:value="7483910144" calcext:value-type="float">
            <text:p>7483910144</text:p>
          </table:table-cell>
        </table:table-row>
        <table:table-row table:style-name="ro1">
          <table:table-cell office:value-type="float" office:value="1.59148056160082E+018" calcext:value-type="float">
            <text:p>1.59148056160082E+018</text:p>
          </table:table-cell>
          <table:table-cell office:value-type="float" office:value="1.59148056908473E+018" calcext:value-type="float">
            <text:p>1.59148056908473E+018</text:p>
          </table:table-cell>
          <table:table-cell table:formula="of:=[.B371]-[.A371]" office:value-type="float" office:value="7483910144" calcext:value-type="float">
            <text:p>7483910144</text:p>
          </table:table-cell>
        </table:table-row>
        <table:table-row table:style-name="ro1">
          <table:table-cell office:value-type="float" office:value="1.59148056160083E+018" calcext:value-type="float">
            <text:p>1.59148056160083E+018</text:p>
          </table:table-cell>
          <table:table-cell office:value-type="float" office:value="1.59148056908474E+018" calcext:value-type="float">
            <text:p>1.59148056908474E+018</text:p>
          </table:table-cell>
          <table:table-cell table:formula="of:=[.B372]-[.A372]" office:value-type="float" office:value="7483910144" calcext:value-type="float">
            <text:p>7483910144</text:p>
          </table:table-cell>
        </table:table-row>
        <table:table-row table:style-name="ro1">
          <table:table-cell office:value-type="float" office:value="1.59148056160083E+018" calcext:value-type="float">
            <text:p>1.59148056160083E+018</text:p>
          </table:table-cell>
          <table:table-cell office:value-type="float" office:value="1.59148056908474E+018" calcext:value-type="float">
            <text:p>1.59148056908474E+018</text:p>
          </table:table-cell>
          <table:table-cell table:formula="of:=[.B373]-[.A373]" office:value-type="float" office:value="7483910144" calcext:value-type="float">
            <text:p>7483910144</text:p>
          </table:table-cell>
        </table:table-row>
        <table:table-row table:style-name="ro1">
          <table:table-cell office:value-type="float" office:value="1.59148056160084E+018" calcext:value-type="float">
            <text:p>1.59148056160084E+018</text:p>
          </table:table-cell>
          <table:table-cell office:value-type="float" office:value="1.59148056908475E+018" calcext:value-type="float">
            <text:p>1.59148056908475E+018</text:p>
          </table:table-cell>
          <table:table-cell table:formula="of:=[.B374]-[.A374]" office:value-type="float" office:value="7483910144" calcext:value-type="float">
            <text:p>7483910144</text:p>
          </table:table-cell>
        </table:table-row>
        <table:table-row table:style-name="ro1">
          <table:table-cell office:value-type="float" office:value="1.59148056160084E+018" calcext:value-type="float">
            <text:p>1.59148056160084E+018</text:p>
          </table:table-cell>
          <table:table-cell office:value-type="float" office:value="1.59148056908475E+018" calcext:value-type="float">
            <text:p>1.59148056908475E+018</text:p>
          </table:table-cell>
          <table:table-cell table:formula="of:=[.B375]-[.A375]" office:value-type="float" office:value="7483910144" calcext:value-type="float">
            <text:p>7483910144</text:p>
          </table:table-cell>
        </table:table-row>
        <table:table-row table:style-name="ro1">
          <table:table-cell office:value-type="float" office:value="1.59148056160085E+018" calcext:value-type="float">
            <text:p>1.59148056160085E+018</text:p>
          </table:table-cell>
          <table:table-cell office:value-type="float" office:value="1.59148056908475E+018" calcext:value-type="float">
            <text:p>1.59148056908475E+018</text:p>
          </table:table-cell>
          <table:table-cell table:formula="of:=[.B376]-[.A376]" office:value-type="float" office:value="7483899904" calcext:value-type="float">
            <text:p>7483899904</text:p>
          </table:table-cell>
        </table:table-row>
        <table:table-row table:style-name="ro1">
          <table:table-cell office:value-type="float" office:value="1.59148056160085E+018" calcext:value-type="float">
            <text:p>1.59148056160085E+018</text:p>
          </table:table-cell>
          <table:table-cell office:value-type="float" office:value="1.59148056908476E+018" calcext:value-type="float">
            <text:p>1.59148056908476E+018</text:p>
          </table:table-cell>
          <table:table-cell table:formula="of:=[.B377]-[.A377]" office:value-type="float" office:value="7483909888" calcext:value-type="float">
            <text:p>7483909888</text:p>
          </table:table-cell>
        </table:table-row>
        <table:table-row table:style-name="ro1">
          <table:table-cell office:value-type="float" office:value="1.59148056160086E+018" calcext:value-type="float">
            <text:p>1.59148056160086E+018</text:p>
          </table:table-cell>
          <table:table-cell office:value-type="float" office:value="1.59148056908476E+018" calcext:value-type="float">
            <text:p>1.59148056908476E+018</text:p>
          </table:table-cell>
          <table:table-cell table:formula="of:=[.B378]-[.A378]" office:value-type="float" office:value="7483899904" calcext:value-type="float">
            <text:p>7483899904</text:p>
          </table:table-cell>
        </table:table-row>
        <table:table-row table:style-name="ro1">
          <table:table-cell office:value-type="float" office:value="1.59148056160086E+018" calcext:value-type="float">
            <text:p>1.59148056160086E+018</text:p>
          </table:table-cell>
          <table:table-cell office:value-type="float" office:value="1.59148056908476E+018" calcext:value-type="float">
            <text:p>1.59148056908476E+018</text:p>
          </table:table-cell>
          <table:table-cell table:formula="of:=[.B379]-[.A379]" office:value-type="float" office:value="7483899904" calcext:value-type="float">
            <text:p>7483899904</text:p>
          </table:table-cell>
        </table:table-row>
        <table:table-row table:style-name="ro1">
          <table:table-cell office:value-type="float" office:value="1.59148056160087E+018" calcext:value-type="float">
            <text:p>1.59148056160087E+018</text:p>
          </table:table-cell>
          <table:table-cell office:value-type="float" office:value="1.59148056908477E+018" calcext:value-type="float">
            <text:p>1.59148056908477E+018</text:p>
          </table:table-cell>
          <table:table-cell table:formula="of:=[.B380]-[.A380]" office:value-type="float" office:value="7483899904" calcext:value-type="float">
            <text:p>7483899904</text:p>
          </table:table-cell>
        </table:table-row>
        <table:table-row table:style-name="ro1">
          <table:table-cell office:value-type="float" office:value="1.59148056160087E+018" calcext:value-type="float">
            <text:p>1.59148056160087E+018</text:p>
          </table:table-cell>
          <table:table-cell office:value-type="float" office:value="1.59148056908477E+018" calcext:value-type="float">
            <text:p>1.59148056908477E+018</text:p>
          </table:table-cell>
          <table:table-cell table:formula="of:=[.B381]-[.A381]" office:value-type="float" office:value="7483899904" calcext:value-type="float">
            <text:p>7483899904</text:p>
          </table:table-cell>
        </table:table-row>
        <table:table-row table:style-name="ro1">
          <table:table-cell office:value-type="float" office:value="1.59148056160088E+018" calcext:value-type="float">
            <text:p>1.59148056160088E+018</text:p>
          </table:table-cell>
          <table:table-cell office:value-type="float" office:value="1.59148056908477E+018" calcext:value-type="float">
            <text:p>1.59148056908477E+018</text:p>
          </table:table-cell>
          <table:table-cell table:formula="of:=[.B382]-[.A382]" office:value-type="float" office:value="7483889920" calcext:value-type="float">
            <text:p>7483889920</text:p>
          </table:table-cell>
        </table:table-row>
        <table:table-row table:style-name="ro1">
          <table:table-cell office:value-type="float" office:value="1.59148056160088E+018" calcext:value-type="float">
            <text:p>1.59148056160088E+018</text:p>
          </table:table-cell>
          <table:table-cell office:value-type="float" office:value="1.59148056908478E+018" calcext:value-type="float">
            <text:p>1.59148056908478E+018</text:p>
          </table:table-cell>
          <table:table-cell table:formula="of:=[.B383]-[.A383]" office:value-type="float" office:value="7483899904" calcext:value-type="float">
            <text:p>7483899904</text:p>
          </table:table-cell>
        </table:table-row>
        <table:table-row table:style-name="ro1">
          <table:table-cell office:value-type="float" office:value="1.59148056160089E+018" calcext:value-type="float">
            <text:p>1.59148056160089E+018</text:p>
          </table:table-cell>
          <table:table-cell office:value-type="float" office:value="1.59148056908478E+018" calcext:value-type="float">
            <text:p>1.59148056908478E+018</text:p>
          </table:table-cell>
          <table:table-cell table:formula="of:=[.B384]-[.A384]" office:value-type="float" office:value="7483889920" calcext:value-type="float">
            <text:p>7483889920</text:p>
          </table:table-cell>
        </table:table-row>
        <table:table-row table:style-name="ro1">
          <table:table-cell office:value-type="float" office:value="1.59148056160089E+018" calcext:value-type="float">
            <text:p>1.59148056160089E+018</text:p>
          </table:table-cell>
          <table:table-cell office:value-type="float" office:value="1.59148056908479E+018" calcext:value-type="float">
            <text:p>1.59148056908479E+018</text:p>
          </table:table-cell>
          <table:table-cell table:formula="of:=[.B385]-[.A385]" office:value-type="float" office:value="7483899904" calcext:value-type="float">
            <text:p>7483899904</text:p>
          </table:table-cell>
        </table:table-row>
        <table:table-row table:style-name="ro1">
          <table:table-cell office:value-type="float" office:value="1.5914805616009E+018" calcext:value-type="float">
            <text:p>1.5914805616009E+018</text:p>
          </table:table-cell>
          <table:table-cell office:value-type="float" office:value="1.59148056908479E+018" calcext:value-type="float">
            <text:p>1.59148056908479E+018</text:p>
          </table:table-cell>
          <table:table-cell table:formula="of:=[.B386]-[.A386]" office:value-type="float" office:value="7483889920" calcext:value-type="float">
            <text:p>7483889920</text:p>
          </table:table-cell>
        </table:table-row>
        <table:table-row table:style-name="ro1">
          <table:table-cell office:value-type="float" office:value="1.5914805616009E+018" calcext:value-type="float">
            <text:p>1.5914805616009E+018</text:p>
          </table:table-cell>
          <table:table-cell office:value-type="float" office:value="1.59148056908479E+018" calcext:value-type="float">
            <text:p>1.59148056908479E+018</text:p>
          </table:table-cell>
          <table:table-cell table:formula="of:=[.B387]-[.A387]" office:value-type="float" office:value="7483889920" calcext:value-type="float">
            <text:p>7483889920</text:p>
          </table:table-cell>
        </table:table-row>
        <table:table-row table:style-name="ro1">
          <table:table-cell office:value-type="float" office:value="1.59148056160091E+018" calcext:value-type="float">
            <text:p>1.59148056160091E+018</text:p>
          </table:table-cell>
          <table:table-cell office:value-type="float" office:value="1.5914805690848E+018" calcext:value-type="float">
            <text:p>1.5914805690848E+018</text:p>
          </table:table-cell>
          <table:table-cell table:formula="of:=[.B388]-[.A388]" office:value-type="float" office:value="7483889920" calcext:value-type="float">
            <text:p>7483889920</text:p>
          </table:table-cell>
        </table:table-row>
        <table:table-row table:style-name="ro1">
          <table:table-cell office:value-type="float" office:value="1.59148056160091E+018" calcext:value-type="float">
            <text:p>1.59148056160091E+018</text:p>
          </table:table-cell>
          <table:table-cell office:value-type="float" office:value="1.5914805690848E+018" calcext:value-type="float">
            <text:p>1.5914805690848E+018</text:p>
          </table:table-cell>
          <table:table-cell table:formula="of:=[.B389]-[.A389]" office:value-type="float" office:value="7483889920" calcext:value-type="float">
            <text:p>7483889920</text:p>
          </table:table-cell>
        </table:table-row>
        <table:table-row table:style-name="ro1">
          <table:table-cell office:value-type="float" office:value="1.59148056160092E+018" calcext:value-type="float">
            <text:p>1.59148056160092E+018</text:p>
          </table:table-cell>
          <table:table-cell office:value-type="float" office:value="1.5914805690848E+018" calcext:value-type="float">
            <text:p>1.5914805690848E+018</text:p>
          </table:table-cell>
          <table:table-cell table:formula="of:=[.B390]-[.A390]" office:value-type="float" office:value="7483879936" calcext:value-type="float">
            <text:p>7483879936</text:p>
          </table:table-cell>
        </table:table-row>
        <table:table-row table:style-name="ro1">
          <table:table-cell office:value-type="float" office:value="1.59148056160092E+018" calcext:value-type="float">
            <text:p>1.59148056160092E+018</text:p>
          </table:table-cell>
          <table:table-cell office:value-type="float" office:value="1.59148056908481E+018" calcext:value-type="float">
            <text:p>1.59148056908481E+018</text:p>
          </table:table-cell>
          <table:table-cell table:formula="of:=[.B391]-[.A391]" office:value-type="float" office:value="7483889920" calcext:value-type="float">
            <text:p>7483889920</text:p>
          </table:table-cell>
        </table:table-row>
        <table:table-row table:style-name="ro1">
          <table:table-cell office:value-type="float" office:value="1.59148056160093E+018" calcext:value-type="float">
            <text:p>1.59148056160093E+018</text:p>
          </table:table-cell>
          <table:table-cell office:value-type="float" office:value="1.59148056908481E+018" calcext:value-type="float">
            <text:p>1.59148056908481E+018</text:p>
          </table:table-cell>
          <table:table-cell table:formula="of:=[.B392]-[.A392]" office:value-type="float" office:value="7483879936" calcext:value-type="float">
            <text:p>7483879936</text:p>
          </table:table-cell>
        </table:table-row>
        <table:table-row table:style-name="ro1">
          <table:table-cell office:value-type="float" office:value="1.59148056160093E+018" calcext:value-type="float">
            <text:p>1.59148056160093E+018</text:p>
          </table:table-cell>
          <table:table-cell office:value-type="float" office:value="1.59148056908482E+018" calcext:value-type="float">
            <text:p>1.59148056908482E+018</text:p>
          </table:table-cell>
          <table:table-cell table:formula="of:=[.B393]-[.A393]" office:value-type="float" office:value="7483889920" calcext:value-type="float">
            <text:p>7483889920</text:p>
          </table:table-cell>
        </table:table-row>
        <table:table-row table:style-name="ro1">
          <table:table-cell office:value-type="float" office:value="1.59148056160094E+018" calcext:value-type="float">
            <text:p>1.59148056160094E+018</text:p>
          </table:table-cell>
          <table:table-cell office:value-type="float" office:value="1.59148056908482E+018" calcext:value-type="float">
            <text:p>1.59148056908482E+018</text:p>
          </table:table-cell>
          <table:table-cell table:formula="of:=[.B394]-[.A394]" office:value-type="float" office:value="7483879936" calcext:value-type="float">
            <text:p>7483879936</text:p>
          </table:table-cell>
        </table:table-row>
        <table:table-row table:style-name="ro1">
          <table:table-cell office:value-type="float" office:value="1.59148056160094E+018" calcext:value-type="float">
            <text:p>1.59148056160094E+018</text:p>
          </table:table-cell>
          <table:table-cell office:value-type="float" office:value="1.59148056908482E+018" calcext:value-type="float">
            <text:p>1.59148056908482E+018</text:p>
          </table:table-cell>
          <table:table-cell table:formula="of:=[.B395]-[.A395]" office:value-type="float" office:value="7483879936" calcext:value-type="float">
            <text:p>7483879936</text:p>
          </table:table-cell>
        </table:table-row>
        <table:table-row table:style-name="ro1">
          <table:table-cell office:value-type="float" office:value="1.59148056160095E+018" calcext:value-type="float">
            <text:p>1.59148056160095E+018</text:p>
          </table:table-cell>
          <table:table-cell office:value-type="float" office:value="1.59148056908483E+018" calcext:value-type="float">
            <text:p>1.59148056908483E+018</text:p>
          </table:table-cell>
          <table:table-cell table:formula="of:=[.B396]-[.A396]" office:value-type="float" office:value="7483880192" calcext:value-type="float">
            <text:p>7483880192</text:p>
          </table:table-cell>
        </table:table-row>
        <table:table-row table:style-name="ro1">
          <table:table-cell office:value-type="float" office:value="1.59148056160095E+018" calcext:value-type="float">
            <text:p>1.59148056160095E+018</text:p>
          </table:table-cell>
          <table:table-cell office:value-type="float" office:value="1.59148056908483E+018" calcext:value-type="float">
            <text:p>1.59148056908483E+018</text:p>
          </table:table-cell>
          <table:table-cell table:formula="of:=[.B397]-[.A397]" office:value-type="float" office:value="7483880192" calcext:value-type="float">
            <text:p>7483880192</text:p>
          </table:table-cell>
        </table:table-row>
        <table:table-row table:style-name="ro1">
          <table:table-cell office:value-type="float" office:value="1.59148056160096E+018" calcext:value-type="float">
            <text:p>1.59148056160096E+018</text:p>
          </table:table-cell>
          <table:table-cell office:value-type="float" office:value="1.59148056908483E+018" calcext:value-type="float">
            <text:p>1.59148056908483E+018</text:p>
          </table:table-cell>
          <table:table-cell table:formula="of:=[.B398]-[.A398]" office:value-type="float" office:value="7483870208" calcext:value-type="float">
            <text:p>7483870208</text:p>
          </table:table-cell>
        </table:table-row>
        <table:table-row table:style-name="ro1">
          <table:table-cell office:value-type="float" office:value="1.59148056160096E+018" calcext:value-type="float">
            <text:p>1.59148056160096E+018</text:p>
          </table:table-cell>
          <table:table-cell office:value-type="float" office:value="1.59148056908484E+018" calcext:value-type="float">
            <text:p>1.59148056908484E+018</text:p>
          </table:table-cell>
          <table:table-cell table:formula="of:=[.B399]-[.A399]" office:value-type="float" office:value="7483879936" calcext:value-type="float">
            <text:p>7483879936</text:p>
          </table:table-cell>
        </table:table-row>
        <table:table-row table:style-name="ro1">
          <table:table-cell office:value-type="float" office:value="1.59148056160097E+018" calcext:value-type="float">
            <text:p>1.59148056160097E+018</text:p>
          </table:table-cell>
          <table:table-cell office:value-type="float" office:value="1.59148056908484E+018" calcext:value-type="float">
            <text:p>1.59148056908484E+018</text:p>
          </table:table-cell>
          <table:table-cell table:formula="of:=[.B400]-[.A400]" office:value-type="float" office:value="7483869952" calcext:value-type="float">
            <text:p>7483869952</text:p>
          </table:table-cell>
        </table:table-row>
        <table:table-row table:style-name="ro1">
          <table:table-cell office:value-type="float" office:value="1.59148056160097E+018" calcext:value-type="float">
            <text:p>1.59148056160097E+018</text:p>
          </table:table-cell>
          <table:table-cell office:value-type="float" office:value="1.59148056908484E+018" calcext:value-type="float">
            <text:p>1.59148056908484E+018</text:p>
          </table:table-cell>
          <table:table-cell table:formula="of:=[.B401]-[.A401]" office:value-type="float" office:value="7483869952" calcext:value-type="float">
            <text:p>7483869952</text:p>
          </table:table-cell>
        </table:table-row>
        <table:table-row table:style-name="ro1">
          <table:table-cell office:value-type="float" office:value="1.59148056160098E+018" calcext:value-type="float">
            <text:p>1.59148056160098E+018</text:p>
          </table:table-cell>
          <table:table-cell office:value-type="float" office:value="1.59148056908485E+018" calcext:value-type="float">
            <text:p>1.59148056908485E+018</text:p>
          </table:table-cell>
          <table:table-cell table:formula="of:=[.B402]-[.A402]" office:value-type="float" office:value="7483870208" calcext:value-type="float">
            <text:p>7483870208</text:p>
          </table:table-cell>
        </table:table-row>
        <table:table-row table:style-name="ro1">
          <table:table-cell office:value-type="float" office:value="1.59148056160098E+018" calcext:value-type="float">
            <text:p>1.59148056160098E+018</text:p>
          </table:table-cell>
          <table:table-cell office:value-type="float" office:value="1.59148056908485E+018" calcext:value-type="float">
            <text:p>1.59148056908485E+018</text:p>
          </table:table-cell>
          <table:table-cell table:formula="of:=[.B403]-[.A403]" office:value-type="float" office:value="7483870208" calcext:value-type="float">
            <text:p>7483870208</text:p>
          </table:table-cell>
        </table:table-row>
        <table:table-row table:style-name="ro1">
          <table:table-cell office:value-type="float" office:value="1.59148056160099E+018" calcext:value-type="float">
            <text:p>1.59148056160099E+018</text:p>
          </table:table-cell>
          <table:table-cell office:value-type="float" office:value="1.59148056908486E+018" calcext:value-type="float">
            <text:p>1.59148056908486E+018</text:p>
          </table:table-cell>
          <table:table-cell table:formula="of:=[.B404]-[.A404]" office:value-type="float" office:value="7483869952" calcext:value-type="float">
            <text:p>7483869952</text:p>
          </table:table-cell>
        </table:table-row>
        <table:table-row table:style-name="ro1">
          <table:table-cell office:value-type="float" office:value="1.59148056160099E+018" calcext:value-type="float">
            <text:p>1.59148056160099E+018</text:p>
          </table:table-cell>
          <table:table-cell office:value-type="float" office:value="1.59148056908486E+018" calcext:value-type="float">
            <text:p>1.59148056908486E+018</text:p>
          </table:table-cell>
          <table:table-cell table:formula="of:=[.B405]-[.A405]" office:value-type="float" office:value="7483869952" calcext:value-type="float">
            <text:p>7483869952</text:p>
          </table:table-cell>
        </table:table-row>
        <table:table-row table:style-name="ro1">
          <table:table-cell office:value-type="float" office:value="1.591480561601E+018" calcext:value-type="float">
            <text:p>1.591480561601E+018</text:p>
          </table:table-cell>
          <table:table-cell office:value-type="float" office:value="1.59148056908486E+018" calcext:value-type="float">
            <text:p>1.59148056908486E+018</text:p>
          </table:table-cell>
          <table:table-cell table:formula="of:=[.B406]-[.A406]" office:value-type="float" office:value="7483859712" calcext:value-type="float">
            <text:p>7483859712</text:p>
          </table:table-cell>
        </table:table-row>
        <table:table-row table:style-name="ro1">
          <table:table-cell office:value-type="float" office:value="1.591480561601E+018" calcext:value-type="float">
            <text:p>1.591480561601E+018</text:p>
          </table:table-cell>
          <table:table-cell office:value-type="float" office:value="1.59148056908487E+018" calcext:value-type="float">
            <text:p>1.59148056908487E+018</text:p>
          </table:table-cell>
          <table:table-cell table:formula="of:=[.B407]-[.A407]" office:value-type="float" office:value="7483869952" calcext:value-type="float">
            <text:p>7483869952</text:p>
          </table:table-cell>
        </table:table-row>
        <table:table-row table:style-name="ro1">
          <table:table-cell office:value-type="float" office:value="1.59148056160101E+018" calcext:value-type="float">
            <text:p>1.59148056160101E+018</text:p>
          </table:table-cell>
          <table:table-cell office:value-type="float" office:value="1.59148056908487E+018" calcext:value-type="float">
            <text:p>1.59148056908487E+018</text:p>
          </table:table-cell>
          <table:table-cell table:formula="of:=[.B408]-[.A408]" office:value-type="float" office:value="7483860224" calcext:value-type="float">
            <text:p>7483860224</text:p>
          </table:table-cell>
        </table:table-row>
        <table:table-row table:style-name="ro1">
          <table:table-cell office:value-type="float" office:value="1.59148056160101E+018" calcext:value-type="float">
            <text:p>1.59148056160101E+018</text:p>
          </table:table-cell>
          <table:table-cell office:value-type="float" office:value="1.59148056908487E+018" calcext:value-type="float">
            <text:p>1.59148056908487E+018</text:p>
          </table:table-cell>
          <table:table-cell table:formula="of:=[.B409]-[.A409]" office:value-type="float" office:value="7483860224" calcext:value-type="float">
            <text:p>7483860224</text:p>
          </table:table-cell>
        </table:table-row>
        <table:table-row table:style-name="ro1">
          <table:table-cell office:value-type="float" office:value="1.59148056160102E+018" calcext:value-type="float">
            <text:p>1.59148056160102E+018</text:p>
          </table:table-cell>
          <table:table-cell office:value-type="float" office:value="1.59148056908488E+018" calcext:value-type="float">
            <text:p>1.59148056908488E+018</text:p>
          </table:table-cell>
          <table:table-cell table:formula="of:=[.B410]-[.A410]" office:value-type="float" office:value="7483859712" calcext:value-type="float">
            <text:p>7483859712</text:p>
          </table:table-cell>
        </table:table-row>
        <table:table-row table:style-name="ro1">
          <table:table-cell office:value-type="float" office:value="1.59148056160102E+018" calcext:value-type="float">
            <text:p>1.59148056160102E+018</text:p>
          </table:table-cell>
          <table:table-cell office:value-type="float" office:value="1.59148056908488E+018" calcext:value-type="float">
            <text:p>1.59148056908488E+018</text:p>
          </table:table-cell>
          <table:table-cell table:formula="of:=[.B411]-[.A411]" office:value-type="float" office:value="7483859712" calcext:value-type="float">
            <text:p>7483859712</text:p>
          </table:table-cell>
        </table:table-row>
        <table:table-row table:style-name="ro1">
          <table:table-cell office:value-type="float" office:value="1.59148056160138E+018" calcext:value-type="float">
            <text:p>1.59148056160138E+018</text:p>
          </table:table-cell>
          <table:table-cell office:value-type="float" office:value="1.59148056908491E+018" calcext:value-type="float">
            <text:p>1.59148056908491E+018</text:p>
          </table:table-cell>
          <table:table-cell table:formula="of:=[.B412]-[.A412]" office:value-type="float" office:value="7483530240" calcext:value-type="float">
            <text:p>7483530240</text:p>
          </table:table-cell>
        </table:table-row>
        <table:table-row table:style-name="ro1">
          <table:table-cell office:value-type="float" office:value="1.59148056160139E+018" calcext:value-type="float">
            <text:p>1.59148056160139E+018</text:p>
          </table:table-cell>
          <table:table-cell office:value-type="float" office:value="1.59148056908491E+018" calcext:value-type="float">
            <text:p>1.59148056908491E+018</text:p>
          </table:table-cell>
          <table:table-cell table:formula="of:=[.B413]-[.A413]" office:value-type="float" office:value="7483520000" calcext:value-type="float">
            <text:p>7483520000</text:p>
          </table:table-cell>
        </table:table-row>
        <table:table-row table:style-name="ro1">
          <table:table-cell office:value-type="float" office:value="1.59148056160139E+018" calcext:value-type="float">
            <text:p>1.59148056160139E+018</text:p>
          </table:table-cell>
          <table:table-cell office:value-type="float" office:value="1.59148056908491E+018" calcext:value-type="float">
            <text:p>1.59148056908491E+018</text:p>
          </table:table-cell>
          <table:table-cell table:formula="of:=[.B414]-[.A414]" office:value-type="float" office:value="7483520000" calcext:value-type="float">
            <text:p>7483520000</text:p>
          </table:table-cell>
        </table:table-row>
        <table:table-row table:style-name="ro1">
          <table:table-cell office:value-type="float" office:value="1.5914805616014E+018" calcext:value-type="float">
            <text:p>1.5914805616014E+018</text:p>
          </table:table-cell>
          <table:table-cell office:value-type="float" office:value="1.59148056908492E+018" calcext:value-type="float">
            <text:p>1.59148056908492E+018</text:p>
          </table:table-cell>
          <table:table-cell table:formula="of:=[.B415]-[.A415]" office:value-type="float" office:value="7483519744" calcext:value-type="float">
            <text:p>7483519744</text:p>
          </table:table-cell>
        </table:table-row>
        <table:table-row table:style-name="ro1">
          <table:table-cell office:value-type="float" office:value="1.5914805616014E+018" calcext:value-type="float">
            <text:p>1.5914805616014E+018</text:p>
          </table:table-cell>
          <table:table-cell office:value-type="float" office:value="1.59148056908492E+018" calcext:value-type="float">
            <text:p>1.59148056908492E+018</text:p>
          </table:table-cell>
          <table:table-cell table:formula="of:=[.B416]-[.A416]" office:value-type="float" office:value="7483519744" calcext:value-type="float">
            <text:p>7483519744</text:p>
          </table:table-cell>
        </table:table-row>
        <table:table-row table:style-name="ro1">
          <table:table-cell office:value-type="float" office:value="1.59148056160141E+018" calcext:value-type="float">
            <text:p>1.59148056160141E+018</text:p>
          </table:table-cell>
          <table:table-cell office:value-type="float" office:value="1.59148056908492E+018" calcext:value-type="float">
            <text:p>1.59148056908492E+018</text:p>
          </table:table-cell>
          <table:table-cell table:formula="of:=[.B417]-[.A417]" office:value-type="float" office:value="7483509760" calcext:value-type="float">
            <text:p>7483509760</text:p>
          </table:table-cell>
        </table:table-row>
        <table:table-row table:style-name="ro1">
          <table:table-cell office:value-type="float" office:value="1.59148056160141E+018" calcext:value-type="float">
            <text:p>1.59148056160141E+018</text:p>
          </table:table-cell>
          <table:table-cell office:value-type="float" office:value="1.59148056908493E+018" calcext:value-type="float">
            <text:p>1.59148056908493E+018</text:p>
          </table:table-cell>
          <table:table-cell table:formula="of:=[.B418]-[.A418]" office:value-type="float" office:value="7483520000" calcext:value-type="float">
            <text:p>7483520000</text:p>
          </table:table-cell>
        </table:table-row>
        <table:table-row table:style-name="ro1">
          <table:table-cell office:value-type="float" office:value="1.59148056160142E+018" calcext:value-type="float">
            <text:p>1.59148056160142E+018</text:p>
          </table:table-cell>
          <table:table-cell office:value-type="float" office:value="1.59148056908493E+018" calcext:value-type="float">
            <text:p>1.59148056908493E+018</text:p>
          </table:table-cell>
          <table:table-cell table:formula="of:=[.B419]-[.A419]" office:value-type="float" office:value="7483510016" calcext:value-type="float">
            <text:p>7483510016</text:p>
          </table:table-cell>
        </table:table-row>
        <table:table-row table:style-name="ro1">
          <table:table-cell office:value-type="float" office:value="1.59148056160142E+018" calcext:value-type="float">
            <text:p>1.59148056160142E+018</text:p>
          </table:table-cell>
          <table:table-cell office:value-type="float" office:value="1.59148056908493E+018" calcext:value-type="float">
            <text:p>1.59148056908493E+018</text:p>
          </table:table-cell>
          <table:table-cell table:formula="of:=[.B420]-[.A420]" office:value-type="float" office:value="7483510016" calcext:value-type="float">
            <text:p>7483510016</text:p>
          </table:table-cell>
        </table:table-row>
        <table:table-row table:style-name="ro1">
          <table:table-cell office:value-type="float" office:value="1.59148056160143E+018" calcext:value-type="float">
            <text:p>1.59148056160143E+018</text:p>
          </table:table-cell>
          <table:table-cell office:value-type="float" office:value="1.59148056908494E+018" calcext:value-type="float">
            <text:p>1.59148056908494E+018</text:p>
          </table:table-cell>
          <table:table-cell table:formula="of:=[.B421]-[.A421]" office:value-type="float" office:value="7483509760" calcext:value-type="float">
            <text:p>7483509760</text:p>
          </table:table-cell>
        </table:table-row>
        <table:table-row table:style-name="ro1">
          <table:table-cell office:value-type="float" office:value="1.59148056160143E+018" calcext:value-type="float">
            <text:p>1.59148056160143E+018</text:p>
          </table:table-cell>
          <table:table-cell office:value-type="float" office:value="1.59148056908494E+018" calcext:value-type="float">
            <text:p>1.59148056908494E+018</text:p>
          </table:table-cell>
          <table:table-cell table:formula="of:=[.B422]-[.A422]" office:value-type="float" office:value="7483509760" calcext:value-type="float">
            <text:p>7483509760</text:p>
          </table:table-cell>
        </table:table-row>
        <table:table-row table:style-name="ro1">
          <table:table-cell office:value-type="float" office:value="1.59148056160144E+018" calcext:value-type="float">
            <text:p>1.59148056160144E+018</text:p>
          </table:table-cell>
          <table:table-cell office:value-type="float" office:value="1.59148056908495E+018" calcext:value-type="float">
            <text:p>1.59148056908495E+018</text:p>
          </table:table-cell>
          <table:table-cell table:formula="of:=[.B423]-[.A423]" office:value-type="float" office:value="7483510016" calcext:value-type="float">
            <text:p>7483510016</text:p>
          </table:table-cell>
        </table:table-row>
        <table:table-row table:style-name="ro1">
          <table:table-cell office:value-type="float" office:value="1.59148056160144E+018" calcext:value-type="float">
            <text:p>1.59148056160144E+018</text:p>
          </table:table-cell>
          <table:table-cell office:value-type="float" office:value="1.59148056908495E+018" calcext:value-type="float">
            <text:p>1.59148056908495E+018</text:p>
          </table:table-cell>
          <table:table-cell table:formula="of:=[.B424]-[.A424]" office:value-type="float" office:value="7483510016" calcext:value-type="float">
            <text:p>7483510016</text:p>
          </table:table-cell>
        </table:table-row>
        <table:table-row table:style-name="ro1">
          <table:table-cell office:value-type="float" office:value="1.59148056160145E+018" calcext:value-type="float">
            <text:p>1.59148056160145E+018</text:p>
          </table:table-cell>
          <table:table-cell office:value-type="float" office:value="1.59148056908495E+018" calcext:value-type="float">
            <text:p>1.59148056908495E+018</text:p>
          </table:table-cell>
          <table:table-cell table:formula="of:=[.B425]-[.A425]" office:value-type="float" office:value="7483500032" calcext:value-type="float">
            <text:p>7483500032</text:p>
          </table:table-cell>
        </table:table-row>
        <table:table-row table:style-name="ro1">
          <table:table-cell office:value-type="float" office:value="1.59148056160145E+018" calcext:value-type="float">
            <text:p>1.59148056160145E+018</text:p>
          </table:table-cell>
          <table:table-cell office:value-type="float" office:value="1.59148056908496E+018" calcext:value-type="float">
            <text:p>1.59148056908496E+018</text:p>
          </table:table-cell>
          <table:table-cell table:formula="of:=[.B426]-[.A426]" office:value-type="float" office:value="7483510016" calcext:value-type="float">
            <text:p>7483510016</text:p>
          </table:table-cell>
        </table:table-row>
        <table:table-row table:style-name="ro1">
          <table:table-cell office:value-type="float" office:value="1.59148056160146E+018" calcext:value-type="float">
            <text:p>1.59148056160146E+018</text:p>
          </table:table-cell>
          <table:table-cell office:value-type="float" office:value="1.59148056908496E+018" calcext:value-type="float">
            <text:p>1.59148056908496E+018</text:p>
          </table:table-cell>
          <table:table-cell table:formula="of:=[.B427]-[.A427]" office:value-type="float" office:value="7483500032" calcext:value-type="float">
            <text:p>7483500032</text:p>
          </table:table-cell>
        </table:table-row>
        <table:table-row table:style-name="ro1">
          <table:table-cell office:value-type="float" office:value="1.59148056160146E+018" calcext:value-type="float">
            <text:p>1.59148056160146E+018</text:p>
          </table:table-cell>
          <table:table-cell office:value-type="float" office:value="1.59148056908496E+018" calcext:value-type="float">
            <text:p>1.59148056908496E+018</text:p>
          </table:table-cell>
          <table:table-cell table:formula="of:=[.B428]-[.A428]" office:value-type="float" office:value="7483500032" calcext:value-type="float">
            <text:p>7483500032</text:p>
          </table:table-cell>
        </table:table-row>
        <table:table-row table:style-name="ro1">
          <table:table-cell office:value-type="float" office:value="1.59148056160147E+018" calcext:value-type="float">
            <text:p>1.59148056160147E+018</text:p>
          </table:table-cell>
          <table:table-cell office:value-type="float" office:value="1.59148056908497E+018" calcext:value-type="float">
            <text:p>1.59148056908497E+018</text:p>
          </table:table-cell>
          <table:table-cell table:formula="of:=[.B429]-[.A429]" office:value-type="float" office:value="7483500032" calcext:value-type="float">
            <text:p>7483500032</text:p>
          </table:table-cell>
        </table:table-row>
        <table:table-row table:style-name="ro1">
          <table:table-cell office:value-type="float" office:value="1.59148056160147E+018" calcext:value-type="float">
            <text:p>1.59148056160147E+018</text:p>
          </table:table-cell>
          <table:table-cell office:value-type="float" office:value="1.59148056908497E+018" calcext:value-type="float">
            <text:p>1.59148056908497E+018</text:p>
          </table:table-cell>
          <table:table-cell table:formula="of:=[.B430]-[.A430]" office:value-type="float" office:value="7483500032" calcext:value-type="float">
            <text:p>7483500032</text:p>
          </table:table-cell>
        </table:table-row>
        <table:table-row table:style-name="ro1">
          <table:table-cell office:value-type="float" office:value="1.59148056160148E+018" calcext:value-type="float">
            <text:p>1.59148056160148E+018</text:p>
          </table:table-cell>
          <table:table-cell office:value-type="float" office:value="1.59148056908498E+018" calcext:value-type="float">
            <text:p>1.59148056908498E+018</text:p>
          </table:table-cell>
          <table:table-cell table:formula="of:=[.B431]-[.A431]" office:value-type="float" office:value="7483500032" calcext:value-type="float">
            <text:p>7483500032</text:p>
          </table:table-cell>
        </table:table-row>
        <table:table-row table:style-name="ro1">
          <table:table-cell office:value-type="float" office:value="1.59148056160148E+018" calcext:value-type="float">
            <text:p>1.59148056160148E+018</text:p>
          </table:table-cell>
          <table:table-cell office:value-type="float" office:value="1.59148056908498E+018" calcext:value-type="float">
            <text:p>1.59148056908498E+018</text:p>
          </table:table-cell>
          <table:table-cell table:formula="of:=[.B432]-[.A432]" office:value-type="float" office:value="7483500032" calcext:value-type="float">
            <text:p>7483500032</text:p>
          </table:table-cell>
        </table:table-row>
        <table:table-row table:style-name="ro1">
          <table:table-cell office:value-type="float" office:value="1.59148056160149E+018" calcext:value-type="float">
            <text:p>1.59148056160149E+018</text:p>
          </table:table-cell>
          <table:table-cell office:value-type="float" office:value="1.59148056908498E+018" calcext:value-type="float">
            <text:p>1.59148056908498E+018</text:p>
          </table:table-cell>
          <table:table-cell table:formula="of:=[.B433]-[.A433]" office:value-type="float" office:value="7483490048" calcext:value-type="float">
            <text:p>7483490048</text:p>
          </table:table-cell>
        </table:table-row>
        <table:table-row table:style-name="ro1">
          <table:table-cell office:value-type="float" office:value="1.59148056160149E+018" calcext:value-type="float">
            <text:p>1.59148056160149E+018</text:p>
          </table:table-cell>
          <table:table-cell office:value-type="float" office:value="1.59148056908499E+018" calcext:value-type="float">
            <text:p>1.59148056908499E+018</text:p>
          </table:table-cell>
          <table:table-cell table:formula="of:=[.B434]-[.A434]" office:value-type="float" office:value="7483500032" calcext:value-type="float">
            <text:p>7483500032</text:p>
          </table:table-cell>
        </table:table-row>
        <table:table-row table:style-name="ro1">
          <table:table-cell office:value-type="float" office:value="1.5914805616015E+018" calcext:value-type="float">
            <text:p>1.5914805616015E+018</text:p>
          </table:table-cell>
          <table:table-cell office:value-type="float" office:value="1.59148056908499E+018" calcext:value-type="float">
            <text:p>1.59148056908499E+018</text:p>
          </table:table-cell>
          <table:table-cell table:formula="of:=[.B435]-[.A435]" office:value-type="float" office:value="7483490048" calcext:value-type="float">
            <text:p>7483490048</text:p>
          </table:table-cell>
        </table:table-row>
        <table:table-row table:style-name="ro1">
          <table:table-cell office:value-type="float" office:value="1.59148056160151E+018" calcext:value-type="float">
            <text:p>1.59148056160151E+018</text:p>
          </table:table-cell>
          <table:table-cell office:value-type="float" office:value="1.59148056908499E+018" calcext:value-type="float">
            <text:p>1.59148056908499E+018</text:p>
          </table:table-cell>
          <table:table-cell table:formula="of:=[.B436]-[.A436]" office:value-type="float" office:value="7483480064" calcext:value-type="float">
            <text:p>7483480064</text:p>
          </table:table-cell>
        </table:table-row>
        <table:table-row table:style-name="ro1">
          <table:table-cell office:value-type="float" office:value="1.59148056160151E+018" calcext:value-type="float">
            <text:p>1.59148056160151E+018</text:p>
          </table:table-cell>
          <table:table-cell office:value-type="float" office:value="1.591480569085E+018" calcext:value-type="float">
            <text:p>1.591480569085E+018</text:p>
          </table:table-cell>
          <table:table-cell table:formula="of:=[.B437]-[.A437]" office:value-type="float" office:value="7483490048" calcext:value-type="float">
            <text:p>7483490048</text:p>
          </table:table-cell>
        </table:table-row>
        <table:table-row table:style-name="ro1">
          <table:table-cell office:value-type="float" office:value="1.59148056160152E+018" calcext:value-type="float">
            <text:p>1.59148056160152E+018</text:p>
          </table:table-cell>
          <table:table-cell office:value-type="float" office:value="1.591480569085E+018" calcext:value-type="float">
            <text:p>1.591480569085E+018</text:p>
          </table:table-cell>
          <table:table-cell table:formula="of:=[.B438]-[.A438]" office:value-type="float" office:value="7483480064" calcext:value-type="float">
            <text:p>7483480064</text:p>
          </table:table-cell>
        </table:table-row>
        <table:table-row table:style-name="ro1">
          <table:table-cell office:value-type="float" office:value="1.59148056160152E+018" calcext:value-type="float">
            <text:p>1.59148056160152E+018</text:p>
          </table:table-cell>
          <table:table-cell office:value-type="float" office:value="1.591480569085E+018" calcext:value-type="float">
            <text:p>1.591480569085E+018</text:p>
          </table:table-cell>
          <table:table-cell table:formula="of:=[.B439]-[.A439]" office:value-type="float" office:value="7483480064" calcext:value-type="float">
            <text:p>7483480064</text:p>
          </table:table-cell>
        </table:table-row>
        <table:table-row table:style-name="ro1">
          <table:table-cell office:value-type="float" office:value="1.59148056160153E+018" calcext:value-type="float">
            <text:p>1.59148056160153E+018</text:p>
          </table:table-cell>
          <table:table-cell office:value-type="float" office:value="1.59148056908501E+018" calcext:value-type="float">
            <text:p>1.59148056908501E+018</text:p>
          </table:table-cell>
          <table:table-cell table:formula="of:=[.B440]-[.A440]" office:value-type="float" office:value="7483480064" calcext:value-type="float">
            <text:p>7483480064</text:p>
          </table:table-cell>
        </table:table-row>
        <table:table-row table:style-name="ro1">
          <table:table-cell office:value-type="float" office:value="1.59148056160153E+018" calcext:value-type="float">
            <text:p>1.59148056160153E+018</text:p>
          </table:table-cell>
          <table:table-cell office:value-type="float" office:value="1.59148056908501E+018" calcext:value-type="float">
            <text:p>1.59148056908501E+018</text:p>
          </table:table-cell>
          <table:table-cell table:formula="of:=[.B441]-[.A441]" office:value-type="float" office:value="7483480064" calcext:value-type="float">
            <text:p>7483480064</text:p>
          </table:table-cell>
        </table:table-row>
        <table:table-row table:style-name="ro1">
          <table:table-cell office:value-type="float" office:value="1.59148056160154E+018" calcext:value-type="float">
            <text:p>1.59148056160154E+018</text:p>
          </table:table-cell>
          <table:table-cell office:value-type="float" office:value="1.59148056908502E+018" calcext:value-type="float">
            <text:p>1.59148056908502E+018</text:p>
          </table:table-cell>
          <table:table-cell table:formula="of:=[.B442]-[.A442]" office:value-type="float" office:value="7483480064" calcext:value-type="float">
            <text:p>7483480064</text:p>
          </table:table-cell>
        </table:table-row>
        <table:table-row table:style-name="ro1">
          <table:table-cell office:value-type="float" office:value="1.59148056160154E+018" calcext:value-type="float">
            <text:p>1.59148056160154E+018</text:p>
          </table:table-cell>
          <table:table-cell office:value-type="float" office:value="1.59148056908502E+018" calcext:value-type="float">
            <text:p>1.59148056908502E+018</text:p>
          </table:table-cell>
          <table:table-cell table:formula="of:=[.B443]-[.A443]" office:value-type="float" office:value="7483480064" calcext:value-type="float">
            <text:p>7483480064</text:p>
          </table:table-cell>
        </table:table-row>
        <table:table-row table:style-name="ro1">
          <table:table-cell office:value-type="float" office:value="1.59148056160155E+018" calcext:value-type="float">
            <text:p>1.59148056160155E+018</text:p>
          </table:table-cell>
          <table:table-cell office:value-type="float" office:value="1.59148056908502E+018" calcext:value-type="float">
            <text:p>1.59148056908502E+018</text:p>
          </table:table-cell>
          <table:table-cell table:formula="of:=[.B444]-[.A444]" office:value-type="float" office:value="7483470080" calcext:value-type="float">
            <text:p>7483470080</text:p>
          </table:table-cell>
        </table:table-row>
        <table:table-row table:style-name="ro1">
          <table:table-cell office:value-type="float" office:value="1.59148056160158E+018" calcext:value-type="float">
            <text:p>1.59148056160158E+018</text:p>
          </table:table-cell>
          <table:table-cell office:value-type="float" office:value="1.59148056908503E+018" calcext:value-type="float">
            <text:p>1.59148056908503E+018</text:p>
          </table:table-cell>
          <table:table-cell table:formula="of:=[.B445]-[.A445]" office:value-type="float" office:value="7483449856" calcext:value-type="float">
            <text:p>7483449856</text:p>
          </table:table-cell>
        </table:table-row>
        <table:table-row table:style-name="ro1">
          <table:table-cell office:value-type="float" office:value="1.59148056160159E+018" calcext:value-type="float">
            <text:p>1.59148056160159E+018</text:p>
          </table:table-cell>
          <table:table-cell office:value-type="float" office:value="1.59148056908503E+018" calcext:value-type="float">
            <text:p>1.59148056908503E+018</text:p>
          </table:table-cell>
          <table:table-cell table:formula="of:=[.B446]-[.A446]" office:value-type="float" office:value="7483439872" calcext:value-type="float">
            <text:p>7483439872</text:p>
          </table:table-cell>
        </table:table-row>
        <table:table-row table:style-name="ro1">
          <table:table-cell office:value-type="float" office:value="1.5914805616016E+018" calcext:value-type="float">
            <text:p>1.5914805616016E+018</text:p>
          </table:table-cell>
          <table:table-cell office:value-type="float" office:value="1.59148056908503E+018" calcext:value-type="float">
            <text:p>1.59148056908503E+018</text:p>
          </table:table-cell>
          <table:table-cell table:formula="of:=[.B447]-[.A447]" office:value-type="float" office:value="7483429888" calcext:value-type="float">
            <text:p>7483429888</text:p>
          </table:table-cell>
        </table:table-row>
        <table:table-row table:style-name="ro1">
          <table:table-cell office:value-type="float" office:value="1.5914805616016E+018" calcext:value-type="float">
            <text:p>1.5914805616016E+018</text:p>
          </table:table-cell>
          <table:table-cell office:value-type="float" office:value="1.59148056908504E+018" calcext:value-type="float">
            <text:p>1.59148056908504E+018</text:p>
          </table:table-cell>
          <table:table-cell table:formula="of:=[.B448]-[.A448]" office:value-type="float" office:value="7483439872" calcext:value-type="float">
            <text:p>7483439872</text:p>
          </table:table-cell>
        </table:table-row>
        <table:table-row table:style-name="ro1">
          <table:table-cell office:value-type="float" office:value="1.59148056160161E+018" calcext:value-type="float">
            <text:p>1.59148056160161E+018</text:p>
          </table:table-cell>
          <table:table-cell office:value-type="float" office:value="1.59148056908505E+018" calcext:value-type="float">
            <text:p>1.59148056908505E+018</text:p>
          </table:table-cell>
          <table:table-cell table:formula="of:=[.B449]-[.A449]" office:value-type="float" office:value="7483439872" calcext:value-type="float">
            <text:p>7483439872</text:p>
          </table:table-cell>
        </table:table-row>
        <table:table-row table:style-name="ro1">
          <table:table-cell office:value-type="float" office:value="1.59148056160161E+018" calcext:value-type="float">
            <text:p>1.59148056160161E+018</text:p>
          </table:table-cell>
          <table:table-cell office:value-type="float" office:value="1.59148056908506E+018" calcext:value-type="float">
            <text:p>1.59148056908506E+018</text:p>
          </table:table-cell>
          <table:table-cell table:formula="of:=[.B450]-[.A450]" office:value-type="float" office:value="7483450112" calcext:value-type="float">
            <text:p>7483450112</text:p>
          </table:table-cell>
        </table:table-row>
        <table:table-row table:style-name="ro1">
          <table:table-cell office:value-type="float" office:value="1.59148056160162E+018" calcext:value-type="float">
            <text:p>1.59148056160162E+018</text:p>
          </table:table-cell>
          <table:table-cell office:value-type="float" office:value="1.59148056908506E+018" calcext:value-type="float">
            <text:p>1.59148056908506E+018</text:p>
          </table:table-cell>
          <table:table-cell table:formula="of:=[.B451]-[.A451]" office:value-type="float" office:value="7483439872" calcext:value-type="float">
            <text:p>7483439872</text:p>
          </table:table-cell>
        </table:table-row>
        <table:table-row table:style-name="ro1">
          <table:table-cell office:value-type="float" office:value="1.59148056160162E+018" calcext:value-type="float">
            <text:p>1.59148056160162E+018</text:p>
          </table:table-cell>
          <table:table-cell office:value-type="float" office:value="1.59148056908507E+018" calcext:value-type="float">
            <text:p>1.59148056908507E+018</text:p>
          </table:table-cell>
          <table:table-cell table:formula="of:=[.B452]-[.A452]" office:value-type="float" office:value="7483449856" calcext:value-type="float">
            <text:p>7483449856</text:p>
          </table:table-cell>
        </table:table-row>
        <table:table-row table:style-name="ro1">
          <table:table-cell office:value-type="float" office:value="1.59148056160163E+018" calcext:value-type="float">
            <text:p>1.59148056160163E+018</text:p>
          </table:table-cell>
          <table:table-cell office:value-type="float" office:value="1.59148056908507E+018" calcext:value-type="float">
            <text:p>1.59148056908507E+018</text:p>
          </table:table-cell>
          <table:table-cell table:formula="of:=[.B453]-[.A453]" office:value-type="float" office:value="7483440128" calcext:value-type="float">
            <text:p>7483440128</text:p>
          </table:table-cell>
        </table:table-row>
        <table:table-row table:style-name="ro1">
          <table:table-cell office:value-type="float" office:value="1.59148056160163E+018" calcext:value-type="float">
            <text:p>1.59148056160163E+018</text:p>
          </table:table-cell>
          <table:table-cell office:value-type="float" office:value="1.59148056908507E+018" calcext:value-type="float">
            <text:p>1.59148056908507E+018</text:p>
          </table:table-cell>
          <table:table-cell table:formula="of:=[.B454]-[.A454]" office:value-type="float" office:value="7483440128" calcext:value-type="float">
            <text:p>7483440128</text:p>
          </table:table-cell>
        </table:table-row>
        <table:table-row table:style-name="ro1">
          <table:table-cell office:value-type="float" office:value="1.59148056160164E+018" calcext:value-type="float">
            <text:p>1.59148056160164E+018</text:p>
          </table:table-cell>
          <table:table-cell office:value-type="float" office:value="1.59148056908508E+018" calcext:value-type="float">
            <text:p>1.59148056908508E+018</text:p>
          </table:table-cell>
          <table:table-cell table:formula="of:=[.B455]-[.A455]" office:value-type="float" office:value="7483439872" calcext:value-type="float">
            <text:p>7483439872</text:p>
          </table:table-cell>
        </table:table-row>
        <table:table-row table:style-name="ro1">
          <table:table-cell office:value-type="float" office:value="1.59148056160164E+018" calcext:value-type="float">
            <text:p>1.59148056160164E+018</text:p>
          </table:table-cell>
          <table:table-cell office:value-type="float" office:value="1.59148056908508E+018" calcext:value-type="float">
            <text:p>1.59148056908508E+018</text:p>
          </table:table-cell>
          <table:table-cell table:formula="of:=[.B456]-[.A456]" office:value-type="float" office:value="7483439872" calcext:value-type="float">
            <text:p>7483439872</text:p>
          </table:table-cell>
        </table:table-row>
        <table:table-row table:style-name="ro1">
          <table:table-cell office:value-type="float" office:value="1.59148056160165E+018" calcext:value-type="float">
            <text:p>1.59148056160165E+018</text:p>
          </table:table-cell>
          <table:table-cell office:value-type="float" office:value="1.59148056908508E+018" calcext:value-type="float">
            <text:p>1.59148056908508E+018</text:p>
          </table:table-cell>
          <table:table-cell table:formula="of:=[.B457]-[.A457]" office:value-type="float" office:value="7483430144" calcext:value-type="float">
            <text:p>7483430144</text:p>
          </table:table-cell>
        </table:table-row>
        <table:table-row table:style-name="ro1">
          <table:table-cell office:value-type="float" office:value="1.59148056160165E+018" calcext:value-type="float">
            <text:p>1.59148056160165E+018</text:p>
          </table:table-cell>
          <table:table-cell office:value-type="float" office:value="1.59148056908509E+018" calcext:value-type="float">
            <text:p>1.59148056908509E+018</text:p>
          </table:table-cell>
          <table:table-cell table:formula="of:=[.B458]-[.A458]" office:value-type="float" office:value="7483440128" calcext:value-type="float">
            <text:p>7483440128</text:p>
          </table:table-cell>
        </table:table-row>
        <table:table-row table:style-name="ro1">
          <table:table-cell office:value-type="float" office:value="1.59148056160166E+018" calcext:value-type="float">
            <text:p>1.59148056160166E+018</text:p>
          </table:table-cell>
          <table:table-cell office:value-type="float" office:value="1.59148056908509E+018" calcext:value-type="float">
            <text:p>1.59148056908509E+018</text:p>
          </table:table-cell>
          <table:table-cell table:formula="of:=[.B459]-[.A459]" office:value-type="float" office:value="7483429888" calcext:value-type="float">
            <text:p>7483429888</text:p>
          </table:table-cell>
        </table:table-row>
        <table:table-row table:style-name="ro1">
          <table:table-cell office:value-type="float" office:value="1.59148056160166E+018" calcext:value-type="float">
            <text:p>1.59148056160166E+018</text:p>
          </table:table-cell>
          <table:table-cell office:value-type="float" office:value="1.5914805690851E+018" calcext:value-type="float">
            <text:p>1.5914805690851E+018</text:p>
          </table:table-cell>
          <table:table-cell table:formula="of:=[.B460]-[.A460]" office:value-type="float" office:value="7483440128" calcext:value-type="float">
            <text:p>7483440128</text:p>
          </table:table-cell>
        </table:table-row>
        <table:table-row table:style-name="ro1">
          <table:table-cell office:value-type="float" office:value="1.59148056160167E+018" calcext:value-type="float">
            <text:p>1.59148056160167E+018</text:p>
          </table:table-cell>
          <table:table-cell office:value-type="float" office:value="1.5914805690851E+018" calcext:value-type="float">
            <text:p>1.5914805690851E+018</text:p>
          </table:table-cell>
          <table:table-cell table:formula="of:=[.B461]-[.A461]" office:value-type="float" office:value="7483430400" calcext:value-type="float">
            <text:p>7483430400</text:p>
          </table:table-cell>
        </table:table-row>
        <table:table-row table:style-name="ro1">
          <table:table-cell office:value-type="float" office:value="1.59148056160167E+018" calcext:value-type="float">
            <text:p>1.59148056160167E+018</text:p>
          </table:table-cell>
          <table:table-cell office:value-type="float" office:value="1.5914805690851E+018" calcext:value-type="float">
            <text:p>1.5914805690851E+018</text:p>
          </table:table-cell>
          <table:table-cell table:formula="of:=[.B462]-[.A462]" office:value-type="float" office:value="7483430400" calcext:value-type="float">
            <text:p>7483430400</text:p>
          </table:table-cell>
        </table:table-row>
        <table:table-row table:style-name="ro1">
          <table:table-cell office:value-type="float" office:value="1.59148056160168E+018" calcext:value-type="float">
            <text:p>1.59148056160168E+018</text:p>
          </table:table-cell>
          <table:table-cell office:value-type="float" office:value="1.59148056908511E+018" calcext:value-type="float">
            <text:p>1.59148056908511E+018</text:p>
          </table:table-cell>
          <table:table-cell table:formula="of:=[.B463]-[.A463]" office:value-type="float" office:value="7483429888" calcext:value-type="float">
            <text:p>7483429888</text:p>
          </table:table-cell>
        </table:table-row>
        <table:table-row table:style-name="ro1">
          <table:table-cell office:value-type="float" office:value="1.59148056160168E+018" calcext:value-type="float">
            <text:p>1.59148056160168E+018</text:p>
          </table:table-cell>
          <table:table-cell office:value-type="float" office:value="1.59148056908511E+018" calcext:value-type="float">
            <text:p>1.59148056908511E+018</text:p>
          </table:table-cell>
          <table:table-cell table:formula="of:=[.B464]-[.A464]" office:value-type="float" office:value="7483429888" calcext:value-type="float">
            <text:p>7483429888</text:p>
          </table:table-cell>
        </table:table-row>
        <table:table-row table:style-name="ro1">
          <table:table-cell office:value-type="float" office:value="1.59148056160169E+018" calcext:value-type="float">
            <text:p>1.59148056160169E+018</text:p>
          </table:table-cell>
          <table:table-cell office:value-type="float" office:value="1.59148056908511E+018" calcext:value-type="float">
            <text:p>1.59148056908511E+018</text:p>
          </table:table-cell>
          <table:table-cell table:formula="of:=[.B465]-[.A465]" office:value-type="float" office:value="7483419904" calcext:value-type="float">
            <text:p>7483419904</text:p>
          </table:table-cell>
        </table:table-row>
        <table:table-row table:style-name="ro1">
          <table:table-cell office:value-type="float" office:value="1.59148056160169E+018" calcext:value-type="float">
            <text:p>1.59148056160169E+018</text:p>
          </table:table-cell>
          <table:table-cell office:value-type="float" office:value="1.59148056908512E+018" calcext:value-type="float">
            <text:p>1.59148056908512E+018</text:p>
          </table:table-cell>
          <table:table-cell table:formula="of:=[.B466]-[.A466]" office:value-type="float" office:value="7483430144" calcext:value-type="float">
            <text:p>7483430144</text:p>
          </table:table-cell>
        </table:table-row>
        <table:table-row table:style-name="ro1">
          <table:table-cell office:value-type="float" office:value="1.5914805616017E+018" calcext:value-type="float">
            <text:p>1.5914805616017E+018</text:p>
          </table:table-cell>
          <table:table-cell office:value-type="float" office:value="1.59148056908512E+018" calcext:value-type="float">
            <text:p>1.59148056908512E+018</text:p>
          </table:table-cell>
          <table:table-cell table:formula="of:=[.B467]-[.A467]" office:value-type="float" office:value="7483420160" calcext:value-type="float">
            <text:p>7483420160</text:p>
          </table:table-cell>
        </table:table-row>
        <table:table-row table:style-name="ro1">
          <table:table-cell office:value-type="float" office:value="1.5914805616017E+018" calcext:value-type="float">
            <text:p>1.5914805616017E+018</text:p>
          </table:table-cell>
          <table:table-cell office:value-type="float" office:value="1.59148056908512E+018" calcext:value-type="float">
            <text:p>1.59148056908512E+018</text:p>
          </table:table-cell>
          <table:table-cell table:formula="of:=[.B468]-[.A468]" office:value-type="float" office:value="7483420160" calcext:value-type="float">
            <text:p>7483420160</text:p>
          </table:table-cell>
        </table:table-row>
        <table:table-row table:style-name="ro1">
          <table:table-cell office:value-type="float" office:value="1.59148056160171E+018" calcext:value-type="float">
            <text:p>1.59148056160171E+018</text:p>
          </table:table-cell>
          <table:table-cell office:value-type="float" office:value="1.59148056908513E+018" calcext:value-type="float">
            <text:p>1.59148056908513E+018</text:p>
          </table:table-cell>
          <table:table-cell table:formula="of:=[.B469]-[.A469]" office:value-type="float" office:value="7483419904" calcext:value-type="float">
            <text:p>7483419904</text:p>
          </table:table-cell>
        </table:table-row>
        <table:table-row table:style-name="ro1">
          <table:table-cell office:value-type="float" office:value="1.59148056160171E+018" calcext:value-type="float">
            <text:p>1.59148056160171E+018</text:p>
          </table:table-cell>
          <table:table-cell office:value-type="float" office:value="1.59148056908513E+018" calcext:value-type="float">
            <text:p>1.59148056908513E+018</text:p>
          </table:table-cell>
          <table:table-cell table:formula="of:=[.B470]-[.A470]" office:value-type="float" office:value="7483419904" calcext:value-type="float">
            <text:p>7483419904</text:p>
          </table:table-cell>
        </table:table-row>
        <table:table-row table:style-name="ro1">
          <table:table-cell office:value-type="float" office:value="1.59148056160172E+018" calcext:value-type="float">
            <text:p>1.59148056160172E+018</text:p>
          </table:table-cell>
          <table:table-cell office:value-type="float" office:value="1.59148056908514E+018" calcext:value-type="float">
            <text:p>1.59148056908514E+018</text:p>
          </table:table-cell>
          <table:table-cell table:formula="of:=[.B471]-[.A471]" office:value-type="float" office:value="7483420160" calcext:value-type="float">
            <text:p>7483420160</text:p>
          </table:table-cell>
        </table:table-row>
        <table:table-row table:style-name="ro1">
          <table:table-cell office:value-type="float" office:value="1.59148056160172E+018" calcext:value-type="float">
            <text:p>1.59148056160172E+018</text:p>
          </table:table-cell>
          <table:table-cell office:value-type="float" office:value="1.59148056908514E+018" calcext:value-type="float">
            <text:p>1.59148056908514E+018</text:p>
          </table:table-cell>
          <table:table-cell table:formula="of:=[.B472]-[.A472]" office:value-type="float" office:value="7483420160" calcext:value-type="float">
            <text:p>7483420160</text:p>
          </table:table-cell>
        </table:table-row>
        <table:table-row table:style-name="ro1">
          <table:table-cell office:value-type="float" office:value="1.59148056160173E+018" calcext:value-type="float">
            <text:p>1.59148056160173E+018</text:p>
          </table:table-cell>
          <table:table-cell office:value-type="float" office:value="1.59148056908514E+018" calcext:value-type="float">
            <text:p>1.59148056908514E+018</text:p>
          </table:table-cell>
          <table:table-cell table:formula="of:=[.B473]-[.A473]" office:value-type="float" office:value="7483410176" calcext:value-type="float">
            <text:p>7483410176</text:p>
          </table:table-cell>
        </table:table-row>
        <table:table-row table:style-name="ro1">
          <table:table-cell office:value-type="float" office:value="1.59148056160173E+018" calcext:value-type="float">
            <text:p>1.59148056160173E+018</text:p>
          </table:table-cell>
          <table:table-cell office:value-type="float" office:value="1.59148056908515E+018" calcext:value-type="float">
            <text:p>1.59148056908515E+018</text:p>
          </table:table-cell>
          <table:table-cell table:formula="of:=[.B474]-[.A474]" office:value-type="float" office:value="7483419904" calcext:value-type="float">
            <text:p>7483419904</text:p>
          </table:table-cell>
        </table:table-row>
        <table:table-row table:style-name="ro1">
          <table:table-cell office:value-type="float" office:value="1.59148056160174E+018" calcext:value-type="float">
            <text:p>1.59148056160174E+018</text:p>
          </table:table-cell>
          <table:table-cell office:value-type="float" office:value="1.59148056908515E+018" calcext:value-type="float">
            <text:p>1.59148056908515E+018</text:p>
          </table:table-cell>
          <table:table-cell table:formula="of:=[.B475]-[.A475]" office:value-type="float" office:value="7483409920" calcext:value-type="float">
            <text:p>7483409920</text:p>
          </table:table-cell>
        </table:table-row>
        <table:table-row table:style-name="ro1">
          <table:table-cell office:value-type="float" office:value="1.59148056160174E+018" calcext:value-type="float">
            <text:p>1.59148056160174E+018</text:p>
          </table:table-cell>
          <table:table-cell office:value-type="float" office:value="1.59148056908515E+018" calcext:value-type="float">
            <text:p>1.59148056908515E+018</text:p>
          </table:table-cell>
          <table:table-cell table:formula="of:=[.B476]-[.A476]" office:value-type="float" office:value="7483409920" calcext:value-type="float">
            <text:p>7483409920</text:p>
          </table:table-cell>
        </table:table-row>
        <table:table-row table:style-name="ro1">
          <table:table-cell office:value-type="float" office:value="1.59148056160175E+018" calcext:value-type="float">
            <text:p>1.59148056160175E+018</text:p>
          </table:table-cell>
          <table:table-cell office:value-type="float" office:value="1.59148056908516E+018" calcext:value-type="float">
            <text:p>1.59148056908516E+018</text:p>
          </table:table-cell>
          <table:table-cell table:formula="of:=[.B477]-[.A477]" office:value-type="float" office:value="7483410176" calcext:value-type="float">
            <text:p>7483410176</text:p>
          </table:table-cell>
        </table:table-row>
        <table:table-row table:style-name="ro1">
          <table:table-cell office:value-type="float" office:value="1.59148056160175E+018" calcext:value-type="float">
            <text:p>1.59148056160175E+018</text:p>
          </table:table-cell>
          <table:table-cell office:value-type="float" office:value="1.59148056908516E+018" calcext:value-type="float">
            <text:p>1.59148056908516E+018</text:p>
          </table:table-cell>
          <table:table-cell table:formula="of:=[.B478]-[.A478]" office:value-type="float" office:value="7483410176" calcext:value-type="float">
            <text:p>7483410176</text:p>
          </table:table-cell>
        </table:table-row>
        <table:table-row table:style-name="ro1">
          <table:table-cell office:value-type="float" office:value="1.59148056160176E+018" calcext:value-type="float">
            <text:p>1.59148056160176E+018</text:p>
          </table:table-cell>
          <table:table-cell office:value-type="float" office:value="1.59148056908517E+018" calcext:value-type="float">
            <text:p>1.59148056908517E+018</text:p>
          </table:table-cell>
          <table:table-cell table:formula="of:=[.B479]-[.A479]" office:value-type="float" office:value="7483409920" calcext:value-type="float">
            <text:p>7483409920</text:p>
          </table:table-cell>
        </table:table-row>
        <table:table-row table:style-name="ro1">
          <table:table-cell office:value-type="float" office:value="1.59148056160177E+018" calcext:value-type="float">
            <text:p>1.59148056160177E+018</text:p>
          </table:table-cell>
          <table:table-cell office:value-type="float" office:value="1.59148056908517E+018" calcext:value-type="float">
            <text:p>1.59148056908517E+018</text:p>
          </table:table-cell>
          <table:table-cell table:formula="of:=[.B480]-[.A480]" office:value-type="float" office:value="7483399936" calcext:value-type="float">
            <text:p>7483399936</text:p>
          </table:table-cell>
        </table:table-row>
        <table:table-row table:style-name="ro1">
          <table:table-cell office:value-type="float" office:value="1.59148056160177E+018" calcext:value-type="float">
            <text:p>1.59148056160177E+018</text:p>
          </table:table-cell>
          <table:table-cell office:value-type="float" office:value="1.59148056908517E+018" calcext:value-type="float">
            <text:p>1.59148056908517E+018</text:p>
          </table:table-cell>
          <table:table-cell table:formula="of:=[.B481]-[.A481]" office:value-type="float" office:value="7483399936" calcext:value-type="float">
            <text:p>7483399936</text:p>
          </table:table-cell>
        </table:table-row>
        <table:table-row table:style-name="ro1">
          <table:table-cell office:value-type="float" office:value="1.59148056160178E+018" calcext:value-type="float">
            <text:p>1.59148056160178E+018</text:p>
          </table:table-cell>
          <table:table-cell office:value-type="float" office:value="1.59148056908518E+018" calcext:value-type="float">
            <text:p>1.59148056908518E+018</text:p>
          </table:table-cell>
          <table:table-cell table:formula="of:=[.B482]-[.A482]" office:value-type="float" office:value="7483400192" calcext:value-type="float">
            <text:p>7483400192</text:p>
          </table:table-cell>
        </table:table-row>
        <table:table-row table:style-name="ro1">
          <table:table-cell office:value-type="float" office:value="1.59148056160178E+018" calcext:value-type="float">
            <text:p>1.59148056160178E+018</text:p>
          </table:table-cell>
          <table:table-cell office:value-type="float" office:value="1.59148056908518E+018" calcext:value-type="float">
            <text:p>1.59148056908518E+018</text:p>
          </table:table-cell>
          <table:table-cell table:formula="of:=[.B483]-[.A483]" office:value-type="float" office:value="7483400192" calcext:value-type="float">
            <text:p>7483400192</text:p>
          </table:table-cell>
        </table:table-row>
        <table:table-row table:style-name="ro1">
          <table:table-cell office:value-type="float" office:value="1.59148056160179E+018" calcext:value-type="float">
            <text:p>1.59148056160179E+018</text:p>
          </table:table-cell>
          <table:table-cell office:value-type="float" office:value="1.59148056908518E+018" calcext:value-type="float">
            <text:p>1.59148056908518E+018</text:p>
          </table:table-cell>
          <table:table-cell table:formula="of:=[.B484]-[.A484]" office:value-type="float" office:value="7483390208" calcext:value-type="float">
            <text:p>7483390208</text:p>
          </table:table-cell>
        </table:table-row>
        <table:table-row table:style-name="ro1">
          <table:table-cell office:value-type="float" office:value="1.59148056160179E+018" calcext:value-type="float">
            <text:p>1.59148056160179E+018</text:p>
          </table:table-cell>
          <table:table-cell office:value-type="float" office:value="1.59148056908519E+018" calcext:value-type="float">
            <text:p>1.59148056908519E+018</text:p>
          </table:table-cell>
          <table:table-cell table:formula="of:=[.B485]-[.A485]" office:value-type="float" office:value="7483399936" calcext:value-type="float">
            <text:p>7483399936</text:p>
          </table:table-cell>
        </table:table-row>
        <table:table-row table:style-name="ro1">
          <table:table-cell office:value-type="float" office:value="1.5914805616018E+018" calcext:value-type="float">
            <text:p>1.5914805616018E+018</text:p>
          </table:table-cell>
          <table:table-cell office:value-type="float" office:value="1.59148056908519E+018" calcext:value-type="float">
            <text:p>1.59148056908519E+018</text:p>
          </table:table-cell>
          <table:table-cell table:formula="of:=[.B486]-[.A486]" office:value-type="float" office:value="7483389952" calcext:value-type="float">
            <text:p>7483389952</text:p>
          </table:table-cell>
        </table:table-row>
        <table:table-row table:style-name="ro1">
          <table:table-cell office:value-type="float" office:value="1.5914805616018E+018" calcext:value-type="float">
            <text:p>1.5914805616018E+018</text:p>
          </table:table-cell>
          <table:table-cell office:value-type="float" office:value="1.59148056908519E+018" calcext:value-type="float">
            <text:p>1.59148056908519E+018</text:p>
          </table:table-cell>
          <table:table-cell table:formula="of:=[.B487]-[.A487]" office:value-type="float" office:value="7483389952" calcext:value-type="float">
            <text:p>7483389952</text:p>
          </table:table-cell>
        </table:table-row>
        <table:table-row table:style-name="ro1">
          <table:table-cell office:value-type="float" office:value="1.59148056160181E+018" calcext:value-type="float">
            <text:p>1.59148056160181E+018</text:p>
          </table:table-cell>
          <table:table-cell office:value-type="float" office:value="1.5914805690852E+018" calcext:value-type="float">
            <text:p>1.5914805690852E+018</text:p>
          </table:table-cell>
          <table:table-cell table:formula="of:=[.B488]-[.A488]" office:value-type="float" office:value="7483390208" calcext:value-type="float">
            <text:p>7483390208</text:p>
          </table:table-cell>
        </table:table-row>
        <table:table-row table:style-name="ro1">
          <table:table-cell office:value-type="float" office:value="1.59148056160181E+018" calcext:value-type="float">
            <text:p>1.59148056160181E+018</text:p>
          </table:table-cell>
          <table:table-cell office:value-type="float" office:value="1.5914805690852E+018" calcext:value-type="float">
            <text:p>1.5914805690852E+018</text:p>
          </table:table-cell>
          <table:table-cell table:formula="of:=[.B489]-[.A489]" office:value-type="float" office:value="7483390208" calcext:value-type="float">
            <text:p>7483390208</text:p>
          </table:table-cell>
        </table:table-row>
        <table:table-row table:style-name="ro1">
          <table:table-cell office:value-type="float" office:value="1.59148056160182E+018" calcext:value-type="float">
            <text:p>1.59148056160182E+018</text:p>
          </table:table-cell>
          <table:table-cell office:value-type="float" office:value="1.59148056908521E+018" calcext:value-type="float">
            <text:p>1.59148056908521E+018</text:p>
          </table:table-cell>
          <table:table-cell table:formula="of:=[.B490]-[.A490]" office:value-type="float" office:value="7483389952" calcext:value-type="float">
            <text:p>7483389952</text:p>
          </table:table-cell>
        </table:table-row>
        <table:table-row table:style-name="ro1">
          <table:table-cell office:value-type="float" office:value="1.59148056160182E+018" calcext:value-type="float">
            <text:p>1.59148056160182E+018</text:p>
          </table:table-cell>
          <table:table-cell office:value-type="float" office:value="1.59148056908521E+018" calcext:value-type="float">
            <text:p>1.59148056908521E+018</text:p>
          </table:table-cell>
          <table:table-cell table:formula="of:=[.B491]-[.A491]" office:value-type="float" office:value="7483389952" calcext:value-type="float">
            <text:p>7483389952</text:p>
          </table:table-cell>
        </table:table-row>
        <table:table-row table:style-name="ro1">
          <table:table-cell office:value-type="float" office:value="1.59148056160183E+018" calcext:value-type="float">
            <text:p>1.59148056160183E+018</text:p>
          </table:table-cell>
          <table:table-cell office:value-type="float" office:value="1.59148056908521E+018" calcext:value-type="float">
            <text:p>1.59148056908521E+018</text:p>
          </table:table-cell>
          <table:table-cell table:formula="of:=[.B492]-[.A492]" office:value-type="float" office:value="7483379712" calcext:value-type="float">
            <text:p>7483379712</text:p>
          </table:table-cell>
        </table:table-row>
        <table:table-row table:style-name="ro1">
          <table:table-cell office:value-type="float" office:value="1.59148056160183E+018" calcext:value-type="float">
            <text:p>1.59148056160183E+018</text:p>
          </table:table-cell>
          <table:table-cell office:value-type="float" office:value="1.59148056908522E+018" calcext:value-type="float">
            <text:p>1.59148056908522E+018</text:p>
          </table:table-cell>
          <table:table-cell table:formula="of:=[.B493]-[.A493]" office:value-type="float" office:value="7483389952" calcext:value-type="float">
            <text:p>7483389952</text:p>
          </table:table-cell>
        </table:table-row>
        <table:table-row table:style-name="ro1">
          <table:table-cell office:value-type="float" office:value="1.59148056160184E+018" calcext:value-type="float">
            <text:p>1.59148056160184E+018</text:p>
          </table:table-cell>
          <table:table-cell office:value-type="float" office:value="1.59148056908522E+018" calcext:value-type="float">
            <text:p>1.59148056908522E+018</text:p>
          </table:table-cell>
          <table:table-cell table:formula="of:=[.B494]-[.A494]" office:value-type="float" office:value="7483380224" calcext:value-type="float">
            <text:p>7483380224</text:p>
          </table:table-cell>
        </table:table-row>
        <table:table-row table:style-name="ro1">
          <table:table-cell office:value-type="float" office:value="1.59148056160184E+018" calcext:value-type="float">
            <text:p>1.59148056160184E+018</text:p>
          </table:table-cell>
          <table:table-cell office:value-type="float" office:value="1.59148056908522E+018" calcext:value-type="float">
            <text:p>1.59148056908522E+018</text:p>
          </table:table-cell>
          <table:table-cell table:formula="of:=[.B495]-[.A495]" office:value-type="float" office:value="7483380224" calcext:value-type="float">
            <text:p>7483380224</text:p>
          </table:table-cell>
        </table:table-row>
        <table:table-row table:style-name="ro1">
          <table:table-cell office:value-type="float" office:value="1.59148056160185E+018" calcext:value-type="float">
            <text:p>1.59148056160185E+018</text:p>
          </table:table-cell>
          <table:table-cell office:value-type="float" office:value="1.59148056908523E+018" calcext:value-type="float">
            <text:p>1.59148056908523E+018</text:p>
          </table:table-cell>
          <table:table-cell table:formula="of:=[.B496]-[.A496]" office:value-type="float" office:value="7483379712" calcext:value-type="float">
            <text:p>7483379712</text:p>
          </table:table-cell>
        </table:table-row>
        <table:table-row table:style-name="ro1">
          <table:table-cell office:value-type="float" office:value="1.59148056160185E+018" calcext:value-type="float">
            <text:p>1.59148056160185E+018</text:p>
          </table:table-cell>
          <table:table-cell office:value-type="float" office:value="1.59148056908523E+018" calcext:value-type="float">
            <text:p>1.59148056908523E+018</text:p>
          </table:table-cell>
          <table:table-cell table:formula="of:=[.B497]-[.A497]" office:value-type="float" office:value="7483379712" calcext:value-type="float">
            <text:p>7483379712</text:p>
          </table:table-cell>
        </table:table-row>
        <table:table-row table:style-name="ro1">
          <table:table-cell office:value-type="float" office:value="1.59148056160186E+018" calcext:value-type="float">
            <text:p>1.59148056160186E+018</text:p>
          </table:table-cell>
          <table:table-cell office:value-type="float" office:value="1.59148056908524E+018" calcext:value-type="float">
            <text:p>1.59148056908524E+018</text:p>
          </table:table-cell>
          <table:table-cell table:formula="of:=[.B498]-[.A498]" office:value-type="float" office:value="7483380224" calcext:value-type="float">
            <text:p>7483380224</text:p>
          </table:table-cell>
        </table:table-row>
        <table:table-row table:style-name="ro1">
          <table:table-cell office:value-type="float" office:value="1.59148056160186E+018" calcext:value-type="float">
            <text:p>1.59148056160186E+018</text:p>
          </table:table-cell>
          <table:table-cell office:value-type="float" office:value="1.59148056908524E+018" calcext:value-type="float">
            <text:p>1.59148056908524E+018</text:p>
          </table:table-cell>
          <table:table-cell table:formula="of:=[.B499]-[.A499]" office:value-type="float" office:value="7483380224" calcext:value-type="float">
            <text:p>7483380224</text:p>
          </table:table-cell>
        </table:table-row>
        <table:table-row table:style-name="ro1">
          <table:table-cell office:value-type="float" office:value="1.59148056160187E+018" calcext:value-type="float">
            <text:p>1.59148056160187E+018</text:p>
          </table:table-cell>
          <table:table-cell office:value-type="float" office:value="1.59148056908524E+018" calcext:value-type="float">
            <text:p>1.59148056908524E+018</text:p>
          </table:table-cell>
          <table:table-cell table:formula="of:=[.B500]-[.A500]" office:value-type="float" office:value="7483369984" calcext:value-type="float">
            <text:p>7483369984</text:p>
          </table:table-cell>
        </table:table-row>
        <table:table-row table:style-name="ro1">
          <table:table-cell office:value-type="float" office:value="1.59148056160187E+018" calcext:value-type="float">
            <text:p>1.59148056160187E+018</text:p>
          </table:table-cell>
          <table:table-cell office:value-type="float" office:value="1.59148056908525E+018" calcext:value-type="float">
            <text:p>1.59148056908525E+018</text:p>
          </table:table-cell>
          <table:table-cell table:formula="of:=[.B501]-[.A501]" office:value-type="float" office:value="7483379968" calcext:value-type="float">
            <text:p>7483379968</text:p>
          </table:table-cell>
        </table:table-row>
        <table:table-row table:style-name="ro1">
          <table:table-cell office:value-type="float" office:value="1.59148056160188E+018" calcext:value-type="float">
            <text:p>1.59148056160188E+018</text:p>
          </table:table-cell>
          <table:table-cell office:value-type="float" office:value="1.59148056908525E+018" calcext:value-type="float">
            <text:p>1.59148056908525E+018</text:p>
          </table:table-cell>
          <table:table-cell table:formula="of:=[.B502]-[.A502]" office:value-type="float" office:value="7483370240" calcext:value-type="float">
            <text:p>7483370240</text:p>
          </table:table-cell>
        </table:table-row>
        <table:table-row table:style-name="ro1">
          <table:table-cell office:value-type="float" office:value="1.59148056160188E+018" calcext:value-type="float">
            <text:p>1.59148056160188E+018</text:p>
          </table:table-cell>
          <table:table-cell office:value-type="float" office:value="1.59148056908525E+018" calcext:value-type="float">
            <text:p>1.59148056908525E+018</text:p>
          </table:table-cell>
          <table:table-cell table:formula="of:=[.B503]-[.A503]" office:value-type="float" office:value="7483370240" calcext:value-type="float">
            <text:p>7483370240</text:p>
          </table:table-cell>
        </table:table-row>
        <table:table-row table:style-name="ro1">
          <table:table-cell office:value-type="float" office:value="1.59148056160189E+018" calcext:value-type="float">
            <text:p>1.59148056160189E+018</text:p>
          </table:table-cell>
          <table:table-cell office:value-type="float" office:value="1.59148056908526E+018" calcext:value-type="float">
            <text:p>1.59148056908526E+018</text:p>
          </table:table-cell>
          <table:table-cell table:formula="of:=[.B504]-[.A504]" office:value-type="float" office:value="7483369984" calcext:value-type="float">
            <text:p>7483369984</text:p>
          </table:table-cell>
        </table:table-row>
        <table:table-row table:style-name="ro1">
          <table:table-cell office:value-type="float" office:value="1.59148056160189E+018" calcext:value-type="float">
            <text:p>1.59148056160189E+018</text:p>
          </table:table-cell>
          <table:table-cell office:value-type="float" office:value="1.59148056908526E+018" calcext:value-type="float">
            <text:p>1.59148056908526E+018</text:p>
          </table:table-cell>
          <table:table-cell table:formula="of:=[.B505]-[.A505]" office:value-type="float" office:value="7483369984" calcext:value-type="float">
            <text:p>7483369984</text:p>
          </table:table-cell>
        </table:table-row>
        <table:table-row table:style-name="ro1">
          <table:table-cell office:value-type="float" office:value="1.5914805616019E+018" calcext:value-type="float">
            <text:p>1.5914805616019E+018</text:p>
          </table:table-cell>
          <table:table-cell office:value-type="float" office:value="1.59148056908526E+018" calcext:value-type="float">
            <text:p>1.59148056908526E+018</text:p>
          </table:table-cell>
          <table:table-cell table:formula="of:=[.B506]-[.A506]" office:value-type="float" office:value="7483360256" calcext:value-type="float">
            <text:p>7483360256</text:p>
          </table:table-cell>
        </table:table-row>
        <table:table-row table:style-name="ro1">
          <table:table-cell office:value-type="float" office:value="1.5914805616019E+018" calcext:value-type="float">
            <text:p>1.5914805616019E+018</text:p>
          </table:table-cell>
          <table:table-cell office:value-type="float" office:value="1.59148056908527E+018" calcext:value-type="float">
            <text:p>1.59148056908527E+018</text:p>
          </table:table-cell>
          <table:table-cell table:formula="of:=[.B507]-[.A507]" office:value-type="float" office:value="7483370240" calcext:value-type="float">
            <text:p>7483370240</text:p>
          </table:table-cell>
        </table:table-row>
        <table:table-row table:style-name="ro1">
          <table:table-cell office:value-type="float" office:value="1.59148056160191E+018" calcext:value-type="float">
            <text:p>1.59148056160191E+018</text:p>
          </table:table-cell>
          <table:table-cell office:value-type="float" office:value="1.59148056908527E+018" calcext:value-type="float">
            <text:p>1.59148056908527E+018</text:p>
          </table:table-cell>
          <table:table-cell table:formula="of:=[.B508]-[.A508]" office:value-type="float" office:value="7483360000" calcext:value-type="float">
            <text:p>7483360000</text:p>
          </table:table-cell>
        </table:table-row>
        <table:table-row table:style-name="ro1">
          <table:table-cell office:value-type="float" office:value="1.59148056160191E+018" calcext:value-type="float">
            <text:p>1.59148056160191E+018</text:p>
          </table:table-cell>
          <table:table-cell office:value-type="float" office:value="1.59148056908528E+018" calcext:value-type="float">
            <text:p>1.59148056908528E+018</text:p>
          </table:table-cell>
          <table:table-cell table:formula="of:=[.B509]-[.A509]" office:value-type="float" office:value="7483369984" calcext:value-type="float">
            <text:p>7483369984</text:p>
          </table:table-cell>
        </table:table-row>
        <table:table-row table:style-name="ro1">
          <table:table-cell office:value-type="float" office:value="1.59148056160192E+018" calcext:value-type="float">
            <text:p>1.59148056160192E+018</text:p>
          </table:table-cell>
          <table:table-cell office:value-type="float" office:value="1.59148056908528E+018" calcext:value-type="float">
            <text:p>1.59148056908528E+018</text:p>
          </table:table-cell>
          <table:table-cell table:formula="of:=[.B510]-[.A510]" office:value-type="float" office:value="7483360256" calcext:value-type="float">
            <text:p>7483360256</text:p>
          </table:table-cell>
        </table:table-row>
        <table:table-row table:style-name="ro1">
          <table:table-cell office:value-type="float" office:value="1.59148056160192E+018" calcext:value-type="float">
            <text:p>1.59148056160192E+018</text:p>
          </table:table-cell>
          <table:table-cell office:value-type="float" office:value="1.59148056908528E+018" calcext:value-type="float">
            <text:p>1.59148056908528E+018</text:p>
          </table:table-cell>
          <table:table-cell table:formula="of:=[.B511]-[.A511]" office:value-type="float" office:value="7483360256" calcext:value-type="float">
            <text:p>7483360256</text:p>
          </table:table-cell>
        </table:table-row>
        <table:table-row table:style-name="ro1">
          <table:table-cell office:value-type="float" office:value="1.59148056160193E+018" calcext:value-type="float">
            <text:p>1.59148056160193E+018</text:p>
          </table:table-cell>
          <table:table-cell office:value-type="float" office:value="1.59148056908529E+018" calcext:value-type="float">
            <text:p>1.59148056908529E+018</text:p>
          </table:table-cell>
          <table:table-cell table:formula="of:=[.B512]-[.A512]" office:value-type="float" office:value="7483360000" calcext:value-type="float">
            <text:p>7483360000</text:p>
          </table:table-cell>
        </table:table-row>
        <table:table-row table:style-name="ro1">
          <table:table-cell office:value-type="float" office:value="1.59148056160193E+018" calcext:value-type="float">
            <text:p>1.59148056160193E+018</text:p>
          </table:table-cell>
          <table:table-cell office:value-type="float" office:value="1.59148056908529E+018" calcext:value-type="float">
            <text:p>1.59148056908529E+018</text:p>
          </table:table-cell>
          <table:table-cell table:formula="of:=[.B513]-[.A513]" office:value-type="float" office:value="7483360000" calcext:value-type="float">
            <text:p>7483360000</text:p>
          </table:table-cell>
        </table:table-row>
        <table:table-row table:style-name="ro1">
          <table:table-cell office:value-type="float" office:value="1.59148056160194E+018" calcext:value-type="float">
            <text:p>1.59148056160194E+018</text:p>
          </table:table-cell>
          <table:table-cell office:value-type="float" office:value="1.59148056908529E+018" calcext:value-type="float">
            <text:p>1.59148056908529E+018</text:p>
          </table:table-cell>
          <table:table-cell table:formula="of:=[.B514]-[.A514]" office:value-type="float" office:value="7483350016" calcext:value-type="float">
            <text:p>7483350016</text:p>
          </table:table-cell>
        </table:table-row>
        <table:table-row table:style-name="ro1">
          <table:table-cell office:value-type="float" office:value="1.59148056160194E+018" calcext:value-type="float">
            <text:p>1.59148056160194E+018</text:p>
          </table:table-cell>
          <table:table-cell office:value-type="float" office:value="1.5914805690853E+018" calcext:value-type="float">
            <text:p>1.5914805690853E+018</text:p>
          </table:table-cell>
          <table:table-cell table:formula="of:=[.B515]-[.A515]" office:value-type="float" office:value="7483360000" calcext:value-type="float">
            <text:p>7483360000</text:p>
          </table:table-cell>
        </table:table-row>
        <table:table-row table:style-name="ro1">
          <table:table-cell office:value-type="float" office:value="1.59148056160195E+018" calcext:value-type="float">
            <text:p>1.59148056160195E+018</text:p>
          </table:table-cell>
          <table:table-cell office:value-type="float" office:value="1.5914805690853E+018" calcext:value-type="float">
            <text:p>1.5914805690853E+018</text:p>
          </table:table-cell>
          <table:table-cell table:formula="of:=[.B516]-[.A516]" office:value-type="float" office:value="7483350016" calcext:value-type="float">
            <text:p>7483350016</text:p>
          </table:table-cell>
        </table:table-row>
        <table:table-row table:style-name="ro1">
          <table:table-cell office:value-type="float" office:value="1.59148056160195E+018" calcext:value-type="float">
            <text:p>1.59148056160195E+018</text:p>
          </table:table-cell>
          <table:table-cell office:value-type="float" office:value="1.5914805690853E+018" calcext:value-type="float">
            <text:p>1.5914805690853E+018</text:p>
          </table:table-cell>
          <table:table-cell table:formula="of:=[.B517]-[.A517]" office:value-type="float" office:value="7483350016" calcext:value-type="float">
            <text:p>7483350016</text:p>
          </table:table-cell>
        </table:table-row>
        <table:table-row table:style-name="ro1">
          <table:table-cell office:value-type="float" office:value="1.59148056160196E+018" calcext:value-type="float">
            <text:p>1.59148056160196E+018</text:p>
          </table:table-cell>
          <table:table-cell office:value-type="float" office:value="1.59148056908531E+018" calcext:value-type="float">
            <text:p>1.59148056908531E+018</text:p>
          </table:table-cell>
          <table:table-cell table:formula="of:=[.B518]-[.A518]" office:value-type="float" office:value="7483350016" calcext:value-type="float">
            <text:p>7483350016</text:p>
          </table:table-cell>
        </table:table-row>
        <table:table-row table:style-name="ro1">
          <table:table-cell office:value-type="float" office:value="1.59148056160196E+018" calcext:value-type="float">
            <text:p>1.59148056160196E+018</text:p>
          </table:table-cell>
          <table:table-cell office:value-type="float" office:value="1.59148056908531E+018" calcext:value-type="float">
            <text:p>1.59148056908531E+018</text:p>
          </table:table-cell>
          <table:table-cell table:formula="of:=[.B519]-[.A519]" office:value-type="float" office:value="7483350016" calcext:value-type="float">
            <text:p>7483350016</text:p>
          </table:table-cell>
        </table:table-row>
        <table:table-row table:style-name="ro1">
          <table:table-cell office:value-type="float" office:value="1.59148056160197E+018" calcext:value-type="float">
            <text:p>1.59148056160197E+018</text:p>
          </table:table-cell>
          <table:table-cell office:value-type="float" office:value="1.59148056908531E+018" calcext:value-type="float">
            <text:p>1.59148056908531E+018</text:p>
          </table:table-cell>
          <table:table-cell table:formula="of:=[.B520]-[.A520]" office:value-type="float" office:value="7483340032" calcext:value-type="float">
            <text:p>7483340032</text:p>
          </table:table-cell>
        </table:table-row>
        <table:table-row table:style-name="ro1">
          <table:table-cell office:value-type="float" office:value="1.59148056160197E+018" calcext:value-type="float">
            <text:p>1.59148056160197E+018</text:p>
          </table:table-cell>
          <table:table-cell office:value-type="float" office:value="1.59148056908532E+018" calcext:value-type="float">
            <text:p>1.59148056908532E+018</text:p>
          </table:table-cell>
          <table:table-cell table:formula="of:=[.B521]-[.A521]" office:value-type="float" office:value="7483350016" calcext:value-type="float">
            <text:p>7483350016</text:p>
          </table:table-cell>
        </table:table-row>
        <table:table-row table:style-name="ro1">
          <table:table-cell office:value-type="float" office:value="1.59148056160198E+018" calcext:value-type="float">
            <text:p>1.59148056160198E+018</text:p>
          </table:table-cell>
          <table:table-cell office:value-type="float" office:value="1.59148056908532E+018" calcext:value-type="float">
            <text:p>1.59148056908532E+018</text:p>
          </table:table-cell>
          <table:table-cell table:formula="of:=[.B522]-[.A522]" office:value-type="float" office:value="7483339776" calcext:value-type="float">
            <text:p>7483339776</text:p>
          </table:table-cell>
        </table:table-row>
        <table:table-row table:style-name="ro1">
          <table:table-cell office:value-type="float" office:value="1.59148056160198E+018" calcext:value-type="float">
            <text:p>1.59148056160198E+018</text:p>
          </table:table-cell>
          <table:table-cell office:value-type="float" office:value="1.59148056908533E+018" calcext:value-type="float">
            <text:p>1.59148056908533E+018</text:p>
          </table:table-cell>
          <table:table-cell table:formula="of:=[.B523]-[.A523]" office:value-type="float" office:value="7483349760" calcext:value-type="float">
            <text:p>7483349760</text:p>
          </table:table-cell>
        </table:table-row>
        <table:table-row table:style-name="ro1">
          <table:table-cell office:value-type="float" office:value="1.59148056160199E+018" calcext:value-type="float">
            <text:p>1.59148056160199E+018</text:p>
          </table:table-cell>
          <table:table-cell office:value-type="float" office:value="1.59148056908533E+018" calcext:value-type="float">
            <text:p>1.59148056908533E+018</text:p>
          </table:table-cell>
          <table:table-cell table:formula="of:=[.B524]-[.A524]" office:value-type="float" office:value="7483339776" calcext:value-type="float">
            <text:p>7483339776</text:p>
          </table:table-cell>
        </table:table-row>
        <table:table-row table:style-name="ro1">
          <table:table-cell office:value-type="float" office:value="1.59148056160199E+018" calcext:value-type="float">
            <text:p>1.59148056160199E+018</text:p>
          </table:table-cell>
          <table:table-cell office:value-type="float" office:value="1.59148056908533E+018" calcext:value-type="float">
            <text:p>1.59148056908533E+018</text:p>
          </table:table-cell>
          <table:table-cell table:formula="of:=[.B525]-[.A525]" office:value-type="float" office:value="7483339776" calcext:value-type="float">
            <text:p>7483339776</text:p>
          </table:table-cell>
        </table:table-row>
        <table:table-row table:style-name="ro1">
          <table:table-cell office:value-type="float" office:value="1.591480561602E+018" calcext:value-type="float">
            <text:p>1.591480561602E+018</text:p>
          </table:table-cell>
          <table:table-cell office:value-type="float" office:value="1.59148056908534E+018" calcext:value-type="float">
            <text:p>1.59148056908534E+018</text:p>
          </table:table-cell>
          <table:table-cell table:formula="of:=[.B526]-[.A526]" office:value-type="float" office:value="7483339776" calcext:value-type="float">
            <text:p>7483339776</text:p>
          </table:table-cell>
        </table:table-row>
        <table:table-row table:style-name="ro1">
          <table:table-cell office:value-type="float" office:value="1.591480561602E+018" calcext:value-type="float">
            <text:p>1.591480561602E+018</text:p>
          </table:table-cell>
          <table:table-cell office:value-type="float" office:value="1.59148056908534E+018" calcext:value-type="float">
            <text:p>1.59148056908534E+018</text:p>
          </table:table-cell>
          <table:table-cell table:formula="of:=[.B527]-[.A527]" office:value-type="float" office:value="7483339776" calcext:value-type="float">
            <text:p>7483339776</text:p>
          </table:table-cell>
        </table:table-row>
        <table:table-row table:style-name="ro1">
          <table:table-cell office:value-type="float" office:value="1.59148056160201E+018" calcext:value-type="float">
            <text:p>1.59148056160201E+018</text:p>
          </table:table-cell>
          <table:table-cell office:value-type="float" office:value="1.59148056908534E+018" calcext:value-type="float">
            <text:p>1.59148056908534E+018</text:p>
          </table:table-cell>
          <table:table-cell table:formula="of:=[.B528]-[.A528]" office:value-type="float" office:value="7483329792" calcext:value-type="float">
            <text:p>7483329792</text:p>
          </table:table-cell>
        </table:table-row>
        <table:table-row table:style-name="ro1">
          <table:table-cell office:value-type="float" office:value="1.59148056160201E+018" calcext:value-type="float">
            <text:p>1.59148056160201E+018</text:p>
          </table:table-cell>
          <table:table-cell office:value-type="float" office:value="1.59148056908535E+018" calcext:value-type="float">
            <text:p>1.59148056908535E+018</text:p>
          </table:table-cell>
          <table:table-cell table:formula="of:=[.B529]-[.A529]" office:value-type="float" office:value="7483339776" calcext:value-type="float">
            <text:p>7483339776</text:p>
          </table:table-cell>
        </table:table-row>
        <table:table-row table:style-name="ro1">
          <table:table-cell office:value-type="float" office:value="1.59148056160202E+018" calcext:value-type="float">
            <text:p>1.59148056160202E+018</text:p>
          </table:table-cell>
          <table:table-cell office:value-type="float" office:value="1.59148056908535E+018" calcext:value-type="float">
            <text:p>1.59148056908535E+018</text:p>
          </table:table-cell>
          <table:table-cell table:formula="of:=[.B530]-[.A530]" office:value-type="float" office:value="7483329792" calcext:value-type="float">
            <text:p>7483329792</text:p>
          </table:table-cell>
        </table:table-row>
        <table:table-row table:style-name="ro1">
          <table:table-cell office:value-type="float" office:value="1.59148056160202E+018" calcext:value-type="float">
            <text:p>1.59148056160202E+018</text:p>
          </table:table-cell>
          <table:table-cell office:value-type="float" office:value="1.59148056908536E+018" calcext:value-type="float">
            <text:p>1.59148056908536E+018</text:p>
          </table:table-cell>
          <table:table-cell table:formula="of:=[.B531]-[.A531]" office:value-type="float" office:value="7483339776" calcext:value-type="float">
            <text:p>7483339776</text:p>
          </table:table-cell>
        </table:table-row>
        <table:table-row table:style-name="ro1">
          <table:table-cell office:value-type="float" office:value="1.59148056160203E+018" calcext:value-type="float">
            <text:p>1.59148056160203E+018</text:p>
          </table:table-cell>
          <table:table-cell office:value-type="float" office:value="1.59148056908536E+018" calcext:value-type="float">
            <text:p>1.59148056908536E+018</text:p>
          </table:table-cell>
          <table:table-cell table:formula="of:=[.B532]-[.A532]" office:value-type="float" office:value="7483329792" calcext:value-type="float">
            <text:p>7483329792</text:p>
          </table:table-cell>
        </table:table-row>
        <table:table-row table:style-name="ro1">
          <table:table-cell office:value-type="float" office:value="1.59148056160204E+018" calcext:value-type="float">
            <text:p>1.59148056160204E+018</text:p>
          </table:table-cell>
          <table:table-cell office:value-type="float" office:value="1.59148056908536E+018" calcext:value-type="float">
            <text:p>1.59148056908536E+018</text:p>
          </table:table-cell>
          <table:table-cell table:formula="of:=[.B533]-[.A533]" office:value-type="float" office:value="7483319808" calcext:value-type="float">
            <text:p>7483319808</text:p>
          </table:table-cell>
        </table:table-row>
        <table:table-row table:style-name="ro1">
          <table:table-cell office:value-type="float" office:value="1.59148056160204E+018" calcext:value-type="float">
            <text:p>1.59148056160204E+018</text:p>
          </table:table-cell>
          <table:table-cell office:value-type="float" office:value="1.59148056908537E+018" calcext:value-type="float">
            <text:p>1.59148056908537E+018</text:p>
          </table:table-cell>
          <table:table-cell table:formula="of:=[.B534]-[.A534]" office:value-type="float" office:value="7483329792" calcext:value-type="float">
            <text:p>7483329792</text:p>
          </table:table-cell>
        </table:table-row>
        <table:table-row table:style-name="ro1">
          <table:table-cell office:value-type="float" office:value="1.59148056160204E+018" calcext:value-type="float">
            <text:p>1.59148056160204E+018</text:p>
          </table:table-cell>
          <table:table-cell office:value-type="float" office:value="1.59148056908537E+018" calcext:value-type="float">
            <text:p>1.59148056908537E+018</text:p>
          </table:table-cell>
          <table:table-cell table:formula="of:=[.B535]-[.A535]" office:value-type="float" office:value="7483329792" calcext:value-type="float">
            <text:p>7483329792</text:p>
          </table:table-cell>
        </table:table-row>
        <table:table-row table:style-name="ro1">
          <table:table-cell office:value-type="float" office:value="1.59148056160205E+018" calcext:value-type="float">
            <text:p>1.59148056160205E+018</text:p>
          </table:table-cell>
          <table:table-cell office:value-type="float" office:value="1.59148056908537E+018" calcext:value-type="float">
            <text:p>1.59148056908537E+018</text:p>
          </table:table-cell>
          <table:table-cell table:formula="of:=[.B536]-[.A536]" office:value-type="float" office:value="7483319808" calcext:value-type="float">
            <text:p>7483319808</text:p>
          </table:table-cell>
        </table:table-row>
        <table:table-row table:style-name="ro1">
          <table:table-cell office:value-type="float" office:value="1.59148056160206E+018" calcext:value-type="float">
            <text:p>1.59148056160206E+018</text:p>
          </table:table-cell>
          <table:table-cell office:value-type="float" office:value="1.59148056908538E+018" calcext:value-type="float">
            <text:p>1.59148056908538E+018</text:p>
          </table:table-cell>
          <table:table-cell table:formula="of:=[.B537]-[.A537]" office:value-type="float" office:value="7483319808" calcext:value-type="float">
            <text:p>7483319808</text:p>
          </table:table-cell>
        </table:table-row>
        <table:table-row table:style-name="ro1">
          <table:table-cell office:value-type="float" office:value="1.59148056160206E+018" calcext:value-type="float">
            <text:p>1.59148056160206E+018</text:p>
          </table:table-cell>
          <table:table-cell office:value-type="float" office:value="1.59148056908538E+018" calcext:value-type="float">
            <text:p>1.59148056908538E+018</text:p>
          </table:table-cell>
          <table:table-cell table:formula="of:=[.B538]-[.A538]" office:value-type="float" office:value="7483319808" calcext:value-type="float">
            <text:p>7483319808</text:p>
          </table:table-cell>
        </table:table-row>
        <table:table-row table:style-name="ro1">
          <table:table-cell office:value-type="float" office:value="1.59148056160206E+018" calcext:value-type="float">
            <text:p>1.59148056160206E+018</text:p>
          </table:table-cell>
          <table:table-cell office:value-type="float" office:value="1.59148056908538E+018" calcext:value-type="float">
            <text:p>1.59148056908538E+018</text:p>
          </table:table-cell>
          <table:table-cell table:formula="of:=[.B539]-[.A539]" office:value-type="float" office:value="7483319808" calcext:value-type="float">
            <text:p>7483319808</text:p>
          </table:table-cell>
        </table:table-row>
        <table:table-row table:style-name="ro1">
          <table:table-cell office:value-type="float" office:value="1.59148056160207E+018" calcext:value-type="float">
            <text:p>1.59148056160207E+018</text:p>
          </table:table-cell>
          <table:table-cell office:value-type="float" office:value="1.59148056908539E+018" calcext:value-type="float">
            <text:p>1.59148056908539E+018</text:p>
          </table:table-cell>
          <table:table-cell table:formula="of:=[.B540]-[.A540]" office:value-type="float" office:value="7483320064" calcext:value-type="float">
            <text:p>7483320064</text:p>
          </table:table-cell>
        </table:table-row>
        <table:table-row table:style-name="ro1">
          <table:table-cell office:value-type="float" office:value="1.59148056160208E+018" calcext:value-type="float">
            <text:p>1.59148056160208E+018</text:p>
          </table:table-cell>
          <table:table-cell office:value-type="float" office:value="1.59148056908539E+018" calcext:value-type="float">
            <text:p>1.59148056908539E+018</text:p>
          </table:table-cell>
          <table:table-cell table:formula="of:=[.B541]-[.A541]" office:value-type="float" office:value="7483310080" calcext:value-type="float">
            <text:p>7483310080</text:p>
          </table:table-cell>
        </table:table-row>
        <table:table-row table:style-name="ro1">
          <table:table-cell office:value-type="float" office:value="1.59148056160208E+018" calcext:value-type="float">
            <text:p>1.59148056160208E+018</text:p>
          </table:table-cell>
          <table:table-cell office:value-type="float" office:value="1.5914805690854E+018" calcext:value-type="float">
            <text:p>1.5914805690854E+018</text:p>
          </table:table-cell>
          <table:table-cell table:formula="of:=[.B542]-[.A542]" office:value-type="float" office:value="7483319808" calcext:value-type="float">
            <text:p>7483319808</text:p>
          </table:table-cell>
        </table:table-row>
        <table:table-row table:style-name="ro1">
          <table:table-cell office:value-type="float" office:value="1.59148056160209E+018" calcext:value-type="float">
            <text:p>1.59148056160209E+018</text:p>
          </table:table-cell>
          <table:table-cell office:value-type="float" office:value="1.5914805690854E+018" calcext:value-type="float">
            <text:p>1.5914805690854E+018</text:p>
          </table:table-cell>
          <table:table-cell table:formula="of:=[.B543]-[.A543]" office:value-type="float" office:value="7483309824" calcext:value-type="float">
            <text:p>7483309824</text:p>
          </table:table-cell>
        </table:table-row>
        <table:table-row table:style-name="ro1">
          <table:table-cell office:value-type="float" office:value="1.59148056160209E+018" calcext:value-type="float">
            <text:p>1.59148056160209E+018</text:p>
          </table:table-cell>
          <table:table-cell office:value-type="float" office:value="1.5914805690854E+018" calcext:value-type="float">
            <text:p>1.5914805690854E+018</text:p>
          </table:table-cell>
          <table:table-cell table:formula="of:=[.B544]-[.A544]" office:value-type="float" office:value="7483309824" calcext:value-type="float">
            <text:p>7483309824</text:p>
          </table:table-cell>
        </table:table-row>
        <table:table-row table:style-name="ro1">
          <table:table-cell office:value-type="float" office:value="1.5914805616021E+018" calcext:value-type="float">
            <text:p>1.5914805616021E+018</text:p>
          </table:table-cell>
          <table:table-cell office:value-type="float" office:value="1.59148056908541E+018" calcext:value-type="float">
            <text:p>1.59148056908541E+018</text:p>
          </table:table-cell>
          <table:table-cell table:formula="of:=[.B545]-[.A545]" office:value-type="float" office:value="7483309824" calcext:value-type="float">
            <text:p>7483309824</text:p>
          </table:table-cell>
        </table:table-row>
        <table:table-row table:style-name="ro1">
          <table:table-cell office:value-type="float" office:value="1.5914805616021E+018" calcext:value-type="float">
            <text:p>1.5914805616021E+018</text:p>
          </table:table-cell>
          <table:table-cell office:value-type="float" office:value="1.59148056908541E+018" calcext:value-type="float">
            <text:p>1.59148056908541E+018</text:p>
          </table:table-cell>
          <table:table-cell table:formula="of:=[.B546]-[.A546]" office:value-type="float" office:value="7483309824" calcext:value-type="float">
            <text:p>7483309824</text:p>
          </table:table-cell>
        </table:table-row>
        <table:table-row table:style-name="ro1">
          <table:table-cell office:value-type="float" office:value="1.59148056160212E+018" calcext:value-type="float">
            <text:p>1.59148056160212E+018</text:p>
          </table:table-cell>
          <table:table-cell office:value-type="float" office:value="1.59148056908619E+018" calcext:value-type="float">
            <text:p>1.59148056908619E+018</text:p>
          </table:table-cell>
          <table:table-cell table:formula="of:=[.B547]-[.A547]" office:value-type="float" office:value="7484069888" calcext:value-type="float">
            <text:p>7484069888</text:p>
          </table:table-cell>
        </table:table-row>
        <table:table-row table:style-name="ro1">
          <table:table-cell office:value-type="float" office:value="1.59148056160213E+018" calcext:value-type="float">
            <text:p>1.59148056160213E+018</text:p>
          </table:table-cell>
          <table:table-cell office:value-type="float" office:value="1.59148056908622E+018" calcext:value-type="float">
            <text:p>1.59148056908622E+018</text:p>
          </table:table-cell>
          <table:table-cell table:formula="of:=[.B548]-[.A548]" office:value-type="float" office:value="7484090112" calcext:value-type="float">
            <text:p>7484090112</text:p>
          </table:table-cell>
        </table:table-row>
        <table:table-row table:style-name="ro1">
          <table:table-cell office:value-type="float" office:value="1.59148056160213E+018" calcext:value-type="float">
            <text:p>1.59148056160213E+018</text:p>
          </table:table-cell>
          <table:table-cell office:value-type="float" office:value="1.59148056908622E+018" calcext:value-type="float">
            <text:p>1.59148056908622E+018</text:p>
          </table:table-cell>
          <table:table-cell table:formula="of:=[.B549]-[.A549]" office:value-type="float" office:value="7484090112" calcext:value-type="float">
            <text:p>7484090112</text:p>
          </table:table-cell>
        </table:table-row>
        <table:table-row table:style-name="ro1">
          <table:table-cell office:value-type="float" office:value="1.59148056160214E+018" calcext:value-type="float">
            <text:p>1.59148056160214E+018</text:p>
          </table:table-cell>
          <table:table-cell office:value-type="float" office:value="1.59148056908623E+018" calcext:value-type="float">
            <text:p>1.59148056908623E+018</text:p>
          </table:table-cell>
          <table:table-cell table:formula="of:=[.B550]-[.A550]" office:value-type="float" office:value="7484089856" calcext:value-type="float">
            <text:p>7484089856</text:p>
          </table:table-cell>
        </table:table-row>
        <table:table-row table:style-name="ro1">
          <table:table-cell office:value-type="float" office:value="1.59148056160214E+018" calcext:value-type="float">
            <text:p>1.59148056160214E+018</text:p>
          </table:table-cell>
          <table:table-cell office:value-type="float" office:value="1.59148056908623E+018" calcext:value-type="float">
            <text:p>1.59148056908623E+018</text:p>
          </table:table-cell>
          <table:table-cell table:formula="of:=[.B551]-[.A551]" office:value-type="float" office:value="7484089856" calcext:value-type="float">
            <text:p>7484089856</text:p>
          </table:table-cell>
        </table:table-row>
        <table:table-row table:style-name="ro1">
          <table:table-cell office:value-type="float" office:value="1.59148056160215E+018" calcext:value-type="float">
            <text:p>1.59148056160215E+018</text:p>
          </table:table-cell>
          <table:table-cell office:value-type="float" office:value="1.59148056908623E+018" calcext:value-type="float">
            <text:p>1.59148056908623E+018</text:p>
          </table:table-cell>
          <table:table-cell table:formula="of:=[.B552]-[.A552]" office:value-type="float" office:value="7484080128" calcext:value-type="float">
            <text:p>7484080128</text:p>
          </table:table-cell>
        </table:table-row>
        <table:table-row table:style-name="ro1">
          <table:table-cell office:value-type="float" office:value="1.59148056160215E+018" calcext:value-type="float">
            <text:p>1.59148056160215E+018</text:p>
          </table:table-cell>
          <table:table-cell office:value-type="float" office:value="1.59148056908624E+018" calcext:value-type="float">
            <text:p>1.59148056908624E+018</text:p>
          </table:table-cell>
          <table:table-cell table:formula="of:=[.B553]-[.A553]" office:value-type="float" office:value="7484090368" calcext:value-type="float">
            <text:p>7484090368</text:p>
          </table:table-cell>
        </table:table-row>
        <table:table-row table:style-name="ro1">
          <table:table-cell office:value-type="float" office:value="1.59148056160216E+018" calcext:value-type="float">
            <text:p>1.59148056160216E+018</text:p>
          </table:table-cell>
          <table:table-cell office:value-type="float" office:value="1.59148056908624E+018" calcext:value-type="float">
            <text:p>1.59148056908624E+018</text:p>
          </table:table-cell>
          <table:table-cell table:formula="of:=[.B554]-[.A554]" office:value-type="float" office:value="7484080128" calcext:value-type="float">
            <text:p>7484080128</text:p>
          </table:table-cell>
        </table:table-row>
        <table:table-row table:style-name="ro1">
          <table:table-cell office:value-type="float" office:value="1.59148056160216E+018" calcext:value-type="float">
            <text:p>1.59148056160216E+018</text:p>
          </table:table-cell>
          <table:table-cell office:value-type="float" office:value="1.59148056908624E+018" calcext:value-type="float">
            <text:p>1.59148056908624E+018</text:p>
          </table:table-cell>
          <table:table-cell table:formula="of:=[.B555]-[.A555]" office:value-type="float" office:value="7484080128" calcext:value-type="float">
            <text:p>7484080128</text:p>
          </table:table-cell>
        </table:table-row>
        <table:table-row table:style-name="ro1">
          <table:table-cell office:value-type="float" office:value="1.59148056160217E+018" calcext:value-type="float">
            <text:p>1.59148056160217E+018</text:p>
          </table:table-cell>
          <table:table-cell office:value-type="float" office:value="1.59148056908625E+018" calcext:value-type="float">
            <text:p>1.59148056908625E+018</text:p>
          </table:table-cell>
          <table:table-cell table:formula="of:=[.B556]-[.A556]" office:value-type="float" office:value="7484080128" calcext:value-type="float">
            <text:p>7484080128</text:p>
          </table:table-cell>
        </table:table-row>
        <table:table-row table:style-name="ro1">
          <table:table-cell office:value-type="float" office:value="1.59148056160217E+018" calcext:value-type="float">
            <text:p>1.59148056160217E+018</text:p>
          </table:table-cell>
          <table:table-cell office:value-type="float" office:value="1.59148056908625E+018" calcext:value-type="float">
            <text:p>1.59148056908625E+018</text:p>
          </table:table-cell>
          <table:table-cell table:formula="of:=[.B557]-[.A557]" office:value-type="float" office:value="7484080128" calcext:value-type="float">
            <text:p>7484080128</text:p>
          </table:table-cell>
        </table:table-row>
        <table:table-row table:style-name="ro1">
          <table:table-cell office:value-type="float" office:value="1.59148056160218E+018" calcext:value-type="float">
            <text:p>1.59148056160218E+018</text:p>
          </table:table-cell>
          <table:table-cell office:value-type="float" office:value="1.59148056908626E+018" calcext:value-type="float">
            <text:p>1.59148056908626E+018</text:p>
          </table:table-cell>
          <table:table-cell table:formula="of:=[.B558]-[.A558]" office:value-type="float" office:value="7484080128" calcext:value-type="float">
            <text:p>7484080128</text:p>
          </table:table-cell>
        </table:table-row>
        <table:table-row table:style-name="ro1">
          <table:table-cell office:value-type="float" office:value="1.59148056160218E+018" calcext:value-type="float">
            <text:p>1.59148056160218E+018</text:p>
          </table:table-cell>
          <table:table-cell office:value-type="float" office:value="1.59148056908626E+018" calcext:value-type="float">
            <text:p>1.59148056908626E+018</text:p>
          </table:table-cell>
          <table:table-cell table:formula="of:=[.B559]-[.A559]" office:value-type="float" office:value="7484080128" calcext:value-type="float">
            <text:p>7484080128</text:p>
          </table:table-cell>
        </table:table-row>
        <table:table-row table:style-name="ro1">
          <table:table-cell office:value-type="float" office:value="1.59148056160219E+018" calcext:value-type="float">
            <text:p>1.59148056160219E+018</text:p>
          </table:table-cell>
          <table:table-cell office:value-type="float" office:value="1.59148056908626E+018" calcext:value-type="float">
            <text:p>1.59148056908626E+018</text:p>
          </table:table-cell>
          <table:table-cell table:formula="of:=[.B560]-[.A560]" office:value-type="float" office:value="7484070400" calcext:value-type="float">
            <text:p>7484070400</text:p>
          </table:table-cell>
        </table:table-row>
        <table:table-row table:style-name="ro1">
          <table:table-cell office:value-type="float" office:value="1.59148056160219E+018" calcext:value-type="float">
            <text:p>1.59148056160219E+018</text:p>
          </table:table-cell>
          <table:table-cell office:value-type="float" office:value="1.59148056908627E+018" calcext:value-type="float">
            <text:p>1.59148056908627E+018</text:p>
          </table:table-cell>
          <table:table-cell table:formula="of:=[.B561]-[.A561]" office:value-type="float" office:value="7484080128" calcext:value-type="float">
            <text:p>7484080128</text:p>
          </table:table-cell>
        </table:table-row>
        <table:table-row table:style-name="ro1">
          <table:table-cell office:value-type="float" office:value="1.5914805616022E+018" calcext:value-type="float">
            <text:p>1.5914805616022E+018</text:p>
          </table:table-cell>
          <table:table-cell office:value-type="float" office:value="1.59148056908627E+018" calcext:value-type="float">
            <text:p>1.59148056908627E+018</text:p>
          </table:table-cell>
          <table:table-cell table:formula="of:=[.B562]-[.A562]" office:value-type="float" office:value="7484069888" calcext:value-type="float">
            <text:p>7484069888</text:p>
          </table:table-cell>
        </table:table-row>
        <table:table-row table:style-name="ro1">
          <table:table-cell office:value-type="float" office:value="1.5914805616022E+018" calcext:value-type="float">
            <text:p>1.5914805616022E+018</text:p>
          </table:table-cell>
          <table:table-cell office:value-type="float" office:value="1.59148056908627E+018" calcext:value-type="float">
            <text:p>1.59148056908627E+018</text:p>
          </table:table-cell>
          <table:table-cell table:formula="of:=[.B563]-[.A563]" office:value-type="float" office:value="7484069888" calcext:value-type="float">
            <text:p>7484069888</text:p>
          </table:table-cell>
        </table:table-row>
        <table:table-row table:style-name="ro1">
          <table:table-cell office:value-type="float" office:value="1.59148056160221E+018" calcext:value-type="float">
            <text:p>1.59148056160221E+018</text:p>
          </table:table-cell>
          <table:table-cell office:value-type="float" office:value="1.59148056908628E+018" calcext:value-type="float">
            <text:p>1.59148056908628E+018</text:p>
          </table:table-cell>
          <table:table-cell table:formula="of:=[.B564]-[.A564]" office:value-type="float" office:value="7484070400" calcext:value-type="float">
            <text:p>7484070400</text:p>
          </table:table-cell>
        </table:table-row>
        <table:table-row table:style-name="ro1">
          <table:table-cell office:value-type="float" office:value="1.59148056160221E+018" calcext:value-type="float">
            <text:p>1.59148056160221E+018</text:p>
          </table:table-cell>
          <table:table-cell office:value-type="float" office:value="1.59148056908628E+018" calcext:value-type="float">
            <text:p>1.59148056908628E+018</text:p>
          </table:table-cell>
          <table:table-cell table:formula="of:=[.B565]-[.A565]" office:value-type="float" office:value="7484070400" calcext:value-type="float">
            <text:p>7484070400</text:p>
          </table:table-cell>
        </table:table-row>
        <table:table-row table:style-name="ro1">
          <table:table-cell office:value-type="float" office:value="1.59148056160222E+018" calcext:value-type="float">
            <text:p>1.59148056160222E+018</text:p>
          </table:table-cell>
          <table:table-cell office:value-type="float" office:value="1.59148056908628E+018" calcext:value-type="float">
            <text:p>1.59148056908628E+018</text:p>
          </table:table-cell>
          <table:table-cell table:formula="of:=[.B566]-[.A566]" office:value-type="float" office:value="7484060160" calcext:value-type="float">
            <text:p>7484060160</text:p>
          </table:table-cell>
        </table:table-row>
        <table:table-row table:style-name="ro1">
          <table:table-cell office:value-type="float" office:value="1.59148056160222E+018" calcext:value-type="float">
            <text:p>1.59148056160222E+018</text:p>
          </table:table-cell>
          <table:table-cell office:value-type="float" office:value="1.59148056908629E+018" calcext:value-type="float">
            <text:p>1.59148056908629E+018</text:p>
          </table:table-cell>
          <table:table-cell table:formula="of:=[.B567]-[.A567]" office:value-type="float" office:value="7484069888" calcext:value-type="float">
            <text:p>7484069888</text:p>
          </table:table-cell>
        </table:table-row>
        <table:table-row table:style-name="ro1">
          <table:table-cell office:value-type="float" office:value="1.59148056160223E+018" calcext:value-type="float">
            <text:p>1.59148056160223E+018</text:p>
          </table:table-cell>
          <table:table-cell office:value-type="float" office:value="1.59148056908629E+018" calcext:value-type="float">
            <text:p>1.59148056908629E+018</text:p>
          </table:table-cell>
          <table:table-cell table:formula="of:=[.B568]-[.A568]" office:value-type="float" office:value="7484060160" calcext:value-type="float">
            <text:p>7484060160</text:p>
          </table:table-cell>
        </table:table-row>
        <table:table-row table:style-name="ro1">
          <table:table-cell office:value-type="float" office:value="1.59148056160223E+018" calcext:value-type="float">
            <text:p>1.59148056160223E+018</text:p>
          </table:table-cell>
          <table:table-cell office:value-type="float" office:value="1.5914805690863E+018" calcext:value-type="float">
            <text:p>1.5914805690863E+018</text:p>
          </table:table-cell>
          <table:table-cell table:formula="of:=[.B569]-[.A569]" office:value-type="float" office:value="7484070400" calcext:value-type="float">
            <text:p>7484070400</text:p>
          </table:table-cell>
        </table:table-row>
        <table:table-row table:style-name="ro1">
          <table:table-cell office:value-type="float" office:value="1.59148056160224E+018" calcext:value-type="float">
            <text:p>1.59148056160224E+018</text:p>
          </table:table-cell>
          <table:table-cell office:value-type="float" office:value="1.5914805690863E+018" calcext:value-type="float">
            <text:p>1.5914805690863E+018</text:p>
          </table:table-cell>
          <table:table-cell table:formula="of:=[.B570]-[.A570]" office:value-type="float" office:value="7484060160" calcext:value-type="float">
            <text:p>7484060160</text:p>
          </table:table-cell>
        </table:table-row>
        <table:table-row table:style-name="ro1">
          <table:table-cell office:value-type="float" office:value="1.59148056160224E+018" calcext:value-type="float">
            <text:p>1.59148056160224E+018</text:p>
          </table:table-cell>
          <table:table-cell office:value-type="float" office:value="1.5914805690863E+018" calcext:value-type="float">
            <text:p>1.5914805690863E+018</text:p>
          </table:table-cell>
          <table:table-cell table:formula="of:=[.B571]-[.A571]" office:value-type="float" office:value="7484060160" calcext:value-type="float">
            <text:p>7484060160</text:p>
          </table:table-cell>
        </table:table-row>
        <table:table-row table:style-name="ro1">
          <table:table-cell office:value-type="float" office:value="1.59148056160225E+018" calcext:value-type="float">
            <text:p>1.59148056160225E+018</text:p>
          </table:table-cell>
          <table:table-cell office:value-type="float" office:value="1.59148056908631E+018" calcext:value-type="float">
            <text:p>1.59148056908631E+018</text:p>
          </table:table-cell>
          <table:table-cell table:formula="of:=[.B572]-[.A572]" office:value-type="float" office:value="7484059904" calcext:value-type="float">
            <text:p>7484059904</text:p>
          </table:table-cell>
        </table:table-row>
        <table:table-row table:style-name="ro1">
          <table:table-cell office:value-type="float" office:value="1.59148056160225E+018" calcext:value-type="float">
            <text:p>1.59148056160225E+018</text:p>
          </table:table-cell>
          <table:table-cell office:value-type="float" office:value="1.59148056908631E+018" calcext:value-type="float">
            <text:p>1.59148056908631E+018</text:p>
          </table:table-cell>
          <table:table-cell table:formula="of:=[.B573]-[.A573]" office:value-type="float" office:value="7484059904" calcext:value-type="float">
            <text:p>7484059904</text:p>
          </table:table-cell>
        </table:table-row>
        <table:table-row table:style-name="ro1">
          <table:table-cell office:value-type="float" office:value="1.59148056160226E+018" calcext:value-type="float">
            <text:p>1.59148056160226E+018</text:p>
          </table:table-cell>
          <table:table-cell office:value-type="float" office:value="1.59148056908631E+018" calcext:value-type="float">
            <text:p>1.59148056908631E+018</text:p>
          </table:table-cell>
          <table:table-cell table:formula="of:=[.B574]-[.A574]" office:value-type="float" office:value="7484049920" calcext:value-type="float">
            <text:p>7484049920</text:p>
          </table:table-cell>
        </table:table-row>
        <table:table-row table:style-name="ro1">
          <table:table-cell office:value-type="float" office:value="1.59148056160226E+018" calcext:value-type="float">
            <text:p>1.59148056160226E+018</text:p>
          </table:table-cell>
          <table:table-cell office:value-type="float" office:value="1.59148056908632E+018" calcext:value-type="float">
            <text:p>1.59148056908632E+018</text:p>
          </table:table-cell>
          <table:table-cell table:formula="of:=[.B575]-[.A575]" office:value-type="float" office:value="7484060160" calcext:value-type="float">
            <text:p>7484060160</text:p>
          </table:table-cell>
        </table:table-row>
        <table:table-row table:style-name="ro1">
          <table:table-cell office:value-type="float" office:value="1.59148056160227E+018" calcext:value-type="float">
            <text:p>1.59148056160227E+018</text:p>
          </table:table-cell>
          <table:table-cell office:value-type="float" office:value="1.59148056908632E+018" calcext:value-type="float">
            <text:p>1.59148056908632E+018</text:p>
          </table:table-cell>
          <table:table-cell table:formula="of:=[.B576]-[.A576]" office:value-type="float" office:value="7484050176" calcext:value-type="float">
            <text:p>7484050176</text:p>
          </table:table-cell>
        </table:table-row>
        <table:table-row table:style-name="ro1">
          <table:table-cell office:value-type="float" office:value="1.59148056160227E+018" calcext:value-type="float">
            <text:p>1.59148056160227E+018</text:p>
          </table:table-cell>
          <table:table-cell office:value-type="float" office:value="1.59148056908632E+018" calcext:value-type="float">
            <text:p>1.59148056908632E+018</text:p>
          </table:table-cell>
          <table:table-cell table:formula="of:=[.B577]-[.A577]" office:value-type="float" office:value="7484050176" calcext:value-type="float">
            <text:p>7484050176</text:p>
          </table:table-cell>
        </table:table-row>
        <table:table-row table:style-name="ro1">
          <table:table-cell office:value-type="float" office:value="1.59148056160228E+018" calcext:value-type="float">
            <text:p>1.59148056160228E+018</text:p>
          </table:table-cell>
          <table:table-cell office:value-type="float" office:value="1.59148056908633E+018" calcext:value-type="float">
            <text:p>1.59148056908633E+018</text:p>
          </table:table-cell>
          <table:table-cell table:formula="of:=[.B578]-[.A578]" office:value-type="float" office:value="7484049920" calcext:value-type="float">
            <text:p>7484049920</text:p>
          </table:table-cell>
        </table:table-row>
        <table:table-row table:style-name="ro1">
          <table:table-cell office:value-type="float" office:value="1.59148056160228E+018" calcext:value-type="float">
            <text:p>1.59148056160228E+018</text:p>
          </table:table-cell>
          <table:table-cell office:value-type="float" office:value="1.59148056908633E+018" calcext:value-type="float">
            <text:p>1.59148056908633E+018</text:p>
          </table:table-cell>
          <table:table-cell table:formula="of:=[.B579]-[.A579]" office:value-type="float" office:value="7484049920" calcext:value-type="float">
            <text:p>7484049920</text:p>
          </table:table-cell>
        </table:table-row>
        <table:table-row table:style-name="ro1">
          <table:table-cell office:value-type="float" office:value="1.59148056160229E+018" calcext:value-type="float">
            <text:p>1.59148056160229E+018</text:p>
          </table:table-cell>
          <table:table-cell office:value-type="float" office:value="1.59148056908634E+018" calcext:value-type="float">
            <text:p>1.59148056908634E+018</text:p>
          </table:table-cell>
          <table:table-cell table:formula="of:=[.B580]-[.A580]" office:value-type="float" office:value="7484050176" calcext:value-type="float">
            <text:p>7484050176</text:p>
          </table:table-cell>
        </table:table-row>
        <table:table-row table:style-name="ro1">
          <table:table-cell office:value-type="float" office:value="1.59148056160229E+018" calcext:value-type="float">
            <text:p>1.59148056160229E+018</text:p>
          </table:table-cell>
          <table:table-cell office:value-type="float" office:value="1.59148056908634E+018" calcext:value-type="float">
            <text:p>1.59148056908634E+018</text:p>
          </table:table-cell>
          <table:table-cell table:formula="of:=[.B581]-[.A581]" office:value-type="float" office:value="7484050176" calcext:value-type="float">
            <text:p>7484050176</text:p>
          </table:table-cell>
        </table:table-row>
        <table:table-row table:style-name="ro1">
          <table:table-cell office:value-type="float" office:value="1.5914805616023E+018" calcext:value-type="float">
            <text:p>1.5914805616023E+018</text:p>
          </table:table-cell>
          <table:table-cell office:value-type="float" office:value="1.59148056908634E+018" calcext:value-type="float">
            <text:p>1.59148056908634E+018</text:p>
          </table:table-cell>
          <table:table-cell table:formula="of:=[.B582]-[.A582]" office:value-type="float" office:value="7484040192" calcext:value-type="float">
            <text:p>7484040192</text:p>
          </table:table-cell>
        </table:table-row>
        <table:table-row table:style-name="ro1">
          <table:table-cell office:value-type="float" office:value="1.5914805616023E+018" calcext:value-type="float">
            <text:p>1.5914805616023E+018</text:p>
          </table:table-cell>
          <table:table-cell office:value-type="float" office:value="1.59148056908635E+018" calcext:value-type="float">
            <text:p>1.59148056908635E+018</text:p>
          </table:table-cell>
          <table:table-cell table:formula="of:=[.B583]-[.A583]" office:value-type="float" office:value="7484050176" calcext:value-type="float">
            <text:p>7484050176</text:p>
          </table:table-cell>
        </table:table-row>
        <table:table-row table:style-name="ro1">
          <table:table-cell office:value-type="float" office:value="1.59148056160231E+018" calcext:value-type="float">
            <text:p>1.59148056160231E+018</text:p>
          </table:table-cell>
          <table:table-cell office:value-type="float" office:value="1.59148056908635E+018" calcext:value-type="float">
            <text:p>1.59148056908635E+018</text:p>
          </table:table-cell>
          <table:table-cell table:formula="of:=[.B584]-[.A584]" office:value-type="float" office:value="7484040192" calcext:value-type="float">
            <text:p>7484040192</text:p>
          </table:table-cell>
        </table:table-row>
        <table:table-row table:style-name="ro1">
          <table:table-cell office:value-type="float" office:value="1.59148056160232E+018" calcext:value-type="float">
            <text:p>1.59148056160232E+018</text:p>
          </table:table-cell>
          <table:table-cell office:value-type="float" office:value="1.59148056908635E+018" calcext:value-type="float">
            <text:p>1.59148056908635E+018</text:p>
          </table:table-cell>
          <table:table-cell table:formula="of:=[.B585]-[.A585]" office:value-type="float" office:value="7484030208" calcext:value-type="float">
            <text:p>7484030208</text:p>
          </table:table-cell>
        </table:table-row>
        <table:table-row table:style-name="ro1">
          <table:table-cell office:value-type="float" office:value="1.59148056160232E+018" calcext:value-type="float">
            <text:p>1.59148056160232E+018</text:p>
          </table:table-cell>
          <table:table-cell office:value-type="float" office:value="1.59148056908636E+018" calcext:value-type="float">
            <text:p>1.59148056908636E+018</text:p>
          </table:table-cell>
          <table:table-cell table:formula="of:=[.B586]-[.A586]" office:value-type="float" office:value="7484040192" calcext:value-type="float">
            <text:p>7484040192</text:p>
          </table:table-cell>
        </table:table-row>
        <table:table-row table:style-name="ro1">
          <table:table-cell office:value-type="float" office:value="1.59148056160233E+018" calcext:value-type="float">
            <text:p>1.59148056160233E+018</text:p>
          </table:table-cell>
          <table:table-cell office:value-type="float" office:value="1.59148056908636E+018" calcext:value-type="float">
            <text:p>1.59148056908636E+018</text:p>
          </table:table-cell>
          <table:table-cell table:formula="of:=[.B587]-[.A587]" office:value-type="float" office:value="7484030208" calcext:value-type="float">
            <text:p>7484030208</text:p>
          </table:table-cell>
        </table:table-row>
        <table:table-row table:style-name="ro1">
          <table:table-cell office:value-type="float" office:value="1.59148056160233E+018" calcext:value-type="float">
            <text:p>1.59148056160233E+018</text:p>
          </table:table-cell>
          <table:table-cell office:value-type="float" office:value="1.59148056908636E+018" calcext:value-type="float">
            <text:p>1.59148056908636E+018</text:p>
          </table:table-cell>
          <table:table-cell table:formula="of:=[.B588]-[.A588]" office:value-type="float" office:value="7484030208" calcext:value-type="float">
            <text:p>7484030208</text:p>
          </table:table-cell>
        </table:table-row>
        <table:table-row table:style-name="ro1">
          <table:table-cell office:value-type="float" office:value="1.59148056160234E+018" calcext:value-type="float">
            <text:p>1.59148056160234E+018</text:p>
          </table:table-cell>
          <table:table-cell office:value-type="float" office:value="1.59148056908637E+018" calcext:value-type="float">
            <text:p>1.59148056908637E+018</text:p>
          </table:table-cell>
          <table:table-cell table:formula="of:=[.B589]-[.A589]" office:value-type="float" office:value="7484029952" calcext:value-type="float">
            <text:p>7484029952</text:p>
          </table:table-cell>
        </table:table-row>
        <table:table-row table:style-name="ro1">
          <table:table-cell office:value-type="float" office:value="1.59148056160234E+018" calcext:value-type="float">
            <text:p>1.59148056160234E+018</text:p>
          </table:table-cell>
          <table:table-cell office:value-type="float" office:value="1.59148056908637E+018" calcext:value-type="float">
            <text:p>1.59148056908637E+018</text:p>
          </table:table-cell>
          <table:table-cell table:formula="of:=[.B590]-[.A590]" office:value-type="float" office:value="7484029952" calcext:value-type="float">
            <text:p>7484029952</text:p>
          </table:table-cell>
        </table:table-row>
        <table:table-row table:style-name="ro1">
          <table:table-cell office:value-type="float" office:value="1.59148056160235E+018" calcext:value-type="float">
            <text:p>1.59148056160235E+018</text:p>
          </table:table-cell>
          <table:table-cell office:value-type="float" office:value="1.59148056908638E+018" calcext:value-type="float">
            <text:p>1.59148056908638E+018</text:p>
          </table:table-cell>
          <table:table-cell table:formula="of:=[.B591]-[.A591]" office:value-type="float" office:value="7484029952" calcext:value-type="float">
            <text:p>7484029952</text:p>
          </table:table-cell>
        </table:table-row>
        <table:table-row table:style-name="ro1">
          <table:table-cell office:value-type="float" office:value="1.59148056160235E+018" calcext:value-type="float">
            <text:p>1.59148056160235E+018</text:p>
          </table:table-cell>
          <table:table-cell office:value-type="float" office:value="1.59148056908638E+018" calcext:value-type="float">
            <text:p>1.59148056908638E+018</text:p>
          </table:table-cell>
          <table:table-cell table:formula="of:=[.B592]-[.A592]" office:value-type="float" office:value="7484029952" calcext:value-type="float">
            <text:p>7484029952</text:p>
          </table:table-cell>
        </table:table-row>
        <table:table-row table:style-name="ro1">
          <table:table-cell office:value-type="float" office:value="1.59148056160236E+018" calcext:value-type="float">
            <text:p>1.59148056160236E+018</text:p>
          </table:table-cell>
          <table:table-cell office:value-type="float" office:value="1.59148056908638E+018" calcext:value-type="float">
            <text:p>1.59148056908638E+018</text:p>
          </table:table-cell>
          <table:table-cell table:formula="of:=[.B593]-[.A593]" office:value-type="float" office:value="7484019968" calcext:value-type="float">
            <text:p>7484019968</text:p>
          </table:table-cell>
        </table:table-row>
        <table:table-row table:style-name="ro1">
          <table:table-cell office:value-type="float" office:value="1.59148056160236E+018" calcext:value-type="float">
            <text:p>1.59148056160236E+018</text:p>
          </table:table-cell>
          <table:table-cell office:value-type="float" office:value="1.59148056908639E+018" calcext:value-type="float">
            <text:p>1.59148056908639E+018</text:p>
          </table:table-cell>
          <table:table-cell table:formula="of:=[.B594]-[.A594]" office:value-type="float" office:value="7484029952" calcext:value-type="float">
            <text:p>7484029952</text:p>
          </table:table-cell>
        </table:table-row>
        <table:table-row table:style-name="ro1">
          <table:table-cell office:value-type="float" office:value="1.59148056160237E+018" calcext:value-type="float">
            <text:p>1.59148056160237E+018</text:p>
          </table:table-cell>
          <table:table-cell office:value-type="float" office:value="1.59148056908639E+018" calcext:value-type="float">
            <text:p>1.59148056908639E+018</text:p>
          </table:table-cell>
          <table:table-cell table:formula="of:=[.B595]-[.A595]" office:value-type="float" office:value="7484019968" calcext:value-type="float">
            <text:p>7484019968</text:p>
          </table:table-cell>
        </table:table-row>
        <table:table-row table:style-name="ro1">
          <table:table-cell office:value-type="float" office:value="1.59148056160237E+018" calcext:value-type="float">
            <text:p>1.59148056160237E+018</text:p>
          </table:table-cell>
          <table:table-cell office:value-type="float" office:value="1.59148056908639E+018" calcext:value-type="float">
            <text:p>1.59148056908639E+018</text:p>
          </table:table-cell>
          <table:table-cell table:formula="of:=[.B596]-[.A596]" office:value-type="float" office:value="7484019968" calcext:value-type="float">
            <text:p>7484019968</text:p>
          </table:table-cell>
        </table:table-row>
        <table:table-row table:style-name="ro1">
          <table:table-cell office:value-type="float" office:value="1.59148056160238E+018" calcext:value-type="float">
            <text:p>1.59148056160238E+018</text:p>
          </table:table-cell>
          <table:table-cell office:value-type="float" office:value="1.5914805690864E+018" calcext:value-type="float">
            <text:p>1.5914805690864E+018</text:p>
          </table:table-cell>
          <table:table-cell table:formula="of:=[.B597]-[.A597]" office:value-type="float" office:value="7484019968" calcext:value-type="float">
            <text:p>7484019968</text:p>
          </table:table-cell>
        </table:table-row>
        <table:table-row table:style-name="ro1">
          <table:table-cell office:value-type="float" office:value="1.59148056160238E+018" calcext:value-type="float">
            <text:p>1.59148056160238E+018</text:p>
          </table:table-cell>
          <table:table-cell office:value-type="float" office:value="1.5914805690864E+018" calcext:value-type="float">
            <text:p>1.5914805690864E+018</text:p>
          </table:table-cell>
          <table:table-cell table:formula="of:=[.B598]-[.A598]" office:value-type="float" office:value="7484019968" calcext:value-type="float">
            <text:p>7484019968</text:p>
          </table:table-cell>
        </table:table-row>
        <table:table-row table:style-name="ro1">
          <table:table-cell office:value-type="float" office:value="1.59148056160239E+018" calcext:value-type="float">
            <text:p>1.59148056160239E+018</text:p>
          </table:table-cell>
          <table:table-cell office:value-type="float" office:value="1.5914805690864E+018" calcext:value-type="float">
            <text:p>1.5914805690864E+018</text:p>
          </table:table-cell>
          <table:table-cell table:formula="of:=[.B599]-[.A599]" office:value-type="float" office:value="7484009728" calcext:value-type="float">
            <text:p>7484009728</text:p>
          </table:table-cell>
        </table:table-row>
        <table:table-row table:style-name="ro1">
          <table:table-cell office:value-type="float" office:value="1.59148056160239E+018" calcext:value-type="float">
            <text:p>1.59148056160239E+018</text:p>
          </table:table-cell>
          <table:table-cell office:value-type="float" office:value="1.59148056908641E+018" calcext:value-type="float">
            <text:p>1.59148056908641E+018</text:p>
          </table:table-cell>
          <table:table-cell table:formula="of:=[.B600]-[.A600]" office:value-type="float" office:value="7484019712" calcext:value-type="float">
            <text:p>7484019712</text:p>
          </table:table-cell>
        </table:table-row>
        <table:table-row table:style-name="ro1">
          <table:table-cell office:value-type="float" office:value="1.5914805616024E+018" calcext:value-type="float">
            <text:p>1.5914805616024E+018</text:p>
          </table:table-cell>
          <table:table-cell office:value-type="float" office:value="1.59148056908641E+018" calcext:value-type="float">
            <text:p>1.59148056908641E+018</text:p>
          </table:table-cell>
          <table:table-cell table:formula="of:=[.B601]-[.A601]" office:value-type="float" office:value="7484009984" calcext:value-type="float">
            <text:p>7484009984</text:p>
          </table:table-cell>
        </table:table-row>
        <table:table-row table:style-name="ro1">
          <table:table-cell office:value-type="float" office:value="1.5914805616024E+018" calcext:value-type="float">
            <text:p>1.5914805616024E+018</text:p>
          </table:table-cell>
          <table:table-cell office:value-type="float" office:value="1.59148056908642E+018" calcext:value-type="float">
            <text:p>1.59148056908642E+018</text:p>
          </table:table-cell>
          <table:table-cell table:formula="of:=[.B602]-[.A602]" office:value-type="float" office:value="7484019968" calcext:value-type="float">
            <text:p>7484019968</text:p>
          </table:table-cell>
        </table:table-row>
        <table:table-row table:style-name="ro1">
          <table:table-cell office:value-type="float" office:value="1.59148056160241E+018" calcext:value-type="float">
            <text:p>1.59148056160241E+018</text:p>
          </table:table-cell>
          <table:table-cell office:value-type="float" office:value="1.59148056908642E+018" calcext:value-type="float">
            <text:p>1.59148056908642E+018</text:p>
          </table:table-cell>
          <table:table-cell table:formula="of:=[.B603]-[.A603]" office:value-type="float" office:value="7484009728" calcext:value-type="float">
            <text:p>7484009728</text:p>
          </table:table-cell>
        </table:table-row>
        <table:table-row table:style-name="ro1">
          <table:table-cell office:value-type="float" office:value="1.59148056160241E+018" calcext:value-type="float">
            <text:p>1.59148056160241E+018</text:p>
          </table:table-cell>
          <table:table-cell office:value-type="float" office:value="1.59148056908642E+018" calcext:value-type="float">
            <text:p>1.59148056908642E+018</text:p>
          </table:table-cell>
          <table:table-cell table:formula="of:=[.B604]-[.A604]" office:value-type="float" office:value="7484009728" calcext:value-type="float">
            <text:p>7484009728</text:p>
          </table:table-cell>
        </table:table-row>
        <table:table-row table:style-name="ro1">
          <table:table-cell office:value-type="float" office:value="1.59148056160242E+018" calcext:value-type="float">
            <text:p>1.59148056160242E+018</text:p>
          </table:table-cell>
          <table:table-cell office:value-type="float" office:value="1.59148056908643E+018" calcext:value-type="float">
            <text:p>1.59148056908643E+018</text:p>
          </table:table-cell>
          <table:table-cell table:formula="of:=[.B605]-[.A605]" office:value-type="float" office:value="7484009984" calcext:value-type="float">
            <text:p>7484009984</text:p>
          </table:table-cell>
        </table:table-row>
        <table:table-row table:style-name="ro1">
          <table:table-cell office:value-type="float" office:value="1.59148056160242E+018" calcext:value-type="float">
            <text:p>1.59148056160242E+018</text:p>
          </table:table-cell>
          <table:table-cell office:value-type="float" office:value="1.59148056908643E+018" calcext:value-type="float">
            <text:p>1.59148056908643E+018</text:p>
          </table:table-cell>
          <table:table-cell table:formula="of:=[.B606]-[.A606]" office:value-type="float" office:value="7484009984" calcext:value-type="float">
            <text:p>7484009984</text:p>
          </table:table-cell>
        </table:table-row>
        <table:table-row table:style-name="ro1">
          <table:table-cell office:value-type="float" office:value="1.59148056160243E+018" calcext:value-type="float">
            <text:p>1.59148056160243E+018</text:p>
          </table:table-cell>
          <table:table-cell office:value-type="float" office:value="1.59148056908643E+018" calcext:value-type="float">
            <text:p>1.59148056908643E+018</text:p>
          </table:table-cell>
          <table:table-cell table:formula="of:=[.B607]-[.A607]" office:value-type="float" office:value="7483999744" calcext:value-type="float">
            <text:p>7483999744</text:p>
          </table:table-cell>
        </table:table-row>
        <table:table-row table:style-name="ro1">
          <table:table-cell office:value-type="float" office:value="1.59148056160243E+018" calcext:value-type="float">
            <text:p>1.59148056160243E+018</text:p>
          </table:table-cell>
          <table:table-cell office:value-type="float" office:value="1.59148056908644E+018" calcext:value-type="float">
            <text:p>1.59148056908644E+018</text:p>
          </table:table-cell>
          <table:table-cell table:formula="of:=[.B608]-[.A608]" office:value-type="float" office:value="7484009728" calcext:value-type="float">
            <text:p>7484009728</text:p>
          </table:table-cell>
        </table:table-row>
        <table:table-row table:style-name="ro1">
          <table:table-cell office:value-type="float" office:value="1.59148056160244E+018" calcext:value-type="float">
            <text:p>1.59148056160244E+018</text:p>
          </table:table-cell>
          <table:table-cell office:value-type="float" office:value="1.59148056908644E+018" calcext:value-type="float">
            <text:p>1.59148056908644E+018</text:p>
          </table:table-cell>
          <table:table-cell table:formula="of:=[.B609]-[.A609]" office:value-type="float" office:value="7484000000" calcext:value-type="float">
            <text:p>7484000000</text:p>
          </table:table-cell>
        </table:table-row>
        <table:table-row table:style-name="ro1">
          <table:table-cell office:value-type="float" office:value="1.59148056160244E+018" calcext:value-type="float">
            <text:p>1.59148056160244E+018</text:p>
          </table:table-cell>
          <table:table-cell office:value-type="float" office:value="1.59148056908645E+018" calcext:value-type="float">
            <text:p>1.59148056908645E+018</text:p>
          </table:table-cell>
          <table:table-cell table:formula="of:=[.B610]-[.A610]" office:value-type="float" office:value="7484009984" calcext:value-type="float">
            <text:p>7484009984</text:p>
          </table:table-cell>
        </table:table-row>
        <table:table-row table:style-name="ro1">
          <table:table-cell office:value-type="float" office:value="1.59148056160245E+018" calcext:value-type="float">
            <text:p>1.59148056160245E+018</text:p>
          </table:table-cell>
          <table:table-cell office:value-type="float" office:value="1.59148056908645E+018" calcext:value-type="float">
            <text:p>1.59148056908645E+018</text:p>
          </table:table-cell>
          <table:table-cell table:formula="of:=[.B611]-[.A611]" office:value-type="float" office:value="7483999744" calcext:value-type="float">
            <text:p>7483999744</text:p>
          </table:table-cell>
        </table:table-row>
        <table:table-row table:style-name="ro1">
          <table:table-cell office:value-type="float" office:value="1.59148056160245E+018" calcext:value-type="float">
            <text:p>1.59148056160245E+018</text:p>
          </table:table-cell>
          <table:table-cell office:value-type="float" office:value="1.59148056908645E+018" calcext:value-type="float">
            <text:p>1.59148056908645E+018</text:p>
          </table:table-cell>
          <table:table-cell table:formula="of:=[.B612]-[.A612]" office:value-type="float" office:value="7483999744" calcext:value-type="float">
            <text:p>7483999744</text:p>
          </table:table-cell>
        </table:table-row>
        <table:table-row table:style-name="ro1">
          <table:table-cell office:value-type="float" office:value="1.59148056160246E+018" calcext:value-type="float">
            <text:p>1.59148056160246E+018</text:p>
          </table:table-cell>
          <table:table-cell office:value-type="float" office:value="1.59148056908646E+018" calcext:value-type="float">
            <text:p>1.59148056908646E+018</text:p>
          </table:table-cell>
          <table:table-cell table:formula="of:=[.B613]-[.A613]" office:value-type="float" office:value="7484000000" calcext:value-type="float">
            <text:p>7484000000</text:p>
          </table:table-cell>
        </table:table-row>
        <table:table-row table:style-name="ro1">
          <table:table-cell office:value-type="float" office:value="1.59148056160246E+018" calcext:value-type="float">
            <text:p>1.59148056160246E+018</text:p>
          </table:table-cell>
          <table:table-cell office:value-type="float" office:value="1.59148056908646E+018" calcext:value-type="float">
            <text:p>1.59148056908646E+018</text:p>
          </table:table-cell>
          <table:table-cell table:formula="of:=[.B614]-[.A614]" office:value-type="float" office:value="7484000000" calcext:value-type="float">
            <text:p>7484000000</text:p>
          </table:table-cell>
        </table:table-row>
        <table:table-row table:style-name="ro1">
          <table:table-cell office:value-type="float" office:value="1.59148056160247E+018" calcext:value-type="float">
            <text:p>1.59148056160247E+018</text:p>
          </table:table-cell>
          <table:table-cell office:value-type="float" office:value="1.59148056908646E+018" calcext:value-type="float">
            <text:p>1.59148056908646E+018</text:p>
          </table:table-cell>
          <table:table-cell table:formula="of:=[.B615]-[.A615]" office:value-type="float" office:value="7483989760" calcext:value-type="float">
            <text:p>7483989760</text:p>
          </table:table-cell>
        </table:table-row>
        <table:table-row table:style-name="ro1">
          <table:table-cell office:value-type="float" office:value="1.59148056160247E+018" calcext:value-type="float">
            <text:p>1.59148056160247E+018</text:p>
          </table:table-cell>
          <table:table-cell office:value-type="float" office:value="1.59148056908647E+018" calcext:value-type="float">
            <text:p>1.59148056908647E+018</text:p>
          </table:table-cell>
          <table:table-cell table:formula="of:=[.B616]-[.A616]" office:value-type="float" office:value="7483999744" calcext:value-type="float">
            <text:p>7483999744</text:p>
          </table:table-cell>
        </table:table-row>
        <table:table-row table:style-name="ro1">
          <table:table-cell office:value-type="float" office:value="1.5914805616025E+018" calcext:value-type="float">
            <text:p>1.5914805616025E+018</text:p>
          </table:table-cell>
          <table:table-cell office:value-type="float" office:value="1.59148056908652E+018" calcext:value-type="float">
            <text:p>1.59148056908652E+018</text:p>
          </table:table-cell>
          <table:table-cell table:formula="of:=[.B617]-[.A617]" office:value-type="float" office:value="7484019712" calcext:value-type="float">
            <text:p>7484019712</text:p>
          </table:table-cell>
        </table:table-row>
        <table:table-row table:style-name="ro1">
          <table:table-cell office:value-type="float" office:value="1.59148056160251E+018" calcext:value-type="float">
            <text:p>1.59148056160251E+018</text:p>
          </table:table-cell>
          <table:table-cell office:value-type="float" office:value="1.59148056908652E+018" calcext:value-type="float">
            <text:p>1.59148056908652E+018</text:p>
          </table:table-cell>
          <table:table-cell table:formula="of:=[.B618]-[.A618]" office:value-type="float" office:value="7484009728" calcext:value-type="float">
            <text:p>7484009728</text:p>
          </table:table-cell>
        </table:table-row>
        <table:table-row table:style-name="ro1">
          <table:table-cell office:value-type="float" office:value="1.59148056160251E+018" calcext:value-type="float">
            <text:p>1.59148056160251E+018</text:p>
          </table:table-cell>
          <table:table-cell office:value-type="float" office:value="1.59148056908653E+018" calcext:value-type="float">
            <text:p>1.59148056908653E+018</text:p>
          </table:table-cell>
          <table:table-cell table:formula="of:=[.B619]-[.A619]" office:value-type="float" office:value="7484019968" calcext:value-type="float">
            <text:p>7484019968</text:p>
          </table:table-cell>
        </table:table-row>
        <table:table-row table:style-name="ro1">
          <table:table-cell office:value-type="float" office:value="1.59148056160252E+018" calcext:value-type="float">
            <text:p>1.59148056160252E+018</text:p>
          </table:table-cell>
          <table:table-cell office:value-type="float" office:value="1.59148056908653E+018" calcext:value-type="float">
            <text:p>1.59148056908653E+018</text:p>
          </table:table-cell>
          <table:table-cell table:formula="of:=[.B620]-[.A620]" office:value-type="float" office:value="7484009984" calcext:value-type="float">
            <text:p>7484009984</text:p>
          </table:table-cell>
        </table:table-row>
        <table:table-row table:style-name="ro1">
          <table:table-cell office:value-type="float" office:value="1.59148056160252E+018" calcext:value-type="float">
            <text:p>1.59148056160252E+018</text:p>
          </table:table-cell>
          <table:table-cell office:value-type="float" office:value="1.59148056908653E+018" calcext:value-type="float">
            <text:p>1.59148056908653E+018</text:p>
          </table:table-cell>
          <table:table-cell table:formula="of:=[.B621]-[.A621]" office:value-type="float" office:value="7484009984" calcext:value-type="float">
            <text:p>7484009984</text:p>
          </table:table-cell>
        </table:table-row>
        <table:table-row table:style-name="ro1">
          <table:table-cell office:value-type="float" office:value="1.59148056160253E+018" calcext:value-type="float">
            <text:p>1.59148056160253E+018</text:p>
          </table:table-cell>
          <table:table-cell office:value-type="float" office:value="1.59148056908654E+018" calcext:value-type="float">
            <text:p>1.59148056908654E+018</text:p>
          </table:table-cell>
          <table:table-cell table:formula="of:=[.B622]-[.A622]" office:value-type="float" office:value="7484009728" calcext:value-type="float">
            <text:p>7484009728</text:p>
          </table:table-cell>
        </table:table-row>
        <table:table-row table:style-name="ro1">
          <table:table-cell office:value-type="float" office:value="1.59148056160254E+018" calcext:value-type="float">
            <text:p>1.59148056160254E+018</text:p>
          </table:table-cell>
          <table:table-cell office:value-type="float" office:value="1.59148056908654E+018" calcext:value-type="float">
            <text:p>1.59148056908654E+018</text:p>
          </table:table-cell>
          <table:table-cell table:formula="of:=[.B623]-[.A623]" office:value-type="float" office:value="7483999744" calcext:value-type="float">
            <text:p>7483999744</text:p>
          </table:table-cell>
        </table:table-row>
        <table:table-row table:style-name="ro1">
          <table:table-cell office:value-type="float" office:value="1.59148056160254E+018" calcext:value-type="float">
            <text:p>1.59148056160254E+018</text:p>
          </table:table-cell>
          <table:table-cell office:value-type="float" office:value="1.59148056908654E+018" calcext:value-type="float">
            <text:p>1.59148056908654E+018</text:p>
          </table:table-cell>
          <table:table-cell table:formula="of:=[.B624]-[.A624]" office:value-type="float" office:value="7483999744" calcext:value-type="float">
            <text:p>7483999744</text:p>
          </table:table-cell>
        </table:table-row>
        <table:table-row table:style-name="ro1">
          <table:table-cell office:value-type="float" office:value="1.59148056160255E+018" calcext:value-type="float">
            <text:p>1.59148056160255E+018</text:p>
          </table:table-cell>
          <table:table-cell office:value-type="float" office:value="1.59148056908655E+018" calcext:value-type="float">
            <text:p>1.59148056908655E+018</text:p>
          </table:table-cell>
          <table:table-cell table:formula="of:=[.B625]-[.A625]" office:value-type="float" office:value="7484000000" calcext:value-type="float">
            <text:p>7484000000</text:p>
          </table:table-cell>
        </table:table-row>
        <table:table-row table:style-name="ro1">
          <table:table-cell office:value-type="float" office:value="1.59148056160255E+018" calcext:value-type="float">
            <text:p>1.59148056160255E+018</text:p>
          </table:table-cell>
          <table:table-cell office:value-type="float" office:value="1.59148056908655E+018" calcext:value-type="float">
            <text:p>1.59148056908655E+018</text:p>
          </table:table-cell>
          <table:table-cell table:formula="of:=[.B626]-[.A626]" office:value-type="float" office:value="7484000000" calcext:value-type="float">
            <text:p>7484000000</text:p>
          </table:table-cell>
        </table:table-row>
        <table:table-row table:style-name="ro1">
          <table:table-cell office:value-type="float" office:value="1.59148056160256E+018" calcext:value-type="float">
            <text:p>1.59148056160256E+018</text:p>
          </table:table-cell>
          <table:table-cell office:value-type="float" office:value="1.59148056908655E+018" calcext:value-type="float">
            <text:p>1.59148056908655E+018</text:p>
          </table:table-cell>
          <table:table-cell table:formula="of:=[.B627]-[.A627]" office:value-type="float" office:value="7483990016" calcext:value-type="float">
            <text:p>7483990016</text:p>
          </table:table-cell>
        </table:table-row>
        <table:table-row table:style-name="ro1">
          <table:table-cell office:value-type="float" office:value="1.59148056160256E+018" calcext:value-type="float">
            <text:p>1.59148056160256E+018</text:p>
          </table:table-cell>
          <table:table-cell office:value-type="float" office:value="1.59148056908656E+018" calcext:value-type="float">
            <text:p>1.59148056908656E+018</text:p>
          </table:table-cell>
          <table:table-cell table:formula="of:=[.B628]-[.A628]" office:value-type="float" office:value="7484000000" calcext:value-type="float">
            <text:p>7484000000</text:p>
          </table:table-cell>
        </table:table-row>
        <table:table-row table:style-name="ro1">
          <table:table-cell office:value-type="float" office:value="1.59148056160257E+018" calcext:value-type="float">
            <text:p>1.59148056160257E+018</text:p>
          </table:table-cell>
          <table:table-cell office:value-type="float" office:value="1.59148056908656E+018" calcext:value-type="float">
            <text:p>1.59148056908656E+018</text:p>
          </table:table-cell>
          <table:table-cell table:formula="of:=[.B629]-[.A629]" office:value-type="float" office:value="7483990016" calcext:value-type="float">
            <text:p>7483990016</text:p>
          </table:table-cell>
        </table:table-row>
        <table:table-row table:style-name="ro1">
          <table:table-cell office:value-type="float" office:value="1.59148056160257E+018" calcext:value-type="float">
            <text:p>1.59148056160257E+018</text:p>
          </table:table-cell>
          <table:table-cell office:value-type="float" office:value="1.59148056908657E+018" calcext:value-type="float">
            <text:p>1.59148056908657E+018</text:p>
          </table:table-cell>
          <table:table-cell table:formula="of:=[.B630]-[.A630]" office:value-type="float" office:value="7484000000" calcext:value-type="float">
            <text:p>7484000000</text:p>
          </table:table-cell>
        </table:table-row>
        <table:table-row table:style-name="ro1">
          <table:table-cell office:value-type="float" office:value="1.59148056160258E+018" calcext:value-type="float">
            <text:p>1.59148056160258E+018</text:p>
          </table:table-cell>
          <table:table-cell office:value-type="float" office:value="1.59148056908657E+018" calcext:value-type="float">
            <text:p>1.59148056908657E+018</text:p>
          </table:table-cell>
          <table:table-cell table:formula="of:=[.B631]-[.A631]" office:value-type="float" office:value="7483990016" calcext:value-type="float">
            <text:p>7483990016</text:p>
          </table:table-cell>
        </table:table-row>
        <table:table-row table:style-name="ro1">
          <table:table-cell office:value-type="float" office:value="1.59148056160258E+018" calcext:value-type="float">
            <text:p>1.59148056160258E+018</text:p>
          </table:table-cell>
          <table:table-cell office:value-type="float" office:value="1.59148056908657E+018" calcext:value-type="float">
            <text:p>1.59148056908657E+018</text:p>
          </table:table-cell>
          <table:table-cell table:formula="of:=[.B632]-[.A632]" office:value-type="float" office:value="7483990016" calcext:value-type="float">
            <text:p>7483990016</text:p>
          </table:table-cell>
        </table:table-row>
        <table:table-row table:style-name="ro1">
          <table:table-cell office:value-type="float" office:value="1.59148056160259E+018" calcext:value-type="float">
            <text:p>1.59148056160259E+018</text:p>
          </table:table-cell>
          <table:table-cell office:value-type="float" office:value="1.59148056908658E+018" calcext:value-type="float">
            <text:p>1.59148056908658E+018</text:p>
          </table:table-cell>
          <table:table-cell table:formula="of:=[.B633]-[.A633]" office:value-type="float" office:value="7483990016" calcext:value-type="float">
            <text:p>7483990016</text:p>
          </table:table-cell>
        </table:table-row>
        <table:table-row table:style-name="ro1">
          <table:table-cell office:value-type="float" office:value="1.59148056160259E+018" calcext:value-type="float">
            <text:p>1.59148056160259E+018</text:p>
          </table:table-cell>
          <table:table-cell office:value-type="float" office:value="1.59148056908658E+018" calcext:value-type="float">
            <text:p>1.59148056908658E+018</text:p>
          </table:table-cell>
          <table:table-cell table:formula="of:=[.B634]-[.A634]" office:value-type="float" office:value="7483990016" calcext:value-type="float">
            <text:p>7483990016</text:p>
          </table:table-cell>
        </table:table-row>
        <table:table-row table:style-name="ro1">
          <table:table-cell office:value-type="float" office:value="1.5914805616026E+018" calcext:value-type="float">
            <text:p>1.5914805616026E+018</text:p>
          </table:table-cell>
          <table:table-cell office:value-type="float" office:value="1.59148056908658E+018" calcext:value-type="float">
            <text:p>1.59148056908658E+018</text:p>
          </table:table-cell>
          <table:table-cell table:formula="of:=[.B635]-[.A635]" office:value-type="float" office:value="7483980032" calcext:value-type="float">
            <text:p>7483980032</text:p>
          </table:table-cell>
        </table:table-row>
        <table:table-row table:style-name="ro1">
          <table:table-cell office:value-type="float" office:value="1.5914805616026E+018" calcext:value-type="float">
            <text:p>1.5914805616026E+018</text:p>
          </table:table-cell>
          <table:table-cell office:value-type="float" office:value="1.59148056908659E+018" calcext:value-type="float">
            <text:p>1.59148056908659E+018</text:p>
          </table:table-cell>
          <table:table-cell table:formula="of:=[.B636]-[.A636]" office:value-type="float" office:value="7483990272" calcext:value-type="float">
            <text:p>7483990272</text:p>
          </table:table-cell>
        </table:table-row>
        <table:table-row table:style-name="ro1">
          <table:table-cell office:value-type="float" office:value="1.59148056160261E+018" calcext:value-type="float">
            <text:p>1.59148056160261E+018</text:p>
          </table:table-cell>
          <table:table-cell office:value-type="float" office:value="1.59148056908659E+018" calcext:value-type="float">
            <text:p>1.59148056908659E+018</text:p>
          </table:table-cell>
          <table:table-cell table:formula="of:=[.B637]-[.A637]" office:value-type="float" office:value="7483980288" calcext:value-type="float">
            <text:p>7483980288</text:p>
          </table:table-cell>
        </table:table-row>
        <table:table-row table:style-name="ro1">
          <table:table-cell office:value-type="float" office:value="1.59148056160261E+018" calcext:value-type="float">
            <text:p>1.59148056160261E+018</text:p>
          </table:table-cell>
          <table:table-cell office:value-type="float" office:value="1.59148056908659E+018" calcext:value-type="float">
            <text:p>1.59148056908659E+018</text:p>
          </table:table-cell>
          <table:table-cell table:formula="of:=[.B638]-[.A638]" office:value-type="float" office:value="7483980288" calcext:value-type="float">
            <text:p>7483980288</text:p>
          </table:table-cell>
        </table:table-row>
        <table:table-row table:style-name="ro1">
          <table:table-cell office:value-type="float" office:value="1.59148056160262E+018" calcext:value-type="float">
            <text:p>1.59148056160262E+018</text:p>
          </table:table-cell>
          <table:table-cell office:value-type="float" office:value="1.5914805690866E+018" calcext:value-type="float">
            <text:p>1.5914805690866E+018</text:p>
          </table:table-cell>
          <table:table-cell table:formula="of:=[.B639]-[.A639]" office:value-type="float" office:value="7483980288" calcext:value-type="float">
            <text:p>7483980288</text:p>
          </table:table-cell>
        </table:table-row>
        <table:table-row table:style-name="ro1">
          <table:table-cell office:value-type="float" office:value="1.59148056160262E+018" calcext:value-type="float">
            <text:p>1.59148056160262E+018</text:p>
          </table:table-cell>
          <table:table-cell office:value-type="float" office:value="1.5914805690866E+018" calcext:value-type="float">
            <text:p>1.5914805690866E+018</text:p>
          </table:table-cell>
          <table:table-cell table:formula="of:=[.B640]-[.A640]" office:value-type="float" office:value="7483980288" calcext:value-type="float">
            <text:p>7483980288</text:p>
          </table:table-cell>
        </table:table-row>
        <table:table-row table:style-name="ro1">
          <table:table-cell office:value-type="float" office:value="1.59148056160263E+018" calcext:value-type="float">
            <text:p>1.59148056160263E+018</text:p>
          </table:table-cell>
          <table:table-cell office:value-type="float" office:value="1.59148056908661E+018" calcext:value-type="float">
            <text:p>1.59148056908661E+018</text:p>
          </table:table-cell>
          <table:table-cell table:formula="of:=[.B641]-[.A641]" office:value-type="float" office:value="7483980288" calcext:value-type="float">
            <text:p>7483980288</text:p>
          </table:table-cell>
        </table:table-row>
        <table:table-row table:style-name="ro1">
          <table:table-cell office:value-type="float" office:value="1.59148056160263E+018" calcext:value-type="float">
            <text:p>1.59148056160263E+018</text:p>
          </table:table-cell>
          <table:table-cell office:value-type="float" office:value="1.59148056908661E+018" calcext:value-type="float">
            <text:p>1.59148056908661E+018</text:p>
          </table:table-cell>
          <table:table-cell table:formula="of:=[.B642]-[.A642]" office:value-type="float" office:value="7483980288" calcext:value-type="float">
            <text:p>7483980288</text:p>
          </table:table-cell>
        </table:table-row>
        <table:table-row table:style-name="ro1">
          <table:table-cell office:value-type="float" office:value="1.59148056160264E+018" calcext:value-type="float">
            <text:p>1.59148056160264E+018</text:p>
          </table:table-cell>
          <table:table-cell office:value-type="float" office:value="1.59148056908661E+018" calcext:value-type="float">
            <text:p>1.59148056908661E+018</text:p>
          </table:table-cell>
          <table:table-cell table:formula="of:=[.B643]-[.A643]" office:value-type="float" office:value="7483970304" calcext:value-type="float">
            <text:p>7483970304</text:p>
          </table:table-cell>
        </table:table-row>
        <table:table-row table:style-name="ro1">
          <table:table-cell office:value-type="float" office:value="1.59148056160264E+018" calcext:value-type="float">
            <text:p>1.59148056160264E+018</text:p>
          </table:table-cell>
          <table:table-cell office:value-type="float" office:value="1.59148056908662E+018" calcext:value-type="float">
            <text:p>1.59148056908662E+018</text:p>
          </table:table-cell>
          <table:table-cell table:formula="of:=[.B644]-[.A644]" office:value-type="float" office:value="7483980032" calcext:value-type="float">
            <text:p>7483980032</text:p>
          </table:table-cell>
        </table:table-row>
        <table:table-row table:style-name="ro1">
          <table:table-cell office:value-type="float" office:value="1.59148056160265E+018" calcext:value-type="float">
            <text:p>1.59148056160265E+018</text:p>
          </table:table-cell>
          <table:table-cell office:value-type="float" office:value="1.59148056908662E+018" calcext:value-type="float">
            <text:p>1.59148056908662E+018</text:p>
          </table:table-cell>
          <table:table-cell table:formula="of:=[.B645]-[.A645]" office:value-type="float" office:value="7483970048" calcext:value-type="float">
            <text:p>7483970048</text:p>
          </table:table-cell>
        </table:table-row>
        <table:table-row table:style-name="ro1">
          <table:table-cell office:value-type="float" office:value="1.59148056160265E+018" calcext:value-type="float">
            <text:p>1.59148056160265E+018</text:p>
          </table:table-cell>
          <table:table-cell office:value-type="float" office:value="1.59148056908662E+018" calcext:value-type="float">
            <text:p>1.59148056908662E+018</text:p>
          </table:table-cell>
          <table:table-cell table:formula="of:=[.B646]-[.A646]" office:value-type="float" office:value="7483970048" calcext:value-type="float">
            <text:p>7483970048</text:p>
          </table:table-cell>
        </table:table-row>
        <table:table-row table:style-name="ro1">
          <table:table-cell office:value-type="float" office:value="1.59148056160266E+018" calcext:value-type="float">
            <text:p>1.59148056160266E+018</text:p>
          </table:table-cell>
          <table:table-cell office:value-type="float" office:value="1.59148056908663E+018" calcext:value-type="float">
            <text:p>1.59148056908663E+018</text:p>
          </table:table-cell>
          <table:table-cell table:formula="of:=[.B647]-[.A647]" office:value-type="float" office:value="7483970048" calcext:value-type="float">
            <text:p>7483970048</text:p>
          </table:table-cell>
        </table:table-row>
        <table:table-row table:style-name="ro1">
          <table:table-cell office:value-type="float" office:value="1.59148056160266E+018" calcext:value-type="float">
            <text:p>1.59148056160266E+018</text:p>
          </table:table-cell>
          <table:table-cell office:value-type="float" office:value="1.59148056908663E+018" calcext:value-type="float">
            <text:p>1.59148056908663E+018</text:p>
          </table:table-cell>
          <table:table-cell table:formula="of:=[.B648]-[.A648]" office:value-type="float" office:value="7483970048" calcext:value-type="float">
            <text:p>7483970048</text:p>
          </table:table-cell>
        </table:table-row>
        <table:table-row table:style-name="ro1">
          <table:table-cell office:value-type="float" office:value="1.59148056160267E+018" calcext:value-type="float">
            <text:p>1.59148056160267E+018</text:p>
          </table:table-cell>
          <table:table-cell office:value-type="float" office:value="1.59148056908663E+018" calcext:value-type="float">
            <text:p>1.59148056908663E+018</text:p>
          </table:table-cell>
          <table:table-cell table:formula="of:=[.B649]-[.A649]" office:value-type="float" office:value="7483960320" calcext:value-type="float">
            <text:p>7483960320</text:p>
          </table:table-cell>
        </table:table-row>
        <table:table-row table:style-name="ro1">
          <table:table-cell office:value-type="float" office:value="1.59148056160267E+018" calcext:value-type="float">
            <text:p>1.59148056160267E+018</text:p>
          </table:table-cell>
          <table:table-cell office:value-type="float" office:value="1.59148056908664E+018" calcext:value-type="float">
            <text:p>1.59148056908664E+018</text:p>
          </table:table-cell>
          <table:table-cell table:formula="of:=[.B650]-[.A650]" office:value-type="float" office:value="7483970304" calcext:value-type="float">
            <text:p>7483970304</text:p>
          </table:table-cell>
        </table:table-row>
        <table:table-row table:style-name="ro1">
          <table:table-cell office:value-type="float" office:value="1.59148056160268E+018" calcext:value-type="float">
            <text:p>1.59148056160268E+018</text:p>
          </table:table-cell>
          <table:table-cell office:value-type="float" office:value="1.59148056908664E+018" calcext:value-type="float">
            <text:p>1.59148056908664E+018</text:p>
          </table:table-cell>
          <table:table-cell table:formula="of:=[.B651]-[.A651]" office:value-type="float" office:value="7483960064" calcext:value-type="float">
            <text:p>7483960064</text:p>
          </table:table-cell>
        </table:table-row>
        <table:table-row table:style-name="ro1">
          <table:table-cell office:value-type="float" office:value="1.59148056160268E+018" calcext:value-type="float">
            <text:p>1.59148056160268E+018</text:p>
          </table:table-cell>
          <table:table-cell office:value-type="float" office:value="1.59148056908665E+018" calcext:value-type="float">
            <text:p>1.59148056908665E+018</text:p>
          </table:table-cell>
          <table:table-cell table:formula="of:=[.B652]-[.A652]" office:value-type="float" office:value="7483970048" calcext:value-type="float">
            <text:p>7483970048</text:p>
          </table:table-cell>
        </table:table-row>
        <table:table-row table:style-name="ro1">
          <table:table-cell office:value-type="float" office:value="1.59148056160269E+018" calcext:value-type="float">
            <text:p>1.59148056160269E+018</text:p>
          </table:table-cell>
          <table:table-cell office:value-type="float" office:value="1.59148056908665E+018" calcext:value-type="float">
            <text:p>1.59148056908665E+018</text:p>
          </table:table-cell>
          <table:table-cell table:formula="of:=[.B653]-[.A653]" office:value-type="float" office:value="7483960320" calcext:value-type="float">
            <text:p>7483960320</text:p>
          </table:table-cell>
        </table:table-row>
        <table:table-row table:style-name="ro1">
          <table:table-cell office:value-type="float" office:value="1.59148056160269E+018" calcext:value-type="float">
            <text:p>1.59148056160269E+018</text:p>
          </table:table-cell>
          <table:table-cell office:value-type="float" office:value="1.59148056908665E+018" calcext:value-type="float">
            <text:p>1.59148056908665E+018</text:p>
          </table:table-cell>
          <table:table-cell table:formula="of:=[.B654]-[.A654]" office:value-type="float" office:value="7483960320" calcext:value-type="float">
            <text:p>7483960320</text:p>
          </table:table-cell>
        </table:table-row>
        <table:table-row table:style-name="ro1">
          <table:table-cell office:value-type="float" office:value="1.5914805616027E+018" calcext:value-type="float">
            <text:p>1.5914805616027E+018</text:p>
          </table:table-cell>
          <table:table-cell office:value-type="float" office:value="1.59148056908666E+018" calcext:value-type="float">
            <text:p>1.59148056908666E+018</text:p>
          </table:table-cell>
          <table:table-cell table:formula="of:=[.B655]-[.A655]" office:value-type="float" office:value="7483960064" calcext:value-type="float">
            <text:p>7483960064</text:p>
          </table:table-cell>
        </table:table-row>
        <table:table-row table:style-name="ro1">
          <table:table-cell office:value-type="float" office:value="1.5914805616027E+018" calcext:value-type="float">
            <text:p>1.5914805616027E+018</text:p>
          </table:table-cell>
          <table:table-cell office:value-type="float" office:value="1.59148056908666E+018" calcext:value-type="float">
            <text:p>1.59148056908666E+018</text:p>
          </table:table-cell>
          <table:table-cell table:formula="of:=[.B656]-[.A656]" office:value-type="float" office:value="7483960064" calcext:value-type="float">
            <text:p>7483960064</text:p>
          </table:table-cell>
        </table:table-row>
        <table:table-row table:style-name="ro1">
          <table:table-cell office:value-type="float" office:value="1.59148056160271E+018" calcext:value-type="float">
            <text:p>1.59148056160271E+018</text:p>
          </table:table-cell>
          <table:table-cell office:value-type="float" office:value="1.59148056908666E+018" calcext:value-type="float">
            <text:p>1.59148056908666E+018</text:p>
          </table:table-cell>
          <table:table-cell table:formula="of:=[.B657]-[.A657]" office:value-type="float" office:value="7483950080" calcext:value-type="float">
            <text:p>7483950080</text:p>
          </table:table-cell>
        </table:table-row>
        <table:table-row table:style-name="ro1">
          <table:table-cell office:value-type="float" office:value="1.59148056160271E+018" calcext:value-type="float">
            <text:p>1.59148056160271E+018</text:p>
          </table:table-cell>
          <table:table-cell office:value-type="float" office:value="1.59148056908667E+018" calcext:value-type="float">
            <text:p>1.59148056908667E+018</text:p>
          </table:table-cell>
          <table:table-cell table:formula="of:=[.B658]-[.A658]" office:value-type="float" office:value="7483960064" calcext:value-type="float">
            <text:p>7483960064</text:p>
          </table:table-cell>
        </table:table-row>
        <table:table-row table:style-name="ro1">
          <table:table-cell office:value-type="float" office:value="1.59148056160272E+018" calcext:value-type="float">
            <text:p>1.59148056160272E+018</text:p>
          </table:table-cell>
          <table:table-cell office:value-type="float" office:value="1.59148056908667E+018" calcext:value-type="float">
            <text:p>1.59148056908667E+018</text:p>
          </table:table-cell>
          <table:table-cell table:formula="of:=[.B659]-[.A659]" office:value-type="float" office:value="7483950080" calcext:value-type="float">
            <text:p>7483950080</text:p>
          </table:table-cell>
        </table:table-row>
        <table:table-row table:style-name="ro1">
          <table:table-cell office:value-type="float" office:value="1.59148056160272E+018" calcext:value-type="float">
            <text:p>1.59148056160272E+018</text:p>
          </table:table-cell>
          <table:table-cell office:value-type="float" office:value="1.59148056908667E+018" calcext:value-type="float">
            <text:p>1.59148056908667E+018</text:p>
          </table:table-cell>
          <table:table-cell table:formula="of:=[.B660]-[.A660]" office:value-type="float" office:value="7483950080" calcext:value-type="float">
            <text:p>7483950080</text:p>
          </table:table-cell>
        </table:table-row>
        <table:table-row table:style-name="ro1">
          <table:table-cell office:value-type="float" office:value="1.59148056160273E+018" calcext:value-type="float">
            <text:p>1.59148056160273E+018</text:p>
          </table:table-cell>
          <table:table-cell office:value-type="float" office:value="1.59148056908668E+018" calcext:value-type="float">
            <text:p>1.59148056908668E+018</text:p>
          </table:table-cell>
          <table:table-cell table:formula="of:=[.B661]-[.A661]" office:value-type="float" office:value="7483950080" calcext:value-type="float">
            <text:p>7483950080</text:p>
          </table:table-cell>
        </table:table-row>
        <table:table-row table:style-name="ro1">
          <table:table-cell office:value-type="float" office:value="1.59148056160273E+018" calcext:value-type="float">
            <text:p>1.59148056160273E+018</text:p>
          </table:table-cell>
          <table:table-cell office:value-type="float" office:value="1.59148056908668E+018" calcext:value-type="float">
            <text:p>1.59148056908668E+018</text:p>
          </table:table-cell>
          <table:table-cell table:formula="of:=[.B662]-[.A662]" office:value-type="float" office:value="7483950080" calcext:value-type="float">
            <text:p>7483950080</text:p>
          </table:table-cell>
        </table:table-row>
        <table:table-row table:style-name="ro1">
          <table:table-cell office:value-type="float" office:value="1.59148056160274E+018" calcext:value-type="float">
            <text:p>1.59148056160274E+018</text:p>
          </table:table-cell>
          <table:table-cell office:value-type="float" office:value="1.59148056908669E+018" calcext:value-type="float">
            <text:p>1.59148056908669E+018</text:p>
          </table:table-cell>
          <table:table-cell table:formula="of:=[.B663]-[.A663]" office:value-type="float" office:value="7483950080" calcext:value-type="float">
            <text:p>7483950080</text:p>
          </table:table-cell>
        </table:table-row>
        <table:table-row table:style-name="ro1">
          <table:table-cell office:value-type="float" office:value="1.59148056160274E+018" calcext:value-type="float">
            <text:p>1.59148056160274E+018</text:p>
          </table:table-cell>
          <table:table-cell office:value-type="float" office:value="1.59148056908669E+018" calcext:value-type="float">
            <text:p>1.59148056908669E+018</text:p>
          </table:table-cell>
          <table:table-cell table:formula="of:=[.B664]-[.A664]" office:value-type="float" office:value="7483950080" calcext:value-type="float">
            <text:p>7483950080</text:p>
          </table:table-cell>
        </table:table-row>
        <table:table-row table:style-name="ro1">
          <table:table-cell office:value-type="float" office:value="1.59148056160275E+018" calcext:value-type="float">
            <text:p>1.59148056160275E+018</text:p>
          </table:table-cell>
          <table:table-cell office:value-type="float" office:value="1.59148056908669E+018" calcext:value-type="float">
            <text:p>1.59148056908669E+018</text:p>
          </table:table-cell>
          <table:table-cell table:formula="of:=[.B665]-[.A665]" office:value-type="float" office:value="7483940096" calcext:value-type="float">
            <text:p>7483940096</text:p>
          </table:table-cell>
        </table:table-row>
        <table:table-row table:style-name="ro1">
          <table:table-cell office:value-type="float" office:value="1.59148056160275E+018" calcext:value-type="float">
            <text:p>1.59148056160275E+018</text:p>
          </table:table-cell>
          <table:table-cell office:value-type="float" office:value="1.5914805690867E+018" calcext:value-type="float">
            <text:p>1.5914805690867E+018</text:p>
          </table:table-cell>
          <table:table-cell table:formula="of:=[.B666]-[.A666]" office:value-type="float" office:value="7483950080" calcext:value-type="float">
            <text:p>7483950080</text:p>
          </table:table-cell>
        </table:table-row>
        <table:table-row table:style-name="ro1">
          <table:table-cell office:value-type="float" office:value="1.59148056160276E+018" calcext:value-type="float">
            <text:p>1.59148056160276E+018</text:p>
          </table:table-cell>
          <table:table-cell office:value-type="float" office:value="1.5914805690867E+018" calcext:value-type="float">
            <text:p>1.5914805690867E+018</text:p>
          </table:table-cell>
          <table:table-cell table:formula="of:=[.B667]-[.A667]" office:value-type="float" office:value="7483939840" calcext:value-type="float">
            <text:p>7483939840</text:p>
          </table:table-cell>
        </table:table-row>
        <table:table-row table:style-name="ro1">
          <table:table-cell office:value-type="float" office:value="1.59148056160276E+018" calcext:value-type="float">
            <text:p>1.59148056160276E+018</text:p>
          </table:table-cell>
          <table:table-cell office:value-type="float" office:value="1.5914805690867E+018" calcext:value-type="float">
            <text:p>1.5914805690867E+018</text:p>
          </table:table-cell>
          <table:table-cell table:formula="of:=[.B668]-[.A668]" office:value-type="float" office:value="7483939840" calcext:value-type="float">
            <text:p>7483939840</text:p>
          </table:table-cell>
        </table:table-row>
        <table:table-row table:style-name="ro1">
          <table:table-cell office:value-type="float" office:value="1.59148056160277E+018" calcext:value-type="float">
            <text:p>1.59148056160277E+018</text:p>
          </table:table-cell>
          <table:table-cell office:value-type="float" office:value="1.59148056908671E+018" calcext:value-type="float">
            <text:p>1.59148056908671E+018</text:p>
          </table:table-cell>
          <table:table-cell table:formula="of:=[.B669]-[.A669]" office:value-type="float" office:value="7483940096" calcext:value-type="float">
            <text:p>7483940096</text:p>
          </table:table-cell>
        </table:table-row>
        <table:table-row table:style-name="ro1">
          <table:table-cell office:value-type="float" office:value="1.59148056160277E+018" calcext:value-type="float">
            <text:p>1.59148056160277E+018</text:p>
          </table:table-cell>
          <table:table-cell office:value-type="float" office:value="1.59148056908671E+018" calcext:value-type="float">
            <text:p>1.59148056908671E+018</text:p>
          </table:table-cell>
          <table:table-cell table:formula="of:=[.B670]-[.A670]" office:value-type="float" office:value="7483940096" calcext:value-type="float">
            <text:p>7483940096</text:p>
          </table:table-cell>
        </table:table-row>
        <table:table-row table:style-name="ro1">
          <table:table-cell office:value-type="float" office:value="1.59148056160278E+018" calcext:value-type="float">
            <text:p>1.59148056160278E+018</text:p>
          </table:table-cell>
          <table:table-cell office:value-type="float" office:value="1.59148056908672E+018" calcext:value-type="float">
            <text:p>1.59148056908672E+018</text:p>
          </table:table-cell>
          <table:table-cell table:formula="of:=[.B671]-[.A671]" office:value-type="float" office:value="7483939840" calcext:value-type="float">
            <text:p>7483939840</text:p>
          </table:table-cell>
        </table:table-row>
        <table:table-row table:style-name="ro1">
          <table:table-cell office:value-type="float" office:value="1.59148056160278E+018" calcext:value-type="float">
            <text:p>1.59148056160278E+018</text:p>
          </table:table-cell>
          <table:table-cell office:value-type="float" office:value="1.59148056908672E+018" calcext:value-type="float">
            <text:p>1.59148056908672E+018</text:p>
          </table:table-cell>
          <table:table-cell table:formula="of:=[.B672]-[.A672]" office:value-type="float" office:value="7483939840" calcext:value-type="float">
            <text:p>7483939840</text:p>
          </table:table-cell>
        </table:table-row>
        <table:table-row table:style-name="ro1">
          <table:table-cell office:value-type="float" office:value="1.59148056160279E+018" calcext:value-type="float">
            <text:p>1.59148056160279E+018</text:p>
          </table:table-cell>
          <table:table-cell office:value-type="float" office:value="1.59148056908672E+018" calcext:value-type="float">
            <text:p>1.59148056908672E+018</text:p>
          </table:table-cell>
          <table:table-cell table:formula="of:=[.B673]-[.A673]" office:value-type="float" office:value="7483930112" calcext:value-type="float">
            <text:p>7483930112</text:p>
          </table:table-cell>
        </table:table-row>
        <table:table-row table:style-name="ro1">
          <table:table-cell office:value-type="float" office:value="1.59148056160279E+018" calcext:value-type="float">
            <text:p>1.59148056160279E+018</text:p>
          </table:table-cell>
          <table:table-cell office:value-type="float" office:value="1.59148056908673E+018" calcext:value-type="float">
            <text:p>1.59148056908673E+018</text:p>
          </table:table-cell>
          <table:table-cell table:formula="of:=[.B674]-[.A674]" office:value-type="float" office:value="7483940096" calcext:value-type="float">
            <text:p>7483940096</text:p>
          </table:table-cell>
        </table:table-row>
        <table:table-row table:style-name="ro1">
          <table:table-cell office:value-type="float" office:value="1.5914805616028E+018" calcext:value-type="float">
            <text:p>1.5914805616028E+018</text:p>
          </table:table-cell>
          <table:table-cell office:value-type="float" office:value="1.59148056908673E+018" calcext:value-type="float">
            <text:p>1.59148056908673E+018</text:p>
          </table:table-cell>
          <table:table-cell table:formula="of:=[.B675]-[.A675]" office:value-type="float" office:value="7483929856" calcext:value-type="float">
            <text:p>7483929856</text:p>
          </table:table-cell>
        </table:table-row>
        <table:table-row table:style-name="ro1">
          <table:table-cell office:value-type="float" office:value="1.5914805616028E+018" calcext:value-type="float">
            <text:p>1.5914805616028E+018</text:p>
          </table:table-cell>
          <table:table-cell office:value-type="float" office:value="1.59148056908674E+018" calcext:value-type="float">
            <text:p>1.59148056908674E+018</text:p>
          </table:table-cell>
          <table:table-cell table:formula="of:=[.B676]-[.A676]" office:value-type="float" office:value="7483939840" calcext:value-type="float">
            <text:p>7483939840</text:p>
          </table:table-cell>
        </table:table-row>
        <table:table-row table:style-name="ro1">
          <table:table-cell office:value-type="float" office:value="1.59148056160281E+018" calcext:value-type="float">
            <text:p>1.59148056160281E+018</text:p>
          </table:table-cell>
          <table:table-cell office:value-type="float" office:value="1.59148056908674E+018" calcext:value-type="float">
            <text:p>1.59148056908674E+018</text:p>
          </table:table-cell>
          <table:table-cell table:formula="of:=[.B677]-[.A677]" office:value-type="float" office:value="7483929856" calcext:value-type="float">
            <text:p>7483929856</text:p>
          </table:table-cell>
        </table:table-row>
        <table:table-row table:style-name="ro1">
          <table:table-cell office:value-type="float" office:value="1.59148056160281E+018" calcext:value-type="float">
            <text:p>1.59148056160281E+018</text:p>
          </table:table-cell>
          <table:table-cell office:value-type="float" office:value="1.59148056908675E+018" calcext:value-type="float">
            <text:p>1.59148056908675E+018</text:p>
          </table:table-cell>
          <table:table-cell table:formula="of:=[.B678]-[.A678]" office:value-type="float" office:value="7483939840" calcext:value-type="float">
            <text:p>7483939840</text:p>
          </table:table-cell>
        </table:table-row>
        <table:table-row table:style-name="ro1">
          <table:table-cell office:value-type="float" office:value="1.59148056160282E+018" calcext:value-type="float">
            <text:p>1.59148056160282E+018</text:p>
          </table:table-cell>
          <table:table-cell office:value-type="float" office:value="1.59148056908675E+018" calcext:value-type="float">
            <text:p>1.59148056908675E+018</text:p>
          </table:table-cell>
          <table:table-cell table:formula="of:=[.B679]-[.A679]" office:value-type="float" office:value="7483929856" calcext:value-type="float">
            <text:p>7483929856</text:p>
          </table:table-cell>
        </table:table-row>
        <table:table-row table:style-name="ro1">
          <table:table-cell office:value-type="float" office:value="1.59148056160282E+018" calcext:value-type="float">
            <text:p>1.59148056160282E+018</text:p>
          </table:table-cell>
          <table:table-cell office:value-type="float" office:value="1.59148056908676E+018" calcext:value-type="float">
            <text:p>1.59148056908676E+018</text:p>
          </table:table-cell>
          <table:table-cell table:formula="of:=[.B680]-[.A680]" office:value-type="float" office:value="7483939840" calcext:value-type="float">
            <text:p>7483939840</text:p>
          </table:table-cell>
        </table:table-row>
        <table:table-row table:style-name="ro1">
          <table:table-cell office:value-type="float" office:value="1.59148056160283E+018" calcext:value-type="float">
            <text:p>1.59148056160283E+018</text:p>
          </table:table-cell>
          <table:table-cell office:value-type="float" office:value="1.59148056908676E+018" calcext:value-type="float">
            <text:p>1.59148056908676E+018</text:p>
          </table:table-cell>
          <table:table-cell table:formula="of:=[.B681]-[.A681]" office:value-type="float" office:value="7483929856" calcext:value-type="float">
            <text:p>7483929856</text:p>
          </table:table-cell>
        </table:table-row>
        <table:table-row table:style-name="ro1">
          <table:table-cell office:value-type="float" office:value="1.59148056160283E+018" calcext:value-type="float">
            <text:p>1.59148056160283E+018</text:p>
          </table:table-cell>
          <table:table-cell office:value-type="float" office:value="1.59148056908677E+018" calcext:value-type="float">
            <text:p>1.59148056908677E+018</text:p>
          </table:table-cell>
          <table:table-cell table:formula="of:=[.B682]-[.A682]" office:value-type="float" office:value="7483939840" calcext:value-type="float">
            <text:p>7483939840</text:p>
          </table:table-cell>
        </table:table-row>
        <table:table-row table:style-name="ro1">
          <table:table-cell office:value-type="float" office:value="1.59148056160284E+018" calcext:value-type="float">
            <text:p>1.59148056160284E+018</text:p>
          </table:table-cell>
          <table:table-cell office:value-type="float" office:value="1.59148056908677E+018" calcext:value-type="float">
            <text:p>1.59148056908677E+018</text:p>
          </table:table-cell>
          <table:table-cell table:formula="of:=[.B683]-[.A683]" office:value-type="float" office:value="7483929856" calcext:value-type="float">
            <text:p>7483929856</text:p>
          </table:table-cell>
        </table:table-row>
        <table:table-row table:style-name="ro1">
          <table:table-cell office:value-type="float" office:value="1.59148056160284E+018" calcext:value-type="float">
            <text:p>1.59148056160284E+018</text:p>
          </table:table-cell>
          <table:table-cell office:value-type="float" office:value="1.59148056908677E+018" calcext:value-type="float">
            <text:p>1.59148056908677E+018</text:p>
          </table:table-cell>
          <table:table-cell table:formula="of:=[.B684]-[.A684]" office:value-type="float" office:value="7483929856" calcext:value-type="float">
            <text:p>7483929856</text:p>
          </table:table-cell>
        </table:table-row>
        <table:table-row table:style-name="ro1">
          <table:table-cell office:value-type="float" office:value="1.59148056160285E+018" calcext:value-type="float">
            <text:p>1.59148056160285E+018</text:p>
          </table:table-cell>
          <table:table-cell office:value-type="float" office:value="1.59148056908678E+018" calcext:value-type="float">
            <text:p>1.59148056908678E+018</text:p>
          </table:table-cell>
          <table:table-cell table:formula="of:=[.B685]-[.A685]" office:value-type="float" office:value="7483930112" calcext:value-type="float">
            <text:p>7483930112</text:p>
          </table:table-cell>
        </table:table-row>
        <table:table-row table:style-name="ro1">
          <table:table-cell office:value-type="float" office:value="1.59148056160285E+018" calcext:value-type="float">
            <text:p>1.59148056160285E+018</text:p>
          </table:table-cell>
          <table:table-cell office:value-type="float" office:value="1.59148056908678E+018" calcext:value-type="float">
            <text:p>1.59148056908678E+018</text:p>
          </table:table-cell>
          <table:table-cell table:formula="of:=[.B686]-[.A686]" office:value-type="float" office:value="7483930112" calcext:value-type="float">
            <text:p>7483930112</text:p>
          </table:table-cell>
        </table:table-row>
        <table:table-row table:style-name="ro1">
          <table:table-cell office:value-type="float" office:value="1.59148056160286E+018" calcext:value-type="float">
            <text:p>1.59148056160286E+018</text:p>
          </table:table-cell>
          <table:table-cell office:value-type="float" office:value="1.59148056908679E+018" calcext:value-type="float">
            <text:p>1.59148056908679E+018</text:p>
          </table:table-cell>
          <table:table-cell table:formula="of:=[.B687]-[.A687]" office:value-type="float" office:value="7483929856" calcext:value-type="float">
            <text:p>7483929856</text:p>
          </table:table-cell>
        </table:table-row>
        <table:table-row table:style-name="ro1">
          <table:table-cell office:value-type="float" office:value="1.59148056160287E+018" calcext:value-type="float">
            <text:p>1.59148056160287E+018</text:p>
          </table:table-cell>
          <table:table-cell office:value-type="float" office:value="1.59148056908679E+018" calcext:value-type="float">
            <text:p>1.59148056908679E+018</text:p>
          </table:table-cell>
          <table:table-cell table:formula="of:=[.B688]-[.A688]" office:value-type="float" office:value="7483919872" calcext:value-type="float">
            <text:p>7483919872</text:p>
          </table:table-cell>
        </table:table-row>
        <table:table-row table:style-name="ro1">
          <table:table-cell office:value-type="float" office:value="1.59148056160287E+018" calcext:value-type="float">
            <text:p>1.59148056160287E+018</text:p>
          </table:table-cell>
          <table:table-cell office:value-type="float" office:value="1.5914805690868E+018" calcext:value-type="float">
            <text:p>1.5914805690868E+018</text:p>
          </table:table-cell>
          <table:table-cell table:formula="of:=[.B689]-[.A689]" office:value-type="float" office:value="7483930112" calcext:value-type="float">
            <text:p>7483930112</text:p>
          </table:table-cell>
        </table:table-row>
        <table:table-row table:style-name="ro1">
          <table:table-cell office:value-type="float" office:value="1.59148056160288E+018" calcext:value-type="float">
            <text:p>1.59148056160288E+018</text:p>
          </table:table-cell>
          <table:table-cell office:value-type="float" office:value="1.5914805690868E+018" calcext:value-type="float">
            <text:p>1.5914805690868E+018</text:p>
          </table:table-cell>
          <table:table-cell table:formula="of:=[.B690]-[.A690]" office:value-type="float" office:value="7483920128" calcext:value-type="float">
            <text:p>7483920128</text:p>
          </table:table-cell>
        </table:table-row>
        <table:table-row table:style-name="ro1">
          <table:table-cell office:value-type="float" office:value="1.59148056160288E+018" calcext:value-type="float">
            <text:p>1.59148056160288E+018</text:p>
          </table:table-cell>
          <table:table-cell office:value-type="float" office:value="1.59148056908681E+018" calcext:value-type="float">
            <text:p>1.59148056908681E+018</text:p>
          </table:table-cell>
          <table:table-cell table:formula="of:=[.B691]-[.A691]" office:value-type="float" office:value="7483929856" calcext:value-type="float">
            <text:p>7483929856</text:p>
          </table:table-cell>
        </table:table-row>
        <table:table-row table:style-name="ro1">
          <table:table-cell office:value-type="float" office:value="1.59148056160289E+018" calcext:value-type="float">
            <text:p>1.59148056160289E+018</text:p>
          </table:table-cell>
          <table:table-cell office:value-type="float" office:value="1.59148056908681E+018" calcext:value-type="float">
            <text:p>1.59148056908681E+018</text:p>
          </table:table-cell>
          <table:table-cell table:formula="of:=[.B692]-[.A692]" office:value-type="float" office:value="7483919872" calcext:value-type="float">
            <text:p>7483919872</text:p>
          </table:table-cell>
        </table:table-row>
        <table:table-row table:style-name="ro1">
          <table:table-cell office:value-type="float" office:value="1.59148056160289E+018" calcext:value-type="float">
            <text:p>1.59148056160289E+018</text:p>
          </table:table-cell>
          <table:table-cell office:value-type="float" office:value="1.59148056908682E+018" calcext:value-type="float">
            <text:p>1.59148056908682E+018</text:p>
          </table:table-cell>
          <table:table-cell table:formula="of:=[.B693]-[.A693]" office:value-type="float" office:value="7483930112" calcext:value-type="float">
            <text:p>7483930112</text:p>
          </table:table-cell>
        </table:table-row>
        <table:table-row table:style-name="ro1">
          <table:table-cell office:value-type="float" office:value="1.5914805616029E+018" calcext:value-type="float">
            <text:p>1.5914805616029E+018</text:p>
          </table:table-cell>
          <table:table-cell office:value-type="float" office:value="1.59148056908682E+018" calcext:value-type="float">
            <text:p>1.59148056908682E+018</text:p>
          </table:table-cell>
          <table:table-cell table:formula="of:=[.B694]-[.A694]" office:value-type="float" office:value="7483920128" calcext:value-type="float">
            <text:p>7483920128</text:p>
          </table:table-cell>
        </table:table-row>
        <table:table-row table:style-name="ro1">
          <table:table-cell office:value-type="float" office:value="1.5914805616029E+018" calcext:value-type="float">
            <text:p>1.5914805616029E+018</text:p>
          </table:table-cell>
          <table:table-cell office:value-type="float" office:value="1.59148056908683E+018" calcext:value-type="float">
            <text:p>1.59148056908683E+018</text:p>
          </table:table-cell>
          <table:table-cell table:formula="of:=[.B695]-[.A695]" office:value-type="float" office:value="7483929856" calcext:value-type="float">
            <text:p>7483929856</text:p>
          </table:table-cell>
        </table:table-row>
        <table:table-row table:style-name="ro1">
          <table:table-cell office:value-type="float" office:value="1.59148056160291E+018" calcext:value-type="float">
            <text:p>1.59148056160291E+018</text:p>
          </table:table-cell>
          <table:table-cell office:value-type="float" office:value="1.59148056908683E+018" calcext:value-type="float">
            <text:p>1.59148056908683E+018</text:p>
          </table:table-cell>
          <table:table-cell table:formula="of:=[.B696]-[.A696]" office:value-type="float" office:value="7483919872" calcext:value-type="float">
            <text:p>7483919872</text:p>
          </table:table-cell>
        </table:table-row>
        <table:table-row table:style-name="ro1">
          <table:table-cell office:value-type="float" office:value="1.59148056160291E+018" calcext:value-type="float">
            <text:p>1.59148056160291E+018</text:p>
          </table:table-cell>
          <table:table-cell office:value-type="float" office:value="1.59148056908683E+018" calcext:value-type="float">
            <text:p>1.59148056908683E+018</text:p>
          </table:table-cell>
          <table:table-cell table:formula="of:=[.B697]-[.A697]" office:value-type="float" office:value="7483919872" calcext:value-type="float">
            <text:p>7483919872</text:p>
          </table:table-cell>
        </table:table-row>
        <table:table-row table:style-name="ro1">
          <table:table-cell office:value-type="float" office:value="1.59148056160292E+018" calcext:value-type="float">
            <text:p>1.59148056160292E+018</text:p>
          </table:table-cell>
          <table:table-cell office:value-type="float" office:value="1.59148056908684E+018" calcext:value-type="float">
            <text:p>1.59148056908684E+018</text:p>
          </table:table-cell>
          <table:table-cell table:formula="of:=[.B698]-[.A698]" office:value-type="float" office:value="7483920128" calcext:value-type="float">
            <text:p>7483920128</text:p>
          </table:table-cell>
        </table:table-row>
        <table:table-row table:style-name="ro1">
          <table:table-cell office:value-type="float" office:value="1.59148056160292E+018" calcext:value-type="float">
            <text:p>1.59148056160292E+018</text:p>
          </table:table-cell>
          <table:table-cell office:value-type="float" office:value="1.59148056908684E+018" calcext:value-type="float">
            <text:p>1.59148056908684E+018</text:p>
          </table:table-cell>
          <table:table-cell table:formula="of:=[.B699]-[.A699]" office:value-type="float" office:value="7483920128" calcext:value-type="float">
            <text:p>7483920128</text:p>
          </table:table-cell>
        </table:table-row>
        <table:table-row table:style-name="ro1">
          <table:table-cell office:value-type="float" office:value="1.59148056160293E+018" calcext:value-type="float">
            <text:p>1.59148056160293E+018</text:p>
          </table:table-cell>
          <table:table-cell office:value-type="float" office:value="1.59148056908685E+018" calcext:value-type="float">
            <text:p>1.59148056908685E+018</text:p>
          </table:table-cell>
          <table:table-cell table:formula="of:=[.B700]-[.A700]" office:value-type="float" office:value="7483919872" calcext:value-type="float">
            <text:p>7483919872</text:p>
          </table:table-cell>
        </table:table-row>
        <table:table-row table:style-name="ro1">
          <table:table-cell office:value-type="float" office:value="1.59148056160293E+018" calcext:value-type="float">
            <text:p>1.59148056160293E+018</text:p>
          </table:table-cell>
          <table:table-cell office:value-type="float" office:value="1.59148056908685E+018" calcext:value-type="float">
            <text:p>1.59148056908685E+018</text:p>
          </table:table-cell>
          <table:table-cell table:formula="of:=[.B701]-[.A701]" office:value-type="float" office:value="7483919872" calcext:value-type="float">
            <text:p>7483919872</text:p>
          </table:table-cell>
        </table:table-row>
        <table:table-row table:style-name="ro1">
          <table:table-cell office:value-type="float" office:value="1.59148056160294E+018" calcext:value-type="float">
            <text:p>1.59148056160294E+018</text:p>
          </table:table-cell>
          <table:table-cell office:value-type="float" office:value="1.59148056908686E+018" calcext:value-type="float">
            <text:p>1.59148056908686E+018</text:p>
          </table:table-cell>
          <table:table-cell table:formula="of:=[.B702]-[.A702]" office:value-type="float" office:value="7483920128" calcext:value-type="float">
            <text:p>7483920128</text:p>
          </table:table-cell>
        </table:table-row>
        <table:table-row table:style-name="ro1">
          <table:table-cell office:value-type="float" office:value="1.59148056160294E+018" calcext:value-type="float">
            <text:p>1.59148056160294E+018</text:p>
          </table:table-cell>
          <table:table-cell office:value-type="float" office:value="1.59148056908686E+018" calcext:value-type="float">
            <text:p>1.59148056908686E+018</text:p>
          </table:table-cell>
          <table:table-cell table:formula="of:=[.B703]-[.A703]" office:value-type="float" office:value="7483920128" calcext:value-type="float">
            <text:p>7483920128</text:p>
          </table:table-cell>
        </table:table-row>
        <table:table-row table:style-name="ro1">
          <table:table-cell office:value-type="float" office:value="1.59148056160295E+018" calcext:value-type="float">
            <text:p>1.59148056160295E+018</text:p>
          </table:table-cell>
          <table:table-cell office:value-type="float" office:value="1.59148056908687E+018" calcext:value-type="float">
            <text:p>1.59148056908687E+018</text:p>
          </table:table-cell>
          <table:table-cell table:formula="of:=[.B704]-[.A704]" office:value-type="float" office:value="7483919616" calcext:value-type="float">
            <text:p>7483919616</text:p>
          </table:table-cell>
        </table:table-row>
        <table:table-row table:style-name="ro1">
          <table:table-cell office:value-type="float" office:value="1.59148056160295E+018" calcext:value-type="float">
            <text:p>1.59148056160295E+018</text:p>
          </table:table-cell>
          <table:table-cell office:value-type="float" office:value="1.59148056908687E+018" calcext:value-type="float">
            <text:p>1.59148056908687E+018</text:p>
          </table:table-cell>
          <table:table-cell table:formula="of:=[.B705]-[.A705]" office:value-type="float" office:value="7483919616" calcext:value-type="float">
            <text:p>7483919616</text:p>
          </table:table-cell>
        </table:table-row>
        <table:table-row table:style-name="ro1">
          <table:table-cell office:value-type="float" office:value="1.59148056160296E+018" calcext:value-type="float">
            <text:p>1.59148056160296E+018</text:p>
          </table:table-cell>
          <table:table-cell office:value-type="float" office:value="1.59148056908688E+018" calcext:value-type="float">
            <text:p>1.59148056908688E+018</text:p>
          </table:table-cell>
          <table:table-cell table:formula="of:=[.B706]-[.A706]" office:value-type="float" office:value="7483920128" calcext:value-type="float">
            <text:p>7483920128</text:p>
          </table:table-cell>
        </table:table-row>
        <table:table-row table:style-name="ro1">
          <table:table-cell office:value-type="float" office:value="1.59148056160296E+018" calcext:value-type="float">
            <text:p>1.59148056160296E+018</text:p>
          </table:table-cell>
          <table:table-cell office:value-type="float" office:value="1.59148056908688E+018" calcext:value-type="float">
            <text:p>1.59148056908688E+018</text:p>
          </table:table-cell>
          <table:table-cell table:formula="of:=[.B707]-[.A707]" office:value-type="float" office:value="7483920128" calcext:value-type="float">
            <text:p>7483920128</text:p>
          </table:table-cell>
        </table:table-row>
        <table:table-row table:style-name="ro1">
          <table:table-cell office:value-type="float" office:value="1.59148056160297E+018" calcext:value-type="float">
            <text:p>1.59148056160297E+018</text:p>
          </table:table-cell>
          <table:table-cell office:value-type="float" office:value="1.59148056908688E+018" calcext:value-type="float">
            <text:p>1.59148056908688E+018</text:p>
          </table:table-cell>
          <table:table-cell table:formula="of:=[.B708]-[.A708]" office:value-type="float" office:value="7483909888" calcext:value-type="float">
            <text:p>7483909888</text:p>
          </table:table-cell>
        </table:table-row>
        <table:table-row table:style-name="ro1">
          <table:table-cell office:value-type="float" office:value="1.59148056160297E+018" calcext:value-type="float">
            <text:p>1.59148056160297E+018</text:p>
          </table:table-cell>
          <table:table-cell office:value-type="float" office:value="1.59148056908689E+018" calcext:value-type="float">
            <text:p>1.59148056908689E+018</text:p>
          </table:table-cell>
          <table:table-cell table:formula="of:=[.B709]-[.A709]" office:value-type="float" office:value="7483919616" calcext:value-type="float">
            <text:p>7483919616</text:p>
          </table:table-cell>
        </table:table-row>
        <table:table-row table:style-name="ro1">
          <table:table-cell office:value-type="float" office:value="1.59148056160298E+018" calcext:value-type="float">
            <text:p>1.59148056160298E+018</text:p>
          </table:table-cell>
          <table:table-cell office:value-type="float" office:value="1.59148056908689E+018" calcext:value-type="float">
            <text:p>1.59148056908689E+018</text:p>
          </table:table-cell>
          <table:table-cell table:formula="of:=[.B710]-[.A710]" office:value-type="float" office:value="7483909888" calcext:value-type="float">
            <text:p>7483909888</text:p>
          </table:table-cell>
        </table:table-row>
        <table:table-row table:style-name="ro1">
          <table:table-cell office:value-type="float" office:value="1.59148056160298E+018" calcext:value-type="float">
            <text:p>1.59148056160298E+018</text:p>
          </table:table-cell>
          <table:table-cell office:value-type="float" office:value="1.59148056908689E+018" calcext:value-type="float">
            <text:p>1.59148056908689E+018</text:p>
          </table:table-cell>
          <table:table-cell table:formula="of:=[.B711]-[.A711]" office:value-type="float" office:value="7483909888" calcext:value-type="float">
            <text:p>7483909888</text:p>
          </table:table-cell>
        </table:table-row>
        <table:table-row table:style-name="ro1">
          <table:table-cell office:value-type="float" office:value="1.59148056160299E+018" calcext:value-type="float">
            <text:p>1.59148056160299E+018</text:p>
          </table:table-cell>
          <table:table-cell office:value-type="float" office:value="1.5914805690869E+018" calcext:value-type="float">
            <text:p>1.5914805690869E+018</text:p>
          </table:table-cell>
          <table:table-cell table:formula="of:=[.B712]-[.A712]" office:value-type="float" office:value="7483909888" calcext:value-type="float">
            <text:p>7483909888</text:p>
          </table:table-cell>
        </table:table-row>
        <table:table-row table:style-name="ro1">
          <table:table-cell office:value-type="float" office:value="1.59148056160302E+018" calcext:value-type="float">
            <text:p>1.59148056160302E+018</text:p>
          </table:table-cell>
          <table:table-cell office:value-type="float" office:value="1.5914805690869E+018" calcext:value-type="float">
            <text:p>1.5914805690869E+018</text:p>
          </table:table-cell>
          <table:table-cell table:formula="of:=[.B713]-[.A713]" office:value-type="float" office:value="7483880192" calcext:value-type="float">
            <text:p>7483880192</text:p>
          </table:table-cell>
        </table:table-row>
        <table:table-row table:style-name="ro1">
          <table:table-cell office:value-type="float" office:value="1.59148056160305E+018" calcext:value-type="float">
            <text:p>1.59148056160305E+018</text:p>
          </table:table-cell>
          <table:table-cell office:value-type="float" office:value="1.59148056908691E+018" calcext:value-type="float">
            <text:p>1.59148056908691E+018</text:p>
          </table:table-cell>
          <table:table-cell table:formula="of:=[.B714]-[.A714]" office:value-type="float" office:value="7483859968" calcext:value-type="float">
            <text:p>7483859968</text:p>
          </table:table-cell>
        </table:table-row>
        <table:table-row table:style-name="ro1">
          <table:table-cell office:value-type="float" office:value="1.59148056160306E+018" calcext:value-type="float">
            <text:p>1.59148056160306E+018</text:p>
          </table:table-cell>
          <table:table-cell office:value-type="float" office:value="1.59148056908691E+018" calcext:value-type="float">
            <text:p>1.59148056908691E+018</text:p>
          </table:table-cell>
          <table:table-cell table:formula="of:=[.B715]-[.A715]" office:value-type="float" office:value="7483849984" calcext:value-type="float">
            <text:p>7483849984</text:p>
          </table:table-cell>
        </table:table-row>
        <table:table-row table:style-name="ro1">
          <table:table-cell office:value-type="float" office:value="1.59148056160306E+018" calcext:value-type="float">
            <text:p>1.59148056160306E+018</text:p>
          </table:table-cell>
          <table:table-cell office:value-type="float" office:value="1.59148056908691E+018" calcext:value-type="float">
            <text:p>1.59148056908691E+018</text:p>
          </table:table-cell>
          <table:table-cell table:formula="of:=[.B716]-[.A716]" office:value-type="float" office:value="7483849984" calcext:value-type="float">
            <text:p>7483849984</text:p>
          </table:table-cell>
        </table:table-row>
        <table:table-row table:style-name="ro1">
          <table:table-cell office:value-type="float" office:value="1.59148056160307E+018" calcext:value-type="float">
            <text:p>1.59148056160307E+018</text:p>
          </table:table-cell>
          <table:table-cell office:value-type="float" office:value="1.59148056908692E+018" calcext:value-type="float">
            <text:p>1.59148056908692E+018</text:p>
          </table:table-cell>
          <table:table-cell table:formula="of:=[.B717]-[.A717]" office:value-type="float" office:value="7483849984" calcext:value-type="float">
            <text:p>7483849984</text:p>
          </table:table-cell>
        </table:table-row>
        <table:table-row table:style-name="ro1">
          <table:table-cell office:value-type="float" office:value="1.59148056160309E+018" calcext:value-type="float">
            <text:p>1.59148056160309E+018</text:p>
          </table:table-cell>
          <table:table-cell office:value-type="float" office:value="1.59148056908692E+018" calcext:value-type="float">
            <text:p>1.59148056908692E+018</text:p>
          </table:table-cell>
          <table:table-cell table:formula="of:=[.B718]-[.A718]" office:value-type="float" office:value="7483830016" calcext:value-type="float">
            <text:p>7483830016</text:p>
          </table:table-cell>
        </table:table-row>
        <table:table-row table:style-name="ro1">
          <table:table-cell office:value-type="float" office:value="1.59148056160309E+018" calcext:value-type="float">
            <text:p>1.59148056160309E+018</text:p>
          </table:table-cell>
          <table:table-cell office:value-type="float" office:value="1.59148056908692E+018" calcext:value-type="float">
            <text:p>1.59148056908692E+018</text:p>
          </table:table-cell>
          <table:table-cell table:formula="of:=[.B719]-[.A719]" office:value-type="float" office:value="7483830016" calcext:value-type="float">
            <text:p>7483830016</text:p>
          </table:table-cell>
        </table:table-row>
        <table:table-row table:style-name="ro1">
          <table:table-cell office:value-type="float" office:value="1.5914805616031E+018" calcext:value-type="float">
            <text:p>1.5914805616031E+018</text:p>
          </table:table-cell>
          <table:table-cell office:value-type="float" office:value="1.59148056908693E+018" calcext:value-type="float">
            <text:p>1.59148056908693E+018</text:p>
          </table:table-cell>
          <table:table-cell table:formula="of:=[.B720]-[.A720]" office:value-type="float" office:value="7483830016" calcext:value-type="float">
            <text:p>7483830016</text:p>
          </table:table-cell>
        </table:table-row>
        <table:table-row table:style-name="ro1">
          <table:table-cell office:value-type="float" office:value="1.5914805616031E+018" calcext:value-type="float">
            <text:p>1.5914805616031E+018</text:p>
          </table:table-cell>
          <table:table-cell office:value-type="float" office:value="1.59148056908693E+018" calcext:value-type="float">
            <text:p>1.59148056908693E+018</text:p>
          </table:table-cell>
          <table:table-cell table:formula="of:=[.B721]-[.A721]" office:value-type="float" office:value="7483830016" calcext:value-type="float">
            <text:p>7483830016</text:p>
          </table:table-cell>
        </table:table-row>
        <table:table-row table:style-name="ro1">
          <table:table-cell office:value-type="float" office:value="1.59148056160311E+018" calcext:value-type="float">
            <text:p>1.59148056160311E+018</text:p>
          </table:table-cell>
          <table:table-cell office:value-type="float" office:value="1.59148056908693E+018" calcext:value-type="float">
            <text:p>1.59148056908693E+018</text:p>
          </table:table-cell>
          <table:table-cell table:formula="of:=[.B722]-[.A722]" office:value-type="float" office:value="7483819776" calcext:value-type="float">
            <text:p>7483819776</text:p>
          </table:table-cell>
        </table:table-row>
        <table:table-row table:style-name="ro1">
          <table:table-cell office:value-type="float" office:value="1.59148056160311E+018" calcext:value-type="float">
            <text:p>1.59148056160311E+018</text:p>
          </table:table-cell>
          <table:table-cell office:value-type="float" office:value="1.59148056908694E+018" calcext:value-type="float">
            <text:p>1.59148056908694E+018</text:p>
          </table:table-cell>
          <table:table-cell table:formula="of:=[.B723]-[.A723]" office:value-type="float" office:value="7483829760" calcext:value-type="float">
            <text:p>7483829760</text:p>
          </table:table-cell>
        </table:table-row>
        <table:table-row table:style-name="ro1">
          <table:table-cell office:value-type="float" office:value="1.59148056160312E+018" calcext:value-type="float">
            <text:p>1.59148056160312E+018</text:p>
          </table:table-cell>
          <table:table-cell office:value-type="float" office:value="1.59148056908694E+018" calcext:value-type="float">
            <text:p>1.59148056908694E+018</text:p>
          </table:table-cell>
          <table:table-cell table:formula="of:=[.B724]-[.A724]" office:value-type="float" office:value="7483819776" calcext:value-type="float">
            <text:p>7483819776</text:p>
          </table:table-cell>
        </table:table-row>
        <table:table-row table:style-name="ro1">
          <table:table-cell office:value-type="float" office:value="1.59148056160312E+018" calcext:value-type="float">
            <text:p>1.59148056160312E+018</text:p>
          </table:table-cell>
          <table:table-cell office:value-type="float" office:value="1.59148056908695E+018" calcext:value-type="float">
            <text:p>1.59148056908695E+018</text:p>
          </table:table-cell>
          <table:table-cell table:formula="of:=[.B725]-[.A725]" office:value-type="float" office:value="7483829760" calcext:value-type="float">
            <text:p>7483829760</text:p>
          </table:table-cell>
        </table:table-row>
        <table:table-row table:style-name="ro1">
          <table:table-cell office:value-type="float" office:value="1.59148056160313E+018" calcext:value-type="float">
            <text:p>1.59148056160313E+018</text:p>
          </table:table-cell>
          <table:table-cell office:value-type="float" office:value="1.59148056908695E+018" calcext:value-type="float">
            <text:p>1.59148056908695E+018</text:p>
          </table:table-cell>
          <table:table-cell table:formula="of:=[.B726]-[.A726]" office:value-type="float" office:value="7483819776" calcext:value-type="float">
            <text:p>7483819776</text:p>
          </table:table-cell>
        </table:table-row>
        <table:table-row table:style-name="ro1">
          <table:table-cell office:value-type="float" office:value="1.59148056160313E+018" calcext:value-type="float">
            <text:p>1.59148056160313E+018</text:p>
          </table:table-cell>
          <table:table-cell office:value-type="float" office:value="1.59148056908695E+018" calcext:value-type="float">
            <text:p>1.59148056908695E+018</text:p>
          </table:table-cell>
          <table:table-cell table:formula="of:=[.B727]-[.A727]" office:value-type="float" office:value="7483819776" calcext:value-type="float">
            <text:p>7483819776</text:p>
          </table:table-cell>
        </table:table-row>
        <table:table-row table:style-name="ro1">
          <table:table-cell office:value-type="float" office:value="1.59148056160314E+018" calcext:value-type="float">
            <text:p>1.59148056160314E+018</text:p>
          </table:table-cell>
          <table:table-cell office:value-type="float" office:value="1.59148056908696E+018" calcext:value-type="float">
            <text:p>1.59148056908696E+018</text:p>
          </table:table-cell>
          <table:table-cell table:formula="of:=[.B728]-[.A728]" office:value-type="float" office:value="7483820032" calcext:value-type="float">
            <text:p>7483820032</text:p>
          </table:table-cell>
        </table:table-row>
        <table:table-row table:style-name="ro1">
          <table:table-cell office:value-type="float" office:value="1.59148056160314E+018" calcext:value-type="float">
            <text:p>1.59148056160314E+018</text:p>
          </table:table-cell>
          <table:table-cell office:value-type="float" office:value="1.59148056908696E+018" calcext:value-type="float">
            <text:p>1.59148056908696E+018</text:p>
          </table:table-cell>
          <table:table-cell table:formula="of:=[.B729]-[.A729]" office:value-type="float" office:value="7483820032" calcext:value-type="float">
            <text:p>7483820032</text:p>
          </table:table-cell>
        </table:table-row>
        <table:table-row table:style-name="ro1">
          <table:table-cell office:value-type="float" office:value="1.59148056160315E+018" calcext:value-type="float">
            <text:p>1.59148056160315E+018</text:p>
          </table:table-cell>
          <table:table-cell office:value-type="float" office:value="1.59148056908696E+018" calcext:value-type="float">
            <text:p>1.59148056908696E+018</text:p>
          </table:table-cell>
          <table:table-cell table:formula="of:=[.B730]-[.A730]" office:value-type="float" office:value="7483810048" calcext:value-type="float">
            <text:p>7483810048</text:p>
          </table:table-cell>
        </table:table-row>
        <table:table-row table:style-name="ro1">
          <table:table-cell office:value-type="float" office:value="1.59148056160315E+018" calcext:value-type="float">
            <text:p>1.59148056160315E+018</text:p>
          </table:table-cell>
          <table:table-cell office:value-type="float" office:value="1.59148056908697E+018" calcext:value-type="float">
            <text:p>1.59148056908697E+018</text:p>
          </table:table-cell>
          <table:table-cell table:formula="of:=[.B731]-[.A731]" office:value-type="float" office:value="7483820032" calcext:value-type="float">
            <text:p>7483820032</text:p>
          </table:table-cell>
        </table:table-row>
        <table:table-row table:style-name="ro1">
          <table:table-cell office:value-type="float" office:value="1.59148056160316E+018" calcext:value-type="float">
            <text:p>1.59148056160316E+018</text:p>
          </table:table-cell>
          <table:table-cell office:value-type="float" office:value="1.59148056908697E+018" calcext:value-type="float">
            <text:p>1.59148056908697E+018</text:p>
          </table:table-cell>
          <table:table-cell table:formula="of:=[.B732]-[.A732]" office:value-type="float" office:value="7483810048" calcext:value-type="float">
            <text:p>7483810048</text:p>
          </table:table-cell>
        </table:table-row>
        <table:table-row table:style-name="ro1">
          <table:table-cell office:value-type="float" office:value="1.59148056160316E+018" calcext:value-type="float">
            <text:p>1.59148056160316E+018</text:p>
          </table:table-cell>
          <table:table-cell office:value-type="float" office:value="1.59148056908697E+018" calcext:value-type="float">
            <text:p>1.59148056908697E+018</text:p>
          </table:table-cell>
          <table:table-cell table:formula="of:=[.B733]-[.A733]" office:value-type="float" office:value="7483810048" calcext:value-type="float">
            <text:p>7483810048</text:p>
          </table:table-cell>
        </table:table-row>
        <table:table-row table:style-name="ro1">
          <table:table-cell office:value-type="float" office:value="1.59148056160317E+018" calcext:value-type="float">
            <text:p>1.59148056160317E+018</text:p>
          </table:table-cell>
          <table:table-cell office:value-type="float" office:value="1.59148056908698E+018" calcext:value-type="float">
            <text:p>1.59148056908698E+018</text:p>
          </table:table-cell>
          <table:table-cell table:formula="of:=[.B734]-[.A734]" office:value-type="float" office:value="7483810048" calcext:value-type="float">
            <text:p>7483810048</text:p>
          </table:table-cell>
        </table:table-row>
        <table:table-row table:style-name="ro1">
          <table:table-cell office:value-type="float" office:value="1.59148056160317E+018" calcext:value-type="float">
            <text:p>1.59148056160317E+018</text:p>
          </table:table-cell>
          <table:table-cell office:value-type="float" office:value="1.59148056908698E+018" calcext:value-type="float">
            <text:p>1.59148056908698E+018</text:p>
          </table:table-cell>
          <table:table-cell table:formula="of:=[.B735]-[.A735]" office:value-type="float" office:value="7483810048" calcext:value-type="float">
            <text:p>7483810048</text:p>
          </table:table-cell>
        </table:table-row>
        <table:table-row table:style-name="ro1">
          <table:table-cell office:value-type="float" office:value="1.59148056160318E+018" calcext:value-type="float">
            <text:p>1.59148056160318E+018</text:p>
          </table:table-cell>
          <table:table-cell office:value-type="float" office:value="1.59148056908699E+018" calcext:value-type="float">
            <text:p>1.59148056908699E+018</text:p>
          </table:table-cell>
          <table:table-cell table:formula="of:=[.B736]-[.A736]" office:value-type="float" office:value="7483810048" calcext:value-type="float">
            <text:p>7483810048</text:p>
          </table:table-cell>
        </table:table-row>
        <table:table-row table:style-name="ro1">
          <table:table-cell office:value-type="float" office:value="1.59148056160318E+018" calcext:value-type="float">
            <text:p>1.59148056160318E+018</text:p>
          </table:table-cell>
          <table:table-cell office:value-type="float" office:value="1.59148056908699E+018" calcext:value-type="float">
            <text:p>1.59148056908699E+018</text:p>
          </table:table-cell>
          <table:table-cell table:formula="of:=[.B737]-[.A737]" office:value-type="float" office:value="7483810048" calcext:value-type="float">
            <text:p>7483810048</text:p>
          </table:table-cell>
        </table:table-row>
        <table:table-row table:style-name="ro1">
          <table:table-cell office:value-type="float" office:value="1.59148056160319E+018" calcext:value-type="float">
            <text:p>1.59148056160319E+018</text:p>
          </table:table-cell>
          <table:table-cell office:value-type="float" office:value="1.59148056908699E+018" calcext:value-type="float">
            <text:p>1.59148056908699E+018</text:p>
          </table:table-cell>
          <table:table-cell table:formula="of:=[.B738]-[.A738]" office:value-type="float" office:value="7483800064" calcext:value-type="float">
            <text:p>7483800064</text:p>
          </table:table-cell>
        </table:table-row>
        <table:table-row table:style-name="ro1">
          <table:table-cell office:value-type="float" office:value="1.5914805616032E+018" calcext:value-type="float">
            <text:p>1.5914805616032E+018</text:p>
          </table:table-cell>
          <table:table-cell office:value-type="float" office:value="1.591480569087E+018" calcext:value-type="float">
            <text:p>1.591480569087E+018</text:p>
          </table:table-cell>
          <table:table-cell table:formula="of:=[.B739]-[.A739]" office:value-type="float" office:value="7483799808" calcext:value-type="float">
            <text:p>7483799808</text:p>
          </table:table-cell>
        </table:table-row>
        <table:table-row table:style-name="ro1">
          <table:table-cell office:value-type="float" office:value="1.5914805616032E+018" calcext:value-type="float">
            <text:p>1.5914805616032E+018</text:p>
          </table:table-cell>
          <table:table-cell office:value-type="float" office:value="1.591480569087E+018" calcext:value-type="float">
            <text:p>1.591480569087E+018</text:p>
          </table:table-cell>
          <table:table-cell table:formula="of:=[.B740]-[.A740]" office:value-type="float" office:value="7483799808" calcext:value-type="float">
            <text:p>7483799808</text:p>
          </table:table-cell>
        </table:table-row>
        <table:table-row table:style-name="ro1">
          <table:table-cell office:value-type="float" office:value="1.59148056160321E+018" calcext:value-type="float">
            <text:p>1.59148056160321E+018</text:p>
          </table:table-cell>
          <table:table-cell office:value-type="float" office:value="1.591480569087E+018" calcext:value-type="float">
            <text:p>1.591480569087E+018</text:p>
          </table:table-cell>
          <table:table-cell table:formula="of:=[.B741]-[.A741]" office:value-type="float" office:value="7483790080" calcext:value-type="float">
            <text:p>7483790080</text:p>
          </table:table-cell>
        </table:table-row>
        <table:table-row table:style-name="ro1">
          <table:table-cell office:value-type="float" office:value="1.59148056160321E+018" calcext:value-type="float">
            <text:p>1.59148056160321E+018</text:p>
          </table:table-cell>
          <table:table-cell office:value-type="float" office:value="1.59148056908701E+018" calcext:value-type="float">
            <text:p>1.59148056908701E+018</text:p>
          </table:table-cell>
          <table:table-cell table:formula="of:=[.B742]-[.A742]" office:value-type="float" office:value="7483800064" calcext:value-type="float">
            <text:p>7483800064</text:p>
          </table:table-cell>
        </table:table-row>
        <table:table-row table:style-name="ro1">
          <table:table-cell office:value-type="float" office:value="1.59148056160322E+018" calcext:value-type="float">
            <text:p>1.59148056160322E+018</text:p>
          </table:table-cell>
          <table:table-cell office:value-type="float" office:value="1.59148056908701E+018" calcext:value-type="float">
            <text:p>1.59148056908701E+018</text:p>
          </table:table-cell>
          <table:table-cell table:formula="of:=[.B743]-[.A743]" office:value-type="float" office:value="7483789824" calcext:value-type="float">
            <text:p>7483789824</text:p>
          </table:table-cell>
        </table:table-row>
        <table:table-row table:style-name="ro1">
          <table:table-cell office:value-type="float" office:value="1.59148056160322E+018" calcext:value-type="float">
            <text:p>1.59148056160322E+018</text:p>
          </table:table-cell>
          <table:table-cell office:value-type="float" office:value="1.59148056908701E+018" calcext:value-type="float">
            <text:p>1.59148056908701E+018</text:p>
          </table:table-cell>
          <table:table-cell table:formula="of:=[.B744]-[.A744]" office:value-type="float" office:value="7483789824" calcext:value-type="float">
            <text:p>7483789824</text:p>
          </table:table-cell>
        </table:table-row>
        <table:table-row table:style-name="ro1">
          <table:table-cell office:value-type="float" office:value="1.59148056160323E+018" calcext:value-type="float">
            <text:p>1.59148056160323E+018</text:p>
          </table:table-cell>
          <table:table-cell office:value-type="float" office:value="1.59148056908702E+018" calcext:value-type="float">
            <text:p>1.59148056908702E+018</text:p>
          </table:table-cell>
          <table:table-cell table:formula="of:=[.B745]-[.A745]" office:value-type="float" office:value="7483790080" calcext:value-type="float">
            <text:p>7483790080</text:p>
          </table:table-cell>
        </table:table-row>
        <table:table-row table:style-name="ro1">
          <table:table-cell office:value-type="float" office:value="1.59148056160323E+018" calcext:value-type="float">
            <text:p>1.59148056160323E+018</text:p>
          </table:table-cell>
          <table:table-cell office:value-type="float" office:value="1.59148056908702E+018" calcext:value-type="float">
            <text:p>1.59148056908702E+018</text:p>
          </table:table-cell>
          <table:table-cell table:formula="of:=[.B746]-[.A746]" office:value-type="float" office:value="7483790080" calcext:value-type="float">
            <text:p>7483790080</text:p>
          </table:table-cell>
        </table:table-row>
        <table:table-row table:style-name="ro1">
          <table:table-cell office:value-type="float" office:value="1.59148056160324E+018" calcext:value-type="float">
            <text:p>1.59148056160324E+018</text:p>
          </table:table-cell>
          <table:table-cell office:value-type="float" office:value="1.59148056908703E+018" calcext:value-type="float">
            <text:p>1.59148056908703E+018</text:p>
          </table:table-cell>
          <table:table-cell table:formula="of:=[.B747]-[.A747]" office:value-type="float" office:value="7483789824" calcext:value-type="float">
            <text:p>7483789824</text:p>
          </table:table-cell>
        </table:table-row>
        <table:table-row table:style-name="ro1">
          <table:table-cell office:value-type="float" office:value="1.59148056160324E+018" calcext:value-type="float">
            <text:p>1.59148056160324E+018</text:p>
          </table:table-cell>
          <table:table-cell office:value-type="float" office:value="1.59148056908703E+018" calcext:value-type="float">
            <text:p>1.59148056908703E+018</text:p>
          </table:table-cell>
          <table:table-cell table:formula="of:=[.B748]-[.A748]" office:value-type="float" office:value="7483789824" calcext:value-type="float">
            <text:p>7483789824</text:p>
          </table:table-cell>
        </table:table-row>
        <table:table-row table:style-name="ro1">
          <table:table-cell office:value-type="float" office:value="1.59148056160325E+018" calcext:value-type="float">
            <text:p>1.59148056160325E+018</text:p>
          </table:table-cell>
          <table:table-cell office:value-type="float" office:value="1.59148056908703E+018" calcext:value-type="float">
            <text:p>1.59148056908703E+018</text:p>
          </table:table-cell>
          <table:table-cell table:formula="of:=[.B749]-[.A749]" office:value-type="float" office:value="7483780096" calcext:value-type="float">
            <text:p>7483780096</text:p>
          </table:table-cell>
        </table:table-row>
        <table:table-row table:style-name="ro1">
          <table:table-cell office:value-type="float" office:value="1.59148056160325E+018" calcext:value-type="float">
            <text:p>1.59148056160325E+018</text:p>
          </table:table-cell>
          <table:table-cell office:value-type="float" office:value="1.59148056908704E+018" calcext:value-type="float">
            <text:p>1.59148056908704E+018</text:p>
          </table:table-cell>
          <table:table-cell table:formula="of:=[.B750]-[.A750]" office:value-type="float" office:value="7483790080" calcext:value-type="float">
            <text:p>7483790080</text:p>
          </table:table-cell>
        </table:table-row>
        <table:table-row table:style-name="ro1">
          <table:table-cell office:value-type="float" office:value="1.59148056160326E+018" calcext:value-type="float">
            <text:p>1.59148056160326E+018</text:p>
          </table:table-cell>
          <table:table-cell office:value-type="float" office:value="1.59148056908706E+018" calcext:value-type="float">
            <text:p>1.59148056908706E+018</text:p>
          </table:table-cell>
          <table:table-cell table:formula="of:=[.B751]-[.A751]" office:value-type="float" office:value="7483799808" calcext:value-type="float">
            <text:p>7483799808</text:p>
          </table:table-cell>
        </table:table-row>
        <table:table-row table:style-name="ro1">
          <table:table-cell office:value-type="float" office:value="1.59148056160326E+018" calcext:value-type="float">
            <text:p>1.59148056160326E+018</text:p>
          </table:table-cell>
          <table:table-cell office:value-type="float" office:value="1.59148056908706E+018" calcext:value-type="float">
            <text:p>1.59148056908706E+018</text:p>
          </table:table-cell>
          <table:table-cell table:formula="of:=[.B752]-[.A752]" office:value-type="float" office:value="7483799808" calcext:value-type="float">
            <text:p>7483799808</text:p>
          </table:table-cell>
        </table:table-row>
        <table:table-row table:style-name="ro1">
          <table:table-cell office:value-type="float" office:value="1.59148056160327E+018" calcext:value-type="float">
            <text:p>1.59148056160327E+018</text:p>
          </table:table-cell>
          <table:table-cell office:value-type="float" office:value="1.59148056908707E+018" calcext:value-type="float">
            <text:p>1.59148056908707E+018</text:p>
          </table:table-cell>
          <table:table-cell table:formula="of:=[.B753]-[.A753]" office:value-type="float" office:value="7483800320" calcext:value-type="float">
            <text:p>7483800320</text:p>
          </table:table-cell>
        </table:table-row>
        <table:table-row table:style-name="ro1">
          <table:table-cell office:value-type="float" office:value="1.59148056160327E+018" calcext:value-type="float">
            <text:p>1.59148056160327E+018</text:p>
          </table:table-cell>
          <table:table-cell office:value-type="float" office:value="1.59148056908707E+018" calcext:value-type="float">
            <text:p>1.59148056908707E+018</text:p>
          </table:table-cell>
          <table:table-cell table:formula="of:=[.B754]-[.A754]" office:value-type="float" office:value="7483800320" calcext:value-type="float">
            <text:p>7483800320</text:p>
          </table:table-cell>
        </table:table-row>
        <table:table-row table:style-name="ro1">
          <table:table-cell office:value-type="float" office:value="1.59148056160328E+018" calcext:value-type="float">
            <text:p>1.59148056160328E+018</text:p>
          </table:table-cell>
          <table:table-cell office:value-type="float" office:value="1.59148056908708E+018" calcext:value-type="float">
            <text:p>1.59148056908708E+018</text:p>
          </table:table-cell>
          <table:table-cell table:formula="of:=[.B755]-[.A755]" office:value-type="float" office:value="7483799808" calcext:value-type="float">
            <text:p>7483799808</text:p>
          </table:table-cell>
        </table:table-row>
        <table:table-row table:style-name="ro1">
          <table:table-cell office:value-type="float" office:value="1.59148056160328E+018" calcext:value-type="float">
            <text:p>1.59148056160328E+018</text:p>
          </table:table-cell>
          <table:table-cell office:value-type="float" office:value="1.59148056908708E+018" calcext:value-type="float">
            <text:p>1.59148056908708E+018</text:p>
          </table:table-cell>
          <table:table-cell table:formula="of:=[.B756]-[.A756]" office:value-type="float" office:value="7483799808" calcext:value-type="float">
            <text:p>7483799808</text:p>
          </table:table-cell>
        </table:table-row>
        <table:table-row table:style-name="ro1">
          <table:table-cell office:value-type="float" office:value="1.59148056160329E+018" calcext:value-type="float">
            <text:p>1.59148056160329E+018</text:p>
          </table:table-cell>
          <table:table-cell office:value-type="float" office:value="1.59148056908708E+018" calcext:value-type="float">
            <text:p>1.59148056908708E+018</text:p>
          </table:table-cell>
          <table:table-cell table:formula="of:=[.B757]-[.A757]" office:value-type="float" office:value="7483790080" calcext:value-type="float">
            <text:p>7483790080</text:p>
          </table:table-cell>
        </table:table-row>
        <table:table-row table:style-name="ro1">
          <table:table-cell office:value-type="float" office:value="1.59148056160329E+018" calcext:value-type="float">
            <text:p>1.59148056160329E+018</text:p>
          </table:table-cell>
          <table:table-cell office:value-type="float" office:value="1.59148056908709E+018" calcext:value-type="float">
            <text:p>1.59148056908709E+018</text:p>
          </table:table-cell>
          <table:table-cell table:formula="of:=[.B758]-[.A758]" office:value-type="float" office:value="7483800320" calcext:value-type="float">
            <text:p>7483800320</text:p>
          </table:table-cell>
        </table:table-row>
        <table:table-row table:style-name="ro1">
          <table:table-cell office:value-type="float" office:value="1.5914805616033E+018" calcext:value-type="float">
            <text:p>1.5914805616033E+018</text:p>
          </table:table-cell>
          <table:table-cell office:value-type="float" office:value="1.59148056908709E+018" calcext:value-type="float">
            <text:p>1.59148056908709E+018</text:p>
          </table:table-cell>
          <table:table-cell table:formula="of:=[.B759]-[.A759]" office:value-type="float" office:value="7483790080" calcext:value-type="float">
            <text:p>7483790080</text:p>
          </table:table-cell>
        </table:table-row>
        <table:table-row table:style-name="ro1">
          <table:table-cell office:value-type="float" office:value="1.5914805616033E+018" calcext:value-type="float">
            <text:p>1.5914805616033E+018</text:p>
          </table:table-cell>
          <table:table-cell office:value-type="float" office:value="1.59148056908709E+018" calcext:value-type="float">
            <text:p>1.59148056908709E+018</text:p>
          </table:table-cell>
          <table:table-cell table:formula="of:=[.B760]-[.A760]" office:value-type="float" office:value="7483790080" calcext:value-type="float">
            <text:p>7483790080</text:p>
          </table:table-cell>
        </table:table-row>
        <table:table-row table:style-name="ro1">
          <table:table-cell office:value-type="float" office:value="1.59148056160331E+018" calcext:value-type="float">
            <text:p>1.59148056160331E+018</text:p>
          </table:table-cell>
          <table:table-cell office:value-type="float" office:value="1.5914805690871E+018" calcext:value-type="float">
            <text:p>1.5914805690871E+018</text:p>
          </table:table-cell>
          <table:table-cell table:formula="of:=[.B761]-[.A761]" office:value-type="float" office:value="7483790080" calcext:value-type="float">
            <text:p>7483790080</text:p>
          </table:table-cell>
        </table:table-row>
        <table:table-row table:style-name="ro1">
          <table:table-cell office:value-type="float" office:value="1.59148056160331E+018" calcext:value-type="float">
            <text:p>1.59148056160331E+018</text:p>
          </table:table-cell>
          <table:table-cell office:value-type="float" office:value="1.5914805690871E+018" calcext:value-type="float">
            <text:p>1.5914805690871E+018</text:p>
          </table:table-cell>
          <table:table-cell table:formula="of:=[.B762]-[.A762]" office:value-type="float" office:value="7483790080" calcext:value-type="float">
            <text:p>7483790080</text:p>
          </table:table-cell>
        </table:table-row>
        <table:table-row table:style-name="ro1">
          <table:table-cell office:value-type="float" office:value="1.59148056160332E+018" calcext:value-type="float">
            <text:p>1.59148056160332E+018</text:p>
          </table:table-cell>
          <table:table-cell office:value-type="float" office:value="1.5914805690871E+018" calcext:value-type="float">
            <text:p>1.5914805690871E+018</text:p>
          </table:table-cell>
          <table:table-cell table:formula="of:=[.B763]-[.A763]" office:value-type="float" office:value="7483779840" calcext:value-type="float">
            <text:p>7483779840</text:p>
          </table:table-cell>
        </table:table-row>
        <table:table-row table:style-name="ro1">
          <table:table-cell office:value-type="float" office:value="1.59148056160332E+018" calcext:value-type="float">
            <text:p>1.59148056160332E+018</text:p>
          </table:table-cell>
          <table:table-cell office:value-type="float" office:value="1.59148056908711E+018" calcext:value-type="float">
            <text:p>1.59148056908711E+018</text:p>
          </table:table-cell>
          <table:table-cell table:formula="of:=[.B764]-[.A764]" office:value-type="float" office:value="7483790080" calcext:value-type="float">
            <text:p>7483790080</text:p>
          </table:table-cell>
        </table:table-row>
        <table:table-row table:style-name="ro1">
          <table:table-cell office:value-type="float" office:value="1.59148056160333E+018" calcext:value-type="float">
            <text:p>1.59148056160333E+018</text:p>
          </table:table-cell>
          <table:table-cell office:value-type="float" office:value="1.59148056908711E+018" calcext:value-type="float">
            <text:p>1.59148056908711E+018</text:p>
          </table:table-cell>
          <table:table-cell table:formula="of:=[.B765]-[.A765]" office:value-type="float" office:value="7483780352" calcext:value-type="float">
            <text:p>7483780352</text:p>
          </table:table-cell>
        </table:table-row>
        <table:table-row table:style-name="ro1">
          <table:table-cell office:value-type="float" office:value="1.59148056160333E+018" calcext:value-type="float">
            <text:p>1.59148056160333E+018</text:p>
          </table:table-cell>
          <table:table-cell office:value-type="float" office:value="1.59148056908712E+018" calcext:value-type="float">
            <text:p>1.59148056908712E+018</text:p>
          </table:table-cell>
          <table:table-cell table:formula="of:=[.B766]-[.A766]" office:value-type="float" office:value="7483790080" calcext:value-type="float">
            <text:p>7483790080</text:p>
          </table:table-cell>
        </table:table-row>
        <table:table-row table:style-name="ro1">
          <table:table-cell office:value-type="float" office:value="1.59148056160334E+018" calcext:value-type="float">
            <text:p>1.59148056160334E+018</text:p>
          </table:table-cell>
          <table:table-cell office:value-type="float" office:value="1.59148056908712E+018" calcext:value-type="float">
            <text:p>1.59148056908712E+018</text:p>
          </table:table-cell>
          <table:table-cell table:formula="of:=[.B767]-[.A767]" office:value-type="float" office:value="7483779840" calcext:value-type="float">
            <text:p>7483779840</text:p>
          </table:table-cell>
        </table:table-row>
        <table:table-row table:style-name="ro1">
          <table:table-cell office:value-type="float" office:value="1.59148056160334E+018" calcext:value-type="float">
            <text:p>1.59148056160334E+018</text:p>
          </table:table-cell>
          <table:table-cell office:value-type="float" office:value="1.59148056908712E+018" calcext:value-type="float">
            <text:p>1.59148056908712E+018</text:p>
          </table:table-cell>
          <table:table-cell table:formula="of:=[.B768]-[.A768]" office:value-type="float" office:value="7483779840" calcext:value-type="float">
            <text:p>7483779840</text:p>
          </table:table-cell>
        </table:table-row>
        <table:table-row table:style-name="ro1">
          <table:table-cell office:value-type="float" office:value="1.59148056160335E+018" calcext:value-type="float">
            <text:p>1.59148056160335E+018</text:p>
          </table:table-cell>
          <table:table-cell office:value-type="float" office:value="1.59148056908713E+018" calcext:value-type="float">
            <text:p>1.59148056908713E+018</text:p>
          </table:table-cell>
          <table:table-cell table:formula="of:=[.B769]-[.A769]" office:value-type="float" office:value="7483780096" calcext:value-type="float">
            <text:p>7483780096</text:p>
          </table:table-cell>
        </table:table-row>
        <table:table-row table:style-name="ro1">
          <table:table-cell office:value-type="float" office:value="1.59148056160335E+018" calcext:value-type="float">
            <text:p>1.59148056160335E+018</text:p>
          </table:table-cell>
          <table:table-cell office:value-type="float" office:value="1.59148056908713E+018" calcext:value-type="float">
            <text:p>1.59148056908713E+018</text:p>
          </table:table-cell>
          <table:table-cell table:formula="of:=[.B770]-[.A770]" office:value-type="float" office:value="7483780096" calcext:value-type="float">
            <text:p>7483780096</text:p>
          </table:table-cell>
        </table:table-row>
        <table:table-row table:style-name="ro1">
          <table:table-cell office:value-type="float" office:value="1.59148056160336E+018" calcext:value-type="float">
            <text:p>1.59148056160336E+018</text:p>
          </table:table-cell>
          <table:table-cell office:value-type="float" office:value="1.59148056908714E+018" calcext:value-type="float">
            <text:p>1.59148056908714E+018</text:p>
          </table:table-cell>
          <table:table-cell table:formula="of:=[.B771]-[.A771]" office:value-type="float" office:value="7483779840" calcext:value-type="float">
            <text:p>7483779840</text:p>
          </table:table-cell>
        </table:table-row>
        <table:table-row table:style-name="ro1">
          <table:table-cell office:value-type="float" office:value="1.59148056160336E+018" calcext:value-type="float">
            <text:p>1.59148056160336E+018</text:p>
          </table:table-cell>
          <table:table-cell office:value-type="float" office:value="1.59148056908714E+018" calcext:value-type="float">
            <text:p>1.59148056908714E+018</text:p>
          </table:table-cell>
          <table:table-cell table:formula="of:=[.B772]-[.A772]" office:value-type="float" office:value="7483779840" calcext:value-type="float">
            <text:p>7483779840</text:p>
          </table:table-cell>
        </table:table-row>
        <table:table-row table:style-name="ro1">
          <table:table-cell office:value-type="float" office:value="1.59148056160337E+018" calcext:value-type="float">
            <text:p>1.59148056160337E+018</text:p>
          </table:table-cell>
          <table:table-cell office:value-type="float" office:value="1.59148056908714E+018" calcext:value-type="float">
            <text:p>1.59148056908714E+018</text:p>
          </table:table-cell>
          <table:table-cell table:formula="of:=[.B773]-[.A773]" office:value-type="float" office:value="7483769856" calcext:value-type="float">
            <text:p>7483769856</text:p>
          </table:table-cell>
        </table:table-row>
        <table:table-row table:style-name="ro1">
          <table:table-cell office:value-type="float" office:value="1.59148056160337E+018" calcext:value-type="float">
            <text:p>1.59148056160337E+018</text:p>
          </table:table-cell>
          <table:table-cell office:value-type="float" office:value="1.59148056908715E+018" calcext:value-type="float">
            <text:p>1.59148056908715E+018</text:p>
          </table:table-cell>
          <table:table-cell table:formula="of:=[.B774]-[.A774]" office:value-type="float" office:value="7483780096" calcext:value-type="float">
            <text:p>7483780096</text:p>
          </table:table-cell>
        </table:table-row>
        <table:table-row table:style-name="ro1">
          <table:table-cell office:value-type="float" office:value="1.59148056160338E+018" calcext:value-type="float">
            <text:p>1.59148056160338E+018</text:p>
          </table:table-cell>
          <table:table-cell office:value-type="float" office:value="1.59148056908715E+018" calcext:value-type="float">
            <text:p>1.59148056908715E+018</text:p>
          </table:table-cell>
          <table:table-cell table:formula="of:=[.B775]-[.A775]" office:value-type="float" office:value="7483770112" calcext:value-type="float">
            <text:p>7483770112</text:p>
          </table:table-cell>
        </table:table-row>
        <table:table-row table:style-name="ro1">
          <table:table-cell office:value-type="float" office:value="1.59148056160338E+018" calcext:value-type="float">
            <text:p>1.59148056160338E+018</text:p>
          </table:table-cell>
          <table:table-cell office:value-type="float" office:value="1.59148056908715E+018" calcext:value-type="float">
            <text:p>1.59148056908715E+018</text:p>
          </table:table-cell>
          <table:table-cell table:formula="of:=[.B776]-[.A776]" office:value-type="float" office:value="7483770112" calcext:value-type="float">
            <text:p>7483770112</text:p>
          </table:table-cell>
        </table:table-row>
        <table:table-row table:style-name="ro1">
          <table:table-cell office:value-type="float" office:value="1.59148056160339E+018" calcext:value-type="float">
            <text:p>1.59148056160339E+018</text:p>
          </table:table-cell>
          <table:table-cell office:value-type="float" office:value="1.59148056908716E+018" calcext:value-type="float">
            <text:p>1.59148056908716E+018</text:p>
          </table:table-cell>
          <table:table-cell table:formula="of:=[.B777]-[.A777]" office:value-type="float" office:value="7483769856" calcext:value-type="float">
            <text:p>7483769856</text:p>
          </table:table-cell>
        </table:table-row>
        <table:table-row table:style-name="ro1">
          <table:table-cell office:value-type="float" office:value="1.59148056160339E+018" calcext:value-type="float">
            <text:p>1.59148056160339E+018</text:p>
          </table:table-cell>
          <table:table-cell office:value-type="float" office:value="1.59148056908716E+018" calcext:value-type="float">
            <text:p>1.59148056908716E+018</text:p>
          </table:table-cell>
          <table:table-cell table:formula="of:=[.B778]-[.A778]" office:value-type="float" office:value="7483769856" calcext:value-type="float">
            <text:p>7483769856</text:p>
          </table:table-cell>
        </table:table-row>
        <table:table-row table:style-name="ro1">
          <table:table-cell office:value-type="float" office:value="1.5914805616034E+018" calcext:value-type="float">
            <text:p>1.5914805616034E+018</text:p>
          </table:table-cell>
          <table:table-cell office:value-type="float" office:value="1.59148056908717E+018" calcext:value-type="float">
            <text:p>1.59148056908717E+018</text:p>
          </table:table-cell>
          <table:table-cell table:formula="of:=[.B779]-[.A779]" office:value-type="float" office:value="7483770112" calcext:value-type="float">
            <text:p>7483770112</text:p>
          </table:table-cell>
        </table:table-row>
        <table:table-row table:style-name="ro1">
          <table:table-cell office:value-type="float" office:value="1.5914805616034E+018" calcext:value-type="float">
            <text:p>1.5914805616034E+018</text:p>
          </table:table-cell>
          <table:table-cell office:value-type="float" office:value="1.59148056908717E+018" calcext:value-type="float">
            <text:p>1.59148056908717E+018</text:p>
          </table:table-cell>
          <table:table-cell table:formula="of:=[.B780]-[.A780]" office:value-type="float" office:value="7483770112" calcext:value-type="float">
            <text:p>7483770112</text:p>
          </table:table-cell>
        </table:table-row>
        <table:table-row table:style-name="ro1">
          <table:table-cell office:value-type="float" office:value="1.59148056160341E+018" calcext:value-type="float">
            <text:p>1.59148056160341E+018</text:p>
          </table:table-cell>
          <table:table-cell office:value-type="float" office:value="1.59148056908717E+018" calcext:value-type="float">
            <text:p>1.59148056908717E+018</text:p>
          </table:table-cell>
          <table:table-cell table:formula="of:=[.B781]-[.A781]" office:value-type="float" office:value="7483760128" calcext:value-type="float">
            <text:p>7483760128</text:p>
          </table:table-cell>
        </table:table-row>
        <table:table-row table:style-name="ro1">
          <table:table-cell office:value-type="float" office:value="1.59148056160341E+018" calcext:value-type="float">
            <text:p>1.59148056160341E+018</text:p>
          </table:table-cell>
          <table:table-cell office:value-type="float" office:value="1.59148056908718E+018" calcext:value-type="float">
            <text:p>1.59148056908718E+018</text:p>
          </table:table-cell>
          <table:table-cell table:formula="of:=[.B782]-[.A782]" office:value-type="float" office:value="7483770112" calcext:value-type="float">
            <text:p>7483770112</text:p>
          </table:table-cell>
        </table:table-row>
        <table:table-row table:style-name="ro1">
          <table:table-cell office:value-type="float" office:value="1.59148056160342E+018" calcext:value-type="float">
            <text:p>1.59148056160342E+018</text:p>
          </table:table-cell>
          <table:table-cell office:value-type="float" office:value="1.59148056908718E+018" calcext:value-type="float">
            <text:p>1.59148056908718E+018</text:p>
          </table:table-cell>
          <table:table-cell table:formula="of:=[.B783]-[.A783]" office:value-type="float" office:value="7483760128" calcext:value-type="float">
            <text:p>7483760128</text:p>
          </table:table-cell>
        </table:table-row>
        <table:table-row table:style-name="ro1">
          <table:table-cell office:value-type="float" office:value="1.59148056160342E+018" calcext:value-type="float">
            <text:p>1.59148056160342E+018</text:p>
          </table:table-cell>
          <table:table-cell office:value-type="float" office:value="1.59148056908718E+018" calcext:value-type="float">
            <text:p>1.59148056908718E+018</text:p>
          </table:table-cell>
          <table:table-cell table:formula="of:=[.B784]-[.A784]" office:value-type="float" office:value="7483760128" calcext:value-type="float">
            <text:p>7483760128</text:p>
          </table:table-cell>
        </table:table-row>
        <table:table-row table:style-name="ro1">
          <table:table-cell office:value-type="float" office:value="1.59148056160343E+018" calcext:value-type="float">
            <text:p>1.59148056160343E+018</text:p>
          </table:table-cell>
          <table:table-cell office:value-type="float" office:value="1.59148056908719E+018" calcext:value-type="float">
            <text:p>1.59148056908719E+018</text:p>
          </table:table-cell>
          <table:table-cell table:formula="of:=[.B785]-[.A785]" office:value-type="float" office:value="7483760128" calcext:value-type="float">
            <text:p>7483760128</text:p>
          </table:table-cell>
        </table:table-row>
        <table:table-row table:style-name="ro1">
          <table:table-cell office:value-type="float" office:value="1.59148056160343E+018" calcext:value-type="float">
            <text:p>1.59148056160343E+018</text:p>
          </table:table-cell>
          <table:table-cell office:value-type="float" office:value="1.59148056908719E+018" calcext:value-type="float">
            <text:p>1.59148056908719E+018</text:p>
          </table:table-cell>
          <table:table-cell table:formula="of:=[.B786]-[.A786]" office:value-type="float" office:value="7483760128" calcext:value-type="float">
            <text:p>7483760128</text:p>
          </table:table-cell>
        </table:table-row>
        <table:table-row table:style-name="ro1">
          <table:table-cell office:value-type="float" office:value="1.59148056160344E+018" calcext:value-type="float">
            <text:p>1.59148056160344E+018</text:p>
          </table:table-cell>
          <table:table-cell office:value-type="float" office:value="1.59148056908719E+018" calcext:value-type="float">
            <text:p>1.59148056908719E+018</text:p>
          </table:table-cell>
          <table:table-cell table:formula="of:=[.B787]-[.A787]" office:value-type="float" office:value="7483750144" calcext:value-type="float">
            <text:p>7483750144</text:p>
          </table:table-cell>
        </table:table-row>
        <table:table-row table:style-name="ro1">
          <table:table-cell office:value-type="float" office:value="1.59148056160344E+018" calcext:value-type="float">
            <text:p>1.59148056160344E+018</text:p>
          </table:table-cell>
          <table:table-cell office:value-type="float" office:value="1.5914805690872E+018" calcext:value-type="float">
            <text:p>1.5914805690872E+018</text:p>
          </table:table-cell>
          <table:table-cell table:formula="of:=[.B788]-[.A788]" office:value-type="float" office:value="7483760128" calcext:value-type="float">
            <text:p>7483760128</text:p>
          </table:table-cell>
        </table:table-row>
        <table:table-row table:style-name="ro1">
          <table:table-cell office:value-type="float" office:value="1.59148056160345E+018" calcext:value-type="float">
            <text:p>1.59148056160345E+018</text:p>
          </table:table-cell>
          <table:table-cell office:value-type="float" office:value="1.5914805690872E+018" calcext:value-type="float">
            <text:p>1.5914805690872E+018</text:p>
          </table:table-cell>
          <table:table-cell table:formula="of:=[.B789]-[.A789]" office:value-type="float" office:value="7483750144" calcext:value-type="float">
            <text:p>7483750144</text:p>
          </table:table-cell>
        </table:table-row>
        <table:table-row table:style-name="ro1">
          <table:table-cell office:value-type="float" office:value="1.59148056160345E+018" calcext:value-type="float">
            <text:p>1.59148056160345E+018</text:p>
          </table:table-cell>
          <table:table-cell office:value-type="float" office:value="1.59148056908721E+018" calcext:value-type="float">
            <text:p>1.59148056908721E+018</text:p>
          </table:table-cell>
          <table:table-cell table:formula="of:=[.B790]-[.A790]" office:value-type="float" office:value="7483760128" calcext:value-type="float">
            <text:p>7483760128</text:p>
          </table:table-cell>
        </table:table-row>
        <table:table-row table:style-name="ro1">
          <table:table-cell office:value-type="float" office:value="1.59148056160346E+018" calcext:value-type="float">
            <text:p>1.59148056160346E+018</text:p>
          </table:table-cell>
          <table:table-cell office:value-type="float" office:value="1.59148056908721E+018" calcext:value-type="float">
            <text:p>1.59148056908721E+018</text:p>
          </table:table-cell>
          <table:table-cell table:formula="of:=[.B791]-[.A791]" office:value-type="float" office:value="7483750144" calcext:value-type="float">
            <text:p>7483750144</text:p>
          </table:table-cell>
        </table:table-row>
        <table:table-row table:style-name="ro1">
          <table:table-cell office:value-type="float" office:value="1.59148056160346E+018" calcext:value-type="float">
            <text:p>1.59148056160346E+018</text:p>
          </table:table-cell>
          <table:table-cell office:value-type="float" office:value="1.59148056908721E+018" calcext:value-type="float">
            <text:p>1.59148056908721E+018</text:p>
          </table:table-cell>
          <table:table-cell table:formula="of:=[.B792]-[.A792]" office:value-type="float" office:value="7483750144" calcext:value-type="float">
            <text:p>7483750144</text:p>
          </table:table-cell>
        </table:table-row>
        <table:table-row table:style-name="ro1">
          <table:table-cell office:value-type="float" office:value="1.59148056160347E+018" calcext:value-type="float">
            <text:p>1.59148056160347E+018</text:p>
          </table:table-cell>
          <table:table-cell office:value-type="float" office:value="1.59148056908722E+018" calcext:value-type="float">
            <text:p>1.59148056908722E+018</text:p>
          </table:table-cell>
          <table:table-cell table:formula="of:=[.B793]-[.A793]" office:value-type="float" office:value="7483749888" calcext:value-type="float">
            <text:p>7483749888</text:p>
          </table:table-cell>
        </table:table-row>
        <table:table-row table:style-name="ro1">
          <table:table-cell office:value-type="float" office:value="1.59148056160347E+018" calcext:value-type="float">
            <text:p>1.59148056160347E+018</text:p>
          </table:table-cell>
          <table:table-cell office:value-type="float" office:value="1.59148056908722E+018" calcext:value-type="float">
            <text:p>1.59148056908722E+018</text:p>
          </table:table-cell>
          <table:table-cell table:formula="of:=[.B794]-[.A794]" office:value-type="float" office:value="7483749888" calcext:value-type="float">
            <text:p>7483749888</text:p>
          </table:table-cell>
        </table:table-row>
        <table:table-row table:style-name="ro1">
          <table:table-cell office:value-type="float" office:value="1.59148056160348E+018" calcext:value-type="float">
            <text:p>1.59148056160348E+018</text:p>
          </table:table-cell>
          <table:table-cell office:value-type="float" office:value="1.59148056908722E+018" calcext:value-type="float">
            <text:p>1.59148056908722E+018</text:p>
          </table:table-cell>
          <table:table-cell table:formula="of:=[.B795]-[.A795]" office:value-type="float" office:value="7483739904" calcext:value-type="float">
            <text:p>7483739904</text:p>
          </table:table-cell>
        </table:table-row>
        <table:table-row table:style-name="ro1">
          <table:table-cell office:value-type="float" office:value="1.59148056160348E+018" calcext:value-type="float">
            <text:p>1.59148056160348E+018</text:p>
          </table:table-cell>
          <table:table-cell office:value-type="float" office:value="1.59148056908723E+018" calcext:value-type="float">
            <text:p>1.59148056908723E+018</text:p>
          </table:table-cell>
          <table:table-cell table:formula="of:=[.B796]-[.A796]" office:value-type="float" office:value="7483749888" calcext:value-type="float">
            <text:p>7483749888</text:p>
          </table:table-cell>
        </table:table-row>
        <table:table-row table:style-name="ro1">
          <table:table-cell office:value-type="float" office:value="1.59148056160349E+018" calcext:value-type="float">
            <text:p>1.59148056160349E+018</text:p>
          </table:table-cell>
          <table:table-cell office:value-type="float" office:value="1.59148056908723E+018" calcext:value-type="float">
            <text:p>1.59148056908723E+018</text:p>
          </table:table-cell>
          <table:table-cell table:formula="of:=[.B797]-[.A797]" office:value-type="float" office:value="7483739904" calcext:value-type="float">
            <text:p>7483739904</text:p>
          </table:table-cell>
        </table:table-row>
        <table:table-row table:style-name="ro1">
          <table:table-cell office:value-type="float" office:value="1.59148056160349E+018" calcext:value-type="float">
            <text:p>1.59148056160349E+018</text:p>
          </table:table-cell>
          <table:table-cell office:value-type="float" office:value="1.59148056908723E+018" calcext:value-type="float">
            <text:p>1.59148056908723E+018</text:p>
          </table:table-cell>
          <table:table-cell table:formula="of:=[.B798]-[.A798]" office:value-type="float" office:value="7483739904" calcext:value-type="float">
            <text:p>7483739904</text:p>
          </table:table-cell>
        </table:table-row>
        <table:table-row table:style-name="ro1">
          <table:table-cell office:value-type="float" office:value="1.5914805616035E+018" calcext:value-type="float">
            <text:p>1.5914805616035E+018</text:p>
          </table:table-cell>
          <table:table-cell office:value-type="float" office:value="1.59148056908724E+018" calcext:value-type="float">
            <text:p>1.59148056908724E+018</text:p>
          </table:table-cell>
          <table:table-cell table:formula="of:=[.B799]-[.A799]" office:value-type="float" office:value="7483739904" calcext:value-type="float">
            <text:p>7483739904</text:p>
          </table:table-cell>
        </table:table-row>
        <table:table-row table:style-name="ro1">
          <table:table-cell office:value-type="float" office:value="1.5914805616035E+018" calcext:value-type="float">
            <text:p>1.5914805616035E+018</text:p>
          </table:table-cell>
          <table:table-cell office:value-type="float" office:value="1.59148056908724E+018" calcext:value-type="float">
            <text:p>1.59148056908724E+018</text:p>
          </table:table-cell>
          <table:table-cell table:formula="of:=[.B800]-[.A800]" office:value-type="float" office:value="7483739904" calcext:value-type="float">
            <text:p>7483739904</text:p>
          </table:table-cell>
        </table:table-row>
        <table:table-row table:style-name="ro1">
          <table:table-cell office:value-type="float" office:value="1.59148056160351E+018" calcext:value-type="float">
            <text:p>1.59148056160351E+018</text:p>
          </table:table-cell>
          <table:table-cell office:value-type="float" office:value="1.59148056908724E+018" calcext:value-type="float">
            <text:p>1.59148056908724E+018</text:p>
          </table:table-cell>
          <table:table-cell table:formula="of:=[.B801]-[.A801]" office:value-type="float" office:value="7483729664" calcext:value-type="float">
            <text:p>7483729664</text:p>
          </table:table-cell>
        </table:table-row>
        <table:table-row table:style-name="ro1">
          <table:table-cell office:value-type="float" office:value="1.59148056160351E+018" calcext:value-type="float">
            <text:p>1.59148056160351E+018</text:p>
          </table:table-cell>
          <table:table-cell office:value-type="float" office:value="1.59148056908725E+018" calcext:value-type="float">
            <text:p>1.59148056908725E+018</text:p>
          </table:table-cell>
          <table:table-cell table:formula="of:=[.B802]-[.A802]" office:value-type="float" office:value="7483739648" calcext:value-type="float">
            <text:p>7483739648</text:p>
          </table:table-cell>
        </table:table-row>
        <table:table-row table:style-name="ro1">
          <table:table-cell office:value-type="float" office:value="1.59148056160352E+018" calcext:value-type="float">
            <text:p>1.59148056160352E+018</text:p>
          </table:table-cell>
          <table:table-cell office:value-type="float" office:value="1.59148056908725E+018" calcext:value-type="float">
            <text:p>1.59148056908725E+018</text:p>
          </table:table-cell>
          <table:table-cell table:formula="of:=[.B803]-[.A803]" office:value-type="float" office:value="7483729920" calcext:value-type="float">
            <text:p>7483729920</text:p>
          </table:table-cell>
        </table:table-row>
        <table:table-row table:style-name="ro1">
          <table:table-cell office:value-type="float" office:value="1.59148056160352E+018" calcext:value-type="float">
            <text:p>1.59148056160352E+018</text:p>
          </table:table-cell>
          <table:table-cell office:value-type="float" office:value="1.59148056908726E+018" calcext:value-type="float">
            <text:p>1.59148056908726E+018</text:p>
          </table:table-cell>
          <table:table-cell table:formula="of:=[.B804]-[.A804]" office:value-type="float" office:value="7483739904" calcext:value-type="float">
            <text:p>7483739904</text:p>
          </table:table-cell>
        </table:table-row>
        <table:table-row table:style-name="ro1">
          <table:table-cell office:value-type="float" office:value="1.59148056160353E+018" calcext:value-type="float">
            <text:p>1.59148056160353E+018</text:p>
          </table:table-cell>
          <table:table-cell office:value-type="float" office:value="1.59148056908726E+018" calcext:value-type="float">
            <text:p>1.59148056908726E+018</text:p>
          </table:table-cell>
          <table:table-cell table:formula="of:=[.B805]-[.A805]" office:value-type="float" office:value="7483729664" calcext:value-type="float">
            <text:p>7483729664</text:p>
          </table:table-cell>
        </table:table-row>
        <table:table-row table:style-name="ro1">
          <table:table-cell office:value-type="float" office:value="1.59148056160353E+018" calcext:value-type="float">
            <text:p>1.59148056160353E+018</text:p>
          </table:table-cell>
          <table:table-cell office:value-type="float" office:value="1.59148056908726E+018" calcext:value-type="float">
            <text:p>1.59148056908726E+018</text:p>
          </table:table-cell>
          <table:table-cell table:formula="of:=[.B806]-[.A806]" office:value-type="float" office:value="7483729664" calcext:value-type="float">
            <text:p>7483729664</text:p>
          </table:table-cell>
        </table:table-row>
        <table:table-row table:style-name="ro1">
          <table:table-cell office:value-type="float" office:value="1.59148056160354E+018" calcext:value-type="float">
            <text:p>1.59148056160354E+018</text:p>
          </table:table-cell>
          <table:table-cell office:value-type="float" office:value="1.59148056908727E+018" calcext:value-type="float">
            <text:p>1.59148056908727E+018</text:p>
          </table:table-cell>
          <table:table-cell table:formula="of:=[.B807]-[.A807]" office:value-type="float" office:value="7483729920" calcext:value-type="float">
            <text:p>7483729920</text:p>
          </table:table-cell>
        </table:table-row>
        <table:table-row table:style-name="ro1">
          <table:table-cell office:value-type="float" office:value="1.59148056160354E+018" calcext:value-type="float">
            <text:p>1.59148056160354E+018</text:p>
          </table:table-cell>
          <table:table-cell office:value-type="float" office:value="1.59148056908727E+018" calcext:value-type="float">
            <text:p>1.59148056908727E+018</text:p>
          </table:table-cell>
          <table:table-cell table:formula="of:=[.B808]-[.A808]" office:value-type="float" office:value="7483729920" calcext:value-type="float">
            <text:p>7483729920</text:p>
          </table:table-cell>
        </table:table-row>
        <table:table-row table:style-name="ro1">
          <table:table-cell office:value-type="float" office:value="1.59148056160362E+018" calcext:value-type="float">
            <text:p>1.59148056160362E+018</text:p>
          </table:table-cell>
          <table:table-cell office:value-type="float" office:value="1.59148056908761E+018" calcext:value-type="float">
            <text:p>1.59148056908761E+018</text:p>
          </table:table-cell>
          <table:table-cell table:formula="of:=[.B809]-[.A809]" office:value-type="float" office:value="7483990272" calcext:value-type="float">
            <text:p>7483990272</text:p>
          </table:table-cell>
        </table:table-row>
        <table:table-row table:style-name="ro1">
          <table:table-cell office:value-type="float" office:value="1.59148056160363E+018" calcext:value-type="float">
            <text:p>1.59148056160363E+018</text:p>
          </table:table-cell>
          <table:table-cell office:value-type="float" office:value="1.59148056908762E+018" calcext:value-type="float">
            <text:p>1.59148056908762E+018</text:p>
          </table:table-cell>
          <table:table-cell table:formula="of:=[.B810]-[.A810]" office:value-type="float" office:value="7483989760" calcext:value-type="float">
            <text:p>7483989760</text:p>
          </table:table-cell>
        </table:table-row>
        <table:table-row table:style-name="ro1">
          <table:table-cell office:value-type="float" office:value="1.59148056160363E+018" calcext:value-type="float">
            <text:p>1.59148056160363E+018</text:p>
          </table:table-cell>
          <table:table-cell office:value-type="float" office:value="1.59148056908763E+018" calcext:value-type="float">
            <text:p>1.59148056908763E+018</text:p>
          </table:table-cell>
          <table:table-cell table:formula="of:=[.B811]-[.A811]" office:value-type="float" office:value="7484000000" calcext:value-type="float">
            <text:p>7484000000</text:p>
          </table:table-cell>
        </table:table-row>
        <table:table-row table:style-name="ro1">
          <table:table-cell office:value-type="float" office:value="1.59148056160364E+018" calcext:value-type="float">
            <text:p>1.59148056160364E+018</text:p>
          </table:table-cell>
          <table:table-cell office:value-type="float" office:value="1.59148056908763E+018" calcext:value-type="float">
            <text:p>1.59148056908763E+018</text:p>
          </table:table-cell>
          <table:table-cell table:formula="of:=[.B812]-[.A812]" office:value-type="float" office:value="7483990016" calcext:value-type="float">
            <text:p>7483990016</text:p>
          </table:table-cell>
        </table:table-row>
        <table:table-row table:style-name="ro1">
          <table:table-cell office:value-type="float" office:value="1.59148056160364E+018" calcext:value-type="float">
            <text:p>1.59148056160364E+018</text:p>
          </table:table-cell>
          <table:table-cell office:value-type="float" office:value="1.59148056908764E+018" calcext:value-type="float">
            <text:p>1.59148056908764E+018</text:p>
          </table:table-cell>
          <table:table-cell table:formula="of:=[.B813]-[.A813]" office:value-type="float" office:value="7483999744" calcext:value-type="float">
            <text:p>7483999744</text:p>
          </table:table-cell>
        </table:table-row>
        <table:table-row table:style-name="ro1">
          <table:table-cell office:value-type="float" office:value="1.59148056160365E+018" calcext:value-type="float">
            <text:p>1.59148056160365E+018</text:p>
          </table:table-cell>
          <table:table-cell office:value-type="float" office:value="1.59148056908764E+018" calcext:value-type="float">
            <text:p>1.59148056908764E+018</text:p>
          </table:table-cell>
          <table:table-cell table:formula="of:=[.B814]-[.A814]" office:value-type="float" office:value="7483989760" calcext:value-type="float">
            <text:p>7483989760</text:p>
          </table:table-cell>
        </table:table-row>
        <table:table-row table:style-name="ro1">
          <table:table-cell office:value-type="float" office:value="1.59148056160365E+018" calcext:value-type="float">
            <text:p>1.59148056160365E+018</text:p>
          </table:table-cell>
          <table:table-cell office:value-type="float" office:value="1.59148056908765E+018" calcext:value-type="float">
            <text:p>1.59148056908765E+018</text:p>
          </table:table-cell>
          <table:table-cell table:formula="of:=[.B815]-[.A815]" office:value-type="float" office:value="7484000000" calcext:value-type="float">
            <text:p>7484000000</text:p>
          </table:table-cell>
        </table:table-row>
        <table:table-row table:style-name="ro1">
          <table:table-cell office:value-type="float" office:value="1.59148056160366E+018" calcext:value-type="float">
            <text:p>1.59148056160366E+018</text:p>
          </table:table-cell>
          <table:table-cell office:value-type="float" office:value="1.59148056908765E+018" calcext:value-type="float">
            <text:p>1.59148056908765E+018</text:p>
          </table:table-cell>
          <table:table-cell table:formula="of:=[.B816]-[.A816]" office:value-type="float" office:value="7483990016" calcext:value-type="float">
            <text:p>7483990016</text:p>
          </table:table-cell>
        </table:table-row>
        <table:table-row table:style-name="ro1">
          <table:table-cell office:value-type="float" office:value="1.59148056160367E+018" calcext:value-type="float">
            <text:p>1.59148056160367E+018</text:p>
          </table:table-cell>
          <table:table-cell office:value-type="float" office:value="1.59148056908765E+018" calcext:value-type="float">
            <text:p>1.59148056908765E+018</text:p>
          </table:table-cell>
          <table:table-cell table:formula="of:=[.B817]-[.A817]" office:value-type="float" office:value="7483980032" calcext:value-type="float">
            <text:p>7483980032</text:p>
          </table:table-cell>
        </table:table-row>
        <table:table-row table:style-name="ro1">
          <table:table-cell office:value-type="float" office:value="1.59148056160367E+018" calcext:value-type="float">
            <text:p>1.59148056160367E+018</text:p>
          </table:table-cell>
          <table:table-cell office:value-type="float" office:value="1.59148056908766E+018" calcext:value-type="float">
            <text:p>1.59148056908766E+018</text:p>
          </table:table-cell>
          <table:table-cell table:formula="of:=[.B818]-[.A818]" office:value-type="float" office:value="7483989760" calcext:value-type="float">
            <text:p>7483989760</text:p>
          </table:table-cell>
        </table:table-row>
        <table:table-row table:style-name="ro1">
          <table:table-cell office:value-type="float" office:value="1.59148056160368E+018" calcext:value-type="float">
            <text:p>1.59148056160368E+018</text:p>
          </table:table-cell>
          <table:table-cell office:value-type="float" office:value="1.59148056908766E+018" calcext:value-type="float">
            <text:p>1.59148056908766E+018</text:p>
          </table:table-cell>
          <table:table-cell table:formula="of:=[.B819]-[.A819]" office:value-type="float" office:value="7483979776" calcext:value-type="float">
            <text:p>7483979776</text:p>
          </table:table-cell>
        </table:table-row>
        <table:table-row table:style-name="ro1">
          <table:table-cell office:value-type="float" office:value="1.59148056160368E+018" calcext:value-type="float">
            <text:p>1.59148056160368E+018</text:p>
          </table:table-cell>
          <table:table-cell office:value-type="float" office:value="1.59148056908766E+018" calcext:value-type="float">
            <text:p>1.59148056908766E+018</text:p>
          </table:table-cell>
          <table:table-cell table:formula="of:=[.B820]-[.A820]" office:value-type="float" office:value="7483979776" calcext:value-type="float">
            <text:p>7483979776</text:p>
          </table:table-cell>
        </table:table-row>
        <table:table-row table:style-name="ro1">
          <table:table-cell office:value-type="float" office:value="1.59148056160369E+018" calcext:value-type="float">
            <text:p>1.59148056160369E+018</text:p>
          </table:table-cell>
          <table:table-cell office:value-type="float" office:value="1.59148056908767E+018" calcext:value-type="float">
            <text:p>1.59148056908767E+018</text:p>
          </table:table-cell>
          <table:table-cell table:formula="of:=[.B821]-[.A821]" office:value-type="float" office:value="7483980032" calcext:value-type="float">
            <text:p>7483980032</text:p>
          </table:table-cell>
        </table:table-row>
        <table:table-row table:style-name="ro1">
          <table:table-cell office:value-type="float" office:value="1.59148056160371E+018" calcext:value-type="float">
            <text:p>1.59148056160371E+018</text:p>
          </table:table-cell>
          <table:table-cell office:value-type="float" office:value="1.59148056908771E+018" calcext:value-type="float">
            <text:p>1.59148056908771E+018</text:p>
          </table:table-cell>
          <table:table-cell table:formula="of:=[.B822]-[.A822]" office:value-type="float" office:value="7484000000" calcext:value-type="float">
            <text:p>7484000000</text:p>
          </table:table-cell>
        </table:table-row>
        <table:table-row table:style-name="ro1">
          <table:table-cell office:value-type="float" office:value="1.59148056160372E+018" calcext:value-type="float">
            <text:p>1.59148056160372E+018</text:p>
          </table:table-cell>
          <table:table-cell office:value-type="float" office:value="1.59148056908772E+018" calcext:value-type="float">
            <text:p>1.59148056908772E+018</text:p>
          </table:table-cell>
          <table:table-cell table:formula="of:=[.B823]-[.A823]" office:value-type="float" office:value="7484000000" calcext:value-type="float">
            <text:p>7484000000</text:p>
          </table:table-cell>
        </table:table-row>
        <table:table-row table:style-name="ro1">
          <table:table-cell office:value-type="float" office:value="1.59148056160373E+018" calcext:value-type="float">
            <text:p>1.59148056160373E+018</text:p>
          </table:table-cell>
          <table:table-cell office:value-type="float" office:value="1.59148056908772E+018" calcext:value-type="float">
            <text:p>1.59148056908772E+018</text:p>
          </table:table-cell>
          <table:table-cell table:formula="of:=[.B824]-[.A824]" office:value-type="float" office:value="7483990016" calcext:value-type="float">
            <text:p>7483990016</text:p>
          </table:table-cell>
        </table:table-row>
        <table:table-row table:style-name="ro1">
          <table:table-cell office:value-type="float" office:value="1.59148056160373E+018" calcext:value-type="float">
            <text:p>1.59148056160373E+018</text:p>
          </table:table-cell>
          <table:table-cell office:value-type="float" office:value="1.59148056908772E+018" calcext:value-type="float">
            <text:p>1.59148056908772E+018</text:p>
          </table:table-cell>
          <table:table-cell table:formula="of:=[.B825]-[.A825]" office:value-type="float" office:value="7483990016" calcext:value-type="float">
            <text:p>7483990016</text:p>
          </table:table-cell>
        </table:table-row>
        <table:table-row table:style-name="ro1">
          <table:table-cell office:value-type="float" office:value="1.59148056160374E+018" calcext:value-type="float">
            <text:p>1.59148056160374E+018</text:p>
          </table:table-cell>
          <table:table-cell office:value-type="float" office:value="1.59148056908773E+018" calcext:value-type="float">
            <text:p>1.59148056908773E+018</text:p>
          </table:table-cell>
          <table:table-cell table:formula="of:=[.B826]-[.A826]" office:value-type="float" office:value="7483990272" calcext:value-type="float">
            <text:p>7483990272</text:p>
          </table:table-cell>
        </table:table-row>
        <table:table-row table:style-name="ro1">
          <table:table-cell office:value-type="float" office:value="1.59148056160374E+018" calcext:value-type="float">
            <text:p>1.59148056160374E+018</text:p>
          </table:table-cell>
          <table:table-cell office:value-type="float" office:value="1.59148056908773E+018" calcext:value-type="float">
            <text:p>1.59148056908773E+018</text:p>
          </table:table-cell>
          <table:table-cell table:formula="of:=[.B827]-[.A827]" office:value-type="float" office:value="7483990272" calcext:value-type="float">
            <text:p>7483990272</text:p>
          </table:table-cell>
        </table:table-row>
        <table:table-row table:style-name="ro1">
          <table:table-cell office:value-type="float" office:value="1.59148056160375E+018" calcext:value-type="float">
            <text:p>1.59148056160375E+018</text:p>
          </table:table-cell>
          <table:table-cell office:value-type="float" office:value="1.59148056908774E+018" calcext:value-type="float">
            <text:p>1.59148056908774E+018</text:p>
          </table:table-cell>
          <table:table-cell table:formula="of:=[.B828]-[.A828]" office:value-type="float" office:value="7483990272" calcext:value-type="float">
            <text:p>7483990272</text:p>
          </table:table-cell>
        </table:table-row>
        <table:table-row table:style-name="ro1">
          <table:table-cell office:value-type="float" office:value="1.59148056160375E+018" calcext:value-type="float">
            <text:p>1.59148056160375E+018</text:p>
          </table:table-cell>
          <table:table-cell office:value-type="float" office:value="1.59148056908774E+018" calcext:value-type="float">
            <text:p>1.59148056908774E+018</text:p>
          </table:table-cell>
          <table:table-cell table:formula="of:=[.B829]-[.A829]" office:value-type="float" office:value="7483990272" calcext:value-type="float">
            <text:p>7483990272</text:p>
          </table:table-cell>
        </table:table-row>
        <table:table-row table:style-name="ro1">
          <table:table-cell office:value-type="float" office:value="1.59148056160376E+018" calcext:value-type="float">
            <text:p>1.59148056160376E+018</text:p>
          </table:table-cell>
          <table:table-cell office:value-type="float" office:value="1.59148056908774E+018" calcext:value-type="float">
            <text:p>1.59148056908774E+018</text:p>
          </table:table-cell>
          <table:table-cell table:formula="of:=[.B830]-[.A830]" office:value-type="float" office:value="7483980288" calcext:value-type="float">
            <text:p>7483980288</text:p>
          </table:table-cell>
        </table:table-row>
        <table:table-row table:style-name="ro1">
          <table:table-cell office:value-type="float" office:value="1.59148056160376E+018" calcext:value-type="float">
            <text:p>1.59148056160376E+018</text:p>
          </table:table-cell>
          <table:table-cell office:value-type="float" office:value="1.59148056908775E+018" calcext:value-type="float">
            <text:p>1.59148056908775E+018</text:p>
          </table:table-cell>
          <table:table-cell table:formula="of:=[.B831]-[.A831]" office:value-type="float" office:value="7483990272" calcext:value-type="float">
            <text:p>7483990272</text:p>
          </table:table-cell>
        </table:table-row>
        <table:table-row table:style-name="ro1">
          <table:table-cell office:value-type="float" office:value="1.59148056160377E+018" calcext:value-type="float">
            <text:p>1.59148056160377E+018</text:p>
          </table:table-cell>
          <table:table-cell office:value-type="float" office:value="1.59148056908775E+018" calcext:value-type="float">
            <text:p>1.59148056908775E+018</text:p>
          </table:table-cell>
          <table:table-cell table:formula="of:=[.B832]-[.A832]" office:value-type="float" office:value="7483980288" calcext:value-type="float">
            <text:p>7483980288</text:p>
          </table:table-cell>
        </table:table-row>
        <table:table-row table:style-name="ro1">
          <table:table-cell office:value-type="float" office:value="1.59148056160377E+018" calcext:value-type="float">
            <text:p>1.59148056160377E+018</text:p>
          </table:table-cell>
          <table:table-cell office:value-type="float" office:value="1.59148056908775E+018" calcext:value-type="float">
            <text:p>1.59148056908775E+018</text:p>
          </table:table-cell>
          <table:table-cell table:formula="of:=[.B833]-[.A833]" office:value-type="float" office:value="7483980288" calcext:value-type="float">
            <text:p>7483980288</text:p>
          </table:table-cell>
        </table:table-row>
        <table:table-row table:style-name="ro1">
          <table:table-cell office:value-type="float" office:value="1.59148056160378E+018" calcext:value-type="float">
            <text:p>1.59148056160378E+018</text:p>
          </table:table-cell>
          <table:table-cell office:value-type="float" office:value="1.59148056908776E+018" calcext:value-type="float">
            <text:p>1.59148056908776E+018</text:p>
          </table:table-cell>
          <table:table-cell table:formula="of:=[.B834]-[.A834]" office:value-type="float" office:value="7483980032" calcext:value-type="float">
            <text:p>7483980032</text:p>
          </table:table-cell>
        </table:table-row>
        <table:table-row table:style-name="ro1">
          <table:table-cell office:value-type="float" office:value="1.59148056160378E+018" calcext:value-type="float">
            <text:p>1.59148056160378E+018</text:p>
          </table:table-cell>
          <table:table-cell office:value-type="float" office:value="1.59148056908776E+018" calcext:value-type="float">
            <text:p>1.59148056908776E+018</text:p>
          </table:table-cell>
          <table:table-cell table:formula="of:=[.B835]-[.A835]" office:value-type="float" office:value="7483980032" calcext:value-type="float">
            <text:p>7483980032</text:p>
          </table:table-cell>
        </table:table-row>
        <table:table-row table:style-name="ro1">
          <table:table-cell office:value-type="float" office:value="1.59148056160379E+018" calcext:value-type="float">
            <text:p>1.59148056160379E+018</text:p>
          </table:table-cell>
          <table:table-cell office:value-type="float" office:value="1.59148056908777E+018" calcext:value-type="float">
            <text:p>1.59148056908777E+018</text:p>
          </table:table-cell>
          <table:table-cell table:formula="of:=[.B836]-[.A836]" office:value-type="float" office:value="7483980288" calcext:value-type="float">
            <text:p>7483980288</text:p>
          </table:table-cell>
        </table:table-row>
        <table:table-row table:style-name="ro1">
          <table:table-cell office:value-type="float" office:value="1.59148056160379E+018" calcext:value-type="float">
            <text:p>1.59148056160379E+018</text:p>
          </table:table-cell>
          <table:table-cell office:value-type="float" office:value="1.59148056908777E+018" calcext:value-type="float">
            <text:p>1.59148056908777E+018</text:p>
          </table:table-cell>
          <table:table-cell table:formula="of:=[.B837]-[.A837]" office:value-type="float" office:value="7483980288" calcext:value-type="float">
            <text:p>7483980288</text:p>
          </table:table-cell>
        </table:table-row>
        <table:table-row table:style-name="ro1">
          <table:table-cell office:value-type="float" office:value="1.5914805616038E+018" calcext:value-type="float">
            <text:p>1.5914805616038E+018</text:p>
          </table:table-cell>
          <table:table-cell office:value-type="float" office:value="1.59148056908777E+018" calcext:value-type="float">
            <text:p>1.59148056908777E+018</text:p>
          </table:table-cell>
          <table:table-cell table:formula="of:=[.B838]-[.A838]" office:value-type="float" office:value="7483970048" calcext:value-type="float">
            <text:p>7483970048</text:p>
          </table:table-cell>
        </table:table-row>
        <table:table-row table:style-name="ro1">
          <table:table-cell office:value-type="float" office:value="1.5914805616038E+018" calcext:value-type="float">
            <text:p>1.5914805616038E+018</text:p>
          </table:table-cell>
          <table:table-cell office:value-type="float" office:value="1.59148056908778E+018" calcext:value-type="float">
            <text:p>1.59148056908778E+018</text:p>
          </table:table-cell>
          <table:table-cell table:formula="of:=[.B839]-[.A839]" office:value-type="float" office:value="7483980032" calcext:value-type="float">
            <text:p>7483980032</text:p>
          </table:table-cell>
        </table:table-row>
        <table:table-row table:style-name="ro1">
          <table:table-cell office:value-type="float" office:value="1.59148056160381E+018" calcext:value-type="float">
            <text:p>1.59148056160381E+018</text:p>
          </table:table-cell>
          <table:table-cell office:value-type="float" office:value="1.59148056908778E+018" calcext:value-type="float">
            <text:p>1.59148056908778E+018</text:p>
          </table:table-cell>
          <table:table-cell table:formula="of:=[.B840]-[.A840]" office:value-type="float" office:value="7483970304" calcext:value-type="float">
            <text:p>7483970304</text:p>
          </table:table-cell>
        </table:table-row>
        <table:table-row table:style-name="ro1">
          <table:table-cell office:value-type="float" office:value="1.59148056160381E+018" calcext:value-type="float">
            <text:p>1.59148056160381E+018</text:p>
          </table:table-cell>
          <table:table-cell office:value-type="float" office:value="1.59148056908778E+018" calcext:value-type="float">
            <text:p>1.59148056908778E+018</text:p>
          </table:table-cell>
          <table:table-cell table:formula="of:=[.B841]-[.A841]" office:value-type="float" office:value="7483970304" calcext:value-type="float">
            <text:p>7483970304</text:p>
          </table:table-cell>
        </table:table-row>
        <table:table-row table:style-name="ro1">
          <table:table-cell office:value-type="float" office:value="1.59148056160382E+018" calcext:value-type="float">
            <text:p>1.59148056160382E+018</text:p>
          </table:table-cell>
          <table:table-cell office:value-type="float" office:value="1.59148056908779E+018" calcext:value-type="float">
            <text:p>1.59148056908779E+018</text:p>
          </table:table-cell>
          <table:table-cell table:formula="of:=[.B842]-[.A842]" office:value-type="float" office:value="7483970048" calcext:value-type="float">
            <text:p>7483970048</text:p>
          </table:table-cell>
        </table:table-row>
        <table:table-row table:style-name="ro1">
          <table:table-cell office:value-type="float" office:value="1.59148056160382E+018" calcext:value-type="float">
            <text:p>1.59148056160382E+018</text:p>
          </table:table-cell>
          <table:table-cell office:value-type="float" office:value="1.59148056908779E+018" calcext:value-type="float">
            <text:p>1.59148056908779E+018</text:p>
          </table:table-cell>
          <table:table-cell table:formula="of:=[.B843]-[.A843]" office:value-type="float" office:value="7483970048" calcext:value-type="float">
            <text:p>7483970048</text:p>
          </table:table-cell>
        </table:table-row>
        <table:table-row table:style-name="ro1">
          <table:table-cell office:value-type="float" office:value="1.59148056160383E+018" calcext:value-type="float">
            <text:p>1.59148056160383E+018</text:p>
          </table:table-cell>
          <table:table-cell office:value-type="float" office:value="1.59148056908779E+018" calcext:value-type="float">
            <text:p>1.59148056908779E+018</text:p>
          </table:table-cell>
          <table:table-cell table:formula="of:=[.B844]-[.A844]" office:value-type="float" office:value="7483960064" calcext:value-type="float">
            <text:p>7483960064</text:p>
          </table:table-cell>
        </table:table-row>
        <table:table-row table:style-name="ro1">
          <table:table-cell office:value-type="float" office:value="1.59148056160383E+018" calcext:value-type="float">
            <text:p>1.59148056160383E+018</text:p>
          </table:table-cell>
          <table:table-cell office:value-type="float" office:value="1.5914805690878E+018" calcext:value-type="float">
            <text:p>1.5914805690878E+018</text:p>
          </table:table-cell>
          <table:table-cell table:formula="of:=[.B845]-[.A845]" office:value-type="float" office:value="7483970048" calcext:value-type="float">
            <text:p>7483970048</text:p>
          </table:table-cell>
        </table:table-row>
        <table:table-row table:style-name="ro1">
          <table:table-cell office:value-type="float" office:value="1.59148056160384E+018" calcext:value-type="float">
            <text:p>1.59148056160384E+018</text:p>
          </table:table-cell>
          <table:table-cell office:value-type="float" office:value="1.5914805690878E+018" calcext:value-type="float">
            <text:p>1.5914805690878E+018</text:p>
          </table:table-cell>
          <table:table-cell table:formula="of:=[.B846]-[.A846]" office:value-type="float" office:value="7483960064" calcext:value-type="float">
            <text:p>7483960064</text:p>
          </table:table-cell>
        </table:table-row>
        <table:table-row table:style-name="ro1">
          <table:table-cell office:value-type="float" office:value="1.59148056160384E+018" calcext:value-type="float">
            <text:p>1.59148056160384E+018</text:p>
          </table:table-cell>
          <table:table-cell office:value-type="float" office:value="1.59148056908781E+018" calcext:value-type="float">
            <text:p>1.59148056908781E+018</text:p>
          </table:table-cell>
          <table:table-cell table:formula="of:=[.B847]-[.A847]" office:value-type="float" office:value="7483970048" calcext:value-type="float">
            <text:p>7483970048</text:p>
          </table:table-cell>
        </table:table-row>
        <table:table-row table:style-name="ro1">
          <table:table-cell office:value-type="float" office:value="1.59148056160385E+018" calcext:value-type="float">
            <text:p>1.59148056160385E+018</text:p>
          </table:table-cell>
          <table:table-cell office:value-type="float" office:value="1.59148056908781E+018" calcext:value-type="float">
            <text:p>1.59148056908781E+018</text:p>
          </table:table-cell>
          <table:table-cell table:formula="of:=[.B848]-[.A848]" office:value-type="float" office:value="7483960064" calcext:value-type="float">
            <text:p>7483960064</text:p>
          </table:table-cell>
        </table:table-row>
        <table:table-row table:style-name="ro1">
          <table:table-cell office:value-type="float" office:value="1.59148056160385E+018" calcext:value-type="float">
            <text:p>1.59148056160385E+018</text:p>
          </table:table-cell>
          <table:table-cell office:value-type="float" office:value="1.59148056908781E+018" calcext:value-type="float">
            <text:p>1.59148056908781E+018</text:p>
          </table:table-cell>
          <table:table-cell table:formula="of:=[.B849]-[.A849]" office:value-type="float" office:value="7483960064" calcext:value-type="float">
            <text:p>7483960064</text:p>
          </table:table-cell>
        </table:table-row>
        <table:table-row table:style-name="ro1">
          <table:table-cell office:value-type="float" office:value="1.59148056160386E+018" calcext:value-type="float">
            <text:p>1.59148056160386E+018</text:p>
          </table:table-cell>
          <table:table-cell office:value-type="float" office:value="1.59148056908782E+018" calcext:value-type="float">
            <text:p>1.59148056908782E+018</text:p>
          </table:table-cell>
          <table:table-cell table:formula="of:=[.B850]-[.A850]" office:value-type="float" office:value="7483960064" calcext:value-type="float">
            <text:p>7483960064</text:p>
          </table:table-cell>
        </table:table-row>
        <table:table-row table:style-name="ro1">
          <table:table-cell office:value-type="float" office:value="1.59148056160386E+018" calcext:value-type="float">
            <text:p>1.59148056160386E+018</text:p>
          </table:table-cell>
          <table:table-cell office:value-type="float" office:value="1.59148056908782E+018" calcext:value-type="float">
            <text:p>1.59148056908782E+018</text:p>
          </table:table-cell>
          <table:table-cell table:formula="of:=[.B851]-[.A851]" office:value-type="float" office:value="7483960064" calcext:value-type="float">
            <text:p>7483960064</text:p>
          </table:table-cell>
        </table:table-row>
        <table:table-row table:style-name="ro1">
          <table:table-cell office:value-type="float" office:value="1.59148056160387E+018" calcext:value-type="float">
            <text:p>1.59148056160387E+018</text:p>
          </table:table-cell>
          <table:table-cell office:value-type="float" office:value="1.59148056908782E+018" calcext:value-type="float">
            <text:p>1.59148056908782E+018</text:p>
          </table:table-cell>
          <table:table-cell table:formula="of:=[.B852]-[.A852]" office:value-type="float" office:value="7483950080" calcext:value-type="float">
            <text:p>7483950080</text:p>
          </table:table-cell>
        </table:table-row>
        <table:table-row table:style-name="ro1">
          <table:table-cell office:value-type="float" office:value="1.59148056160387E+018" calcext:value-type="float">
            <text:p>1.59148056160387E+018</text:p>
          </table:table-cell>
          <table:table-cell office:value-type="float" office:value="1.59148056908783E+018" calcext:value-type="float">
            <text:p>1.59148056908783E+018</text:p>
          </table:table-cell>
          <table:table-cell table:formula="of:=[.B853]-[.A853]" office:value-type="float" office:value="7483960064" calcext:value-type="float">
            <text:p>7483960064</text:p>
          </table:table-cell>
        </table:table-row>
        <table:table-row table:style-name="ro1">
          <table:table-cell office:value-type="float" office:value="1.59148056160388E+018" calcext:value-type="float">
            <text:p>1.59148056160388E+018</text:p>
          </table:table-cell>
          <table:table-cell office:value-type="float" office:value="1.59148056908783E+018" calcext:value-type="float">
            <text:p>1.59148056908783E+018</text:p>
          </table:table-cell>
          <table:table-cell table:formula="of:=[.B854]-[.A854]" office:value-type="float" office:value="7483949824" calcext:value-type="float">
            <text:p>7483949824</text:p>
          </table:table-cell>
        </table:table-row>
        <table:table-row table:style-name="ro1">
          <table:table-cell office:value-type="float" office:value="1.59148056160388E+018" calcext:value-type="float">
            <text:p>1.59148056160388E+018</text:p>
          </table:table-cell>
          <table:table-cell office:value-type="float" office:value="1.59148056908783E+018" calcext:value-type="float">
            <text:p>1.59148056908783E+018</text:p>
          </table:table-cell>
          <table:table-cell table:formula="of:=[.B855]-[.A855]" office:value-type="float" office:value="7483949824" calcext:value-type="float">
            <text:p>7483949824</text:p>
          </table:table-cell>
        </table:table-row>
        <table:table-row table:style-name="ro1">
          <table:table-cell office:value-type="float" office:value="1.59148056160389E+018" calcext:value-type="float">
            <text:p>1.59148056160389E+018</text:p>
          </table:table-cell>
          <table:table-cell office:value-type="float" office:value="1.59148056908784E+018" calcext:value-type="float">
            <text:p>1.59148056908784E+018</text:p>
          </table:table-cell>
          <table:table-cell table:formula="of:=[.B856]-[.A856]" office:value-type="float" office:value="7483950080" calcext:value-type="float">
            <text:p>7483950080</text:p>
          </table:table-cell>
        </table:table-row>
        <table:table-row table:style-name="ro1">
          <table:table-cell office:value-type="float" office:value="1.59148056160389E+018" calcext:value-type="float">
            <text:p>1.59148056160389E+018</text:p>
          </table:table-cell>
          <table:table-cell office:value-type="float" office:value="1.59148056908784E+018" calcext:value-type="float">
            <text:p>1.59148056908784E+018</text:p>
          </table:table-cell>
          <table:table-cell table:formula="of:=[.B857]-[.A857]" office:value-type="float" office:value="7483950080" calcext:value-type="float">
            <text:p>7483950080</text:p>
          </table:table-cell>
        </table:table-row>
        <table:table-row table:style-name="ro1">
          <table:table-cell office:value-type="float" office:value="1.5914805616039E+018" calcext:value-type="float">
            <text:p>1.5914805616039E+018</text:p>
          </table:table-cell>
          <table:table-cell office:value-type="float" office:value="1.59148056908785E+018" calcext:value-type="float">
            <text:p>1.59148056908785E+018</text:p>
          </table:table-cell>
          <table:table-cell table:formula="of:=[.B858]-[.A858]" office:value-type="float" office:value="7483949824" calcext:value-type="float">
            <text:p>7483949824</text:p>
          </table:table-cell>
        </table:table-row>
        <table:table-row table:style-name="ro1">
          <table:table-cell office:value-type="float" office:value="1.5914805616039E+018" calcext:value-type="float">
            <text:p>1.5914805616039E+018</text:p>
          </table:table-cell>
          <table:table-cell office:value-type="float" office:value="1.59148056908785E+018" calcext:value-type="float">
            <text:p>1.59148056908785E+018</text:p>
          </table:table-cell>
          <table:table-cell table:formula="of:=[.B859]-[.A859]" office:value-type="float" office:value="7483949824" calcext:value-type="float">
            <text:p>7483949824</text:p>
          </table:table-cell>
        </table:table-row>
        <table:table-row table:style-name="ro1">
          <table:table-cell office:value-type="float" office:value="1.59148056160391E+018" calcext:value-type="float">
            <text:p>1.59148056160391E+018</text:p>
          </table:table-cell>
          <table:table-cell office:value-type="float" office:value="1.59148056908785E+018" calcext:value-type="float">
            <text:p>1.59148056908785E+018</text:p>
          </table:table-cell>
          <table:table-cell table:formula="of:=[.B860]-[.A860]" office:value-type="float" office:value="7483939840" calcext:value-type="float">
            <text:p>7483939840</text:p>
          </table:table-cell>
        </table:table-row>
        <table:table-row table:style-name="ro1">
          <table:table-cell office:value-type="float" office:value="1.59148056160392E+018" calcext:value-type="float">
            <text:p>1.59148056160392E+018</text:p>
          </table:table-cell>
          <table:table-cell office:value-type="float" office:value="1.59148056908786E+018" calcext:value-type="float">
            <text:p>1.59148056908786E+018</text:p>
          </table:table-cell>
          <table:table-cell table:formula="of:=[.B861]-[.A861]" office:value-type="float" office:value="7483939840" calcext:value-type="float">
            <text:p>7483939840</text:p>
          </table:table-cell>
        </table:table-row>
        <table:table-row table:style-name="ro1">
          <table:table-cell office:value-type="float" office:value="1.59148056160392E+018" calcext:value-type="float">
            <text:p>1.59148056160392E+018</text:p>
          </table:table-cell>
          <table:table-cell office:value-type="float" office:value="1.59148056908786E+018" calcext:value-type="float">
            <text:p>1.59148056908786E+018</text:p>
          </table:table-cell>
          <table:table-cell table:formula="of:=[.B862]-[.A862]" office:value-type="float" office:value="7483939840" calcext:value-type="float">
            <text:p>7483939840</text:p>
          </table:table-cell>
        </table:table-row>
        <table:table-row table:style-name="ro1">
          <table:table-cell office:value-type="float" office:value="1.59148056160393E+018" calcext:value-type="float">
            <text:p>1.59148056160393E+018</text:p>
          </table:table-cell>
          <table:table-cell office:value-type="float" office:value="1.59148056908786E+018" calcext:value-type="float">
            <text:p>1.59148056908786E+018</text:p>
          </table:table-cell>
          <table:table-cell table:formula="of:=[.B863]-[.A863]" office:value-type="float" office:value="7483929856" calcext:value-type="float">
            <text:p>7483929856</text:p>
          </table:table-cell>
        </table:table-row>
        <table:table-row table:style-name="ro1">
          <table:table-cell office:value-type="float" office:value="1.59148056160393E+018" calcext:value-type="float">
            <text:p>1.59148056160393E+018</text:p>
          </table:table-cell>
          <table:table-cell office:value-type="float" office:value="1.59148056908787E+018" calcext:value-type="float">
            <text:p>1.59148056908787E+018</text:p>
          </table:table-cell>
          <table:table-cell table:formula="of:=[.B864]-[.A864]" office:value-type="float" office:value="7483939840" calcext:value-type="float">
            <text:p>7483939840</text:p>
          </table:table-cell>
        </table:table-row>
        <table:table-row table:style-name="ro1">
          <table:table-cell office:value-type="float" office:value="1.59148056160394E+018" calcext:value-type="float">
            <text:p>1.59148056160394E+018</text:p>
          </table:table-cell>
          <table:table-cell office:value-type="float" office:value="1.59148056908787E+018" calcext:value-type="float">
            <text:p>1.59148056908787E+018</text:p>
          </table:table-cell>
          <table:table-cell table:formula="of:=[.B865]-[.A865]" office:value-type="float" office:value="7483929856" calcext:value-type="float">
            <text:p>7483929856</text:p>
          </table:table-cell>
        </table:table-row>
        <table:table-row table:style-name="ro1">
          <table:table-cell office:value-type="float" office:value="1.59148056160394E+018" calcext:value-type="float">
            <text:p>1.59148056160394E+018</text:p>
          </table:table-cell>
          <table:table-cell office:value-type="float" office:value="1.59148056908787E+018" calcext:value-type="float">
            <text:p>1.59148056908787E+018</text:p>
          </table:table-cell>
          <table:table-cell table:formula="of:=[.B866]-[.A866]" office:value-type="float" office:value="7483929856" calcext:value-type="float">
            <text:p>7483929856</text:p>
          </table:table-cell>
        </table:table-row>
        <table:table-row table:style-name="ro1">
          <table:table-cell office:value-type="float" office:value="1.59148056160395E+018" calcext:value-type="float">
            <text:p>1.59148056160395E+018</text:p>
          </table:table-cell>
          <table:table-cell office:value-type="float" office:value="1.59148056908788E+018" calcext:value-type="float">
            <text:p>1.59148056908788E+018</text:p>
          </table:table-cell>
          <table:table-cell table:formula="of:=[.B867]-[.A867]" office:value-type="float" office:value="7483930112" calcext:value-type="float">
            <text:p>7483930112</text:p>
          </table:table-cell>
        </table:table-row>
        <table:table-row table:style-name="ro1">
          <table:table-cell office:value-type="float" office:value="1.59148056160395E+018" calcext:value-type="float">
            <text:p>1.59148056160395E+018</text:p>
          </table:table-cell>
          <table:table-cell office:value-type="float" office:value="1.59148056908788E+018" calcext:value-type="float">
            <text:p>1.59148056908788E+018</text:p>
          </table:table-cell>
          <table:table-cell table:formula="of:=[.B868]-[.A868]" office:value-type="float" office:value="7483930112" calcext:value-type="float">
            <text:p>7483930112</text:p>
          </table:table-cell>
        </table:table-row>
        <table:table-row table:style-name="ro1">
          <table:table-cell office:value-type="float" office:value="1.59148056160396E+018" calcext:value-type="float">
            <text:p>1.59148056160396E+018</text:p>
          </table:table-cell>
          <table:table-cell office:value-type="float" office:value="1.59148056908789E+018" calcext:value-type="float">
            <text:p>1.59148056908789E+018</text:p>
          </table:table-cell>
          <table:table-cell table:formula="of:=[.B869]-[.A869]" office:value-type="float" office:value="7483929856" calcext:value-type="float">
            <text:p>7483929856</text:p>
          </table:table-cell>
        </table:table-row>
        <table:table-row table:style-name="ro1">
          <table:table-cell office:value-type="float" office:value="1.59148056160396E+018" calcext:value-type="float">
            <text:p>1.59148056160396E+018</text:p>
          </table:table-cell>
          <table:table-cell office:value-type="float" office:value="1.59148056908789E+018" calcext:value-type="float">
            <text:p>1.59148056908789E+018</text:p>
          </table:table-cell>
          <table:table-cell table:formula="of:=[.B870]-[.A870]" office:value-type="float" office:value="7483929856" calcext:value-type="float">
            <text:p>7483929856</text:p>
          </table:table-cell>
        </table:table-row>
        <table:table-row table:style-name="ro1">
          <table:table-cell office:value-type="float" office:value="1.59148056160397E+018" calcext:value-type="float">
            <text:p>1.59148056160397E+018</text:p>
          </table:table-cell>
          <table:table-cell office:value-type="float" office:value="1.59148056908789E+018" calcext:value-type="float">
            <text:p>1.59148056908789E+018</text:p>
          </table:table-cell>
          <table:table-cell table:formula="of:=[.B871]-[.A871]" office:value-type="float" office:value="7483919872" calcext:value-type="float">
            <text:p>7483919872</text:p>
          </table:table-cell>
        </table:table-row>
        <table:table-row table:style-name="ro1">
          <table:table-cell office:value-type="float" office:value="1.59148056160397E+018" calcext:value-type="float">
            <text:p>1.59148056160397E+018</text:p>
          </table:table-cell>
          <table:table-cell office:value-type="float" office:value="1.5914805690879E+018" calcext:value-type="float">
            <text:p>1.5914805690879E+018</text:p>
          </table:table-cell>
          <table:table-cell table:formula="of:=[.B872]-[.A872]" office:value-type="float" office:value="7483930112" calcext:value-type="float">
            <text:p>7483930112</text:p>
          </table:table-cell>
        </table:table-row>
        <table:table-row table:style-name="ro1">
          <table:table-cell office:value-type="float" office:value="1.59148056160398E+018" calcext:value-type="float">
            <text:p>1.59148056160398E+018</text:p>
          </table:table-cell>
          <table:table-cell office:value-type="float" office:value="1.5914805690879E+018" calcext:value-type="float">
            <text:p>1.5914805690879E+018</text:p>
          </table:table-cell>
          <table:table-cell table:formula="of:=[.B873]-[.A873]" office:value-type="float" office:value="7483920128" calcext:value-type="float">
            <text:p>7483920128</text:p>
          </table:table-cell>
        </table:table-row>
        <table:table-row table:style-name="ro1">
          <table:table-cell office:value-type="float" office:value="1.59148056160398E+018" calcext:value-type="float">
            <text:p>1.59148056160398E+018</text:p>
          </table:table-cell>
          <table:table-cell office:value-type="float" office:value="1.5914805690879E+018" calcext:value-type="float">
            <text:p>1.5914805690879E+018</text:p>
          </table:table-cell>
          <table:table-cell table:formula="of:=[.B874]-[.A874]" office:value-type="float" office:value="7483920128" calcext:value-type="float">
            <text:p>7483920128</text:p>
          </table:table-cell>
        </table:table-row>
        <table:table-row table:style-name="ro1">
          <table:table-cell office:value-type="float" office:value="1.59148056160399E+018" calcext:value-type="float">
            <text:p>1.59148056160399E+018</text:p>
          </table:table-cell>
          <table:table-cell office:value-type="float" office:value="1.59148056908791E+018" calcext:value-type="float">
            <text:p>1.59148056908791E+018</text:p>
          </table:table-cell>
          <table:table-cell table:formula="of:=[.B875]-[.A875]" office:value-type="float" office:value="7483919872" calcext:value-type="float">
            <text:p>7483919872</text:p>
          </table:table-cell>
        </table:table-row>
        <table:table-row table:style-name="ro1">
          <table:table-cell office:value-type="float" office:value="1.59148056160399E+018" calcext:value-type="float">
            <text:p>1.59148056160399E+018</text:p>
          </table:table-cell>
          <table:table-cell office:value-type="float" office:value="1.59148056908791E+018" calcext:value-type="float">
            <text:p>1.59148056908791E+018</text:p>
          </table:table-cell>
          <table:table-cell table:formula="of:=[.B876]-[.A876]" office:value-type="float" office:value="7483919872" calcext:value-type="float">
            <text:p>7483919872</text:p>
          </table:table-cell>
        </table:table-row>
        <table:table-row table:style-name="ro1">
          <table:table-cell office:value-type="float" office:value="1.591480561604E+018" calcext:value-type="float">
            <text:p>1.591480561604E+018</text:p>
          </table:table-cell>
          <table:table-cell office:value-type="float" office:value="1.59148056908791E+018" calcext:value-type="float">
            <text:p>1.59148056908791E+018</text:p>
          </table:table-cell>
          <table:table-cell table:formula="of:=[.B877]-[.A877]" office:value-type="float" office:value="7483909888" calcext:value-type="float">
            <text:p>7483909888</text:p>
          </table:table-cell>
        </table:table-row>
        <table:table-row table:style-name="ro1">
          <table:table-cell office:value-type="float" office:value="1.591480561604E+018" calcext:value-type="float">
            <text:p>1.591480561604E+018</text:p>
          </table:table-cell>
          <table:table-cell office:value-type="float" office:value="1.59148056908792E+018" calcext:value-type="float">
            <text:p>1.59148056908792E+018</text:p>
          </table:table-cell>
          <table:table-cell table:formula="of:=[.B878]-[.A878]" office:value-type="float" office:value="7483920128" calcext:value-type="float">
            <text:p>7483920128</text:p>
          </table:table-cell>
        </table:table-row>
        <table:table-row table:style-name="ro1">
          <table:table-cell office:value-type="float" office:value="1.59148056160401E+018" calcext:value-type="float">
            <text:p>1.59148056160401E+018</text:p>
          </table:table-cell>
          <table:table-cell office:value-type="float" office:value="1.59148056908792E+018" calcext:value-type="float">
            <text:p>1.59148056908792E+018</text:p>
          </table:table-cell>
          <table:table-cell table:formula="of:=[.B879]-[.A879]" office:value-type="float" office:value="7483910144" calcext:value-type="float">
            <text:p>7483910144</text:p>
          </table:table-cell>
        </table:table-row>
        <table:table-row table:style-name="ro1">
          <table:table-cell office:value-type="float" office:value="1.59148056160401E+018" calcext:value-type="float">
            <text:p>1.59148056160401E+018</text:p>
          </table:table-cell>
          <table:table-cell office:value-type="float" office:value="1.59148056908793E+018" calcext:value-type="float">
            <text:p>1.59148056908793E+018</text:p>
          </table:table-cell>
          <table:table-cell table:formula="of:=[.B880]-[.A880]" office:value-type="float" office:value="7483919872" calcext:value-type="float">
            <text:p>7483919872</text:p>
          </table:table-cell>
        </table:table-row>
        <table:table-row table:style-name="ro1">
          <table:table-cell office:value-type="float" office:value="1.59148056160402E+018" calcext:value-type="float">
            <text:p>1.59148056160402E+018</text:p>
          </table:table-cell>
          <table:table-cell office:value-type="float" office:value="1.59148056908793E+018" calcext:value-type="float">
            <text:p>1.59148056908793E+018</text:p>
          </table:table-cell>
          <table:table-cell table:formula="of:=[.B881]-[.A881]" office:value-type="float" office:value="7483909888" calcext:value-type="float">
            <text:p>7483909888</text:p>
          </table:table-cell>
        </table:table-row>
        <table:table-row table:style-name="ro1">
          <table:table-cell office:value-type="float" office:value="1.59148056160402E+018" calcext:value-type="float">
            <text:p>1.59148056160402E+018</text:p>
          </table:table-cell>
          <table:table-cell office:value-type="float" office:value="1.59148056908793E+018" calcext:value-type="float">
            <text:p>1.59148056908793E+018</text:p>
          </table:table-cell>
          <table:table-cell table:formula="of:=[.B882]-[.A882]" office:value-type="float" office:value="7483909888" calcext:value-type="float">
            <text:p>7483909888</text:p>
          </table:table-cell>
        </table:table-row>
        <table:table-row table:style-name="ro1">
          <table:table-cell office:value-type="float" office:value="1.59148056160403E+018" calcext:value-type="float">
            <text:p>1.59148056160403E+018</text:p>
          </table:table-cell>
          <table:table-cell office:value-type="float" office:value="1.59148056908794E+018" calcext:value-type="float">
            <text:p>1.59148056908794E+018</text:p>
          </table:table-cell>
          <table:table-cell table:formula="of:=[.B883]-[.A883]" office:value-type="float" office:value="7483910144" calcext:value-type="float">
            <text:p>7483910144</text:p>
          </table:table-cell>
        </table:table-row>
        <table:table-row table:style-name="ro1">
          <table:table-cell office:value-type="float" office:value="1.59148056160403E+018" calcext:value-type="float">
            <text:p>1.59148056160403E+018</text:p>
          </table:table-cell>
          <table:table-cell office:value-type="float" office:value="1.59148056908794E+018" calcext:value-type="float">
            <text:p>1.59148056908794E+018</text:p>
          </table:table-cell>
          <table:table-cell table:formula="of:=[.B884]-[.A884]" office:value-type="float" office:value="7483910144" calcext:value-type="float">
            <text:p>7483910144</text:p>
          </table:table-cell>
        </table:table-row>
        <table:table-row table:style-name="ro1">
          <table:table-cell office:value-type="float" office:value="1.59148056160404E+018" calcext:value-type="float">
            <text:p>1.59148056160404E+018</text:p>
          </table:table-cell>
          <table:table-cell office:value-type="float" office:value="1.59148056908794E+018" calcext:value-type="float">
            <text:p>1.59148056908794E+018</text:p>
          </table:table-cell>
          <table:table-cell table:formula="of:=[.B885]-[.A885]" office:value-type="float" office:value="7483900160" calcext:value-type="float">
            <text:p>7483900160</text:p>
          </table:table-cell>
        </table:table-row>
        <table:table-row table:style-name="ro1">
          <table:table-cell office:value-type="float" office:value="1.59148056160404E+018" calcext:value-type="float">
            <text:p>1.59148056160404E+018</text:p>
          </table:table-cell>
          <table:table-cell office:value-type="float" office:value="1.59148056908795E+018" calcext:value-type="float">
            <text:p>1.59148056908795E+018</text:p>
          </table:table-cell>
          <table:table-cell table:formula="of:=[.B886]-[.A886]" office:value-type="float" office:value="7483909888" calcext:value-type="float">
            <text:p>7483909888</text:p>
          </table:table-cell>
        </table:table-row>
        <table:table-row table:style-name="ro1">
          <table:table-cell office:value-type="float" office:value="1.59148056160405E+018" calcext:value-type="float">
            <text:p>1.59148056160405E+018</text:p>
          </table:table-cell>
          <table:table-cell office:value-type="float" office:value="1.59148056908795E+018" calcext:value-type="float">
            <text:p>1.59148056908795E+018</text:p>
          </table:table-cell>
          <table:table-cell table:formula="of:=[.B887]-[.A887]" office:value-type="float" office:value="7483899648" calcext:value-type="float">
            <text:p>7483899648</text:p>
          </table:table-cell>
        </table:table-row>
        <table:table-row table:style-name="ro1">
          <table:table-cell office:value-type="float" office:value="1.59148056160405E+018" calcext:value-type="float">
            <text:p>1.59148056160405E+018</text:p>
          </table:table-cell>
          <table:table-cell office:value-type="float" office:value="1.59148056908796E+018" calcext:value-type="float">
            <text:p>1.59148056908796E+018</text:p>
          </table:table-cell>
          <table:table-cell table:formula="of:=[.B888]-[.A888]" office:value-type="float" office:value="7483909888" calcext:value-type="float">
            <text:p>7483909888</text:p>
          </table:table-cell>
        </table:table-row>
        <table:table-row table:style-name="ro1">
          <table:table-cell office:value-type="float" office:value="1.59148056160406E+018" calcext:value-type="float">
            <text:p>1.59148056160406E+018</text:p>
          </table:table-cell>
          <table:table-cell office:value-type="float" office:value="1.59148056908796E+018" calcext:value-type="float">
            <text:p>1.59148056908796E+018</text:p>
          </table:table-cell>
          <table:table-cell table:formula="of:=[.B889]-[.A889]" office:value-type="float" office:value="7483900160" calcext:value-type="float">
            <text:p>7483900160</text:p>
          </table:table-cell>
        </table:table-row>
        <table:table-row table:style-name="ro1">
          <table:table-cell office:value-type="float" office:value="1.59148056160406E+018" calcext:value-type="float">
            <text:p>1.59148056160406E+018</text:p>
          </table:table-cell>
          <table:table-cell office:value-type="float" office:value="1.59148056908796E+018" calcext:value-type="float">
            <text:p>1.59148056908796E+018</text:p>
          </table:table-cell>
          <table:table-cell table:formula="of:=[.B890]-[.A890]" office:value-type="float" office:value="7483900160" calcext:value-type="float">
            <text:p>7483900160</text:p>
          </table:table-cell>
        </table:table-row>
        <table:table-row table:style-name="ro1">
          <table:table-cell office:value-type="float" office:value="1.59148056160407E+018" calcext:value-type="float">
            <text:p>1.59148056160407E+018</text:p>
          </table:table-cell>
          <table:table-cell office:value-type="float" office:value="1.59148056908797E+018" calcext:value-type="float">
            <text:p>1.59148056908797E+018</text:p>
          </table:table-cell>
          <table:table-cell table:formula="of:=[.B891]-[.A891]" office:value-type="float" office:value="7483899648" calcext:value-type="float">
            <text:p>7483899648</text:p>
          </table:table-cell>
        </table:table-row>
        <table:table-row table:style-name="ro1">
          <table:table-cell office:value-type="float" office:value="1.59148056160407E+018" calcext:value-type="float">
            <text:p>1.59148056160407E+018</text:p>
          </table:table-cell>
          <table:table-cell office:value-type="float" office:value="1.59148056908797E+018" calcext:value-type="float">
            <text:p>1.59148056908797E+018</text:p>
          </table:table-cell>
          <table:table-cell table:formula="of:=[.B892]-[.A892]" office:value-type="float" office:value="7483899648" calcext:value-type="float">
            <text:p>7483899648</text:p>
          </table:table-cell>
        </table:table-row>
        <table:table-row table:style-name="ro1">
          <table:table-cell office:value-type="float" office:value="1.59148056160408E+018" calcext:value-type="float">
            <text:p>1.59148056160408E+018</text:p>
          </table:table-cell>
          <table:table-cell office:value-type="float" office:value="1.59148056908797E+018" calcext:value-type="float">
            <text:p>1.59148056908797E+018</text:p>
          </table:table-cell>
          <table:table-cell table:formula="of:=[.B893]-[.A893]" office:value-type="float" office:value="7483889920" calcext:value-type="float">
            <text:p>7483889920</text:p>
          </table:table-cell>
        </table:table-row>
        <table:table-row table:style-name="ro1">
          <table:table-cell office:value-type="float" office:value="1.59148056160408E+018" calcext:value-type="float">
            <text:p>1.59148056160408E+018</text:p>
          </table:table-cell>
          <table:table-cell office:value-type="float" office:value="1.59148056908798E+018" calcext:value-type="float">
            <text:p>1.59148056908798E+018</text:p>
          </table:table-cell>
          <table:table-cell table:formula="of:=[.B894]-[.A894]" office:value-type="float" office:value="7483900160" calcext:value-type="float">
            <text:p>7483900160</text:p>
          </table:table-cell>
        </table:table-row>
        <table:table-row table:style-name="ro1">
          <table:table-cell office:value-type="float" office:value="1.59148056160409E+018" calcext:value-type="float">
            <text:p>1.59148056160409E+018</text:p>
          </table:table-cell>
          <table:table-cell office:value-type="float" office:value="1.59148056908798E+018" calcext:value-type="float">
            <text:p>1.59148056908798E+018</text:p>
          </table:table-cell>
          <table:table-cell table:formula="of:=[.B895]-[.A895]" office:value-type="float" office:value="7483889920" calcext:value-type="float">
            <text:p>7483889920</text:p>
          </table:table-cell>
        </table:table-row>
        <table:table-row table:style-name="ro1">
          <table:table-cell office:value-type="float" office:value="1.5914805616041E+018" calcext:value-type="float">
            <text:p>1.5914805616041E+018</text:p>
          </table:table-cell>
          <table:table-cell office:value-type="float" office:value="1.59148056908798E+018" calcext:value-type="float">
            <text:p>1.59148056908798E+018</text:p>
          </table:table-cell>
          <table:table-cell table:formula="of:=[.B896]-[.A896]" office:value-type="float" office:value="7483880192" calcext:value-type="float">
            <text:p>7483880192</text:p>
          </table:table-cell>
        </table:table-row>
        <table:table-row table:style-name="ro1">
          <table:table-cell office:value-type="float" office:value="1.5914805616041E+018" calcext:value-type="float">
            <text:p>1.5914805616041E+018</text:p>
          </table:table-cell>
          <table:table-cell office:value-type="float" office:value="1.59148056908799E+018" calcext:value-type="float">
            <text:p>1.59148056908799E+018</text:p>
          </table:table-cell>
          <table:table-cell table:formula="of:=[.B897]-[.A897]" office:value-type="float" office:value="7483889920" calcext:value-type="float">
            <text:p>7483889920</text:p>
          </table:table-cell>
        </table:table-row>
        <table:table-row table:style-name="ro1">
          <table:table-cell office:value-type="float" office:value="1.59148056160411E+018" calcext:value-type="float">
            <text:p>1.59148056160411E+018</text:p>
          </table:table-cell>
          <table:table-cell office:value-type="float" office:value="1.59148056908799E+018" calcext:value-type="float">
            <text:p>1.59148056908799E+018</text:p>
          </table:table-cell>
          <table:table-cell table:formula="of:=[.B898]-[.A898]" office:value-type="float" office:value="7483879680" calcext:value-type="float">
            <text:p>7483879680</text:p>
          </table:table-cell>
        </table:table-row>
        <table:table-row table:style-name="ro1">
          <table:table-cell office:value-type="float" office:value="1.59148056160411E+018" calcext:value-type="float">
            <text:p>1.59148056160411E+018</text:p>
          </table:table-cell>
          <table:table-cell office:value-type="float" office:value="1.591480569088E+018" calcext:value-type="float">
            <text:p>1.591480569088E+018</text:p>
          </table:table-cell>
          <table:table-cell table:formula="of:=[.B899]-[.A899]" office:value-type="float" office:value="7483889920" calcext:value-type="float">
            <text:p>7483889920</text:p>
          </table:table-cell>
        </table:table-row>
        <table:table-row table:style-name="ro1">
          <table:table-cell office:value-type="float" office:value="1.59148056160412E+018" calcext:value-type="float">
            <text:p>1.59148056160412E+018</text:p>
          </table:table-cell>
          <table:table-cell office:value-type="float" office:value="1.591480569088E+018" calcext:value-type="float">
            <text:p>1.591480569088E+018</text:p>
          </table:table-cell>
          <table:table-cell table:formula="of:=[.B900]-[.A900]" office:value-type="float" office:value="7483880192" calcext:value-type="float">
            <text:p>7483880192</text:p>
          </table:table-cell>
        </table:table-row>
        <table:table-row table:style-name="ro1">
          <table:table-cell office:value-type="float" office:value="1.59148056160412E+018" calcext:value-type="float">
            <text:p>1.59148056160412E+018</text:p>
          </table:table-cell>
          <table:table-cell office:value-type="float" office:value="1.591480569088E+018" calcext:value-type="float">
            <text:p>1.591480569088E+018</text:p>
          </table:table-cell>
          <table:table-cell table:formula="of:=[.B901]-[.A901]" office:value-type="float" office:value="7483880192" calcext:value-type="float">
            <text:p>7483880192</text:p>
          </table:table-cell>
        </table:table-row>
        <table:table-row table:style-name="ro1">
          <table:table-cell office:value-type="float" office:value="1.59148056160413E+018" calcext:value-type="float">
            <text:p>1.59148056160413E+018</text:p>
          </table:table-cell>
          <table:table-cell office:value-type="float" office:value="1.59148056908801E+018" calcext:value-type="float">
            <text:p>1.59148056908801E+018</text:p>
          </table:table-cell>
          <table:table-cell table:formula="of:=[.B902]-[.A902]" office:value-type="float" office:value="7483879680" calcext:value-type="float">
            <text:p>7483879680</text:p>
          </table:table-cell>
        </table:table-row>
        <table:table-row table:style-name="ro1">
          <table:table-cell office:value-type="float" office:value="1.59148056160413E+018" calcext:value-type="float">
            <text:p>1.59148056160413E+018</text:p>
          </table:table-cell>
          <table:table-cell office:value-type="float" office:value="1.59148056908801E+018" calcext:value-type="float">
            <text:p>1.59148056908801E+018</text:p>
          </table:table-cell>
          <table:table-cell table:formula="of:=[.B903]-[.A903]" office:value-type="float" office:value="7483879680" calcext:value-type="float">
            <text:p>7483879680</text:p>
          </table:table-cell>
        </table:table-row>
        <table:table-row table:style-name="ro1">
          <table:table-cell office:value-type="float" office:value="1.59148056160414E+018" calcext:value-type="float">
            <text:p>1.59148056160414E+018</text:p>
          </table:table-cell>
          <table:table-cell office:value-type="float" office:value="1.59148056908801E+018" calcext:value-type="float">
            <text:p>1.59148056908801E+018</text:p>
          </table:table-cell>
          <table:table-cell table:formula="of:=[.B904]-[.A904]" office:value-type="float" office:value="7483869952" calcext:value-type="float">
            <text:p>7483869952</text:p>
          </table:table-cell>
        </table:table-row>
        <table:table-row table:style-name="ro1">
          <table:table-cell office:value-type="float" office:value="1.59148056160414E+018" calcext:value-type="float">
            <text:p>1.59148056160414E+018</text:p>
          </table:table-cell>
          <table:table-cell office:value-type="float" office:value="1.59148056908802E+018" calcext:value-type="float">
            <text:p>1.59148056908802E+018</text:p>
          </table:table-cell>
          <table:table-cell table:formula="of:=[.B905]-[.A905]" office:value-type="float" office:value="7483880192" calcext:value-type="float">
            <text:p>7483880192</text:p>
          </table:table-cell>
        </table:table-row>
        <table:table-row table:style-name="ro1">
          <table:table-cell office:value-type="float" office:value="1.59148056160415E+018" calcext:value-type="float">
            <text:p>1.59148056160415E+018</text:p>
          </table:table-cell>
          <table:table-cell office:value-type="float" office:value="1.59148056908802E+018" calcext:value-type="float">
            <text:p>1.59148056908802E+018</text:p>
          </table:table-cell>
          <table:table-cell table:formula="of:=[.B906]-[.A906]" office:value-type="float" office:value="7483869952" calcext:value-type="float">
            <text:p>7483869952</text:p>
          </table:table-cell>
        </table:table-row>
        <table:table-row table:style-name="ro1">
          <table:table-cell office:value-type="float" office:value="1.59148056160415E+018" calcext:value-type="float">
            <text:p>1.59148056160415E+018</text:p>
          </table:table-cell>
          <table:table-cell office:value-type="float" office:value="1.59148056908802E+018" calcext:value-type="float">
            <text:p>1.59148056908802E+018</text:p>
          </table:table-cell>
          <table:table-cell table:formula="of:=[.B907]-[.A907]" office:value-type="float" office:value="7483869952" calcext:value-type="float">
            <text:p>7483869952</text:p>
          </table:table-cell>
        </table:table-row>
        <table:table-row table:style-name="ro1">
          <table:table-cell office:value-type="float" office:value="1.59148056160416E+018" calcext:value-type="float">
            <text:p>1.59148056160416E+018</text:p>
          </table:table-cell>
          <table:table-cell office:value-type="float" office:value="1.59148056908803E+018" calcext:value-type="float">
            <text:p>1.59148056908803E+018</text:p>
          </table:table-cell>
          <table:table-cell table:formula="of:=[.B908]-[.A908]" office:value-type="float" office:value="7483870208" calcext:value-type="float">
            <text:p>7483870208</text:p>
          </table:table-cell>
        </table:table-row>
        <table:table-row table:style-name="ro1">
          <table:table-cell office:value-type="float" office:value="1.59148056160416E+018" calcext:value-type="float">
            <text:p>1.59148056160416E+018</text:p>
          </table:table-cell>
          <table:table-cell office:value-type="float" office:value="1.59148056908803E+018" calcext:value-type="float">
            <text:p>1.59148056908803E+018</text:p>
          </table:table-cell>
          <table:table-cell table:formula="of:=[.B909]-[.A909]" office:value-type="float" office:value="7483870208" calcext:value-type="float">
            <text:p>7483870208</text:p>
          </table:table-cell>
        </table:table-row>
        <table:table-row table:style-name="ro1">
          <table:table-cell office:value-type="float" office:value="1.59148056160417E+018" calcext:value-type="float">
            <text:p>1.59148056160417E+018</text:p>
          </table:table-cell>
          <table:table-cell office:value-type="float" office:value="1.59148056908804E+018" calcext:value-type="float">
            <text:p>1.59148056908804E+018</text:p>
          </table:table-cell>
          <table:table-cell table:formula="of:=[.B910]-[.A910]" office:value-type="float" office:value="7483869952" calcext:value-type="float">
            <text:p>7483869952</text:p>
          </table:table-cell>
        </table:table-row>
        <table:table-row table:style-name="ro1">
          <table:table-cell office:value-type="float" office:value="1.59148056160417E+018" calcext:value-type="float">
            <text:p>1.59148056160417E+018</text:p>
          </table:table-cell>
          <table:table-cell office:value-type="float" office:value="1.59148056908806E+018" calcext:value-type="float">
            <text:p>1.59148056908806E+018</text:p>
          </table:table-cell>
          <table:table-cell table:formula="of:=[.B911]-[.A911]" office:value-type="float" office:value="7483889920" calcext:value-type="float">
            <text:p>7483889920</text:p>
          </table:table-cell>
        </table:table-row>
        <table:table-row table:style-name="ro1">
          <table:table-cell office:value-type="float" office:value="1.59148056160418E+018" calcext:value-type="float">
            <text:p>1.59148056160418E+018</text:p>
          </table:table-cell>
          <table:table-cell office:value-type="float" office:value="1.59148056908806E+018" calcext:value-type="float">
            <text:p>1.59148056908806E+018</text:p>
          </table:table-cell>
          <table:table-cell table:formula="of:=[.B912]-[.A912]" office:value-type="float" office:value="7483880192" calcext:value-type="float">
            <text:p>7483880192</text:p>
          </table:table-cell>
        </table:table-row>
        <table:table-row table:style-name="ro1">
          <table:table-cell office:value-type="float" office:value="1.59148056160418E+018" calcext:value-type="float">
            <text:p>1.59148056160418E+018</text:p>
          </table:table-cell>
          <table:table-cell office:value-type="float" office:value="1.59148056908806E+018" calcext:value-type="float">
            <text:p>1.59148056908806E+018</text:p>
          </table:table-cell>
          <table:table-cell table:formula="of:=[.B913]-[.A913]" office:value-type="float" office:value="7483880192" calcext:value-type="float">
            <text:p>7483880192</text:p>
          </table:table-cell>
        </table:table-row>
        <table:table-row table:style-name="ro1">
          <table:table-cell office:value-type="float" office:value="1.59148056160419E+018" calcext:value-type="float">
            <text:p>1.59148056160419E+018</text:p>
          </table:table-cell>
          <table:table-cell office:value-type="float" office:value="1.59148056908807E+018" calcext:value-type="float">
            <text:p>1.59148056908807E+018</text:p>
          </table:table-cell>
          <table:table-cell table:formula="of:=[.B914]-[.A914]" office:value-type="float" office:value="7483879936" calcext:value-type="float">
            <text:p>7483879936</text:p>
          </table:table-cell>
        </table:table-row>
        <table:table-row table:style-name="ro1">
          <table:table-cell office:value-type="float" office:value="1.59148056160419E+018" calcext:value-type="float">
            <text:p>1.59148056160419E+018</text:p>
          </table:table-cell>
          <table:table-cell office:value-type="float" office:value="1.59148056908807E+018" calcext:value-type="float">
            <text:p>1.59148056908807E+018</text:p>
          </table:table-cell>
          <table:table-cell table:formula="of:=[.B915]-[.A915]" office:value-type="float" office:value="7483879936" calcext:value-type="float">
            <text:p>7483879936</text:p>
          </table:table-cell>
        </table:table-row>
        <table:table-row table:style-name="ro1">
          <table:table-cell office:value-type="float" office:value="1.5914805616042E+018" calcext:value-type="float">
            <text:p>1.5914805616042E+018</text:p>
          </table:table-cell>
          <table:table-cell office:value-type="float" office:value="1.59148056908808E+018" calcext:value-type="float">
            <text:p>1.59148056908808E+018</text:p>
          </table:table-cell>
          <table:table-cell table:formula="of:=[.B916]-[.A916]" office:value-type="float" office:value="7483879936" calcext:value-type="float">
            <text:p>7483879936</text:p>
          </table:table-cell>
        </table:table-row>
        <table:table-row table:style-name="ro1">
          <table:table-cell office:value-type="float" office:value="1.5914805616042E+018" calcext:value-type="float">
            <text:p>1.5914805616042E+018</text:p>
          </table:table-cell>
          <table:table-cell office:value-type="float" office:value="1.59148056908808E+018" calcext:value-type="float">
            <text:p>1.59148056908808E+018</text:p>
          </table:table-cell>
          <table:table-cell table:formula="of:=[.B917]-[.A917]" office:value-type="float" office:value="7483879936" calcext:value-type="float">
            <text:p>7483879936</text:p>
          </table:table-cell>
        </table:table-row>
        <table:table-row table:style-name="ro1">
          <table:table-cell office:value-type="float" office:value="1.59148056160421E+018" calcext:value-type="float">
            <text:p>1.59148056160421E+018</text:p>
          </table:table-cell>
          <table:table-cell office:value-type="float" office:value="1.59148056908808E+018" calcext:value-type="float">
            <text:p>1.59148056908808E+018</text:p>
          </table:table-cell>
          <table:table-cell table:formula="of:=[.B918]-[.A918]" office:value-type="float" office:value="7483869952" calcext:value-type="float">
            <text:p>7483869952</text:p>
          </table:table-cell>
        </table:table-row>
        <table:table-row table:style-name="ro1">
          <table:table-cell office:value-type="float" office:value="1.59148056160421E+018" calcext:value-type="float">
            <text:p>1.59148056160421E+018</text:p>
          </table:table-cell>
          <table:table-cell office:value-type="float" office:value="1.59148056908809E+018" calcext:value-type="float">
            <text:p>1.59148056908809E+018</text:p>
          </table:table-cell>
          <table:table-cell table:formula="of:=[.B919]-[.A919]" office:value-type="float" office:value="7483880192" calcext:value-type="float">
            <text:p>7483880192</text:p>
          </table:table-cell>
        </table:table-row>
        <table:table-row table:style-name="ro1">
          <table:table-cell office:value-type="float" office:value="1.59148056160422E+018" calcext:value-type="float">
            <text:p>1.59148056160422E+018</text:p>
          </table:table-cell>
          <table:table-cell office:value-type="float" office:value="1.59148056908809E+018" calcext:value-type="float">
            <text:p>1.59148056908809E+018</text:p>
          </table:table-cell>
          <table:table-cell table:formula="of:=[.B920]-[.A920]" office:value-type="float" office:value="7483870208" calcext:value-type="float">
            <text:p>7483870208</text:p>
          </table:table-cell>
        </table:table-row>
        <table:table-row table:style-name="ro1">
          <table:table-cell office:value-type="float" office:value="1.59148056160422E+018" calcext:value-type="float">
            <text:p>1.59148056160422E+018</text:p>
          </table:table-cell>
          <table:table-cell office:value-type="float" office:value="1.59148056908809E+018" calcext:value-type="float">
            <text:p>1.59148056908809E+018</text:p>
          </table:table-cell>
          <table:table-cell table:formula="of:=[.B921]-[.A921]" office:value-type="float" office:value="7483870208" calcext:value-type="float">
            <text:p>7483870208</text:p>
          </table:table-cell>
        </table:table-row>
        <table:table-row table:style-name="ro1">
          <table:table-cell office:value-type="float" office:value="1.59148056160423E+018" calcext:value-type="float">
            <text:p>1.59148056160423E+018</text:p>
          </table:table-cell>
          <table:table-cell office:value-type="float" office:value="1.5914805690881E+018" calcext:value-type="float">
            <text:p>1.5914805690881E+018</text:p>
          </table:table-cell>
          <table:table-cell table:formula="of:=[.B922]-[.A922]" office:value-type="float" office:value="7483870208" calcext:value-type="float">
            <text:p>7483870208</text:p>
          </table:table-cell>
        </table:table-row>
        <table:table-row table:style-name="ro1">
          <table:table-cell office:value-type="float" office:value="1.59148056160423E+018" calcext:value-type="float">
            <text:p>1.59148056160423E+018</text:p>
          </table:table-cell>
          <table:table-cell office:value-type="float" office:value="1.5914805690881E+018" calcext:value-type="float">
            <text:p>1.5914805690881E+018</text:p>
          </table:table-cell>
          <table:table-cell table:formula="of:=[.B923]-[.A923]" office:value-type="float" office:value="7483870208" calcext:value-type="float">
            <text:p>7483870208</text:p>
          </table:table-cell>
        </table:table-row>
        <table:table-row table:style-name="ro1">
          <table:table-cell office:value-type="float" office:value="1.59148056160424E+018" calcext:value-type="float">
            <text:p>1.59148056160424E+018</text:p>
          </table:table-cell>
          <table:table-cell office:value-type="float" office:value="1.59148056908811E+018" calcext:value-type="float">
            <text:p>1.59148056908811E+018</text:p>
          </table:table-cell>
          <table:table-cell table:formula="of:=[.B924]-[.A924]" office:value-type="float" office:value="7483869952" calcext:value-type="float">
            <text:p>7483869952</text:p>
          </table:table-cell>
        </table:table-row>
        <table:table-row table:style-name="ro1">
          <table:table-cell office:value-type="float" office:value="1.59148056160424E+018" calcext:value-type="float">
            <text:p>1.59148056160424E+018</text:p>
          </table:table-cell>
          <table:table-cell office:value-type="float" office:value="1.59148056908811E+018" calcext:value-type="float">
            <text:p>1.59148056908811E+018</text:p>
          </table:table-cell>
          <table:table-cell table:formula="of:=[.B925]-[.A925]" office:value-type="float" office:value="7483869952" calcext:value-type="float">
            <text:p>7483869952</text:p>
          </table:table-cell>
        </table:table-row>
        <table:table-row table:style-name="ro1">
          <table:table-cell office:value-type="float" office:value="1.59148056160425E+018" calcext:value-type="float">
            <text:p>1.59148056160425E+018</text:p>
          </table:table-cell>
          <table:table-cell office:value-type="float" office:value="1.59148056908811E+018" calcext:value-type="float">
            <text:p>1.59148056908811E+018</text:p>
          </table:table-cell>
          <table:table-cell table:formula="of:=[.B926]-[.A926]" office:value-type="float" office:value="7483859968" calcext:value-type="float">
            <text:p>7483859968</text:p>
          </table:table-cell>
        </table:table-row>
        <table:table-row table:style-name="ro1">
          <table:table-cell office:value-type="float" office:value="1.59148056160426E+018" calcext:value-type="float">
            <text:p>1.59148056160426E+018</text:p>
          </table:table-cell>
          <table:table-cell office:value-type="float" office:value="1.59148056908812E+018" calcext:value-type="float">
            <text:p>1.59148056908812E+018</text:p>
          </table:table-cell>
          <table:table-cell table:formula="of:=[.B927]-[.A927]" office:value-type="float" office:value="7483859968" calcext:value-type="float">
            <text:p>7483859968</text:p>
          </table:table-cell>
        </table:table-row>
        <table:table-row table:style-name="ro1">
          <table:table-cell office:value-type="float" office:value="1.59148056160426E+018" calcext:value-type="float">
            <text:p>1.59148056160426E+018</text:p>
          </table:table-cell>
          <table:table-cell office:value-type="float" office:value="1.59148056908812E+018" calcext:value-type="float">
            <text:p>1.59148056908812E+018</text:p>
          </table:table-cell>
          <table:table-cell table:formula="of:=[.B928]-[.A928]" office:value-type="float" office:value="7483859968" calcext:value-type="float">
            <text:p>7483859968</text:p>
          </table:table-cell>
        </table:table-row>
        <table:table-row table:style-name="ro1">
          <table:table-cell office:value-type="float" office:value="1.59148056160427E+018" calcext:value-type="float">
            <text:p>1.59148056160427E+018</text:p>
          </table:table-cell>
          <table:table-cell office:value-type="float" office:value="1.59148056908812E+018" calcext:value-type="float">
            <text:p>1.59148056908812E+018</text:p>
          </table:table-cell>
          <table:table-cell table:formula="of:=[.B929]-[.A929]" office:value-type="float" office:value="7483849984" calcext:value-type="float">
            <text:p>7483849984</text:p>
          </table:table-cell>
        </table:table-row>
        <table:table-row table:style-name="ro1">
          <table:table-cell office:value-type="float" office:value="1.59148056160427E+018" calcext:value-type="float">
            <text:p>1.59148056160427E+018</text:p>
          </table:table-cell>
          <table:table-cell office:value-type="float" office:value="1.59148056908813E+018" calcext:value-type="float">
            <text:p>1.59148056908813E+018</text:p>
          </table:table-cell>
          <table:table-cell table:formula="of:=[.B930]-[.A930]" office:value-type="float" office:value="7483859968" calcext:value-type="float">
            <text:p>7483859968</text:p>
          </table:table-cell>
        </table:table-row>
        <table:table-row table:style-name="ro1">
          <table:table-cell office:value-type="float" office:value="1.59148056160428E+018" calcext:value-type="float">
            <text:p>1.59148056160428E+018</text:p>
          </table:table-cell>
          <table:table-cell office:value-type="float" office:value="1.59148056908813E+018" calcext:value-type="float">
            <text:p>1.59148056908813E+018</text:p>
          </table:table-cell>
          <table:table-cell table:formula="of:=[.B931]-[.A931]" office:value-type="float" office:value="7483849984" calcext:value-type="float">
            <text:p>7483849984</text:p>
          </table:table-cell>
        </table:table-row>
        <table:table-row table:style-name="ro1">
          <table:table-cell office:value-type="float" office:value="1.59148056160428E+018" calcext:value-type="float">
            <text:p>1.59148056160428E+018</text:p>
          </table:table-cell>
          <table:table-cell office:value-type="float" office:value="1.59148056908814E+018" calcext:value-type="float">
            <text:p>1.59148056908814E+018</text:p>
          </table:table-cell>
          <table:table-cell table:formula="of:=[.B932]-[.A932]" office:value-type="float" office:value="7483859968" calcext:value-type="float">
            <text:p>7483859968</text:p>
          </table:table-cell>
        </table:table-row>
        <table:table-row table:style-name="ro1">
          <table:table-cell office:value-type="float" office:value="1.59148056160429E+018" calcext:value-type="float">
            <text:p>1.59148056160429E+018</text:p>
          </table:table-cell>
          <table:table-cell office:value-type="float" office:value="1.59148056908814E+018" calcext:value-type="float">
            <text:p>1.59148056908814E+018</text:p>
          </table:table-cell>
          <table:table-cell table:formula="of:=[.B933]-[.A933]" office:value-type="float" office:value="7483849984" calcext:value-type="float">
            <text:p>7483849984</text:p>
          </table:table-cell>
        </table:table-row>
        <table:table-row table:style-name="ro1">
          <table:table-cell office:value-type="float" office:value="1.59148056160429E+018" calcext:value-type="float">
            <text:p>1.59148056160429E+018</text:p>
          </table:table-cell>
          <table:table-cell office:value-type="float" office:value="1.59148056908814E+018" calcext:value-type="float">
            <text:p>1.59148056908814E+018</text:p>
          </table:table-cell>
          <table:table-cell table:formula="of:=[.B934]-[.A934]" office:value-type="float" office:value="7483849984" calcext:value-type="float">
            <text:p>7483849984</text:p>
          </table:table-cell>
        </table:table-row>
        <table:table-row table:style-name="ro1">
          <table:table-cell office:value-type="float" office:value="1.5914805616043E+018" calcext:value-type="float">
            <text:p>1.5914805616043E+018</text:p>
          </table:table-cell>
          <table:table-cell office:value-type="float" office:value="1.59148056908815E+018" calcext:value-type="float">
            <text:p>1.59148056908815E+018</text:p>
          </table:table-cell>
          <table:table-cell table:formula="of:=[.B935]-[.A935]" office:value-type="float" office:value="7483849984" calcext:value-type="float">
            <text:p>7483849984</text:p>
          </table:table-cell>
        </table:table-row>
        <table:table-row table:style-name="ro1">
          <table:table-cell office:value-type="float" office:value="1.5914805616043E+018" calcext:value-type="float">
            <text:p>1.5914805616043E+018</text:p>
          </table:table-cell>
          <table:table-cell office:value-type="float" office:value="1.59148056908815E+018" calcext:value-type="float">
            <text:p>1.59148056908815E+018</text:p>
          </table:table-cell>
          <table:table-cell table:formula="of:=[.B936]-[.A936]" office:value-type="float" office:value="7483849984" calcext:value-type="float">
            <text:p>7483849984</text:p>
          </table:table-cell>
        </table:table-row>
        <table:table-row table:style-name="ro1">
          <table:table-cell office:value-type="float" office:value="1.59148056160431E+018" calcext:value-type="float">
            <text:p>1.59148056160431E+018</text:p>
          </table:table-cell>
          <table:table-cell office:value-type="float" office:value="1.59148056908815E+018" calcext:value-type="float">
            <text:p>1.59148056908815E+018</text:p>
          </table:table-cell>
          <table:table-cell table:formula="of:=[.B937]-[.A937]" office:value-type="float" office:value="7483840256" calcext:value-type="float">
            <text:p>7483840256</text:p>
          </table:table-cell>
        </table:table-row>
        <table:table-row table:style-name="ro1">
          <table:table-cell office:value-type="float" office:value="1.59148056160431E+018" calcext:value-type="float">
            <text:p>1.59148056160431E+018</text:p>
          </table:table-cell>
          <table:table-cell office:value-type="float" office:value="1.59148056908816E+018" calcext:value-type="float">
            <text:p>1.59148056908816E+018</text:p>
          </table:table-cell>
          <table:table-cell table:formula="of:=[.B938]-[.A938]" office:value-type="float" office:value="7483849984" calcext:value-type="float">
            <text:p>7483849984</text:p>
          </table:table-cell>
        </table:table-row>
        <table:table-row table:style-name="ro1">
          <table:table-cell office:value-type="float" office:value="1.59148056160432E+018" calcext:value-type="float">
            <text:p>1.59148056160432E+018</text:p>
          </table:table-cell>
          <table:table-cell office:value-type="float" office:value="1.59148056908816E+018" calcext:value-type="float">
            <text:p>1.59148056908816E+018</text:p>
          </table:table-cell>
          <table:table-cell table:formula="of:=[.B939]-[.A939]" office:value-type="float" office:value="7483839744" calcext:value-type="float">
            <text:p>7483839744</text:p>
          </table:table-cell>
        </table:table-row>
        <table:table-row table:style-name="ro1">
          <table:table-cell office:value-type="float" office:value="1.59148056160432E+018" calcext:value-type="float">
            <text:p>1.59148056160432E+018</text:p>
          </table:table-cell>
          <table:table-cell office:value-type="float" office:value="1.59148056908816E+018" calcext:value-type="float">
            <text:p>1.59148056908816E+018</text:p>
          </table:table-cell>
          <table:table-cell table:formula="of:=[.B940]-[.A940]" office:value-type="float" office:value="7483839744" calcext:value-type="float">
            <text:p>7483839744</text:p>
          </table:table-cell>
        </table:table-row>
        <table:table-row table:style-name="ro1">
          <table:table-cell office:value-type="float" office:value="1.59148056160433E+018" calcext:value-type="float">
            <text:p>1.59148056160433E+018</text:p>
          </table:table-cell>
          <table:table-cell office:value-type="float" office:value="1.59148056908817E+018" calcext:value-type="float">
            <text:p>1.59148056908817E+018</text:p>
          </table:table-cell>
          <table:table-cell table:formula="of:=[.B941]-[.A941]" office:value-type="float" office:value="7483840256" calcext:value-type="float">
            <text:p>7483840256</text:p>
          </table:table-cell>
        </table:table-row>
        <table:table-row table:style-name="ro1">
          <table:table-cell office:value-type="float" office:value="1.59148056160433E+018" calcext:value-type="float">
            <text:p>1.59148056160433E+018</text:p>
          </table:table-cell>
          <table:table-cell office:value-type="float" office:value="1.59148056908817E+018" calcext:value-type="float">
            <text:p>1.59148056908817E+018</text:p>
          </table:table-cell>
          <table:table-cell table:formula="of:=[.B942]-[.A942]" office:value-type="float" office:value="7483840256" calcext:value-type="float">
            <text:p>7483840256</text:p>
          </table:table-cell>
        </table:table-row>
        <table:table-row table:style-name="ro1">
          <table:table-cell office:value-type="float" office:value="1.59148056160434E+018" calcext:value-type="float">
            <text:p>1.59148056160434E+018</text:p>
          </table:table-cell>
          <table:table-cell office:value-type="float" office:value="1.59148056908818E+018" calcext:value-type="float">
            <text:p>1.59148056908818E+018</text:p>
          </table:table-cell>
          <table:table-cell table:formula="of:=[.B943]-[.A943]" office:value-type="float" office:value="7483839744" calcext:value-type="float">
            <text:p>7483839744</text:p>
          </table:table-cell>
        </table:table-row>
        <table:table-row table:style-name="ro1">
          <table:table-cell office:value-type="float" office:value="1.59148056160434E+018" calcext:value-type="float">
            <text:p>1.59148056160434E+018</text:p>
          </table:table-cell>
          <table:table-cell office:value-type="float" office:value="1.59148056908818E+018" calcext:value-type="float">
            <text:p>1.59148056908818E+018</text:p>
          </table:table-cell>
          <table:table-cell table:formula="of:=[.B944]-[.A944]" office:value-type="float" office:value="7483839744" calcext:value-type="float">
            <text:p>7483839744</text:p>
          </table:table-cell>
        </table:table-row>
        <table:table-row table:style-name="ro1">
          <table:table-cell office:value-type="float" office:value="1.59148056160435E+018" calcext:value-type="float">
            <text:p>1.59148056160435E+018</text:p>
          </table:table-cell>
          <table:table-cell office:value-type="float" office:value="1.59148056908818E+018" calcext:value-type="float">
            <text:p>1.59148056908818E+018</text:p>
          </table:table-cell>
          <table:table-cell table:formula="of:=[.B945]-[.A945]" office:value-type="float" office:value="7483830016" calcext:value-type="float">
            <text:p>7483830016</text:p>
          </table:table-cell>
        </table:table-row>
        <table:table-row table:style-name="ro1">
          <table:table-cell office:value-type="float" office:value="1.59148056160435E+018" calcext:value-type="float">
            <text:p>1.59148056160435E+018</text:p>
          </table:table-cell>
          <table:table-cell office:value-type="float" office:value="1.59148056908819E+018" calcext:value-type="float">
            <text:p>1.59148056908819E+018</text:p>
          </table:table-cell>
          <table:table-cell table:formula="of:=[.B946]-[.A946]" office:value-type="float" office:value="7483840256" calcext:value-type="float">
            <text:p>7483840256</text:p>
          </table:table-cell>
        </table:table-row>
        <table:table-row table:style-name="ro1">
          <table:table-cell office:value-type="float" office:value="1.59148056160436E+018" calcext:value-type="float">
            <text:p>1.59148056160436E+018</text:p>
          </table:table-cell>
          <table:table-cell office:value-type="float" office:value="1.59148056908819E+018" calcext:value-type="float">
            <text:p>1.59148056908819E+018</text:p>
          </table:table-cell>
          <table:table-cell table:formula="of:=[.B947]-[.A947]" office:value-type="float" office:value="7483830016" calcext:value-type="float">
            <text:p>7483830016</text:p>
          </table:table-cell>
        </table:table-row>
        <table:table-row table:style-name="ro1">
          <table:table-cell office:value-type="float" office:value="1.59148056160436E+018" calcext:value-type="float">
            <text:p>1.59148056160436E+018</text:p>
          </table:table-cell>
          <table:table-cell office:value-type="float" office:value="1.59148056908819E+018" calcext:value-type="float">
            <text:p>1.59148056908819E+018</text:p>
          </table:table-cell>
          <table:table-cell table:formula="of:=[.B948]-[.A948]" office:value-type="float" office:value="7483830016" calcext:value-type="float">
            <text:p>7483830016</text:p>
          </table:table-cell>
        </table:table-row>
        <table:table-row table:style-name="ro1">
          <table:table-cell office:value-type="float" office:value="1.59148056160437E+018" calcext:value-type="float">
            <text:p>1.59148056160437E+018</text:p>
          </table:table-cell>
          <table:table-cell office:value-type="float" office:value="1.5914805690882E+018" calcext:value-type="float">
            <text:p>1.5914805690882E+018</text:p>
          </table:table-cell>
          <table:table-cell table:formula="of:=[.B949]-[.A949]" office:value-type="float" office:value="7483830016" calcext:value-type="float">
            <text:p>7483830016</text:p>
          </table:table-cell>
        </table:table-row>
        <table:table-row table:style-name="ro1">
          <table:table-cell office:value-type="float" office:value="1.59148056160437E+018" calcext:value-type="float">
            <text:p>1.59148056160437E+018</text:p>
          </table:table-cell>
          <table:table-cell office:value-type="float" office:value="1.5914805690882E+018" calcext:value-type="float">
            <text:p>1.5914805690882E+018</text:p>
          </table:table-cell>
          <table:table-cell table:formula="of:=[.B950]-[.A950]" office:value-type="float" office:value="7483830016" calcext:value-type="float">
            <text:p>7483830016</text:p>
          </table:table-cell>
        </table:table-row>
        <table:table-row table:style-name="ro1">
          <table:table-cell office:value-type="float" office:value="1.59148056160438E+018" calcext:value-type="float">
            <text:p>1.59148056160438E+018</text:p>
          </table:table-cell>
          <table:table-cell office:value-type="float" office:value="1.5914805690882E+018" calcext:value-type="float">
            <text:p>1.5914805690882E+018</text:p>
          </table:table-cell>
          <table:table-cell table:formula="of:=[.B951]-[.A951]" office:value-type="float" office:value="7483819776" calcext:value-type="float">
            <text:p>7483819776</text:p>
          </table:table-cell>
        </table:table-row>
        <table:table-row table:style-name="ro1">
          <table:table-cell office:value-type="float" office:value="1.59148056160438E+018" calcext:value-type="float">
            <text:p>1.59148056160438E+018</text:p>
          </table:table-cell>
          <table:table-cell office:value-type="float" office:value="1.59148056908821E+018" calcext:value-type="float">
            <text:p>1.59148056908821E+018</text:p>
          </table:table-cell>
          <table:table-cell table:formula="of:=[.B952]-[.A952]" office:value-type="float" office:value="7483830016" calcext:value-type="float">
            <text:p>7483830016</text:p>
          </table:table-cell>
        </table:table-row>
        <table:table-row table:style-name="ro1">
          <table:table-cell office:value-type="float" office:value="1.59148056160439E+018" calcext:value-type="float">
            <text:p>1.59148056160439E+018</text:p>
          </table:table-cell>
          <table:table-cell office:value-type="float" office:value="1.59148056908821E+018" calcext:value-type="float">
            <text:p>1.59148056908821E+018</text:p>
          </table:table-cell>
          <table:table-cell table:formula="of:=[.B953]-[.A953]" office:value-type="float" office:value="7483820288" calcext:value-type="float">
            <text:p>7483820288</text:p>
          </table:table-cell>
        </table:table-row>
        <table:table-row table:style-name="ro1">
          <table:table-cell office:value-type="float" office:value="1.59148056160439E+018" calcext:value-type="float">
            <text:p>1.59148056160439E+018</text:p>
          </table:table-cell>
          <table:table-cell office:value-type="float" office:value="1.59148056908822E+018" calcext:value-type="float">
            <text:p>1.59148056908822E+018</text:p>
          </table:table-cell>
          <table:table-cell table:formula="of:=[.B954]-[.A954]" office:value-type="float" office:value="7483830016" calcext:value-type="float">
            <text:p>7483830016</text:p>
          </table:table-cell>
        </table:table-row>
        <table:table-row table:style-name="ro1">
          <table:table-cell office:value-type="float" office:value="1.5914805616044E+018" calcext:value-type="float">
            <text:p>1.5914805616044E+018</text:p>
          </table:table-cell>
          <table:table-cell office:value-type="float" office:value="1.59148056908822E+018" calcext:value-type="float">
            <text:p>1.59148056908822E+018</text:p>
          </table:table-cell>
          <table:table-cell table:formula="of:=[.B955]-[.A955]" office:value-type="float" office:value="7483819776" calcext:value-type="float">
            <text:p>7483819776</text:p>
          </table:table-cell>
        </table:table-row>
        <table:table-row table:style-name="ro1">
          <table:table-cell office:value-type="float" office:value="1.5914805616044E+018" calcext:value-type="float">
            <text:p>1.5914805616044E+018</text:p>
          </table:table-cell>
          <table:table-cell office:value-type="float" office:value="1.59148056908822E+018" calcext:value-type="float">
            <text:p>1.59148056908822E+018</text:p>
          </table:table-cell>
          <table:table-cell table:formula="of:=[.B956]-[.A956]" office:value-type="float" office:value="7483819776" calcext:value-type="float">
            <text:p>7483819776</text:p>
          </table:table-cell>
        </table:table-row>
        <table:table-row table:style-name="ro1">
          <table:table-cell office:value-type="float" office:value="1.59148056160441E+018" calcext:value-type="float">
            <text:p>1.59148056160441E+018</text:p>
          </table:table-cell>
          <table:table-cell office:value-type="float" office:value="1.59148056908823E+018" calcext:value-type="float">
            <text:p>1.59148056908823E+018</text:p>
          </table:table-cell>
          <table:table-cell table:formula="of:=[.B957]-[.A957]" office:value-type="float" office:value="7483820288" calcext:value-type="float">
            <text:p>7483820288</text:p>
          </table:table-cell>
        </table:table-row>
        <table:table-row table:style-name="ro1">
          <table:table-cell office:value-type="float" office:value="1.59148056160441E+018" calcext:value-type="float">
            <text:p>1.59148056160441E+018</text:p>
          </table:table-cell>
          <table:table-cell office:value-type="float" office:value="1.59148056908823E+018" calcext:value-type="float">
            <text:p>1.59148056908823E+018</text:p>
          </table:table-cell>
          <table:table-cell table:formula="of:=[.B958]-[.A958]" office:value-type="float" office:value="7483820288" calcext:value-type="float">
            <text:p>7483820288</text:p>
          </table:table-cell>
        </table:table-row>
        <table:table-row table:style-name="ro1">
          <table:table-cell office:value-type="float" office:value="1.59148056160442E+018" calcext:value-type="float">
            <text:p>1.59148056160442E+018</text:p>
          </table:table-cell>
          <table:table-cell office:value-type="float" office:value="1.59148056908823E+018" calcext:value-type="float">
            <text:p>1.59148056908823E+018</text:p>
          </table:table-cell>
          <table:table-cell table:formula="of:=[.B959]-[.A959]" office:value-type="float" office:value="7483810048" calcext:value-type="float">
            <text:p>7483810048</text:p>
          </table:table-cell>
        </table:table-row>
        <table:table-row table:style-name="ro1">
          <table:table-cell office:value-type="float" office:value="1.59148056160442E+018" calcext:value-type="float">
            <text:p>1.59148056160442E+018</text:p>
          </table:table-cell>
          <table:table-cell office:value-type="float" office:value="1.59148056908824E+018" calcext:value-type="float">
            <text:p>1.59148056908824E+018</text:p>
          </table:table-cell>
          <table:table-cell table:formula="of:=[.B960]-[.A960]" office:value-type="float" office:value="7483819776" calcext:value-type="float">
            <text:p>7483819776</text:p>
          </table:table-cell>
        </table:table-row>
        <table:table-row table:style-name="ro1">
          <table:table-cell office:value-type="float" office:value="1.59148056160443E+018" calcext:value-type="float">
            <text:p>1.59148056160443E+018</text:p>
          </table:table-cell>
          <table:table-cell office:value-type="float" office:value="1.59148056908824E+018" calcext:value-type="float">
            <text:p>1.59148056908824E+018</text:p>
          </table:table-cell>
          <table:table-cell table:formula="of:=[.B961]-[.A961]" office:value-type="float" office:value="7483810048" calcext:value-type="float">
            <text:p>7483810048</text:p>
          </table:table-cell>
        </table:table-row>
        <table:table-row table:style-name="ro1">
          <table:table-cell office:value-type="float" office:value="1.59148056160443E+018" calcext:value-type="float">
            <text:p>1.59148056160443E+018</text:p>
          </table:table-cell>
          <table:table-cell office:value-type="float" office:value="1.59148056908824E+018" calcext:value-type="float">
            <text:p>1.59148056908824E+018</text:p>
          </table:table-cell>
          <table:table-cell table:formula="of:=[.B962]-[.A962]" office:value-type="float" office:value="7483810048" calcext:value-type="float">
            <text:p>7483810048</text:p>
          </table:table-cell>
        </table:table-row>
        <table:table-row table:style-name="ro1">
          <table:table-cell office:value-type="float" office:value="1.59148056160444E+018" calcext:value-type="float">
            <text:p>1.59148056160444E+018</text:p>
          </table:table-cell>
          <table:table-cell office:value-type="float" office:value="1.59148056908825E+018" calcext:value-type="float">
            <text:p>1.59148056908825E+018</text:p>
          </table:table-cell>
          <table:table-cell table:formula="of:=[.B963]-[.A963]" office:value-type="float" office:value="7483810048" calcext:value-type="float">
            <text:p>7483810048</text:p>
          </table:table-cell>
        </table:table-row>
        <table:table-row table:style-name="ro1">
          <table:table-cell office:value-type="float" office:value="1.59148056160444E+018" calcext:value-type="float">
            <text:p>1.59148056160444E+018</text:p>
          </table:table-cell>
          <table:table-cell office:value-type="float" office:value="1.59148056908825E+018" calcext:value-type="float">
            <text:p>1.59148056908825E+018</text:p>
          </table:table-cell>
          <table:table-cell table:formula="of:=[.B964]-[.A964]" office:value-type="float" office:value="7483810048" calcext:value-type="float">
            <text:p>7483810048</text:p>
          </table:table-cell>
        </table:table-row>
        <table:table-row table:style-name="ro1">
          <table:table-cell office:value-type="float" office:value="1.59148056160445E+018" calcext:value-type="float">
            <text:p>1.59148056160445E+018</text:p>
          </table:table-cell>
          <table:table-cell office:value-type="float" office:value="1.59148056908826E+018" calcext:value-type="float">
            <text:p>1.59148056908826E+018</text:p>
          </table:table-cell>
          <table:table-cell table:formula="of:=[.B965]-[.A965]" office:value-type="float" office:value="7483810048" calcext:value-type="float">
            <text:p>7483810048</text:p>
          </table:table-cell>
        </table:table-row>
        <table:table-row table:style-name="ro1">
          <table:table-cell office:value-type="float" office:value="1.59148056160445E+018" calcext:value-type="float">
            <text:p>1.59148056160445E+018</text:p>
          </table:table-cell>
          <table:table-cell office:value-type="float" office:value="1.59148056908826E+018" calcext:value-type="float">
            <text:p>1.59148056908826E+018</text:p>
          </table:table-cell>
          <table:table-cell table:formula="of:=[.B966]-[.A966]" office:value-type="float" office:value="7483810048" calcext:value-type="float">
            <text:p>7483810048</text:p>
          </table:table-cell>
        </table:table-row>
        <table:table-row table:style-name="ro1">
          <table:table-cell office:value-type="float" office:value="1.59148056160446E+018" calcext:value-type="float">
            <text:p>1.59148056160446E+018</text:p>
          </table:table-cell>
          <table:table-cell office:value-type="float" office:value="1.59148056908826E+018" calcext:value-type="float">
            <text:p>1.59148056908826E+018</text:p>
          </table:table-cell>
          <table:table-cell table:formula="of:=[.B967]-[.A967]" office:value-type="float" office:value="7483799808" calcext:value-type="float">
            <text:p>7483799808</text:p>
          </table:table-cell>
        </table:table-row>
        <table:table-row table:style-name="ro1">
          <table:table-cell office:value-type="float" office:value="1.59148056160446E+018" calcext:value-type="float">
            <text:p>1.59148056160446E+018</text:p>
          </table:table-cell>
          <table:table-cell office:value-type="float" office:value="1.59148056908827E+018" calcext:value-type="float">
            <text:p>1.59148056908827E+018</text:p>
          </table:table-cell>
          <table:table-cell table:formula="of:=[.B968]-[.A968]" office:value-type="float" office:value="7483810048" calcext:value-type="float">
            <text:p>7483810048</text:p>
          </table:table-cell>
        </table:table-row>
        <table:table-row table:style-name="ro1">
          <table:table-cell office:value-type="float" office:value="1.59148056160447E+018" calcext:value-type="float">
            <text:p>1.59148056160447E+018</text:p>
          </table:table-cell>
          <table:table-cell office:value-type="float" office:value="1.59148056908827E+018" calcext:value-type="float">
            <text:p>1.59148056908827E+018</text:p>
          </table:table-cell>
          <table:table-cell table:formula="of:=[.B969]-[.A969]" office:value-type="float" office:value="7483800064" calcext:value-type="float">
            <text:p>7483800064</text:p>
          </table:table-cell>
        </table:table-row>
        <table:table-row table:style-name="ro1">
          <table:table-cell office:value-type="float" office:value="1.59148056160448E+018" calcext:value-type="float">
            <text:p>1.59148056160448E+018</text:p>
          </table:table-cell>
          <table:table-cell office:value-type="float" office:value="1.59148056908827E+018" calcext:value-type="float">
            <text:p>1.59148056908827E+018</text:p>
          </table:table-cell>
          <table:table-cell table:formula="of:=[.B970]-[.A970]" office:value-type="float" office:value="7483790080" calcext:value-type="float">
            <text:p>7483790080</text:p>
          </table:table-cell>
        </table:table-row>
        <table:table-row table:style-name="ro1">
          <table:table-cell office:value-type="float" office:value="1.59148056160448E+018" calcext:value-type="float">
            <text:p>1.59148056160448E+018</text:p>
          </table:table-cell>
          <table:table-cell office:value-type="float" office:value="1.59148056908828E+018" calcext:value-type="float">
            <text:p>1.59148056908828E+018</text:p>
          </table:table-cell>
          <table:table-cell table:formula="of:=[.B971]-[.A971]" office:value-type="float" office:value="7483799808" calcext:value-type="float">
            <text:p>7483799808</text:p>
          </table:table-cell>
        </table:table-row>
        <table:table-row table:style-name="ro1">
          <table:table-cell office:value-type="float" office:value="1.59148056160448E+018" calcext:value-type="float">
            <text:p>1.59148056160448E+018</text:p>
          </table:table-cell>
          <table:table-cell office:value-type="float" office:value="1.59148056908828E+018" calcext:value-type="float">
            <text:p>1.59148056908828E+018</text:p>
          </table:table-cell>
          <table:table-cell table:formula="of:=[.B972]-[.A972]" office:value-type="float" office:value="7483799808" calcext:value-type="float">
            <text:p>7483799808</text:p>
          </table:table-cell>
        </table:table-row>
        <table:table-row table:style-name="ro1">
          <table:table-cell office:value-type="float" office:value="1.59148056160449E+018" calcext:value-type="float">
            <text:p>1.59148056160449E+018</text:p>
          </table:table-cell>
          <table:table-cell office:value-type="float" office:value="1.59148056908828E+018" calcext:value-type="float">
            <text:p>1.59148056908828E+018</text:p>
          </table:table-cell>
          <table:table-cell table:formula="of:=[.B973]-[.A973]" office:value-type="float" office:value="7483789824" calcext:value-type="float">
            <text:p>7483789824</text:p>
          </table:table-cell>
        </table:table-row>
        <table:table-row table:style-name="ro1">
          <table:table-cell office:value-type="float" office:value="1.5914805616045E+018" calcext:value-type="float">
            <text:p>1.5914805616045E+018</text:p>
          </table:table-cell>
          <table:table-cell office:value-type="float" office:value="1.59148056908829E+018" calcext:value-type="float">
            <text:p>1.59148056908829E+018</text:p>
          </table:table-cell>
          <table:table-cell table:formula="of:=[.B974]-[.A974]" office:value-type="float" office:value="7483790080" calcext:value-type="float">
            <text:p>7483790080</text:p>
          </table:table-cell>
        </table:table-row>
        <table:table-row table:style-name="ro1">
          <table:table-cell office:value-type="float" office:value="1.5914805616045E+018" calcext:value-type="float">
            <text:p>1.5914805616045E+018</text:p>
          </table:table-cell>
          <table:table-cell office:value-type="float" office:value="1.59148056908829E+018" calcext:value-type="float">
            <text:p>1.59148056908829E+018</text:p>
          </table:table-cell>
          <table:table-cell table:formula="of:=[.B975]-[.A975]" office:value-type="float" office:value="7483790080" calcext:value-type="float">
            <text:p>7483790080</text:p>
          </table:table-cell>
        </table:table-row>
        <table:table-row table:style-name="ro1">
          <table:table-cell office:value-type="float" office:value="1.59148056160451E+018" calcext:value-type="float">
            <text:p>1.59148056160451E+018</text:p>
          </table:table-cell>
          <table:table-cell office:value-type="float" office:value="1.5914805690883E+018" calcext:value-type="float">
            <text:p>1.5914805690883E+018</text:p>
          </table:table-cell>
          <table:table-cell table:formula="of:=[.B976]-[.A976]" office:value-type="float" office:value="7483790080" calcext:value-type="float">
            <text:p>7483790080</text:p>
          </table:table-cell>
        </table:table-row>
        <table:table-row table:style-name="ro1">
          <table:table-cell office:value-type="float" office:value="1.59148056160451E+018" calcext:value-type="float">
            <text:p>1.59148056160451E+018</text:p>
          </table:table-cell>
          <table:table-cell office:value-type="float" office:value="1.5914805690883E+018" calcext:value-type="float">
            <text:p>1.5914805690883E+018</text:p>
          </table:table-cell>
          <table:table-cell table:formula="of:=[.B977]-[.A977]" office:value-type="float" office:value="7483790080" calcext:value-type="float">
            <text:p>7483790080</text:p>
          </table:table-cell>
        </table:table-row>
        <table:table-row table:style-name="ro1">
          <table:table-cell office:value-type="float" office:value="1.59148056160452E+018" calcext:value-type="float">
            <text:p>1.59148056160452E+018</text:p>
          </table:table-cell>
          <table:table-cell office:value-type="float" office:value="1.5914805690883E+018" calcext:value-type="float">
            <text:p>1.5914805690883E+018</text:p>
          </table:table-cell>
          <table:table-cell table:formula="of:=[.B978]-[.A978]" office:value-type="float" office:value="7483780096" calcext:value-type="float">
            <text:p>7483780096</text:p>
          </table:table-cell>
        </table:table-row>
        <table:table-row table:style-name="ro1">
          <table:table-cell office:value-type="float" office:value="1.59148056160452E+018" calcext:value-type="float">
            <text:p>1.59148056160452E+018</text:p>
          </table:table-cell>
          <table:table-cell office:value-type="float" office:value="1.59148056908831E+018" calcext:value-type="float">
            <text:p>1.59148056908831E+018</text:p>
          </table:table-cell>
          <table:table-cell table:formula="of:=[.B979]-[.A979]" office:value-type="float" office:value="7483790080" calcext:value-type="float">
            <text:p>7483790080</text:p>
          </table:table-cell>
        </table:table-row>
        <table:table-row table:style-name="ro1">
          <table:table-cell office:value-type="float" office:value="1.59148056160453E+018" calcext:value-type="float">
            <text:p>1.59148056160453E+018</text:p>
          </table:table-cell>
          <table:table-cell office:value-type="float" office:value="1.59148056908831E+018" calcext:value-type="float">
            <text:p>1.59148056908831E+018</text:p>
          </table:table-cell>
          <table:table-cell table:formula="of:=[.B980]-[.A980]" office:value-type="float" office:value="7483780096" calcext:value-type="float">
            <text:p>7483780096</text:p>
          </table:table-cell>
        </table:table-row>
        <table:table-row table:style-name="ro1">
          <table:table-cell office:value-type="float" office:value="1.59148056160453E+018" calcext:value-type="float">
            <text:p>1.59148056160453E+018</text:p>
          </table:table-cell>
          <table:table-cell office:value-type="float" office:value="1.59148056908831E+018" calcext:value-type="float">
            <text:p>1.59148056908831E+018</text:p>
          </table:table-cell>
          <table:table-cell table:formula="of:=[.B981]-[.A981]" office:value-type="float" office:value="7483780096" calcext:value-type="float">
            <text:p>7483780096</text:p>
          </table:table-cell>
        </table:table-row>
        <table:table-row table:style-name="ro1">
          <table:table-cell office:value-type="float" office:value="1.59148056160454E+018" calcext:value-type="float">
            <text:p>1.59148056160454E+018</text:p>
          </table:table-cell>
          <table:table-cell office:value-type="float" office:value="1.59148056908832E+018" calcext:value-type="float">
            <text:p>1.59148056908832E+018</text:p>
          </table:table-cell>
          <table:table-cell table:formula="of:=[.B982]-[.A982]" office:value-type="float" office:value="7483780096" calcext:value-type="float">
            <text:p>7483780096</text:p>
          </table:table-cell>
        </table:table-row>
        <table:table-row table:style-name="ro1">
          <table:table-cell office:value-type="float" office:value="1.59148056160454E+018" calcext:value-type="float">
            <text:p>1.59148056160454E+018</text:p>
          </table:table-cell>
          <table:table-cell office:value-type="float" office:value="1.59148056908832E+018" calcext:value-type="float">
            <text:p>1.59148056908832E+018</text:p>
          </table:table-cell>
          <table:table-cell table:formula="of:=[.B983]-[.A983]" office:value-type="float" office:value="7483780096" calcext:value-type="float">
            <text:p>7483780096</text:p>
          </table:table-cell>
        </table:table-row>
        <table:table-row table:style-name="ro1">
          <table:table-cell office:value-type="float" office:value="1.59148056160455E+018" calcext:value-type="float">
            <text:p>1.59148056160455E+018</text:p>
          </table:table-cell>
          <table:table-cell office:value-type="float" office:value="1.59148056908832E+018" calcext:value-type="float">
            <text:p>1.59148056908832E+018</text:p>
          </table:table-cell>
          <table:table-cell table:formula="of:=[.B984]-[.A984]" office:value-type="float" office:value="7483770112" calcext:value-type="float">
            <text:p>7483770112</text:p>
          </table:table-cell>
        </table:table-row>
        <table:table-row table:style-name="ro1">
          <table:table-cell office:value-type="float" office:value="1.59148056160457E+018" calcext:value-type="float">
            <text:p>1.59148056160457E+018</text:p>
          </table:table-cell>
          <table:table-cell office:value-type="float" office:value="1.59148056908833E+018" calcext:value-type="float">
            <text:p>1.59148056908833E+018</text:p>
          </table:table-cell>
          <table:table-cell table:formula="of:=[.B985]-[.A985]" office:value-type="float" office:value="7483760128" calcext:value-type="float">
            <text:p>7483760128</text:p>
          </table:table-cell>
        </table:table-row>
        <table:table-row table:style-name="ro1">
          <table:table-cell office:value-type="float" office:value="1.59148056160458E+018" calcext:value-type="float">
            <text:p>1.59148056160458E+018</text:p>
          </table:table-cell>
          <table:table-cell office:value-type="float" office:value="1.59148056908833E+018" calcext:value-type="float">
            <text:p>1.59148056908833E+018</text:p>
          </table:table-cell>
          <table:table-cell table:formula="of:=[.B986]-[.A986]" office:value-type="float" office:value="7483750144" calcext:value-type="float">
            <text:p>7483750144</text:p>
          </table:table-cell>
        </table:table-row>
        <table:table-row table:style-name="ro1">
          <table:table-cell office:value-type="float" office:value="1.59148056160459E+018" calcext:value-type="float">
            <text:p>1.59148056160459E+018</text:p>
          </table:table-cell>
          <table:table-cell office:value-type="float" office:value="1.59148056908834E+018" calcext:value-type="float">
            <text:p>1.59148056908834E+018</text:p>
          </table:table-cell>
          <table:table-cell table:formula="of:=[.B987]-[.A987]" office:value-type="float" office:value="7483750144" calcext:value-type="float">
            <text:p>7483750144</text:p>
          </table:table-cell>
        </table:table-row>
        <table:table-row table:style-name="ro1">
          <table:table-cell office:value-type="float" office:value="1.59148056160459E+018" calcext:value-type="float">
            <text:p>1.59148056160459E+018</text:p>
          </table:table-cell>
          <table:table-cell office:value-type="float" office:value="1.59148056908834E+018" calcext:value-type="float">
            <text:p>1.59148056908834E+018</text:p>
          </table:table-cell>
          <table:table-cell table:formula="of:=[.B988]-[.A988]" office:value-type="float" office:value="7483750144" calcext:value-type="float">
            <text:p>7483750144</text:p>
          </table:table-cell>
        </table:table-row>
        <table:table-row table:style-name="ro1">
          <table:table-cell office:value-type="float" office:value="1.5914805616046E+018" calcext:value-type="float">
            <text:p>1.5914805616046E+018</text:p>
          </table:table-cell>
          <table:table-cell office:value-type="float" office:value="1.59148056908834E+018" calcext:value-type="float">
            <text:p>1.59148056908834E+018</text:p>
          </table:table-cell>
          <table:table-cell table:formula="of:=[.B989]-[.A989]" office:value-type="float" office:value="7483739904" calcext:value-type="float">
            <text:p>7483739904</text:p>
          </table:table-cell>
        </table:table-row>
        <table:table-row table:style-name="ro1">
          <table:table-cell office:value-type="float" office:value="1.5914805616046E+018" calcext:value-type="float">
            <text:p>1.5914805616046E+018</text:p>
          </table:table-cell>
          <table:table-cell office:value-type="float" office:value="1.59148056908835E+018" calcext:value-type="float">
            <text:p>1.59148056908835E+018</text:p>
          </table:table-cell>
          <table:table-cell table:formula="of:=[.B990]-[.A990]" office:value-type="float" office:value="7483749888" calcext:value-type="float">
            <text:p>7483749888</text:p>
          </table:table-cell>
        </table:table-row>
        <table:table-row table:style-name="ro1">
          <table:table-cell office:value-type="float" office:value="1.59148056160461E+018" calcext:value-type="float">
            <text:p>1.59148056160461E+018</text:p>
          </table:table-cell>
          <table:table-cell office:value-type="float" office:value="1.59148056908835E+018" calcext:value-type="float">
            <text:p>1.59148056908835E+018</text:p>
          </table:table-cell>
          <table:table-cell table:formula="of:=[.B991]-[.A991]" office:value-type="float" office:value="7483739904" calcext:value-type="float">
            <text:p>7483739904</text:p>
          </table:table-cell>
        </table:table-row>
        <table:table-row table:style-name="ro1">
          <table:table-cell office:value-type="float" office:value="1.59148056160461E+018" calcext:value-type="float">
            <text:p>1.59148056160461E+018</text:p>
          </table:table-cell>
          <table:table-cell office:value-type="float" office:value="1.59148056908835E+018" calcext:value-type="float">
            <text:p>1.59148056908835E+018</text:p>
          </table:table-cell>
          <table:table-cell table:formula="of:=[.B992]-[.A992]" office:value-type="float" office:value="7483739904" calcext:value-type="float">
            <text:p>7483739904</text:p>
          </table:table-cell>
        </table:table-row>
        <table:table-row table:style-name="ro1">
          <table:table-cell office:value-type="float" office:value="1.59148056160462E+018" calcext:value-type="float">
            <text:p>1.59148056160462E+018</text:p>
          </table:table-cell>
          <table:table-cell office:value-type="float" office:value="1.59148056908836E+018" calcext:value-type="float">
            <text:p>1.59148056908836E+018</text:p>
          </table:table-cell>
          <table:table-cell table:formula="of:=[.B993]-[.A993]" office:value-type="float" office:value="7483739904" calcext:value-type="float">
            <text:p>7483739904</text:p>
          </table:table-cell>
        </table:table-row>
        <table:table-row table:style-name="ro1">
          <table:table-cell office:value-type="float" office:value="1.59148056160462E+018" calcext:value-type="float">
            <text:p>1.59148056160462E+018</text:p>
          </table:table-cell>
          <table:table-cell office:value-type="float" office:value="1.59148056908836E+018" calcext:value-type="float">
            <text:p>1.59148056908836E+018</text:p>
          </table:table-cell>
          <table:table-cell table:formula="of:=[.B994]-[.A994]" office:value-type="float" office:value="7483739904" calcext:value-type="float">
            <text:p>7483739904</text:p>
          </table:table-cell>
        </table:table-row>
        <table:table-row table:style-name="ro1">
          <table:table-cell office:value-type="float" office:value="1.59148056160463E+018" calcext:value-type="float">
            <text:p>1.59148056160463E+018</text:p>
          </table:table-cell>
          <table:table-cell office:value-type="float" office:value="1.59148056908837E+018" calcext:value-type="float">
            <text:p>1.59148056908837E+018</text:p>
          </table:table-cell>
          <table:table-cell table:formula="of:=[.B995]-[.A995]" office:value-type="float" office:value="7483739904" calcext:value-type="float">
            <text:p>7483739904</text:p>
          </table:table-cell>
        </table:table-row>
        <table:table-row table:style-name="ro1">
          <table:table-cell office:value-type="float" office:value="1.59148056160463E+018" calcext:value-type="float">
            <text:p>1.59148056160463E+018</text:p>
          </table:table-cell>
          <table:table-cell office:value-type="float" office:value="1.59148056908837E+018" calcext:value-type="float">
            <text:p>1.59148056908837E+018</text:p>
          </table:table-cell>
          <table:table-cell table:formula="of:=[.B996]-[.A996]" office:value-type="float" office:value="7483739904" calcext:value-type="float">
            <text:p>7483739904</text:p>
          </table:table-cell>
        </table:table-row>
        <table:table-row table:style-name="ro1">
          <table:table-cell office:value-type="float" office:value="1.59148056160464E+018" calcext:value-type="float">
            <text:p>1.59148056160464E+018</text:p>
          </table:table-cell>
          <table:table-cell office:value-type="float" office:value="1.59148056908837E+018" calcext:value-type="float">
            <text:p>1.59148056908837E+018</text:p>
          </table:table-cell>
          <table:table-cell table:formula="of:=[.B997]-[.A997]" office:value-type="float" office:value="7483729920" calcext:value-type="float">
            <text:p>7483729920</text:p>
          </table:table-cell>
        </table:table-row>
        <table:table-row table:style-name="ro1">
          <table:table-cell office:value-type="float" office:value="1.59148056160464E+018" calcext:value-type="float">
            <text:p>1.59148056160464E+018</text:p>
          </table:table-cell>
          <table:table-cell office:value-type="float" office:value="1.59148056908838E+018" calcext:value-type="float">
            <text:p>1.59148056908838E+018</text:p>
          </table:table-cell>
          <table:table-cell table:formula="of:=[.B998]-[.A998]" office:value-type="float" office:value="7483739904" calcext:value-type="float">
            <text:p>7483739904</text:p>
          </table:table-cell>
        </table:table-row>
        <table:table-row table:style-name="ro1">
          <table:table-cell office:value-type="float" office:value="1.59148056160465E+018" calcext:value-type="float">
            <text:p>1.59148056160465E+018</text:p>
          </table:table-cell>
          <table:table-cell office:value-type="float" office:value="1.59148056908838E+018" calcext:value-type="float">
            <text:p>1.59148056908838E+018</text:p>
          </table:table-cell>
          <table:table-cell table:formula="of:=[.B999]-[.A999]" office:value-type="float" office:value="7483729664" calcext:value-type="float">
            <text:p>7483729664</text:p>
          </table:table-cell>
        </table:table-row>
        <table:table-row table:style-name="ro1">
          <table:table-cell office:value-type="float" office:value="1.59148056160465E+018" calcext:value-type="float">
            <text:p>1.59148056160465E+018</text:p>
          </table:table-cell>
          <table:table-cell office:value-type="float" office:value="1.59148056908838E+018" calcext:value-type="float">
            <text:p>1.59148056908838E+018</text:p>
          </table:table-cell>
          <table:table-cell table:formula="of:=[.B1000]-[.A1000]" office:value-type="float" office:value="7483729664" calcext:value-type="float">
            <text:p>7483729664</text:p>
          </table:table-cell>
        </table:table-row>
        <table:table-row table:style-name="ro1">
          <table:table-cell office:value-type="float" office:value="1.59148056160466E+018" calcext:value-type="float">
            <text:p>1.59148056160466E+018</text:p>
          </table:table-cell>
          <table:table-cell office:value-type="float" office:value="1.59148056908839E+018" calcext:value-type="float">
            <text:p>1.59148056908839E+018</text:p>
          </table:table-cell>
          <table:table-cell table:formula="of:=[.B1001]-[.A1001]" office:value-type="float" office:value="7483729920" calcext:value-type="float">
            <text:p>7483729920</text:p>
          </table:table-cell>
        </table:table-row>
      </table:table>
      <table:table table:name="Experiments" table:style-name="ta1"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ce2"/>
        <table:table-column table:style-name="co2" table:default-cell-style-name="ce1"/>
        <table:table-column table:style-name="co2" table:default-cell-style-name="Default"/>
        <table:table-column table:style-name="co2" table:default-cell-style-name="ce3"/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Cutoff (n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Size (bit)</text:p>
          </table:table-cell>
          <table:table-cell office:value-type="string" calcext:value-type="string">
            <text:p>Bitrate (bit/s)</text:p>
          </table:table-cell>
          <table:table-cell office:value-type="string" calcext:value-type="string">
            <text:p>Error (bit)</text:p>
          </table:table-cell>
          <table:table-cell office:value-type="string" calcext:value-type="string">
            <text:p>Errorrate</text:p>
          </table:table-cell>
        </table:table-row>
        <table:table-row table:style-name="ro1">
          <table:table-cell office:value-type="string" calcext:value-type="string">
            <text:p>localhos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37.725" calcext:value-type="float">
            <text:p>237.725</text:p>
          </table:table-cell>
          <table:table-cell office:value-type="float" office:value="4732471" calcext:value-type="float">
            <text:p>4,732,471</text:p>
          </table:table-cell>
          <table:table-cell table:formula="of:=[.D2]/[.C2]" office:value-type="float" office:value="19907.3341045325" calcext:value-type="float">
            <text:p>19,907.334</text:p>
          </table:table-cell>
          <table:table-cell office:value-type="float" office:value="44873" calcext:value-type="float">
            <text:p>44873</text:p>
          </table:table-cell>
          <table:table-cell table:formula="of:=[.F2]/[.D2]" office:value-type="percentage" office:value="0.00948193871658168" calcext:value-type="percentage">
            <text:p>0.95%</text:p>
          </table:table-cell>
        </table:table-row>
        <table:table-row table:style-name="ro1">
          <table:table-cell office:value-type="string" calcext:value-type="string">
            <text:p>localhost</text:p>
          </table:table-cell>
          <table:table-cell office:value-type="float" office:value="100000" calcext:value-type="float">
            <text:p>100000</text:p>
          </table:table-cell>
          <table:table-cell table:formula="of:=3*60+57.585" office:value-type="float" office:value="237.585" calcext:value-type="float">
            <text:p>237.585</text:p>
          </table:table-cell>
          <table:table-cell office:value-type="float" office:value="4732471" calcext:value-type="float">
            <text:p>4,732,471</text:p>
          </table:table-cell>
          <table:table-cell table:formula="of:=[.D3]/[.C3]" office:value-type="float" office:value="19919.0647557716" calcext:value-type="float">
            <text:p>19,919.065</text:p>
          </table:table-cell>
          <table:table-cell office:value-type="float" office:value="49312" calcext:value-type="float">
            <text:p>49312</text:p>
          </table:table-cell>
          <table:table-cell table:formula="of:=[.F3]/[.D3]" office:value-type="percentage" office:value="0.0104199265035116" calcext:value-type="percentage">
            <text:p>1.04%</text:p>
          </table:table-cell>
        </table:table-row>
        <table:table-row table:style-name="ro1">
          <table:table-cell office:value-type="string" calcext:value-type="string">
            <text:p>localhost</text:p>
          </table:table-cell>
          <table:table-cell office:value-type="float" office:value="50000" calcext:value-type="float">
            <text:p>50000</text:p>
          </table:table-cell>
          <table:table-cell table:formula="of:=2*60+2.297" office:value-type="float" office:value="122.297" calcext:value-type="float">
            <text:p>122.297</text:p>
          </table:table-cell>
          <table:table-cell office:value-type="float" office:value="4732471" calcext:value-type="float">
            <text:p>4,732,471</text:p>
          </table:table-cell>
          <table:table-cell table:formula="of:=[.D4]/[.C4]" office:value-type="float" office:value="38696.542024743" calcext:value-type="float">
            <text:p>38,696.542</text:p>
          </table:table-cell>
          <table:table-cell office:value-type="float" office:value="256782" calcext:value-type="float">
            <text:p>256782</text:p>
          </table:table-cell>
          <table:table-cell table:formula="of:=[.F4]/[.D4]" office:value-type="percentage" office:value="0.0542596034925518" calcext:value-type="percentage">
            <text:p>5.43%</text:p>
          </table:table-cell>
        </table:table-row>
        <table:table-row table:style-name="ro1">
          <table:table-cell office:value-type="string" calcext:value-type="string">
            <text:p>localhost</text:p>
          </table:table-cell>
          <table:table-cell office:value-type="float" office:value="10000" calcext:value-type="float">
            <text:p>10000</text:p>
          </table:table-cell>
          <table:table-cell office:value-type="float" office:value="44.213" calcext:value-type="float">
            <text:p>44.213</text:p>
          </table:table-cell>
          <table:table-cell office:value-type="float" office:value="4732471" calcext:value-type="float">
            <text:p>4,732,471</text:p>
          </table:table-cell>
          <table:table-cell table:formula="of:=[.D5]/[.C5]" office:value-type="float" office:value="107037.997873929" calcext:value-type="float">
            <text:p>107,037.998</text:p>
          </table:table-cell>
          <table:table-cell office:value-type="float" office:value="3236945" calcext:value-type="float">
            <text:p>3236945</text:p>
          </table:table-cell>
          <table:table-cell table:formula="of:=[.F5]/[.D5]" office:value-type="percentage" office:value="0.683986230449167" calcext:value-type="percentage">
            <text:p>68.40%</text:p>
          </table:table-cell>
        </table:table-row>
        <table:table-row table:style-name="ro1">
          <table:table-cell office:value-type="string" calcext:value-type="string">
            <text:p>localhost</text:p>
          </table:table-cell>
          <table:table-cell office:value-type="float" office:value="10000" calcext:value-type="float">
            <text:p>10000</text:p>
          </table:table-cell>
          <table:table-cell office:value-type="float" office:value="44.712" calcext:value-type="float">
            <text:p>44.712</text:p>
          </table:table-cell>
          <table:table-cell office:value-type="float" office:value="4732471" calcext:value-type="float">
            <text:p>4,732,471</text:p>
          </table:table-cell>
          <table:table-cell table:formula="of:=[.D6]/[.C6]" office:value-type="float" office:value="105843.420110932" calcext:value-type="float">
            <text:p>105,843.420</text:p>
          </table:table-cell>
          <table:table-cell office:value-type="float" office:value="3212910" calcext:value-type="float">
            <text:p>3212910</text:p>
          </table:table-cell>
          <table:table-cell table:formula="of:=[.F6]/[.D6]" office:value-type="percentage" office:value="0.678907488286774" calcext:value-type="percentage">
            <text:p>67.89%</text:p>
          </table:table-cell>
        </table:table-row>
        <table:table-row table:style-name="ro1">
          <table:table-cell office:value-type="string" calcext:value-type="string">
            <text:p>localhost</text:p>
          </table:table-cell>
          <table:table-cell office:value-type="float" office:value="5000" calcext:value-type="float">
            <text:p>5000</text:p>
          </table:table-cell>
          <table:table-cell office:value-type="float" office:value="39.237" calcext:value-type="float">
            <text:p>39.237</text:p>
          </table:table-cell>
          <table:table-cell office:value-type="float" office:value="4732471" calcext:value-type="float">
            <text:p>4,732,471</text:p>
          </table:table-cell>
          <table:table-cell table:formula="of:=[.D7]/[.C7]" office:value-type="float" office:value="120612.457629278" calcext:value-type="float">
            <text:p>120,612.458</text:p>
          </table:table-cell>
          <table:table-cell office:value-type="float" office:value="1996810" calcext:value-type="float">
            <text:p>1996810</text:p>
          </table:table-cell>
          <table:table-cell table:formula="of:=[.F7]/[.D7]" office:value-type="percentage" office:value="0.421938137602956" calcext:value-type="percentage">
            <text:p>42.19%</text:p>
          </table:table-cell>
        </table:table-row>
        <table:table-row table:style-name="ro1">
          <table:table-cell office:value-type="string" calcext:value-type="string">
            <text:p>wifi</text:p>
          </table:table-cell>
          <table:table-cell office:value-type="float" office:value="100000" calcext:value-type="float">
            <text:p>100000</text:p>
          </table:table-cell>
          <table:table-cell table:formula="of:=3*60+56.853" office:value-type="float" office:value="236.853" calcext:value-type="float">
            <text:p>236.853</text:p>
          </table:table-cell>
          <table:table-cell office:value-type="float" office:value="4732471" calcext:value-type="float">
            <text:p>4,732,471</text:p>
          </table:table-cell>
          <table:table-cell table:formula="of:=[.D8]/[.C8]" office:value-type="float" office:value="19980.625113467" calcext:value-type="float">
            <text:p>19,980.625</text:p>
          </table:table-cell>
          <table:table-cell office:value-type="float" office:value="2366808" calcext:value-type="float">
            <text:p>2366808</text:p>
          </table:table-cell>
          <table:table-cell table:formula="of:=[.F8]/[.D8]" office:value-type="percentage" office:value="0.500120972743415" calcext:value-type="percentage">
            <text:p>50.01%</text:p>
          </table:table-cell>
        </table:table-row>
        <table:table-row table:style-name="ro1">
          <table:table-cell office:value-type="string" calcext:value-type="string">
            <text:p>wifi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7.831" calcext:value-type="float">
            <text:p>7.831</text:p>
          </table:table-cell>
          <table:table-cell office:value-type="float" office:value="10000" calcext:value-type="float">
            <text:p>10,000</text:p>
          </table:table-cell>
          <table:table-cell table:formula="of:=[.D9]/[.C9]" office:value-type="float" office:value="1276.97612054655" calcext:value-type="float">
            <text:p>1,276.976</text:p>
          </table:table-cell>
          <table:table-cell office:value-type="float" office:value="8902" calcext:value-type="float">
            <text:p>8902</text:p>
          </table:table-cell>
          <table:table-cell table:formula="of:=[.F9]/[.D9]" office:value-type="percentage" office:value="0.8902" calcext:value-type="percentage">
            <text:p>89.02%</text:p>
          </table:table-cell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9:42:56.639073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00:25:50.623368278</meta:creation-date>
    <dc:date>2020-06-08T21:30:02.778623005</dc:date>
    <meta:editing-duration>P1DT23H3M21S</meta:editing-duration>
    <meta:editing-cycles>5</meta:editing-cycles>
    <meta:generator>LibreOffice/6.2.8.2$Linux_X86_64 LibreOffice_project/20$Build-2</meta:generator>
    <meta:document-statistic meta:table-count="3" meta:cell-count="60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466cm" svg:height="17.699cm" xlink:href=".." xlink:type="simple" chart:class="chart:bar" chart:style-name="ch1">
        <chart:legend chart:legend-position="end" svg:x="29.15cm" svg:y="8.55cm" style:legend-expansion="high" chart:style-name="ch2"/>
        <chart:plot-area chart:style-name="ch3" table:cell-range-address="'Timegraph (localhost)'.C1:'Timegraph (localhost)'.C1001" chart:data-source-has-labels="row" svg:x="0.629cm" svg:y="0.353cm" svg:width="27.892cm" svg:height="16.993cm">
          <chartooo:coordinate-region svg:x="1.991cm" svg:y="0.353cm" svg:width="26.53cm" svg:height="15.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imegraph (localhost)'.C2:'Timegraph (localhost)'.C1001" chart:label-cell-address="'Timegraph (localhost)'.C1:'Timegraph (localhost)'.C1" chart:class="chart:bar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  <draw:g>
                  <svg:desc>'Timegraph (localhost)'.C1:'Timegraph (localhost)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9984">
                <text:p>329984</text:p>
                <draw:g>
                  <svg:desc>'Timegraph (localhost)'.C2:'Timegraph (localhost)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9904">
                <text:p>219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9904">
                <text:p>2199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920">
                <text:p>2099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952">
                <text:p>189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224">
                <text:p>1802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256">
                <text:p>160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32">
                <text:p>140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320">
                <text:p>1203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112">
                <text:p>90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128">
                <text:p>801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160">
                <text:p>601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904">
                <text:p>599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904">
                <text:p>599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9872">
                <text:p>798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664">
                <text:p>496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0160">
                <text:p>6016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0096">
                <text:p>1000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9904">
                <text:p>599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0144">
                <text:p>701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0144">
                <text:p>701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0384">
                <text:p>803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0160">
                <text:p>6016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9904">
                <text:p>599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9904">
                <text:p>599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9664">
                <text:p>496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9664">
                <text:p>496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9664">
                <text:p>496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9632">
                <text:p>696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9904">
                <text:p>599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9888">
                <text:p>698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9904">
                <text:p>599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9664">
                <text:p>496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0432">
                <text:p>504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9664">
                <text:p>496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9904">
                <text:p>599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9904">
                <text:p>599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160">
                <text:p>6016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9888">
                <text:p>698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9904">
                <text:p>599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9904">
                <text:p>599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9904">
                <text:p>599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0144">
                <text:p>701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0144">
                <text:p>7014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904">
                <text:p>599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9904">
                <text:p>599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0144">
                <text:p>701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0144">
                <text:p>701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9904">
                <text:p>599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0416">
                <text:p>604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9664">
                <text:p>4966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0432">
                <text:p>504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9664">
                <text:p>4966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9904">
                <text:p>599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0160">
                <text:p>6016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9904">
                <text:p>5990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0336">
                <text:p>11033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0048">
                <text:p>1300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9808">
                <text:p>1198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0080">
                <text:p>11008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0112">
                <text:p>9011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9872">
                <text:p>7987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0160">
                <text:p>6016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9664">
                <text:p>4966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0160">
                <text:p>6016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9904">
                <text:p>599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0144">
                <text:p>7014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0160">
                <text:p>6016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9840">
                <text:p>9984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0112">
                <text:p>9011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9872">
                <text:p>7987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0144">
                <text:p>7014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9904">
                <text:p>5990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19840">
                <text:p>41984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09856">
                <text:p>40985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99872">
                <text:p>39987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79904">
                <text:p>37990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80160">
                <text:p>38016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60192">
                <text:p>36019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49952">
                <text:p>34995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39968">
                <text:p>33996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29984">
                <text:p>32998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10016">
                <text:p>31001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99776">
                <text:p>29977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89792">
                <text:p>28979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79808">
                <text:p>27980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59840">
                <text:p>25984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49600">
                <text:p>24960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39872">
                <text:p>23987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29888">
                <text:p>22988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70080">
                <text:p>27008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59840">
                <text:p>25984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60352">
                <text:p>26035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50112">
                <text:p>25011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59840">
                <text:p>25984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59840">
                <text:p>25984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60352">
                <text:p>26035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60352">
                <text:p>26035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59840">
                <text:p>25984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79808">
                <text:p>27980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80320">
                <text:p>28032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90048">
                <text:p>29004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79808">
                <text:p>27980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79808">
                <text:p>27980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80320">
                <text:p>28032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80320">
                <text:p>28032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90304">
                <text:p>29030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80064">
                <text:p>28006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90048">
                <text:p>29004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80064">
                <text:p>28006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90048">
                <text:p>29004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80064">
                <text:p>28006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90048">
                <text:p>29004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80064">
                <text:p>28006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80064">
                <text:p>28006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90048">
                <text:p>29004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80064">
                <text:p>28006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90048">
                <text:p>29004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80064">
                <text:p>28006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90048">
                <text:p>29004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80064">
                <text:p>28006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90048">
                <text:p>29004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80064">
                <text:p>28006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90048">
                <text:p>29004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90048">
                <text:p>29004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90048">
                <text:p>29004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90048">
                <text:p>29004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80064">
                <text:p>28006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90048">
                <text:p>29004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80064">
                <text:p>28006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90048">
                <text:p>29004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80064">
                <text:p>28006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90048">
                <text:p>29004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80064">
                <text:p>28006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90048">
                <text:p>29004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90048">
                <text:p>29004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90048">
                <text:p>29004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90048">
                <text:p>29004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80320">
                <text:p>28032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90048">
                <text:p>29004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60096">
                <text:p>26009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29888">
                <text:p>22988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89952">
                <text:p>18995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69728">
                <text:p>16972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9744">
                <text:p>15974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39776">
                <text:p>13977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30048">
                <text:p>13004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20064">
                <text:p>12006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09824">
                <text:p>10982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9856">
                <text:p>8985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0112">
                <text:p>9011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0144">
                <text:p>7014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0160">
                <text:p>6016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0128">
                <text:p>8012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0144">
                <text:p>7014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0160">
                <text:p>6016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0160">
                <text:p>6016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0144">
                <text:p>7014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0160">
                <text:p>6016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0144">
                <text:p>7014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0160">
                <text:p>6016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9664">
                <text:p>4966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9664">
                <text:p>4966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9664">
                <text:p>4966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9664">
                <text:p>4966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9856">
                <text:p>8985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0128">
                <text:p>8012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0160">
                <text:p>6016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0160">
                <text:p>6016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9904">
                <text:p>5990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9664">
                <text:p>4966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0432">
                <text:p>5043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9888">
                <text:p>6988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9904">
                <text:p>5990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9664">
                <text:p>4966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0144">
                <text:p>7014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0112">
                <text:p>901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0352">
                <text:p>10035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0128">
                <text:p>8012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0144">
                <text:p>7014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9904">
                <text:p>5990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9664">
                <text:p>4966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9888">
                <text:p>6988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9664">
                <text:p>4966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70144">
                <text:p>7014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0160">
                <text:p>6016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70400">
                <text:p>7040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9936">
                <text:p>399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746cm" svg:height="18.982cm" xlink:href=".." xlink:type="simple" chart:class="chart:bar" chart:style-name="ch1">
        <chart:legend chart:legend-position="end" svg:x="31.43cm" svg:y="9.192cm" style:legend-expansion="high" chart:style-name="ch2"/>
        <chart:plot-area chart:style-name="ch3" table:cell-range-address="'Timegraph (wifi)'.C1:'Timegraph (wifi)'.C1001" chart:data-source-has-labels="row" svg:x="0.674cm" svg:y="0.379cm" svg:width="30.082cm" svg:height="18.224cm">
          <chartooo:coordinate-region svg:x="2.777cm" svg:y="0.379cm" svg:width="27.979cm" svg:height="17.1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imegraph (wifi)'.C2:'Timegraph (wifi)'.C1001" chart:label-cell-address="'Timegraph (wifi)'.C1:'Timegraph (wifi)'.C1" chart:class="chart:bar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  <draw:g>
                  <svg:desc>'Timegraph (wifi)'.C1:'Timegraph (wifi)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83200000">
                <text:p>7483200000</text:p>
                <draw:g>
                  <svg:desc>'Timegraph (wifi)'.C2:'Timegraph (wifi)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83140096">
                <text:p>7483140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83130112">
                <text:p>7483130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84510208">
                <text:p>74845102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84539904">
                <text:p>7484539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84529920">
                <text:p>74845299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84540160">
                <text:p>74845401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84530176">
                <text:p>74845301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84520192">
                <text:p>74845201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84530176">
                <text:p>7484530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484519936">
                <text:p>74845199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84519936">
                <text:p>74845199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484520192">
                <text:p>74845201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84520192">
                <text:p>74845201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84509952">
                <text:p>7484509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84519936">
                <text:p>74845199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84510208">
                <text:p>74845102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84520192">
                <text:p>74845201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84509952">
                <text:p>74845099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84509952">
                <text:p>74845099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484510208">
                <text:p>74845102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484510208">
                <text:p>7484510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84499968">
                <text:p>74844999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484509952">
                <text:p>74845099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84500224">
                <text:p>74845002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84510208">
                <text:p>74845102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484499968">
                <text:p>7484499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84499968">
                <text:p>74844999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484500224">
                <text:p>74845002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84500224">
                <text:p>74845002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484489984">
                <text:p>74844899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484499968">
                <text:p>74844999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484490240">
                <text:p>74844902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484490240">
                <text:p>74844902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484489984">
                <text:p>74844899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484489984">
                <text:p>74844899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84489984">
                <text:p>74844899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84489984">
                <text:p>74844899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484480000">
                <text:p>7484480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484489984">
                <text:p>74844899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484480000">
                <text:p>7484480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484480000">
                <text:p>7484480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484480000">
                <text:p>748448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484480000">
                <text:p>748448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484469760">
                <text:p>74844697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484479744">
                <text:p>74844797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484469760">
                <text:p>74844697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484480000">
                <text:p>748448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484470016">
                <text:p>7484470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84470016">
                <text:p>74844700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484469760">
                <text:p>74844697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484459776">
                <text:p>74844597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484459776">
                <text:p>74844597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484460032">
                <text:p>74844600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484460032">
                <text:p>74844600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484459776">
                <text:p>74844597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484459776">
                <text:p>74844597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484449792">
                <text:p>74844497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84460032">
                <text:p>74844600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84450048">
                <text:p>74844500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484450048">
                <text:p>74844500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484449792">
                <text:p>74844497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484449792">
                <text:p>74844497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84439552">
                <text:p>74844395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84449792">
                <text:p>74844497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84440064">
                <text:p>74844400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84449792">
                <text:p>74844497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484439552">
                <text:p>74844395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84439552">
                <text:p>74844395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84440064">
                <text:p>74844400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84440064">
                <text:p>74844400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84429824">
                <text:p>74844298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84439808">
                <text:p>74844398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84430080">
                <text:p>74844300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84440064">
                <text:p>74844400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84429824">
                <text:p>74844298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84429824">
                <text:p>74844298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484430080">
                <text:p>74844300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484430080">
                <text:p>74844300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484419840">
                <text:p>74844198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484429824">
                <text:p>74844298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484420096">
                <text:p>74844200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84430336">
                <text:p>74844303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484420096">
                <text:p>74844200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84420096">
                <text:p>74844200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484420352">
                <text:p>74844203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84420352">
                <text:p>74844203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484410112">
                <text:p>74844101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484420096">
                <text:p>74844200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484410112">
                <text:p>74844101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484410112">
                <text:p>74844101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484410112">
                <text:p>74844101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484410112">
                <text:p>74844101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484410112">
                <text:p>74844101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84410112">
                <text:p>74844101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484400128">
                <text:p>74844001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484410112">
                <text:p>74844101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484400128">
                <text:p>74844001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484410112">
                <text:p>74844101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484400128">
                <text:p>74844001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484400128">
                <text:p>74844001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484400128">
                <text:p>74844001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484400128">
                <text:p>74844001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484400128">
                <text:p>74844001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484400128">
                <text:p>74844001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484390144">
                <text:p>74843901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484400128">
                <text:p>74844001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84390144">
                <text:p>74843901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484400128">
                <text:p>74844001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484390144">
                <text:p>74843901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484390144">
                <text:p>74843901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484390144">
                <text:p>74843901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484390144">
                <text:p>74843901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484379904">
                <text:p>74843799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484389888">
                <text:p>74843898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484380160">
                <text:p>748438016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484390144">
                <text:p>74843901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484379904">
                <text:p>74843799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484379904">
                <text:p>74843799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484380160">
                <text:p>748438016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484380160">
                <text:p>748438016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484370176">
                <text:p>74843701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484379904">
                <text:p>74843799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484369920">
                <text:p>748436992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84369920">
                <text:p>748436992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484369920">
                <text:p>748436992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484369920">
                <text:p>74843699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484369920">
                <text:p>74843699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484369920">
                <text:p>748436992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484359680">
                <text:p>74843596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484369920">
                <text:p>74843699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484360192">
                <text:p>74843601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484360192">
                <text:p>74843601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484359680">
                <text:p>74843596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484359680">
                <text:p>74843596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484360192">
                <text:p>74843601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84360192">
                <text:p>74843601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484349952">
                <text:p>74843499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484359680">
                <text:p>74843596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484349952">
                <text:p>74843499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484349952">
                <text:p>74843499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484349952">
                <text:p>74843499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484349952">
                <text:p>74843499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484340224">
                <text:p>74843402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484349952">
                <text:p>74843499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484339712">
                <text:p>74843397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484349952">
                <text:p>74843499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84339968">
                <text:p>74843399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84339968">
                <text:p>74843399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84339712">
                <text:p>74843397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484339712">
                <text:p>74843397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484329728">
                <text:p>74843297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484339968">
                <text:p>74843399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484329984">
                <text:p>74843299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484329984">
                <text:p>74843299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484329728">
                <text:p>74843297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484329728">
                <text:p>74843297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484329984">
                <text:p>74843299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484329984">
                <text:p>74843299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484320000">
                <text:p>7484320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484329984">
                <text:p>74843299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484320000">
                <text:p>7484320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484320000">
                <text:p>7484320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484320000">
                <text:p>7484320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484320000">
                <text:p>7484320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484320000">
                <text:p>74843200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484310016">
                <text:p>74843100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484310016">
                <text:p>74843100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484310016">
                <text:p>74843100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484310016">
                <text:p>74843100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484300032">
                <text:p>74843000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484310016">
                <text:p>74843100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484300032">
                <text:p>74843000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84300032">
                <text:p>74843000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84299776">
                <text:p>74842997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484299776">
                <text:p>74842997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484290048">
                <text:p>74842900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484300032">
                <text:p>74843000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484289792">
                <text:p>74842897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484300032">
                <text:p>74843000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484290304">
                <text:p>74842903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484290304">
                <text:p>74842903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484290048">
                <text:p>74842900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484290048">
                <text:p>74842900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484280320">
                <text:p>748428032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484260096">
                <text:p>74842600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484250112">
                <text:p>74842501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484260096">
                <text:p>74842600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484250112">
                <text:p>74842501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484250112">
                <text:p>74842501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484250112">
                <text:p>74842501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484250112">
                <text:p>74842501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484239872">
                <text:p>74842398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484249856">
                <text:p>74842498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484239872">
                <text:p>74842398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484239872">
                <text:p>74842398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484239872">
                <text:p>74842398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484239872">
                <text:p>74842398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484229888">
                <text:p>74842298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484240128">
                <text:p>74842401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484230144">
                <text:p>74842301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484239872">
                <text:p>74842398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484229888">
                <text:p>74842298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484229888">
                <text:p>74842298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484230144">
                <text:p>74842301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484209664">
                <text:p>74842096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484219904">
                <text:p>74842199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484210176">
                <text:p>74842101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484219904">
                <text:p>748421990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484209664">
                <text:p>74842096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484209664">
                <text:p>74842096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484210176">
                <text:p>74842101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484210176">
                <text:p>74842101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484199936">
                <text:p>74841999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484209920">
                <text:p>748420992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484200192">
                <text:p>74842001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484200192">
                <text:p>74842001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484199936">
                <text:p>74841999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484199936">
                <text:p>74841999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484200192">
                <text:p>74842001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484200192">
                <text:p>74842001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484189952">
                <text:p>74841899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484199936">
                <text:p>74841999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484190208">
                <text:p>74841902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484179968">
                <text:p>74841799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484189952">
                <text:p>74841899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484180224">
                <text:p>74841802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484190208">
                <text:p>74841902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484179968">
                <text:p>74841799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484179968">
                <text:p>74841799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484180224">
                <text:p>74841802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484180224">
                <text:p>74841802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484169984">
                <text:p>74841699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484179968">
                <text:p>74841799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484169984">
                <text:p>74841699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484169984">
                <text:p>74841699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484169984">
                <text:p>74841699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484169984">
                <text:p>74841699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484160000">
                <text:p>74841600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484169984">
                <text:p>74841699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484160000">
                <text:p>74841600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484169984">
                <text:p>74841699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484160000">
                <text:p>74841600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484129792">
                <text:p>74841297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84129792">
                <text:p>74841297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484119808">
                <text:p>74841198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484119808">
                <text:p>74841198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484119808">
                <text:p>74841198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484119808">
                <text:p>74841198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484119808">
                <text:p>74841198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484119808">
                <text:p>74841198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484109824">
                <text:p>74841098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484120064">
                <text:p>74841200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484110080">
                <text:p>74841100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484110080">
                <text:p>748411008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484109568">
                <text:p>74841095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484109568">
                <text:p>74841095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484099840">
                <text:p>748409984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484110080">
                <text:p>748411008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484099840">
                <text:p>748409984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484109824">
                <text:p>74841098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484100096">
                <text:p>74841000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484100096">
                <text:p>74841000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484099840">
                <text:p>748409984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484099840">
                <text:p>748409984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484090112">
                <text:p>74840901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484100096">
                <text:p>74841000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484089856">
                <text:p>74840898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484089856">
                <text:p>74840898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484090112">
                <text:p>74840901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484090112">
                <text:p>74840901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484089856">
                <text:p>748408985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484089856">
                <text:p>74840898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484080128">
                <text:p>74840801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484090368">
                <text:p>74840903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484080128">
                <text:p>74840801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484080128">
                <text:p>74840801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484080128">
                <text:p>74840801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484080128">
                <text:p>74840801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484069888">
                <text:p>748406988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484080128">
                <text:p>74840801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484070144">
                <text:p>74840701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484079872">
                <text:p>74840798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484069888">
                <text:p>74840698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484069888">
                <text:p>74840698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484070144">
                <text:p>74840701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484070144">
                <text:p>748407014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84060160">
                <text:p>748406016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484060160">
                <text:p>748406016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484060160">
                <text:p>748406016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484060160">
                <text:p>748406016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484060160">
                <text:p>748406016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484060160">
                <text:p>748406016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484060160">
                <text:p>748406016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484050176">
                <text:p>748405017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484050176">
                <text:p>748405017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484050176">
                <text:p>748405017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484050176">
                <text:p>74840501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484050176">
                <text:p>748405017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484050176">
                <text:p>748405017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484050176">
                <text:p>748405017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484050176">
                <text:p>74840501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484050176">
                <text:p>74840501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484050176">
                <text:p>748405017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484050176">
                <text:p>74840501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484070144">
                <text:p>74840701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484070144">
                <text:p>74840701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484070144">
                <text:p>74840701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484069888">
                <text:p>74840698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484069888">
                <text:p>748406988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484069888">
                <text:p>74840698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484069888">
                <text:p>74840698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484069888">
                <text:p>74840698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484069888">
                <text:p>74840698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484059904">
                <text:p>74840599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484070144">
                <text:p>74840701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484060160">
                <text:p>748406016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484060160">
                <text:p>748406016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484059904">
                <text:p>74840599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484059904">
                <text:p>74840599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484049664">
                <text:p>74840496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484059904">
                <text:p>74840599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484050176">
                <text:p>748405017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484059904">
                <text:p>74840599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484049664">
                <text:p>74840496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484049664">
                <text:p>74840496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484050176">
                <text:p>748405017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484050176">
                <text:p>74840501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484039936">
                <text:p>748403993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484049664">
                <text:p>74840496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484039936">
                <text:p>74840399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484050176">
                <text:p>748405017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484039936">
                <text:p>74840399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483980032">
                <text:p>74839800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483989760">
                <text:p>748398976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483979776">
                <text:p>748397977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483979776">
                <text:p>74839797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483980032">
                <text:p>74839800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483980032">
                <text:p>748398003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483970048">
                <text:p>74839700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483979776">
                <text:p>74839797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483969792">
                <text:p>748396979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483980032">
                <text:p>748398003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483950080">
                <text:p>748395008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483950080">
                <text:p>748395008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483949824">
                <text:p>74839498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483949824">
                <text:p>74839498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483939584">
                <text:p>748393958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483949824">
                <text:p>74839498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483940096">
                <text:p>748394009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483950080">
                <text:p>748395008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483939840">
                <text:p>748393984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483939840">
                <text:p>748393984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483940096">
                <text:p>748394009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483940096">
                <text:p>74839400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483929856">
                <text:p>74839298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483939840">
                <text:p>748393984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483930112">
                <text:p>74839301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483930112">
                <text:p>74839301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483930112">
                <text:p>74839301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483930112">
                <text:p>74839301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483930368">
                <text:p>748393036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483920128">
                <text:p>74839201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483920128">
                <text:p>748392012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483920384">
                <text:p>748392038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483920384">
                <text:p>74839203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483910144">
                <text:p>748391014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483920128">
                <text:p>748392012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483910144">
                <text:p>748391014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83910144">
                <text:p>748391014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83910144">
                <text:p>748391014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83910144">
                <text:p>748391014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83910144">
                <text:p>74839101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83910144">
                <text:p>748391014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83899904">
                <text:p>748389990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483909888">
                <text:p>748390988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483899904">
                <text:p>74838999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483899904">
                <text:p>74838999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483899904">
                <text:p>74838999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483899904">
                <text:p>74838999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483889920">
                <text:p>748388992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483899904">
                <text:p>748389990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483889920">
                <text:p>748388992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483899904">
                <text:p>748389990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483889920">
                <text:p>748388992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483889920">
                <text:p>748388992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483889920">
                <text:p>748388992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483889920">
                <text:p>748388992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483879936">
                <text:p>748387993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483889920">
                <text:p>748388992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483879936">
                <text:p>748387993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483889920">
                <text:p>748388992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483879936">
                <text:p>748387993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483879936">
                <text:p>748387993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483880192">
                <text:p>748388019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483880192">
                <text:p>74838801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483870208">
                <text:p>74838702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483879936">
                <text:p>748387993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483869952">
                <text:p>74838699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483869952">
                <text:p>74838699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483870208">
                <text:p>748387020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483870208">
                <text:p>748387020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483869952">
                <text:p>74838699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483869952">
                <text:p>74838699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483859712">
                <text:p>74838597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483869952">
                <text:p>748386995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483860224">
                <text:p>748386022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483860224">
                <text:p>74838602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483859712">
                <text:p>748385971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483859712">
                <text:p>74838597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483530240">
                <text:p>748353024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483520000">
                <text:p>74835200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483520000">
                <text:p>74835200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483519744">
                <text:p>748351974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483519744">
                <text:p>748351974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483509760">
                <text:p>748350976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483520000">
                <text:p>74835200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483510016">
                <text:p>74835100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483510016">
                <text:p>74835100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483509760">
                <text:p>748350976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483509760">
                <text:p>748350976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483510016">
                <text:p>74835100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483510016">
                <text:p>74835100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483500032">
                <text:p>74835000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483510016">
                <text:p>74835100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483500032">
                <text:p>748350003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483500032">
                <text:p>748350003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483500032">
                <text:p>748350003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483500032">
                <text:p>748350003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483500032">
                <text:p>748350003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483500032">
                <text:p>74835000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483490048">
                <text:p>74834900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483500032">
                <text:p>748350003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483490048">
                <text:p>748349004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483480064">
                <text:p>748348006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483490048">
                <text:p>748349004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483480064">
                <text:p>748348006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483480064">
                <text:p>74834800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483480064">
                <text:p>748348006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483480064">
                <text:p>748348006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483480064">
                <text:p>74834800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483480064">
                <text:p>748348006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483470080">
                <text:p>748347008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483449856">
                <text:p>748344985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483439872">
                <text:p>748343987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483429888">
                <text:p>748342988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483439872">
                <text:p>748343987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483439872">
                <text:p>748343987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483450112">
                <text:p>74834501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483439872">
                <text:p>748343987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483449856">
                <text:p>748344985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483440128">
                <text:p>748344012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483440128">
                <text:p>748344012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483439872">
                <text:p>748343987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483439872">
                <text:p>748343987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483430144">
                <text:p>748343014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483440128">
                <text:p>748344012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483429888">
                <text:p>748342988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483440128">
                <text:p>748344012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483430400">
                <text:p>74834304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483430400">
                <text:p>74834304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483429888">
                <text:p>748342988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483429888">
                <text:p>748342988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483419904">
                <text:p>748341990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483430144">
                <text:p>748343014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483420160">
                <text:p>748342016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483420160">
                <text:p>748342016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483419904">
                <text:p>748341990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483419904">
                <text:p>748341990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483420160">
                <text:p>748342016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483420160">
                <text:p>748342016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483410176">
                <text:p>748341017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483419904">
                <text:p>748341990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483409920">
                <text:p>748340992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483409920">
                <text:p>748340992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483410176">
                <text:p>748341017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483410176">
                <text:p>74834101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483409920">
                <text:p>748340992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483399936">
                <text:p>748339993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483399936">
                <text:p>748339993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483400192">
                <text:p>748340019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483400192">
                <text:p>748340019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483390208">
                <text:p>748339020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483399936">
                <text:p>748339993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483389952">
                <text:p>748338995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483389952">
                <text:p>74833899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483390208">
                <text:p>748339020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483390208">
                <text:p>748339020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483389952">
                <text:p>748338995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483389952">
                <text:p>748338995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483379712">
                <text:p>74833797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483389952">
                <text:p>74833899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483380224">
                <text:p>74833802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483380224">
                <text:p>748338022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483379712">
                <text:p>74833797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483379712">
                <text:p>74833797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483380224">
                <text:p>748338022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483380224">
                <text:p>748338022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483369984">
                <text:p>748336998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483379968">
                <text:p>748337996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483370240">
                <text:p>748337024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483370240">
                <text:p>748337024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483369984">
                <text:p>748336998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483369984">
                <text:p>748336998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483360256">
                <text:p>748336025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483370240">
                <text:p>748337024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483360000">
                <text:p>74833600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483369984">
                <text:p>748336998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483360256">
                <text:p>748336025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483360256">
                <text:p>748336025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483360000">
                <text:p>74833600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483360000">
                <text:p>74833600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483350016">
                <text:p>74833500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483360000">
                <text:p>74833600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483350016">
                <text:p>748335001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483350016">
                <text:p>748335001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483350016">
                <text:p>74833500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483350016">
                <text:p>74833500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483340032">
                <text:p>748334003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483350016">
                <text:p>748335001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483339776">
                <text:p>748333977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483349760">
                <text:p>748334976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483339776">
                <text:p>748333977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483339776">
                <text:p>748333977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483339776">
                <text:p>748333977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483339776">
                <text:p>748333977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483329792">
                <text:p>748332979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483339776">
                <text:p>748333977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483329792">
                <text:p>748332979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483339776">
                <text:p>748333977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483329792">
                <text:p>748332979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483319808">
                <text:p>748331980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483329792">
                <text:p>748332979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483329792">
                <text:p>748332979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483319808">
                <text:p>748331980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483319808">
                <text:p>748331980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483319808">
                <text:p>748331980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483319808">
                <text:p>748331980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483320064">
                <text:p>748332006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483310080">
                <text:p>748331008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483319808">
                <text:p>74833198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483309824">
                <text:p>748330982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483309824">
                <text:p>748330982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483309824">
                <text:p>748330982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483309824">
                <text:p>748330982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484069888">
                <text:p>748406988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484090112">
                <text:p>748409011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484090112">
                <text:p>748409011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484089856">
                <text:p>748408985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484089856">
                <text:p>74840898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484080128">
                <text:p>748408012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484090368">
                <text:p>748409036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484080128">
                <text:p>748408012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484080128">
                <text:p>748408012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484080128">
                <text:p>748408012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484080128">
                <text:p>748408012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484080128">
                <text:p>748408012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484080128">
                <text:p>748408012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484070400">
                <text:p>748407040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484080128">
                <text:p>748408012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484069888">
                <text:p>748406988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484069888">
                <text:p>748406988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484070400">
                <text:p>748407040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484070400">
                <text:p>748407040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484060160">
                <text:p>748406016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484069888">
                <text:p>748406988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484060160">
                <text:p>748406016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484070400">
                <text:p>748407040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484060160">
                <text:p>748406016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484060160">
                <text:p>748406016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484059904">
                <text:p>748405990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484059904">
                <text:p>748405990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484049920">
                <text:p>748404992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484060160">
                <text:p>748406016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484050176">
                <text:p>748405017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484050176">
                <text:p>748405017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484049920">
                <text:p>748404992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484049920">
                <text:p>748404992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484050176">
                <text:p>748405017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484050176">
                <text:p>748405017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484040192">
                <text:p>748404019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484050176">
                <text:p>748405017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484040192">
                <text:p>748404019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484030208">
                <text:p>748403020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484040192">
                <text:p>748404019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484030208">
                <text:p>748403020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484030208">
                <text:p>748403020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484029952">
                <text:p>748402995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484029952">
                <text:p>748402995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484029952">
                <text:p>748402995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484029952">
                <text:p>748402995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484019968">
                <text:p>748401996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484029952">
                <text:p>748402995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484019968">
                <text:p>748401996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484019968">
                <text:p>748401996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484019968">
                <text:p>748401996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484019968">
                <text:p>748401996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484009728">
                <text:p>748400972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484019712">
                <text:p>748401971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484009984">
                <text:p>748400998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484019968">
                <text:p>748401996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484009728">
                <text:p>748400972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484009728">
                <text:p>748400972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484009984">
                <text:p>748400998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484009984">
                <text:p>748400998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483999744">
                <text:p>748399974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484009728">
                <text:p>748400972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484000000">
                <text:p>748400000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484009984">
                <text:p>748400998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483999744">
                <text:p>748399974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483999744">
                <text:p>748399974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484000000">
                <text:p>74840000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484000000">
                <text:p>748400000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483989760">
                <text:p>748398976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483999744">
                <text:p>748399974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484019712">
                <text:p>748401971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484009728">
                <text:p>748400972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484019968">
                <text:p>748401996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484009984">
                <text:p>748400998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484009984">
                <text:p>748400998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484009728">
                <text:p>748400972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483999744">
                <text:p>748399974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483999744">
                <text:p>748399974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484000000">
                <text:p>748400000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484000000">
                <text:p>748400000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483990016">
                <text:p>748399001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484000000">
                <text:p>748400000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483990016">
                <text:p>748399001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484000000">
                <text:p>748400000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483990016">
                <text:p>748399001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483990016">
                <text:p>748399001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483990016">
                <text:p>748399001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483990016">
                <text:p>748399001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483980032">
                <text:p>748398003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483990272">
                <text:p>748399027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483980288">
                <text:p>748398028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483980288">
                <text:p>748398028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483980288">
                <text:p>748398028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483980288">
                <text:p>748398028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483980288">
                <text:p>748398028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483980288">
                <text:p>748398028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483970304">
                <text:p>748397030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483980032">
                <text:p>748398003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483970048">
                <text:p>748397004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483970048">
                <text:p>748397004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483970048">
                <text:p>748397004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483970048">
                <text:p>748397004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483960320">
                <text:p>748396032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483970304">
                <text:p>748397030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483960064">
                <text:p>748396006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483970048">
                <text:p>748397004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483960320">
                <text:p>748396032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483960320">
                <text:p>748396032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483960064">
                <text:p>748396006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483960064">
                <text:p>748396006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483950080">
                <text:p>748395008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483960064">
                <text:p>748396006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483950080">
                <text:p>748395008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483950080">
                <text:p>748395008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483950080">
                <text:p>748395008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483950080">
                <text:p>748395008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483950080">
                <text:p>748395008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483950080">
                <text:p>748395008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483940096">
                <text:p>748394009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483950080">
                <text:p>748395008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483939840">
                <text:p>748393984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483939840">
                <text:p>748393984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483940096">
                <text:p>748394009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483940096">
                <text:p>748394009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483939840">
                <text:p>748393984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483939840">
                <text:p>748393984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483930112">
                <text:p>748393011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483940096">
                <text:p>748394009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483929856">
                <text:p>748392985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483939840">
                <text:p>748393984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483929856">
                <text:p>748392985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483939840">
                <text:p>748393984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483929856">
                <text:p>74839298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483939840">
                <text:p>748393984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483929856">
                <text:p>748392985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483939840">
                <text:p>748393984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483929856">
                <text:p>748392985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483929856">
                <text:p>748392985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483930112">
                <text:p>748393011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483930112">
                <text:p>748393011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483929856">
                <text:p>748392985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483919872">
                <text:p>748391987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483930112">
                <text:p>748393011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483920128">
                <text:p>748392012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483929856">
                <text:p>748392985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483919872">
                <text:p>748391987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483930112">
                <text:p>748393011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483920128">
                <text:p>748392012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483929856">
                <text:p>748392985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483919872">
                <text:p>748391987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483919872">
                <text:p>748391987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483920128">
                <text:p>748392012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483920128">
                <text:p>748392012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483919872">
                <text:p>748391987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483919872">
                <text:p>748391987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483920128">
                <text:p>748392012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483920128">
                <text:p>748392012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483919616">
                <text:p>748391961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483919616">
                <text:p>748391961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483920128">
                <text:p>748392012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483920128">
                <text:p>748392012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483909888">
                <text:p>748390988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483919616">
                <text:p>748391961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483909888">
                <text:p>748390988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483909888">
                <text:p>748390988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483909888">
                <text:p>748390988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483880192">
                <text:p>748388019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483859968">
                <text:p>748385996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483849984">
                <text:p>748384998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483849984">
                <text:p>748384998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483849984">
                <text:p>748384998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483830016">
                <text:p>748383001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483830016">
                <text:p>748383001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483830016">
                <text:p>748383001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483830016">
                <text:p>748383001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483819776">
                <text:p>748381977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483829760">
                <text:p>748382976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483819776">
                <text:p>748381977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483829760">
                <text:p>748382976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483819776">
                <text:p>748381977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483819776">
                <text:p>748381977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483820032">
                <text:p>748382003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483820032">
                <text:p>748382003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483810048">
                <text:p>748381004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483820032">
                <text:p>748382003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483810048">
                <text:p>748381004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483810048">
                <text:p>748381004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483810048">
                <text:p>748381004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483810048">
                <text:p>748381004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483810048">
                <text:p>748381004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483810048">
                <text:p>748381004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483800064">
                <text:p>748380006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483799808">
                <text:p>748379980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483799808">
                <text:p>748379980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83790080">
                <text:p>748379008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83800064">
                <text:p>748380006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83789824">
                <text:p>748378982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83789824">
                <text:p>748378982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83790080">
                <text:p>748379008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83790080">
                <text:p>748379008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83789824">
                <text:p>748378982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83789824">
                <text:p>748378982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3780096">
                <text:p>748378009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3790080">
                <text:p>748379008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83799808">
                <text:p>748379980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483799808">
                <text:p>748379980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483800320">
                <text:p>748380032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483800320">
                <text:p>748380032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483799808">
                <text:p>748379980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483799808">
                <text:p>748379980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483790080">
                <text:p>748379008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483800320">
                <text:p>748380032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483790080">
                <text:p>748379008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483790080">
                <text:p>748379008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483790080">
                <text:p>748379008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483790080">
                <text:p>748379008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483779840">
                <text:p>748377984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483790080">
                <text:p>748379008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483780352">
                <text:p>748378035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483790080">
                <text:p>748379008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483779840">
                <text:p>748377984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483779840">
                <text:p>748377984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483780096">
                <text:p>748378009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483780096">
                <text:p>748378009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483779840">
                <text:p>748377984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483779840">
                <text:p>748377984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483769856">
                <text:p>748376985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483780096">
                <text:p>748378009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483770112">
                <text:p>748377011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483770112">
                <text:p>748377011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483769856">
                <text:p>748376985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483769856">
                <text:p>748376985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483770112">
                <text:p>748377011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483770112">
                <text:p>748377011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483760128">
                <text:p>748376012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483770112">
                <text:p>748377011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483760128">
                <text:p>748376012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483760128">
                <text:p>748376012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483760128">
                <text:p>748376012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483760128">
                <text:p>748376012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483750144">
                <text:p>748375014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483760128">
                <text:p>748376012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483750144">
                <text:p>748375014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483760128">
                <text:p>748376012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483750144">
                <text:p>748375014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483750144">
                <text:p>748375014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483749888">
                <text:p>748374988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483749888">
                <text:p>748374988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483739904">
                <text:p>748373990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483749888">
                <text:p>748374988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483739904">
                <text:p>748373990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483739904">
                <text:p>748373990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483739904">
                <text:p>748373990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483739904">
                <text:p>748373990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483729664">
                <text:p>748372966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483739648">
                <text:p>748373964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483729920">
                <text:p>748372992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483739904">
                <text:p>748373990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483729664">
                <text:p>748372966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483729664">
                <text:p>748372966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483729920">
                <text:p>748372992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483729920">
                <text:p>748372992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483990272">
                <text:p>748399027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7483989760">
                <text:p>748398976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484000000">
                <text:p>748400000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483990016">
                <text:p>748399001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483999744">
                <text:p>748399974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7483989760">
                <text:p>748398976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484000000">
                <text:p>748400000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483990016">
                <text:p>748399001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483980032">
                <text:p>748398003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483989760">
                <text:p>748398976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7483979776">
                <text:p>748397977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483979776">
                <text:p>748397977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7483980032">
                <text:p>748398003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484000000">
                <text:p>748400000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484000000">
                <text:p>748400000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483990016">
                <text:p>748399001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483990016">
                <text:p>748399001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483990272">
                <text:p>748399027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483990272">
                <text:p>748399027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483990272">
                <text:p>748399027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483990272">
                <text:p>748399027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483980288">
                <text:p>748398028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483990272">
                <text:p>748399027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483980288">
                <text:p>748398028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483980288">
                <text:p>748398028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7483980032">
                <text:p>748398003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7483980032">
                <text:p>748398003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7483980288">
                <text:p>748398028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7483980288">
                <text:p>748398028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483970048">
                <text:p>748397004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483980032">
                <text:p>748398003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483970304">
                <text:p>748397030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7483970304">
                <text:p>748397030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7483970048">
                <text:p>748397004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483970048">
                <text:p>748397004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483960064">
                <text:p>748396006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483970048">
                <text:p>748397004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483960064">
                <text:p>748396006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7483970048">
                <text:p>748397004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7483960064">
                <text:p>748396006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483960064">
                <text:p>748396006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483960064">
                <text:p>748396006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483960064">
                <text:p>748396006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7483950080">
                <text:p>748395008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483960064">
                <text:p>748396006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7483949824">
                <text:p>748394982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7483949824">
                <text:p>748394982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483950080">
                <text:p>748395008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483950080">
                <text:p>748395008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7483949824">
                <text:p>748394982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483949824">
                <text:p>748394982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483939840">
                <text:p>748393984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7483939840">
                <text:p>748393984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483939840">
                <text:p>748393984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7483929856">
                <text:p>748392985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483939840">
                <text:p>748393984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483929856">
                <text:p>748392985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483929856">
                <text:p>748392985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483930112">
                <text:p>748393011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7483930112">
                <text:p>748393011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7483929856">
                <text:p>748392985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7483929856">
                <text:p>748392985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7483919872">
                <text:p>748391987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7483930112">
                <text:p>748393011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483920128">
                <text:p>748392012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483920128">
                <text:p>748392012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483919872">
                <text:p>748391987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483919872">
                <text:p>748391987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7483909888">
                <text:p>748390988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7483920128">
                <text:p>748392012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7483910144">
                <text:p>748391014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7483919872">
                <text:p>748391987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483909888">
                <text:p>748390988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7483909888">
                <text:p>748390988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483910144">
                <text:p>748391014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483910144">
                <text:p>748391014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483900160">
                <text:p>748390016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7483909888">
                <text:p>748390988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7483899648">
                <text:p>748389964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7483909888">
                <text:p>748390988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7483900160">
                <text:p>748390016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7483900160">
                <text:p>748390016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7483899648">
                <text:p>748389964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7483899648">
                <text:p>748389964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483889920">
                <text:p>748388992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483900160">
                <text:p>748390016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483889920">
                <text:p>748388992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483880192">
                <text:p>748388019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483889920">
                <text:p>748388992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7483879680">
                <text:p>748387968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7483889920">
                <text:p>748388992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7483880192">
                <text:p>748388019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7483880192">
                <text:p>748388019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7483879680">
                <text:p>748387968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7483879680">
                <text:p>748387968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483869952">
                <text:p>748386995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7483880192">
                <text:p>748388019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7483869952">
                <text:p>748386995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7483869952">
                <text:p>748386995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7483870208">
                <text:p>748387020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7483870208">
                <text:p>748387020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7483869952">
                <text:p>748386995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7483889920">
                <text:p>748388992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7483880192">
                <text:p>748388019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7483880192">
                <text:p>748388019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7483879936">
                <text:p>748387993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483879936">
                <text:p>748387993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7483879936">
                <text:p>748387993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7483879936">
                <text:p>748387993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483869952">
                <text:p>748386995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7483880192">
                <text:p>748388019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7483870208">
                <text:p>748387020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7483870208">
                <text:p>748387020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7483870208">
                <text:p>748387020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7483870208">
                <text:p>748387020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483869952">
                <text:p>748386995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7483869952">
                <text:p>748386995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483859968">
                <text:p>748385996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483859968">
                <text:p>748385996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7483859968">
                <text:p>748385996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7483849984">
                <text:p>748384998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483859968">
                <text:p>748385996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483849984">
                <text:p>748384998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7483859968">
                <text:p>748385996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7483849984">
                <text:p>748384998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7483849984">
                <text:p>748384998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7483849984">
                <text:p>748384998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483849984">
                <text:p>748384998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7483840256">
                <text:p>748384025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483849984">
                <text:p>748384998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483839744">
                <text:p>748383974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483839744">
                <text:p>748383974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483840256">
                <text:p>748384025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7483840256">
                <text:p>748384025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7483839744">
                <text:p>748383974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7483839744">
                <text:p>748383974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7483830016">
                <text:p>748383001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7483840256">
                <text:p>748384025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7483830016">
                <text:p>748383001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7483830016">
                <text:p>748383001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7483830016">
                <text:p>748383001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7483830016">
                <text:p>748383001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7483819776">
                <text:p>748381977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7483830016">
                <text:p>748383001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7483820288">
                <text:p>748382028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7483830016">
                <text:p>74838300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7483819776">
                <text:p>748381977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7483819776">
                <text:p>748381977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7483820288">
                <text:p>748382028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483820288">
                <text:p>748382028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7483810048">
                <text:p>748381004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483819776">
                <text:p>748381977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483810048">
                <text:p>748381004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7483810048">
                <text:p>748381004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7483810048">
                <text:p>748381004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7483810048">
                <text:p>748381004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7483810048">
                <text:p>748381004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7483810048">
                <text:p>748381004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7483799808">
                <text:p>748379980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7483810048">
                <text:p>748381004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483800064">
                <text:p>748380006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7483790080">
                <text:p>748379008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7483799808">
                <text:p>748379980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7483799808">
                <text:p>748379980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7483789824">
                <text:p>748378982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7483790080">
                <text:p>748379008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7483790080">
                <text:p>748379008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483790080">
                <text:p>748379008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7483790080">
                <text:p>748379008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7483780096">
                <text:p>748378009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7483790080">
                <text:p>748379008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7483780096">
                <text:p>748378009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7483780096">
                <text:p>748378009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7483780096">
                <text:p>748378009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7483780096">
                <text:p>748378009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7483770112">
                <text:p>748377011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7483760128">
                <text:p>748376012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7483750144">
                <text:p>748375014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7483750144">
                <text:p>748375014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483750144">
                <text:p>748375014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7483739904">
                <text:p>748373990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7483749888">
                <text:p>748374988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483739904">
                <text:p>748373990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7483739904">
                <text:p>748373990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7483739904">
                <text:p>748373990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7483739904">
                <text:p>748373990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7483739904">
                <text:p>748373990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7483739904">
                <text:p>748373990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7483729920">
                <text:p>748372992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7483739904">
                <text:p>748373990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7483729664">
                <text:p>748372966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7483729664">
                <text:p>748372966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483729920">
                <text:p>74837299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